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29/meta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29/" manifest:media-type="application/vnd.oasis.opendocument.chart"/>
  <manifest:file-entry manifest:full-path="Object 31/meta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1/" manifest:media-type="application/vnd.oasis.opendocument.chart"/>
  <manifest:file-entry manifest:full-path="Object 30/meta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0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28/meta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8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meta.xml" manifest:media-type="text/xml"/>
  <manifest:file-entry manifest:full-path="manifest.rdf" manifest:media-type="application/rdf+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4/meta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styles.xml" manifest:media-type="text/xml"/>
  <manifest:file-entry manifest:full-path="Object 32/meta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1" style:family="table-cell" style:parent-style-name="Default" style:data-style-name="N61"/>
    <style:style style:name="ce5" style:family="table-cell" style:parent-style-name="Default" style:data-style-name="N37"/>
    <style:style style:name="ce6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ingle 9.9" table:style-name="ta1">
        <table:shapes>
          <draw:frame draw:z-index="0" draw:style-name="gr1" draw:text-style-name="P1" svg:width="5.7346in" svg:height="3.2256in" svg:x="10.3429in" svg:y="34.4882in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" draw:style-name="gr1" draw:text-style-name="P1" svg:width="6.4602in" svg:height="3.3417in" svg:x="11.2598in" svg:y="7.6484in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2" draw:style-name="gr1" draw:text-style-name="P1" svg:width="6.2988in" svg:height="3.5429in" svg:x="10.3539in" svg:y="37.6937in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3" draw:style-name="gr1" draw:text-style-name="P1" svg:width="6.2634in" svg:height="3.3409in" svg:x="11.1693in" svg:y="11.3559in">
            <draw:object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  <draw:frame draw:z-index="4" draw:style-name="gr1" draw:text-style-name="P1" svg:width="6.2988in" svg:height="3.5429in" svg:x="33.6949in" svg:y="0.0984in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z-index="5" draw:style-name="gr1" draw:text-style-name="P1" svg:width="6.6709in" svg:height="4.0646in" svg:x="10.8598in" svg:y="27.2835in">
            <draw:object draw:notify-on-update-of-ranges="'single 9.9'.S1:'single 9.9'.S1 'single 9.9'.S2:'single 9.9'.S200"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z-index="6" draw:style-name="gr1" draw:text-style-name="P1" svg:width="6.2988in" svg:height="3.5429in" svg:x="18.5217in" svg:y="0.4531in">
            <draw:object draw:notify-on-update-of-ranges="'single 9.9'.I1:'single 9.9'.I4 'single 9.9'.I5:'single 9.9'.I200"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  <draw:frame draw:z-index="7" draw:style-name="gr1" draw:text-style-name="P1" svg:width="6.4602in" svg:height="3.3417in" svg:x="19.1406in" svg:y="14.2197in">
            <draw:object draw:notify-on-update-of-ranges="'single 9.9'.J2:'single 9.9'.J200"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z-index="8" draw:style-name="gr1" draw:text-style-name="P1" svg:width="6.2988in" svg:height="3.5429in" svg:x="11.5673in" svg:y="0.485in">
            <draw:object draw:notify-on-update-of-ranges="'single 9.9'.D1:'single 9.9'.D4 'single 9.9'.D5:'single 9.9'.D208"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  <draw:frame draw:z-index="9" draw:style-name="gr1" draw:text-style-name="P1" svg:width="6.2988in" svg:height="3.5429in" svg:x="10.9283in" svg:y="20.2827in">
            <draw:object draw:notify-on-update-of-ranges="'single 9.9'.Q1:'single 9.9'.Q1 'single 9.9'.Q2:'single 9.9'.Q2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0" draw:style-name="gr1" draw:text-style-name="P1" svg:width="6.2988in" svg:height="3.5429in" svg:x="11.0055in" svg:y="15.0126in">
            <draw:object draw:notify-on-update-of-ranges="'single 9.9'.P1:'single 9.9'.P1 'single 9.9'.P2:'single 9.9'.P2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1" draw:style-name="gr1" draw:text-style-name="P1" svg:width="6.2988in" svg:height="3.5429in" svg:x="33.8437in" svg:y="0.0394in">
            <draw:object draw:notify-on-update-of-ranges="'single 9.9'.AT2:'single 9.9'.AT200 'single 9.9'.AU1:'single 9.9'.AU1 'single 9.9'.AU2:'single 9.9'.AU2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2" draw:style-name="gr1" draw:text-style-name="P1" svg:width="6.2988in" svg:height="3.5429in" svg:x="33.8567in" svg:y="32.6488in">
            <draw:object draw:notify-on-update-of-ranges="'single 9.9'.AT2:'single 9.9'.AT199 'single 9.9'.AV1:'single 9.9'.AV1 'single 9.9'.AV2:'single 9.9'.AV19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3" draw:style-name="gr1" draw:text-style-name="P1" svg:width="6.2988in" svg:height="3.5429in" svg:x="33.724in" svg:y="36.4441in">
            <draw:object draw:notify-on-update-of-ranges="'single 9.9'.AT5:'single 9.9'.AT199 'single 9.9'.AW5:'single 9.9'.AW19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4" draw:style-name="gr1" draw:text-style-name="P1" svg:width="6.2988in" svg:height="3.5429in" svg:x="19.5614in" svg:y="21.3728in">
            <draw:object draw:notify-on-update-of-ranges="'single 9.9'.W2:'single 9.9'.W20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5" draw:style-name="gr1" draw:text-style-name="P1" svg:width="6.2988in" svg:height="3.5429in" svg:x="11.0059in" svg:y="23.8516in">
            <draw:object draw:notify-on-update-of-ranges="'single 9.9'.R2:'single 9.9'.R200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6" draw:style-name="gr1" draw:text-style-name="P1" svg:width="6.2988in" svg:height="3.5429in" svg:x="11.2827in" svg:y="4.1913in">
            <draw:object draw:notify-on-update-of-ranges="'single 9.9'.N1:'single 9.9'.N1 'single 9.9'.N2:'single 9.9'.N212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column table:style-name="co1" table:default-cell-style-name="ce1"/>
        <table:table-column table:style-name="co1" table:number-columns-repeated="27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column table:style-name="co1" table:default-cell-style-name="ce6"/>
        <table:table-row table:style-name="ro1">
          <table:table-cell table:style-name="ce2" office:value-type="string" calcext:value-type="string">
            <text:p>P</text:p>
          </table:table-cell>
          <table:table-cell office:value-type="string" calcext:value-type="string">
            <text:p>predP</text:p>
          </table:table-cell>
          <table:table-cell office:value-type="string" calcext:value-type="string">
            <text:p>predPtrend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strend</text:p>
          </table:table-cell>
          <table:table-cell table:number-columns-repeated="5"/>
          <table:table-cell office:value-type="string" calcext:value-type="string">
            <text:p>D</text:p>
          </table:table-cell>
          <table:table-cell office:value-type="string" calcext:value-type="string">
            <text:p>predD</text:p>
          </table:table-cell>
          <table:table-cell office:value-type="string" calcext:value-type="string">
            <text:p>predDtrend</text:p>
          </table:table-cell>
          <table:table-cell office:value-type="string" calcext:value-type="string">
            <text:p>dres</text:p>
          </table:table-cell>
          <table:table-cell office:value-type="string" calcext:value-type="string">
            <text:p>drestrend</text:p>
          </table:table-cell>
          <table:table-cell office:value-type="string" calcext:value-type="string">
            <text:p>iota</text:p>
          </table:table-cell>
          <table:table-cell office:value-type="string" calcext:value-type="string">
            <text:p>theta</text:p>
          </table:table-cell>
          <table:table-cell table:style-name="Default" office:value-type="string" calcext:value-type="string">
            <text:p>thete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trend</text:p>
          </table:table-cell>
          <table:table-cell office:value-type="string" calcext:value-type="string">
            <text:p>diota</text:p>
          </table:table-cell>
          <table:table-cell office:value-type="string" calcext:value-type="string">
            <text:p>drho</text:p>
          </table:table-cell>
          <table:table-cell office:value-type="string" calcext:value-type="string">
            <text:p>contrast</text:p>
          </table:table-cell>
          <table:table-cell table:number-columns-repeated="22"/>
          <table:table-cell table:style-name="Default"/>
          <table:table-cell office:value-type="string" calcext:value-type="string">
            <text:p>spektrální radius</text:p>
          </table:table-cell>
          <table:table-cell office:value-type="string" calcext:value-type="string">
            <text:p>kappa</text:p>
          </table:table-cell>
          <table:table-cell table:style-name="Default" office:value-type="string" calcext:value-type="string">
            <text:p>theta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5" office:value-type="float" office:value="0" calcext:value-type="float">
            <text:p>0</text:p>
          </table:table-cell>
          <table:table-cell office:value-type="float" office:value="1.45004" calcext:value-type="float">
            <text:p>1.45004</text:p>
          </table:table-cell>
          <table:table-cell office:value-type="float" office:value="0.189403" calcext:value-type="float">
            <text:p>0.189403</text:p>
          </table:table-cell>
          <table:table-cell office:value-type="float" office:value="0.00253165" calcext:value-type="float">
            <text:p>2.53E-03</text:p>
          </table:table-cell>
          <table:table-cell table:number-columns-repeated="2" office:value-type="float" office:value="1.38227" calcext:value-type="float">
            <text:p>1.38227</text:p>
          </table:table-cell>
          <table:table-cell office:value-type="float" office:value="0.1813" calcext:value-type="float">
            <text:p>0.1813</text:p>
          </table:table-cell>
          <table:table-cell office:value-type="float" office:value="-0.923719" calcext:value-type="float">
            <text:p>-0.923719</text:p>
          </table:table-cell>
          <table:table-cell office:value-type="float" office:value="0" calcext:value-type="float">
            <text:p>0</text:p>
          </table:table-cell>
          <table:table-cell table:number-columns-repeated="22"/>
          <table:table-cell office:value-type="date" office:date-value="2020-02-24" calcext:value-type="date">
            <text:p>24/02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5" office:value-type="float" office:value="0" calcext:value-type="float">
            <text:p>0</text:p>
          </table:table-cell>
          <table:table-cell office:value-type="float" office:value="1.45004" calcext:value-type="float">
            <text:p>1.45004</text:p>
          </table:table-cell>
          <table:table-cell office:value-type="float" office:value="0.212244" calcext:value-type="float">
            <text:p>0.212244</text:p>
          </table:table-cell>
          <table:table-cell office:value-type="float" office:value="0.00296006" calcext:value-type="float">
            <text:p>2.96E-03</text:p>
          </table:table-cell>
          <table:table-cell table:number-columns-repeated="2" office:value-type="float" office:value="1.38018" calcext:value-type="float">
            <text:p>1.38018</text:p>
          </table:table-cell>
          <table:table-cell office:value-type="float" office:value="0.1815" calcext:value-type="float">
            <text:p>0.1815</text:p>
          </table:table-cell>
          <table:table-cell office:value-type="float" office:value="-0.927621" calcext:value-type="float">
            <text:p>-0.927621</text:p>
          </table:table-cell>
          <table:table-cell office:value-type="float" office:value="0" calcext:value-type="float">
            <text:p>0</text:p>
          </table:table-cell>
          <table:table-cell table:number-columns-repeated="22"/>
          <table:table-cell table:formula="of:=[.AT2]+1" office:value-type="date" office:date-value="2020-02-25" calcext:value-type="date">
            <text:p>25/02/2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-nan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5" office:value-type="float" office:value="0" calcext:value-type="float">
            <text:p>0</text:p>
          </table:table-cell>
          <table:table-cell office:value-type="float" office:value="1.45004" calcext:value-type="float">
            <text:p>1.45004</text:p>
          </table:table-cell>
          <table:table-cell office:value-type="float" office:value="0.208659" calcext:value-type="float">
            <text:p>0.208659</text:p>
          </table:table-cell>
          <table:table-cell office:value-type="float" office:value="0.00303622" calcext:value-type="float">
            <text:p>3.04E-03</text:p>
          </table:table-cell>
          <table:table-cell table:number-columns-repeated="2" office:value-type="float" office:value="1.38037" calcext:value-type="float">
            <text:p>1.38037</text:p>
          </table:table-cell>
          <table:table-cell office:value-type="float" office:value="0.18147" calcext:value-type="float">
            <text:p>0.18147</text:p>
          </table:table-cell>
          <table:table-cell office:value-type="float" office:value="-0.927002" calcext:value-type="float">
            <text:p>-0.927002</text:p>
          </table:table-cell>
          <table:table-cell office:value-type="float" office:value="0" calcext:value-type="float">
            <text:p>0</text:p>
          </table:table-cell>
          <table:table-cell table:number-columns-repeated="22"/>
          <table:table-cell table:formula="of:=[.AT3]+1" office:value-type="date" office:date-value="2020-02-26" calcext:value-type="date">
            <text:p>26/02/2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0.00279656" calcext:value-type="float">
            <text:p>2.80E-03</text:p>
          </table:table-cell>
          <table:table-cell office:value-type="float" office:value="0" calcext:value-type="float">
            <text:p>0</text:p>
          </table:table-cell>
          <table:table-cell office:value-type="float" office:value="0.0529108" calcext:value-type="float">
            <text:p>0.0529108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5" office:value-type="float" office:value="0" calcext:value-type="float">
            <text:p>0</text:p>
          </table:table-cell>
          <table:table-cell office:value-type="float" office:value="1.45004" calcext:value-type="float">
            <text:p>1.45004</text:p>
          </table:table-cell>
          <table:table-cell office:value-type="float" office:value="0.221208" calcext:value-type="float">
            <text:p>0.221208</text:p>
          </table:table-cell>
          <table:table-cell office:value-type="float" office:value="0.0033582" calcext:value-type="float">
            <text:p>3.36E-03</text:p>
          </table:table-cell>
          <table:table-cell table:number-columns-repeated="2" office:value-type="float" office:value="1.37916" calcext:value-type="float">
            <text:p>1.37916</text:p>
          </table:table-cell>
          <table:table-cell office:value-type="float" office:value="0.181569" calcext:value-type="float">
            <text:p>0.181569</text:p>
          </table:table-cell>
          <table:table-cell office:value-type="float" office:value="-0.929039" calcext:value-type="float">
            <text:p>-0.929039</text:p>
          </table:table-cell>
          <table:table-cell office:value-type="float" office:value="0" calcext:value-type="float">
            <text:p>0</text:p>
          </table:table-cell>
          <table:table-cell table:number-columns-repeated="22"/>
          <table:table-cell table:formula="of:=[.AT4]+1" office:value-type="date" office:date-value="2020-02-27" calcext:value-type="date">
            <text:p>27/02/20</text:p>
          </table:table-cell>
          <table:table-cell table:formula="of:=AVERAGE([.S2:.S8])" office:value-type="float" office:value="1.38276714285714" calcext:value-type="float">
            <text:p>1.38276714285714</text:p>
          </table:table-cell>
          <table:table-cell table:formula="of:=[.P5]" office:value-type="float" office:value="1.45004" calcext:value-type="float">
            <text:p>1.45004</text:p>
          </table:table-cell>
          <table:table-cell table:formula="of:=AVERAGE([.R2:.R8])" office:value-type="float" office:value="0.00273653285714286" calcext:value-type="float">
            <text:p>0.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73674" calcext:value-type="float">
            <text:p>0.0273674</text:p>
          </table:table-cell>
          <table:table-cell office:value-type="float" office:value="3" calcext:value-type="float">
            <text:p>3</text:p>
          </table:table-cell>
          <table:table-cell office:value-type="float" office:value="-2.09921" calcext:value-type="float">
            <text:p>-2.0992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.45004" calcext:value-type="float">
            <text:p>1.45E+00</text:p>
          </table:table-cell>
          <table:table-cell office:value-type="float" office:value="0.158043" calcext:value-type="float">
            <text:p>0.158043</text:p>
          </table:table-cell>
          <table:table-cell office:value-type="float" office:value="0.00250304" calcext:value-type="float">
            <text:p>2.50E-03</text:p>
          </table:table-cell>
          <table:table-cell office:value-type="float" office:value="1.38478" calcext:value-type="float">
            <text:p>1.38478</text:p>
          </table:table-cell>
          <table:table-cell table:style-name="ce1" office:value-type="float" office:value="1.38478" calcext:value-type="float">
            <text:p>1.38E+00</text:p>
          </table:table-cell>
          <table:table-cell office:value-type="float" office:value="0.180965" calcext:value-type="float">
            <text:p>0.180965</text:p>
          </table:table-cell>
          <table:table-cell table:style-name="ce1" office:value-type="float" office:value="-0.917761" calcext:value-type="float">
            <text:p>-9.18E-01</text:p>
          </table:table-cell>
          <table:table-cell office:value-type="float" office:value="-1.68584" calcext:value-type="float">
            <text:p>-1.68584</text:p>
          </table:table-cell>
          <table:table-cell table:number-columns-repeated="22"/>
          <table:table-cell table:formula="of:=[.AT5]+1" office:value-type="date" office:date-value="2020-02-28" calcext:value-type="date">
            <text:p>28/02/20</text:p>
          </table:table-cell>
          <table:table-cell table:formula="of:=AVERAGE([.S3:.S9])" office:value-type="float" office:value="1.38264" calcext:value-type="float">
            <text:p>1.38264</text:p>
          </table:table-cell>
          <table:table-cell table:style-name="ce1" table:formula="of:=[.P6]" office:value-type="float" office:value="1.45004" calcext:value-type="float">
            <text:p>1.45E+00</text:p>
          </table:table-cell>
          <table:table-cell table:formula="of:=AVERAGE([.R3:.R9])" office:value-type="float" office:value="0.00286356571428571" calcext:value-type="float">
            <text:p>0.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30308" calcext:value-type="float">
            <text:p>0.130308</text:p>
          </table:table-cell>
          <table:table-cell office:value-type="float" office:value="8" calcext:value-type="float">
            <text:p>8</text:p>
          </table:table-cell>
          <table:table-cell office:value-type="float" office:value="-2.97696" calcext:value-type="float">
            <text:p>-2.97696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1" office:value-type="float" office:value="0.0000129041" calcext:value-type="float">
            <text:p>1.29E-05</text:p>
          </table:table-cell>
          <table:table-cell table:style-name="ce1" office:value-type="float" office:value="0" calcext:value-type="float">
            <text:p>0.00E+00</text:p>
          </table:table-cell>
          <table:table-cell table:style-name="ce1" office:value-type="float" office:value="0.0000129041" calcext:value-type="float">
            <text:p>1.29E-05</text:p>
          </table:table-cell>
          <table:table-cell office:value-type="float" office:value="0" calcext:value-type="float">
            <text:p>0</text:p>
          </table:table-cell>
          <table:table-cell office:value-type="float" office:value="1.45004" calcext:value-type="float">
            <text:p>1.45004</text:p>
          </table:table-cell>
          <table:table-cell office:value-type="float" office:value="0.13983" calcext:value-type="float">
            <text:p>0.13983</text:p>
          </table:table-cell>
          <table:table-cell office:value-type="float" office:value="0.00231024" calcext:value-type="float">
            <text:p>2.31E-03</text:p>
          </table:table-cell>
          <table:table-cell office:value-type="float" office:value="1.38649" calcext:value-type="float">
            <text:p>1.38649</text:p>
          </table:table-cell>
          <table:table-cell table:style-name="ce1" office:value-type="float" office:value="1.38649" calcext:value-type="float">
            <text:p>1.39E+00</text:p>
          </table:table-cell>
          <table:table-cell office:value-type="float" office:value="0.180739" calcext:value-type="float">
            <text:p>0.180739</text:p>
          </table:table-cell>
          <table:table-cell table:style-name="ce1" office:value-type="float" office:value="-0.914043" calcext:value-type="float">
            <text:p>-9.14E-01</text:p>
          </table:table-cell>
          <table:table-cell office:value-type="float" office:value="-1.32909" calcext:value-type="float">
            <text:p>-1.32909</text:p>
          </table:table-cell>
          <table:table-cell table:number-columns-repeated="22"/>
          <table:table-cell table:formula="of:=[.AT6]+1" office:value-type="date" office:date-value="2020-02-29" calcext:value-type="date">
            <text:p>29/02/20</text:p>
          </table:table-cell>
          <table:table-cell table:formula="of:=AVERAGE([.S4:.S10])" office:value-type="float" office:value="1.38249142857143" calcext:value-type="float">
            <text:p>1.38249142857143</text:p>
          </table:table-cell>
          <table:table-cell table:formula="of:=[.P7]" office:value-type="float" office:value="1.45004" calcext:value-type="float">
            <text:p>1.45004</text:p>
          </table:table-cell>
          <table:table-cell table:formula="of:=AVERAGE([.R4:.R10])" office:value-type="float" office:value="0.003012" calcext:value-type="float">
            <text:p>0.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54725" calcext:value-type="float">
            <text:p>0.354725</text:p>
          </table:table-cell>
          <table:table-cell office:value-type="float" office:value="10" calcext:value-type="float">
            <text:p>10</text:p>
          </table:table-cell>
          <table:table-cell office:value-type="float" office:value="-2.37058" calcext:value-type="float">
            <text:p>-2.37058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1" office:value-type="float" office:value="0.0000705108" calcext:value-type="float">
            <text:p>7.05E-05</text:p>
          </table:table-cell>
          <table:table-cell table:style-name="ce1" office:value-type="float" office:value="0" calcext:value-type="float">
            <text:p>0.00E+00</text:p>
          </table:table-cell>
          <table:table-cell table:style-name="ce1" office:value-type="float" office:value="0.0000705108" calcext:value-type="float">
            <text:p>7.05E-05</text:p>
          </table:table-cell>
          <table:table-cell office:value-type="float" office:value="0" calcext:value-type="float">
            <text:p>0</text:p>
          </table:table-cell>
          <table:table-cell office:value-type="float" office:value="1.45004" calcext:value-type="float">
            <text:p>1.45004</text:p>
          </table:table-cell>
          <table:table-cell office:value-type="float" office:value="0.142523" calcext:value-type="float">
            <text:p>0.142523</text:p>
          </table:table-cell>
          <table:table-cell office:value-type="float" office:value="0.00245632" calcext:value-type="float">
            <text:p>2.46E-03</text:p>
          </table:table-cell>
          <table:table-cell table:number-columns-repeated="2" office:value-type="float" office:value="1.38612" calcext:value-type="float">
            <text:p>1.38612</text:p>
          </table:table-cell>
          <table:table-cell office:value-type="float" office:value="0.180773" calcext:value-type="float">
            <text:p>0.180773</text:p>
          </table:table-cell>
          <table:table-cell office:value-type="float" office:value="-0.914582" calcext:value-type="float">
            <text:p>-0.914582</text:p>
          </table:table-cell>
          <table:table-cell office:value-type="float" office:value="-1.64788" calcext:value-type="float">
            <text:p>-1.64788</text:p>
          </table:table-cell>
          <table:table-cell table:number-columns-repeated="22"/>
          <table:table-cell table:formula="of:=[.AT7]+1" office:value-type="date" office:date-value="2020-03-01" calcext:value-type="date">
            <text:p>01/03/20</text:p>
          </table:table-cell>
          <table:table-cell table:formula="of:=AVERAGE([.S5:.S11])" office:value-type="float" office:value="1.38233857142857" calcext:value-type="float">
            <text:p>1.38233857142857</text:p>
          </table:table-cell>
          <table:table-cell table:formula="of:=[.P8]" office:value-type="float" office:value="1.45004" calcext:value-type="float">
            <text:p>1.45004</text:p>
          </table:table-cell>
          <table:table-cell table:formula="of:=AVERAGE([.R5:.R11])" office:value-type="float" office:value="0.00316415" calcext:value-type="float">
            <text:p>0.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28955" calcext:value-type="float">
            <text:p>0.728955</text:p>
          </table:table-cell>
          <table:table-cell office:value-type="float" office:value="13" calcext:value-type="float">
            <text:p>13</text:p>
          </table:table-cell>
          <table:table-cell office:value-type="float" office:value="-2.10288" calcext:value-type="float">
            <text:p>-2.10288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1" office:value-type="float" office:value="0.000214247" calcext:value-type="float">
            <text:p>2.14E-04</text:p>
          </table:table-cell>
          <table:table-cell table:style-name="ce1" office:value-type="float" office:value="0" calcext:value-type="float">
            <text:p>0.00E+00</text:p>
          </table:table-cell>
          <table:table-cell table:style-name="ce1" office:value-type="float" office:value="0.000214247" calcext:value-type="float">
            <text:p>2.14E-04</text:p>
          </table:table-cell>
          <table:table-cell office:value-type="float" office:value="0" calcext:value-type="float">
            <text:p>0</text:p>
          </table:table-cell>
          <table:table-cell office:value-type="float" office:value="1.45004" calcext:value-type="float">
            <text:p>1.45004</text:p>
          </table:table-cell>
          <table:table-cell office:value-type="float" office:value="0.190293" calcext:value-type="float">
            <text:p>0.190293</text:p>
          </table:table-cell>
          <table:table-cell office:value-type="float" office:value="0.00342088" calcext:value-type="float">
            <text:p>3.42E-03</text:p>
          </table:table-cell>
          <table:table-cell table:number-columns-repeated="2" office:value-type="float" office:value="1.38138" calcext:value-type="float">
            <text:p>1.38138</text:p>
          </table:table-cell>
          <table:table-cell office:value-type="float" office:value="0.1813" calcext:value-type="float">
            <text:p>0.1813</text:p>
          </table:table-cell>
          <table:table-cell office:value-type="float" office:value="-0.923719" calcext:value-type="float">
            <text:p>-0.923719</text:p>
          </table:table-cell>
          <table:table-cell office:value-type="float" office:value="-1.60321" calcext:value-type="float">
            <text:p>-1.60321</text:p>
          </table:table-cell>
          <table:table-cell table:number-columns-repeated="22"/>
          <table:table-cell table:formula="of:=[.AT8]+1" office:value-type="date" office:date-value="2020-03-02" calcext:value-type="date">
            <text:p>02/03/20</text:p>
          </table:table-cell>
          <table:table-cell table:formula="of:=AVERAGE([.S6:.S12])" office:value-type="float" office:value="1.38217142857143" calcext:value-type="float">
            <text:p>1.38217142857143</text:p>
          </table:table-cell>
          <table:table-cell table:formula="of:=[.P9]" office:value-type="float" office:value="1.45004" calcext:value-type="float">
            <text:p>1.45004</text:p>
          </table:table-cell>
          <table:table-cell table:formula="of:=AVERAGE([.R6:.R12])" office:value-type="float" office:value="0.00333231857142857" calcext:value-type="float">
            <text:p>0.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50048" calcext:value-type="float">
            <text:p>1.50048</text:p>
          </table:table-cell>
          <table:table-cell office:value-type="float" office:value="15" calcext:value-type="float">
            <text:p>15</text:p>
          </table:table-cell>
          <table:table-cell office:value-type="float" office:value="-1.68288" calcext:value-type="float">
            <text:p>-1.68288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1" office:value-type="float" office:value="0.000506372" calcext:value-type="float">
            <text:p>5.06E-04</text:p>
          </table:table-cell>
          <table:table-cell table:style-name="ce1" office:value-type="float" office:value="0" calcext:value-type="float">
            <text:p>0.00E+00</text:p>
          </table:table-cell>
          <table:table-cell table:style-name="ce1" office:value-type="float" office:value="0.000506372" calcext:value-type="float">
            <text:p>5.06E-04</text:p>
          </table:table-cell>
          <table:table-cell office:value-type="float" office:value="0" calcext:value-type="float">
            <text:p>0</text:p>
          </table:table-cell>
          <table:table-cell office:value-type="float" office:value="1.45004" calcext:value-type="float">
            <text:p>1.45004</text:p>
          </table:table-cell>
          <table:table-cell office:value-type="float" office:value="0.213283" calcext:value-type="float">
            <text:p>0.213283</text:p>
          </table:table-cell>
          <table:table-cell office:value-type="float" office:value="0.0039991" calcext:value-type="float">
            <text:p>4.00E-03</text:p>
          </table:table-cell>
          <table:table-cell table:number-columns-repeated="2" office:value-type="float" office:value="1.37914" calcext:value-type="float">
            <text:p>1.37914</text:p>
          </table:table-cell>
          <table:table-cell office:value-type="float" office:value="0.1815" calcext:value-type="float">
            <text:p>0.1815</text:p>
          </table:table-cell>
          <table:table-cell office:value-type="float" office:value="-0.927621" calcext:value-type="float">
            <text:p>-0.927621</text:p>
          </table:table-cell>
          <table:table-cell office:value-type="float" office:value="-2.00735" calcext:value-type="float">
            <text:p>-2.00735</text:p>
          </table:table-cell>
          <table:table-cell table:number-columns-repeated="22"/>
          <table:table-cell table:formula="of:=[.AT9]+1" office:value-type="date" office:date-value="2020-03-03" calcext:value-type="date">
            <text:p>03/03/20</text:p>
          </table:table-cell>
          <table:table-cell table:formula="of:=AVERAGE([.S7:.S13])" office:value-type="float" office:value="1.38047428571429" calcext:value-type="float">
            <text:p>1.38047428571429</text:p>
          </table:table-cell>
          <table:table-cell table:formula="of:=[.P10]" office:value-type="float" office:value="1.45004" calcext:value-type="float">
            <text:p>1.45004</text:p>
          </table:table-cell>
          <table:table-cell table:formula="of:=AVERAGE([.R7:.R13])" office:value-type="float" office:value="0.00345757142857143" calcext:value-type="float">
            <text:p>0.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.86891" calcext:value-type="float">
            <text:p>2.86891</text:p>
          </table:table-cell>
          <table:table-cell office:value-type="float" office:value="19" calcext:value-type="float">
            <text:p>19</text:p>
          </table:table-cell>
          <table:table-cell office:value-type="float" office:value="-1.5425" calcext:value-type="float">
            <text:p>-1.5425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1" office:value-type="float" office:value="0.00104594" calcext:value-type="float">
            <text:p>1.05E-03</text:p>
          </table:table-cell>
          <table:table-cell table:style-name="ce1" office:value-type="float" office:value="0" calcext:value-type="float">
            <text:p>0.00E+00</text:p>
          </table:table-cell>
          <table:table-cell table:style-name="ce1" office:value-type="float" office:value="0.00104594" calcext:value-type="float">
            <text:p>1.05E-03</text:p>
          </table:table-cell>
          <table:table-cell office:value-type="float" office:value="0" calcext:value-type="float">
            <text:p>0</text:p>
          </table:table-cell>
          <table:table-cell office:value-type="float" office:value="1.45004" calcext:value-type="float">
            <text:p>1.45004</text:p>
          </table:table-cell>
          <table:table-cell office:value-type="float" office:value="0.209724" calcext:value-type="float">
            <text:p>0.209724</text:p>
          </table:table-cell>
          <table:table-cell office:value-type="float" office:value="0.00410127" calcext:value-type="float">
            <text:p>4.10E-03</text:p>
          </table:table-cell>
          <table:table-cell table:number-columns-repeated="2" office:value-type="float" office:value="1.3793" calcext:value-type="float">
            <text:p>1.3793</text:p>
          </table:table-cell>
          <table:table-cell office:value-type="float" office:value="0.18147" calcext:value-type="float">
            <text:p>0.18147</text:p>
          </table:table-cell>
          <table:table-cell office:value-type="float" office:value="-0.927002" calcext:value-type="float">
            <text:p>-0.927002</text:p>
          </table:table-cell>
          <table:table-cell office:value-type="float" office:value="-2.75516" calcext:value-type="float">
            <text:p>-2.75516</text:p>
          </table:table-cell>
          <table:table-cell table:number-columns-repeated="22"/>
          <table:table-cell table:formula="of:=[.AT10]+1" office:value-type="date" office:date-value="2020-03-04" calcext:value-type="date">
            <text:p>04/03/20</text:p>
          </table:table-cell>
          <table:table-cell table:formula="of:=AVERAGE([.S8:.S14])" office:value-type="float" office:value="1.37718142857143" calcext:value-type="float">
            <text:p>1.37718142857143</text:p>
          </table:table-cell>
          <table:table-cell table:formula="of:=[.P11]" office:value-type="float" office:value="1.45004" calcext:value-type="float">
            <text:p>1.45004</text:p>
          </table:table-cell>
          <table:table-cell table:formula="of:=AVERAGE([.R8:.R14])" office:value-type="float" office:value="0.00357308857142857" calcext:value-type="float">
            <text:p>0.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.01096" calcext:value-type="float">
            <text:p>5.01096</text:p>
          </table:table-cell>
          <table:table-cell office:value-type="float" office:value="27" calcext:value-type="float">
            <text:p>27</text:p>
          </table:table-cell>
          <table:table-cell office:value-type="float" office:value="-1.66108" calcext:value-type="float">
            <text:p>-1.66108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00198632" calcext:value-type="float">
            <text:p>0.00198632</text:p>
          </table:table-cell>
          <table:table-cell table:style-name="ce1" office:value-type="float" office:value="0" calcext:value-type="float">
            <text:p>0.00E+00</text:p>
          </table:table-cell>
          <table:table-cell office:value-type="float" office:value="0.00198632" calcext:value-type="float">
            <text:p>0.00198632</text:p>
          </table:table-cell>
          <table:table-cell office:value-type="float" office:value="0" calcext:value-type="float">
            <text:p>0</text:p>
          </table:table-cell>
          <table:table-cell office:value-type="float" office:value="1.45004" calcext:value-type="float">
            <text:p>1.45004</text:p>
          </table:table-cell>
          <table:table-cell office:value-type="float" office:value="0.222385" calcext:value-type="float">
            <text:p>0.222385</text:p>
          </table:table-cell>
          <table:table-cell office:value-type="float" office:value="0.00453538" calcext:value-type="float">
            <text:p>4.54E-03</text:p>
          </table:table-cell>
          <table:table-cell table:number-columns-repeated="2" office:value-type="float" office:value="1.37799" calcext:value-type="float">
            <text:p>1.37799</text:p>
          </table:table-cell>
          <table:table-cell office:value-type="float" office:value="0.181569" calcext:value-type="float">
            <text:p>0.181569</text:p>
          </table:table-cell>
          <table:table-cell office:value-type="float" office:value="-0.929039" calcext:value-type="float">
            <text:p>-0.929039</text:p>
          </table:table-cell>
          <table:table-cell office:value-type="float" office:value="-2.73012" calcext:value-type="float">
            <text:p>-2.73012</text:p>
          </table:table-cell>
          <table:table-cell table:number-columns-repeated="22"/>
          <table:table-cell table:formula="of:=[.AT11]+1" office:value-type="date" office:date-value="2020-03-05" calcext:value-type="date">
            <text:p>05/03/20</text:p>
          </table:table-cell>
          <table:table-cell table:formula="of:=AVERAGE([.S9:.S15])" office:value-type="float" office:value="1.37223714285714" calcext:value-type="float">
            <text:p>1.37223714285714</text:p>
          </table:table-cell>
          <table:table-cell table:formula="of:=[.P12]" office:value-type="float" office:value="1.45004" calcext:value-type="float">
            <text:p>1.45004</text:p>
          </table:table-cell>
          <table:table-cell table:formula="of:=AVERAGE([.R9:.R15])" office:value-type="float" office:value="0.00369581142857143" calcext:value-type="float">
            <text:p>0.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.53704" calcext:value-type="float">
            <text:p>8.53704</text:p>
          </table:table-cell>
          <table:table-cell office:value-type="float" office:value="30" calcext:value-type="float">
            <text:p>30</text:p>
          </table:table-cell>
          <table:table-cell office:value-type="float" office:value="-1.29463" calcext:value-type="float">
            <text:p>-1.29463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00355268" calcext:value-type="float">
            <text:p>0.00355268</text:p>
          </table:table-cell>
          <table:table-cell table:style-name="ce1" office:value-type="float" office:value="0" calcext:value-type="float">
            <text:p>0.00E+00</text:p>
          </table:table-cell>
          <table:table-cell office:value-type="float" office:value="0.00355268" calcext:value-type="float">
            <text:p>0.00355268</text:p>
          </table:table-cell>
          <table:table-cell office:value-type="float" office:value="0" calcext:value-type="float">
            <text:p>0</text:p>
          </table:table-cell>
          <table:table-cell office:value-type="float" office:value="1.38988" calcext:value-type="float">
            <text:p>1.38988</text:p>
          </table:table-cell>
          <table:table-cell office:value-type="float" office:value="0.15892" calcext:value-type="float">
            <text:p>0.15892</text:p>
          </table:table-cell>
          <table:table-cell office:value-type="float" office:value="0.00337981" calcext:value-type="float">
            <text:p>3.38E-03</text:p>
          </table:table-cell>
          <table:table-cell table:number-columns-repeated="2" office:value-type="float" office:value="1.3729" calcext:value-type="float">
            <text:p>1.3729</text:p>
          </table:table-cell>
          <table:table-cell office:value-type="float" office:value="0.184991" calcext:value-type="float">
            <text:p>0.184991</text:p>
          </table:table-cell>
          <table:table-cell office:value-type="float" office:value="-0.917037" calcext:value-type="float">
            <text:p>-0.917037</text:p>
          </table:table-cell>
          <table:table-cell office:value-type="float" office:value="-3.33752" calcext:value-type="float">
            <text:p>-3.33752</text:p>
          </table:table-cell>
          <table:table-cell table:number-columns-repeated="22"/>
          <table:table-cell table:formula="of:=[.AT12]+1" office:value-type="date" office:date-value="2020-03-06" calcext:value-type="date">
            <text:p>06/03/20</text:p>
          </table:table-cell>
          <table:table-cell table:formula="of:=AVERAGE([.S10:.S16])" office:value-type="float" office:value="1.36554" calcext:value-type="float">
            <text:p>1.36554</text:p>
          </table:table-cell>
          <table:table-cell table:formula="of:=[.P13]" office:value-type="float" office:value="1.38988" calcext:value-type="float">
            <text:p>1.38988</text:p>
          </table:table-cell>
          <table:table-cell table:formula="of:=AVERAGE([.R10:.R16])" office:value-type="float" office:value="0.00386658428571429" calcext:value-type="float">
            <text:p>0.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.5159" calcext:value-type="float">
            <text:p>12.5159</text:p>
          </table:table-cell>
          <table:table-cell office:value-type="float" office:value="41" calcext:value-type="float">
            <text:p>41</text:p>
          </table:table-cell>
          <table:table-cell office:value-type="float" office:value="-1.39217" calcext:value-type="float">
            <text:p>-1.39217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00602088" calcext:value-type="float">
            <text:p>0.00602088</text:p>
          </table:table-cell>
          <table:table-cell table:style-name="ce1" office:value-type="float" office:value="0" calcext:value-type="float">
            <text:p>0.00E+00</text:p>
          </table:table-cell>
          <table:table-cell office:value-type="float" office:value="0.00602088" calcext:value-type="float">
            <text:p>0.00602088</text:p>
          </table:table-cell>
          <table:table-cell office:value-type="float" office:value="0" calcext:value-type="float">
            <text:p>0</text:p>
          </table:table-cell>
          <table:table-cell office:value-type="float" office:value="1.32973" calcext:value-type="float">
            <text:p>1.32973</text:p>
          </table:table-cell>
          <table:table-cell office:value-type="float" office:value="0.140638" calcext:value-type="float">
            <text:p>0.140638</text:p>
          </table:table-cell>
          <table:table-cell office:value-type="float" office:value="0.00311886" calcext:value-type="float">
            <text:p>3.12E-03</text:p>
          </table:table-cell>
          <table:table-cell table:number-columns-repeated="2" office:value-type="float" office:value="1.36344" calcext:value-type="float">
            <text:p>1.36344</text:p>
          </table:table-cell>
          <table:table-cell office:value-type="float" office:value="0.18905" calcext:value-type="float">
            <text:p>0.18905</text:p>
          </table:table-cell>
          <table:table-cell office:value-type="float" office:value="-0.912384" calcext:value-type="float">
            <text:p>-0.912384</text:p>
          </table:table-cell>
          <table:table-cell office:value-type="float" office:value="-3.67235" calcext:value-type="float">
            <text:p>-3.67235</text:p>
          </table:table-cell>
          <table:table-cell table:number-columns-repeated="22"/>
          <table:table-cell table:formula="of:=[.AT13]+1" office:value-type="date" office:date-value="2020-03-07" calcext:value-type="date">
            <text:p>07/03/20</text:p>
          </table:table-cell>
          <table:table-cell table:formula="of:=AVERAGE([.S11:.S17])" office:value-type="float" office:value="1.35707" calcext:value-type="float">
            <text:p>1.35707</text:p>
          </table:table-cell>
          <table:table-cell table:formula="of:=[.P14]" office:value-type="float" office:value="1.32973" calcext:value-type="float">
            <text:p>1.32973</text:p>
          </table:table-cell>
          <table:table-cell table:formula="of:=AVERAGE([.R11:.R17])" office:value-type="float" office:value="0.00406604857142857" calcext:value-type="float">
            <text:p>0.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7.9876" calcext:value-type="float">
            <text:p>17.9876</text:p>
          </table:table-cell>
          <table:table-cell office:value-type="float" office:value="51" calcext:value-type="float">
            <text:p>51</text:p>
          </table:table-cell>
          <table:table-cell office:value-type="float" office:value="-1.289" calcext:value-type="float">
            <text:p>-1.289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00986246" calcext:value-type="float">
            <text:p>0.00986246</text:p>
          </table:table-cell>
          <table:table-cell table:style-name="ce1" office:value-type="float" office:value="0" calcext:value-type="float">
            <text:p>0.00E+00</text:p>
          </table:table-cell>
          <table:table-cell office:value-type="float" office:value="0.00986246" calcext:value-type="float">
            <text:p>0.00986246</text:p>
          </table:table-cell>
          <table:table-cell office:value-type="float" office:value="0" calcext:value-type="float">
            <text:p>0</text:p>
          </table:table-cell>
          <table:table-cell office:value-type="float" office:value="1.26957" calcext:value-type="float">
            <text:p>1.26957</text:p>
          </table:table-cell>
          <table:table-cell office:value-type="float" office:value="0.143382" calcext:value-type="float">
            <text:p>0.143382</text:p>
          </table:table-cell>
          <table:table-cell office:value-type="float" office:value="0.00331538" calcext:value-type="float">
            <text:p>3.32E-03</text:p>
          </table:table-cell>
          <table:table-cell table:number-columns-repeated="2" office:value-type="float" office:value="1.35151" calcext:value-type="float">
            <text:p>1.35151</text:p>
          </table:table-cell>
          <table:table-cell office:value-type="float" office:value="0.19369" calcext:value-type="float">
            <text:p>0.19369</text:p>
          </table:table-cell>
          <table:table-cell office:value-type="float" office:value="-0.912089" calcext:value-type="float">
            <text:p>-0.912089</text:p>
          </table:table-cell>
          <table:table-cell office:value-type="float" office:value="-4.16444" calcext:value-type="float">
            <text:p>-4.16444</text:p>
          </table:table-cell>
          <table:table-cell table:number-columns-repeated="22"/>
          <table:table-cell table:formula="of:=[.AT14]+1" office:value-type="date" office:date-value="2020-03-08" calcext:value-type="date">
            <text:p>08/03/20</text:p>
          </table:table-cell>
          <table:table-cell table:formula="of:=AVERAGE([.S12:.S18])" office:value-type="float" office:value="1.34681142857143" calcext:value-type="float">
            <text:p>1.34681142857143</text:p>
          </table:table-cell>
          <table:table-cell table:formula="of:=[.P15]" office:value-type="float" office:value="1.26957" calcext:value-type="float">
            <text:p>1.26957</text:p>
          </table:table-cell>
          <table:table-cell table:formula="of:=AVERAGE([.R12:.R18])" office:value-type="float" office:value="0.00427042428571429" calcext:value-type="float">
            <text:p>0.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6.0616" calcext:value-type="float">
            <text:p>26.0616</text:p>
          </table:table-cell>
          <table:table-cell office:value-type="float" office:value="68" calcext:value-type="float">
            <text:p>68</text:p>
          </table:table-cell>
          <table:table-cell office:value-type="float" office:value="-1.32374" calcext:value-type="float">
            <text:p>-1.3237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0156503" calcext:value-type="float">
            <text:p>0.0156503</text:p>
          </table:table-cell>
          <table:table-cell table:style-name="ce1" office:value-type="float" office:value="0" calcext:value-type="float">
            <text:p>0.00E+00</text:p>
          </table:table-cell>
          <table:table-cell office:value-type="float" office:value="0.0156503" calcext:value-type="float">
            <text:p>0.0156503</text:p>
          </table:table-cell>
          <table:table-cell office:value-type="float" office:value="0" calcext:value-type="float">
            <text:p>0</text:p>
          </table:table-cell>
          <table:table-cell office:value-type="float" office:value="1.20941" calcext:value-type="float">
            <text:p>1.20941</text:p>
          </table:table-cell>
          <table:table-cell office:value-type="float" office:value="0.191488" calcext:value-type="float">
            <text:p>0.191488</text:p>
          </table:table-cell>
          <table:table-cell office:value-type="float" office:value="0.00461629" calcext:value-type="float">
            <text:p>4.62E-03</text:p>
          </table:table-cell>
          <table:table-cell table:number-columns-repeated="2" office:value-type="float" office:value="1.3345" calcext:value-type="float">
            <text:p>1.3345</text:p>
          </table:table-cell>
          <table:table-cell office:value-type="float" office:value="0.199243" calcext:value-type="float">
            <text:p>0.199243</text:p>
          </table:table-cell>
          <table:table-cell office:value-type="float" office:value="-0.921271" calcext:value-type="float">
            <text:p>-0.921271</text:p>
          </table:table-cell>
          <table:table-cell office:value-type="float" office:value="-4.83401" calcext:value-type="float">
            <text:p>-4.83401</text:p>
          </table:table-cell>
          <table:table-cell table:number-columns-repeated="22"/>
          <table:table-cell table:formula="of:=[.AT15]+1" office:value-type="date" office:date-value="2020-03-09" calcext:value-type="date">
            <text:p>09/03/20</text:p>
          </table:table-cell>
          <table:table-cell table:formula="of:=AVERAGE([.S13:.S19])" office:value-type="float" office:value="1.32703142857143" calcext:value-type="float">
            <text:p>1.32703142857143</text:p>
          </table:table-cell>
          <table:table-cell table:formula="of:=[.P16]" office:value-type="float" office:value="1.20941" calcext:value-type="float">
            <text:p>1.20941</text:p>
          </table:table-cell>
          <table:table-cell table:formula="of:=AVERAGE([.R13:.R19])" office:value-type="float" office:value="0.00449621714285714" calcext:value-type="float">
            <text:p>0.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1.0622" calcext:value-type="float">
            <text:p>41.0622</text:p>
          </table:table-cell>
          <table:table-cell office:value-type="float" office:value="99" calcext:value-type="float">
            <text:p>99</text:p>
          </table:table-cell>
          <table:table-cell office:value-type="float" office:value="-1.49881" calcext:value-type="float">
            <text:p>-1.4988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0242621" calcext:value-type="float">
            <text:p>0.0242621</text:p>
          </table:table-cell>
          <table:table-cell table:style-name="ce1" office:value-type="float" office:value="0" calcext:value-type="float">
            <text:p>0.00E+00</text:p>
          </table:table-cell>
          <table:table-cell office:value-type="float" office:value="0.0242621" calcext:value-type="float">
            <text:p>0.0242621</text:p>
          </table:table-cell>
          <table:table-cell office:value-type="float" office:value="0" calcext:value-type="float">
            <text:p>0</text:p>
          </table:table-cell>
          <table:table-cell office:value-type="float" office:value="1.14925" calcext:value-type="float">
            <text:p>1.14925</text:p>
          </table:table-cell>
          <table:table-cell office:value-type="float" office:value="0.214679" calcext:value-type="float">
            <text:p>0.214679</text:p>
          </table:table-cell>
          <table:table-cell office:value-type="float" office:value="0.00539535" calcext:value-type="float">
            <text:p>5.40E-03</text:p>
          </table:table-cell>
          <table:table-cell table:number-columns-repeated="2" office:value-type="float" office:value="1.31985" calcext:value-type="float">
            <text:p>1.31985</text:p>
          </table:table-cell>
          <table:table-cell office:value-type="float" office:value="0.204836" calcext:value-type="float">
            <text:p>0.204836</text:p>
          </table:table-cell>
          <table:table-cell office:value-type="float" office:value="-0.924997" calcext:value-type="float">
            <text:p>-0.924997</text:p>
          </table:table-cell>
          <table:table-cell office:value-type="float" office:value="-4.98119" calcext:value-type="float">
            <text:p>-4.98119</text:p>
          </table:table-cell>
          <table:table-cell table:number-columns-repeated="22"/>
          <table:table-cell table:formula="of:=[.AT16]+1" office:value-type="date" office:date-value="2020-03-10" calcext:value-type="date">
            <text:p>10/03/20</text:p>
          </table:table-cell>
          <table:table-cell table:formula="of:=AVERAGE([.S14:.S20])" office:value-type="float" office:value="1.299" calcext:value-type="float">
            <text:p>1.299</text:p>
          </table:table-cell>
          <table:table-cell table:formula="of:=[.P17]" office:value-type="float" office:value="1.14925" calcext:value-type="float">
            <text:p>1.14925</text:p>
          </table:table-cell>
          <table:table-cell table:formula="of:=AVERAGE([.R14:.R20])" office:value-type="float" office:value="0.00466431571428571" calcext:value-type="float">
            <text:p>0.0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float" office:value="64.9511" calcext:value-type="float">
            <text:p>64.9511</text:p>
          </table:table-cell>
          <table:table-cell office:value-type="float" office:value="-1.32442" calcext:value-type="float">
            <text:p>-1.32442</text:p>
          </table:table-cell>
          <table:table-cell office:value-type="float" office:value="-61.0489" calcext:value-type="float">
            <text:p>-61.0489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4" office:value-type="float" office:value="0.0370397" calcext:value-type="float">
            <text:p>0.0370397</text:p>
          </table:table-cell>
          <table:table-cell office:value-type="float" office:value="1.0891" calcext:value-type="float">
            <text:p>1.0891</text:p>
          </table:table-cell>
          <table:table-cell office:value-type="float" office:value="0.211154" calcext:value-type="float">
            <text:p>0.211154</text:p>
          </table:table-cell>
          <table:table-cell office:value-type="float" office:value="0.0055319" calcext:value-type="float">
            <text:p>5.53E-03</text:p>
          </table:table-cell>
          <table:table-cell table:number-columns-repeated="2" office:value-type="float" office:value="1.30749" calcext:value-type="float">
            <text:p>1.30749</text:p>
          </table:table-cell>
          <table:table-cell office:value-type="float" office:value="0.210621" calcext:value-type="float">
            <text:p>0.210621</text:p>
          </table:table-cell>
          <table:table-cell office:value-type="float" office:value="-0.923727" calcext:value-type="float">
            <text:p>-0.923727</text:p>
          </table:table-cell>
          <table:table-cell office:value-type="float" office:value="-5.24004" calcext:value-type="float">
            <text:p>-5.24004</text:p>
          </table:table-cell>
          <table:table-cell table:number-columns-repeated="22"/>
          <table:table-cell table:formula="of:=[.AT17]+1" office:value-type="date" office:date-value="2020-03-11" calcext:value-type="date">
            <text:p>11/03/20</text:p>
          </table:table-cell>
          <table:table-cell table:formula="of:=AVERAGE([.S15:.S21])" office:value-type="float" office:value="1.26317571428571" calcext:value-type="float">
            <text:p>1.26317571428571</text:p>
          </table:table-cell>
          <table:table-cell table:formula="of:=[.P18]" office:value-type="float" office:value="1.0891" calcext:value-type="float">
            <text:p>1.0891</text:p>
          </table:table-cell>
          <table:table-cell table:formula="of:=AVERAGE([.R15:.R21])" office:value-type="float" office:value="0.00481927571428571" calcext:value-type="float">
            <text:p>0.0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97.9425" calcext:value-type="float">
            <text:p>97.9425</text:p>
          </table:table-cell>
          <table:table-cell office:value-type="float" office:value="94.5579" calcext:value-type="float">
            <text:p>94.5579</text:p>
          </table:table-cell>
          <table:table-cell office:value-type="float" office:value="-1.22913" calcext:value-type="float">
            <text:p>-1.22913</text:p>
          </table:table-cell>
          <table:table-cell office:value-type="float" office:value="-70.4421" calcext:value-type="float">
            <text:p>-70.442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0555943" calcext:value-type="float">
            <text:p>0.0555943</text:p>
          </table:table-cell>
          <table:table-cell office:value-type="float" office:value="0.0864719" calcext:value-type="float">
            <text:p>0.0864719</text:p>
          </table:table-cell>
          <table:table-cell office:value-type="float" office:value="0.0555943" calcext:value-type="float">
            <text:p>0.0555943</text:p>
          </table:table-cell>
          <table:table-cell office:value-type="float" office:value="0.0864719" calcext:value-type="float">
            <text:p>0.0864719</text:p>
          </table:table-cell>
          <table:table-cell office:value-type="float" office:value="0.797451" calcext:value-type="float">
            <text:p>0.797451</text:p>
          </table:table-cell>
          <table:table-cell office:value-type="float" office:value="0.223966" calcext:value-type="float">
            <text:p>0.223966</text:p>
          </table:table-cell>
          <table:table-cell office:value-type="float" office:value="0.00611593" calcext:value-type="float">
            <text:p>6.12E-03</text:p>
          </table:table-cell>
          <table:table-cell table:number-columns-repeated="2" office:value-type="float" office:value="1.23953" calcext:value-type="float">
            <text:p>1.23953</text:p>
          </table:table-cell>
          <table:table-cell office:value-type="float" office:value="0.247954" calcext:value-type="float">
            <text:p>0.247954</text:p>
          </table:table-cell>
          <table:table-cell office:value-type="float" office:value="-0.923468" calcext:value-type="float">
            <text:p>-0.923468</text:p>
          </table:table-cell>
          <table:table-cell office:value-type="float" office:value="-5.99654" calcext:value-type="float">
            <text:p>-5.99654</text:p>
          </table:table-cell>
          <table:table-cell table:number-columns-repeated="22"/>
          <table:table-cell table:formula="of:=[.AT18]+1" office:value-type="date" office:date-value="2020-03-12" calcext:value-type="date">
            <text:p>12/03/20</text:p>
          </table:table-cell>
          <table:table-cell table:formula="of:=AVERAGE([.S16:.S22])" office:value-type="float" office:value="1.22004285714286" calcext:value-type="float">
            <text:p>1.22004285714286</text:p>
          </table:table-cell>
          <table:table-cell table:formula="of:=[.P19]" office:value-type="float" office:value="0.797451" calcext:value-type="float">
            <text:p>0.797451</text:p>
          </table:table-cell>
          <table:table-cell table:formula="of:=AVERAGE([.R16:.R22])" office:value-type="float" office:value="0.00498382428571429" calcext:value-type="float">
            <text:p>0.0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6.51" calcext:value-type="float">
            <text:p>146.51</text:p>
          </table:table-cell>
          <table:table-cell office:value-type="float" office:value="137.314" calcext:value-type="float">
            <text:p>137.314</text:p>
          </table:table-cell>
          <table:table-cell office:value-type="float" office:value="-1.50274" calcext:value-type="float">
            <text:p>-1.50274</text:p>
          </table:table-cell>
          <table:table-cell office:value-type="float" office:value="-106.686" calcext:value-type="float">
            <text:p>-106.686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082266" calcext:value-type="float">
            <text:p>0.082266</text:p>
          </table:table-cell>
          <table:table-cell office:value-type="float" office:value="0.157587" calcext:value-type="float">
            <text:p>0.157587</text:p>
          </table:table-cell>
          <table:table-cell office:value-type="float" office:value="0.082266" calcext:value-type="float">
            <text:p>0.082266</text:p>
          </table:table-cell>
          <table:table-cell office:value-type="float" office:value="0.157587" calcext:value-type="float">
            <text:p>0.157587</text:p>
          </table:table-cell>
          <table:table-cell office:value-type="float" office:value="0.541647" calcext:value-type="float">
            <text:p>0.541647</text:p>
          </table:table-cell>
          <table:table-cell office:value-type="float" office:value="0.160096" calcext:value-type="float">
            <text:p>0.160096</text:p>
          </table:table-cell>
          <table:table-cell office:value-type="float" office:value="0.0045565" calcext:value-type="float">
            <text:p>4.56E-03</text:p>
          </table:table-cell>
          <table:table-cell table:number-columns-repeated="2" office:value-type="float" office:value="1.17668" calcext:value-type="float">
            <text:p>1.17668</text:p>
          </table:table-cell>
          <table:table-cell table:style-name="ce1" office:value-type="float" office:value="0.302699" calcext:value-type="float">
            <text:p>3.03E-01</text:p>
          </table:table-cell>
          <table:table-cell office:value-type="float" office:value="-0.903571" calcext:value-type="float">
            <text:p>-0.903571</text:p>
          </table:table-cell>
          <table:table-cell table:style-name="ce1" office:value-type="float" office:value="-6.63426" calcext:value-type="float">
            <text:p>-6.63E+00</text:p>
          </table:table-cell>
          <table:table-cell table:number-columns-repeated="22"/>
          <table:table-cell table:formula="of:=[.AT19]+1" office:value-type="date" office:date-value="2020-03-13" calcext:value-type="date">
            <text:p>13/03/20</text:p>
          </table:table-cell>
          <table:table-cell table:formula="of:=AVERAGE([.S17:.S23])" office:value-type="float" office:value="1.17019285714286" calcext:value-type="float">
            <text:p>1.17019285714286</text:p>
          </table:table-cell>
          <table:table-cell table:formula="of:=[.P20]" office:value-type="float" office:value="0.541647" calcext:value-type="float">
            <text:p>0.541647</text:p>
          </table:table-cell>
          <table:table-cell table:formula="of:=AVERAGE([.R17:.R23])" office:value-type="float" office:value="0.00521268" calcext:value-type="float">
            <text:p>0.0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99.569" calcext:value-type="float">
            <text:p>199.569</text:p>
          </table:table-cell>
          <table:table-cell office:value-type="float" office:value="179.735" calcext:value-type="float">
            <text:p>179.735</text:p>
          </table:table-cell>
          <table:table-cell office:value-type="float" office:value="-1.66765" calcext:value-type="float">
            <text:p>-1.66765</text:p>
          </table:table-cell>
          <table:table-cell office:value-type="float" office:value="-147.265" calcext:value-type="float">
            <text:p>-147.26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121187" calcext:value-type="float">
            <text:p>0.121187</text:p>
          </table:table-cell>
          <table:table-cell office:value-type="float" office:value="0.258456" calcext:value-type="float">
            <text:p>0.258456</text:p>
          </table:table-cell>
          <table:table-cell office:value-type="float" office:value="0.121187" calcext:value-type="float">
            <text:p>0.121187</text:p>
          </table:table-cell>
          <table:table-cell office:value-type="float" office:value="0.258456" calcext:value-type="float">
            <text:p>0.258456</text:p>
          </table:table-cell>
          <table:table-cell office:value-type="float" office:value="0.34588" calcext:value-type="float">
            <text:p>0.34588</text:p>
          </table:table-cell>
          <table:table-cell office:value-type="float" office:value="0.141723" calcext:value-type="float">
            <text:p>0.141723</text:p>
          </table:table-cell>
          <table:table-cell office:value-type="float" office:value="0.00420358" calcext:value-type="float">
            <text:p>4.20E-03</text:p>
          </table:table-cell>
          <table:table-cell table:number-columns-repeated="2" office:value-type="float" office:value="1.11267" calcext:value-type="float">
            <text:p>1.11267</text:p>
          </table:table-cell>
          <table:table-cell table:style-name="ce1" office:value-type="float" office:value="0.382551" calcext:value-type="float">
            <text:p>3.83E-01</text:p>
          </table:table-cell>
          <table:table-cell office:value-type="float" office:value="-0.892511" calcext:value-type="float">
            <text:p>-0.892511</text:p>
          </table:table-cell>
          <table:table-cell table:style-name="ce1" office:value-type="float" office:value="-7.56892" calcext:value-type="float">
            <text:p>-7.57E+00</text:p>
          </table:table-cell>
          <table:table-cell table:number-columns-repeated="22"/>
          <table:table-cell table:formula="of:=[.AT20]+1" office:value-type="date" office:date-value="2020-03-14" calcext:value-type="date">
            <text:p>14/03/20</text:p>
          </table:table-cell>
          <table:table-cell table:formula="of:=AVERAGE([.S18:.S24])" office:value-type="float" office:value="1.12062514285714" calcext:value-type="float">
            <text:p>1.12062514285714</text:p>
          </table:table-cell>
          <table:table-cell table:formula="of:=[.P21]" office:value-type="float" office:value="0.34588" calcext:value-type="float">
            <text:p>0.34588</text:p>
          </table:table-cell>
          <table:table-cell table:formula="of:=AVERAGE([.R18:.R24])" office:value-type="float" office:value="0.00547984714285714" calcext:value-type="float">
            <text:p>0.0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67.863" calcext:value-type="float">
            <text:p>267.863</text:p>
          </table:table-cell>
          <table:table-cell office:value-type="float" office:value="231.513" calcext:value-type="float">
            <text:p>231.513</text:p>
          </table:table-cell>
          <table:table-cell office:value-type="float" office:value="-1.96215" calcext:value-type="float">
            <text:p>-1.96215</text:p>
          </table:table-cell>
          <table:table-cell office:value-type="float" office:value="-216.487" calcext:value-type="float">
            <text:p>-216.487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176784" calcext:value-type="float">
            <text:p>0.176784</text:p>
          </table:table-cell>
          <table:table-cell office:value-type="float" office:value="0.399672" calcext:value-type="float">
            <text:p>0.399672</text:p>
          </table:table-cell>
          <table:table-cell office:value-type="float" office:value="0.176784" calcext:value-type="float">
            <text:p>0.176784</text:p>
          </table:table-cell>
          <table:table-cell office:value-type="float" office:value="0.399672" calcext:value-type="float">
            <text:p>0.399672</text:p>
          </table:table-cell>
          <table:table-cell office:value-type="float" office:value="0.202373" calcext:value-type="float">
            <text:p>0.202373</text:p>
          </table:table-cell>
          <table:table-cell office:value-type="float" office:value="0.144534" calcext:value-type="float">
            <text:p>0.144534</text:p>
          </table:table-cell>
          <table:table-cell office:value-type="float" office:value="0.00446722" calcext:value-type="float">
            <text:p>4.47E-03</text:p>
          </table:table-cell>
          <table:table-cell table:number-columns-repeated="2" office:value-type="float" office:value="1.04958" calcext:value-type="float">
            <text:p>1.04958</text:p>
          </table:table-cell>
          <table:table-cell table:style-name="ce1" office:value-type="float" office:value="0.505164" calcext:value-type="float">
            <text:p>5.05E-01</text:p>
          </table:table-cell>
          <table:table-cell office:value-type="float" office:value="-0.89203" calcext:value-type="float">
            <text:p>-0.89203</text:p>
          </table:table-cell>
          <table:table-cell table:style-name="ce1" office:value-type="float" office:value="-8.2482" calcext:value-type="float">
            <text:p>-8.25E+00</text:p>
          </table:table-cell>
          <table:table-cell table:number-columns-repeated="22"/>
          <table:table-cell table:formula="of:=[.AT21]+1" office:value-type="date" office:date-value="2020-03-15" calcext:value-type="date">
            <text:p>15/03/20</text:p>
          </table:table-cell>
          <table:table-cell table:formula="of:=AVERAGE([.S19:.S25])" office:value-type="float" office:value="1.07131257142857" calcext:value-type="float">
            <text:p>1.07131257142857</text:p>
          </table:table-cell>
          <table:table-cell table:formula="of:=[.P22]" office:value-type="float" office:value="0.202373" calcext:value-type="float">
            <text:p>0.202373</text:p>
          </table:table-cell>
          <table:table-cell table:formula="of:=AVERAGE([.R19:.R25])" office:value-type="float" office:value="0.00575344142857143" calcext:value-type="float">
            <text:p>0.01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363.713" calcext:value-type="float">
            <text:p>363.713</text:p>
          </table:table-cell>
          <table:table-cell office:value-type="float" office:value="300.887" calcext:value-type="float">
            <text:p>300.887</text:p>
          </table:table-cell>
          <table:table-cell office:value-type="float" office:value="-2.10155" calcext:value-type="float">
            <text:p>-2.10155</text:p>
          </table:table-cell>
          <table:table-cell office:value-type="float" office:value="-292.113" calcext:value-type="float">
            <text:p>-292.113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255701" calcext:value-type="float">
            <text:p>0.255701</text:p>
          </table:table-cell>
          <table:table-cell office:value-type="float" office:value="0.594926" calcext:value-type="float">
            <text:p>0.594926</text:p>
          </table:table-cell>
          <table:table-cell office:value-type="float" office:value="0.255701" calcext:value-type="float">
            <text:p>0.255701</text:p>
          </table:table-cell>
          <table:table-cell office:value-type="float" office:value="0.594926" calcext:value-type="float">
            <text:p>0.594926</text:p>
          </table:table-cell>
          <table:table-cell office:value-type="float" office:value="0.10335" calcext:value-type="float">
            <text:p>0.10335</text:p>
          </table:table-cell>
          <table:table-cell office:value-type="float" office:value="0.19309" calcext:value-type="float">
            <text:p>0.19309</text:p>
          </table:table-cell>
          <table:table-cell office:value-type="float" office:value="0.00621828" calcext:value-type="float">
            <text:p>6.22E-03</text:p>
          </table:table-cell>
          <table:table-cell table:number-columns-repeated="2" office:value-type="float" office:value="0.98555" calcext:value-type="float">
            <text:p>0.98555</text:p>
          </table:table-cell>
          <table:table-cell table:style-name="ce1" office:value-type="float" office:value="0.685337" calcext:value-type="float">
            <text:p>6.85E-01</text:p>
          </table:table-cell>
          <table:table-cell office:value-type="float" office:value="-0.925351" calcext:value-type="float">
            <text:p>-0.925351</text:p>
          </table:table-cell>
          <table:table-cell table:style-name="ce1" office:value-type="float" office:value="-7.74095" calcext:value-type="float">
            <text:p>-7.74E+00</text:p>
          </table:table-cell>
          <table:table-cell table:number-columns-repeated="22"/>
          <table:table-cell table:formula="of:=[.AT22]+1" office:value-type="date" office:date-value="2020-03-16" calcext:value-type="date">
            <text:p>16/03/20</text:p>
          </table:table-cell>
          <table:table-cell table:formula="of:=AVERAGE([.S20:.S26])" office:value-type="float" office:value="1.02993057142857" calcext:value-type="float">
            <text:p>1.02993057142857</text:p>
          </table:table-cell>
          <table:table-cell table:formula="of:=[.P23]" office:value-type="float" office:value="0.10335" calcext:value-type="float">
            <text:p>0.10335</text:p>
          </table:table-cell>
          <table:table-cell table:formula="of:=AVERAGE([.R20:.R26])" office:value-type="float" office:value="0.00605553714285714" calcext:value-type="float">
            <text:p>0.01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522.934" calcext:value-type="float">
            <text:p>522.934</text:p>
          </table:table-cell>
          <table:table-cell office:value-type="float" office:value="414.887" calcext:value-type="float">
            <text:p>414.887</text:p>
          </table:table-cell>
          <table:table-cell office:value-type="float" office:value="-1.624" calcext:value-type="float">
            <text:p>-1.624</text:p>
          </table:table-cell>
          <table:table-cell office:value-type="float" office:value="-315.113" calcext:value-type="float">
            <text:p>-315.113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364591" calcext:value-type="float">
            <text:p>0.364591</text:p>
          </table:table-cell>
          <table:table-cell office:value-type="float" office:value="0.860791" calcext:value-type="float">
            <text:p>0.860791</text:p>
          </table:table-cell>
          <table:table-cell office:value-type="float" office:value="0.364591" calcext:value-type="float">
            <text:p>0.364591</text:p>
          </table:table-cell>
          <table:table-cell office:value-type="float" office:value="0.860791" calcext:value-type="float">
            <text:p>0.860791</text:p>
          </table:table-cell>
          <table:table-cell office:value-type="float" office:value="0.0889322" calcext:value-type="float">
            <text:p>0.0889322</text:p>
          </table:table-cell>
          <table:table-cell office:value-type="float" office:value="0.216549" calcext:value-type="float">
            <text:p>0.216549</text:p>
          </table:table-cell>
          <table:table-cell office:value-type="float" office:value="0.00726552" calcext:value-type="float">
            <text:p>7.27E-03</text:p>
          </table:table-cell>
          <table:table-cell table:number-columns-repeated="2" office:value-type="float" office:value="0.972876" calcext:value-type="float">
            <text:p>0.972876</text:p>
          </table:table-cell>
          <table:table-cell table:style-name="ce1" office:value-type="float" office:value="0.716112" calcext:value-type="float">
            <text:p>7.16E-01</text:p>
          </table:table-cell>
          <table:table-cell office:value-type="float" office:value="-0.938963" calcext:value-type="float">
            <text:p>-0.938963</text:p>
          </table:table-cell>
          <table:table-cell table:style-name="ce1" office:value-type="float" office:value="-7.14859" calcext:value-type="float">
            <text:p>-7.15E+00</text:p>
          </table:table-cell>
          <table:table-cell table:number-columns-repeated="22"/>
          <table:table-cell table:formula="of:=[.AT23]+1" office:value-type="date" office:date-value="2020-03-17" calcext:value-type="date">
            <text:p>17/03/20</text:p>
          </table:table-cell>
          <table:table-cell table:formula="of:=AVERAGE([.S21:.S27])" office:value-type="float" office:value="0.998098142857143" calcext:value-type="float">
            <text:p>0.998098142857143</text:p>
          </table:table-cell>
          <table:table-cell table:formula="of:=[.P24]" office:value-type="float" office:value="0.0889322" calcext:value-type="float">
            <text:p>0.0889322</text:p>
          </table:table-cell>
          <table:table-cell table:formula="of:=AVERAGE([.R21:.R27])" office:value-type="float" office:value="0.00628030571428571" calcext:value-type="float">
            <text:p>0.01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732.591" calcext:value-type="float">
            <text:p>732.591</text:p>
          </table:table-cell>
          <table:table-cell office:value-type="float" office:value="576.509" calcext:value-type="float">
            <text:p>576.509</text:p>
          </table:table-cell>
          <table:table-cell office:value-type="float" office:value="-0.884632" calcext:value-type="float">
            <text:p>-0.884632</text:p>
          </table:table-cell>
          <table:table-cell office:value-type="float" office:value="-282.491" calcext:value-type="float">
            <text:p>-282.49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504969" calcext:value-type="float">
            <text:p>0.504969</text:p>
          </table:table-cell>
          <table:table-cell office:value-type="float" office:value="1.21246" calcext:value-type="float">
            <text:p>1.21246</text:p>
          </table:table-cell>
          <table:table-cell office:value-type="float" office:value="0.504969" calcext:value-type="float">
            <text:p>0.504969</text:p>
          </table:table-cell>
          <table:table-cell office:value-type="float" office:value="1.21246" calcext:value-type="float">
            <text:p>1.21246</text:p>
          </table:table-cell>
          <table:table-cell office:value-type="float" office:value="0.0745149" calcext:value-type="float">
            <text:p>0.0745149</text:p>
          </table:table-cell>
          <table:table-cell office:value-type="float" office:value="0.213069" calcext:value-type="float">
            <text:p>0.213069</text:p>
          </table:table-cell>
          <table:table-cell office:value-type="float" office:value="0.00744706" calcext:value-type="float">
            <text:p>7.45E-03</text:p>
          </table:table-cell>
          <table:table-cell table:number-columns-repeated="2" office:value-type="float" office:value="0.962302" calcext:value-type="float">
            <text:p>0.962302</text:p>
          </table:table-cell>
          <table:table-cell table:style-name="ce1" office:value-type="float" office:value="0.754843" calcext:value-type="float">
            <text:p>7.55E-01</text:p>
          </table:table-cell>
          <table:table-cell office:value-type="float" office:value="-0.94403" calcext:value-type="float">
            <text:p>-0.94403</text:p>
          </table:table-cell>
          <table:table-cell table:style-name="ce1" office:value-type="float" office:value="-7.11293" calcext:value-type="float">
            <text:p>-7.11E+00</text:p>
          </table:table-cell>
          <table:table-cell table:number-columns-repeated="22"/>
          <table:table-cell table:formula="of:=[.AT24]+1" office:value-type="date" office:date-value="2020-03-18" calcext:value-type="date">
            <text:p>18/03/20</text:p>
          </table:table-cell>
          <table:table-cell table:formula="of:=AVERAGE([.S22:.S28])" office:value-type="float" office:value="0.975444571428571" calcext:value-type="float">
            <text:p>0.975444571428571</text:p>
          </table:table-cell>
          <table:table-cell table:formula="of:=[.P25]" office:value-type="float" office:value="0.0745149" calcext:value-type="float">
            <text:p>0.0745149</text:p>
          </table:table-cell>
          <table:table-cell table:formula="of:=AVERAGE([.R22:.R28])" office:value-type="float" office:value="0.00648737714285714" calcext:value-type="float">
            <text:p>0.01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958.367" calcext:value-type="float">
            <text:p>958.367</text:p>
          </table:table-cell>
          <table:table-cell office:value-type="float" office:value="761.206" calcext:value-type="float">
            <text:p>761.206</text:p>
          </table:table-cell>
          <table:table-cell office:value-type="float" office:value="-0.359652" calcext:value-type="float">
            <text:p>-0.359652</text:p>
          </table:table-cell>
          <table:table-cell office:value-type="float" office:value="-252.794" calcext:value-type="float">
            <text:p>-252.794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672601" calcext:value-type="float">
            <text:p>0.672601</text:p>
          </table:table-cell>
          <table:table-cell office:value-type="float" office:value="1.68083" calcext:value-type="float">
            <text:p>1.68083</text:p>
          </table:table-cell>
          <table:table-cell office:value-type="float" office:value="0.672601" calcext:value-type="float">
            <text:p>0.672601</text:p>
          </table:table-cell>
          <table:table-cell office:value-type="float" office:value="1.68083" calcext:value-type="float">
            <text:p>1.68083</text:p>
          </table:table-cell>
          <table:table-cell office:value-type="float" office:value="0.0600976" calcext:value-type="float">
            <text:p>0.0600976</text:p>
          </table:table-cell>
          <table:table-cell table:style-name="ce1" office:value-type="float" office:value="0.226081" calcext:value-type="float">
            <text:p>2.26E-01</text:p>
          </table:table-cell>
          <table:table-cell office:value-type="float" office:value="0.0082306" calcext:value-type="float">
            <text:p>8.23E-03</text:p>
          </table:table-cell>
          <table:table-cell table:number-columns-repeated="2" office:value-type="float" office:value="0.949856" calcext:value-type="float">
            <text:p>0.949856</text:p>
          </table:table-cell>
          <table:table-cell table:style-name="ce1" office:value-type="float" office:value="0.7752" calcext:value-type="float">
            <text:p>7.75E-01</text:p>
          </table:table-cell>
          <table:table-cell office:value-type="float" office:value="-0.956953" calcext:value-type="float">
            <text:p>-0.956953</text:p>
          </table:table-cell>
          <table:table-cell table:style-name="ce1" office:value-type="float" office:value="-7.31084" calcext:value-type="float">
            <text:p>-7.31E+00</text:p>
          </table:table-cell>
          <table:table-cell table:number-columns-repeated="22"/>
          <table:table-cell table:formula="of:=[.AT25]+1" office:value-type="date" office:date-value="2020-03-19" calcext:value-type="date">
            <text:p>19/03/20</text:p>
          </table:table-cell>
          <table:table-cell table:formula="of:=AVERAGE([.S23:.S29])" office:value-type="float" office:value="0.961505857142857" calcext:value-type="float">
            <text:p>0.961505857142857</text:p>
          </table:table-cell>
          <table:table-cell table:formula="of:=[.P26]" office:value-type="float" office:value="0.0600976" calcext:value-type="float">
            <text:p>0.0600976</text:p>
          </table:table-cell>
          <table:table-cell table:formula="of:=AVERAGE([.R23:.R29])" office:value-type="float" office:value="0.00670711857142857" calcext:value-type="float">
            <text:p>0.01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1206.58" calcext:value-type="float">
            <text:p>1206.58</text:p>
          </table:table-cell>
          <table:table-cell office:value-type="float" office:value="989.387" calcext:value-type="float">
            <text:p>989.387</text:p>
          </table:table-cell>
          <table:table-cell office:value-type="float" office:value="-0.0391269" calcext:value-type="float">
            <text:p>-0.0391269</text:p>
          </table:table-cell>
          <table:table-cell office:value-type="float" office:value="-223.613" calcext:value-type="float">
            <text:p>-223.613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862581" calcext:value-type="float">
            <text:p>0.862581</text:p>
          </table:table-cell>
          <table:table-cell office:value-type="float" office:value="2.30817" calcext:value-type="float">
            <text:p>2.30817</text:p>
          </table:table-cell>
          <table:table-cell office:value-type="float" office:value="0.862581" calcext:value-type="float">
            <text:p>0.862581</text:p>
          </table:table-cell>
          <table:table-cell office:value-type="float" office:value="2.30817" calcext:value-type="float">
            <text:p>2.30817</text:p>
          </table:table-cell>
          <table:table-cell office:value-type="float" office:value="0.0582855" calcext:value-type="float">
            <text:p>0.0582855</text:p>
          </table:table-cell>
          <table:table-cell table:style-name="ce1" office:value-type="float" office:value="0.16167" calcext:value-type="float">
            <text:p>1.62E-01</text:p>
          </table:table-cell>
          <table:table-cell office:value-type="float" office:value="0.00612988" calcext:value-type="float">
            <text:p>6.13E-03</text:p>
          </table:table-cell>
          <table:table-cell table:number-columns-repeated="2" office:value-type="float" office:value="0.953853" calcext:value-type="float">
            <text:p>0.953853</text:p>
          </table:table-cell>
          <table:table-cell table:style-name="ce1" office:value-type="float" office:value="0.829225" calcext:value-type="float">
            <text:p>8.29E-01</text:p>
          </table:table-cell>
          <table:table-cell office:value-type="float" office:value="-0.932958" calcext:value-type="float">
            <text:p>-0.932958</text:p>
          </table:table-cell>
          <table:table-cell table:style-name="ce1" office:value-type="float" office:value="-7.61831" calcext:value-type="float">
            <text:p>-7.62E+00</text:p>
          </table:table-cell>
          <table:table-cell table:number-columns-repeated="22"/>
          <table:table-cell table:formula="of:=[.AT26]+1" office:value-type="date" office:date-value="2020-03-20" calcext:value-type="date">
            <text:p>20/03/20</text:p>
          </table:table-cell>
          <table:table-cell table:formula="of:=AVERAGE([.S24:.S30])" office:value-type="float" office:value="0.955769571428571" calcext:value-type="float">
            <text:p>0.955769571428571</text:p>
          </table:table-cell>
          <table:table-cell table:formula="of:=[.P27]" office:value-type="float" office:value="0.0582855" calcext:value-type="float">
            <text:p>0.0582855</text:p>
          </table:table-cell>
          <table:table-cell table:formula="of:=AVERAGE([.R24:.R30])" office:value-type="float" office:value="0.00701253571428571" calcext:value-type="float">
            <text:p>0.01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1388.32" calcext:value-type="float">
            <text:p>1388.32</text:p>
          </table:table-cell>
          <table:table-cell office:value-type="float" office:value="1187.88" calcext:value-type="float">
            <text:p>1187.88</text:p>
          </table:table-cell>
          <table:table-cell office:value-type="float" office:value="0.448979" calcext:value-type="float">
            <text:p>0.448979</text:p>
          </table:table-cell>
          <table:table-cell office:value-type="float" office:value="-125.118" calcext:value-type="float">
            <text:p>-125.118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.06938" calcext:value-type="float">
            <text:p>1.06938</text:p>
          </table:table-cell>
          <table:table-cell office:value-type="float" office:value="3.11616" calcext:value-type="float">
            <text:p>3.11616</text:p>
          </table:table-cell>
          <table:table-cell office:value-type="float" office:value="1.06938" calcext:value-type="float">
            <text:p>1.06938</text:p>
          </table:table-cell>
          <table:table-cell office:value-type="float" office:value="3.11616" calcext:value-type="float">
            <text:p>3.11616</text:p>
          </table:table-cell>
          <table:table-cell office:value-type="float" office:value="0.0564733" calcext:value-type="float">
            <text:p>0.0564733</text:p>
          </table:table-cell>
          <table:table-cell table:style-name="ce1" office:value-type="float" office:value="0.143173" calcext:value-type="float">
            <text:p>1.43E-01</text:p>
          </table:table-cell>
          <table:table-cell office:value-type="float" office:value="0.00565308" calcext:value-type="float">
            <text:p>5.65E-03</text:p>
          </table:table-cell>
          <table:table-cell table:number-columns-repeated="2" office:value-type="float" office:value="0.954095" calcext:value-type="float">
            <text:p>0.954095</text:p>
          </table:table-cell>
          <table:table-cell table:style-name="ce1" office:value-type="float" office:value="0.851315" calcext:value-type="float">
            <text:p>8.51E-01</text:p>
          </table:table-cell>
          <table:table-cell office:value-type="float" office:value="-0.923704" calcext:value-type="float">
            <text:p>-0.923704</text:p>
          </table:table-cell>
          <table:table-cell table:style-name="ce1" office:value-type="float" office:value="-7.46356" calcext:value-type="float">
            <text:p>-7.46E+00</text:p>
          </table:table-cell>
          <table:table-cell table:number-columns-repeated="22"/>
          <table:table-cell table:formula="of:=[.AT27]+1" office:value-type="date" office:date-value="2020-03-21" calcext:value-type="date">
            <text:p>21/03/20</text:p>
          </table:table-cell>
          <table:table-cell table:formula="of:=AVERAGE([.S25:.S31])" office:value-type="float" office:value="0.951300571428572" calcext:value-type="float">
            <text:p>0.951300571428572</text:p>
          </table:table-cell>
          <table:table-cell table:formula="of:=[.P28]" office:value-type="float" office:value="0.0564733" calcext:value-type="float">
            <text:p>0.0564733</text:p>
          </table:table-cell>
          <table:table-cell table:formula="of:=AVERAGE([.R25:.R31])" office:value-type="float" office:value="0.00736882714285714" calcext:value-type="float">
            <text:p>0.01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1542.81" calcext:value-type="float">
            <text:p>1542.81</text:p>
          </table:table-cell>
          <table:table-cell office:value-type="float" office:value="1400.12" calcext:value-type="float">
            <text:p>1400.12</text:p>
          </table:table-cell>
          <table:table-cell office:value-type="float" office:value="0.72311" calcext:value-type="float">
            <text:p>0.72311</text:p>
          </table:table-cell>
          <table:table-cell office:value-type="float" office:value="-17.8807" calcext:value-type="float">
            <text:p>-17.880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.27839" calcext:value-type="float">
            <text:p>1.27839</text:p>
          </table:table-cell>
          <table:table-cell office:value-type="float" office:value="4.13725" calcext:value-type="float">
            <text:p>4.13725</text:p>
          </table:table-cell>
          <table:table-cell office:value-type="float" office:value="0.278389" calcext:value-type="float">
            <text:p>0.278389</text:p>
          </table:table-cell>
          <table:table-cell office:value-type="float" office:value="3.13725" calcext:value-type="float">
            <text:p>3.13725</text:p>
          </table:table-cell>
          <table:table-cell office:value-type="float" office:value="0.0546611" calcext:value-type="float">
            <text:p>0.0546611</text:p>
          </table:table-cell>
          <table:table-cell table:style-name="ce1" office:value-type="float" office:value="0.146073" calcext:value-type="float">
            <text:p>1.46E-01</text:p>
          </table:table-cell>
          <table:table-cell office:value-type="float" office:value="0.00600541" calcext:value-type="float">
            <text:p>6.01E-03</text:p>
          </table:table-cell>
          <table:table-cell table:number-columns-repeated="2" office:value-type="float" office:value="0.952009" calcext:value-type="float">
            <text:p>0.952009</text:p>
          </table:table-cell>
          <table:table-cell table:style-name="ce1" office:value-type="float" office:value="0.852993" calcext:value-type="float">
            <text:p>8.53E-01</text:p>
          </table:table-cell>
          <table:table-cell office:value-type="float" office:value="-0.927323" calcext:value-type="float">
            <text:p>-0.927323</text:p>
          </table:table-cell>
          <table:table-cell table:style-name="ce1" office:value-type="float" office:value="-7.82167" calcext:value-type="float">
            <text:p>-7.82E+00</text:p>
          </table:table-cell>
          <table:table-cell table:number-columns-repeated="22"/>
          <table:table-cell table:formula="of:=[.AT28]+1" office:value-type="date" office:date-value="2020-03-22" calcext:value-type="date">
            <text:p>22/03/20</text:p>
          </table:table-cell>
          <table:table-cell table:formula="of:=AVERAGE([.S26:.S32])" office:value-type="float" office:value="0.948199428571428" calcext:value-type="float">
            <text:p>0.948199428571428</text:p>
          </table:table-cell>
          <table:table-cell table:formula="of:=[.P29]" office:value-type="float" office:value="0.0546611" calcext:value-type="float">
            <text:p>0.0546611</text:p>
          </table:table-cell>
          <table:table-cell table:formula="of:=AVERAGE([.R26:.R32])" office:value-type="float" office:value="0.00769222142857143" calcext:value-type="float">
            <text:p>0.01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1700.06" calcext:value-type="float">
            <text:p>1700.06</text:p>
          </table:table-cell>
          <table:table-cell office:value-type="float" office:value="1643.24" calcext:value-type="float">
            <text:p>1643.24</text:p>
          </table:table-cell>
          <table:table-cell office:value-type="float" office:value="0.0571253" calcext:value-type="float">
            <text:p>0.0571253</text:p>
          </table:table-cell>
          <table:table-cell office:value-type="float" office:value="-46.7616" calcext:value-type="float">
            <text:p>-46.761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.36428" calcext:value-type="float">
            <text:p>2.36428</text:p>
          </table:table-cell>
          <table:table-cell office:value-type="float" office:value="5.3843" calcext:value-type="float">
            <text:p>5.3843</text:p>
          </table:table-cell>
          <table:table-cell office:value-type="float" office:value="1.36428" calcext:value-type="float">
            <text:p>1.36428</text:p>
          </table:table-cell>
          <table:table-cell office:value-type="float" office:value="4.3843" calcext:value-type="float">
            <text:p>4.3843</text:p>
          </table:table-cell>
          <table:table-cell office:value-type="float" office:value="0.0528489" calcext:value-type="float">
            <text:p>0.0528489</text:p>
          </table:table-cell>
          <table:table-cell table:style-name="ce1" office:value-type="float" office:value="0.195228" calcext:value-type="float">
            <text:p>1.95E-01</text:p>
          </table:table-cell>
          <table:table-cell office:value-type="float" office:value="0.0083562" calcext:value-type="float">
            <text:p>8.36E-03</text:p>
          </table:table-cell>
          <table:table-cell table:number-columns-repeated="2" office:value-type="float" office:value="0.945396" calcext:value-type="float">
            <text:p>0.945396</text:p>
          </table:table-cell>
          <table:table-cell table:style-name="ce1" office:value-type="float" office:value="0.807003" calcext:value-type="float">
            <text:p>8.07E-01</text:p>
          </table:table-cell>
          <table:table-cell office:value-type="float" office:value="-0.952603" calcext:value-type="float">
            <text:p>-0.952603</text:p>
          </table:table-cell>
          <table:table-cell table:style-name="ce1" office:value-type="float" office:value="-7.46622" calcext:value-type="float">
            <text:p>-7.47E+00</text:p>
          </table:table-cell>
          <table:table-cell table:number-columns-repeated="22"/>
          <table:table-cell table:formula="of:=[.AT29]+1" office:value-type="date" office:date-value="2020-03-23" calcext:value-type="date">
            <text:p>23/03/20</text:p>
          </table:table-cell>
          <table:table-cell table:formula="of:=AVERAGE([.S27:.S33])" office:value-type="float" office:value="0.946718857142857" calcext:value-type="float">
            <text:p>0.946718857142857</text:p>
          </table:table-cell>
          <table:table-cell table:formula="of:=[.P30]" office:value-type="float" office:value="0.0528489" calcext:value-type="float">
            <text:p>0.0528489</text:p>
          </table:table-cell>
          <table:table-cell table:formula="of:=AVERAGE([.R27:.R33])" office:value-type="float" office:value="0.00790511285714286" calcext:value-type="float">
            <text:p>0.0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938.61" calcext:value-type="float">
            <text:p>1938.61</text:p>
          </table:table-cell>
          <table:table-cell office:value-type="float" office:value="1950.94" calcext:value-type="float">
            <text:p>1950.94</text:p>
          </table:table-cell>
          <table:table-cell office:value-type="float" office:value="-0.404142" calcext:value-type="float">
            <text:p>-0.404142</text:p>
          </table:table-cell>
          <table:table-cell office:value-type="float" office:value="-60.0567" calcext:value-type="float">
            <text:p>-60.0567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2.7046" calcext:value-type="float">
            <text:p>2.7046</text:p>
          </table:table-cell>
          <table:table-cell office:value-type="float" office:value="6.79835" calcext:value-type="float">
            <text:p>6.79835</text:p>
          </table:table-cell>
          <table:table-cell office:value-type="float" office:value="-0.295401" calcext:value-type="float">
            <text:p>-0.295401</text:p>
          </table:table-cell>
          <table:table-cell office:value-type="float" office:value="3.79835" calcext:value-type="float">
            <text:p>3.79835</text:p>
          </table:table-cell>
          <table:table-cell office:value-type="float" office:value="0.0510367" calcext:value-type="float">
            <text:p>0.0510367</text:p>
          </table:table-cell>
          <table:table-cell table:style-name="ce1" office:value-type="float" office:value="0.219043" calcext:value-type="float">
            <text:p>2.19E-01</text:p>
          </table:table-cell>
          <table:table-cell table:style-name="Default" office:value-type="float" office:value="0.00975956" calcext:value-type="float">
            <text:p>0.00975956</text:p>
          </table:table-cell>
          <table:table-cell table:number-columns-repeated="2" office:value-type="float" office:value="0.941593" calcext:value-type="float">
            <text:p>0.941593</text:p>
          </table:table-cell>
          <table:table-cell table:style-name="ce1" office:value-type="float" office:value="0.786205" calcext:value-type="float">
            <text:p>7.86E-01</text:p>
          </table:table-cell>
          <table:table-cell office:value-type="float" office:value="-0.961704" calcext:value-type="float">
            <text:p>-0.961704</text:p>
          </table:table-cell>
          <table:table-cell table:style-name="ce1" office:value-type="float" office:value="-7.88259" calcext:value-type="float">
            <text:p>-7.88E+00</text:p>
          </table:table-cell>
          <table:table-cell table:number-columns-repeated="22"/>
          <table:table-cell table:formula="of:=[.AT30]+1" office:value-type="date" office:date-value="2020-03-24" calcext:value-type="date">
            <text:p>24/03/20</text:p>
          </table:table-cell>
          <table:table-cell table:formula="of:=AVERAGE([.S28:.S34])" office:value-type="float" office:value="0.946072857142857" calcext:value-type="float">
            <text:p>0.946072857142857</text:p>
          </table:table-cell>
          <table:table-cell table:formula="of:=[.P31]" office:value-type="float" office:value="0.0510367" calcext:value-type="float">
            <text:p>0.0510367</text:p>
          </table:table-cell>
          <table:table-cell table:formula="of:=AVERAGE([.R28:.R34])" office:value-type="float" office:value="0.00795893571428571" calcext:value-type="float">
            <text:p>0.01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218.02" calcext:value-type="float">
            <text:p>2218.02</text:p>
          </table:table-cell>
          <table:table-cell office:value-type="float" office:value="2260.26" calcext:value-type="float">
            <text:p>2260.26</text:p>
          </table:table-cell>
          <table:table-cell office:value-type="float" office:value="-0.461931" calcext:value-type="float">
            <text:p>-0.461931</text:p>
          </table:table-cell>
          <table:table-cell office:value-type="float" office:value="-39.7368" calcext:value-type="float">
            <text:p>-39.7368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4.72079" calcext:value-type="float">
            <text:p>4.72079</text:p>
          </table:table-cell>
          <table:table-cell office:value-type="float" office:value="8.27551" calcext:value-type="float">
            <text:p>8.27551</text:p>
          </table:table-cell>
          <table:table-cell office:value-type="float" office:value="-1.27921" calcext:value-type="float">
            <text:p>-1.27921</text:p>
          </table:table-cell>
          <table:table-cell office:value-type="float" office:value="2.27551" calcext:value-type="float">
            <text:p>2.27551</text:p>
          </table:table-cell>
          <table:table-cell office:value-type="float" office:value="0.0492245" calcext:value-type="float">
            <text:p>0.0492245</text:p>
          </table:table-cell>
          <table:table-cell table:style-name="ce1" office:value-type="float" office:value="0.209122" calcext:value-type="float">
            <text:p>2.09E-01</text:p>
          </table:table-cell>
          <table:table-cell table:style-name="Default" office:value-type="float" office:value="0.00971082" calcext:value-type="float">
            <text:p>0.00971082</text:p>
          </table:table-cell>
          <table:table-cell table:number-columns-repeated="2" office:value-type="float" office:value="0.940594" calcext:value-type="float">
            <text:p>0.940594</text:p>
          </table:table-cell>
          <table:table-cell table:style-name="ce1" office:value-type="float" office:value="0.794447" calcext:value-type="float">
            <text:p>7.94E-01</text:p>
          </table:table-cell>
          <table:table-cell office:value-type="float" office:value="-0.960442" calcext:value-type="float">
            <text:p>-0.960442</text:p>
          </table:table-cell>
          <table:table-cell table:style-name="ce1" office:value-type="float" office:value="-8.26426" calcext:value-type="float">
            <text:p>-8.26E+00</text:p>
          </table:table-cell>
          <table:table-cell table:number-columns-repeated="22"/>
          <table:table-cell table:formula="of:=[.AT31]+1" office:value-type="date" office:date-value="2020-03-25" calcext:value-type="date">
            <text:p>25/03/20</text:p>
          </table:table-cell>
          <table:table-cell table:formula="of:=AVERAGE([.S29:.S35])" office:value-type="float" office:value="0.946281428571429" calcext:value-type="float">
            <text:p>0.946281428571429</text:p>
          </table:table-cell>
          <table:table-cell table:formula="of:=[.P32]" office:value-type="float" office:value="0.0492245" calcext:value-type="float">
            <text:p>0.0492245</text:p>
          </table:table-cell>
          <table:table-cell table:formula="of:=AVERAGE([.R29:.R35])" office:value-type="float" office:value="0.00792254714285714" calcext:value-type="float">
            <text:p>0.01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2478.2" calcext:value-type="float">
            <text:p>2478.2</text:p>
          </table:table-cell>
          <table:table-cell office:value-type="float" office:value="2519.86" calcext:value-type="float">
            <text:p>2519.86</text:p>
          </table:table-cell>
          <table:table-cell office:value-type="float" office:value="-1.05268" calcext:value-type="float">
            <text:p>-1.05268</text:p>
          </table:table-cell>
          <table:table-cell office:value-type="float" office:value="-140.14" calcext:value-type="float">
            <text:p>-140.14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7.82066" calcext:value-type="float">
            <text:p>7.82066</text:p>
          </table:table-cell>
          <table:table-cell office:value-type="float" office:value="9.75341" calcext:value-type="float">
            <text:p>9.75341</text:p>
          </table:table-cell>
          <table:table-cell office:value-type="float" office:value="-1.17934" calcext:value-type="float">
            <text:p>-1.17934</text:p>
          </table:table-cell>
          <table:table-cell office:value-type="float" office:value="0.75341" calcext:value-type="float">
            <text:p>0.75341</text:p>
          </table:table-cell>
          <table:table-cell office:value-type="float" office:value="0.0474124" calcext:value-type="float">
            <text:p>0.0474124</text:p>
          </table:table-cell>
          <table:table-cell table:style-name="ce1" office:value-type="float" office:value="0.200261" calcext:value-type="float">
            <text:p>2.00E-01</text:p>
          </table:table-cell>
          <table:table-cell table:style-name="Default" office:value-type="float" office:value="0.00972084" calcext:value-type="float">
            <text:p>0.00972084</text:p>
          </table:table-cell>
          <table:table-cell table:number-columns-repeated="2" office:value-type="float" office:value="0.939492" calcext:value-type="float">
            <text:p>0.939492</text:p>
          </table:table-cell>
          <table:table-cell table:style-name="ce1" office:value-type="float" office:value="0.801903" calcext:value-type="float">
            <text:p>8.02E-01</text:p>
          </table:table-cell>
          <table:table-cell office:value-type="float" office:value="-0.959433" calcext:value-type="float">
            <text:p>-0.959433</text:p>
          </table:table-cell>
          <table:table-cell table:style-name="ce1" office:value-type="float" office:value="-9.27625" calcext:value-type="float">
            <text:p>-9.28E+00</text:p>
          </table:table-cell>
          <table:table-cell table:number-columns-repeated="22"/>
          <table:table-cell table:formula="of:=[.AT32]+1" office:value-type="date" office:date-value="2020-03-26" calcext:value-type="date">
            <text:p>26/03/20</text:p>
          </table:table-cell>
          <table:table-cell table:formula="of:=AVERAGE([.S30:.S36])" office:value-type="float" office:value="0.947321571428571" calcext:value-type="float">
            <text:p>0.947321571428571</text:p>
          </table:table-cell>
          <table:table-cell table:formula="of:=[.P33]" office:value-type="float" office:value="0.0474124" calcext:value-type="float">
            <text:p>0.0474124</text:p>
          </table:table-cell>
          <table:table-cell table:formula="of:=AVERAGE([.R30:.R36])" office:value-type="float" office:value="0.00780909571428572" calcext:value-type="float">
            <text:p>0.01</text:p>
          </table:table-cell>
        </table:table-row>
        <table:table-row table:style-name="ro1">
          <table:table-cell office:value-type="float" office:value="2981" calcext:value-type="float">
            <text:p>2981</text:p>
          </table:table-cell>
          <table:table-cell office:value-type="float" office:value="2743.3" calcext:value-type="float">
            <text:p>2743.3</text:p>
          </table:table-cell>
          <table:table-cell office:value-type="float" office:value="2738.44" calcext:value-type="float">
            <text:p>2738.44</text:p>
          </table:table-cell>
          <table:table-cell office:value-type="float" office:value="-1.40944" calcext:value-type="float">
            <text:p>-1.40944</text:p>
          </table:table-cell>
          <table:table-cell office:value-type="float" office:value="-242.562" calcext:value-type="float">
            <text:p>-242.562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11.07" calcext:value-type="float">
            <text:p>11.07</text:p>
          </table:table-cell>
          <table:table-cell office:value-type="float" office:value="11.1989" calcext:value-type="float">
            <text:p>11.1989</text:p>
          </table:table-cell>
          <table:table-cell office:value-type="float" office:value="2.06997" calcext:value-type="float">
            <text:p>2.06997</text:p>
          </table:table-cell>
          <table:table-cell office:value-type="float" office:value="2.19885" calcext:value-type="float">
            <text:p>2.19885</text:p>
          </table:table-cell>
          <table:table-cell office:value-type="float" office:value="0.0505355" calcext:value-type="float">
            <text:p>0.0505355</text:p>
          </table:table-cell>
          <table:table-cell table:style-name="ce1" office:value-type="float" office:value="0.128218" calcext:value-type="float">
            <text:p>1.28E-01</text:p>
          </table:table-cell>
          <table:table-cell table:style-name="Default" office:value-type="float" office:value="0.00650664" calcext:value-type="float">
            <text:p>0.00650664</text:p>
          </table:table-cell>
          <table:table-cell table:number-columns-repeated="2" office:value-type="float" office:value="0.949331" calcext:value-type="float">
            <text:p>0.949331</text:p>
          </table:table-cell>
          <table:table-cell table:style-name="ce1" office:value-type="float" office:value="0.884297" calcext:value-type="float">
            <text:p>8.84E-01</text:p>
          </table:table-cell>
          <table:table-cell office:value-type="float" office:value="-0.91907" calcext:value-type="float">
            <text:p>-0.91907</text:p>
          </table:table-cell>
          <table:table-cell table:style-name="ce1" office:value-type="float" office:value="-9.01692" calcext:value-type="float">
            <text:p>-9.02E+00</text:p>
          </table:table-cell>
          <table:table-cell table:number-columns-repeated="22"/>
          <table:table-cell table:formula="of:=[.AT33]+1" office:value-type="date" office:date-value="2020-03-27" calcext:value-type="date">
            <text:p>27/03/20</text:p>
          </table:table-cell>
          <table:table-cell table:formula="of:=AVERAGE([.S31:.S37])" office:value-type="float" office:value="0.949158142857143" calcext:value-type="float">
            <text:p>0.949158142857143</text:p>
          </table:table-cell>
          <table:table-cell table:formula="of:=[.P34]" office:value-type="float" office:value="0.0505355" calcext:value-type="float">
            <text:p>0.0505355</text:p>
          </table:table-cell>
          <table:table-cell table:formula="of:=AVERAGE([.R31:.R37])" office:value-type="float" office:value="0.00756476142857143" calcext:value-type="float">
            <text:p>0.01</text:p>
          </table:table-cell>
        </table:table-row>
        <table:table-row table:style-name="ro1">
          <table:table-cell office:value-type="float" office:value="3211" calcext:value-type="float">
            <text:p>3211</text:p>
          </table:table-cell>
          <table:table-cell office:value-type="float" office:value="2935.34" calcext:value-type="float">
            <text:p>2935.34</text:p>
          </table:table-cell>
          <table:table-cell office:value-type="float" office:value="2842.42" calcext:value-type="float">
            <text:p>2842.42</text:p>
          </table:table-cell>
          <table:table-cell office:value-type="float" office:value="-1.68088" calcext:value-type="float">
            <text:p>-1.68088</text:p>
          </table:table-cell>
          <table:table-cell office:value-type="float" office:value="-368.581" calcext:value-type="float">
            <text:p>-368.581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11.7056" calcext:value-type="float">
            <text:p>11.7056</text:p>
          </table:table-cell>
          <table:table-cell office:value-type="float" office:value="12.5044" calcext:value-type="float">
            <text:p>12.5044</text:p>
          </table:table-cell>
          <table:table-cell office:value-type="float" office:value="0.705626" calcext:value-type="float">
            <text:p>0.705626</text:p>
          </table:table-cell>
          <table:table-cell office:value-type="float" office:value="1.50444" calcext:value-type="float">
            <text:p>1.50444</text:p>
          </table:table-cell>
          <table:table-cell office:value-type="float" office:value="0.0535808" calcext:value-type="float">
            <text:p>0.0535808</text:p>
          </table:table-cell>
          <table:table-cell table:style-name="ce1" office:value-type="float" office:value="0.101782" calcext:value-type="float">
            <text:p>1.02E-01</text:p>
          </table:table-cell>
          <table:table-cell table:style-name="Default" office:value-type="float" office:value="0.00539836" calcext:value-type="float">
            <text:p>0.00539836</text:p>
          </table:table-cell>
          <table:table-cell table:number-columns-repeated="2" office:value-type="float" office:value="0.955555" calcext:value-type="float">
            <text:p>0.955555</text:p>
          </table:table-cell>
          <table:table-cell table:style-name="ce1" office:value-type="float" office:value="0.906943" calcext:value-type="float">
            <text:p>9.07E-01</text:p>
          </table:table-cell>
          <table:table-cell office:value-type="float" office:value="-0.891256" calcext:value-type="float">
            <text:p>-0.891256</text:p>
          </table:table-cell>
          <table:table-cell table:style-name="ce1" office:value-type="float" office:value="-9.40497" calcext:value-type="float">
            <text:p>-9.40E+00</text:p>
          </table:table-cell>
          <table:table-cell table:number-columns-repeated="22"/>
          <table:table-cell table:formula="of:=[.AT34]+1" office:value-type="date" office:date-value="2020-03-28" calcext:value-type="date">
            <text:p>28/03/20</text:p>
          </table:table-cell>
          <table:table-cell table:formula="of:=AVERAGE([.S32:.S38])" office:value-type="float" office:value="0.951784428571429" calcext:value-type="float">
            <text:p>0.951784428571429</text:p>
          </table:table-cell>
          <table:table-cell table:formula="of:=[.P35]" office:value-type="float" office:value="0.0535808" calcext:value-type="float">
            <text:p>0.0535808</text:p>
          </table:table-cell>
          <table:table-cell table:formula="of:=AVERAGE([.R32:.R38])" office:value-type="float" office:value="0.00718548857142857" calcext:value-type="float">
            <text:p>0.01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3110.09" calcext:value-type="float">
            <text:p>3110.09</text:p>
          </table:table-cell>
          <table:table-cell office:value-type="float" office:value="2910.06" calcext:value-type="float">
            <text:p>2910.06</text:p>
          </table:table-cell>
          <table:table-cell office:value-type="float" office:value="-1.52203" calcext:value-type="float">
            <text:p>-1.52203</text:p>
          </table:table-cell>
          <table:table-cell office:value-type="float" office:value="-449.935" calcext:value-type="float">
            <text:p>-449.935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13.7669" calcext:value-type="float">
            <text:p>13.7669</text:p>
          </table:table-cell>
          <table:table-cell office:value-type="float" office:value="14.5894" calcext:value-type="float">
            <text:p>14.5894</text:p>
          </table:table-cell>
          <table:table-cell office:value-type="float" office:value="-2.23307" calcext:value-type="float">
            <text:p>-2.23307</text:p>
          </table:table-cell>
          <table:table-cell office:value-type="float" office:value="-1.41056" calcext:value-type="float">
            <text:p>-1.41056</text:p>
          </table:table-cell>
          <table:table-cell office:value-type="float" office:value="0.0565463" calcext:value-type="float">
            <text:p>0.0565463</text:p>
          </table:table-cell>
          <table:table-cell table:style-name="ce1" office:value-type="float" office:value="0.0940639" calcext:value-type="float">
            <text:p>9.41E-02</text:p>
          </table:table-cell>
          <table:table-cell table:style-name="Default" office:value-type="float" office:value="0.00521125" calcext:value-type="float">
            <text:p>0.00521125</text:p>
          </table:table-cell>
          <table:table-cell table:number-columns-repeated="2" office:value-type="float" office:value="0.95929" calcext:value-type="float">
            <text:p>0.95929</text:p>
          </table:table-cell>
          <table:table-cell table:style-name="ce1" office:value-type="float" office:value="0.902326" calcext:value-type="float">
            <text:p>9.02E-01</text:p>
          </table:table-cell>
          <table:table-cell office:value-type="float" office:value="-0.879292" calcext:value-type="float">
            <text:p>-0.879292</text:p>
          </table:table-cell>
          <table:table-cell table:style-name="ce1" office:value-type="float" office:value="-12.8862" calcext:value-type="float">
            <text:p>-1.29E+01</text:p>
          </table:table-cell>
          <table:table-cell table:number-columns-repeated="22"/>
          <table:table-cell table:formula="of:=[.AT35]+1" office:value-type="date" office:date-value="2020-03-29" calcext:value-type="date">
            <text:p>29/03/20</text:p>
          </table:table-cell>
          <table:table-cell table:formula="of:=AVERAGE([.S33:.S39])" office:value-type="float" office:value="0.955052714285714" calcext:value-type="float">
            <text:p>0.955052714285714</text:p>
          </table:table-cell>
          <table:table-cell table:formula="of:=[.P36]" office:value-type="float" office:value="0.0565463" calcext:value-type="float">
            <text:p>0.0565463</text:p>
          </table:table-cell>
          <table:table-cell table:formula="of:=AVERAGE([.R33:.R39])" office:value-type="float" office:value="0.00677774285714286" calcext:value-type="float">
            <text:p>0.01</text:p>
          </table:table-cell>
        </table:table-row>
        <table:table-row table:style-name="ro1">
          <table:table-cell office:value-type="float" office:value="3662" calcext:value-type="float">
            <text:p>3662</text:p>
          </table:table-cell>
          <table:table-cell office:value-type="float" office:value="3271.8" calcext:value-type="float">
            <text:p>3271.8</text:p>
          </table:table-cell>
          <table:table-cell office:value-type="float" office:value="3006.16" calcext:value-type="float">
            <text:p>3006.16</text:p>
          </table:table-cell>
          <table:table-cell office:value-type="float" office:value="-2.36186" calcext:value-type="float">
            <text:p>-2.36186</text:p>
          </table:table-cell>
          <table:table-cell office:value-type="float" office:value="-655.835" calcext:value-type="float">
            <text:p>-655.835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office:value-type="float" office:value="18.614" calcext:value-type="float">
            <text:p>18.614</text:p>
          </table:table-cell>
          <table:table-cell office:value-type="float" office:value="16.0157" calcext:value-type="float">
            <text:p>16.0157</text:p>
          </table:table-cell>
          <table:table-cell office:value-type="float" office:value="-4.386" calcext:value-type="float">
            <text:p>-4.386</text:p>
          </table:table-cell>
          <table:table-cell office:value-type="float" office:value="-6.98429" calcext:value-type="float">
            <text:p>-6.98429</text:p>
          </table:table-cell>
          <table:table-cell office:value-type="float" office:value="0.0594303" calcext:value-type="float">
            <text:p>0.0594303</text:p>
          </table:table-cell>
          <table:table-cell table:style-name="ce1" office:value-type="float" office:value="0.114897" calcext:value-type="float">
            <text:p>1.15E-01</text:p>
          </table:table-cell>
          <table:table-cell table:style-name="Default" office:value-type="float" office:value="0.00664586" calcext:value-type="float">
            <text:p>0.00664586</text:p>
          </table:table-cell>
          <table:table-cell table:number-columns-repeated="2" office:value-type="float" office:value="0.958252" calcext:value-type="float">
            <text:p>0.958252</text:p>
          </table:table-cell>
          <table:table-cell table:style-name="ce1" office:value-type="float" office:value="0.870822" calcext:value-type="float">
            <text:p>8.71E-01</text:p>
          </table:table-cell>
          <table:table-cell office:value-type="float" office:value="-0.897167" calcext:value-type="float">
            <text:p>-0.897167</text:p>
          </table:table-cell>
          <table:table-cell table:style-name="ce1" office:value-type="float" office:value="-16.0307" calcext:value-type="float">
            <text:p>-1.60E+01</text:p>
          </table:table-cell>
          <table:table-cell table:number-columns-repeated="22"/>
          <table:table-cell table:formula="of:=[.AT36]+1" office:value-type="date" office:date-value="2020-03-30" calcext:value-type="date">
            <text:p>30/03/20</text:p>
          </table:table-cell>
          <table:table-cell table:formula="of:=AVERAGE([.S34:.S40])" office:value-type="float" office:value="0.958764714285714" calcext:value-type="float">
            <text:p>0.958764714285714</text:p>
          </table:table-cell>
          <table:table-cell table:formula="of:=[.P37]" office:value-type="float" office:value="0.0594303" calcext:value-type="float">
            <text:p>0.0594303</text:p>
          </table:table-cell>
          <table:table-cell table:formula="of:=AVERAGE([.R34:.R40])" office:value-type="float" office:value="0.00640852857142857" calcext:value-type="float">
            <text:p>0.01</text:p>
          </table:table-cell>
        </table:table-row>
        <table:table-row table:style-name="ro1">
          <table:table-cell office:value-type="float" office:value="3995" calcext:value-type="float">
            <text:p>3995</text:p>
          </table:table-cell>
          <table:table-cell office:value-type="float" office:value="3478.12" calcext:value-type="float">
            <text:p>3478.12</text:p>
          </table:table-cell>
          <table:table-cell office:value-type="float" office:value="3156.21" calcext:value-type="float">
            <text:p>3156.21</text:p>
          </table:table-cell>
          <table:table-cell office:value-type="float" office:value="-3.10629" calcext:value-type="float">
            <text:p>-3.10629</text:p>
          </table:table-cell>
          <table:table-cell office:value-type="float" office:value="-838.791" calcext:value-type="float">
            <text:p>-838.791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5.5659" calcext:value-type="float">
            <text:p>25.5659</text:p>
          </table:table-cell>
          <table:table-cell office:value-type="float" office:value="19.1968" calcext:value-type="float">
            <text:p>19.1968</text:p>
          </table:table-cell>
          <table:table-cell office:value-type="float" office:value="-5.4341" calcext:value-type="float">
            <text:p>-5.4341</text:p>
          </table:table-cell>
          <table:table-cell office:value-type="float" office:value="-11.8032" calcext:value-type="float">
            <text:p>-11.8032</text:p>
          </table:table-cell>
          <table:table-cell office:value-type="float" office:value="0.0622311" calcext:value-type="float">
            <text:p>0.0622311</text:p>
          </table:table-cell>
          <table:table-cell table:style-name="ce1" office:value-type="float" office:value="0.117658" calcext:value-type="float">
            <text:p>1.18E-01</text:p>
          </table:table-cell>
          <table:table-cell table:style-name="Default" office:value-type="float" office:value="0.00710465" calcext:value-type="float">
            <text:p>0.00710465</text:p>
          </table:table-cell>
          <table:table-cell table:number-columns-repeated="2" office:value-type="float" office:value="0.959977" calcext:value-type="float">
            <text:p>0.959977</text:p>
          </table:table-cell>
          <table:table-cell table:style-name="ce1" office:value-type="float" office:value="0.857574" calcext:value-type="float">
            <text:p>8.58E-01</text:p>
          </table:table-cell>
          <table:table-cell office:value-type="float" office:value="-0.896808" calcext:value-type="float">
            <text:p>-0.896808</text:p>
          </table:table-cell>
          <table:table-cell table:style-name="ce1" office:value-type="float" office:value="-16.699" calcext:value-type="float">
            <text:p>-1.67E+01</text:p>
          </table:table-cell>
          <table:table-cell table:number-columns-repeated="22"/>
          <table:table-cell table:formula="of:=[.AT37]+1" office:value-type="date" office:date-value="2020-03-31" calcext:value-type="date">
            <text:p>31/03/20</text:p>
          </table:table-cell>
          <table:table-cell table:formula="of:=AVERAGE([.S35:.S41])" office:value-type="float" office:value="0.961989857142857" calcext:value-type="float">
            <text:p>0.961989857142857</text:p>
          </table:table-cell>
          <table:table-cell table:formula="of:=[.P38]" office:value-type="float" office:value="0.0622311" calcext:value-type="float">
            <text:p>0.0622311</text:p>
          </table:table-cell>
          <table:table-cell table:formula="of:=AVERAGE([.R35:.R41])" office:value-type="float" office:value="0.00621547" calcext:value-type="float">
            <text:p>0.01</text:p>
          </table:table-cell>
        </table:table-row>
        <table:table-row table:style-name="ro1">
          <table:table-cell office:value-type="float" office:value="4265" calcext:value-type="float">
            <text:p>4265</text:p>
          </table:table-cell>
          <table:table-cell office:value-type="float" office:value="3701.24" calcext:value-type="float">
            <text:p>3701.24</text:p>
          </table:table-cell>
          <table:table-cell office:value-type="float" office:value="3312.24" calcext:value-type="float">
            <text:p>3312.24</text:p>
          </table:table-cell>
          <table:table-cell office:value-type="float" office:value="-3.40905" calcext:value-type="float">
            <text:p>-3.40905</text:p>
          </table:table-cell>
          <table:table-cell office:value-type="float" office:value="-952.76" calcext:value-type="float">
            <text:p>-952.76</text:p>
          </table:table-cell>
          <table:table-cell table:number-columns-repeated="5"/>
          <table:table-cell office:value-type="float" office:value="39" calcext:value-type="float">
            <text:p>39</text:p>
          </table:table-cell>
          <table:table-cell office:value-type="float" office:value="33.651" calcext:value-type="float">
            <text:p>33.651</text:p>
          </table:table-cell>
          <table:table-cell office:value-type="float" office:value="23.4203" calcext:value-type="float">
            <text:p>23.4203</text:p>
          </table:table-cell>
          <table:table-cell office:value-type="float" office:value="-5.34902" calcext:value-type="float">
            <text:p>-5.34902</text:p>
          </table:table-cell>
          <table:table-cell office:value-type="float" office:value="-15.5797" calcext:value-type="float">
            <text:p>-15.5797</text:p>
          </table:table-cell>
          <table:table-cell office:value-type="float" office:value="0.0649469" calcext:value-type="float">
            <text:p>0.0649469</text:p>
          </table:table-cell>
          <table:table-cell table:style-name="ce1" office:value-type="float" office:value="0.108887" calcext:value-type="float">
            <text:p>1.09E-01</text:p>
          </table:table-cell>
          <table:table-cell table:style-name="Default" office:value-type="float" office:value="0.0068566" calcext:value-type="float">
            <text:p>0.0068566</text:p>
          </table:table-cell>
          <table:table-cell table:number-columns-repeated="2" office:value-type="float" office:value="0.963472" calcext:value-type="float">
            <text:p>0.963472</text:p>
          </table:table-cell>
          <table:table-cell table:style-name="ce1" office:value-type="float" office:value="0.852992" calcext:value-type="float">
            <text:p>8.53E-01</text:p>
          </table:table-cell>
          <table:table-cell office:value-type="float" office:value="-0.886435" calcext:value-type="float">
            <text:p>-0.886435</text:p>
          </table:table-cell>
          <table:table-cell table:style-name="ce1" office:value-type="float" office:value="-14.2805" calcext:value-type="float">
            <text:p>-1.43E+01</text:p>
          </table:table-cell>
          <table:table-cell table:number-columns-repeated="22"/>
          <table:table-cell table:formula="of:=[.AT38]+1" office:value-type="date" office:date-value="2020-04-01" calcext:value-type="date">
            <text:p>01/04/20</text:p>
          </table:table-cell>
          <table:table-cell table:formula="of:=AVERAGE([.S36:.S42])" office:value-type="float" office:value="0.964644714285714" calcext:value-type="float">
            <text:p>0.964644714285714</text:p>
          </table:table-cell>
          <table:table-cell table:formula="of:=[.P39]" office:value-type="float" office:value="0.0649469" calcext:value-type="float">
            <text:p>0.0649469</text:p>
          </table:table-cell>
          <table:table-cell table:formula="of:=AVERAGE([.R36:.R42])" office:value-type="float" office:value="0.00611185714285714" calcext:value-type="float">
            <text:p>0.01</text:p>
          </table:table-cell>
        </table:table-row>
        <table:table-row table:style-name="ro1">
          <table:table-cell office:value-type="float" office:value="4489" calcext:value-type="float">
            <text:p>4489</text:p>
          </table:table-cell>
          <table:table-cell office:value-type="float" office:value="3915.99" calcext:value-type="float">
            <text:p>3915.99</text:p>
          </table:table-cell>
          <table:table-cell office:value-type="float" office:value="3484.9" calcext:value-type="float">
            <text:p>3484.9</text:p>
          </table:table-cell>
          <table:table-cell office:value-type="float" office:value="-3.50345" calcext:value-type="float">
            <text:p>-3.50345</text:p>
          </table:table-cell>
          <table:table-cell office:value-type="float" office:value="-1004.1" calcext:value-type="float">
            <text:p>-1004.1</text:p>
          </table:table-cell>
          <table:table-cell table:number-columns-repeated="5"/>
          <table:table-cell office:value-type="float" office:value="44" calcext:value-type="float">
            <text:p>44</text:p>
          </table:table-cell>
          <table:table-cell office:value-type="float" office:value="41.8613" calcext:value-type="float">
            <text:p>41.8613</text:p>
          </table:table-cell>
          <table:table-cell office:value-type="float" office:value="27.8539" calcext:value-type="float">
            <text:p>27.8539</text:p>
          </table:table-cell>
          <table:table-cell office:value-type="float" office:value="-2.13871" calcext:value-type="float">
            <text:p>-2.13871</text:p>
          </table:table-cell>
          <table:table-cell office:value-type="float" office:value="-16.1461" calcext:value-type="float">
            <text:p>-16.1461</text:p>
          </table:table-cell>
          <table:table-cell office:value-type="float" office:value="0.0675761" calcext:value-type="float">
            <text:p>0.0675761</text:p>
          </table:table-cell>
          <table:table-cell table:style-name="ce1" office:value-type="float" office:value="0.108686" calcext:value-type="float">
            <text:p>1.09E-01</text:p>
          </table:table-cell>
          <table:table-cell table:style-name="Default" office:value-type="float" office:value="0.00713634" calcext:value-type="float">
            <text:p>0.00713634</text:p>
          </table:table-cell>
          <table:table-cell table:number-columns-repeated="2" office:value-type="float" office:value="0.965476" calcext:value-type="float">
            <text:p>0.965476</text:p>
          </table:table-cell>
          <table:table-cell table:style-name="ce1" office:value-type="float" office:value="0.841915" calcext:value-type="float">
            <text:p>8.42E-01</text:p>
          </table:table-cell>
          <table:table-cell office:value-type="float" office:value="-0.884104" calcext:value-type="float">
            <text:p>-0.884104</text:p>
          </table:table-cell>
          <table:table-cell table:style-name="ce1" office:value-type="float" office:value="-17.3486" calcext:value-type="float">
            <text:p>-1.73E+01</text:p>
          </table:table-cell>
          <table:table-cell table:number-columns-repeated="22"/>
          <table:table-cell table:formula="of:=[.AT39]+1" office:value-type="date" office:date-value="2020-04-02" calcext:value-type="date">
            <text:p>02/04/20</text:p>
          </table:table-cell>
          <table:table-cell table:formula="of:=AVERAGE([.S37:.S43])" office:value-type="float" office:value="0.966752" calcext:value-type="float">
            <text:p>0.966752</text:p>
          </table:table-cell>
          <table:table-cell table:formula="of:=[.P40]" office:value-type="float" office:value="0.0675761" calcext:value-type="float">
            <text:p>0.0675761</text:p>
          </table:table-cell>
          <table:table-cell table:formula="of:=AVERAGE([.R37:.R43])" office:value-type="float" office:value="0.00607176" calcext:value-type="float">
            <text:p>0.01</text:p>
          </table:table-cell>
        </table:table-row>
        <table:table-row table:style-name="ro1">
          <table:table-cell office:value-type="float" office:value="4709" calcext:value-type="float">
            <text:p>4709</text:p>
          </table:table-cell>
          <table:table-cell office:value-type="float" office:value="4123.88" calcext:value-type="float">
            <text:p>4123.88</text:p>
          </table:table-cell>
          <table:table-cell office:value-type="float" office:value="3659.9" calcext:value-type="float">
            <text:p>3659.9</text:p>
          </table:table-cell>
          <table:table-cell office:value-type="float" office:value="-3.61225" calcext:value-type="float">
            <text:p>-3.61225</text:p>
          </table:table-cell>
          <table:table-cell office:value-type="float" office:value="-1049.1" calcext:value-type="float">
            <text:p>-1049.1</text:p>
          </table:table-cell>
          <table:table-cell table:number-columns-repeated="5"/>
          <table:table-cell office:value-type="float" office:value="53" calcext:value-type="float">
            <text:p>53</text:p>
          </table:table-cell>
          <table:table-cell office:value-type="float" office:value="47.4365" calcext:value-type="float">
            <text:p>47.4365</text:p>
          </table:table-cell>
          <table:table-cell office:value-type="float" office:value="29.6301" calcext:value-type="float">
            <text:p>29.6301</text:p>
          </table:table-cell>
          <table:table-cell office:value-type="float" office:value="-5.56351" calcext:value-type="float">
            <text:p>-5.56351</text:p>
          </table:table-cell>
          <table:table-cell office:value-type="float" office:value="-23.3699" calcext:value-type="float">
            <text:p>-23.3699</text:p>
          </table:table-cell>
          <table:table-cell office:value-type="float" office:value="0.0678888" calcext:value-type="float">
            <text:p>0.0678888</text:p>
          </table:table-cell>
          <table:table-cell table:style-name="ce1" office:value-type="float" office:value="0.0753757" calcext:value-type="float">
            <text:p>7.54E-02</text:p>
          </table:table-cell>
          <table:table-cell table:style-name="Default" office:value-type="float" office:value="0.00515523" calcext:value-type="float">
            <text:p>0.00515523</text:p>
          </table:table-cell>
          <table:table-cell table:number-columns-repeated="2" office:value-type="float" office:value="0.971907" calcext:value-type="float">
            <text:p>0.971907</text:p>
          </table:table-cell>
          <table:table-cell table:style-name="ce1" office:value-type="float" office:value="0.858781" calcext:value-type="float">
            <text:p>8.59E-01</text:p>
          </table:table-cell>
          <table:table-cell office:value-type="float" office:value="-0.846705" calcext:value-type="float">
            <text:p>-0.846705</text:p>
          </table:table-cell>
          <table:table-cell table:style-name="ce1" office:value-type="float" office:value="-14.0991" calcext:value-type="float">
            <text:p>-1.41E+01</text:p>
          </table:table-cell>
          <table:table-cell table:number-columns-repeated="22"/>
          <table:table-cell table:formula="of:=[.AT40]+1" office:value-type="date" office:date-value="2020-04-03" calcext:value-type="date">
            <text:p>03/04/20</text:p>
          </table:table-cell>
          <table:table-cell table:formula="of:=AVERAGE([.S38:.S44])" office:value-type="float" office:value="0.96834" calcext:value-type="float">
            <text:p>0.96834</text:p>
          </table:table-cell>
          <table:table-cell table:formula="of:=[.P41]" office:value-type="float" office:value="0.0678888" calcext:value-type="float">
            <text:p>0.0678888</text:p>
          </table:table-cell>
          <table:table-cell table:formula="of:=AVERAGE([.R38:.R44])" office:value-type="float" office:value="0.00609704285714286" calcext:value-type="float">
            <text:p>0.01</text:p>
          </table:table-cell>
        </table:table-row>
        <table:table-row table:style-name="ro1">
          <table:table-cell office:value-type="float" office:value="4834" calcext:value-type="float">
            <text:p>4834</text:p>
          </table:table-cell>
          <table:table-cell office:value-type="float" office:value="4296.83" calcext:value-type="float">
            <text:p>4296.83</text:p>
          </table:table-cell>
          <table:table-cell office:value-type="float" office:value="3808.63" calcext:value-type="float">
            <text:p>3808.63</text:p>
          </table:table-cell>
          <table:table-cell office:value-type="float" office:value="-3.35946" calcext:value-type="float">
            <text:p>-3.35946</text:p>
          </table:table-cell>
          <table:table-cell office:value-type="float" office:value="-1025.37" calcext:value-type="float">
            <text:p>-1025.37</text:p>
          </table:table-cell>
          <table:table-cell table:number-columns-repeated="5"/>
          <table:table-cell office:value-type="float" office:value="59" calcext:value-type="float">
            <text:p>59</text:p>
          </table:table-cell>
          <table:table-cell office:value-type="float" office:value="56.1792" calcext:value-type="float">
            <text:p>56.1792</text:p>
          </table:table-cell>
          <table:table-cell office:value-type="float" office:value="32.7826" calcext:value-type="float">
            <text:p>32.7826</text:p>
          </table:table-cell>
          <table:table-cell office:value-type="float" office:value="-2.82082" calcext:value-type="float">
            <text:p>-2.82082</text:p>
          </table:table-cell>
          <table:table-cell office:value-type="float" office:value="-26.2174" calcext:value-type="float">
            <text:p>-26.2174</text:p>
          </table:table-cell>
          <table:table-cell office:value-type="float" office:value="0.0682014" calcext:value-type="float">
            <text:p>0.0682014</text:p>
          </table:table-cell>
          <table:table-cell table:style-name="ce1" office:value-type="float" office:value="0.06563" calcext:value-type="float">
            <text:p>6.56E-02</text:p>
          </table:table-cell>
          <table:table-cell office:value-type="float" office:value="0.00467307" calcext:value-type="float">
            <text:p>4.67E-03</text:p>
          </table:table-cell>
          <table:table-cell table:number-columns-repeated="2" office:value-type="float" office:value="0.974139" calcext:value-type="float">
            <text:p>0.974139</text:p>
          </table:table-cell>
          <table:table-cell table:style-name="ce1" office:value-type="float" office:value="0.861147" calcext:value-type="float">
            <text:p>8.61E-01</text:p>
          </table:table-cell>
          <table:table-cell office:value-type="float" office:value="-0.833053" calcext:value-type="float">
            <text:p>-0.833053</text:p>
          </table:table-cell>
          <table:table-cell table:style-name="ce1" office:value-type="float" office:value="-14.1616" calcext:value-type="float">
            <text:p>-1.42E+01</text:p>
          </table:table-cell>
          <table:table-cell table:number-columns-repeated="22"/>
          <table:table-cell table:formula="of:=[.AT41]+1" office:value-type="date" office:date-value="2020-04-04" calcext:value-type="date">
            <text:p>04/04/20</text:p>
          </table:table-cell>
          <table:table-cell table:formula="of:=AVERAGE([.S39:.S45])" office:value-type="float" office:value="0.969328" calcext:value-type="float">
            <text:p>0.969328</text:p>
          </table:table-cell>
          <table:table-cell table:formula="of:=[.P42]" office:value-type="float" office:value="0.0682014" calcext:value-type="float">
            <text:p>0.0682014</text:p>
          </table:table-cell>
          <table:table-cell table:formula="of:=AVERAGE([.R39:.R45])" office:value-type="float" office:value="0.00623736714285714" calcext:value-type="float">
            <text:p>0.01</text:p>
          </table:table-cell>
        </table:table-row>
        <table:table-row table:style-name="ro1">
          <table:table-cell office:value-type="float" office:value="4936" calcext:value-type="float">
            <text:p>4936</text:p>
          </table:table-cell>
          <table:table-cell office:value-type="float" office:value="4447.21" calcext:value-type="float">
            <text:p>4447.21</text:p>
          </table:table-cell>
          <table:table-cell office:value-type="float" office:value="3938.11" calcext:value-type="float">
            <text:p>3938.11</text:p>
          </table:table-cell>
          <table:table-cell office:value-type="float" office:value="-3.05751" calcext:value-type="float">
            <text:p>-3.05751</text:p>
          </table:table-cell>
          <table:table-cell office:value-type="float" office:value="-997.89" calcext:value-type="float">
            <text:p>-997.89</text:p>
          </table:table-cell>
          <table:table-cell table:number-columns-repeated="5"/>
          <table:table-cell office:value-type="float" office:value="67" calcext:value-type="float">
            <text:p>67</text:p>
          </table:table-cell>
          <table:table-cell office:value-type="float" office:value="62.6533" calcext:value-type="float">
            <text:p>62.6533</text:p>
          </table:table-cell>
          <table:table-cell office:value-type="float" office:value="38.5778" calcext:value-type="float">
            <text:p>38.5778</text:p>
          </table:table-cell>
          <table:table-cell office:value-type="float" office:value="-4.34669" calcext:value-type="float">
            <text:p>-4.34669</text:p>
          </table:table-cell>
          <table:table-cell office:value-type="float" office:value="-28.4222" calcext:value-type="float">
            <text:p>-28.4222</text:p>
          </table:table-cell>
          <table:table-cell office:value-type="float" office:value="0.0685141" calcext:value-type="float">
            <text:p>0.0685141</text:p>
          </table:table-cell>
          <table:table-cell table:style-name="ce1" office:value-type="float" office:value="0.0665457" calcext:value-type="float">
            <text:p>6.65E-02</text:p>
          </table:table-cell>
          <table:table-cell office:value-type="float" office:value="0.00493057" calcext:value-type="float">
            <text:p>4.93E-03</text:p>
          </table:table-cell>
          <table:table-cell table:number-columns-repeated="2" office:value-type="float" office:value="0.974041" calcext:value-type="float">
            <text:p>0.974041</text:p>
          </table:table-cell>
          <table:table-cell table:style-name="ce1" office:value-type="float" office:value="0.859209" calcext:value-type="float">
            <text:p>8.59E-01</text:p>
          </table:table-cell>
          <table:table-cell office:value-type="float" office:value="-0.833933" calcext:value-type="float">
            <text:p>-0.833933</text:p>
          </table:table-cell>
          <table:table-cell table:style-name="ce1" office:value-type="float" office:value="-19.0374" calcext:value-type="float">
            <text:p>-1.90E+01</text:p>
          </table:table-cell>
          <table:table-cell table:number-columns-repeated="22"/>
          <table:table-cell table:formula="of:=[.AT42]+1" office:value-type="date" office:date-value="2020-04-05" calcext:value-type="date">
            <text:p>05/04/20</text:p>
          </table:table-cell>
          <table:table-cell table:formula="of:=AVERAGE([.S40:.S46])" office:value-type="float" office:value="0.969848714285714" calcext:value-type="float">
            <text:p>0.969848714285714</text:p>
          </table:table-cell>
          <table:table-cell table:formula="of:=[.P43]" office:value-type="float" office:value="0.0685141" calcext:value-type="float">
            <text:p>0.0685141</text:p>
          </table:table-cell>
          <table:table-cell table:formula="of:=AVERAGE([.R40:.R46])" office:value-type="float" office:value="0.00644463857142857" calcext:value-type="float">
            <text:p>0.01</text:p>
          </table:table-cell>
        </table:table-row>
        <table:table-row table:style-name="ro1">
          <table:table-cell office:value-type="float" office:value="5155" calcext:value-type="float">
            <text:p>5155</text:p>
          </table:table-cell>
          <table:table-cell office:value-type="float" office:value="4589.44" calcext:value-type="float">
            <text:p>4589.44</text:p>
          </table:table-cell>
          <table:table-cell office:value-type="float" office:value="4091.47" calcext:value-type="float">
            <text:p>4091.47</text:p>
          </table:table-cell>
          <table:table-cell office:value-type="float" office:value="-3.53393" calcext:value-type="float">
            <text:p>-3.53393</text:p>
          </table:table-cell>
          <table:table-cell office:value-type="float" office:value="-1063.53" calcext:value-type="float">
            <text:p>-1063.53</text:p>
          </table:table-cell>
          <table:table-cell table:number-columns-repeated="5"/>
          <table:table-cell office:value-type="float" office:value="78" calcext:value-type="float">
            <text:p>78</text:p>
          </table:table-cell>
          <table:table-cell office:value-type="float" office:value="70.5784" calcext:value-type="float">
            <text:p>70.5784</text:p>
          </table:table-cell>
          <table:table-cell office:value-type="float" office:value="46.4965" calcext:value-type="float">
            <text:p>46.4965</text:p>
          </table:table-cell>
          <table:table-cell office:value-type="float" office:value="-7.42161" calcext:value-type="float">
            <text:p>-7.42161</text:p>
          </table:table-cell>
          <table:table-cell office:value-type="float" office:value="-31.5035" calcext:value-type="float">
            <text:p>-31.5035</text:p>
          </table:table-cell>
          <table:table-cell office:value-type="float" office:value="0.0688268" calcext:value-type="float">
            <text:p>0.0688268</text:p>
          </table:table-cell>
          <table:table-cell table:style-name="ce1" office:value-type="float" office:value="0.0885103" calcext:value-type="float">
            <text:p>8.85E-02</text:p>
          </table:table-cell>
          <table:table-cell office:value-type="float" office:value="0.00682284" calcext:value-type="float">
            <text:p>6.82E-03</text:p>
          </table:table-cell>
          <table:table-cell table:number-columns-repeated="2" office:value-type="float" office:value="0.969368" calcext:value-type="float">
            <text:p>0.969368</text:p>
          </table:table-cell>
          <table:table-cell table:style-name="ce1" office:value-type="float" office:value="0.848209" calcext:value-type="float">
            <text:p>8.48E-01</text:p>
          </table:table-cell>
          <table:table-cell office:value-type="float" office:value="-0.861237" calcext:value-type="float">
            <text:p>-0.861237</text:p>
          </table:table-cell>
          <table:table-cell table:style-name="ce1" office:value-type="float" office:value="-18.6949" calcext:value-type="float">
            <text:p>-1.87E+01</text:p>
          </table:table-cell>
          <table:table-cell table:number-columns-repeated="22"/>
          <table:table-cell table:formula="of:=[.AT43]+1" office:value-type="date" office:date-value="2020-04-06" calcext:value-type="date">
            <text:p>06/04/20</text:p>
          </table:table-cell>
          <table:table-cell table:formula="of:=AVERAGE([.S41:.S47])" office:value-type="float" office:value="0.969849857142857" calcext:value-type="float">
            <text:p>0.969849857142857</text:p>
          </table:table-cell>
          <table:table-cell table:formula="of:=[.P44]" office:value-type="float" office:value="0.0688268" calcext:value-type="float">
            <text:p>0.0688268</text:p>
          </table:table-cell>
          <table:table-cell table:formula="of:=AVERAGE([.R41:.R47])" office:value-type="float" office:value="0.00675780857142857" calcext:value-type="float">
            <text:p>0.01</text:p>
          </table:table-cell>
        </table:table-row>
        <table:table-row table:style-name="ro1">
          <table:table-cell office:value-type="float" office:value="5359" calcext:value-type="float">
            <text:p>5359</text:p>
          </table:table-cell>
          <table:table-cell office:value-type="float" office:value="4762.48" calcext:value-type="float">
            <text:p>4762.48</text:p>
          </table:table-cell>
          <table:table-cell office:value-type="float" office:value="4282.23" calcext:value-type="float">
            <text:p>4282.23</text:p>
          </table:table-cell>
          <table:table-cell office:value-type="float" office:value="-3.72769" calcext:value-type="float">
            <text:p>-3.72769</text:p>
          </table:table-cell>
          <table:table-cell office:value-type="float" office:value="-1076.77" calcext:value-type="float">
            <text:p>-1076.77</text:p>
          </table:table-cell>
          <table:table-cell table:number-columns-repeated="5"/>
          <table:table-cell office:value-type="float" office:value="88" calcext:value-type="float">
            <text:p>88</text:p>
          </table:table-cell>
          <table:table-cell office:value-type="float" office:value="81.3055" calcext:value-type="float">
            <text:p>81.3055</text:p>
          </table:table-cell>
          <table:table-cell office:value-type="float" office:value="55.536" calcext:value-type="float">
            <text:p>55.536</text:p>
          </table:table-cell>
          <table:table-cell office:value-type="float" office:value="-6.69446" calcext:value-type="float">
            <text:p>-6.69446</text:p>
          </table:table-cell>
          <table:table-cell office:value-type="float" office:value="-32.464" calcext:value-type="float">
            <text:p>-32.464</text:p>
          </table:table-cell>
          <table:table-cell office:value-type="float" office:value="0.0691395" calcext:value-type="float">
            <text:p>0.0691395</text:p>
          </table:table-cell>
          <table:table-cell office:value-type="float" office:value="0.100927" calcext:value-type="float">
            <text:p>0.100927</text:p>
          </table:table-cell>
          <table:table-cell office:value-type="float" office:value="0.00808692" calcext:value-type="float">
            <text:p>8.09E-03</text:p>
          </table:table-cell>
          <table:table-cell table:number-columns-repeated="2" office:value-type="float" office:value="0.966893" calcext:value-type="float">
            <text:p>0.966893</text:p>
          </table:table-cell>
          <table:table-cell table:style-name="ce1" office:value-type="float" office:value="0.840429" calcext:value-type="float">
            <text:p>8.40E-01</text:p>
          </table:table-cell>
          <table:table-cell office:value-type="float" office:value="-0.873997" calcext:value-type="float">
            <text:p>-0.873997</text:p>
          </table:table-cell>
          <table:table-cell table:style-name="ce1" office:value-type="float" office:value="-20.6654" calcext:value-type="float">
            <text:p>-2.07E+01</text:p>
          </table:table-cell>
          <table:table-cell table:number-columns-repeated="22"/>
          <table:table-cell table:formula="of:=[.AT44]+1" office:value-type="date" office:date-value="2020-04-07" calcext:value-type="date">
            <text:p>07/04/20</text:p>
          </table:table-cell>
          <table:table-cell table:formula="of:=AVERAGE([.S42:.S48])" office:value-type="float" office:value="0.970308285714286" calcext:value-type="float">
            <text:p>0.970308285714286</text:p>
          </table:table-cell>
          <table:table-cell table:formula="of:=[.P45]" office:value-type="float" office:value="0.0691395" calcext:value-type="float">
            <text:p>0.0691395</text:p>
          </table:table-cell>
          <table:table-cell table:formula="of:=AVERAGE([.R42:.R48])" office:value-type="float" office:value="0.00702581" calcext:value-type="float">
            <text:p>0.01</text:p>
          </table:table-cell>
        </table:table-row>
        <table:table-row table:style-name="ro1">
          <table:table-cell office:value-type="float" office:value="5579" calcext:value-type="float">
            <text:p>5579</text:p>
          </table:table-cell>
          <table:table-cell office:value-type="float" office:value="4947.19" calcext:value-type="float">
            <text:p>4947.19</text:p>
          </table:table-cell>
          <table:table-cell office:value-type="float" office:value="4486.19" calcext:value-type="float">
            <text:p>4486.19</text:p>
          </table:table-cell>
          <table:table-cell office:value-type="float" office:value="-3.99423" calcext:value-type="float">
            <text:p>-3.99423</text:p>
          </table:table-cell>
          <table:table-cell office:value-type="float" office:value="-1092.81" calcext:value-type="float">
            <text:p>-1092.81</text:p>
          </table:table-cell>
          <table:table-cell table:number-columns-repeated="5"/>
          <table:table-cell office:value-type="float" office:value="99" calcext:value-type="float">
            <text:p>99</text:p>
          </table:table-cell>
          <table:table-cell office:value-type="float" office:value="91.4833" calcext:value-type="float">
            <text:p>91.4833</text:p>
          </table:table-cell>
          <table:table-cell office:value-type="float" office:value="64.6229" calcext:value-type="float">
            <text:p>64.6229</text:p>
          </table:table-cell>
          <table:table-cell office:value-type="float" office:value="-7.51671" calcext:value-type="float">
            <text:p>-7.51671</text:p>
          </table:table-cell>
          <table:table-cell office:value-type="float" office:value="-34.3771" calcext:value-type="float">
            <text:p>-34.3771</text:p>
          </table:table-cell>
          <table:table-cell office:value-type="float" office:value="0.0694522" calcext:value-type="float">
            <text:p>0.0694522</text:p>
          </table:table-cell>
          <table:table-cell office:value-type="float" office:value="0.0997213" calcext:value-type="float">
            <text:p>0.0997213</text:p>
          </table:table-cell>
          <table:table-cell office:value-type="float" office:value="0.0083075" calcext:value-type="float">
            <text:p>8.31E-03</text:p>
          </table:table-cell>
          <table:table-cell table:number-columns-repeated="2" office:value-type="float" office:value="0.967117" calcext:value-type="float">
            <text:p>0.967117</text:p>
          </table:table-cell>
          <table:table-cell table:style-name="ce1" office:value-type="float" office:value="0.839835" calcext:value-type="float">
            <text:p>8.40E-01</text:p>
          </table:table-cell>
          <table:table-cell office:value-type="float" office:value="-0.872245" calcext:value-type="float">
            <text:p>-0.872245</text:p>
          </table:table-cell>
          <table:table-cell table:style-name="ce1" office:value-type="float" office:value="-24.6284" calcext:value-type="float">
            <text:p>-2.46E+01</text:p>
          </table:table-cell>
          <table:table-cell table:number-columns-repeated="22"/>
          <table:table-cell table:formula="of:=[.AT45]+1" office:value-type="date" office:date-value="2020-04-08" calcext:value-type="date">
            <text:p>08/04/20</text:p>
          </table:table-cell>
          <table:table-cell table:formula="of:=AVERAGE([.S43:.S49])" office:value-type="float" office:value="0.971136428571429" calcext:value-type="float">
            <text:p>0.971136428571429</text:p>
          </table:table-cell>
          <table:table-cell table:formula="of:=[.P46]" office:value-type="float" office:value="0.0694522" calcext:value-type="float">
            <text:p>0.0694522</text:p>
          </table:table-cell>
          <table:table-cell table:formula="of:=AVERAGE([.R43:.R49])" office:value-type="float" office:value="0.00732050857142857" calcext:value-type="float">
            <text:p>0.01</text:p>
          </table:table-cell>
        </table:table-row>
        <table:table-row table:style-name="ro1">
          <table:table-cell office:value-type="float" office:value="5793" calcext:value-type="float">
            <text:p>5793</text:p>
          </table:table-cell>
          <table:table-cell office:value-type="float" office:value="5131.9" calcext:value-type="float">
            <text:p>5131.9</text:p>
          </table:table-cell>
          <table:table-cell office:value-type="float" office:value="4680.28" calcext:value-type="float">
            <text:p>4680.28</text:p>
          </table:table-cell>
          <table:table-cell office:value-type="float" office:value="-4.25202" calcext:value-type="float">
            <text:p>-4.25202</text:p>
          </table:table-cell>
          <table:table-cell office:value-type="float" office:value="-1112.72" calcext:value-type="float">
            <text:p>-1112.72</text:p>
          </table:table-cell>
          <table:table-cell table:number-columns-repeated="5"/>
          <table:table-cell office:value-type="float" office:value="112" calcext:value-type="float">
            <text:p>112</text:p>
          </table:table-cell>
          <table:table-cell office:value-type="float" office:value="102.46" calcext:value-type="float">
            <text:p>102.46</text:p>
          </table:table-cell>
          <table:table-cell office:value-type="float" office:value="70.9627" calcext:value-type="float">
            <text:p>70.9627</text:p>
          </table:table-cell>
          <table:table-cell office:value-type="float" office:value="-9.53983" calcext:value-type="float">
            <text:p>-9.53983</text:p>
          </table:table-cell>
          <table:table-cell office:value-type="float" office:value="-41.0373" calcext:value-type="float">
            <text:p>-41.0373</text:p>
          </table:table-cell>
          <table:table-cell office:value-type="float" office:value="0.0697648" calcext:value-type="float">
            <text:p>0.0697648</text:p>
          </table:table-cell>
          <table:table-cell office:value-type="float" office:value="0.107783" calcext:value-type="float">
            <text:p>0.107783</text:p>
          </table:table-cell>
          <table:table-cell office:value-type="float" office:value="0.00932853" calcext:value-type="float">
            <text:p>9.33E-03</text:p>
          </table:table-cell>
          <table:table-cell table:number-columns-repeated="2" office:value-type="float" office:value="0.965484" calcext:value-type="float">
            <text:p>0.965484</text:p>
          </table:table-cell>
          <table:table-cell table:style-name="ce1" office:value-type="float" office:value="0.834306" calcext:value-type="float">
            <text:p>8.34E-01</text:p>
          </table:table-cell>
          <table:table-cell office:value-type="float" office:value="-0.879578" calcext:value-type="float">
            <text:p>-0.879578</text:p>
          </table:table-cell>
          <table:table-cell table:style-name="ce1" office:value-type="float" office:value="-16.1892" calcext:value-type="float">
            <text:p>-1.62E+01</text:p>
          </table:table-cell>
          <table:table-cell table:number-columns-repeated="22"/>
          <table:table-cell table:formula="of:=[.AT46]+1" office:value-type="date" office:date-value="2020-04-09" calcext:value-type="date">
            <text:p>09/04/20</text:p>
          </table:table-cell>
          <table:table-cell table:formula="of:=AVERAGE([.S44:.S50])" office:value-type="float" office:value="0.972327" calcext:value-type="float">
            <text:p>0.972327</text:p>
          </table:table-cell>
          <table:table-cell table:formula="of:=[.P47]" office:value-type="float" office:value="0.0697648" calcext:value-type="float">
            <text:p>0.0697648</text:p>
          </table:table-cell>
          <table:table-cell table:formula="of:=AVERAGE([.R44:.R50])" office:value-type="float" office:value="0.00766897857142857" calcext:value-type="float">
            <text:p>0.01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float" office:value="5327.26" calcext:value-type="float">
            <text:p>5327.26</text:p>
          </table:table-cell>
          <table:table-cell office:value-type="float" office:value="4881.61" calcext:value-type="float">
            <text:p>4881.61</text:p>
          </table:table-cell>
          <table:table-cell office:value-type="float" office:value="-3.82391" calcext:value-type="float">
            <text:p>-3.82391</text:p>
          </table:table-cell>
          <table:table-cell office:value-type="float" office:value="-1031.39" calcext:value-type="float">
            <text:p>-1031.39</text:p>
          </table:table-cell>
          <table:table-cell table:number-columns-repeated="5"/>
          <table:table-cell office:value-type="float" office:value="119" calcext:value-type="float">
            <text:p>119</text:p>
          </table:table-cell>
          <table:table-cell office:value-type="float" office:value="115.28" calcext:value-type="float">
            <text:p>115.28</text:p>
          </table:table-cell>
          <table:table-cell office:value-type="float" office:value="80.3805" calcext:value-type="float">
            <text:p>80.3805</text:p>
          </table:table-cell>
          <table:table-cell office:value-type="float" office:value="-3.72028" calcext:value-type="float">
            <text:p>-3.72028</text:p>
          </table:table-cell>
          <table:table-cell office:value-type="float" office:value="-38.6195" calcext:value-type="float">
            <text:p>-38.6195</text:p>
          </table:table-cell>
          <table:table-cell office:value-type="float" office:value="0.0740939" calcext:value-type="float">
            <text:p>0.0740939</text:p>
          </table:table-cell>
          <table:table-cell office:value-type="float" office:value="0.0782028" calcext:value-type="float">
            <text:p>0.0782028</text:p>
          </table:table-cell>
          <table:table-cell office:value-type="float" office:value="0.00703124" calcext:value-type="float">
            <text:p>7.03E-03</text:p>
          </table:table-cell>
          <table:table-cell table:number-columns-repeated="2" office:value-type="float" office:value="0.975116" calcext:value-type="float">
            <text:p>0.975116</text:p>
          </table:table-cell>
          <table:table-cell table:style-name="ce1" office:value-type="float" office:value="0.827324" calcext:value-type="float">
            <text:p>8.27E-01</text:p>
          </table:table-cell>
          <table:table-cell office:value-type="float" office:value="-0.845448" calcext:value-type="float">
            <text:p>-0.845448</text:p>
          </table:table-cell>
          <table:table-cell table:style-name="ce1" office:value-type="float" office:value="-16.639" calcext:value-type="float">
            <text:p>-1.66E+01</text:p>
          </table:table-cell>
          <table:table-cell table:number-columns-repeated="22"/>
          <table:table-cell table:formula="of:=[.AT47]+1" office:value-type="date" office:date-value="2020-04-10" calcext:value-type="date">
            <text:p>10/04/20</text:p>
          </table:table-cell>
          <table:table-cell table:formula="of:=AVERAGE([.S45:.S51])" office:value-type="float" office:value="0.973632857142857" calcext:value-type="float">
            <text:p>0.973632857142857</text:p>
          </table:table-cell>
          <table:table-cell table:formula="of:=[.P48]" office:value-type="float" office:value="0.0740939" calcext:value-type="float">
            <text:p>0.0740939</text:p>
          </table:table-cell>
          <table:table-cell table:formula="of:=AVERAGE([.R45:.R51])" office:value-type="float" office:value="0.00823480142857143" calcext:value-type="float">
            <text:p>0.01</text:p>
          </table:table-cell>
        </table:table-row>
        <table:table-row table:style-name="ro1">
          <table:table-cell office:value-type="float" office:value="5997" calcext:value-type="float">
            <text:p>5997</text:p>
          </table:table-cell>
          <table:table-cell office:value-type="float" office:value="5478.96" calcext:value-type="float">
            <text:p>5478.96</text:p>
          </table:table-cell>
          <table:table-cell office:value-type="float" office:value="5039.85" calcext:value-type="float">
            <text:p>5039.85</text:p>
          </table:table-cell>
          <table:table-cell office:value-type="float" office:value="-3.45026" calcext:value-type="float">
            <text:p>-3.45026</text:p>
          </table:table-cell>
          <table:table-cell office:value-type="float" office:value="-957.152" calcext:value-type="float">
            <text:p>-957.152</text:p>
          </table:table-cell>
          <table:table-cell table:number-columns-repeated="5"/>
          <table:table-cell office:value-type="float" office:value="129" calcext:value-type="float">
            <text:p>129</text:p>
          </table:table-cell>
          <table:table-cell office:value-type="float" office:value="123.039" calcext:value-type="float">
            <text:p>123.039</text:p>
          </table:table-cell>
          <table:table-cell office:value-type="float" office:value="87.3871" calcext:value-type="float">
            <text:p>87.3871</text:p>
          </table:table-cell>
          <table:table-cell office:value-type="float" office:value="-5.96102" calcext:value-type="float">
            <text:p>-5.96102</text:p>
          </table:table-cell>
          <table:table-cell office:value-type="float" office:value="-41.6129" calcext:value-type="float">
            <text:p>-41.6129</text:p>
          </table:table-cell>
          <table:table-cell office:value-type="float" office:value="0.0785215" calcext:value-type="float">
            <text:p>0.0785215</text:p>
          </table:table-cell>
          <table:table-cell office:value-type="float" office:value="0.0722232" calcext:value-type="float">
            <text:p>0.0722232</text:p>
          </table:table-cell>
          <table:table-cell office:value-type="float" office:value="0.00673596" calcext:value-type="float">
            <text:p>6.74E-03</text:p>
          </table:table-cell>
          <table:table-cell table:number-columns-repeated="2" office:value-type="float" office:value="0.979936" calcext:value-type="float">
            <text:p>0.979936</text:p>
          </table:table-cell>
          <table:table-cell table:style-name="ce1" office:value-type="float" office:value="0.807945" calcext:value-type="float">
            <text:p>8.08E-01</text:p>
          </table:table-cell>
          <table:table-cell office:value-type="float" office:value="-0.836509" calcext:value-type="float">
            <text:p>-0.836509</text:p>
          </table:table-cell>
          <table:table-cell table:style-name="ce1" office:value-type="float" office:value="-14.4836" calcext:value-type="float">
            <text:p>-1.45E+01</text:p>
          </table:table-cell>
          <table:table-cell table:number-columns-repeated="22"/>
          <table:table-cell table:formula="of:=[.AT48]+1" office:value-type="date" office:date-value="2020-04-11" calcext:value-type="date">
            <text:p>11/04/20</text:p>
          </table:table-cell>
          <table:table-cell table:formula="of:=AVERAGE([.S46:.S52])" office:value-type="float" office:value="0.975117285714286" calcext:value-type="float">
            <text:p>0.975117285714286</text:p>
          </table:table-cell>
          <table:table-cell table:formula="of:=[.P49]" office:value-type="float" office:value="0.0785215" calcext:value-type="float">
            <text:p>0.0785215</text:p>
          </table:table-cell>
          <table:table-cell table:formula="of:=AVERAGE([.R46:.R52])" office:value-type="float" office:value="0.00898262714285714" calcext:value-type="float">
            <text:p>0.01</text:p>
          </table:table-cell>
        </table:table-row>
        <table:table-row table:style-name="ro1">
          <table:table-cell office:value-type="float" office:value="6067" calcext:value-type="float">
            <text:p>6067</text:p>
          </table:table-cell>
          <table:table-cell office:value-type="float" office:value="5618.18" calcext:value-type="float">
            <text:p>5618.18</text:p>
          </table:table-cell>
          <table:table-cell office:value-type="float" office:value="5181.81" calcext:value-type="float">
            <text:p>5181.81</text:p>
          </table:table-cell>
          <table:table-cell office:value-type="float" office:value="-3.00533" calcext:value-type="float">
            <text:p>-3.00533</text:p>
          </table:table-cell>
          <table:table-cell office:value-type="float" office:value="-885.192" calcext:value-type="float">
            <text:p>-885.192</text:p>
          </table:table-cell>
          <table:table-cell table:number-columns-repeated="5"/>
          <table:table-cell office:value-type="float" office:value="138" calcext:value-type="float">
            <text:p>138</text:p>
          </table:table-cell>
          <table:table-cell office:value-type="float" office:value="132.795" calcext:value-type="float">
            <text:p>132.795</text:p>
          </table:table-cell>
          <table:table-cell office:value-type="float" office:value="95.7114" calcext:value-type="float">
            <text:p>95.7114</text:p>
          </table:table-cell>
          <table:table-cell office:value-type="float" office:value="-5.20498" calcext:value-type="float">
            <text:p>-5.20498</text:p>
          </table:table-cell>
          <table:table-cell office:value-type="float" office:value="-42.2886" calcext:value-type="float">
            <text:p>-42.2886</text:p>
          </table:table-cell>
          <table:table-cell office:value-type="float" office:value="0.0830481" calcext:value-type="float">
            <text:p>0.0830481</text:p>
          </table:table-cell>
          <table:table-cell office:value-type="float" office:value="0.0761758" calcext:value-type="float">
            <text:p>0.0761758</text:p>
          </table:table-cell>
          <table:table-cell office:value-type="float" office:value="0.00736986" calcext:value-type="float">
            <text:p>7.37E-03</text:p>
          </table:table-cell>
          <table:table-cell table:number-columns-repeated="2" office:value-type="float" office:value="0.982375" calcext:value-type="float">
            <text:p>0.982375</text:p>
          </table:table-cell>
          <table:table-cell table:style-name="ce1" office:value-type="float" office:value="0.78687" calcext:value-type="float">
            <text:p>7.87E-01</text:p>
          </table:table-cell>
          <table:table-cell office:value-type="float" office:value="-0.839974" calcext:value-type="float">
            <text:p>-0.839974</text:p>
          </table:table-cell>
          <table:table-cell table:style-name="ce1" office:value-type="float" office:value="-10.726" calcext:value-type="float">
            <text:p>-1.07E+01</text:p>
          </table:table-cell>
          <table:table-cell table:number-columns-repeated="22"/>
          <table:table-cell table:formula="of:=[.AT49]+1" office:value-type="date" office:date-value="2020-04-12" calcext:value-type="date">
            <text:p>12/04/20</text:p>
          </table:table-cell>
          <table:table-cell table:formula="of:=AVERAGE([.S47:.S53])" office:value-type="float" office:value="0.976692571428571" calcext:value-type="float">
            <text:p>0.976692571428571</text:p>
          </table:table-cell>
          <table:table-cell table:formula="of:=[.P50]" office:value-type="float" office:value="0.0830481" calcext:value-type="float">
            <text:p>0.0830481</text:p>
          </table:table-cell>
          <table:table-cell table:formula="of:=AVERAGE([.R47:.R53])" office:value-type="float" office:value="0.00992859857142857" calcext:value-type="float">
            <text:p>0.01</text:p>
          </table:table-cell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float" office:value="5751.11" calcext:value-type="float">
            <text:p>5751.11</text:p>
          </table:table-cell>
          <table:table-cell office:value-type="float" office:value="5335.06" calcext:value-type="float">
            <text:p>5335.06</text:p>
          </table:table-cell>
          <table:table-cell office:value-type="float" office:value="-2.41236" calcext:value-type="float">
            <text:p>-2.41236</text:p>
          </table:table-cell>
          <table:table-cell office:value-type="float" office:value="-774.937" calcext:value-type="float">
            <text:p>-774.937</text:p>
          </table:table-cell>
          <table:table-cell table:number-columns-repeated="5"/>
          <table:table-cell office:value-type="float" office:value="143" calcext:value-type="float">
            <text:p>143</text:p>
          </table:table-cell>
          <table:table-cell office:value-type="float" office:value="141.901" calcext:value-type="float">
            <text:p>141.901</text:p>
          </table:table-cell>
          <table:table-cell office:value-type="float" office:value="106.794" calcext:value-type="float">
            <text:p>106.794</text:p>
          </table:table-cell>
          <table:table-cell office:value-type="float" office:value="-1.099" calcext:value-type="float">
            <text:p>-1.099</text:p>
          </table:table-cell>
          <table:table-cell office:value-type="float" office:value="-36.2062" calcext:value-type="float">
            <text:p>-36.2062</text:p>
          </table:table-cell>
          <table:table-cell office:value-type="float" office:value="0.0876742" calcext:value-type="float">
            <text:p>0.0876742</text:p>
          </table:table-cell>
          <table:table-cell office:value-type="float" office:value="0.107611" calcext:value-type="float">
            <text:p>0.107611</text:p>
          </table:table-cell>
          <table:table-cell office:value-type="float" office:value="0.0107836" calcext:value-type="float">
            <text:p>1.08E-02</text:p>
          </table:table-cell>
          <table:table-cell table:number-columns-repeated="2" office:value-type="float" office:value="0.978509" calcext:value-type="float">
            <text:p>0.978509</text:p>
          </table:table-cell>
          <table:table-cell table:style-name="ce1" office:value-type="float" office:value="0.761185" calcext:value-type="float">
            <text:p>7.61E-01</text:p>
          </table:table-cell>
          <table:table-cell office:value-type="float" office:value="-0.870407" calcext:value-type="float">
            <text:p>-0.870407</text:p>
          </table:table-cell>
          <table:table-cell table:style-name="ce1" office:value-type="float" office:value="-26.4152" calcext:value-type="float">
            <text:p>-2.64E+01</text:p>
          </table:table-cell>
          <table:table-cell table:number-columns-repeated="22"/>
          <table:table-cell table:formula="of:=[.AT50]+1" office:value-type="date" office:date-value="2020-04-13" calcext:value-type="date">
            <text:p>13/04/20</text:p>
          </table:table-cell>
          <table:table-cell table:formula="of:=AVERAGE([.S48:.S54])" office:value-type="float" office:value="0.978237" calcext:value-type="float">
            <text:p>0.978237</text:p>
          </table:table-cell>
          <table:table-cell table:formula="of:=[.P51]" office:value-type="float" office:value="0.0876742" calcext:value-type="float">
            <text:p>0.0876742</text:p>
          </table:table-cell>
          <table:table-cell table:formula="of:=AVERAGE([.R48:.R54])" office:value-type="float" office:value="0.01118078" calcext:value-type="float">
            <text:p>0.01</text:p>
          </table:table-cell>
        </table:table-row>
        <table:table-row table:style-name="ro1">
          <table:table-cell office:value-type="float" office:value="6269" calcext:value-type="float">
            <text:p>6269</text:p>
          </table:table-cell>
          <table:table-cell office:value-type="float" office:value="5900.34" calcext:value-type="float">
            <text:p>5900.34</text:p>
          </table:table-cell>
          <table:table-cell office:value-type="float" office:value="5516.15" calcext:value-type="float">
            <text:p>5516.15</text:p>
          </table:table-cell>
          <table:table-cell office:value-type="float" office:value="-2.49361" calcext:value-type="float">
            <text:p>-2.49361</text:p>
          </table:table-cell>
          <table:table-cell office:value-type="float" office:value="-752.852" calcext:value-type="float">
            <text:p>-752.852</text:p>
          </table:table-cell>
          <table:table-cell table:number-columns-repeated="5"/>
          <table:table-cell office:value-type="float" office:value="161" calcext:value-type="float">
            <text:p>161</text:p>
          </table:table-cell>
          <table:table-cell office:value-type="float" office:value="147.4" calcext:value-type="float">
            <text:p>147.4</text:p>
          </table:table-cell>
          <table:table-cell office:value-type="float" office:value="117.261" calcext:value-type="float">
            <text:p>117.261</text:p>
          </table:table-cell>
          <table:table-cell office:value-type="float" office:value="-13.6004" calcext:value-type="float">
            <text:p>-13.6004</text:p>
          </table:table-cell>
          <table:table-cell office:value-type="float" office:value="-43.7389" calcext:value-type="float">
            <text:p>-43.7389</text:p>
          </table:table-cell>
          <table:table-cell office:value-type="float" office:value="0.0924003" calcext:value-type="float">
            <text:p>0.0924003</text:p>
          </table:table-cell>
          <table:table-cell office:value-type="float" office:value="0.128466" calcext:value-type="float">
            <text:p>0.128466</text:p>
          </table:table-cell>
          <table:table-cell office:value-type="float" office:value="0.0133217" calcext:value-type="float">
            <text:p>1.33E-02</text:p>
          </table:table-cell>
          <table:table-cell table:number-columns-repeated="2" office:value-type="float" office:value="0.977284" calcext:value-type="float">
            <text:p>0.977284</text:p>
          </table:table-cell>
          <table:table-cell table:style-name="ce1" office:value-type="float" office:value="0.73886" calcext:value-type="float">
            <text:p>7.39E-01</text:p>
          </table:table-cell>
          <table:table-cell office:value-type="float" office:value="-0.885393" calcext:value-type="float">
            <text:p>-0.885393</text:p>
          </table:table-cell>
          <table:table-cell table:style-name="ce1" office:value-type="float" office:value="-10.8264" calcext:value-type="float">
            <text:p>-1.08E+01</text:p>
          </table:table-cell>
          <table:table-cell table:number-columns-repeated="22"/>
          <table:table-cell table:formula="of:=[.AT51]+1" office:value-type="date" office:date-value="2020-04-14" calcext:value-type="date">
            <text:p>14/04/20</text:p>
          </table:table-cell>
          <table:table-cell table:formula="of:=AVERAGE([.S49:.S55])" office:value-type="float" office:value="0.979366428571429" calcext:value-type="float">
            <text:p>0.979366428571429</text:p>
          </table:table-cell>
          <table:table-cell table:formula="of:=[.P52]" office:value-type="float" office:value="0.0924003" calcext:value-type="float">
            <text:p>0.0924003</text:p>
          </table:table-cell>
          <table:table-cell table:formula="of:=AVERAGE([.R49:.R55])" office:value-type="float" office:value="0.0123018885714286" calcext:value-type="float">
            <text:p>0.01</text:p>
          </table:table-cell>
        </table:table-row>
        <table:table-row table:style-name="ro1">
          <table:table-cell office:value-type="float" office:value="6415" calcext:value-type="float">
            <text:p>6415</text:p>
          </table:table-cell>
          <table:table-cell office:value-type="float" office:value="6074.38" calcext:value-type="float">
            <text:p>6074.38</text:p>
          </table:table-cell>
          <table:table-cell office:value-type="float" office:value="5717.34" calcext:value-type="float">
            <text:p>5717.34</text:p>
          </table:table-cell>
          <table:table-cell office:value-type="float" office:value="-2.34998" calcext:value-type="float">
            <text:p>-2.34998</text:p>
          </table:table-cell>
          <table:table-cell office:value-type="float" office:value="-697.664" calcext:value-type="float">
            <text:p>-697.664</text:p>
          </table:table-cell>
          <table:table-cell table:number-columns-repeated="5"/>
          <table:table-cell office:value-type="float" office:value="166" calcext:value-type="float">
            <text:p>166</text:p>
          </table:table-cell>
          <table:table-cell office:value-type="float" office:value="163.862" calcext:value-type="float">
            <text:p>163.862</text:p>
          </table:table-cell>
          <table:table-cell office:value-type="float" office:value="128.482" calcext:value-type="float">
            <text:p>128.482</text:p>
          </table:table-cell>
          <table:table-cell office:value-type="float" office:value="-2.1379" calcext:value-type="float">
            <text:p>-2.1379</text:p>
          </table:table-cell>
          <table:table-cell office:value-type="float" office:value="-37.5177" calcext:value-type="float">
            <text:p>-37.5177</text:p>
          </table:table-cell>
          <table:table-cell office:value-type="float" office:value="0.097227" calcext:value-type="float">
            <text:p>0.097227</text:p>
          </table:table-cell>
          <table:table-cell office:value-type="float" office:value="0.139533" calcext:value-type="float">
            <text:p>0.139533</text:p>
          </table:table-cell>
          <table:table-cell office:value-type="float" office:value="0.0149293" calcext:value-type="float">
            <text:p>1.49E-02</text:p>
          </table:table-cell>
          <table:table-cell table:number-columns-repeated="2" office:value-type="float" office:value="0.978144" calcext:value-type="float">
            <text:p>0.978144</text:p>
          </table:table-cell>
          <table:table-cell table:style-name="ce1" office:value-type="float" office:value="0.720251" calcext:value-type="float">
            <text:p>7.20E-01</text:p>
          </table:table-cell>
          <table:table-cell office:value-type="float" office:value="-0.891399" calcext:value-type="float">
            <text:p>-0.891399</text:p>
          </table:table-cell>
          <table:table-cell table:style-name="ce1" office:value-type="float" office:value="-9.59964" calcext:value-type="float">
            <text:p>-9.60E+00</text:p>
          </table:table-cell>
          <table:table-cell table:number-columns-repeated="22"/>
          <table:table-cell table:formula="of:=[.AT52]+1" office:value-type="date" office:date-value="2020-04-15" calcext:value-type="date">
            <text:p>15/04/20</text:p>
          </table:table-cell>
          <table:table-cell table:formula="of:=AVERAGE([.S50:.S56])" office:value-type="float" office:value="0.979944" calcext:value-type="float">
            <text:p>0.979944</text:p>
          </table:table-cell>
          <table:table-cell table:formula="of:=[.P53]" office:value-type="float" office:value="0.097227" calcext:value-type="float">
            <text:p>0.097227</text:p>
          </table:table-cell>
          <table:table-cell table:formula="of:=AVERAGE([.R50:.R56])" office:value-type="float" office:value="0.0134549085714286" calcext:value-type="float">
            <text:p>0.01</text:p>
          </table:table-cell>
        </table:table-row>
        <table:table-row table:style-name="ro1">
          <table:table-cell office:value-type="float" office:value="6511" calcext:value-type="float">
            <text:p>6511</text:p>
          </table:table-cell>
          <table:table-cell office:value-type="float" office:value="6244.51" calcext:value-type="float">
            <text:p>6244.51</text:p>
          </table:table-cell>
          <table:table-cell office:value-type="float" office:value="5929.33" calcext:value-type="float">
            <text:p>5929.33</text:p>
          </table:table-cell>
          <table:table-cell office:value-type="float" office:value="-1.89005" calcext:value-type="float">
            <text:p>-1.89005</text:p>
          </table:table-cell>
          <table:table-cell office:value-type="float" office:value="-581.671" calcext:value-type="float">
            <text:p>-581.671</text:p>
          </table:table-cell>
          <table:table-cell table:number-columns-repeated="5"/>
          <table:table-cell office:value-type="float" office:value="169" calcext:value-type="float">
            <text:p>169</text:p>
          </table:table-cell>
          <table:table-cell office:value-type="float" office:value="170.246" calcext:value-type="float">
            <text:p>170.246</text:p>
          </table:table-cell>
          <table:table-cell office:value-type="float" office:value="141.507" calcext:value-type="float">
            <text:p>141.507</text:p>
          </table:table-cell>
          <table:table-cell office:value-type="float" office:value="1.24602" calcext:value-type="float">
            <text:p>1.24602</text:p>
          </table:table-cell>
          <table:table-cell office:value-type="float" office:value="-27.4928" calcext:value-type="float">
            <text:p>-27.4928</text:p>
          </table:table-cell>
          <table:table-cell office:value-type="float" office:value="0.102155" calcext:value-type="float">
            <text:p>0.102155</text:p>
          </table:table-cell>
          <table:table-cell office:value-type="float" office:value="0.16414" calcext:value-type="float">
            <text:p>0.16414</text:p>
          </table:table-cell>
          <table:table-cell office:value-type="float" office:value="0.0180938" calcext:value-type="float">
            <text:p>1.81E-02</text:p>
          </table:table-cell>
          <table:table-cell table:number-columns-repeated="2" office:value-type="float" office:value="0.976295" calcext:value-type="float">
            <text:p>0.976295</text:p>
          </table:table-cell>
          <table:table-cell table:style-name="ce1" office:value-type="float" office:value="0.699605" calcext:value-type="float">
            <text:p>7.00E-01</text:p>
          </table:table-cell>
          <table:table-cell office:value-type="float" office:value="-0.904517" calcext:value-type="float">
            <text:p>-0.904517</text:p>
          </table:table-cell>
          <table:table-cell table:style-name="ce1" office:value-type="float" office:value="-8.93741" calcext:value-type="float">
            <text:p>-8.94E+00</text:p>
          </table:table-cell>
          <table:table-cell table:number-columns-repeated="22"/>
          <table:table-cell table:formula="of:=[.AT53]+1" office:value-type="date" office:date-value="2020-04-16" calcext:value-type="date">
            <text:p>16/04/20</text:p>
          </table:table-cell>
          <table:table-cell table:formula="of:=AVERAGE([.S51:.S57])" office:value-type="float" office:value="0.979635428571429" calcext:value-type="float">
            <text:p>0.979635428571429</text:p>
          </table:table-cell>
          <table:table-cell table:formula="of:=[.P54]" office:value-type="float" office:value="0.102155" calcext:value-type="float">
            <text:p>0.102155</text:p>
          </table:table-cell>
          <table:table-cell table:formula="of:=AVERAGE([.R51:.R57])" office:value-type="float" office:value="0.0148678285714286" calcext:value-type="float">
            <text:p>0.01</text:p>
          </table:table-cell>
        </table:table-row>
        <table:table-row table:style-name="ro1">
          <table:table-cell office:value-type="float" office:value="6639" calcext:value-type="float">
            <text:p>6639</text:p>
          </table:table-cell>
          <table:table-cell office:value-type="float" office:value="6421.44" calcext:value-type="float">
            <text:p>6421.44</text:p>
          </table:table-cell>
          <table:table-cell office:value-type="float" office:value="6143.44" calcext:value-type="float">
            <text:p>6143.44</text:p>
          </table:table-cell>
          <table:table-cell office:value-type="float" office:value="-1.58776" calcext:value-type="float">
            <text:p>-1.58776</text:p>
          </table:table-cell>
          <table:table-cell office:value-type="float" office:value="-495.559" calcext:value-type="float">
            <text:p>-495.559</text:p>
          </table:table-cell>
          <table:table-cell table:number-columns-repeated="5"/>
          <table:table-cell office:value-type="float" office:value="173" calcext:value-type="float">
            <text:p>173</text:p>
          </table:table-cell>
          <table:table-cell office:value-type="float" office:value="173.631" calcext:value-type="float">
            <text:p>173.631</text:p>
          </table:table-cell>
          <table:table-cell office:value-type="float" office:value="149.378" calcext:value-type="float">
            <text:p>149.378</text:p>
          </table:table-cell>
          <table:table-cell office:value-type="float" office:value="0.630753" calcext:value-type="float">
            <text:p>0.630753</text:p>
          </table:table-cell>
          <table:table-cell office:value-type="float" office:value="-23.6218" calcext:value-type="float">
            <text:p>-23.6218</text:p>
          </table:table-cell>
          <table:table-cell office:value-type="float" office:value="0.102707" calcext:value-type="float">
            <text:p>0.102707</text:p>
          </table:table-cell>
          <table:table-cell office:value-type="float" office:value="0.131278" calcext:value-type="float">
            <text:p>0.131278</text:p>
          </table:table-cell>
          <table:table-cell office:value-type="float" office:value="0.014879" calcext:value-type="float">
            <text:p>1.49E-02</text:p>
          </table:table-cell>
          <table:table-cell table:number-columns-repeated="2" office:value-type="float" office:value="0.983022" calcext:value-type="float">
            <text:p>0.983022</text:p>
          </table:table-cell>
          <table:table-cell table:style-name="ce1" office:value-type="float" office:value="0.704937" calcext:value-type="float">
            <text:p>7.05E-01</text:p>
          </table:table-cell>
          <table:table-cell office:value-type="float" office:value="-0.883862" calcext:value-type="float">
            <text:p>-0.883862</text:p>
          </table:table-cell>
          <table:table-cell table:style-name="ce1" office:value-type="float" office:value="-9.1455" calcext:value-type="float">
            <text:p>-9.15E+00</text:p>
          </table:table-cell>
          <table:table-cell table:number-columns-repeated="22"/>
          <table:table-cell table:formula="of:=[.AT54]+1" office:value-type="date" office:date-value="2020-04-17" calcext:value-type="date">
            <text:p>17/04/20</text:p>
          </table:table-cell>
          <table:table-cell table:formula="of:=AVERAGE([.S52:.S58])" office:value-type="float" office:value="0.978036428571429" calcext:value-type="float">
            <text:p>0.978036428571429</text:p>
          </table:table-cell>
          <table:table-cell table:formula="of:=[.P55]" office:value-type="float" office:value="0.102707" calcext:value-type="float">
            <text:p>0.102707</text:p>
          </table:table-cell>
          <table:table-cell table:formula="of:=AVERAGE([.R52:.R58])" office:value-type="float" office:value="0.0169711714285714" calcext:value-type="float">
            <text:p>0.02</text:p>
          </table:table-cell>
        </table:table-row>
        <table:table-row table:style-name="ro1">
          <table:table-cell office:value-type="float" office:value="6696" calcext:value-type="float">
            <text:p>6696</text:p>
          </table:table-cell>
          <table:table-cell office:value-type="float" office:value="6561.96" calcext:value-type="float">
            <text:p>6561.96</text:p>
          </table:table-cell>
          <table:table-cell office:value-type="float" office:value="6320.42" calcext:value-type="float">
            <text:p>6320.42</text:p>
          </table:table-cell>
          <table:table-cell office:value-type="float" office:value="-1.01551" calcext:value-type="float">
            <text:p>-1.01551</text:p>
          </table:table-cell>
          <table:table-cell office:value-type="float" office:value="-375.579" calcext:value-type="float">
            <text:p>-375.579</text:p>
          </table:table-cell>
          <table:table-cell table:number-columns-repeated="5"/>
          <table:table-cell office:value-type="float" office:value="181" calcext:value-type="float">
            <text:p>181</text:p>
          </table:table-cell>
          <table:table-cell office:value-type="float" office:value="177.519" calcext:value-type="float">
            <text:p>177.519</text:p>
          </table:table-cell>
          <table:table-cell office:value-type="float" office:value="159.166" calcext:value-type="float">
            <text:p>159.166</text:p>
          </table:table-cell>
          <table:table-cell office:value-type="float" office:value="-3.48051" calcext:value-type="float">
            <text:p>-3.48051</text:p>
          </table:table-cell>
          <table:table-cell office:value-type="float" office:value="-21.8344" calcext:value-type="float">
            <text:p>-21.8344</text:p>
          </table:table-cell>
          <table:table-cell office:value-type="float" office:value="0.10326" calcext:value-type="float">
            <text:p>0.10326</text:p>
          </table:table-cell>
          <table:table-cell office:value-type="float" office:value="0.126999" calcext:value-type="float">
            <text:p>0.126999</text:p>
          </table:table-cell>
          <table:table-cell office:value-type="float" office:value="0.0148071" calcext:value-type="float">
            <text:p>1.48E-02</text:p>
          </table:table-cell>
          <table:table-cell table:number-columns-repeated="2" office:value-type="float" office:value="0.983979" calcext:value-type="float">
            <text:p>0.983979</text:p>
          </table:table-cell>
          <table:table-cell table:style-name="ce1" office:value-type="float" office:value="0.704068" calcext:value-type="float">
            <text:p>7.04E-01</text:p>
          </table:table-cell>
          <table:table-cell office:value-type="float" office:value="-0.880404" calcext:value-type="float">
            <text:p>-0.880404</text:p>
          </table:table-cell>
          <table:table-cell table:style-name="ce1" office:value-type="float" office:value="-7.78845" calcext:value-type="float">
            <text:p>-7.79E+00</text:p>
          </table:table-cell>
          <table:table-cell table:number-columns-repeated="22"/>
          <table:table-cell table:formula="of:=[.AT55]+1" office:value-type="date" office:date-value="2020-04-18" calcext:value-type="date">
            <text:p>18/04/20</text:p>
          </table:table-cell>
          <table:table-cell table:formula="of:=AVERAGE([.S53:.S59])" office:value-type="float" office:value="0.975695142857143" calcext:value-type="float">
            <text:p>0.975695142857143</text:p>
          </table:table-cell>
          <table:table-cell table:formula="of:=[.P56]" office:value-type="float" office:value="0.10326" calcext:value-type="float">
            <text:p>0.10326</text:p>
          </table:table-cell>
          <table:table-cell table:formula="of:=AVERAGE([.R53:.R59])" office:value-type="float" office:value="0.0194063285714286" calcext:value-type="float">
            <text:p>0.02</text:p>
          </table:table-cell>
        </table:table-row>
        <table:table-row table:style-name="ro1">
          <table:table-cell office:value-type="float" office:value="6755" calcext:value-type="float">
            <text:p>6755</text:p>
          </table:table-cell>
          <table:table-cell office:value-type="float" office:value="6690.59" calcext:value-type="float">
            <text:p>6690.59</text:p>
          </table:table-cell>
          <table:table-cell office:value-type="float" office:value="6482.29" calcext:value-type="float">
            <text:p>6482.29</text:p>
          </table:table-cell>
          <table:table-cell office:value-type="float" office:value="-0.496009" calcext:value-type="float">
            <text:p>-0.496009</text:p>
          </table:table-cell>
          <table:table-cell office:value-type="float" office:value="-272.706" calcext:value-type="float">
            <text:p>-272.706</text:p>
          </table:table-cell>
          <table:table-cell table:number-columns-repeated="5"/>
          <table:table-cell office:value-type="float" office:value="186" calcext:value-type="float">
            <text:p>186</text:p>
          </table:table-cell>
          <table:table-cell office:value-type="float" office:value="184.97" calcext:value-type="float">
            <text:p>184.97</text:p>
          </table:table-cell>
          <table:table-cell office:value-type="float" office:value="168.22" calcext:value-type="float">
            <text:p>168.22</text:p>
          </table:table-cell>
          <table:table-cell office:value-type="float" office:value="-1.02973" calcext:value-type="float">
            <text:p>-1.02973</text:p>
          </table:table-cell>
          <table:table-cell office:value-type="float" office:value="-17.7796" calcext:value-type="float">
            <text:p>-17.7796</text:p>
          </table:table-cell>
          <table:table-cell office:value-type="float" office:value="0.103813" calcext:value-type="float">
            <text:p>0.103813</text:p>
          </table:table-cell>
          <table:table-cell office:value-type="float" office:value="0.144375" calcext:value-type="float">
            <text:p>0.144375</text:p>
          </table:table-cell>
          <table:table-cell office:value-type="float" office:value="0.0172603" calcext:value-type="float">
            <text:p>1.73E-02</text:p>
          </table:table-cell>
          <table:table-cell table:number-columns-repeated="2" office:value-type="float" office:value="0.980215" calcext:value-type="float">
            <text:p>0.980215</text:p>
          </table:table-cell>
          <table:table-cell table:style-name="ce1" office:value-type="float" office:value="0.699275" calcext:value-type="float">
            <text:p>6.99E-01</text:p>
          </table:table-cell>
          <table:table-cell office:value-type="float" office:value="-0.891624" calcext:value-type="float">
            <text:p>-0.891624</text:p>
          </table:table-cell>
          <table:table-cell table:style-name="ce1" office:value-type="float" office:value="-9.05212" calcext:value-type="float">
            <text:p>-9.05E+00</text:p>
          </table:table-cell>
          <table:table-cell table:number-columns-repeated="22"/>
          <table:table-cell table:formula="of:=[.AT56]+1" office:value-type="date" office:date-value="2020-04-19" calcext:value-type="date">
            <text:p>19/04/20</text:p>
          </table:table-cell>
          <table:table-cell table:formula="of:=AVERAGE([.S54:.S60])" office:value-type="float" office:value="0.973228" calcext:value-type="float">
            <text:p>0.973228</text:p>
          </table:table-cell>
          <table:table-cell table:formula="of:=[.P57]" office:value-type="float" office:value="0.103813" calcext:value-type="float">
            <text:p>0.103813</text:p>
          </table:table-cell>
          <table:table-cell table:formula="of:=AVERAGE([.R54:.R60])" office:value-type="float" office:value="0.0217030571428571" calcext:value-type="float">
            <text:p>0.02</text:p>
          </table:table-cell>
        </table:table-row>
        <table:table-row table:style-name="ro1">
          <table:table-cell office:value-type="float" office:value="6909" calcext:value-type="float">
            <text:p>6909</text:p>
          </table:table-cell>
          <table:table-cell office:value-type="float" office:value="6820.69" calcext:value-type="float">
            <text:p>6820.69</text:p>
          </table:table-cell>
          <table:table-cell office:value-type="float" office:value="6641.25" calcext:value-type="float">
            <text:p>6641.25</text:p>
          </table:table-cell>
          <table:table-cell office:value-type="float" office:value="-0.688244" calcext:value-type="float">
            <text:p>-0.688244</text:p>
          </table:table-cell>
          <table:table-cell office:value-type="float" office:value="-267.752" calcext:value-type="float">
            <text:p>-267.752</text:p>
          </table:table-cell>
          <table:table-cell table:number-columns-repeated="5"/>
          <table:table-cell office:value-type="float" office:value="194" calcext:value-type="float">
            <text:p>194</text:p>
          </table:table-cell>
          <table:table-cell office:value-type="float" office:value="190.214" calcext:value-type="float">
            <text:p>190.214</text:p>
          </table:table-cell>
          <table:table-cell office:value-type="float" office:value="173.584" calcext:value-type="float">
            <text:p>173.584</text:p>
          </table:table-cell>
          <table:table-cell office:value-type="float" office:value="-3.7857" calcext:value-type="float">
            <text:p>-3.7857</text:p>
          </table:table-cell>
          <table:table-cell office:value-type="float" office:value="-20.4156" calcext:value-type="float">
            <text:p>-20.4156</text:p>
          </table:table-cell>
          <table:table-cell office:value-type="float" office:value="0.104366" calcext:value-type="float">
            <text:p>0.104366</text:p>
          </table:table-cell>
          <table:table-cell office:value-type="float" office:value="0.207651" calcext:value-type="float">
            <text:p>0.207651</text:p>
          </table:table-cell>
          <table:table-cell office:value-type="float" office:value="0.025507" calcext:value-type="float">
            <text:p>2.55E-02</text:p>
          </table:table-cell>
          <table:table-cell table:number-columns-repeated="2" office:value-type="float" office:value="0.967316" calcext:value-type="float">
            <text:p>0.967316</text:p>
          </table:table-cell>
          <table:table-cell table:style-name="ce1" office:value-type="float" office:value="0.683949" calcext:value-type="float">
            <text:p>6.84E-01</text:p>
          </table:table-cell>
          <table:table-cell office:value-type="float" office:value="-0.92297" calcext:value-type="float">
            <text:p>-0.92297</text:p>
          </table:table-cell>
          <table:table-cell table:style-name="ce1" office:value-type="float" office:value="-8.49506" calcext:value-type="float">
            <text:p>-8.50E+00</text:p>
          </table:table-cell>
          <table:table-cell table:number-columns-repeated="22"/>
          <table:table-cell table:formula="of:=[.AT57]+1" office:value-type="date" office:date-value="2020-04-20" calcext:value-type="date">
            <text:p>20/04/20</text:p>
          </table:table-cell>
          <table:table-cell table:formula="of:=AVERAGE([.S55:.S61])" office:value-type="float" office:value="0.970517428571429" calcext:value-type="float">
            <text:p>0.970517428571429</text:p>
          </table:table-cell>
          <table:table-cell table:formula="of:=[.P58]" office:value-type="float" office:value="0.104366" calcext:value-type="float">
            <text:p>0.104366</text:p>
          </table:table-cell>
          <table:table-cell table:formula="of:=AVERAGE([.R55:.R61])" office:value-type="float" office:value="0.0239941571428571" calcext:value-type="float">
            <text:p>0.02</text:p>
          </table:table-cell>
        </table:table-row>
        <table:table-row table:style-name="ro1">
          <table:table-cell office:value-type="float" office:value="7042" calcext:value-type="float">
            <text:p>7042</text:p>
          </table:table-cell>
          <table:table-cell office:value-type="float" office:value="6998.59" calcext:value-type="float">
            <text:p>6998.59</text:p>
          </table:table-cell>
          <table:table-cell office:value-type="float" office:value="6853.08" calcext:value-type="float">
            <text:p>6853.08</text:p>
          </table:table-cell>
          <table:table-cell office:value-type="float" office:value="-0.343381" calcext:value-type="float">
            <text:p>-0.343381</text:p>
          </table:table-cell>
          <table:table-cell office:value-type="float" office:value="-188.923" calcext:value-type="float">
            <text:p>-188.923</text:p>
          </table:table-cell>
          <table:table-cell table:number-columns-repeated="5"/>
          <table:table-cell office:value-type="float" office:value="201" calcext:value-type="float">
            <text:p>201</text:p>
          </table:table-cell>
          <table:table-cell office:value-type="float" office:value="197.824" calcext:value-type="float">
            <text:p>197.824</text:p>
          </table:table-cell>
          <table:table-cell office:value-type="float" office:value="189.893" calcext:value-type="float">
            <text:p>189.893</text:p>
          </table:table-cell>
          <table:table-cell office:value-type="float" office:value="-3.17558" calcext:value-type="float">
            <text:p>-3.17558</text:p>
          </table:table-cell>
          <table:table-cell office:value-type="float" office:value="-11.1074" calcext:value-type="float">
            <text:p>-11.1074</text:p>
          </table:table-cell>
          <table:table-cell office:value-type="float" office:value="0.104919" calcext:value-type="float">
            <text:p>0.104919</text:p>
          </table:table-cell>
          <table:table-cell office:value-type="float" office:value="0.239651" calcext:value-type="float">
            <text:p>0.239651</text:p>
          </table:table-cell>
          <table:table-cell office:value-type="float" office:value="0.0303678" calcext:value-type="float">
            <text:p>3.04E-02</text:p>
          </table:table-cell>
          <table:table-cell table:number-columns-repeated="2" office:value-type="float" office:value="0.960895" calcext:value-type="float">
            <text:p>0.960895</text:p>
          </table:table-cell>
          <table:table-cell table:style-name="ce1" office:value-type="float" office:value="0.675316" calcext:value-type="float">
            <text:p>6.75E-01</text:p>
          </table:table-cell>
          <table:table-cell office:value-type="float" office:value="-0.933924" calcext:value-type="float">
            <text:p>-0.933924</text:p>
          </table:table-cell>
          <table:table-cell table:style-name="ce1" office:value-type="float" office:value="-8.46191" calcext:value-type="float">
            <text:p>-8.46E+00</text:p>
          </table:table-cell>
          <table:table-cell table:number-columns-repeated="22"/>
          <table:table-cell table:formula="of:=[.AT58]+1" office:value-type="date" office:date-value="2020-04-21" calcext:value-type="date">
            <text:p>21/04/20</text:p>
          </table:table-cell>
          <table:table-cell table:formula="of:=AVERAGE([.S56:.S62])" office:value-type="float" office:value="0.969173571428571" calcext:value-type="float">
            <text:p>0.969173571428571</text:p>
          </table:table-cell>
          <table:table-cell table:formula="of:=[.P59]" office:value-type="float" office:value="0.104919" calcext:value-type="float">
            <text:p>0.104919</text:p>
          </table:table-cell>
          <table:table-cell table:formula="of:=AVERAGE([.R56:.R62])" office:value-type="float" office:value="0.0254849142857143" calcext:value-type="float">
            <text:p>0.03</text:p>
          </table:table-cell>
        </table:table-row>
        <table:table-row table:style-name="ro1">
          <table:table-cell office:value-type="float" office:value="7141" calcext:value-type="float">
            <text:p>7141</text:p>
          </table:table-cell>
          <table:table-cell office:value-type="float" office:value="7182.49" calcext:value-type="float">
            <text:p>7182.49</text:p>
          </table:table-cell>
          <table:table-cell office:value-type="float" office:value="7068.01" calcext:value-type="float">
            <text:p>7068.01</text:p>
          </table:table-cell>
          <table:table-cell office:value-type="float" office:value="0.34192" calcext:value-type="float">
            <text:p>0.34192</text:p>
          </table:table-cell>
          <table:table-cell office:value-type="float" office:value="-72.9899" calcext:value-type="float">
            <text:p>-72.9899</text:p>
          </table:table-cell>
          <table:table-cell table:number-columns-repeated="5"/>
          <table:table-cell office:value-type="float" office:value="208" calcext:value-type="float">
            <text:p>208</text:p>
          </table:table-cell>
          <table:table-cell office:value-type="float" office:value="204.839" calcext:value-type="float">
            <text:p>204.839</text:p>
          </table:table-cell>
          <table:table-cell office:value-type="float" office:value="196.092" calcext:value-type="float">
            <text:p>196.092</text:p>
          </table:table-cell>
          <table:table-cell office:value-type="float" office:value="-3.16109" calcext:value-type="float">
            <text:p>-3.16109</text:p>
          </table:table-cell>
          <table:table-cell office:value-type="float" office:value="-11.9081" calcext:value-type="float">
            <text:p>-11.9081</text:p>
          </table:table-cell>
          <table:table-cell office:value-type="float" office:value="0.105472" calcext:value-type="float">
            <text:p>0.105472</text:p>
          </table:table-cell>
          <table:table-cell office:value-type="float" office:value="0.236629" calcext:value-type="float">
            <text:p>0.236629</text:p>
          </table:table-cell>
          <table:table-cell office:value-type="float" office:value="0.0310064" calcext:value-type="float">
            <text:p>3.10E-02</text:p>
          </table:table-cell>
          <table:table-cell table:number-columns-repeated="2" office:value-type="float" office:value="0.960874" calcext:value-type="float">
            <text:p>0.960874</text:p>
          </table:table-cell>
          <table:table-cell table:style-name="ce1" office:value-type="float" office:value="0.674916" calcext:value-type="float">
            <text:p>6.75E-01</text:p>
          </table:table-cell>
          <table:table-cell office:value-type="float" office:value="-0.932413" calcext:value-type="float">
            <text:p>-0.932413</text:p>
          </table:table-cell>
          <table:table-cell table:style-name="ce1" office:value-type="float" office:value="-8.23961" calcext:value-type="float">
            <text:p>-8.24E+00</text:p>
          </table:table-cell>
          <table:table-cell table:number-columns-repeated="22"/>
          <table:table-cell table:formula="of:=[.AT59]+1" office:value-type="date" office:date-value="2020-04-22" calcext:value-type="date">
            <text:p>22/04/20</text:p>
          </table:table-cell>
          <table:table-cell table:formula="of:=AVERAGE([.S57:.S63])" office:value-type="float" office:value="0.968632428571429" calcext:value-type="float">
            <text:p>0.968632428571429</text:p>
          </table:table-cell>
          <table:table-cell table:formula="of:=[.P60]" office:value-type="float" office:value="0.105472" calcext:value-type="float">
            <text:p>0.105472</text:p>
          </table:table-cell>
          <table:table-cell table:formula="of:=AVERAGE([.R57:.R63])" office:value-type="float" office:value="0.0266902857142857" calcext:value-type="float">
            <text:p>0.03</text:p>
          </table:table-cell>
        </table:table-row>
        <table:table-row table:style-name="ro1">
          <table:table-cell office:value-type="float" office:value="7222" calcext:value-type="float">
            <text:p>7222</text:p>
          </table:table-cell>
          <table:table-cell office:value-type="float" office:value="7340.72" calcext:value-type="float">
            <text:p>7340.72</text:p>
          </table:table-cell>
          <table:table-cell office:value-type="float" office:value="7261.64" calcext:value-type="float">
            <text:p>7261.64</text:p>
          </table:table-cell>
          <table:table-cell office:value-type="float" office:value="1.02789" calcext:value-type="float">
            <text:p>1.02789</text:p>
          </table:table-cell>
          <table:table-cell office:value-type="float" office:value="39.6351" calcext:value-type="float">
            <text:p>39.6351</text:p>
          </table:table-cell>
          <table:table-cell table:number-columns-repeated="5"/>
          <table:table-cell office:value-type="float" office:value="210" calcext:value-type="float">
            <text:p>210</text:p>
          </table:table-cell>
          <table:table-cell office:value-type="float" office:value="211.771" calcext:value-type="float">
            <text:p>211.771</text:p>
          </table:table-cell>
          <table:table-cell office:value-type="float" office:value="199.248" calcext:value-type="float">
            <text:p>199.248</text:p>
          </table:table-cell>
          <table:table-cell office:value-type="float" office:value="1.7713" calcext:value-type="float">
            <text:p>1.7713</text:p>
          </table:table-cell>
          <table:table-cell office:value-type="float" office:value="-10.7524" calcext:value-type="float">
            <text:p>-10.7524</text:p>
          </table:table-cell>
          <table:table-cell office:value-type="float" office:value="0.106025" calcext:value-type="float">
            <text:p>0.106025</text:p>
          </table:table-cell>
          <table:table-cell office:value-type="float" office:value="0.251981" calcext:value-type="float">
            <text:p>0.251981</text:p>
          </table:table-cell>
          <table:table-cell office:value-type="float" office:value="0.0341315" calcext:value-type="float">
            <text:p>3.41E-02</text:p>
          </table:table-cell>
          <table:table-cell table:number-columns-repeated="2" office:value-type="float" office:value="0.957321" calcext:value-type="float">
            <text:p>0.957321</text:p>
          </table:table-cell>
          <table:table-cell table:style-name="ce1" office:value-type="float" office:value="0.670386" calcext:value-type="float">
            <text:p>6.70E-01</text:p>
          </table:table-cell>
          <table:table-cell office:value-type="float" office:value="-0.936686" calcext:value-type="float">
            <text:p>-0.936686</text:p>
          </table:table-cell>
          <table:table-cell table:style-name="ce1" office:value-type="float" office:value="-8.62061" calcext:value-type="float">
            <text:p>-8.62E+00</text:p>
          </table:table-cell>
          <table:table-cell table:number-columns-repeated="22"/>
          <table:table-cell table:formula="of:=[.AT60]+1" office:value-type="date" office:date-value="2020-04-23" calcext:value-type="date">
            <text:p>23/04/20</text:p>
          </table:table-cell>
          <table:table-cell table:formula="of:=AVERAGE([.S58:.S64])" office:value-type="float" office:value="0.968793857142857" calcext:value-type="float">
            <text:p>0.968793857142857</text:p>
          </table:table-cell>
          <table:table-cell table:formula="of:=[.P61]" office:value-type="float" office:value="0.106025" calcext:value-type="float">
            <text:p>0.106025</text:p>
          </table:table-cell>
          <table:table-cell table:formula="of:=AVERAGE([.R58:.R64])" office:value-type="float" office:value="0.0277363857142857" calcext:value-type="float">
            <text:p>0.03</text:p>
          </table:table-cell>
        </table:table-row>
        <table:table-row table:style-name="ro1">
          <table:table-cell office:value-type="float" office:value="7309" calcext:value-type="float">
            <text:p>7309</text:p>
          </table:table-cell>
          <table:table-cell office:value-type="float" office:value="7483.32" calcext:value-type="float">
            <text:p>7483.32</text:p>
          </table:table-cell>
          <table:table-cell office:value-type="float" office:value="7453.52" calcext:value-type="float">
            <text:p>7453.52</text:p>
          </table:table-cell>
          <table:table-cell office:value-type="float" office:value="1.56981" calcext:value-type="float">
            <text:p>1.56981</text:p>
          </table:table-cell>
          <table:table-cell office:value-type="float" office:value="144.518" calcext:value-type="float">
            <text:p>144.518</text:p>
          </table:table-cell>
          <table:table-cell table:number-columns-repeated="5"/>
          <table:table-cell office:value-type="float" office:value="214" calcext:value-type="float">
            <text:p>214</text:p>
          </table:table-cell>
          <table:table-cell office:value-type="float" office:value="214.296" calcext:value-type="float">
            <text:p>214.296</text:p>
          </table:table-cell>
          <table:table-cell office:value-type="float" office:value="202.879" calcext:value-type="float">
            <text:p>202.879</text:p>
          </table:table-cell>
          <table:table-cell office:value-type="float" office:value="0.295551" calcext:value-type="float">
            <text:p>0.295551</text:p>
          </table:table-cell>
          <table:table-cell office:value-type="float" office:value="-11.1211" calcext:value-type="float">
            <text:p>-11.1211</text:p>
          </table:table-cell>
          <table:table-cell office:value-type="float" office:value="0.110052" calcext:value-type="float">
            <text:p>0.110052</text:p>
          </table:table-cell>
          <table:table-cell office:value-type="float" office:value="0.180854" calcext:value-type="float">
            <text:p>0.180854</text:p>
          </table:table-cell>
          <table:table-cell office:value-type="float" office:value="0.0253143" calcext:value-type="float">
            <text:p>2.53E-02</text:p>
          </table:table-cell>
          <table:table-cell table:number-columns-repeated="2" office:value-type="float" office:value="0.973615" calcext:value-type="float">
            <text:p>0.973615</text:p>
          </table:table-cell>
          <table:table-cell table:style-name="ce1" office:value-type="float" office:value="0.675389" calcext:value-type="float">
            <text:p>6.75E-01</text:p>
          </table:table-cell>
          <table:table-cell office:value-type="float" office:value="-0.908171" calcext:value-type="float">
            <text:p>-0.908171</text:p>
          </table:table-cell>
          <table:table-cell table:style-name="ce1" office:value-type="float" office:value="-8.79259" calcext:value-type="float">
            <text:p>-8.79E+00</text:p>
          </table:table-cell>
          <table:table-cell table:number-columns-repeated="22"/>
          <table:table-cell table:formula="of:=[.AT61]+1" office:value-type="date" office:date-value="2020-04-24" calcext:value-type="date">
            <text:p>24/04/20</text:p>
          </table:table-cell>
          <table:table-cell table:formula="of:=AVERAGE([.S59:.S65])" office:value-type="float" office:value="0.969235285714286" calcext:value-type="float">
            <text:p>0.969235285714286</text:p>
          </table:table-cell>
          <table:table-cell table:formula="of:=[.P62]" office:value-type="float" office:value="0.110052" calcext:value-type="float">
            <text:p>0.110052</text:p>
          </table:table-cell>
          <table:table-cell table:formula="of:=AVERAGE([.R59:.R65])" office:value-type="float" office:value="0.0289564428571429" calcext:value-type="float">
            <text:p>0.03</text:p>
          </table:table-cell>
        </table:table-row>
        <table:table-row table:style-name="ro1">
          <table:table-cell office:value-type="float" office:value="7388" calcext:value-type="float">
            <text:p>7388</text:p>
          </table:table-cell>
          <table:table-cell office:value-type="float" office:value="7569.76" calcext:value-type="float">
            <text:p>7569.76</text:p>
          </table:table-cell>
          <table:table-cell office:value-type="float" office:value="7593.57" calcext:value-type="float">
            <text:p>7593.57</text:p>
          </table:table-cell>
          <table:table-cell office:value-type="float" office:value="1.71158" calcext:value-type="float">
            <text:p>1.71158</text:p>
          </table:table-cell>
          <table:table-cell office:value-type="float" office:value="205.567" calcext:value-type="float">
            <text:p>205.567</text:p>
          </table:table-cell>
          <table:table-cell table:number-columns-repeated="5"/>
          <table:table-cell office:value-type="float" office:value="218" calcext:value-type="float">
            <text:p>218</text:p>
          </table:table-cell>
          <table:table-cell office:value-type="float" office:value="218.031" calcext:value-type="float">
            <text:p>218.031</text:p>
          </table:table-cell>
          <table:table-cell office:value-type="float" office:value="210.026" calcext:value-type="float">
            <text:p>210.026</text:p>
          </table:table-cell>
          <table:table-cell office:value-type="float" office:value="0.0308813" calcext:value-type="float">
            <text:p>0.0308813</text:p>
          </table:table-cell>
          <table:table-cell office:value-type="float" office:value="-7.97388" calcext:value-type="float">
            <text:p>-7.97388</text:p>
          </table:table-cell>
          <table:table-cell office:value-type="float" office:value="0.114144" calcext:value-type="float">
            <text:p>0.114144</text:p>
          </table:table-cell>
          <table:table-cell office:value-type="float" office:value="0.160764" calcext:value-type="float">
            <text:p>0.160764</text:p>
          </table:table-cell>
          <table:table-cell office:value-type="float" office:value="0.0232447" calcext:value-type="float">
            <text:p>2.32E-02</text:p>
          </table:table-cell>
          <table:table-cell table:number-columns-repeated="2" office:value-type="float" office:value="0.980191" calcext:value-type="float">
            <text:p>0.980191</text:p>
          </table:table-cell>
          <table:table-cell table:style-name="ce1" office:value-type="float" office:value="0.668103" calcext:value-type="float">
            <text:p>6.68E-01</text:p>
          </table:table-cell>
          <table:table-cell office:value-type="float" office:value="-0.896588" calcext:value-type="float">
            <text:p>-0.896588</text:p>
          </table:table-cell>
          <table:table-cell table:style-name="ce1" office:value-type="float" office:value="-9.50776" calcext:value-type="float">
            <text:p>-9.51E+00</text:p>
          </table:table-cell>
          <table:table-cell table:number-columns-repeated="22"/>
          <table:table-cell table:formula="of:=[.AT62]+1" office:value-type="date" office:date-value="2020-04-25" calcext:value-type="date">
            <text:p>25/04/20</text:p>
          </table:table-cell>
          <table:table-cell table:formula="of:=AVERAGE([.S60:.S66])" office:value-type="float" office:value="0.969952142857143" calcext:value-type="float">
            <text:p>0.969952142857143</text:p>
          </table:table-cell>
          <table:table-cell table:formula="of:=[.P63]" office:value-type="float" office:value="0.114144" calcext:value-type="float">
            <text:p>0.114144</text:p>
          </table:table-cell>
          <table:table-cell table:formula="of:=AVERAGE([.R60:.R66])" office:value-type="float" office:value="0.0302716714285714" calcext:value-type="float">
            <text:p>0.03</text:p>
          </table:table-cell>
        </table:table-row>
        <table:table-row table:style-name="ro1">
          <table:table-cell office:value-type="float" office:value="7440" calcext:value-type="float">
            <text:p>7440</text:p>
          </table:table-cell>
          <table:table-cell office:value-type="float" office:value="7643.01" calcext:value-type="float">
            <text:p>7643.01</text:p>
          </table:table-cell>
          <table:table-cell office:value-type="float" office:value="7711.59" calcext:value-type="float">
            <text:p>7711.59</text:p>
          </table:table-cell>
          <table:table-cell office:value-type="float" office:value="1.92869" calcext:value-type="float">
            <text:p>1.92869</text:p>
          </table:table-cell>
          <table:table-cell office:value-type="float" office:value="271.593" calcext:value-type="float">
            <text:p>271.593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office:value-type="float" office:value="221.914" calcext:value-type="float">
            <text:p>221.914</text:p>
          </table:table-cell>
          <table:table-cell office:value-type="float" office:value="214.925" calcext:value-type="float">
            <text:p>214.925</text:p>
          </table:table-cell>
          <table:table-cell office:value-type="float" office:value="1.9135" calcext:value-type="float">
            <text:p>1.9135</text:p>
          </table:table-cell>
          <table:table-cell office:value-type="float" office:value="-5.07513" calcext:value-type="float">
            <text:p>-5.07513</text:p>
          </table:table-cell>
          <table:table-cell office:value-type="float" office:value="0.118302" calcext:value-type="float">
            <text:p>0.118302</text:p>
          </table:table-cell>
          <table:table-cell office:value-type="float" office:value="0.16465" calcext:value-type="float">
            <text:p>0.16465</text:p>
          </table:table-cell>
          <table:table-cell office:value-type="float" office:value="0.024583" calcext:value-type="float">
            <text:p>2.46E-02</text:p>
          </table:table-cell>
          <table:table-cell table:number-columns-repeated="2" office:value-type="float" office:value="0.981345" calcext:value-type="float">
            <text:p>0.981345</text:p>
          </table:table-cell>
          <table:table-cell table:style-name="ce1" office:value-type="float" office:value="0.656862" calcext:value-type="float">
            <text:p>6.57E-01</text:p>
          </table:table-cell>
          <table:table-cell office:value-type="float" office:value="-0.897481" calcext:value-type="float">
            <text:p>-0.897481</text:p>
          </table:table-cell>
          <table:table-cell table:style-name="ce1" office:value-type="float" office:value="-9.88155" calcext:value-type="float">
            <text:p>-9.88E+00</text:p>
          </table:table-cell>
          <table:table-cell table:number-columns-repeated="22"/>
          <table:table-cell table:formula="of:=[.AT63]+1" office:value-type="date" office:date-value="2020-04-26" calcext:value-type="date">
            <text:p>26/04/20</text:p>
          </table:table-cell>
          <table:table-cell table:formula="of:=AVERAGE([.S61:.S67])" office:value-type="float" office:value="0.970985857142857" calcext:value-type="float">
            <text:p>0.970985857142857</text:p>
          </table:table-cell>
          <table:table-cell table:formula="of:=[.P64]" office:value-type="float" office:value="0.118302" calcext:value-type="float">
            <text:p>0.118302</text:p>
          </table:table-cell>
          <table:table-cell table:formula="of:=AVERAGE([.R61:.R67])" office:value-type="float" office:value="0.0316057" calcext:value-type="float">
            <text:p>0.03</text:p>
          </table:table-cell>
        </table:table-row>
        <table:table-row table:style-name="ro1">
          <table:table-cell office:value-type="float" office:value="7481" calcext:value-type="float">
            <text:p>7481</text:p>
          </table:table-cell>
          <table:table-cell office:value-type="float" office:value="7715.1" calcext:value-type="float">
            <text:p>7715.1</text:p>
          </table:table-cell>
          <table:table-cell office:value-type="float" office:value="7838.16" calcext:value-type="float">
            <text:p>7838.16</text:p>
          </table:table-cell>
          <table:table-cell office:value-type="float" office:value="2.23041" calcext:value-type="float">
            <text:p>2.23041</text:p>
          </table:table-cell>
          <table:table-cell office:value-type="float" office:value="357.159" calcext:value-type="float">
            <text:p>357.159</text:p>
          </table:table-cell>
          <table:table-cell table:number-columns-repeated="5"/>
          <table:table-cell office:value-type="float" office:value="223" calcext:value-type="float">
            <text:p>223</text:p>
          </table:table-cell>
          <table:table-cell office:value-type="float" office:value="224.057" calcext:value-type="float">
            <text:p>224.057</text:p>
          </table:table-cell>
          <table:table-cell office:value-type="float" office:value="222.202" calcext:value-type="float">
            <text:p>222.202</text:p>
          </table:table-cell>
          <table:table-cell office:value-type="float" office:value="1.05657" calcext:value-type="float">
            <text:p>1.05657</text:p>
          </table:table-cell>
          <table:table-cell office:value-type="float" office:value="-0.79826" calcext:value-type="float">
            <text:p>-0.79826</text:p>
          </table:table-cell>
          <table:table-cell office:value-type="float" office:value="0.122526" calcext:value-type="float">
            <text:p>0.122526</text:p>
          </table:table-cell>
          <table:table-cell office:value-type="float" office:value="0.220919" calcext:value-type="float">
            <text:p>0.220919</text:p>
          </table:table-cell>
          <table:table-cell office:value-type="float" office:value="0.0340474" calcext:value-type="float">
            <text:p>3.40E-02</text:p>
          </table:table-cell>
          <table:table-cell table:number-columns-repeated="2" office:value-type="float" office:value="0.970406" calcext:value-type="float">
            <text:p>0.970406</text:p>
          </table:table-cell>
          <table:table-cell table:style-name="ce1" office:value-type="float" office:value="0.638475" calcext:value-type="float">
            <text:p>6.38E-01</text:p>
          </table:table-cell>
          <table:table-cell office:value-type="float" office:value="-0.921049" calcext:value-type="float">
            <text:p>-0.921049</text:p>
          </table:table-cell>
          <table:table-cell table:style-name="ce1" office:value-type="float" office:value="-10.6727" calcext:value-type="float">
            <text:p>-1.07E+01</text:p>
          </table:table-cell>
          <table:table-cell table:number-columns-repeated="22"/>
          <table:table-cell table:formula="of:=[.AT64]+1" office:value-type="date" office:date-value="2020-04-27" calcext:value-type="date">
            <text:p>27/04/20</text:p>
          </table:table-cell>
          <table:table-cell table:formula="of:=AVERAGE([.S62:.S68])" office:value-type="float" office:value="0.972218142857143" calcext:value-type="float">
            <text:p>0.972218142857143</text:p>
          </table:table-cell>
          <table:table-cell table:formula="of:=[.P65]" office:value-type="float" office:value="0.122526" calcext:value-type="float">
            <text:p>0.122526</text:p>
          </table:table-cell>
          <table:table-cell table:formula="of:=AVERAGE([.R62:.R68])" office:value-type="float" office:value="0.0330641142857143" calcext:value-type="float">
            <text:p>0.03</text:p>
          </table:table-cell>
        </table:table-row>
        <table:table-row table:style-name="ro1">
          <table:table-cell office:value-type="float" office:value="7540" calcext:value-type="float">
            <text:p>7540</text:p>
          </table:table-cell>
          <table:table-cell office:value-type="float" office:value="7811.79" calcext:value-type="float">
            <text:p>7811.79</text:p>
          </table:table-cell>
          <table:table-cell table:style-name="ce1" office:value-type="float" office:value="7988.31" calcext:value-type="float">
            <text:p>7.99E+03</text:p>
          </table:table-cell>
          <table:table-cell office:value-type="float" office:value="2.60435" calcext:value-type="float">
            <text:p>2.60435</text:p>
          </table:table-cell>
          <table:table-cell table:style-name="ce1" office:value-type="float" office:value="448.312" calcext:value-type="float">
            <text:p>4.48E+02</text:p>
          </table:table-cell>
          <table:table-cell table:style-name="ce1" table:number-columns-repeated="5"/>
          <table:table-cell office:value-type="float" office:value="227" calcext:value-type="float">
            <text:p>227</text:p>
          </table:table-cell>
          <table:table-cell office:value-type="float" office:value="226.863" calcext:value-type="float">
            <text:p>226.863</text:p>
          </table:table-cell>
          <table:table-cell office:value-type="float" office:value="228.861" calcext:value-type="float">
            <text:p>228.861</text:p>
          </table:table-cell>
          <table:table-cell office:value-type="float" office:value="-0.137205" calcext:value-type="float">
            <text:p>-0.137205</text:p>
          </table:table-cell>
          <table:table-cell office:value-type="float" office:value="1.86079" calcext:value-type="float">
            <text:p>1.86079</text:p>
          </table:table-cell>
          <table:table-cell office:value-type="float" office:value="0.126814" calcext:value-type="float">
            <text:p>0.126814</text:p>
          </table:table-cell>
          <table:table-cell office:value-type="float" office:value="0.248858" calcext:value-type="float">
            <text:p>0.248858</text:p>
          </table:table-cell>
          <table:table-cell office:value-type="float" office:value="0.0395744" calcext:value-type="float">
            <text:p>3.96E-02</text:p>
          </table:table-cell>
          <table:table-cell table:number-columns-repeated="2" office:value-type="float" office:value="0.965913" calcext:value-type="float">
            <text:p>0.965913</text:p>
          </table:table-cell>
          <table:table-cell table:style-name="ce1" office:value-type="float" office:value="0.625066" calcext:value-type="float">
            <text:p>6.25E-01</text:p>
          </table:table-cell>
          <table:table-cell office:value-type="float" office:value="-0.929203" calcext:value-type="float">
            <text:p>-0.929203</text:p>
          </table:table-cell>
          <table:table-cell table:style-name="ce1" office:value-type="float" office:value="-12.8173" calcext:value-type="float">
            <text:p>-1.28E+01</text:p>
          </table:table-cell>
          <table:table-cell table:number-columns-repeated="22"/>
          <table:table-cell table:formula="of:=[.AT65]+1" office:value-type="date" office:date-value="2020-04-28" calcext:value-type="date">
            <text:p>28/04/20</text:p>
          </table:table-cell>
          <table:table-cell table:formula="of:=AVERAGE([.S63:.S69])" office:value-type="float" office:value="0.973634" calcext:value-type="float">
            <text:p>0.973634</text:p>
          </table:table-cell>
          <table:table-cell table:formula="of:=[.P66]" office:value-type="float" office:value="0.126814" calcext:value-type="float">
            <text:p>0.126814</text:p>
          </table:table-cell>
          <table:table-cell table:formula="of:=AVERAGE([.R63:.R69])" office:value-type="float" office:value="0.0341381" calcext:value-type="float">
            <text:p>0.03</text:p>
          </table:table-cell>
        </table:table-row>
        <table:table-row table:style-name="ro1">
          <table:table-cell office:value-type="float" office:value="7615" calcext:value-type="float">
            <text:p>7615</text:p>
          </table:table-cell>
          <table:table-cell office:value-type="float" office:value="7909.78" calcext:value-type="float">
            <text:p>7909.78</text:p>
          </table:table-cell>
          <table:table-cell office:value-type="float" office:value="8133.61" calcext:value-type="float">
            <text:p>8133.61</text:p>
          </table:table-cell>
          <table:table-cell office:value-type="float" office:value="2.91893" calcext:value-type="float">
            <text:p>2.91893</text:p>
          </table:table-cell>
          <table:table-cell office:value-type="float" office:value="518.606" calcext:value-type="float">
            <text:p>518.606</text:p>
          </table:table-cell>
          <table:table-cell table:number-columns-repeated="5"/>
          <table:table-cell office:value-type="float" office:value="227" calcext:value-type="float">
            <text:p>227</text:p>
          </table:table-cell>
          <table:table-cell office:value-type="float" office:value="230.624" calcext:value-type="float">
            <text:p>230.624</text:p>
          </table:table-cell>
          <table:table-cell office:value-type="float" office:value="235.389" calcext:value-type="float">
            <text:p>235.389</text:p>
          </table:table-cell>
          <table:table-cell office:value-type="float" office:value="3.62402" calcext:value-type="float">
            <text:p>3.62402</text:p>
          </table:table-cell>
          <table:table-cell office:value-type="float" office:value="8.38921" calcext:value-type="float">
            <text:p>8.38921</text:p>
          </table:table-cell>
          <table:table-cell office:value-type="float" office:value="0.131168" calcext:value-type="float">
            <text:p>0.131168</text:p>
          </table:table-cell>
          <table:table-cell office:value-type="float" office:value="0.245967" calcext:value-type="float">
            <text:p>0.245967</text:p>
          </table:table-cell>
          <table:table-cell office:value-type="float" office:value="0.0403446" calcext:value-type="float">
            <text:p>4.03E-02</text:p>
          </table:table-cell>
          <table:table-cell table:number-columns-repeated="2" office:value-type="float" office:value="0.96811" calcext:value-type="float">
            <text:p>0.96811</text:p>
          </table:table-cell>
          <table:table-cell table:style-name="ce1" office:value-type="float" office:value="0.61657" calcext:value-type="float">
            <text:p>6.17E-01</text:p>
          </table:table-cell>
          <table:table-cell office:value-type="float" office:value="-0.927117" calcext:value-type="float">
            <text:p>-0.927117</text:p>
          </table:table-cell>
          <table:table-cell table:style-name="ce1" office:value-type="float" office:value="-13.9004" calcext:value-type="float">
            <text:p>-1.39E+01</text:p>
          </table:table-cell>
          <table:table-cell table:number-columns-repeated="22"/>
          <table:table-cell table:formula="of:=[.AT66]+1" office:value-type="date" office:date-value="2020-04-29" calcext:value-type="date">
            <text:p>29/04/20</text:p>
          </table:table-cell>
          <table:table-cell table:formula="of:=AVERAGE([.S64:.S70])" office:value-type="float" office:value="0.974902428571428" calcext:value-type="float">
            <text:p>0.974902428571428</text:p>
          </table:table-cell>
          <table:table-cell table:formula="of:=[.P67]" office:value-type="float" office:value="0.131168" calcext:value-type="float">
            <text:p>0.131168</text:p>
          </table:table-cell>
          <table:table-cell table:formula="of:=AVERAGE([.R64:.R70])" office:value-type="float" office:value="0.035117" calcext:value-type="float">
            <text:p>0.04</text:p>
          </table:table-cell>
        </table:table-row>
        <table:table-row table:style-name="ro1">
          <table:table-cell office:value-type="float" office:value="7718" calcext:value-type="float">
            <text:p>7718</text:p>
          </table:table-cell>
          <table:table-cell office:value-type="float" office:value="7988.87" calcext:value-type="float">
            <text:p>7988.87</text:p>
          </table:table-cell>
          <table:table-cell office:value-type="float" office:value="8251.2" calcext:value-type="float">
            <text:p>8251.2</text:p>
          </table:table-cell>
          <table:table-cell table:style-name="ce1" office:value-type="float" office:value="2.80241" calcext:value-type="float">
            <text:p>2.80E+00</text:p>
          </table:table-cell>
          <table:table-cell office:value-type="float" office:value="533.197" calcext:value-type="float">
            <text:p>533.197</text:p>
          </table:table-cell>
          <table:table-cell table:number-columns-repeated="5"/>
          <table:table-cell office:value-type="float" office:value="236" calcext:value-type="float">
            <text:p>236</text:p>
          </table:table-cell>
          <table:table-cell office:value-type="float" office:value="230.985" calcext:value-type="float">
            <text:p>230.985</text:p>
          </table:table-cell>
          <table:table-cell office:value-type="float" office:value="237.456" calcext:value-type="float">
            <text:p>237.456</text:p>
          </table:table-cell>
          <table:table-cell office:value-type="float" office:value="-5.01453" calcext:value-type="float">
            <text:p>-5.01453</text:p>
          </table:table-cell>
          <table:table-cell office:value-type="float" office:value="1.45582" calcext:value-type="float">
            <text:p>1.45582</text:p>
          </table:table-cell>
          <table:table-cell office:value-type="float" office:value="0.135588" calcext:value-type="float">
            <text:p>0.135588</text:p>
          </table:table-cell>
          <table:table-cell office:value-type="float" office:value="0.26219" calcext:value-type="float">
            <text:p>0.26219</text:p>
          </table:table-cell>
          <table:table-cell office:value-type="float" office:value="0.0443404" calcext:value-type="float">
            <text:p>4.43E-02</text:p>
          </table:table-cell>
          <table:table-cell table:number-columns-repeated="2" office:value-type="float" office:value="0.965947" calcext:value-type="float">
            <text:p>0.965947</text:p>
          </table:table-cell>
          <table:table-cell table:style-name="ce1" office:value-type="float" office:value="0.605778" calcext:value-type="float">
            <text:p>6.06E-01</text:p>
          </table:table-cell>
          <table:table-cell office:value-type="float" office:value="-0.930821" calcext:value-type="float">
            <text:p>-0.930821</text:p>
          </table:table-cell>
          <table:table-cell table:style-name="ce1" office:value-type="float" office:value="-12.4628" calcext:value-type="float">
            <text:p>-1.25E+01</text:p>
          </table:table-cell>
          <table:table-cell table:number-columns-repeated="22"/>
          <table:table-cell table:formula="of:=[.AT67]+1" office:value-type="date" office:date-value="2020-04-30" calcext:value-type="date">
            <text:p>30/04/20</text:p>
          </table:table-cell>
          <table:table-cell table:formula="of:=AVERAGE([.S65:.S71])" office:value-type="float" office:value="0.975867571428571" calcext:value-type="float">
            <text:p>0.975867571428571</text:p>
          </table:table-cell>
          <table:table-cell table:formula="of:=[.P68]" office:value-type="float" office:value="0.135588" calcext:value-type="float">
            <text:p>0.135588</text:p>
          </table:table-cell>
          <table:table-cell table:formula="of:=AVERAGE([.R65:.R71])" office:value-type="float" office:value="0.0361443571428571" calcext:value-type="float">
            <text:p>0.04</text:p>
          </table:table-cell>
        </table:table-row>
        <table:table-row table:style-name="ro1">
          <table:table-cell office:value-type="float" office:value="7773" calcext:value-type="float">
            <text:p>7773</text:p>
          </table:table-cell>
          <table:table-cell office:value-type="float" office:value="8072.61" calcext:value-type="float">
            <text:p>8072.61</text:p>
          </table:table-cell>
          <table:table-cell office:value-type="float" office:value="8357.99" calcext:value-type="float">
            <text:p>8357.99</text:p>
          </table:table-cell>
          <table:table-cell office:value-type="float" office:value="3.21403" calcext:value-type="float">
            <text:p>3.21403</text:p>
          </table:table-cell>
          <table:table-cell office:value-type="float" office:value="584.987" calcext:value-type="float">
            <text:p>584.987</text:p>
          </table:table-cell>
          <table:table-cell table:number-columns-repeated="5"/>
          <table:table-cell office:value-type="float" office:value="240" calcext:value-type="float">
            <text:p>240</text:p>
          </table:table-cell>
          <table:table-cell office:value-type="float" office:value="238.836" calcext:value-type="float">
            <text:p>238.836</text:p>
          </table:table-cell>
          <table:table-cell office:value-type="float" office:value="240.689" calcext:value-type="float">
            <text:p>240.689</text:p>
          </table:table-cell>
          <table:table-cell office:value-type="float" office:value="-1.16404" calcext:value-type="float">
            <text:p>-1.16404</text:p>
          </table:table-cell>
          <table:table-cell office:value-type="float" office:value="0.688747" calcext:value-type="float">
            <text:p>0.688747</text:p>
          </table:table-cell>
          <table:table-cell office:value-type="float" office:value="0.137197" calcext:value-type="float">
            <text:p>0.137197</text:p>
          </table:table-cell>
          <table:table-cell office:value-type="float" office:value="0.188372" calcext:value-type="float">
            <text:p>0.188372</text:p>
          </table:table-cell>
          <table:table-cell office:value-type="float" office:value="0.0328322" calcext:value-type="float">
            <text:p>3.28E-02</text:p>
          </table:table-cell>
          <table:table-cell table:number-columns-repeated="2" office:value-type="float" office:value="0.983526" calcext:value-type="float">
            <text:p>0.983526</text:p>
          </table:table-cell>
          <table:table-cell table:style-name="ce1" office:value-type="float" office:value="0.611071" calcext:value-type="float">
            <text:p>6.11E-01</text:p>
          </table:table-cell>
          <table:table-cell office:value-type="float" office:value="-0.903774" calcext:value-type="float">
            <text:p>-0.903774</text:p>
          </table:table-cell>
          <table:table-cell table:style-name="ce1" office:value-type="float" office:value="-13.9134" calcext:value-type="float">
            <text:p>-1.39E+01</text:p>
          </table:table-cell>
          <table:table-cell table:number-columns-repeated="22"/>
          <table:table-cell table:formula="of:=[.AT68]+1" office:value-type="date" office:date-value="2020-05-01" calcext:value-type="date">
            <text:p>01/05/20</text:p>
          </table:table-cell>
          <table:table-cell table:formula="of:=AVERAGE([.S66:.S72])" office:value-type="float" office:value="0.976176285714286" calcext:value-type="float">
            <text:p>0.976176285714286</text:p>
          </table:table-cell>
          <table:table-cell table:formula="of:=[.P69]" office:value-type="float" office:value="0.137197" calcext:value-type="float">
            <text:p>0.137197</text:p>
          </table:table-cell>
          <table:table-cell table:formula="of:=AVERAGE([.R66:.R72])" office:value-type="float" office:value="0.0375559857142857" calcext:value-type="float">
            <text:p>0.04</text:p>
          </table:table-cell>
        </table:table-row>
        <table:table-row table:style-name="ro1">
          <table:table-cell office:value-type="float" office:value="7791" calcext:value-type="float">
            <text:p>7791</text:p>
          </table:table-cell>
          <table:table-cell office:value-type="float" office:value="8110.56" calcext:value-type="float">
            <text:p>8110.56</text:p>
          </table:table-cell>
          <table:table-cell office:value-type="float" office:value="8424.61" calcext:value-type="float">
            <text:p>8424.61</text:p>
          </table:table-cell>
          <table:table-cell office:value-type="float" office:value="3.5891" calcext:value-type="float">
            <text:p>3.5891</text:p>
          </table:table-cell>
          <table:table-cell office:value-type="float" office:value="633.612" calcext:value-type="float">
            <text:p>633.612</text:p>
          </table:table-cell>
          <table:table-cell table:number-columns-repeated="5"/>
          <table:table-cell office:value-type="float" office:value="245" calcext:value-type="float">
            <text:p>245</text:p>
          </table:table-cell>
          <table:table-cell office:value-type="float" office:value="243.203" calcext:value-type="float">
            <text:p>243.203</text:p>
          </table:table-cell>
          <table:table-cell office:value-type="float" office:value="244.06" calcext:value-type="float">
            <text:p>244.06</text:p>
          </table:table-cell>
          <table:table-cell office:value-type="float" office:value="-1.79681" calcext:value-type="float">
            <text:p>-1.79681</text:p>
          </table:table-cell>
          <table:table-cell office:value-type="float" office:value="-0.939778" calcext:value-type="float">
            <text:p>-0.939778</text:p>
          </table:table-cell>
          <table:table-cell office:value-type="float" office:value="0.138807" calcext:value-type="float">
            <text:p>0.138807</text:p>
          </table:table-cell>
          <table:table-cell office:value-type="float" office:value="0.167616" calcext:value-type="float">
            <text:p>0.167616</text:p>
          </table:table-cell>
          <table:table-cell office:value-type="float" office:value="0.030097" calcext:value-type="float">
            <text:p>3.01E-02</text:p>
          </table:table-cell>
          <table:table-cell table:number-columns-repeated="2" office:value-type="float" office:value="0.98907" calcext:value-type="float">
            <text:p>0.98907</text:p>
          </table:table-cell>
          <table:table-cell table:style-name="ce1" office:value-type="float" office:value="0.609573" calcext:value-type="float">
            <text:p>6.10E-01</text:p>
          </table:table-cell>
          <table:table-cell office:value-type="float" office:value="-0.893353" calcext:value-type="float">
            <text:p>-0.893353</text:p>
          </table:table-cell>
          <table:table-cell table:style-name="ce1" office:value-type="float" office:value="-13.531" calcext:value-type="float">
            <text:p>-1.35E+01</text:p>
          </table:table-cell>
          <table:table-cell table:number-columns-repeated="22"/>
          <table:table-cell table:formula="of:=[.AT69]+1" office:value-type="date" office:date-value="2020-05-02" calcext:value-type="date">
            <text:p>02/05/20</text:p>
          </table:table-cell>
          <table:table-cell table:formula="of:=AVERAGE([.S67:.S73])" office:value-type="float" office:value="0.976010285714286" calcext:value-type="float">
            <text:p>0.976010285714286</text:p>
          </table:table-cell>
          <table:table-cell table:formula="of:=[.P70]" office:value-type="float" office:value="0.138807" calcext:value-type="float">
            <text:p>0.138807</text:p>
          </table:table-cell>
          <table:table-cell table:formula="of:=AVERAGE([.R67:.R73])" office:value-type="float" office:value="0.0391833428571429" calcext:value-type="float">
            <text:p>0.04</text:p>
          </table:table-cell>
        </table:table-row>
        <table:table-row table:style-name="ro1">
          <table:table-cell office:value-type="float" office:value="7817" calcext:value-type="float">
            <text:p>7817</text:p>
          </table:table-cell>
          <table:table-cell office:value-type="float" office:value="8133.83" calcext:value-type="float">
            <text:p>8133.83</text:p>
          </table:table-cell>
          <table:table-cell office:value-type="float" office:value="8478.5" calcext:value-type="float">
            <text:p>8478.5</text:p>
          </table:table-cell>
          <table:table-cell office:value-type="float" office:value="3.6041" calcext:value-type="float">
            <text:p>3.6041</text:p>
          </table:table-cell>
          <table:table-cell office:value-type="float" office:value="661.498" calcext:value-type="float">
            <text:p>661.498</text:p>
          </table:table-cell>
          <table:table-cell table:number-columns-repeated="5"/>
          <table:table-cell office:value-type="float" office:value="248" calcext:value-type="float">
            <text:p>248</text:p>
          </table:table-cell>
          <table:table-cell office:value-type="float" office:value="248.02" calcext:value-type="float">
            <text:p>248.02</text:p>
          </table:table-cell>
          <table:table-cell office:value-type="float" office:value="245.685" calcext:value-type="float">
            <text:p>245.685</text:p>
          </table:table-cell>
          <table:table-cell office:value-type="float" office:value="0.0204209" calcext:value-type="float">
            <text:p>0.0204209</text:p>
          </table:table-cell>
          <table:table-cell office:value-type="float" office:value="-2.31463" calcext:value-type="float">
            <text:p>-2.31463</text:p>
          </table:table-cell>
          <table:table-cell office:value-type="float" office:value="0.140417" calcext:value-type="float">
            <text:p>0.140417</text:p>
          </table:table-cell>
          <table:table-cell office:value-type="float" office:value="0.171842" calcext:value-type="float">
            <text:p>0.171842</text:p>
          </table:table-cell>
          <table:table-cell office:value-type="float" office:value="0.0317745" calcext:value-type="float">
            <text:p>3.18E-02</text:p>
          </table:table-cell>
          <table:table-cell table:number-columns-repeated="2" office:value-type="float" office:value="0.988101" calcext:value-type="float">
            <text:p>0.988101</text:p>
          </table:table-cell>
          <table:table-cell table:style-name="ce1" office:value-type="float" office:value="0.605961" calcext:value-type="float">
            <text:p>6.06E-01</text:p>
          </table:table-cell>
          <table:table-cell office:value-type="float" office:value="-0.894732" calcext:value-type="float">
            <text:p>-0.894732</text:p>
          </table:table-cell>
          <table:table-cell table:style-name="ce1" office:value-type="float" office:value="-13.2333" calcext:value-type="float">
            <text:p>-1.32E+01</text:p>
          </table:table-cell>
          <table:table-cell table:number-columns-repeated="22"/>
          <table:table-cell table:formula="of:=[.AT70]+1" office:value-type="date" office:date-value="2020-05-03" calcext:value-type="date">
            <text:p>03/05/20</text:p>
          </table:table-cell>
          <table:table-cell table:formula="of:=AVERAGE([.S68:.S74])" office:value-type="float" office:value="0.975577285714286" calcext:value-type="float">
            <text:p>0.975577285714286</text:p>
          </table:table-cell>
          <table:table-cell table:formula="of:=[.P71]" office:value-type="float" office:value="0.140417" calcext:value-type="float">
            <text:p>0.140417</text:p>
          </table:table-cell>
          <table:table-cell table:formula="of:=AVERAGE([.R68:.R74])" office:value-type="float" office:value="0.0408282714285714" calcext:value-type="float">
            <text:p>0.04</text:p>
          </table:table-cell>
        </table:table-row>
        <table:table-row table:style-name="ro1">
          <table:table-cell office:value-type="float" office:value="7855" calcext:value-type="float">
            <text:p>7855</text:p>
          </table:table-cell>
          <table:table-cell office:value-type="float" office:value="8160.33" calcext:value-type="float">
            <text:p>8160.33</text:p>
          </table:table-cell>
          <table:table-cell office:value-type="float" office:value="8530" calcext:value-type="float">
            <text:p>8530</text:p>
          </table:table-cell>
          <table:table-cell office:value-type="float" office:value="3.49628" calcext:value-type="float">
            <text:p>3.49628</text:p>
          </table:table-cell>
          <table:table-cell office:value-type="float" office:value="675.002" calcext:value-type="float">
            <text:p>675.002</text:p>
          </table:table-cell>
          <table:table-cell table:number-columns-repeated="5"/>
          <table:table-cell office:value-type="float" office:value="252" calcext:value-type="float">
            <text:p>252</text:p>
          </table:table-cell>
          <table:table-cell office:value-type="float" office:value="251.139" calcext:value-type="float">
            <text:p>251.139</text:p>
          </table:table-cell>
          <table:table-cell office:value-type="float" office:value="247.961" calcext:value-type="float">
            <text:p>247.961</text:p>
          </table:table-cell>
          <table:table-cell office:value-type="float" office:value="-0.860591" calcext:value-type="float">
            <text:p>-0.860591</text:p>
          </table:table-cell>
          <table:table-cell office:value-type="float" office:value="-4.03936" calcext:value-type="float">
            <text:p>-4.03936</text:p>
          </table:table-cell>
          <table:table-cell office:value-type="float" office:value="0.142027" calcext:value-type="float">
            <text:p>0.142027</text:p>
          </table:table-cell>
          <table:table-cell office:value-type="float" office:value="0.230801" calcext:value-type="float">
            <text:p>0.230801</text:p>
          </table:table-cell>
          <table:table-cell office:value-type="float" office:value="0.0439288" calcext:value-type="float">
            <text:p>4.39E-02</text:p>
          </table:table-cell>
          <table:table-cell table:number-columns-repeated="2" office:value-type="float" office:value="0.972567" calcext:value-type="float">
            <text:p>0.972567</text:p>
          </table:table-cell>
          <table:table-cell table:style-name="ce1" office:value-type="float" office:value="0.597505" calcext:value-type="float">
            <text:p>5.98E-01</text:p>
          </table:table-cell>
          <table:table-cell office:value-type="float" office:value="-0.918086" calcext:value-type="float">
            <text:p>-0.918086</text:p>
          </table:table-cell>
          <table:table-cell table:style-name="ce1" office:value-type="float" office:value="-12.7745" calcext:value-type="float">
            <text:p>-1.28E+01</text:p>
          </table:table-cell>
          <table:table-cell table:number-columns-repeated="22"/>
          <table:table-cell table:formula="of:=[.AT71]+1" office:value-type="date" office:date-value="2020-05-04" calcext:value-type="date">
            <text:p>04/05/20</text:p>
          </table:table-cell>
          <table:table-cell table:formula="of:=AVERAGE([.S69:.S75])" office:value-type="float" office:value="0.974743285714286" calcext:value-type="float">
            <text:p>0.974743285714286</text:p>
          </table:table-cell>
          <table:table-cell table:formula="of:=[.P72]" office:value-type="float" office:value="0.142027" calcext:value-type="float">
            <text:p>0.142027</text:p>
          </table:table-cell>
          <table:table-cell table:formula="of:=AVERAGE([.R69:.R75])" office:value-type="float" office:value="0.0426202285714286" calcext:value-type="float">
            <text:p>0.04</text:p>
          </table:table-cell>
        </table:table-row>
        <table:table-row table:style-name="ro1">
          <table:table-cell office:value-type="float" office:value="7932" calcext:value-type="float">
            <text:p>7932</text:p>
          </table:table-cell>
          <table:table-cell office:value-type="float" office:value="8211.58" calcext:value-type="float">
            <text:p>8211.58</text:p>
          </table:table-cell>
          <table:table-cell office:value-type="float" office:value="8598.4" calcext:value-type="float">
            <text:p>8598.4</text:p>
          </table:table-cell>
          <table:table-cell office:value-type="float" office:value="3.2275" calcext:value-type="float">
            <text:p>3.2275</text:p>
          </table:table-cell>
          <table:table-cell office:value-type="float" office:value="666.4" calcext:value-type="float">
            <text:p>666.4</text:p>
          </table:table-cell>
          <table:table-cell table:number-columns-repeated="5"/>
          <table:table-cell office:value-type="float" office:value="257" calcext:value-type="float">
            <text:p>257</text:p>
          </table:table-cell>
          <table:table-cell office:value-type="float" office:value="254.932" calcext:value-type="float">
            <text:p>254.932</text:p>
          </table:table-cell>
          <table:table-cell office:value-type="float" office:value="251.167" calcext:value-type="float">
            <text:p>251.167</text:p>
          </table:table-cell>
          <table:table-cell table:style-name="ce1" office:value-type="float" office:value="-2.06762" calcext:value-type="float">
            <text:p>-2.07E+00</text:p>
          </table:table-cell>
          <table:table-cell office:value-type="float" office:value="-5.83291" calcext:value-type="float">
            <text:p>-5.83291</text:p>
          </table:table-cell>
          <table:table-cell office:value-type="float" office:value="0.143637" calcext:value-type="float">
            <text:p>0.143637</text:p>
          </table:table-cell>
          <table:table-cell office:value-type="float" office:value="0.260249" calcext:value-type="float">
            <text:p>0.260249</text:p>
          </table:table-cell>
          <table:table-cell office:value-type="float" office:value="0.0509659" calcext:value-type="float">
            <text:p>5.10E-02</text:p>
          </table:table-cell>
          <table:table-cell table:number-columns-repeated="2" office:value-type="float" office:value="0.964751" calcext:value-type="float">
            <text:p>0.964751</text:p>
          </table:table-cell>
          <table:table-cell table:style-name="ce1" office:value-type="float" office:value="0.591573" calcext:value-type="float">
            <text:p>5.92E-01</text:p>
          </table:table-cell>
          <table:table-cell office:value-type="float" office:value="-0.926666" calcext:value-type="float">
            <text:p>-0.926666</text:p>
          </table:table-cell>
          <table:table-cell table:style-name="ce1" office:value-type="float" office:value="-12.5771" calcext:value-type="float">
            <text:p>-1.26E+01</text:p>
          </table:table-cell>
          <table:table-cell table:number-columns-repeated="22"/>
          <table:table-cell table:formula="of:=[.AT72]+1" office:value-type="date" office:date-value="2020-05-05" calcext:value-type="date">
            <text:p>05/05/20</text:p>
          </table:table-cell>
          <table:table-cell table:formula="of:=AVERAGE([.S70:.S76])" office:value-type="float" office:value="0.974689571428571" calcext:value-type="float">
            <text:p>0.974689571428571</text:p>
          </table:table-cell>
          <table:table-cell table:formula="of:=[.P73]" office:value-type="float" office:value="0.143637" calcext:value-type="float">
            <text:p>0.143637</text:p>
          </table:table-cell>
          <table:table-cell table:formula="of:=AVERAGE([.R70:.R76])" office:value-type="float" office:value="0.0439350285714286" calcext:value-type="float">
            <text:p>0.04</text:p>
          </table:table-cell>
        </table:table-row>
        <table:table-row table:style-name="ro1">
          <table:table-cell office:value-type="float" office:value="8010" calcext:value-type="float">
            <text:p>8010</text:p>
          </table:table-cell>
          <table:table-cell office:value-type="float" office:value="8272.08" calcext:value-type="float">
            <text:p>8272.08</text:p>
          </table:table-cell>
          <table:table-cell office:value-type="float" office:value="8661.99" calcext:value-type="float">
            <text:p>8661.99</text:p>
          </table:table-cell>
          <table:table-cell office:value-type="float" office:value="3.13053" calcext:value-type="float">
            <text:p>3.13053</text:p>
          </table:table-cell>
          <table:table-cell office:value-type="float" office:value="651.994" calcext:value-type="float">
            <text:p>651.994</text:p>
          </table:table-cell>
          <table:table-cell table:number-columns-repeated="5"/>
          <table:table-cell office:value-type="float" office:value="262" calcext:value-type="float">
            <text:p>262</text:p>
          </table:table-cell>
          <table:table-cell office:value-type="float" office:value="259.689" calcext:value-type="float">
            <text:p>259.689</text:p>
          </table:table-cell>
          <table:table-cell office:value-type="float" office:value="250.946" calcext:value-type="float">
            <text:p>250.946</text:p>
          </table:table-cell>
          <table:table-cell office:value-type="float" office:value="-2.31112" calcext:value-type="float">
            <text:p>-2.31112</text:p>
          </table:table-cell>
          <table:table-cell office:value-type="float" office:value="-11.0536" calcext:value-type="float">
            <text:p>-11.0536</text:p>
          </table:table-cell>
          <table:table-cell office:value-type="float" office:value="0.145246" calcext:value-type="float">
            <text:p>0.145246</text:p>
          </table:table-cell>
          <table:table-cell office:value-type="float" office:value="0.257482" calcext:value-type="float">
            <text:p>0.257482</text:p>
          </table:table-cell>
          <table:table-cell office:value-type="float" office:value="0.0518591" calcext:value-type="float">
            <text:p>5.19E-02</text:p>
          </table:table-cell>
          <table:table-cell table:number-columns-repeated="2" office:value-type="float" office:value="0.965079" calcext:value-type="float">
            <text:p>0.965079</text:p>
          </table:table-cell>
          <table:table-cell table:style-name="ce1" office:value-type="float" office:value="0.589049" calcext:value-type="float">
            <text:p>5.89E-01</text:p>
          </table:table-cell>
          <table:table-cell office:value-type="float" office:value="-0.925117" calcext:value-type="float">
            <text:p>-0.925117</text:p>
          </table:table-cell>
          <table:table-cell table:style-name="ce1" office:value-type="float" office:value="-16.1284" calcext:value-type="float">
            <text:p>-1.61E+01</text:p>
          </table:table-cell>
          <table:table-cell table:number-columns-repeated="22"/>
          <table:table-cell table:formula="of:=[.AT73]+1" office:value-type="date" office:date-value="2020-05-06" calcext:value-type="date">
            <text:p>06/05/20</text:p>
          </table:table-cell>
          <table:table-cell table:formula="of:=AVERAGE([.S71:.S77])" office:value-type="float" office:value="0.975052" calcext:value-type="float">
            <text:p>0.975052</text:p>
          </table:table-cell>
          <table:table-cell table:formula="of:=[.P74]" office:value-type="float" office:value="0.145246" calcext:value-type="float">
            <text:p>0.145246</text:p>
          </table:table-cell>
          <table:table-cell table:formula="of:=AVERAGE([.R71:.R77])" office:value-type="float" office:value="0.0451289571428571" calcext:value-type="float">
            <text:p>0.05</text:p>
          </table:table-cell>
        </table:table-row>
        <table:table-row table:style-name="ro1">
          <table:table-cell office:value-type="float" office:value="8067" calcext:value-type="float">
            <text:p>8067</text:p>
          </table:table-cell>
          <table:table-cell office:value-type="float" office:value="8324.2" calcext:value-type="float">
            <text:p>8324.2</text:p>
          </table:table-cell>
          <table:table-cell office:value-type="float" office:value="8722.61" calcext:value-type="float">
            <text:p>8722.61</text:p>
          </table:table-cell>
          <table:table-cell office:value-type="float" office:value="3.21431" calcext:value-type="float">
            <text:p>3.21431</text:p>
          </table:table-cell>
          <table:table-cell office:value-type="float" office:value="655.609" calcext:value-type="float">
            <text:p>655.609</text:p>
          </table:table-cell>
          <table:table-cell table:number-columns-repeated="5"/>
          <table:table-cell office:value-type="float" office:value="270" calcext:value-type="float">
            <text:p>270</text:p>
          </table:table-cell>
          <table:table-cell office:value-type="float" office:value="264.563" calcext:value-type="float">
            <text:p>264.563</text:p>
          </table:table-cell>
          <table:table-cell office:value-type="float" office:value="258.218" calcext:value-type="float">
            <text:p>258.218</text:p>
          </table:table-cell>
          <table:table-cell office:value-type="float" office:value="-5.43739" calcext:value-type="float">
            <text:p>-5.43739</text:p>
          </table:table-cell>
          <table:table-cell office:value-type="float" office:value="-11.7819" calcext:value-type="float">
            <text:p>-11.7819</text:p>
          </table:table-cell>
          <table:table-cell office:value-type="float" office:value="0.146856" calcext:value-type="float">
            <text:p>0.146856</text:p>
          </table:table-cell>
          <table:table-cell office:value-type="float" office:value="0.274734" calcext:value-type="float">
            <text:p>0.274734</text:p>
          </table:table-cell>
          <table:table-cell office:value-type="float" office:value="0.0568841" calcext:value-type="float">
            <text:p>5.69E-02</text:p>
          </table:table-cell>
          <table:table-cell table:number-columns-repeated="2" office:value-type="float" office:value="0.960109" calcext:value-type="float">
            <text:p>0.960109</text:p>
          </table:table-cell>
          <table:table-cell table:style-name="ce1" office:value-type="float" office:value="0.584575" calcext:value-type="float">
            <text:p>5.85E-01</text:p>
          </table:table-cell>
          <table:table-cell office:value-type="float" office:value="-0.929271" calcext:value-type="float">
            <text:p>-0.929271</text:p>
          </table:table-cell>
          <table:table-cell table:style-name="ce1" office:value-type="float" office:value="-12.6969" calcext:value-type="float">
            <text:p>-1.27E+01</text:p>
          </table:table-cell>
          <table:table-cell table:number-columns-repeated="22"/>
          <table:table-cell table:formula="of:=[.AT74]+1" office:value-type="date" office:date-value="2020-05-07" calcext:value-type="date">
            <text:p>07/05/20</text:p>
          </table:table-cell>
          <table:table-cell table:formula="of:=AVERAGE([.S72:.S78])" office:value-type="float" office:value="0.975652285714286" calcext:value-type="float">
            <text:p>0.975652285714286</text:p>
          </table:table-cell>
          <table:table-cell table:formula="of:=[.P75]" office:value-type="float" office:value="0.146856" calcext:value-type="float">
            <text:p>0.146856</text:p>
          </table:table-cell>
          <table:table-cell table:formula="of:=AVERAGE([.R72:.R78])" office:value-type="float" office:value="0.0463771714285714" calcext:value-type="float">
            <text:p>0.05</text:p>
          </table:table-cell>
        </table:table-row>
        <table:table-row table:style-name="ro1">
          <table:table-cell office:value-type="float" office:value="8113" calcext:value-type="float">
            <text:p>8113</text:p>
          </table:table-cell>
          <table:table-cell office:value-type="float" office:value="8373.62" calcext:value-type="float">
            <text:p>8373.62</text:p>
          </table:table-cell>
          <table:table-cell office:value-type="float" office:value="8770.49" calcext:value-type="float">
            <text:p>8770.49</text:p>
          </table:table-cell>
          <table:table-cell office:value-type="float" office:value="3.38819" calcext:value-type="float">
            <text:p>3.38819</text:p>
          </table:table-cell>
          <table:table-cell office:value-type="float" office:value="657.489" calcext:value-type="float">
            <text:p>657.489</text:p>
          </table:table-cell>
          <table:table-cell table:number-columns-repeated="5"/>
          <table:table-cell office:value-type="float" office:value="273" calcext:value-type="float">
            <text:p>273</text:p>
          </table:table-cell>
          <table:table-cell office:value-type="float" office:value="272.084" calcext:value-type="float">
            <text:p>272.084</text:p>
          </table:table-cell>
          <table:table-cell office:value-type="float" office:value="261.976" calcext:value-type="float">
            <text:p>261.976</text:p>
          </table:table-cell>
          <table:table-cell office:value-type="float" office:value="-0.916297" calcext:value-type="float">
            <text:p>-0.916297</text:p>
          </table:table-cell>
          <table:table-cell office:value-type="float" office:value="-11.0242" calcext:value-type="float">
            <text:p>-11.0242</text:p>
          </table:table-cell>
          <table:table-cell office:value-type="float" office:value="0.152002" calcext:value-type="float">
            <text:p>0.152002</text:p>
          </table:table-cell>
          <table:table-cell office:value-type="float" office:value="0.197576" calcext:value-type="float">
            <text:p>0.197576</text:p>
          </table:table-cell>
          <table:table-cell office:value-type="float" office:value="0.0420358" calcext:value-type="float">
            <text:p>4.20E-02</text:p>
          </table:table-cell>
          <table:table-cell table:number-columns-repeated="2" office:value-type="float" office:value="0.98315" calcext:value-type="float">
            <text:p>0.98315</text:p>
          </table:table-cell>
          <table:table-cell table:style-name="ce1" office:value-type="float" office:value="0.581881" calcext:value-type="float">
            <text:p>5.82E-01</text:p>
          </table:table-cell>
          <table:table-cell office:value-type="float" office:value="-0.902307" calcext:value-type="float">
            <text:p>-0.902307</text:p>
          </table:table-cell>
          <table:table-cell table:style-name="ce1" office:value-type="float" office:value="-13.0837" calcext:value-type="float">
            <text:p>-1.31E+01</text:p>
          </table:table-cell>
          <table:table-cell table:number-columns-repeated="22"/>
          <table:table-cell table:formula="of:=[.AT75]+1" office:value-type="date" office:date-value="2020-05-08" calcext:value-type="date">
            <text:p>08/05/20</text:p>
          </table:table-cell>
          <table:table-cell table:formula="of:=AVERAGE([.S73:.S79])" office:value-type="float" office:value="0.976071285714286" calcext:value-type="float">
            <text:p>0.976071285714286</text:p>
          </table:table-cell>
          <table:table-cell table:formula="of:=[.P76]" office:value-type="float" office:value="0.152002" calcext:value-type="float">
            <text:p>0.152002</text:p>
          </table:table-cell>
          <table:table-cell table:formula="of:=AVERAGE([.R73:.R79])" office:value-type="float" office:value="0.0480854714285714" calcext:value-type="float">
            <text:p>0.05</text:p>
          </table:table-cell>
        </table:table-row>
        <table:table-row table:style-name="ro1">
          <table:table-cell office:value-type="float" office:value="8131" calcext:value-type="float">
            <text:p>8131</text:p>
          </table:table-cell>
          <table:table-cell office:value-type="float" office:value="8390.07" calcext:value-type="float">
            <text:p>8390.07</text:p>
          </table:table-cell>
          <table:table-cell office:value-type="float" office:value="8779.49" calcext:value-type="float">
            <text:p>8779.49</text:p>
          </table:table-cell>
          <table:table-cell office:value-type="float" office:value="3.5472" calcext:value-type="float">
            <text:p>3.5472</text:p>
          </table:table-cell>
          <table:table-cell office:value-type="float" office:value="648.489" calcext:value-type="float">
            <text:p>648.489</text:p>
          </table:table-cell>
          <table:table-cell table:number-columns-repeated="5"/>
          <table:table-cell office:value-type="float" office:value="276" calcext:value-type="float">
            <text:p>276</text:p>
          </table:table-cell>
          <table:table-cell office:value-type="float" office:value="275.535" calcext:value-type="float">
            <text:p>275.535</text:p>
          </table:table-cell>
          <table:table-cell office:value-type="float" office:value="266.162" calcext:value-type="float">
            <text:p>266.162</text:p>
          </table:table-cell>
          <table:table-cell office:value-type="float" office:value="-0.464872" calcext:value-type="float">
            <text:p>-0.464872</text:p>
          </table:table-cell>
          <table:table-cell office:value-type="float" office:value="-9.83764" calcext:value-type="float">
            <text:p>-9.83764</text:p>
          </table:table-cell>
          <table:table-cell office:value-type="float" office:value="0.157235" calcext:value-type="float">
            <text:p>0.157235</text:p>
          </table:table-cell>
          <table:table-cell office:value-type="float" office:value="0.175974" calcext:value-type="float">
            <text:p>0.175974</text:p>
          </table:table-cell>
          <table:table-cell office:value-type="float" office:value="0.0384545" calcext:value-type="float">
            <text:p>3.85E-02</text:p>
          </table:table-cell>
          <table:table-cell table:number-columns-repeated="2" office:value-type="float" office:value="0.991607" calcext:value-type="float">
            <text:p>0.991607</text:p>
          </table:table-cell>
          <table:table-cell table:style-name="ce1" office:value-type="float" office:value="0.573583" calcext:value-type="float">
            <text:p>5.74E-01</text:p>
          </table:table-cell>
          <table:table-cell office:value-type="float" office:value="-0.892004" calcext:value-type="float">
            <text:p>-0.892004</text:p>
          </table:table-cell>
          <table:table-cell table:style-name="ce1" office:value-type="float" office:value="-12.6131" calcext:value-type="float">
            <text:p>-1.26E+01</text:p>
          </table:table-cell>
          <table:table-cell table:number-columns-repeated="22"/>
          <table:table-cell table:formula="of:=[.AT76]+1" office:value-type="date" office:date-value="2020-05-09" calcext:value-type="date">
            <text:p>09/05/20</text:p>
          </table:table-cell>
          <table:table-cell table:formula="of:=AVERAGE([.S74:.S80])" office:value-type="float" office:value="0.976521" calcext:value-type="float">
            <text:p>0.976521</text:p>
          </table:table-cell>
          <table:table-cell table:formula="of:=[.P77]" office:value-type="float" office:value="0.157235" calcext:value-type="float">
            <text:p>0.157235</text:p>
          </table:table-cell>
          <table:table-cell table:formula="of:=AVERAGE([.R74:.R80])" office:value-type="float" office:value="0.0500468" calcext:value-type="float">
            <text:p>0.05</text:p>
          </table:table-cell>
        </table:table-row>
        <table:table-row table:style-name="ro1">
          <table:table-cell office:value-type="float" office:value="8159" calcext:value-type="float">
            <text:p>8159</text:p>
          </table:table-cell>
          <table:table-cell office:value-type="float" office:value="8397.14" calcext:value-type="float">
            <text:p>8397.14</text:p>
          </table:table-cell>
          <table:table-cell office:value-type="float" office:value="8783.22" calcext:value-type="float">
            <text:p>8783.22</text:p>
          </table:table-cell>
          <table:table-cell office:value-type="float" office:value="3.32485" calcext:value-type="float">
            <text:p>3.32485</text:p>
          </table:table-cell>
          <table:table-cell office:value-type="float" office:value="624.224" calcext:value-type="float">
            <text:p>624.224</text:p>
          </table:table-cell>
          <table:table-cell table:number-columns-repeated="5"/>
          <table:table-cell office:value-type="float" office:value="280" calcext:value-type="float">
            <text:p>280</text:p>
          </table:table-cell>
          <table:table-cell office:value-type="float" office:value="278.49" calcext:value-type="float">
            <text:p>278.49</text:p>
          </table:table-cell>
          <table:table-cell office:value-type="float" office:value="268.667" calcext:value-type="float">
            <text:p>268.667</text:p>
          </table:table-cell>
          <table:table-cell office:value-type="float" office:value="-1.50954" calcext:value-type="float">
            <text:p>-1.50954</text:p>
          </table:table-cell>
          <table:table-cell office:value-type="float" office:value="-11.3326" calcext:value-type="float">
            <text:p>-11.3326</text:p>
          </table:table-cell>
          <table:table-cell office:value-type="float" office:value="0.162556" calcext:value-type="float">
            <text:p>0.162556</text:p>
          </table:table-cell>
          <table:table-cell office:value-type="float" office:value="0.180579" calcext:value-type="float">
            <text:p>0.180579</text:p>
          </table:table-cell>
          <table:table-cell office:value-type="float" office:value="0.040512" calcext:value-type="float">
            <text:p>4.05E-02</text:p>
          </table:table-cell>
          <table:table-cell table:number-columns-repeated="2" office:value-type="float" office:value="0.992303" calcext:value-type="float">
            <text:p>0.992303</text:p>
          </table:table-cell>
          <table:table-cell table:style-name="ce1" office:value-type="float" office:value="0.564075" calcext:value-type="float">
            <text:p>5.64E-01</text:p>
          </table:table-cell>
          <table:table-cell office:value-type="float" office:value="-0.893186" calcext:value-type="float">
            <text:p>-0.893186</text:p>
          </table:table-cell>
          <table:table-cell table:style-name="ce1" office:value-type="float" office:value="-10.653" calcext:value-type="float">
            <text:p>-1.07E+01</text:p>
          </table:table-cell>
          <table:table-cell table:number-columns-repeated="22"/>
          <table:table-cell table:formula="of:=[.AT77]+1" office:value-type="date" office:date-value="2020-05-10" calcext:value-type="date">
            <text:p>10/05/20</text:p>
          </table:table-cell>
          <table:table-cell table:formula="of:=AVERAGE([.S75:.S81])" office:value-type="float" office:value="0.977253" calcext:value-type="float">
            <text:p>0.977253</text:p>
          </table:table-cell>
          <table:table-cell table:formula="of:=[.P78]" office:value-type="float" office:value="0.162556" calcext:value-type="float">
            <text:p>0.162556</text:p>
          </table:table-cell>
          <table:table-cell table:formula="of:=AVERAGE([.R75:.R81])" office:value-type="float" office:value="0.0520210428571429" calcext:value-type="float">
            <text:p>0.05</text:p>
          </table:table-cell>
        </table:table-row>
        <table:table-row table:style-name="ro1">
          <table:table-cell office:value-type="float" office:value="8212" calcext:value-type="float">
            <text:p>8212</text:p>
          </table:table-cell>
          <table:table-cell office:value-type="float" office:value="8411.31" calcext:value-type="float">
            <text:p>8411.31</text:p>
          </table:table-cell>
          <table:table-cell office:value-type="float" office:value="8792.8" calcext:value-type="float">
            <text:p>8792.8</text:p>
          </table:table-cell>
          <table:table-cell office:value-type="float" office:value="2.81631" calcext:value-type="float">
            <text:p>2.81631</text:p>
          </table:table-cell>
          <table:table-cell office:value-type="float" office:value="580.801" calcext:value-type="float">
            <text:p>580.801</text:p>
          </table:table-cell>
          <table:table-cell table:number-columns-repeated="5"/>
          <table:table-cell office:value-type="float" office:value="282" calcext:value-type="float">
            <text:p>282</text:p>
          </table:table-cell>
          <table:table-cell office:value-type="float" office:value="282.269" calcext:value-type="float">
            <text:p>282.269</text:p>
          </table:table-cell>
          <table:table-cell office:value-type="float" office:value="271.868" calcext:value-type="float">
            <text:p>271.868</text:p>
          </table:table-cell>
          <table:table-cell office:value-type="float" office:value="0.26926" calcext:value-type="float">
            <text:p>0.26926</text:p>
          </table:table-cell>
          <table:table-cell office:value-type="float" office:value="-10.1322" calcext:value-type="float">
            <text:p>-10.1322</text:p>
          </table:table-cell>
          <table:table-cell office:value-type="float" office:value="0.167966" calcext:value-type="float">
            <text:p>0.167966</text:p>
          </table:table-cell>
          <table:table-cell office:value-type="float" office:value="0.242759" calcext:value-type="float">
            <text:p>0.242759</text:p>
          </table:table-cell>
          <table:table-cell office:value-type="float" office:value="0.0558869" calcext:value-type="float">
            <text:p>5.59E-02</text:p>
          </table:table-cell>
          <table:table-cell table:number-columns-repeated="2" office:value-type="float" office:value="0.9755" calcext:value-type="float">
            <text:p>0.9755</text:p>
          </table:table-cell>
          <table:table-cell table:style-name="ce1" office:value-type="float" office:value="0.551998" calcext:value-type="float">
            <text:p>5.52E-01</text:p>
          </table:table-cell>
          <table:table-cell office:value-type="float" office:value="-0.915487" calcext:value-type="float">
            <text:p>-0.915487</text:p>
          </table:table-cell>
          <table:table-cell table:style-name="ce1" office:value-type="float" office:value="-10.6813" calcext:value-type="float">
            <text:p>-1.07E+01</text:p>
          </table:table-cell>
          <table:table-cell table:number-columns-repeated="22"/>
          <table:table-cell table:formula="of:=[.AT78]+1" office:value-type="date" office:date-value="2020-05-11" calcext:value-type="date">
            <text:p>11/05/20</text:p>
          </table:table-cell>
          <table:table-cell table:formula="of:=AVERAGE([.S76:.S82])" office:value-type="float" office:value="0.978106142857143" calcext:value-type="float">
            <text:p>0.978106142857143</text:p>
          </table:table-cell>
          <table:table-cell table:formula="of:=[.P79]" office:value-type="float" office:value="0.167966" calcext:value-type="float">
            <text:p>0.167966</text:p>
          </table:table-cell>
          <table:table-cell table:formula="of:=AVERAGE([.R76:.R82])" office:value-type="float" office:value="0.0541625428571428" calcext:value-type="float">
            <text:p>0.05</text:p>
          </table:table-cell>
        </table:table-row>
        <table:table-row table:style-name="ro1">
          <table:table-cell office:value-type="float" office:value="8257" calcext:value-type="float">
            <text:p>8257</text:p>
          </table:table-cell>
          <table:table-cell office:value-type="float" office:value="8448.49" calcext:value-type="float">
            <text:p>8448.49</text:p>
          </table:table-cell>
          <table:table-cell office:value-type="float" office:value="8825.52" calcext:value-type="float">
            <text:p>8825.52</text:p>
          </table:table-cell>
          <table:table-cell office:value-type="float" office:value="2.73401" calcext:value-type="float">
            <text:p>2.73401</text:p>
          </table:table-cell>
          <table:table-cell office:value-type="float" office:value="568.515" calcext:value-type="float">
            <text:p>568.515</text:p>
          </table:table-cell>
          <table:table-cell table:number-columns-repeated="5"/>
          <table:table-cell office:value-type="float" office:value="283" calcext:value-type="float">
            <text:p>283</text:p>
          </table:table-cell>
          <table:table-cell office:value-type="float" office:value="284.399" calcext:value-type="float">
            <text:p>284.399</text:p>
          </table:table-cell>
          <table:table-cell office:value-type="float" office:value="276.053" calcext:value-type="float">
            <text:p>276.053</text:p>
          </table:table-cell>
          <table:table-cell office:value-type="float" office:value="1.39876" calcext:value-type="float">
            <text:p>1.39876</text:p>
          </table:table-cell>
          <table:table-cell office:value-type="float" office:value="-6.94666" calcext:value-type="float">
            <text:p>-6.94666</text:p>
          </table:table-cell>
          <table:table-cell office:value-type="float" office:value="0.173464" calcext:value-type="float">
            <text:p>0.173464</text:p>
          </table:table-cell>
          <table:table-cell office:value-type="float" office:value="0.273979" calcext:value-type="float">
            <text:p>0.273979</text:p>
          </table:table-cell>
          <table:table-cell office:value-type="float" office:value="0.0646952" calcext:value-type="float">
            <text:p>6.47E-02</text:p>
          </table:table-cell>
          <table:table-cell table:number-columns-repeated="2" office:value-type="float" office:value="0.967899" calcext:value-type="float">
            <text:p>0.967899</text:p>
          </table:table-cell>
          <table:table-cell table:style-name="ce1" office:value-type="float" office:value="0.541748" calcext:value-type="float">
            <text:p>5.42E-01</text:p>
          </table:table-cell>
          <table:table-cell office:value-type="float" office:value="-0.92359" calcext:value-type="float">
            <text:p>-0.92359</text:p>
          </table:table-cell>
          <table:table-cell office:value-type="float" office:value="-13.8742" calcext:value-type="float">
            <text:p>-13.8742</text:p>
          </table:table-cell>
          <table:table-cell table:number-columns-repeated="22"/>
          <table:table-cell table:formula="of:=[.AT79]+1" office:value-type="date" office:date-value="2020-05-12" calcext:value-type="date">
            <text:p>12/05/20</text:p>
          </table:table-cell>
          <table:table-cell table:formula="of:=AVERAGE([.S77:.S83])" office:value-type="float" office:value="0.979339571428571" calcext:value-type="float">
            <text:p>0.979339571428571</text:p>
          </table:table-cell>
          <table:table-cell table:formula="of:=[.P80]" office:value-type="float" office:value="0.173464" calcext:value-type="float">
            <text:p>0.173464</text:p>
          </table:table-cell>
          <table:table-cell table:formula="of:=AVERAGE([.R77:.R83])" office:value-type="float" office:value="0.0557269142857143" calcext:value-type="float">
            <text:p>0.06</text:p>
          </table:table-cell>
        </table:table-row>
        <table:table-row table:style-name="ro1">
          <table:table-cell office:value-type="float" office:value="8305" calcext:value-type="float">
            <text:p>8305</text:p>
          </table:table-cell>
          <table:table-cell office:value-type="float" office:value="8489.15" calcext:value-type="float">
            <text:p>8489.15</text:p>
          </table:table-cell>
          <table:table-cell office:value-type="float" office:value="8861.09" calcext:value-type="float">
            <text:p>8861.09</text:p>
          </table:table-cell>
          <table:table-cell office:value-type="float" office:value="2.72856" calcext:value-type="float">
            <text:p>2.72856</text:p>
          </table:table-cell>
          <table:table-cell office:value-type="float" office:value="556.086" calcext:value-type="float">
            <text:p>556.086</text:p>
          </table:table-cell>
          <table:table-cell table:number-columns-repeated="5"/>
          <table:table-cell office:value-type="float" office:value="290" calcext:value-type="float">
            <text:p>290</text:p>
          </table:table-cell>
          <table:table-cell office:value-type="float" office:value="285.45" calcext:value-type="float">
            <text:p>285.45</text:p>
          </table:table-cell>
          <table:table-cell office:value-type="float" office:value="280.359" calcext:value-type="float">
            <text:p>280.359</text:p>
          </table:table-cell>
          <table:table-cell office:value-type="float" office:value="-4.54982" calcext:value-type="float">
            <text:p>-4.54982</text:p>
          </table:table-cell>
          <table:table-cell office:value-type="float" office:value="-9.64078" calcext:value-type="float">
            <text:p>-9.64078</text:p>
          </table:table-cell>
          <table:table-cell office:value-type="float" office:value="0.179051" calcext:value-type="float">
            <text:p>0.179051</text:p>
          </table:table-cell>
          <table:table-cell office:value-type="float" office:value="0.271301" calcext:value-type="float">
            <text:p>0.271301</text:p>
          </table:table-cell>
          <table:table-cell office:value-type="float" office:value="0.0656788" calcext:value-type="float">
            <text:p>6.57E-02</text:p>
          </table:table-cell>
          <table:table-cell table:number-columns-repeated="2" office:value-type="float" office:value="0.970203" calcext:value-type="float">
            <text:p>0.970203</text:p>
          </table:table-cell>
          <table:table-cell table:style-name="ce1" office:value-type="float" office:value="0.533843" calcext:value-type="float">
            <text:p>5.34E-01</text:p>
          </table:table-cell>
          <table:table-cell office:value-type="float" office:value="-0.921854" calcext:value-type="float">
            <text:p>-0.921854</text:p>
          </table:table-cell>
          <table:table-cell office:value-type="float" office:value="-9.14861" calcext:value-type="float">
            <text:p>-9.14861</text:p>
          </table:table-cell>
          <table:table-cell table:number-columns-repeated="22"/>
          <table:table-cell table:formula="of:=[.AT80]+1" office:value-type="date" office:date-value="2020-05-13" calcext:value-type="date">
            <text:p>13/05/20</text:p>
          </table:table-cell>
          <table:table-cell table:formula="of:=AVERAGE([.S78:.S84])" office:value-type="float" office:value="0.980500714285714" calcext:value-type="float">
            <text:p>0.980500714285714</text:p>
          </table:table-cell>
          <table:table-cell table:formula="of:=[.P81]" office:value-type="float" office:value="0.179051" calcext:value-type="float">
            <text:p>0.179051</text:p>
          </table:table-cell>
          <table:table-cell table:formula="of:=AVERAGE([.R78:.R84])" office:value-type="float" office:value="0.0571410714285714" calcext:value-type="float">
            <text:p>0.06</text:p>
          </table:table-cell>
        </table:table-row>
        <table:table-row table:style-name="ro1">
          <table:table-cell office:value-type="float" office:value="8387" calcext:value-type="float">
            <text:p>8387</text:p>
          </table:table-cell>
          <table:table-cell office:value-type="float" office:value="8524.17" calcext:value-type="float">
            <text:p>8524.17</text:p>
          </table:table-cell>
          <table:table-cell office:value-type="float" office:value="8886.25" calcext:value-type="float">
            <text:p>8886.25</text:p>
          </table:table-cell>
          <table:table-cell office:value-type="float" office:value="2.13468" calcext:value-type="float">
            <text:p>2.13468</text:p>
          </table:table-cell>
          <table:table-cell office:value-type="float" office:value="499.248" calcext:value-type="float">
            <text:p>499.248</text:p>
          </table:table-cell>
          <table:table-cell table:number-columns-repeated="5"/>
          <table:table-cell office:value-type="float" office:value="293" calcext:value-type="float">
            <text:p>293</text:p>
          </table:table-cell>
          <table:table-cell office:value-type="float" office:value="291.64" calcext:value-type="float">
            <text:p>291.64</text:p>
          </table:table-cell>
          <table:table-cell office:value-type="float" office:value="287.305" calcext:value-type="float">
            <text:p>287.305</text:p>
          </table:table-cell>
          <table:table-cell office:value-type="float" office:value="-1.35998" calcext:value-type="float">
            <text:p>-1.35998</text:p>
          </table:table-cell>
          <table:table-cell office:value-type="float" office:value="-5.69503" calcext:value-type="float">
            <text:p>-5.69503</text:p>
          </table:table-cell>
          <table:table-cell office:value-type="float" office:value="0.184728" calcext:value-type="float">
            <text:p>0.184728</text:p>
          </table:table-cell>
          <table:table-cell office:value-type="float" office:value="0.289725" calcext:value-type="float">
            <text:p>0.289725</text:p>
          </table:table-cell>
          <table:table-cell office:value-type="float" office:value="0.0718746" calcext:value-type="float">
            <text:p>7.19E-02</text:p>
          </table:table-cell>
          <table:table-cell table:number-columns-repeated="2" office:value-type="float" office:value="0.966081" calcext:value-type="float">
            <text:p>0.966081</text:p>
          </table:table-cell>
          <table:table-cell table:style-name="ce1" office:value-type="float" office:value="0.524996" calcext:value-type="float">
            <text:p>5.25E-01</text:p>
          </table:table-cell>
          <table:table-cell office:value-type="float" office:value="-0.925671" calcext:value-type="float">
            <text:p>-0.925671</text:p>
          </table:table-cell>
          <table:table-cell office:value-type="float" office:value="-8.48409" calcext:value-type="float">
            <text:p>-8.48409</text:p>
          </table:table-cell>
          <table:table-cell table:number-columns-repeated="22"/>
          <table:table-cell table:formula="of:=[.AT81]+1" office:value-type="date" office:date-value="2020-05-14" calcext:value-type="date">
            <text:p>14/05/20</text:p>
          </table:table-cell>
          <table:table-cell table:formula="of:=AVERAGE([.S79:.S85])" office:value-type="float" office:value="0.981375714285714" calcext:value-type="float">
            <text:p>0.981375714285714</text:p>
          </table:table-cell>
          <table:table-cell table:formula="of:=[.P82]" office:value-type="float" office:value="0.184728" calcext:value-type="float">
            <text:p>0.184728</text:p>
          </table:table-cell>
          <table:table-cell table:formula="of:=AVERAGE([.R79:.R85])" office:value-type="float" office:value="0.0586127" calcext:value-type="float">
            <text:p>0.06</text:p>
          </table:table-cell>
        </table:table-row>
        <table:table-row table:style-name="ro1">
          <table:table-cell office:value-type="float" office:value="8442" calcext:value-type="float">
            <text:p>8442</text:p>
          </table:table-cell>
          <table:table-cell office:value-type="float" office:value="8565.9" calcext:value-type="float">
            <text:p>8565.9</text:p>
          </table:table-cell>
          <table:table-cell office:value-type="float" office:value="8902.49" calcext:value-type="float">
            <text:p>8902.49</text:p>
          </table:table-cell>
          <table:table-cell office:value-type="float" office:value="2.00679" calcext:value-type="float">
            <text:p>2.00679</text:p>
          </table:table-cell>
          <table:table-cell office:value-type="float" office:value="460.489" calcext:value-type="float">
            <text:p>460.489</text:p>
          </table:table-cell>
          <table:table-cell table:number-columns-repeated="5"/>
          <table:table-cell office:value-type="float" office:value="295" calcext:value-type="float">
            <text:p>295</text:p>
          </table:table-cell>
          <table:table-cell office:value-type="float" office:value="294.95" calcext:value-type="float">
            <text:p>294.95</text:p>
          </table:table-cell>
          <table:table-cell office:value-type="float" office:value="290.17" calcext:value-type="float">
            <text:p>290.17</text:p>
          </table:table-cell>
          <table:table-cell office:value-type="float" office:value="-0.050167" calcext:value-type="float">
            <text:p>-0.050167</text:p>
          </table:table-cell>
          <table:table-cell office:value-type="float" office:value="-4.82969" calcext:value-type="float">
            <text:p>-4.82969</text:p>
          </table:table-cell>
          <table:table-cell office:value-type="float" office:value="0.187478" calcext:value-type="float">
            <text:p>0.187478</text:p>
          </table:table-cell>
          <table:table-cell office:value-type="float" office:value="0.208526" calcext:value-type="float">
            <text:p>0.208526</text:p>
          </table:table-cell>
          <table:table-cell office:value-type="float" office:value="0.0529864" calcext:value-type="float">
            <text:p>5.30E-02</text:p>
          </table:table-cell>
          <table:table-cell table:number-columns-repeated="2" office:value-type="float" office:value="0.991784" calcext:value-type="float">
            <text:p>0.991784</text:p>
          </table:table-cell>
          <table:table-cell table:style-name="ce1" office:value-type="float" office:value="0.524696" calcext:value-type="float">
            <text:p>5.25E-01</text:p>
          </table:table-cell>
          <table:table-cell office:value-type="float" office:value="-0.900271" calcext:value-type="float">
            <text:p>-0.900271</text:p>
          </table:table-cell>
          <table:table-cell office:value-type="float" office:value="-8.02473" calcext:value-type="float">
            <text:p>-8.02473</text:p>
          </table:table-cell>
          <table:table-cell table:number-columns-repeated="22"/>
          <table:table-cell table:formula="of:=[.AT82]+1" office:value-type="date" office:date-value="2020-05-15" calcext:value-type="date">
            <text:p>15/05/20</text:p>
          </table:table-cell>
          <table:table-cell table:formula="of:=AVERAGE([.S80:.S86])" office:value-type="float" office:value="0.981479" calcext:value-type="float">
            <text:p>0.981479</text:p>
          </table:table-cell>
          <table:table-cell table:formula="of:=[.P83]" office:value-type="float" office:value="0.187478" calcext:value-type="float">
            <text:p>0.187478</text:p>
          </table:table-cell>
          <table:table-cell table:formula="of:=AVERAGE([.R80:.R86])" office:value-type="float" office:value="0.0606172714285714" calcext:value-type="float">
            <text:p>0.06</text:p>
          </table:table-cell>
        </table:table-row>
        <table:table-row table:style-name="ro1">
          <table:table-cell office:value-type="float" office:value="8491" calcext:value-type="float">
            <text:p>8491</text:p>
          </table:table-cell>
          <table:table-cell office:value-type="float" office:value="8590.45" calcext:value-type="float">
            <text:p>8590.45</text:p>
          </table:table-cell>
          <table:table-cell office:value-type="float" office:value="8891.85" calcext:value-type="float">
            <text:p>8891.85</text:p>
          </table:table-cell>
          <table:table-cell office:value-type="float" office:value="1.69561" calcext:value-type="float">
            <text:p>1.69561</text:p>
          </table:table-cell>
          <table:table-cell office:value-type="float" office:value="400.853" calcext:value-type="float">
            <text:p>400.853</text:p>
          </table:table-cell>
          <table:table-cell table:number-columns-repeated="5"/>
          <table:table-cell office:value-type="float" office:value="296" calcext:value-type="float">
            <text:p>296</text:p>
          </table:table-cell>
          <table:table-cell office:value-type="float" office:value="297.032" calcext:value-type="float">
            <text:p>297.032</text:p>
          </table:table-cell>
          <table:table-cell office:value-type="float" office:value="292.538" calcext:value-type="float">
            <text:p>292.538</text:p>
          </table:table-cell>
          <table:table-cell office:value-type="float" office:value="1.03245" calcext:value-type="float">
            <text:p>1.03245</text:p>
          </table:table-cell>
          <table:table-cell office:value-type="float" office:value="-3.46197" calcext:value-type="float">
            <text:p>-3.46197</text:p>
          </table:table-cell>
          <table:table-cell office:value-type="float" office:value="0.190227" calcext:value-type="float">
            <text:p>0.190227</text:p>
          </table:table-cell>
          <table:table-cell office:value-type="float" office:value="0.185873" calcext:value-type="float">
            <text:p>0.185873</text:p>
          </table:table-cell>
          <table:table-cell office:value-type="float" office:value="0.0483536" calcext:value-type="float">
            <text:p>4.84E-02</text:p>
          </table:table-cell>
          <table:table-cell table:number-columns-repeated="2" office:value-type="float" office:value="0.999735" calcext:value-type="float">
            <text:p>0.999735</text:p>
          </table:table-cell>
          <table:table-cell table:style-name="ce1" office:value-type="float" office:value="0.521358" calcext:value-type="float">
            <text:p>5.21E-01</text:p>
          </table:table-cell>
          <table:table-cell office:value-type="float" office:value="-0.890843" calcext:value-type="float">
            <text:p>-0.890843</text:p>
          </table:table-cell>
          <table:table-cell office:value-type="float" office:value="-8.00387" calcext:value-type="float">
            <text:p>-8.00387</text:p>
          </table:table-cell>
          <table:table-cell table:number-columns-repeated="22"/>
          <table:table-cell table:formula="of:=[.AT83]+1" office:value-type="date" office:date-value="2020-05-16" calcext:value-type="date">
            <text:p>16/05/20</text:p>
          </table:table-cell>
          <table:table-cell table:formula="of:=AVERAGE([.S81:.S87])" office:value-type="float" office:value="0.981061571428571" calcext:value-type="float">
            <text:p>0.981061571428571</text:p>
          </table:table-cell>
          <table:table-cell table:formula="of:=[.P84]" office:value-type="float" office:value="0.190227" calcext:value-type="float">
            <text:p>0.190227</text:p>
          </table:table-cell>
          <table:table-cell table:formula="of:=AVERAGE([.R81:.R87])" office:value-type="float" office:value="0.0629076428571429" calcext:value-type="float">
            <text:p>0.06</text:p>
          </table:table-cell>
        </table:table-row>
        <table:table-row table:style-name="ro1">
          <table:table-cell office:value-type="float" office:value="8511" calcext:value-type="float">
            <text:p>8511</text:p>
          </table:table-cell>
          <table:table-cell office:value-type="float" office:value="8615.61" calcext:value-type="float">
            <text:p>8615.61</text:p>
          </table:table-cell>
          <table:table-cell office:value-type="float" office:value="8884.44" calcext:value-type="float">
            <text:p>8884.44</text:p>
          </table:table-cell>
          <table:table-cell office:value-type="float" office:value="1.80898" calcext:value-type="float">
            <text:p>1.80898</text:p>
          </table:table-cell>
          <table:table-cell office:value-type="float" office:value="373.437" calcext:value-type="float">
            <text:p>373.437</text:p>
          </table:table-cell>
          <table:table-cell table:number-columns-repeated="5"/>
          <table:table-cell office:value-type="float" office:value="298" calcext:value-type="float">
            <text:p>298</text:p>
          </table:table-cell>
          <table:table-cell office:value-type="float" office:value="298.093" calcext:value-type="float">
            <text:p>298.093</text:p>
          </table:table-cell>
          <table:table-cell office:value-type="float" office:value="295.763" calcext:value-type="float">
            <text:p>295.763</text:p>
          </table:table-cell>
          <table:table-cell office:value-type="float" office:value="0.0926031" calcext:value-type="float">
            <text:p>0.0926031</text:p>
          </table:table-cell>
          <table:table-cell office:value-type="float" office:value="-2.23672" calcext:value-type="float">
            <text:p>-2.23672</text:p>
          </table:table-cell>
          <table:table-cell office:value-type="float" office:value="0.192977" calcext:value-type="float">
            <text:p>0.192977</text:p>
          </table:table-cell>
          <table:table-cell office:value-type="float" office:value="0.19088" calcext:value-type="float">
            <text:p>0.19088</text:p>
          </table:table-cell>
          <table:table-cell office:value-type="float" office:value="0.0508134" calcext:value-type="float">
            <text:p>5.08E-02</text:p>
          </table:table-cell>
          <table:table-cell table:number-columns-repeated="2" office:value-type="float" office:value="0.998428" calcext:value-type="float">
            <text:p>0.998428</text:p>
          </table:table-cell>
          <table:table-cell table:style-name="ce1" office:value-type="float" office:value="0.517529" calcext:value-type="float">
            <text:p>5.18E-01</text:p>
          </table:table-cell>
          <table:table-cell office:value-type="float" office:value="-0.892175" calcext:value-type="float">
            <text:p>-0.892175</text:p>
          </table:table-cell>
          <table:table-cell office:value-type="float" office:value="-8.10074" calcext:value-type="float">
            <text:p>-8.10074</text:p>
          </table:table-cell>
          <table:table-cell table:number-columns-repeated="22"/>
          <table:table-cell table:formula="of:=[.AT84]+1" office:value-type="date" office:date-value="2020-05-17" calcext:value-type="date">
            <text:p>17/05/20</text:p>
          </table:table-cell>
          <table:table-cell table:formula="of:=AVERAGE([.S82:.S88])" office:value-type="float" office:value="0.980410714285714" calcext:value-type="float">
            <text:p>0.980410714285714</text:p>
          </table:table-cell>
          <table:table-cell table:formula="of:=[.P85]" office:value-type="float" office:value="0.192977" calcext:value-type="float">
            <text:p>0.192977</text:p>
          </table:table-cell>
          <table:table-cell table:formula="of:=AVERAGE([.R82:.R88])" office:value-type="float" office:value="0.0652017428571429" calcext:value-type="float">
            <text:p>0.07</text:p>
          </table:table-cell>
        </table:table-row>
        <table:table-row table:style-name="ro1">
          <table:table-cell office:value-type="float" office:value="8622" calcext:value-type="float">
            <text:p>8622</text:p>
          </table:table-cell>
          <table:table-cell office:value-type="float" office:value="8641.44" calcext:value-type="float">
            <text:p>8641.44</text:p>
          </table:table-cell>
          <table:table-cell office:value-type="float" office:value="8889.57" calcext:value-type="float">
            <text:p>8889.57</text:p>
          </table:table-cell>
          <table:table-cell office:value-type="float" office:value="0.338123" calcext:value-type="float">
            <text:p>0.338123</text:p>
          </table:table-cell>
          <table:table-cell office:value-type="float" office:value="267.565" calcext:value-type="float">
            <text:p>267.565</text:p>
          </table:table-cell>
          <table:table-cell table:number-columns-repeated="5"/>
          <table:table-cell office:value-type="float" office:value="297" calcext:value-type="float">
            <text:p>297</text:p>
          </table:table-cell>
          <table:table-cell office:value-type="float" office:value="299.908" calcext:value-type="float">
            <text:p>299.908</text:p>
          </table:table-cell>
          <table:table-cell office:value-type="float" office:value="297.387" calcext:value-type="float">
            <text:p>297.387</text:p>
          </table:table-cell>
          <table:table-cell office:value-type="float" office:value="2.90784" calcext:value-type="float">
            <text:p>2.90784</text:p>
          </table:table-cell>
          <table:table-cell office:value-type="float" office:value="0.386689" calcext:value-type="float">
            <text:p>0.386689</text:p>
          </table:table-cell>
          <table:table-cell office:value-type="float" office:value="0.195727" calcext:value-type="float">
            <text:p>0.195727</text:p>
          </table:table-cell>
          <table:table-cell office:value-type="float" office:value="0.256791" calcext:value-type="float">
            <text:p>0.256791</text:p>
          </table:table-cell>
          <table:table-cell office:value-type="float" office:value="0.0699189" calcext:value-type="float">
            <text:p>6.99E-02</text:p>
          </table:table-cell>
          <table:table-cell table:number-columns-repeated="2" office:value-type="float" office:value="0.976223" calcext:value-type="float">
            <text:p>0.976223</text:p>
          </table:table-cell>
          <table:table-cell table:style-name="ce1" office:value-type="float" office:value="0.512203" calcext:value-type="float">
            <text:p>5.12E-01</text:p>
          </table:table-cell>
          <table:table-cell office:value-type="float" office:value="-0.913746" calcext:value-type="float">
            <text:p>-0.913746</text:p>
          </table:table-cell>
          <table:table-cell office:value-type="float" office:value="-8.01333" calcext:value-type="float">
            <text:p>-8.01333</text:p>
          </table:table-cell>
          <table:table-cell table:number-columns-repeated="22"/>
          <table:table-cell table:formula="of:=[.AT85]+1" office:value-type="date" office:date-value="2020-05-18" calcext:value-type="date">
            <text:p>18/05/20</text:p>
          </table:table-cell>
          <table:table-cell table:formula="of:=AVERAGE([.S83:.S89])" office:value-type="float" office:value="0.979343857142857" calcext:value-type="float">
            <text:p>0.979343857142857</text:p>
          </table:table-cell>
          <table:table-cell table:formula="of:=[.P86]" office:value-type="float" office:value="0.195727" calcext:value-type="float">
            <text:p>0.195727</text:p>
          </table:table-cell>
          <table:table-cell table:formula="of:=AVERAGE([.R83:.R89])" office:value-type="float" office:value="0.0676776428571429" calcext:value-type="float">
            <text:p>0.07</text:p>
          </table:table-cell>
        </table:table-row>
        <table:table-row table:style-name="ro1">
          <table:table-cell office:value-type="float" office:value="8683" calcext:value-type="float">
            <text:p>8683</text:p>
          </table:table-cell>
          <table:table-cell office:value-type="float" office:value="8698.78" calcext:value-type="float">
            <text:p>8698.78</text:p>
          </table:table-cell>
          <table:table-cell office:value-type="float" office:value="8907.84" calcext:value-type="float">
            <text:p>8907.84</text:p>
          </table:table-cell>
          <table:table-cell office:value-type="float" office:value="0.272788" calcext:value-type="float">
            <text:p>0.272788</text:p>
          </table:table-cell>
          <table:table-cell office:value-type="float" office:value="224.84" calcext:value-type="float">
            <text:p>224.84</text:p>
          </table:table-cell>
          <table:table-cell table:number-columns-repeated="5"/>
          <table:table-cell office:value-type="float" office:value="302" calcext:value-type="float">
            <text:p>302</text:p>
          </table:table-cell>
          <table:table-cell office:value-type="float" office:value="299.196" calcext:value-type="float">
            <text:p>299.196</text:p>
          </table:table-cell>
          <table:table-cell office:value-type="float" office:value="297.945" calcext:value-type="float">
            <text:p>297.945</text:p>
          </table:table-cell>
          <table:table-cell office:value-type="float" office:value="-2.80383" calcext:value-type="float">
            <text:p>-2.80383</text:p>
          </table:table-cell>
          <table:table-cell office:value-type="float" office:value="-4.05498" calcext:value-type="float">
            <text:p>-4.05498</text:p>
          </table:table-cell>
          <table:table-cell office:value-type="float" office:value="0.198476" calcext:value-type="float">
            <text:p>0.198476</text:p>
          </table:table-cell>
          <table:table-cell office:value-type="float" office:value="0.290011" calcext:value-type="float">
            <text:p>0.290011</text:p>
          </table:table-cell>
          <table:table-cell office:value-type="float" office:value="0.0807278" calcext:value-type="float">
            <text:p>8.07E-02</text:p>
          </table:table-cell>
          <table:table-cell table:number-columns-repeated="2" office:value-type="float" office:value="0.964977" calcext:value-type="float">
            <text:p>0.964977</text:p>
          </table:table-cell>
          <table:table-cell table:style-name="ce1" office:value-type="float" office:value="0.507516" calcext:value-type="float">
            <text:p>5.08E-01</text:p>
          </table:table-cell>
          <table:table-cell office:value-type="float" office:value="-0.921902" calcext:value-type="float">
            <text:p>-0.921902</text:p>
          </table:table-cell>
          <table:table-cell office:value-type="float" office:value="-6.37116" calcext:value-type="float">
            <text:p>-6.37116</text:p>
          </table:table-cell>
          <table:table-cell table:number-columns-repeated="22"/>
          <table:table-cell table:formula="of:=[.AT86]+1" office:value-type="date" office:date-value="2020-05-19" calcext:value-type="date">
            <text:p>19/05/20</text:p>
          </table:table-cell>
          <table:table-cell table:formula="of:=AVERAGE([.S84:.S90])" office:value-type="float" office:value="0.979377142857143" calcext:value-type="float">
            <text:p>0.979377142857143</text:p>
          </table:table-cell>
          <table:table-cell table:formula="of:=[.P87]" office:value-type="float" office:value="0.198476" calcext:value-type="float">
            <text:p>0.198476</text:p>
          </table:table-cell>
          <table:table-cell table:formula="of:=AVERAGE([.R84:.R90])" office:value-type="float" office:value="0.0694769857142857" calcext:value-type="float">
            <text:p>0.07</text:p>
          </table:table-cell>
        </table:table-row>
        <table:table-row table:style-name="ro1">
          <table:table-cell office:value-type="float" office:value="8757" calcext:value-type="float">
            <text:p>8757</text:p>
          </table:table-cell>
          <table:table-cell office:value-type="float" office:value="8763.31" calcext:value-type="float">
            <text:p>8763.31</text:p>
          </table:table-cell>
          <table:table-cell office:value-type="float" office:value="8928.36" calcext:value-type="float">
            <text:p>8928.36</text:p>
          </table:table-cell>
          <table:table-cell office:value-type="float" office:value="0.111254" calcext:value-type="float">
            <text:p>0.111254</text:p>
          </table:table-cell>
          <table:table-cell office:value-type="float" office:value="171.355" calcext:value-type="float">
            <text:p>171.355</text:p>
          </table:table-cell>
          <table:table-cell table:number-columns-repeated="5"/>
          <table:table-cell office:value-type="float" office:value="304" calcext:value-type="float">
            <text:p>304</text:p>
          </table:table-cell>
          <table:table-cell office:value-type="float" office:value="303.446" calcext:value-type="float">
            <text:p>303.446</text:p>
          </table:table-cell>
          <table:table-cell office:value-type="float" office:value="303.644" calcext:value-type="float">
            <text:p>303.644</text:p>
          </table:table-cell>
          <table:table-cell office:value-type="float" office:value="-0.553884" calcext:value-type="float">
            <text:p>-0.553884</text:p>
          </table:table-cell>
          <table:table-cell office:value-type="float" office:value="-0.356075" calcext:value-type="float">
            <text:p>-0.356075</text:p>
          </table:table-cell>
          <table:table-cell office:value-type="float" office:value="0.201226" calcext:value-type="float">
            <text:p>0.201226</text:p>
          </table:table-cell>
          <table:table-cell office:value-type="float" office:value="0.28736" calcext:value-type="float">
            <text:p>0.28736</text:p>
          </table:table-cell>
          <table:table-cell office:value-type="float" office:value="0.0817375" calcext:value-type="float">
            <text:p>8.17E-02</text:p>
          </table:table-cell>
          <table:table-cell table:number-columns-repeated="2" office:value-type="float" office:value="0.965647" calcext:value-type="float">
            <text:p>0.965647</text:p>
          </table:table-cell>
          <table:table-cell table:style-name="ce1" office:value-type="float" office:value="0.504292" calcext:value-type="float">
            <text:p>5.04E-01</text:p>
          </table:table-cell>
          <table:table-cell office:value-type="float" office:value="-0.920477" calcext:value-type="float">
            <text:p>-0.920477</text:p>
          </table:table-cell>
          <table:table-cell office:value-type="float" office:value="-6.50916" calcext:value-type="float">
            <text:p>-6.50916</text:p>
          </table:table-cell>
          <table:table-cell table:number-columns-repeated="22"/>
          <table:table-cell table:formula="of:=[.AT87]+1" office:value-type="date" office:date-value="2020-05-20" calcext:value-type="date">
            <text:p>20/05/20</text:p>
          </table:table-cell>
          <table:table-cell table:formula="of:=AVERAGE([.S85:.S91])" office:value-type="float" office:value="0.980012142857143" calcext:value-type="float">
            <text:p>0.980012142857143</text:p>
          </table:table-cell>
          <table:table-cell table:formula="of:=[.P88]" office:value-type="float" office:value="0.201226" calcext:value-type="float">
            <text:p>0.201226</text:p>
          </table:table-cell>
          <table:table-cell table:formula="of:=AVERAGE([.R85:.R91])" office:value-type="float" office:value="0.0710950285714286" calcext:value-type="float">
            <text:p>0.07</text:p>
          </table:table-cell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float" office:value="8827.27" calcext:value-type="float">
            <text:p>8827.27</text:p>
          </table:table-cell>
          <table:table-cell office:value-type="float" office:value="8953.8" calcext:value-type="float">
            <text:p>8953.8</text:p>
          </table:table-cell>
          <table:table-cell office:value-type="float" office:value="0.677118" calcext:value-type="float">
            <text:p>0.677118</text:p>
          </table:table-cell>
          <table:table-cell office:value-type="float" office:value="163.797" calcext:value-type="float">
            <text:p>163.797</text:p>
          </table:table-cell>
          <table:table-cell table:number-columns-repeated="5"/>
          <table:table-cell office:value-type="float" office:value="306" calcext:value-type="float">
            <text:p>306</text:p>
          </table:table-cell>
          <table:table-cell office:value-type="float" office:value="305.67" calcext:value-type="float">
            <text:p>305.67</text:p>
          </table:table-cell>
          <table:table-cell office:value-type="float" office:value="306.505" calcext:value-type="float">
            <text:p>306.505</text:p>
          </table:table-cell>
          <table:table-cell office:value-type="float" office:value="-0.329925" calcext:value-type="float">
            <text:p>-0.329925</text:p>
          </table:table-cell>
          <table:table-cell office:value-type="float" office:value="0.504982" calcext:value-type="float">
            <text:p>0.504982</text:p>
          </table:table-cell>
          <table:table-cell office:value-type="float" office:value="0.203975" calcext:value-type="float">
            <text:p>0.203975</text:p>
          </table:table-cell>
          <table:table-cell office:value-type="float" office:value="0.307056" calcext:value-type="float">
            <text:p>0.307056</text:p>
          </table:table-cell>
          <table:table-cell office:value-type="float" office:value="0.0892059" calcext:value-type="float">
            <text:p>8.92E-02</text:p>
          </table:table-cell>
          <table:table-cell table:number-columns-repeated="2" office:value-type="float" office:value="0.958613" calcext:value-type="float">
            <text:p>0.958613</text:p>
          </table:table-cell>
          <table:table-cell table:style-name="ce1" office:value-type="float" office:value="0.500288" calcext:value-type="float">
            <text:p>5.00E-01</text:p>
          </table:table-cell>
          <table:table-cell office:value-type="float" office:value="-0.924474" calcext:value-type="float">
            <text:p>-0.924474</text:p>
          </table:table-cell>
          <table:table-cell office:value-type="float" office:value="-10.7706" calcext:value-type="float">
            <text:p>-10.7706</text:p>
          </table:table-cell>
          <table:table-cell table:number-columns-repeated="22"/>
          <table:table-cell table:formula="of:=[.AT88]+1" office:value-type="date" office:date-value="2020-05-21" calcext:value-type="date">
            <text:p>21/05/20</text:p>
          </table:table-cell>
          <table:table-cell table:formula="of:=AVERAGE([.S86:.S92])" office:value-type="float" office:value="0.981011" calcext:value-type="float">
            <text:p>0.981011</text:p>
          </table:table-cell>
          <table:table-cell table:formula="of:=[.P89]" office:value-type="float" office:value="0.203975" calcext:value-type="float">
            <text:p>0.203975</text:p>
          </table:table-cell>
          <table:table-cell table:formula="of:=AVERAGE([.R86:.R92])" office:value-type="float" office:value="0.0727698285714286" calcext:value-type="float">
            <text:p>0.07</text:p>
          </table:table-cell>
        </table:table-row>
        <table:table-row table:style-name="ro1">
          <table:table-cell office:value-type="float" office:value="8849" calcext:value-type="float">
            <text:p>8849</text:p>
          </table:table-cell>
          <table:table-cell office:value-type="float" office:value="8884.47" calcext:value-type="float">
            <text:p>8884.47</text:p>
          </table:table-cell>
          <table:table-cell office:value-type="float" office:value="8980.65" calcext:value-type="float">
            <text:p>8980.65</text:p>
          </table:table-cell>
          <table:table-cell office:value-type="float" office:value="0.662113" calcext:value-type="float">
            <text:p>0.662113</text:p>
          </table:table-cell>
          <table:table-cell office:value-type="float" office:value="131.649" calcext:value-type="float">
            <text:p>131.649</text:p>
          </table:table-cell>
          <table:table-cell table:number-columns-repeated="5"/>
          <table:table-cell office:value-type="float" office:value="312" calcext:value-type="float">
            <text:p>312</text:p>
          </table:table-cell>
          <table:table-cell office:value-type="float" office:value="307.645" calcext:value-type="float">
            <text:p>307.645</text:p>
          </table:table-cell>
          <table:table-cell office:value-type="float" office:value="308.157" calcext:value-type="float">
            <text:p>308.157</text:p>
          </table:table-cell>
          <table:table-cell office:value-type="float" office:value="-4.35518" calcext:value-type="float">
            <text:p>-4.35518</text:p>
          </table:table-cell>
          <table:table-cell office:value-type="float" office:value="-3.84335" calcext:value-type="float">
            <text:p>-3.84335</text:p>
          </table:table-cell>
          <table:table-cell office:value-type="float" office:value="0.212728" calcext:value-type="float">
            <text:p>0.212728</text:p>
          </table:table-cell>
          <table:table-cell office:value-type="float" office:value="0.221122" calcext:value-type="float">
            <text:p>0.221122</text:p>
          </table:table-cell>
          <table:table-cell office:value-type="float" office:value="0.0655818" calcext:value-type="float">
            <text:p>6.56E-02</text:p>
          </table:table-cell>
          <table:table-cell table:number-columns-repeated="2" office:value-type="float" office:value="0.992017" calcext:value-type="float">
            <text:p>0.992017</text:p>
          </table:table-cell>
          <table:table-cell table:style-name="ce1" office:value-type="float" office:value="0.492251" calcext:value-type="float">
            <text:p>4.92E-01</text:p>
          </table:table-cell>
          <table:table-cell office:value-type="float" office:value="-0.899593" calcext:value-type="float">
            <text:p>-0.899593</text:p>
          </table:table-cell>
          <table:table-cell office:value-type="float" office:value="-6.34596" calcext:value-type="float">
            <text:p>-6.34596</text:p>
          </table:table-cell>
          <table:table-cell table:number-columns-repeated="22"/>
          <table:table-cell table:formula="of:=[.AT89]+1" office:value-type="date" office:date-value="2020-05-22" calcext:value-type="date">
            <text:p>22/05/20</text:p>
          </table:table-cell>
          <table:table-cell table:formula="of:=AVERAGE([.S87:.S93])" office:value-type="float" office:value="0.981834571428571" calcext:value-type="float">
            <text:p>0.981834571428571</text:p>
          </table:table-cell>
          <table:table-cell table:formula="of:=[.P90]" office:value-type="float" office:value="0.212728" calcext:value-type="float">
            <text:p>0.212728</text:p>
          </table:table-cell>
          <table:table-cell table:formula="of:=AVERAGE([.R87:.R93])" office:value-type="float" office:value="0.0750387285714286" calcext:value-type="float">
            <text:p>0.08</text:p>
          </table:table-cell>
        </table:table-row>
        <table:table-row table:style-name="ro1">
          <table:table-cell office:value-type="float" office:value="8926" calcext:value-type="float">
            <text:p>8926</text:p>
          </table:table-cell>
          <table:table-cell office:value-type="float" office:value="8928.33" calcext:value-type="float">
            <text:p>8928.33</text:p>
          </table:table-cell>
          <table:table-cell office:value-type="float" office:value="8998.37" calcext:value-type="float">
            <text:p>8998.37</text:p>
          </table:table-cell>
          <table:table-cell office:value-type="float" office:value="0.0452584" calcext:value-type="float">
            <text:p>0.0452584</text:p>
          </table:table-cell>
          <table:table-cell office:value-type="float" office:value="72.3692" calcext:value-type="float">
            <text:p>72.3692</text:p>
          </table:table-cell>
          <table:table-cell table:number-columns-repeated="5"/>
          <table:table-cell office:value-type="float" office:value="314" calcext:value-type="float">
            <text:p>314</text:p>
          </table:table-cell>
          <table:table-cell office:value-type="float" office:value="313.105" calcext:value-type="float">
            <text:p>313.105</text:p>
          </table:table-cell>
          <table:table-cell office:value-type="float" office:value="308.82" calcext:value-type="float">
            <text:p>308.82</text:p>
          </table:table-cell>
          <table:table-cell office:value-type="float" office:value="-0.894829" calcext:value-type="float">
            <text:p>-0.894829</text:p>
          </table:table-cell>
          <table:table-cell office:value-type="float" office:value="-5.18011" calcext:value-type="float">
            <text:p>-5.18011</text:p>
          </table:table-cell>
          <table:table-cell office:value-type="float" office:value="0.221693" calcext:value-type="float">
            <text:p>0.221693</text:p>
          </table:table-cell>
          <table:table-cell office:value-type="float" office:value="0.197199" calcext:value-type="float">
            <text:p>0.197199</text:p>
          </table:table-cell>
          <table:table-cell office:value-type="float" office:value="0.0596799" calcext:value-type="float">
            <text:p>5.97E-02</text:p>
          </table:table-cell>
          <table:table-cell table:number-columns-repeated="2" office:value-type="float" office:value="1.00418" calcext:value-type="float">
            <text:p>1.00418</text:p>
          </table:table-cell>
          <table:table-cell table:style-name="ce1" office:value-type="float" office:value="0.482129" calcext:value-type="float">
            <text:p>4.82E-01</text:p>
          </table:table-cell>
          <table:table-cell office:value-type="float" office:value="-0.890586" calcext:value-type="float">
            <text:p>-0.890586</text:p>
          </table:table-cell>
          <table:table-cell office:value-type="float" office:value="-6.23986" calcext:value-type="float">
            <text:p>-6.23986</text:p>
          </table:table-cell>
          <table:table-cell table:number-columns-repeated="22"/>
          <table:table-cell table:formula="of:=[.AT90]+1" office:value-type="date" office:date-value="2020-05-23" calcext:value-type="date">
            <text:p>23/05/20</text:p>
          </table:table-cell>
          <table:table-cell table:formula="of:=AVERAGE([.S88:.S94])" office:value-type="float" office:value="0.982771142857143" calcext:value-type="float">
            <text:p>0.982771142857143</text:p>
          </table:table-cell>
          <table:table-cell table:formula="of:=[.P91]" office:value-type="float" office:value="0.221693" calcext:value-type="float">
            <text:p>0.221693</text:p>
          </table:table-cell>
          <table:table-cell table:formula="of:=AVERAGE([.R88:.R94])" office:value-type="float" office:value="0.0776167714285714" calcext:value-type="float">
            <text:p>0.08</text:p>
          </table:table-cell>
        </table:table-row>
        <table:table-row table:style-name="ro1">
          <table:table-cell office:value-type="float" office:value="8991" calcext:value-type="float">
            <text:p>8991</text:p>
          </table:table-cell>
          <table:table-cell office:value-type="float" office:value="8976.64" calcext:value-type="float">
            <text:p>8976.64</text:p>
          </table:table-cell>
          <table:table-cell office:value-type="float" office:value="9011.78" calcext:value-type="float">
            <text:p>9011.78</text:p>
          </table:table-cell>
          <table:table-cell office:value-type="float" office:value="-0.279113" calcext:value-type="float">
            <text:p>-0.279113</text:p>
          </table:table-cell>
          <table:table-cell office:value-type="float" office:value="20.7783" calcext:value-type="float">
            <text:p>20.7783</text:p>
          </table:table-cell>
          <table:table-cell table:number-columns-repeated="5"/>
          <table:table-cell office:value-type="float" office:value="315" calcext:value-type="float">
            <text:p>315</text:p>
          </table:table-cell>
          <table:table-cell office:value-type="float" office:value="315.485" calcext:value-type="float">
            <text:p>315.485</text:p>
          </table:table-cell>
          <table:table-cell office:value-type="float" office:value="310.251" calcext:value-type="float">
            <text:p>310.251</text:p>
          </table:table-cell>
          <table:table-cell office:value-type="float" office:value="0.485254" calcext:value-type="float">
            <text:p>0.485254</text:p>
          </table:table-cell>
          <table:table-cell office:value-type="float" office:value="-4.74941" calcext:value-type="float">
            <text:p>-4.74941</text:p>
          </table:table-cell>
          <table:table-cell office:value-type="float" office:value="0.230872" calcext:value-type="float">
            <text:p>0.230872</text:p>
          </table:table-cell>
          <table:table-cell office:value-type="float" office:value="0.202604" calcext:value-type="float">
            <text:p>0.202604</text:p>
          </table:table-cell>
          <table:table-cell office:value-type="float" office:value="0.062537" calcext:value-type="float">
            <text:p>6.25E-02</text:p>
          </table:table-cell>
          <table:table-cell table:number-columns-repeated="2" office:value-type="float" office:value="1.00542" calcext:value-type="float">
            <text:p>1.00542</text:p>
          </table:table-cell>
          <table:table-cell table:style-name="ce1" office:value-type="float" office:value="0.472167" calcext:value-type="float">
            <text:p>4.72E-01</text:p>
          </table:table-cell>
          <table:table-cell office:value-type="float" office:value="-0.891902" calcext:value-type="float">
            <text:p>-0.891902</text:p>
          </table:table-cell>
          <table:table-cell office:value-type="float" office:value="-6.19007" calcext:value-type="float">
            <text:p>-6.19007</text:p>
          </table:table-cell>
          <table:table-cell table:number-columns-repeated="22"/>
          <table:table-cell table:formula="of:=[.AT91]+1" office:value-type="date" office:date-value="2020-05-24" calcext:value-type="date">
            <text:p>24/05/20</text:p>
          </table:table-cell>
          <table:table-cell table:formula="of:=AVERAGE([.S89:.S95])" office:value-type="float" office:value="0.98415" calcext:value-type="float">
            <text:p>0.98415</text:p>
          </table:table-cell>
          <table:table-cell table:formula="of:=[.P92]" office:value-type="float" office:value="0.230872" calcext:value-type="float">
            <text:p>0.230872</text:p>
          </table:table-cell>
          <table:table-cell table:formula="of:=AVERAGE([.R89:.R95])" office:value-type="float" office:value="0.0801844571428572" calcext:value-type="float">
            <text:p>0.08</text:p>
          </table:table-cell>
        </table:table-row>
        <table:table-row table:style-name="ro1">
          <table:table-cell office:value-type="float" office:value="9038" calcext:value-type="float">
            <text:p>9038</text:p>
          </table:table-cell>
          <table:table-cell office:value-type="float" office:value="9029.92" calcext:value-type="float">
            <text:p>9029.92</text:p>
          </table:table-cell>
          <table:table-cell office:value-type="float" office:value="9055.49" calcext:value-type="float">
            <text:p>9055.49</text:p>
          </table:table-cell>
          <table:table-cell office:value-type="float" office:value="-0.155308" calcext:value-type="float">
            <text:p>-0.155308</text:p>
          </table:table-cell>
          <table:table-cell office:value-type="float" office:value="17.4914" calcext:value-type="float">
            <text:p>17.4914</text:p>
          </table:table-cell>
          <table:table-cell table:number-columns-repeated="5"/>
          <table:table-cell office:value-type="float" office:value="317" calcext:value-type="float">
            <text:p>317</text:p>
          </table:table-cell>
          <table:table-cell office:value-type="float" office:value="316.616" calcext:value-type="float">
            <text:p>316.616</text:p>
          </table:table-cell>
          <table:table-cell office:value-type="float" office:value="309.249" calcext:value-type="float">
            <text:p>309.249</text:p>
          </table:table-cell>
          <table:table-cell office:value-type="float" office:value="-0.384309" calcext:value-type="float">
            <text:p>-0.384309</text:p>
          </table:table-cell>
          <table:table-cell office:value-type="float" office:value="-7.7507" calcext:value-type="float">
            <text:p>-7.7507</text:p>
          </table:table-cell>
          <table:table-cell office:value-type="float" office:value="0.240267" calcext:value-type="float">
            <text:p>0.240267</text:p>
          </table:table-cell>
          <table:table-cell office:value-type="float" office:value="0.272673" calcext:value-type="float">
            <text:p>0.272673</text:p>
          </table:table-cell>
          <table:table-cell office:value-type="float" office:value="0.0858012" calcext:value-type="float">
            <text:p>8.58E-02</text:p>
          </table:table-cell>
          <table:table-cell table:number-columns-repeated="2" office:value-type="float" office:value="0.981988" calcext:value-type="float">
            <text:p>0.981988</text:p>
          </table:table-cell>
          <table:table-cell table:style-name="ce1" office:value-type="float" office:value="0.462095" calcext:value-type="float">
            <text:p>4.62E-01</text:p>
          </table:table-cell>
          <table:table-cell office:value-type="float" office:value="-0.912229" calcext:value-type="float">
            <text:p>-0.912229</text:p>
          </table:table-cell>
          <table:table-cell office:value-type="float" office:value="-6.69767" calcext:value-type="float">
            <text:p>-6.69767</text:p>
          </table:table-cell>
          <table:table-cell table:number-columns-repeated="22"/>
          <table:table-cell table:formula="of:=[.AT92]+1" office:value-type="date" office:date-value="2020-05-25" calcext:value-type="date">
            <text:p>25/05/20</text:p>
          </table:table-cell>
          <table:table-cell table:formula="of:=AVERAGE([.S90:.S96])" office:value-type="float" office:value="0.985771285714286" calcext:value-type="float">
            <text:p>0.985771285714286</text:p>
          </table:table-cell>
          <table:table-cell table:formula="of:=[.P93]" office:value-type="float" office:value="0.240267" calcext:value-type="float">
            <text:p>0.240267</text:p>
          </table:table-cell>
          <table:table-cell table:formula="of:=AVERAGE([.R90:.R96])" office:value-type="float" office:value="0.0829397571428572" calcext:value-type="float">
            <text:p>0.08</text:p>
          </table:table-cell>
        </table:table-row>
        <table:table-row table:style-name="ro1">
          <table:table-cell office:value-type="float" office:value="9086" calcext:value-type="float">
            <text:p>9086</text:p>
          </table:table-cell>
          <table:table-cell office:value-type="float" office:value="9092.99" calcext:value-type="float">
            <text:p>9092.99</text:p>
          </table:table-cell>
          <table:table-cell office:value-type="float" office:value="9113.74" calcext:value-type="float">
            <text:p>9113.74</text:p>
          </table:table-cell>
          <table:table-cell office:value-type="float" office:value="0.132778" calcext:value-type="float">
            <text:p>0.132778</text:p>
          </table:table-cell>
          <table:table-cell office:value-type="float" office:value="27.7402" calcext:value-type="float">
            <text:p>27.7402</text:p>
          </table:table-cell>
          <table:table-cell table:number-columns-repeated="5"/>
          <table:table-cell office:value-type="float" office:value="317" calcext:value-type="float">
            <text:p>317</text:p>
          </table:table-cell>
          <table:table-cell office:value-type="float" office:value="318.473" calcext:value-type="float">
            <text:p>318.473</text:p>
          </table:table-cell>
          <table:table-cell office:value-type="float" office:value="313.228" calcext:value-type="float">
            <text:p>313.228</text:p>
          </table:table-cell>
          <table:table-cell office:value-type="float" office:value="1.47286" calcext:value-type="float">
            <text:p>1.47286</text:p>
          </table:table-cell>
          <table:table-cell office:value-type="float" office:value="-3.77175" calcext:value-type="float">
            <text:p>-3.77175</text:p>
          </table:table-cell>
          <table:table-cell office:value-type="float" office:value="0.24988" calcext:value-type="float">
            <text:p>0.24988</text:p>
          </table:table-cell>
          <table:table-cell office:value-type="float" office:value="0.308058" calcext:value-type="float">
            <text:p>0.308058</text:p>
          </table:table-cell>
          <table:table-cell office:value-type="float" office:value="0.0987741" calcext:value-type="float">
            <text:p>9.88E-02</text:p>
          </table:table-cell>
          <table:table-cell table:number-columns-repeated="2" office:value-type="float" office:value="0.971533" calcext:value-type="float">
            <text:p>0.971533</text:p>
          </table:table-cell>
          <table:table-cell table:style-name="ce1" office:value-type="float" office:value="0.452458" calcext:value-type="float">
            <text:p>4.52E-01</text:p>
          </table:table-cell>
          <table:table-cell office:value-type="float" office:value="-0.919874" calcext:value-type="float">
            <text:p>-0.919874</text:p>
          </table:table-cell>
          <table:table-cell office:value-type="float" office:value="-7.04605" calcext:value-type="float">
            <text:p>-7.04605</text:p>
          </table:table-cell>
          <table:table-cell table:number-columns-repeated="22"/>
          <table:table-cell table:formula="of:=[.AT93]+1" office:value-type="date" office:date-value="2020-05-26" calcext:value-type="date">
            <text:p>26/05/20</text:p>
          </table:table-cell>
          <table:table-cell table:formula="of:=AVERAGE([.S91:.S97])" office:value-type="float" office:value="0.987714571428571" calcext:value-type="float">
            <text:p>0.987714571428571</text:p>
          </table:table-cell>
          <table:table-cell table:formula="of:=[.P94]" office:value-type="float" office:value="0.24988" calcext:value-type="float">
            <text:p>0.24988</text:p>
          </table:table-cell>
          <table:table-cell table:formula="of:=AVERAGE([.R91:.R97])" office:value-type="float" office:value="0.0849305571428571" calcext:value-type="float">
            <text:p>0.08</text:p>
          </table:table-cell>
        </table:table-row>
        <table:table-row table:style-name="ro1">
          <table:table-cell office:value-type="float" office:value="9122" calcext:value-type="float">
            <text:p>9122</text:p>
          </table:table-cell>
          <table:table-cell office:value-type="float" office:value="9156.71" calcext:value-type="float">
            <text:p>9156.71</text:p>
          </table:table-cell>
          <table:table-cell office:value-type="float" office:value="9178.89" calcext:value-type="float">
            <text:p>9178.89</text:p>
          </table:table-cell>
          <table:table-cell office:value-type="float" office:value="0.671768" calcext:value-type="float">
            <text:p>0.671768</text:p>
          </table:table-cell>
          <table:table-cell office:value-type="float" office:value="56.8885" calcext:value-type="float">
            <text:p>56.8885</text:p>
          </table:table-cell>
          <table:table-cell table:number-columns-repeated="5"/>
          <table:table-cell office:value-type="float" office:value="317" calcext:value-type="float">
            <text:p>317</text:p>
          </table:table-cell>
          <table:table-cell office:value-type="float" office:value="318.663" calcext:value-type="float">
            <text:p>318.663</text:p>
          </table:table-cell>
          <table:table-cell office:value-type="float" office:value="315.204" calcext:value-type="float">
            <text:p>315.204</text:p>
          </table:table-cell>
          <table:table-cell office:value-type="float" office:value="1.66324" calcext:value-type="float">
            <text:p>1.66324</text:p>
          </table:table-cell>
          <table:table-cell office:value-type="float" office:value="-1.79587" calcext:value-type="float">
            <text:p>-1.79587</text:p>
          </table:table-cell>
          <table:table-cell office:value-type="float" office:value="0.259715" calcext:value-type="float">
            <text:p>0.259715</text:p>
          </table:table-cell>
          <table:table-cell office:value-type="float" office:value="0.305334" calcext:value-type="float">
            <text:p>0.305334</text:p>
          </table:table-cell>
          <table:table-cell office:value-type="float" office:value="0.0997113" calcext:value-type="float">
            <text:p>9.97E-02</text:p>
          </table:table-cell>
          <table:table-cell table:number-columns-repeated="2" office:value-type="float" office:value="0.975299" calcext:value-type="float">
            <text:p>0.975299</text:p>
          </table:table-cell>
          <table:table-cell table:style-name="ce1" office:value-type="float" office:value="0.443783" calcext:value-type="float">
            <text:p>4.44E-01</text:p>
          </table:table-cell>
          <table:table-cell office:value-type="float" office:value="-0.918428" calcext:value-type="float">
            <text:p>-0.918428</text:p>
          </table:table-cell>
          <table:table-cell office:value-type="float" office:value="-6.35031" calcext:value-type="float">
            <text:p>-6.35031</text:p>
          </table:table-cell>
          <table:table-cell table:number-columns-repeated="22"/>
          <table:table-cell table:formula="of:=[.AT94]+1" office:value-type="date" office:date-value="2020-05-27" calcext:value-type="date">
            <text:p>27/05/20</text:p>
          </table:table-cell>
          <table:table-cell table:formula="of:=AVERAGE([.S92:.S98])" office:value-type="float" office:value="0.989410285714285" calcext:value-type="float">
            <text:p>0.989410285714285</text:p>
          </table:table-cell>
          <table:table-cell table:formula="of:=[.P95]" office:value-type="float" office:value="0.259715" calcext:value-type="float">
            <text:p>0.259715</text:p>
          </table:table-cell>
          <table:table-cell table:formula="of:=AVERAGE([.R92:.R98])" office:value-type="float" office:value="0.0867102" calcext:value-type="float">
            <text:p>0.09</text:p>
          </table:table-cell>
        </table:table-row>
        <table:table-row table:style-name="ro1">
          <table:table-cell office:value-type="float" office:value="9176" calcext:value-type="float">
            <text:p>9176</text:p>
          </table:table-cell>
          <table:table-cell office:value-type="float" office:value="9211.35" calcext:value-type="float">
            <text:p>9211.35</text:p>
          </table:table-cell>
          <table:table-cell office:value-type="float" office:value="9229.75" calcext:value-type="float">
            <text:p>9229.75</text:p>
          </table:table-cell>
          <table:table-cell office:value-type="float" office:value="0.707553" calcext:value-type="float">
            <text:p>0.707553</text:p>
          </table:table-cell>
          <table:table-cell office:value-type="float" office:value="53.7481" calcext:value-type="float">
            <text:p>53.7481</text:p>
          </table:table-cell>
          <table:table-cell table:number-columns-repeated="5"/>
          <table:table-cell office:value-type="float" office:value="319" calcext:value-type="float">
            <text:p>319</text:p>
          </table:table-cell>
          <table:table-cell office:value-type="float" office:value="318.649" calcext:value-type="float">
            <text:p>318.649</text:p>
          </table:table-cell>
          <table:table-cell office:value-type="float" office:value="316.914" calcext:value-type="float">
            <text:p>316.914</text:p>
          </table:table-cell>
          <table:table-cell office:value-type="float" office:value="-0.350904" calcext:value-type="float">
            <text:p>-0.350904</text:p>
          </table:table-cell>
          <table:table-cell office:value-type="float" office:value="-2.08627" calcext:value-type="float">
            <text:p>-2.08627</text:p>
          </table:table-cell>
          <table:table-cell office:value-type="float" office:value="0.269772" calcext:value-type="float">
            <text:p>0.269772</text:p>
          </table:table-cell>
          <table:table-cell office:value-type="float" office:value="0.326343" calcext:value-type="float">
            <text:p>0.326343</text:p>
          </table:table-cell>
          <table:table-cell office:value-type="float" office:value="0.108493" calcext:value-type="float">
            <text:p>1.08E-01</text:p>
          </table:table-cell>
          <table:table-cell table:number-columns-repeated="2" office:value-type="float" office:value="0.969962" calcext:value-type="float">
            <text:p>0.969962</text:p>
          </table:table-cell>
          <table:table-cell table:style-name="ce1" office:value-type="float" office:value="0.435039" calcext:value-type="float">
            <text:p>4.35E-01</text:p>
          </table:table-cell>
          <table:table-cell office:value-type="float" office:value="-0.922111" calcext:value-type="float">
            <text:p>-0.922111</text:p>
          </table:table-cell>
          <table:table-cell office:value-type="float" office:value="-6.79251" calcext:value-type="float">
            <text:p>-6.79251</text:p>
          </table:table-cell>
          <table:table-cell table:number-columns-repeated="22"/>
          <table:table-cell table:formula="of:=[.AT95]+1" office:value-type="date" office:date-value="2020-05-28" calcext:value-type="date">
            <text:p>28/05/20</text:p>
          </table:table-cell>
          <table:table-cell table:formula="of:=AVERAGE([.S93:.S99])" office:value-type="float" office:value="0.990594571428571" calcext:value-type="float">
            <text:p>0.990594571428571</text:p>
          </table:table-cell>
          <table:table-cell table:formula="of:=[.P96]" office:value-type="float" office:value="0.269772" calcext:value-type="float">
            <text:p>0.269772</text:p>
          </table:table-cell>
          <table:table-cell table:formula="of:=AVERAGE([.R93:.R99])" office:value-type="float" office:value="0.0885412714285714" calcext:value-type="float">
            <text:p>0.09</text:p>
          </table:table-cell>
        </table:table-row>
        <table:table-row table:style-name="ro1">
          <table:table-cell office:value-type="float" office:value="9232" calcext:value-type="float">
            <text:p>9232</text:p>
          </table:table-cell>
          <table:table-cell office:value-type="float" office:value="9267.3" calcext:value-type="float">
            <text:p>9267.3</text:p>
          </table:table-cell>
          <table:table-cell office:value-type="float" office:value="9283.77" calcext:value-type="float">
            <text:p>9283.77</text:p>
          </table:table-cell>
          <table:table-cell office:value-type="float" office:value="0.725348" calcext:value-type="float">
            <text:p>0.725348</text:p>
          </table:table-cell>
          <table:table-cell office:value-type="float" office:value="51.7706" calcext:value-type="float">
            <text:p>51.7706</text:p>
          </table:table-cell>
          <table:table-cell table:number-columns-repeated="5"/>
          <table:table-cell office:value-type="float" office:value="319" calcext:value-type="float">
            <text:p>319</text:p>
          </table:table-cell>
          <table:table-cell office:value-type="float" office:value="320.368" calcext:value-type="float">
            <text:p>320.368</text:p>
          </table:table-cell>
          <table:table-cell office:value-type="float" office:value="322.12" calcext:value-type="float">
            <text:p>322.12</text:p>
          </table:table-cell>
          <table:table-cell office:value-type="float" office:value="1.3681" calcext:value-type="float">
            <text:p>1.3681</text:p>
          </table:table-cell>
          <table:table-cell office:value-type="float" office:value="3.12038" calcext:value-type="float">
            <text:p>3.12038</text:p>
          </table:table-cell>
          <table:table-cell office:value-type="float" office:value="0.272448" calcext:value-type="float">
            <text:p>0.272448</text:p>
          </table:table-cell>
          <table:table-cell office:value-type="float" office:value="0.235057" calcext:value-type="float">
            <text:p>0.235057</text:p>
          </table:table-cell>
          <table:table-cell office:value-type="float" office:value="0.0795174" calcext:value-type="float">
            <text:p>7.95E-02</text:p>
          </table:table-cell>
          <table:table-cell table:number-columns-repeated="2" office:value-type="float" office:value="1.00562" calcext:value-type="float">
            <text:p>1.00562</text:p>
          </table:table-cell>
          <table:table-cell table:style-name="ce1" office:value-type="float" office:value="0.433504" calcext:value-type="float">
            <text:p>4.34E-01</text:p>
          </table:table-cell>
          <table:table-cell office:value-type="float" office:value="-0.899266" calcext:value-type="float">
            <text:p>-0.899266</text:p>
          </table:table-cell>
          <table:table-cell office:value-type="float" office:value="-7.06091" calcext:value-type="float">
            <text:p>-7.06091</text:p>
          </table:table-cell>
          <table:table-cell table:number-columns-repeated="22"/>
          <table:table-cell table:formula="of:=[.AT96]+1" office:value-type="date" office:date-value="2020-05-29" calcext:value-type="date">
            <text:p>29/05/20</text:p>
          </table:table-cell>
          <table:table-cell table:formula="of:=AVERAGE([.S94:.S100])" office:value-type="float" office:value="0.990678857142857" calcext:value-type="float">
            <text:p>0.990678857142857</text:p>
          </table:table-cell>
          <table:table-cell table:formula="of:=[.P97]" office:value-type="float" office:value="0.272448" calcext:value-type="float">
            <text:p>0.272448</text:p>
          </table:table-cell>
          <table:table-cell table:formula="of:=AVERAGE([.R94:.R100])" office:value-type="float" office:value="0.0910069571428571" calcext:value-type="float">
            <text:p>0.09</text:p>
          </table:table-cell>
        </table:table-row>
        <table:table-row table:style-name="ro1">
          <table:table-cell office:value-type="float" office:value="9266" calcext:value-type="float">
            <text:p>9266</text:p>
          </table:table-cell>
          <table:table-cell office:value-type="float" office:value="9309.43" calcext:value-type="float">
            <text:p>9309.43</text:p>
          </table:table-cell>
          <table:table-cell office:value-type="float" office:value="9337.4" calcext:value-type="float">
            <text:p>9337.4</text:p>
          </table:table-cell>
          <table:table-cell office:value-type="float" office:value="0.928116" calcext:value-type="float">
            <text:p>0.928116</text:p>
          </table:table-cell>
          <table:table-cell office:value-type="float" office:value="71.3959" calcext:value-type="float">
            <text:p>71.3959</text:p>
          </table:table-cell>
          <table:table-cell table:number-columns-repeated="5"/>
          <table:table-cell office:value-type="float" office:value="319" calcext:value-type="float">
            <text:p>319</text:p>
          </table:table-cell>
          <table:table-cell office:value-type="float" office:value="320.544" calcext:value-type="float">
            <text:p>320.544</text:p>
          </table:table-cell>
          <table:table-cell office:value-type="float" office:value="324.292" calcext:value-type="float">
            <text:p>324.292</text:p>
          </table:table-cell>
          <table:table-cell office:value-type="float" office:value="1.54395" calcext:value-type="float">
            <text:p>1.54395</text:p>
          </table:table-cell>
          <table:table-cell office:value-type="float" office:value="5.29177" calcext:value-type="float">
            <text:p>5.29177</text:p>
          </table:table-cell>
          <table:table-cell office:value-type="float" office:value="0.275123" calcext:value-type="float">
            <text:p>0.275123</text:p>
          </table:table-cell>
          <table:table-cell office:value-type="float" office:value="0.209657" calcext:value-type="float">
            <text:p>0.209657</text:p>
          </table:table-cell>
          <table:table-cell office:value-type="float" office:value="0.0721374" calcext:value-type="float">
            <text:p>7.21E-02</text:p>
          </table:table-cell>
          <table:table-cell table:number-columns-repeated="2" office:value-type="float" office:value="1.01605" calcext:value-type="float">
            <text:p>1.01605</text:p>
          </table:table-cell>
          <table:table-cell table:style-name="ce1" office:value-type="float" office:value="0.431136" calcext:value-type="float">
            <text:p>4.31E-01</text:p>
          </table:table-cell>
          <table:table-cell office:value-type="float" office:value="-0.891079" calcext:value-type="float">
            <text:p>-0.891079</text:p>
          </table:table-cell>
          <table:table-cell office:value-type="float" office:value="-6.43652" calcext:value-type="float">
            <text:p>-6.43652</text:p>
          </table:table-cell>
          <table:table-cell table:number-columns-repeated="22"/>
          <table:table-cell table:formula="of:=[.AT97]+1" office:value-type="date" office:date-value="2020-05-30" calcext:value-type="date">
            <text:p>30/05/20</text:p>
          </table:table-cell>
          <table:table-cell table:formula="of:=AVERAGE([.S95:.S101])" office:value-type="float" office:value="0.989976857142857" calcext:value-type="float">
            <text:p>0.989976857142857</text:p>
          </table:table-cell>
          <table:table-cell table:formula="of:=[.P98]" office:value-type="float" office:value="0.275123" calcext:value-type="float">
            <text:p>0.275123</text:p>
          </table:table-cell>
          <table:table-cell table:formula="of:=AVERAGE([.R95:.R101])" office:value-type="float" office:value="0.0937913714285714" calcext:value-type="float">
            <text:p>0.09</text:p>
          </table:table-cell>
        </table:table-row>
        <table:table-row table:style-name="ro1">
          <table:table-cell office:value-type="float" office:value="9304" calcext:value-type="float">
            <text:p>9304</text:p>
          </table:table-cell>
          <table:table-cell office:value-type="float" office:value="9345.64" calcext:value-type="float">
            <text:p>9345.64</text:p>
          </table:table-cell>
          <table:table-cell office:value-type="float" office:value="9394.37" calcext:value-type="float">
            <text:p>9394.37</text:p>
          </table:table-cell>
          <table:table-cell office:value-type="float" office:value="0.892069" calcext:value-type="float">
            <text:p>0.892069</text:p>
          </table:table-cell>
          <table:table-cell office:value-type="float" office:value="90.3681" calcext:value-type="float">
            <text:p>90.3681</text:p>
          </table:table-cell>
          <table:table-cell table:number-columns-repeated="5"/>
          <table:table-cell office:value-type="float" office:value="320" calcext:value-type="float">
            <text:p>320</text:p>
          </table:table-cell>
          <table:table-cell office:value-type="float" office:value="320.532" calcext:value-type="float">
            <text:p>320.532</text:p>
          </table:table-cell>
          <table:table-cell office:value-type="float" office:value="325.242" calcext:value-type="float">
            <text:p>325.242</text:p>
          </table:table-cell>
          <table:table-cell office:value-type="float" office:value="0.531862" calcext:value-type="float">
            <text:p>0.531862</text:p>
          </table:table-cell>
          <table:table-cell office:value-type="float" office:value="5.24213" calcext:value-type="float">
            <text:p>5.24213</text:p>
          </table:table-cell>
          <table:table-cell office:value-type="float" office:value="0.277799" calcext:value-type="float">
            <text:p>0.277799</text:p>
          </table:table-cell>
          <table:table-cell office:value-type="float" office:value="0.215422" calcext:value-type="float">
            <text:p>0.215422</text:p>
          </table:table-cell>
          <table:table-cell office:value-type="float" office:value="0.0753545" calcext:value-type="float">
            <text:p>7.54E-02</text:p>
          </table:table-cell>
          <table:table-cell table:number-columns-repeated="2" office:value-type="float" office:value="1.01371" calcext:value-type="float">
            <text:p>1.01371</text:p>
          </table:table-cell>
          <table:table-cell table:style-name="ce1" office:value-type="float" office:value="0.429009" calcext:value-type="float">
            <text:p>4.29E-01</text:p>
          </table:table-cell>
          <table:table-cell office:value-type="float" office:value="-0.892329" calcext:value-type="float">
            <text:p>-0.892329</text:p>
          </table:table-cell>
          <table:table-cell office:value-type="float" office:value="-6.47474" calcext:value-type="float">
            <text:p>-6.47474</text:p>
          </table:table-cell>
          <table:table-cell table:number-columns-repeated="22"/>
          <table:table-cell table:formula="of:=[.AT98]+1" office:value-type="date" office:date-value="2020-05-31" calcext:value-type="date">
            <text:p>31/05/20</text:p>
          </table:table-cell>
          <table:table-cell table:formula="of:=AVERAGE([.S96:.S102])" office:value-type="float" office:value="0.988835857142857" calcext:value-type="float">
            <text:p>0.988835857142857</text:p>
          </table:table-cell>
          <table:table-cell table:formula="of:=[.P99]" office:value-type="float" office:value="0.277799" calcext:value-type="float">
            <text:p>0.277799</text:p>
          </table:table-cell>
          <table:table-cell table:formula="of:=AVERAGE([.R96:.R102])" office:value-type="float" office:value="0.0965474714285714" calcext:value-type="float">
            <text:p>0.10</text:p>
          </table:table-cell>
        </table:table-row>
        <table:table-row table:style-name="ro1">
          <table:table-cell office:value-type="float" office:value="9338" calcext:value-type="float">
            <text:p>9338</text:p>
          </table:table-cell>
          <table:table-cell office:value-type="float" office:value="9384.03" calcext:value-type="float">
            <text:p>9384.03</text:p>
          </table:table-cell>
          <table:table-cell office:value-type="float" office:value="9450.74" calcext:value-type="float">
            <text:p>9450.74</text:p>
          </table:table-cell>
          <table:table-cell office:value-type="float" office:value="0.977778" calcext:value-type="float">
            <text:p>0.977778</text:p>
          </table:table-cell>
          <table:table-cell office:value-type="float" office:value="112.742" calcext:value-type="float">
            <text:p>112.742</text:p>
          </table:table-cell>
          <table:table-cell table:number-columns-repeated="5"/>
          <table:table-cell office:value-type="float" office:value="321" calcext:value-type="float">
            <text:p>321</text:p>
          </table:table-cell>
          <table:table-cell office:value-type="float" office:value="321.377" calcext:value-type="float">
            <text:p>321.377</text:p>
          </table:table-cell>
          <table:table-cell office:value-type="float" office:value="326.926" calcext:value-type="float">
            <text:p>326.926</text:p>
          </table:table-cell>
          <table:table-cell office:value-type="float" office:value="0.377012" calcext:value-type="float">
            <text:p>0.377012</text:p>
          </table:table-cell>
          <table:table-cell office:value-type="float" office:value="5.92589" calcext:value-type="float">
            <text:p>5.92589</text:p>
          </table:table-cell>
          <table:table-cell office:value-type="float" office:value="0.280474" calcext:value-type="float">
            <text:p>0.280474</text:p>
          </table:table-cell>
          <table:table-cell office:value-type="float" office:value="0.289932" calcext:value-type="float">
            <text:p>0.289932</text:p>
          </table:table-cell>
          <table:table-cell office:value-type="float" office:value="0.103061" calcext:value-type="float">
            <text:p>1.03E-01</text:p>
          </table:table-cell>
          <table:table-cell table:number-columns-repeated="2" office:value-type="float" office:value="0.982578" calcext:value-type="float">
            <text:p>0.982578</text:p>
          </table:table-cell>
          <table:table-cell table:style-name="ce1" office:value-type="float" office:value="0.426967" calcext:value-type="float">
            <text:p>4.27E-01</text:p>
          </table:table-cell>
          <table:table-cell office:value-type="float" office:value="-0.911627" calcext:value-type="float">
            <text:p>-0.911627</text:p>
          </table:table-cell>
          <table:table-cell office:value-type="float" office:value="-6.31716" calcext:value-type="float">
            <text:p>-6.31716</text:p>
          </table:table-cell>
          <table:table-cell table:number-columns-repeated="22"/>
          <table:table-cell table:formula="of:=[.AT99]+1" office:value-type="date" office:date-value="2020-06-01" calcext:value-type="date">
            <text:p>01/06/20</text:p>
          </table:table-cell>
          <table:table-cell table:formula="of:=AVERAGE([.S97:.S103])" office:value-type="float" office:value="0.987041" calcext:value-type="float">
            <text:p>0.987041</text:p>
          </table:table-cell>
          <table:table-cell table:formula="of:=[.P100]" office:value-type="float" office:value="0.280474" calcext:value-type="float">
            <text:p>0.280474</text:p>
          </table:table-cell>
          <table:table-cell table:formula="of:=AVERAGE([.R97:.R103])" office:value-type="float" office:value="0.0994866142857143" calcext:value-type="float">
            <text:p>0.10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9431.74" calcext:value-type="float">
            <text:p>9431.74</text:p>
          </table:table-cell>
          <table:table-cell office:value-type="float" office:value="9512.88" calcext:value-type="float">
            <text:p>9512.88</text:p>
          </table:table-cell>
          <table:table-cell office:value-type="float" office:value="0.667227" calcext:value-type="float">
            <text:p>0.667227</text:p>
          </table:table-cell>
          <table:table-cell office:value-type="float" office:value="112.877" calcext:value-type="float">
            <text:p>112.877</text:p>
          </table:table-cell>
          <table:table-cell table:number-columns-repeated="5"/>
          <table:table-cell office:value-type="float" office:value="323" calcext:value-type="float">
            <text:p>323</text:p>
          </table:table-cell>
          <table:table-cell office:value-type="float" office:value="322.328" calcext:value-type="float">
            <text:p>322.328</text:p>
          </table:table-cell>
          <table:table-cell office:value-type="float" office:value="326.943" calcext:value-type="float">
            <text:p>326.943</text:p>
          </table:table-cell>
          <table:table-cell office:value-type="float" office:value="-0.672379" calcext:value-type="float">
            <text:p>-0.672379</text:p>
          </table:table-cell>
          <table:table-cell office:value-type="float" office:value="3.94268" calcext:value-type="float">
            <text:p>3.94268</text:p>
          </table:table-cell>
          <table:table-cell office:value-type="float" office:value="0.28315" calcext:value-type="float">
            <text:p>0.28315</text:p>
          </table:table-cell>
          <table:table-cell office:value-type="float" office:value="0.327549" calcext:value-type="float">
            <text:p>0.327549</text:p>
          </table:table-cell>
          <table:table-cell office:value-type="float" office:value="0.118265" calcext:value-type="float">
            <text:p>1.18E-01</text:p>
          </table:table-cell>
          <table:table-cell table:number-columns-repeated="2" office:value-type="float" office:value="0.966619" calcext:value-type="float">
            <text:p>0.966619</text:p>
          </table:table-cell>
          <table:table-cell table:style-name="ce1" office:value-type="float" office:value="0.424613" calcext:value-type="float">
            <text:p>4.25E-01</text:p>
          </table:table-cell>
          <table:table-cell office:value-type="float" office:value="-0.919178" calcext:value-type="float">
            <text:p>-0.919178</text:p>
          </table:table-cell>
          <table:table-cell office:value-type="float" office:value="-6.18153" calcext:value-type="float">
            <text:p>-6.18153</text:p>
          </table:table-cell>
          <table:table-cell table:number-columns-repeated="22"/>
          <table:table-cell table:formula="of:=[.AT100]+1" office:value-type="date" office:date-value="2020-06-02" calcext:value-type="date">
            <text:p>02/06/20</text:p>
          </table:table-cell>
          <table:table-cell table:formula="of:=AVERAGE([.S98:.S104])" office:value-type="float" office:value="0.986758142857143" calcext:value-type="float">
            <text:p>0.986758142857143</text:p>
          </table:table-cell>
          <table:table-cell table:formula="of:=[.P101]" office:value-type="float" office:value="0.28315" calcext:value-type="float">
            <text:p>0.28315</text:p>
          </table:table-cell>
          <table:table-cell table:formula="of:=AVERAGE([.R98:.R104])" office:value-type="float" office:value="0.101596757142857" calcext:value-type="float">
            <text:p>0.10</text:p>
          </table:table-cell>
        </table:table-row>
        <table:table-row table:style-name="ro1">
          <table:table-cell office:value-type="float" office:value="9474" calcext:value-type="float">
            <text:p>9474</text:p>
          </table:table-cell>
          <table:table-cell office:value-type="float" office:value="9487.34" calcext:value-type="float">
            <text:p>9487.34</text:p>
          </table:table-cell>
          <table:table-cell office:value-type="float" office:value="9569.06" calcext:value-type="float">
            <text:p>9569.06</text:p>
          </table:table-cell>
          <table:table-cell office:value-type="float" office:value="0.284816" calcext:value-type="float">
            <text:p>0.284816</text:p>
          </table:table-cell>
          <table:table-cell office:value-type="float" office:value="95.0646" calcext:value-type="float">
            <text:p>95.0646</text:p>
          </table:table-cell>
          <table:table-cell table:number-columns-repeated="5"/>
          <table:table-cell office:value-type="float" office:value="325" calcext:value-type="float">
            <text:p>325</text:p>
          </table:table-cell>
          <table:table-cell office:value-type="float" office:value="324.172" calcext:value-type="float">
            <text:p>324.172</text:p>
          </table:table-cell>
          <table:table-cell office:value-type="float" office:value="326.741" calcext:value-type="float">
            <text:p>326.741</text:p>
          </table:table-cell>
          <table:table-cell office:value-type="float" office:value="-0.827877" calcext:value-type="float">
            <text:p>-0.827877</text:p>
          </table:table-cell>
          <table:table-cell office:value-type="float" office:value="1.74051" calcext:value-type="float">
            <text:p>1.74051</text:p>
          </table:table-cell>
          <table:table-cell office:value-type="float" office:value="0.285826" calcext:value-type="float">
            <text:p>0.285826</text:p>
          </table:table-cell>
          <table:table-cell office:value-type="float" office:value="0.324626" calcext:value-type="float">
            <text:p>0.324626</text:p>
          </table:table-cell>
          <table:table-cell office:value-type="float" office:value="0.119004" calcext:value-type="float">
            <text:p>1.19E-01</text:p>
          </table:table-cell>
          <table:table-cell table:number-columns-repeated="2" office:value-type="float" office:value="0.967312" calcext:value-type="float">
            <text:p>0.967312</text:p>
          </table:table-cell>
          <table:table-cell table:style-name="ce1" office:value-type="float" office:value="0.422631" calcext:value-type="float">
            <text:p>4.23E-01</text:p>
          </table:table-cell>
          <table:table-cell office:value-type="float" office:value="-0.917964" calcext:value-type="float">
            <text:p>-0.917964</text:p>
          </table:table-cell>
          <table:table-cell office:value-type="float" office:value="-5.96159" calcext:value-type="float">
            <text:p>-5.96159</text:p>
          </table:table-cell>
          <table:table-cell table:number-columns-repeated="22"/>
          <table:table-cell table:formula="of:=[.AT101]+1" office:value-type="date" office:date-value="2020-06-03" calcext:value-type="date">
            <text:p>03/06/20</text:p>
          </table:table-cell>
          <table:table-cell table:formula="of:=AVERAGE([.S99:.S105])" office:value-type="float" office:value="0.987396714285714" calcext:value-type="float">
            <text:p>0.987396714285714</text:p>
          </table:table-cell>
          <table:table-cell table:formula="of:=[.P102]" office:value-type="float" office:value="0.285826" calcext:value-type="float">
            <text:p>0.285826</text:p>
          </table:table-cell>
          <table:table-cell table:formula="of:=AVERAGE([.R99:.R105])" office:value-type="float" office:value="0.103471128571429" calcext:value-type="float">
            <text:p>0.10</text:p>
          </table:table-cell>
        </table:table-row>
        <table:table-row table:style-name="ro1">
          <table:table-cell office:value-type="float" office:value="9530" calcext:value-type="float">
            <text:p>9530</text:p>
          </table:table-cell>
          <table:table-cell office:value-type="float" office:value="9546.24" calcext:value-type="float">
            <text:p>9546.24</text:p>
          </table:table-cell>
          <table:table-cell office:value-type="float" office:value="9622.88" calcext:value-type="float">
            <text:p>9622.88</text:p>
          </table:table-cell>
          <table:table-cell office:value-type="float" office:value="0.355918" calcext:value-type="float">
            <text:p>0.355918</text:p>
          </table:table-cell>
          <table:table-cell office:value-type="float" office:value="92.8812" calcext:value-type="float">
            <text:p>92.8812</text:p>
          </table:table-cell>
          <table:table-cell table:number-columns-repeated="5"/>
          <table:table-cell office:value-type="float" office:value="326" calcext:value-type="float">
            <text:p>326</text:p>
          </table:table-cell>
          <table:table-cell office:value-type="float" office:value="326.129" calcext:value-type="float">
            <text:p>326.129</text:p>
          </table:table-cell>
          <table:table-cell office:value-type="float" office:value="328.277" calcext:value-type="float">
            <text:p>328.277</text:p>
          </table:table-cell>
          <table:table-cell office:value-type="float" office:value="0.128602" calcext:value-type="float">
            <text:p>0.128602</text:p>
          </table:table-cell>
          <table:table-cell office:value-type="float" office:value="2.27668" calcext:value-type="float">
            <text:p>2.27668</text:p>
          </table:table-cell>
          <table:table-cell office:value-type="float" office:value="0.288501" calcext:value-type="float">
            <text:p>0.288501</text:p>
          </table:table-cell>
          <table:table-cell office:value-type="float" office:value="0.346916" calcext:value-type="float">
            <text:p>0.346916</text:p>
          </table:table-cell>
          <table:table-cell office:value-type="float" office:value="0.129067" calcext:value-type="float">
            <text:p>1.29E-01</text:p>
          </table:table-cell>
          <table:table-cell table:number-columns-repeated="2" office:value-type="float" office:value="0.957398" calcext:value-type="float">
            <text:p>0.957398</text:p>
          </table:table-cell>
          <table:table-cell table:style-name="ce1" office:value-type="float" office:value="0.420433" calcext:value-type="float">
            <text:p>4.20E-01</text:p>
          </table:table-cell>
          <table:table-cell office:value-type="float" office:value="-0.921744" calcext:value-type="float">
            <text:p>-0.921744</text:p>
          </table:table-cell>
          <table:table-cell office:value-type="float" office:value="-6.29634" calcext:value-type="float">
            <text:p>-6.29634</text:p>
          </table:table-cell>
          <table:table-cell table:number-columns-repeated="22"/>
          <table:table-cell table:formula="of:=[.AT102]+1" office:value-type="date" office:date-value="2020-06-04" calcext:value-type="date">
            <text:p>04/06/20</text:p>
          </table:table-cell>
          <table:table-cell table:formula="of:=AVERAGE([.S100:.S106])" office:value-type="float" office:value="0.988686714285714" calcext:value-type="float">
            <text:p>0.988686714285714</text:p>
          </table:table-cell>
          <table:table-cell table:formula="of:=[.P103]" office:value-type="float" office:value="0.288501" calcext:value-type="float">
            <text:p>0.288501</text:p>
          </table:table-cell>
          <table:table-cell table:formula="of:=AVERAGE([.R100:.R106])" office:value-type="float" office:value="0.105387328571429" calcext:value-type="float">
            <text:p>0.11</text:p>
          </table:table-cell>
        </table:table-row>
        <table:table-row table:style-name="ro1">
          <table:table-cell office:value-type="float" office:value="9565" calcext:value-type="float">
            <text:p>9565</text:p>
          </table:table-cell>
          <table:table-cell office:value-type="float" office:value="9605.92" calcext:value-type="float">
            <text:p>9605.92</text:p>
          </table:table-cell>
          <table:table-cell office:value-type="float" office:value="9677.23" calcext:value-type="float">
            <text:p>9677.23</text:p>
          </table:table-cell>
          <table:table-cell office:value-type="float" office:value="0.914664" calcext:value-type="float">
            <text:p>0.914664</text:p>
          </table:table-cell>
          <table:table-cell office:value-type="float" office:value="112.232" calcext:value-type="float">
            <text:p>112.232</text:p>
          </table:table-cell>
          <table:table-cell table:number-columns-repeated="5"/>
          <table:table-cell office:value-type="float" office:value="327" calcext:value-type="float">
            <text:p>327</text:p>
          </table:table-cell>
          <table:table-cell office:value-type="float" office:value="327.221" calcext:value-type="float">
            <text:p>327.221</text:p>
          </table:table-cell>
          <table:table-cell office:value-type="float" office:value="328.277" calcext:value-type="float">
            <text:p>328.277</text:p>
          </table:table-cell>
          <table:table-cell office:value-type="float" office:value="0.22135" calcext:value-type="float">
            <text:p>0.22135</text:p>
          </table:table-cell>
          <table:table-cell office:value-type="float" office:value="1.27734" calcext:value-type="float">
            <text:p>1.27734</text:p>
          </table:table-cell>
          <table:table-cell office:value-type="float" office:value="0.302785" calcext:value-type="float">
            <text:p>0.302785</text:p>
          </table:table-cell>
          <table:table-cell office:value-type="float" office:value="0.249828" calcext:value-type="float">
            <text:p>0.249828</text:p>
          </table:table-cell>
          <table:table-cell office:value-type="float" office:value="0.0942884" calcext:value-type="float">
            <text:p>9.43E-02</text:p>
          </table:table-cell>
          <table:table-cell table:number-columns-repeated="2" office:value-type="float" office:value="1.00364" calcext:value-type="float">
            <text:p>1.00364</text:p>
          </table:table-cell>
          <table:table-cell table:style-name="ce1" office:value-type="float" office:value="0.41039" calcext:value-type="float">
            <text:p>4.10E-01</text:p>
          </table:table-cell>
          <table:table-cell office:value-type="float" office:value="-0.899477" calcext:value-type="float">
            <text:p>-0.899477</text:p>
          </table:table-cell>
          <table:table-cell office:value-type="float" office:value="-6.7678" calcext:value-type="float">
            <text:p>-6.7678</text:p>
          </table:table-cell>
          <table:table-cell table:number-columns-repeated="22"/>
          <table:table-cell table:formula="of:=[.AT103]+1" office:value-type="date" office:date-value="2020-06-05" calcext:value-type="date">
            <text:p>05/06/20</text:p>
          </table:table-cell>
          <table:table-cell table:formula="of:=AVERAGE([.S101:.S107])" office:value-type="float" office:value="0.990030857142857" calcext:value-type="float">
            <text:p>0.990030857142857</text:p>
          </table:table-cell>
          <table:table-cell table:formula="of:=[.P104]" office:value-type="float" office:value="0.302785" calcext:value-type="float">
            <text:p>0.302785</text:p>
          </table:table-cell>
          <table:table-cell table:formula="of:=AVERAGE([.R101:.R107])" office:value-type="float" office:value="0.1079509" calcext:value-type="float">
            <text:p>0.11</text:p>
          </table:table-cell>
        </table:table-row>
        <table:table-row table:style-name="ro1">
          <table:table-cell office:value-type="float" office:value="9603" calcext:value-type="float">
            <text:p>9603</text:p>
          </table:table-cell>
          <table:table-cell office:value-type="float" office:value="9645.48" calcext:value-type="float">
            <text:p>9645.48</text:p>
          </table:table-cell>
          <table:table-cell office:value-type="float" office:value="9714.21" calcext:value-type="float">
            <text:p>9714.21</text:p>
          </table:table-cell>
          <table:table-cell office:value-type="float" office:value="0.988954" calcext:value-type="float">
            <text:p>0.988954</text:p>
          </table:table-cell>
          <table:table-cell office:value-type="float" office:value="111.214" calcext:value-type="float">
            <text:p>111.214</text:p>
          </table:table-cell>
          <table:table-cell table:number-columns-repeated="5"/>
          <table:table-cell office:value-type="float" office:value="327" calcext:value-type="float">
            <text:p>327</text:p>
          </table:table-cell>
          <table:table-cell office:value-type="float" office:value="328.207" calcext:value-type="float">
            <text:p>328.207</text:p>
          </table:table-cell>
          <table:table-cell office:value-type="float" office:value="328.09" calcext:value-type="float">
            <text:p>328.09</text:p>
          </table:table-cell>
          <table:table-cell office:value-type="float" office:value="1.20695" calcext:value-type="float">
            <text:p>1.20695</text:p>
          </table:table-cell>
          <table:table-cell office:value-type="float" office:value="1.08964" calcext:value-type="float">
            <text:p>1.08964</text:p>
          </table:table-cell>
          <table:table-cell office:value-type="float" office:value="0.317511" calcext:value-type="float">
            <text:p>0.317511</text:p>
          </table:table-cell>
          <table:table-cell office:value-type="float" office:value="0.222777" calcext:value-type="float">
            <text:p>0.222777</text:p>
          </table:table-cell>
          <table:table-cell office:value-type="float" office:value="0.085258" calcext:value-type="float">
            <text:p>8.53E-02</text:p>
          </table:table-cell>
          <table:table-cell table:number-columns-repeated="2" office:value-type="float" office:value="1.02052" calcext:value-type="float">
            <text:p>1.02052</text:p>
          </table:table-cell>
          <table:table-cell table:style-name="ce1" office:value-type="float" office:value="0.400076" calcext:value-type="float">
            <text:p>4.00E-01</text:p>
          </table:table-cell>
          <table:table-cell office:value-type="float" office:value="-0.891878" calcext:value-type="float">
            <text:p>-0.891878</text:p>
          </table:table-cell>
          <table:table-cell office:value-type="float" office:value="-6.43203" calcext:value-type="float">
            <text:p>-6.43203</text:p>
          </table:table-cell>
          <table:table-cell table:number-columns-repeated="22"/>
          <table:table-cell table:formula="of:=[.AT104]+1" office:value-type="date" office:date-value="2020-06-06" calcext:value-type="date">
            <text:p>06/06/20</text:p>
          </table:table-cell>
          <table:table-cell table:formula="of:=AVERAGE([.S102:.S108])" office:value-type="float" office:value="0.991765714285714" calcext:value-type="float">
            <text:p>0.991765714285714</text:p>
          </table:table-cell>
          <table:table-cell table:formula="of:=[.P105]" office:value-type="float" office:value="0.317511" calcext:value-type="float">
            <text:p>0.317511</text:p>
          </table:table-cell>
          <table:table-cell table:formula="of:=AVERAGE([.R102:.R108])" office:value-type="float" office:value="0.110827328571429" calcext:value-type="float">
            <text:p>0.11</text:p>
          </table:table-cell>
        </table:table-row>
        <table:table-row table:style-name="ro1">
          <table:table-cell office:value-type="float" office:value="9664" calcext:value-type="float">
            <text:p>9664</text:p>
          </table:table-cell>
          <table:table-cell office:value-type="float" office:value="9680.38" calcext:value-type="float">
            <text:p>9680.38</text:p>
          </table:table-cell>
          <table:table-cell office:value-type="float" office:value="9749.54" calcext:value-type="float">
            <text:p>9749.54</text:p>
          </table:table-cell>
          <table:table-cell office:value-type="float" office:value="0.383103" calcext:value-type="float">
            <text:p>0.383103</text:p>
          </table:table-cell>
          <table:table-cell office:value-type="float" office:value="85.5446" calcext:value-type="float">
            <text:p>85.5446</text:p>
          </table:table-cell>
          <table:table-cell table:number-columns-repeated="5"/>
          <table:table-cell office:value-type="float" office:value="327" calcext:value-type="float">
            <text:p>327</text:p>
          </table:table-cell>
          <table:table-cell office:value-type="float" office:value="328.303" calcext:value-type="float">
            <text:p>328.303</text:p>
          </table:table-cell>
          <table:table-cell office:value-type="float" office:value="328.77" calcext:value-type="float">
            <text:p>328.77</text:p>
          </table:table-cell>
          <table:table-cell office:value-type="float" office:value="1.30297" calcext:value-type="float">
            <text:p>1.30297</text:p>
          </table:table-cell>
          <table:table-cell office:value-type="float" office:value="1.76984" calcext:value-type="float">
            <text:p>1.76984</text:p>
          </table:table-cell>
          <table:table-cell office:value-type="float" office:value="0.332687" calcext:value-type="float">
            <text:p>0.332687</text:p>
          </table:table-cell>
          <table:table-cell office:value-type="float" office:value="0.228835" calcext:value-type="float">
            <text:p>0.228835</text:p>
          </table:table-cell>
          <table:table-cell office:value-type="float" office:value="0.0887679" calcext:value-type="float">
            <text:p>8.88E-02</text:p>
          </table:table-cell>
          <table:table-cell table:number-columns-repeated="2" office:value-type="float" office:value="1.02274" calcext:value-type="float">
            <text:p>1.02274</text:p>
          </table:table-cell>
          <table:table-cell table:style-name="ce1" office:value-type="float" office:value="0.390476" calcext:value-type="float">
            <text:p>3.90E-01</text:p>
          </table:table-cell>
          <table:table-cell office:value-type="float" office:value="-0.893331" calcext:value-type="float">
            <text:p>-0.893331</text:p>
          </table:table-cell>
          <table:table-cell office:value-type="float" office:value="-5.85055" calcext:value-type="float">
            <text:p>-5.85055</text:p>
          </table:table-cell>
          <table:table-cell table:number-columns-repeated="22"/>
          <table:table-cell table:formula="of:=[.AT105]+1" office:value-type="date" office:date-value="2020-06-07" calcext:value-type="date">
            <text:p>07/06/20</text:p>
          </table:table-cell>
          <table:table-cell table:formula="of:=AVERAGE([.S103:.S109])" office:value-type="float" office:value="0.994258857142857" calcext:value-type="float">
            <text:p>0.994258857142857</text:p>
          </table:table-cell>
          <table:table-cell table:formula="of:=[.P106]" office:value-type="float" office:value="0.332687" calcext:value-type="float">
            <text:p>0.332687</text:p>
          </table:table-cell>
          <table:table-cell table:formula="of:=AVERAGE([.R103:.R109])" office:value-type="float" office:value="0.1136559" calcext:value-type="float">
            <text:p>0.11</text:p>
          </table:table-cell>
        </table:table-row>
        <table:table-row table:style-name="ro1">
          <table:table-cell office:value-type="float" office:value="9733" calcext:value-type="float">
            <text:p>9733</text:p>
          </table:table-cell>
          <table:table-cell office:value-type="float" office:value="9724.02" calcext:value-type="float">
            <text:p>9724.02</text:p>
          </table:table-cell>
          <table:table-cell office:value-type="float" office:value="9784.12" calcext:value-type="float">
            <text:p>9784.12</text:p>
          </table:table-cell>
          <table:table-cell office:value-type="float" office:value="-0.207805" calcext:value-type="float">
            <text:p>-0.207805</text:p>
          </table:table-cell>
          <table:table-cell office:value-type="float" office:value="51.1244" calcext:value-type="float">
            <text:p>51.1244</text:p>
          </table:table-cell>
          <table:table-cell table:number-columns-repeated="5"/>
          <table:table-cell office:value-type="float" office:value="328" calcext:value-type="float">
            <text:p>328</text:p>
          </table:table-cell>
          <table:table-cell office:value-type="float" office:value="328.295" calcext:value-type="float">
            <text:p>328.295</text:p>
          </table:table-cell>
          <table:table-cell office:value-type="float" office:value="329.56" calcext:value-type="float">
            <text:p>329.56</text:p>
          </table:table-cell>
          <table:table-cell office:value-type="float" office:value="0.294975" calcext:value-type="float">
            <text:p>0.294975</text:p>
          </table:table-cell>
          <table:table-cell office:value-type="float" office:value="1.5603" calcext:value-type="float">
            <text:p>1.5603</text:p>
          </table:table-cell>
          <table:table-cell office:value-type="float" office:value="0.348319" calcext:value-type="float">
            <text:p>0.348319</text:p>
          </table:table-cell>
          <table:table-cell office:value-type="float" office:value="0.307878" calcext:value-type="float">
            <text:p>0.307878</text:p>
          </table:table-cell>
          <table:table-cell office:value-type="float" office:value="0.121006" calcext:value-type="float">
            <text:p>1.21E-01</text:p>
          </table:table-cell>
          <table:table-cell table:number-columns-repeated="2" office:value-type="float" office:value="0.991987" calcext:value-type="float">
            <text:p>0.991987</text:p>
          </table:table-cell>
          <table:table-cell table:style-name="ce1" office:value-type="float" office:value="0.381745" calcext:value-type="float">
            <text:p>3.82E-01</text:p>
          </table:table-cell>
          <table:table-cell office:value-type="float" office:value="-0.911464" calcext:value-type="float">
            <text:p>-0.911464</text:p>
          </table:table-cell>
          <table:table-cell office:value-type="float" office:value="-6.27067" calcext:value-type="float">
            <text:p>-6.27067</text:p>
          </table:table-cell>
          <table:table-cell table:number-columns-repeated="22"/>
          <table:table-cell table:formula="of:=[.AT106]+1" office:value-type="date" office:date-value="2020-06-08" calcext:value-type="date">
            <text:p>08/06/20</text:p>
          </table:table-cell>
          <table:table-cell table:formula="of:=AVERAGE([.S104:.S110])" office:value-type="float" office:value="0.997298571428571" calcext:value-type="float">
            <text:p>0.997298571428571</text:p>
          </table:table-cell>
          <table:table-cell table:formula="of:=[.P107]" office:value-type="float" office:value="0.348319" calcext:value-type="float">
            <text:p>0.348319</text:p>
          </table:table-cell>
          <table:table-cell table:formula="of:=AVERAGE([.R104:.R110])" office:value-type="float" office:value="0.116652471428571" calcext:value-type="float">
            <text:p>0.12</text:p>
          </table:table-cell>
        </table:table-row>
        <table:table-row table:style-name="ro1">
          <table:table-cell office:value-type="float" office:value="9787" calcext:value-type="float">
            <text:p>9787</text:p>
          </table:table-cell>
          <table:table-cell office:value-type="float" office:value="9784.71" calcext:value-type="float">
            <text:p>9784.71</text:p>
          </table:table-cell>
          <table:table-cell office:value-type="float" office:value="9834.12" calcext:value-type="float">
            <text:p>9834.12</text:p>
          </table:table-cell>
          <table:table-cell office:value-type="float" office:value="-0.0519425" calcext:value-type="float">
            <text:p>-0.0519425</text:p>
          </table:table-cell>
          <table:table-cell office:value-type="float" office:value="47.1182" calcext:value-type="float">
            <text:p>47.1182</text:p>
          </table:table-cell>
          <table:table-cell table:number-columns-repeated="5"/>
          <table:table-cell office:value-type="float" office:value="328" calcext:value-type="float">
            <text:p>328</text:p>
          </table:table-cell>
          <table:table-cell office:value-type="float" office:value="329.156" calcext:value-type="float">
            <text:p>329.156</text:p>
          </table:table-cell>
          <table:table-cell office:value-type="float" office:value="331.262" calcext:value-type="float">
            <text:p>331.262</text:p>
          </table:table-cell>
          <table:table-cell office:value-type="float" office:value="1.15561" calcext:value-type="float">
            <text:p>1.15561</text:p>
          </table:table-cell>
          <table:table-cell office:value-type="float" office:value="3.26228" calcext:value-type="float">
            <text:p>3.26228</text:p>
          </table:table-cell>
          <table:table-cell office:value-type="float" office:value="0.364412" calcext:value-type="float">
            <text:p>0.364412</text:p>
          </table:table-cell>
          <table:table-cell office:value-type="float" office:value="0.347683" calcext:value-type="float">
            <text:p>0.347683</text:p>
          </table:table-cell>
          <table:table-cell office:value-type="float" office:value="0.1384" calcext:value-type="float">
            <text:p>1.38E-01</text:p>
          </table:table-cell>
          <table:table-cell table:number-columns-repeated="2" office:value-type="float" office:value="0.978763" calcext:value-type="float">
            <text:p>0.978763</text:p>
          </table:table-cell>
          <table:table-cell table:style-name="ce1" office:value-type="float" office:value="0.372913" calcext:value-type="float">
            <text:p>3.73E-01</text:p>
          </table:table-cell>
          <table:table-cell office:value-type="float" office:value="-0.918529" calcext:value-type="float">
            <text:p>-0.918529</text:p>
          </table:table-cell>
          <table:table-cell office:value-type="float" office:value="-6.02577" calcext:value-type="float">
            <text:p>-6.02577</text:p>
          </table:table-cell>
          <table:table-cell table:number-columns-repeated="22"/>
          <table:table-cell table:formula="of:=[.AT107]+1" office:value-type="date" office:date-value="2020-06-09" calcext:value-type="date">
            <text:p>09/06/20</text:p>
          </table:table-cell>
          <table:table-cell table:formula="of:=AVERAGE([.S105:.S111])" office:value-type="float" office:value="1.00054571428571" calcext:value-type="float">
            <text:p>1.00054571428571</text:p>
          </table:table-cell>
          <table:table-cell table:formula="of:=[.P108]" office:value-type="float" office:value="0.364412" calcext:value-type="float">
            <text:p>0.364412</text:p>
          </table:table-cell>
          <table:table-cell table:formula="of:=AVERAGE([.R105:.R111])" office:value-type="float" office:value="0.118789842857143" calcext:value-type="float">
            <text:p>0.12</text:p>
          </table:table-cell>
        </table:table-row>
        <table:table-row table:style-name="ro1">
          <table:table-cell office:value-type="float" office:value="9860" calcext:value-type="float">
            <text:p>9860</text:p>
          </table:table-cell>
          <table:table-cell office:value-type="float" office:value="9848.32" calcext:value-type="float">
            <text:p>9848.32</text:p>
          </table:table-cell>
          <table:table-cell office:value-type="float" office:value="9895.64" calcext:value-type="float">
            <text:p>9895.64</text:p>
          </table:table-cell>
          <table:table-cell office:value-type="float" office:value="-0.268108" calcext:value-type="float">
            <text:p>-0.268108</text:p>
          </table:table-cell>
          <table:table-cell office:value-type="float" office:value="35.638" calcext:value-type="float">
            <text:p>35.638</text:p>
          </table:table-cell>
          <table:table-cell table:number-columns-repeated="5"/>
          <table:table-cell office:value-type="float" office:value="330" calcext:value-type="float">
            <text:p>330</text:p>
          </table:table-cell>
          <table:table-cell office:value-type="float" office:value="329.244" calcext:value-type="float">
            <text:p>329.244</text:p>
          </table:table-cell>
          <table:table-cell office:value-type="float" office:value="333.098" calcext:value-type="float">
            <text:p>333.098</text:p>
          </table:table-cell>
          <table:table-cell office:value-type="float" office:value="-0.7556" calcext:value-type="float">
            <text:p>-0.7556</text:p>
          </table:table-cell>
          <table:table-cell office:value-type="float" office:value="3.09771" calcext:value-type="float">
            <text:p>3.09771</text:p>
          </table:table-cell>
          <table:table-cell office:value-type="float" office:value="0.380974" calcext:value-type="float">
            <text:p>0.380974</text:p>
          </table:table-cell>
          <table:table-cell office:value-type="float" office:value="0.344426" calcext:value-type="float">
            <text:p>0.344426</text:p>
          </table:table-cell>
          <table:table-cell office:value-type="float" office:value="0.138804" calcext:value-type="float">
            <text:p>1.39E-01</text:p>
          </table:table-cell>
          <table:table-cell table:number-columns-repeated="2" office:value-type="float" office:value="0.984764" calcext:value-type="float">
            <text:p>0.984764</text:p>
          </table:table-cell>
          <table:table-cell table:style-name="ce1" office:value-type="float" office:value="0.364423" calcext:value-type="float">
            <text:p>3.64E-01</text:p>
          </table:table-cell>
          <table:table-cell office:value-type="float" office:value="-0.917433" calcext:value-type="float">
            <text:p>-0.917433</text:p>
          </table:table-cell>
          <table:table-cell office:value-type="float" office:value="-9.08767" calcext:value-type="float">
            <text:p>-9.08767</text:p>
          </table:table-cell>
          <table:table-cell table:number-columns-repeated="22"/>
          <table:table-cell table:formula="of:=[.AT108]+1" office:value-type="date" office:date-value="2020-06-10" calcext:value-type="date">
            <text:p>10/06/20</text:p>
          </table:table-cell>
          <table:table-cell table:formula="of:=AVERAGE([.S106:.S112])" office:value-type="float" office:value="1.00338428571429" calcext:value-type="float">
            <text:p>1.00338428571429</text:p>
          </table:table-cell>
          <table:table-cell table:formula="of:=[.P109]" office:value-type="float" office:value="0.380974" calcext:value-type="float">
            <text:p>0.380974</text:p>
          </table:table-cell>
          <table:table-cell table:formula="of:=AVERAGE([.R106:.R112])" office:value-type="float" office:value="0.120675971428571" calcext:value-type="float">
            <text:p>0.12</text:p>
          </table:table-cell>
        </table:table-row>
        <table:table-row table:style-name="ro1">
          <table:table-cell office:value-type="float" office:value="9891" calcext:value-type="float">
            <text:p>9891</text:p>
          </table:table-cell>
          <table:table-cell office:value-type="float" office:value="9915.19" calcext:value-type="float">
            <text:p>9915.19</text:p>
          </table:table-cell>
          <table:table-cell office:value-type="float" office:value="9954.28" calcext:value-type="float">
            <text:p>9954.28</text:p>
          </table:table-cell>
          <table:table-cell office:value-type="float" office:value="0.567478" calcext:value-type="float">
            <text:p>0.567478</text:p>
          </table:table-cell>
          <table:table-cell office:value-type="float" office:value="63.2797" calcext:value-type="float">
            <text:p>63.2797</text:p>
          </table:table-cell>
          <table:table-cell table:number-columns-repeated="5"/>
          <table:table-cell office:value-type="float" office:value="328" calcext:value-type="float">
            <text:p>328</text:p>
          </table:table-cell>
          <table:table-cell office:value-type="float" office:value="330.997" calcext:value-type="float">
            <text:p>330.997</text:p>
          </table:table-cell>
          <table:table-cell office:value-type="float" office:value="334.074" calcext:value-type="float">
            <text:p>334.074</text:p>
          </table:table-cell>
          <table:table-cell office:value-type="float" office:value="2.99712" calcext:value-type="float">
            <text:p>2.99712</text:p>
          </table:table-cell>
          <table:table-cell office:value-type="float" office:value="6.07421" calcext:value-type="float">
            <text:p>6.07421</text:p>
          </table:table-cell>
          <table:table-cell office:value-type="float" office:value="0.398011" calcext:value-type="float">
            <text:p>0.398011</text:p>
          </table:table-cell>
          <table:table-cell office:value-type="float" office:value="0.367893" calcext:value-type="float">
            <text:p>0.367893</text:p>
          </table:table-cell>
          <table:table-cell office:value-type="float" office:value="0.150043" calcext:value-type="float">
            <text:p>1.50E-01</text:p>
          </table:table-cell>
          <table:table-cell table:number-columns-repeated="2" office:value-type="float" office:value="0.978676" calcext:value-type="float">
            <text:p>0.978676</text:p>
          </table:table-cell>
          <table:table-cell table:style-name="ce1" office:value-type="float" office:value="0.356246" calcext:value-type="float">
            <text:p>3.56E-01</text:p>
          </table:table-cell>
          <table:table-cell office:value-type="float" office:value="-0.92093" calcext:value-type="float">
            <text:p>-0.92093</text:p>
          </table:table-cell>
          <table:table-cell office:value-type="float" office:value="-5.80693" calcext:value-type="float">
            <text:p>-5.80693</text:p>
          </table:table-cell>
          <table:table-cell table:number-columns-repeated="22"/>
          <table:table-cell table:formula="of:=[.AT109]+1" office:value-type="date" office:date-value="2020-06-11" calcext:value-type="date">
            <text:p>11/06/20</text:p>
          </table:table-cell>
          <table:table-cell table:formula="of:=AVERAGE([.S107:.S113])" office:value-type="float" office:value="1.00553142857143" calcext:value-type="float">
            <text:p>1.00553142857143</text:p>
          </table:table-cell>
          <table:table-cell table:formula="of:=[.P110]" office:value-type="float" office:value="0.398011" calcext:value-type="float">
            <text:p>0.398011</text:p>
          </table:table-cell>
          <table:table-cell table:formula="of:=AVERAGE([.R107:.R113])" office:value-type="float" office:value="0.122591557142857" calcext:value-type="float">
            <text:p>0.12</text:p>
          </table:table-cell>
        </table:table-row>
        <table:table-row table:style-name="ro1">
          <table:table-cell office:value-type="float" office:value="9974" calcext:value-type="float">
            <text:p>9974</text:p>
          </table:table-cell>
          <table:table-cell office:value-type="float" office:value="9972.84" calcext:value-type="float">
            <text:p>9972.84</text:p>
          </table:table-cell>
          <table:table-cell office:value-type="float" office:value="10002.3" calcext:value-type="float">
            <text:p>10002.3</text:p>
          </table:table-cell>
          <table:table-cell office:value-type="float" office:value="-0.0278561" calcext:value-type="float">
            <text:p>-0.0278561</text:p>
          </table:table-cell>
          <table:table-cell office:value-type="float" office:value="28.2831" calcext:value-type="float">
            <text:p>28.2831</text:p>
          </table:table-cell>
          <table:table-cell table:number-columns-repeated="5"/>
          <table:table-cell office:value-type="float" office:value="329" calcext:value-type="float">
            <text:p>329</text:p>
          </table:table-cell>
          <table:table-cell office:value-type="float" office:value="329.439" calcext:value-type="float">
            <text:p>329.439</text:p>
          </table:table-cell>
          <table:table-cell office:value-type="float" office:value="334.926" calcext:value-type="float">
            <text:p>334.926</text:p>
          </table:table-cell>
          <table:table-cell office:value-type="float" office:value="0.438892" calcext:value-type="float">
            <text:p>0.438892</text:p>
          </table:table-cell>
          <table:table-cell office:value-type="float" office:value="5.92615" calcext:value-type="float">
            <text:p>5.92615</text:p>
          </table:table-cell>
          <table:table-cell office:value-type="float" office:value="0.401915" calcext:value-type="float">
            <text:p>0.401915</text:p>
          </table:table-cell>
          <table:table-cell office:value-type="float" office:value="0.26479" calcext:value-type="float">
            <text:p>0.26479</text:p>
          </table:table-cell>
          <table:table-cell office:value-type="float" office:value="0.10925" calcext:value-type="float">
            <text:p>1.09E-01</text:p>
          </table:table-cell>
          <table:table-cell table:number-columns-repeated="2" office:value-type="float" office:value="1.02637" calcext:value-type="float">
            <text:p>1.02637</text:p>
          </table:table-cell>
          <table:table-cell table:style-name="ce1" office:value-type="float" office:value="0.353965" calcext:value-type="float">
            <text:p>3.54E-01</text:p>
          </table:table-cell>
          <table:table-cell office:value-type="float" office:value="-0.900916" calcext:value-type="float">
            <text:p>-0.900916</text:p>
          </table:table-cell>
          <table:table-cell office:value-type="float" office:value="-7.32324" calcext:value-type="float">
            <text:p>-7.32324</text:p>
          </table:table-cell>
          <table:table-cell table:number-columns-repeated="22"/>
          <table:table-cell table:formula="of:=[.AT110]+1" office:value-type="date" office:date-value="2020-06-12" calcext:value-type="date">
            <text:p>12/06/20</text:p>
          </table:table-cell>
          <table:table-cell table:formula="of:=AVERAGE([.S108:.S114])" office:value-type="float" office:value="1.00638857142857" calcext:value-type="float">
            <text:p>1.00638857142857</text:p>
          </table:table-cell>
          <table:table-cell table:formula="of:=[.P111]" office:value-type="float" office:value="0.401915" calcext:value-type="float">
            <text:p>0.401915</text:p>
          </table:table-cell>
          <table:table-cell table:formula="of:=AVERAGE([.R108:.R114])" office:value-type="float" office:value="0.125137414285714" calcext:value-type="float">
            <text:p>0.13</text:p>
          </table:table-cell>
        </table:table-row>
        <table:table-row table:style-name="ro1">
          <table:table-cell office:value-type="float" office:value="10027" calcext:value-type="float">
            <text:p>10027</text:p>
          </table:table-cell>
          <table:table-cell office:value-type="float" office:value="10028.6" calcext:value-type="float">
            <text:p>10028.6</text:p>
          </table:table-cell>
          <table:table-cell office:value-type="float" office:value="10036.9" calcext:value-type="float">
            <text:p>10036.9</text:p>
          </table:table-cell>
          <table:table-cell office:value-type="float" office:value="0.0389438" calcext:value-type="float">
            <text:p>0.0389438</text:p>
          </table:table-cell>
          <table:table-cell office:value-type="float" office:value="9.93891" calcext:value-type="float">
            <text:p>9.93891</text:p>
          </table:table-cell>
          <table:table-cell table:number-columns-repeated="5"/>
          <table:table-cell office:value-type="float" office:value="328" calcext:value-type="float">
            <text:p>328</text:p>
          </table:table-cell>
          <table:table-cell office:value-type="float" office:value="330.114" calcext:value-type="float">
            <text:p>330.114</text:p>
          </table:table-cell>
          <table:table-cell office:value-type="float" office:value="334.891" calcext:value-type="float">
            <text:p>334.891</text:p>
          </table:table-cell>
          <table:table-cell office:value-type="float" office:value="2.11448" calcext:value-type="float">
            <text:p>2.11448</text:p>
          </table:table-cell>
          <table:table-cell office:value-type="float" office:value="6.89136" calcext:value-type="float">
            <text:p>6.89136</text:p>
          </table:table-cell>
          <table:table-cell office:value-type="float" office:value="0.40582" calcext:value-type="float">
            <text:p>0.40582</text:p>
          </table:table-cell>
          <table:table-cell office:value-type="float" office:value="0.23598" calcext:value-type="float">
            <text:p>0.23598</text:p>
          </table:table-cell>
          <table:table-cell office:value-type="float" office:value="0.0984609" calcext:value-type="float">
            <text:p>9.85E-02</text:p>
          </table:table-cell>
          <table:table-cell table:number-columns-repeated="2" office:value-type="float" office:value="1.04039" calcext:value-type="float">
            <text:p>1.04039</text:p>
          </table:table-cell>
          <table:table-cell table:style-name="ce1" office:value-type="float" office:value="0.351792" calcext:value-type="float">
            <text:p>3.52E-01</text:p>
          </table:table-cell>
          <table:table-cell office:value-type="float" office:value="-0.893972" calcext:value-type="float">
            <text:p>-0.893972</text:p>
          </table:table-cell>
          <table:table-cell office:value-type="float" office:value="-5.87192" calcext:value-type="float">
            <text:p>-5.87192</text:p>
          </table:table-cell>
          <table:table-cell table:number-columns-repeated="22"/>
          <table:table-cell table:formula="of:=[.AT111]+1" office:value-type="date" office:date-value="2020-06-13" calcext:value-type="date">
            <text:p>13/06/20</text:p>
          </table:table-cell>
          <table:table-cell table:formula="of:=AVERAGE([.S109:.S115])" office:value-type="float" office:value="1.00628128571429" calcext:value-type="float">
            <text:p>1.00628128571429</text:p>
          </table:table-cell>
          <table:table-cell table:formula="of:=[.P112]" office:value-type="float" office:value="0.40582" calcext:value-type="float">
            <text:p>0.40582</text:p>
          </table:table-cell>
          <table:table-cell table:formula="of:=AVERAGE([.R109:.R115])" office:value-type="float" office:value="0.127975128571429" calcext:value-type="float">
            <text:p>0.13</text:p>
          </table:table-cell>
        </table:table-row>
        <table:table-row table:style-name="ro1">
          <table:table-cell office:value-type="float" office:value="10060" calcext:value-type="float">
            <text:p>10060</text:p>
          </table:table-cell>
          <table:table-cell office:value-type="float" office:value="10081" calcext:value-type="float">
            <text:p>10081</text:p>
          </table:table-cell>
          <table:table-cell office:value-type="float" office:value="10082.5" calcext:value-type="float">
            <text:p>10082.5</text:p>
          </table:table-cell>
          <table:table-cell office:value-type="float" office:value="0.512983" calcext:value-type="float">
            <text:p>0.512983</text:p>
          </table:table-cell>
          <table:table-cell office:value-type="float" office:value="22.5085" calcext:value-type="float">
            <text:p>22.5085</text:p>
          </table:table-cell>
          <table:table-cell table:number-columns-repeated="5"/>
          <table:table-cell office:value-type="float" office:value="329" calcext:value-type="float">
            <text:p>329</text:p>
          </table:table-cell>
          <table:table-cell office:value-type="float" office:value="329.308" calcext:value-type="float">
            <text:p>329.308</text:p>
          </table:table-cell>
          <table:table-cell office:value-type="float" office:value="334.783" calcext:value-type="float">
            <text:p>334.783</text:p>
          </table:table-cell>
          <table:table-cell office:value-type="float" office:value="0.307686" calcext:value-type="float">
            <text:p>0.307686</text:p>
          </table:table-cell>
          <table:table-cell office:value-type="float" office:value="5.78275" calcext:value-type="float">
            <text:p>5.78275</text:p>
          </table:table-cell>
          <table:table-cell office:value-type="float" office:value="0.409725" calcext:value-type="float">
            <text:p>0.409725</text:p>
          </table:table-cell>
          <table:table-cell office:value-type="float" office:value="0.242244" calcext:value-type="float">
            <text:p>0.242244</text:p>
          </table:table-cell>
          <table:table-cell office:value-type="float" office:value="0.102177" calcext:value-type="float">
            <text:p>1.02E-01</text:p>
          </table:table-cell>
          <table:table-cell table:number-columns-repeated="2" office:value-type="float" office:value="1.03777" calcext:value-type="float">
            <text:p>1.03777</text:p>
          </table:table-cell>
          <table:table-cell table:style-name="ce1" office:value-type="float" office:value="0.350091" calcext:value-type="float">
            <text:p>3.50E-01</text:p>
          </table:table-cell>
          <table:table-cell office:value-type="float" office:value="-0.895097" calcext:value-type="float">
            <text:p>-0.895097</text:p>
          </table:table-cell>
          <table:table-cell office:value-type="float" office:value="-5.97141" calcext:value-type="float">
            <text:p>-5.97141</text:p>
          </table:table-cell>
          <table:table-cell table:number-columns-repeated="22"/>
          <table:table-cell table:formula="of:=[.AT112]+1" office:value-type="date" office:date-value="2020-06-14" calcext:value-type="date">
            <text:p>14/06/20</text:p>
          </table:table-cell>
          <table:table-cell table:formula="of:=AVERAGE([.S110:.S116])" office:value-type="float" office:value="1.00556057142857" calcext:value-type="float">
            <text:p>1.00556057142857</text:p>
          </table:table-cell>
          <table:table-cell table:formula="of:=[.P113]" office:value-type="float" office:value="0.409725" calcext:value-type="float">
            <text:p>0.409725</text:p>
          </table:table-cell>
          <table:table-cell table:formula="of:=AVERAGE([.R110:.R116])" office:value-type="float" office:value="0.130747557142857" calcext:value-type="float">
            <text:p>0.13</text:p>
          </table:table-cell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float" office:value="10129.5" calcext:value-type="float">
            <text:p>10129.5</text:p>
          </table:table-cell>
          <table:table-cell office:value-type="float" office:value="10142" calcext:value-type="float">
            <text:p>10142</text:p>
          </table:table-cell>
          <table:table-cell office:value-type="float" office:value="0.704461" calcext:value-type="float">
            <text:p>0.704461</text:p>
          </table:table-cell>
          <table:table-cell office:value-type="float" office:value="42.0086" calcext:value-type="float">
            <text:p>42.0086</text:p>
          </table:table-cell>
          <table:table-cell table:number-columns-repeated="5"/>
          <table:table-cell office:value-type="float" office:value="330" calcext:value-type="float">
            <text:p>330</text:p>
          </table:table-cell>
          <table:table-cell office:value-type="float" office:value="330.074" calcext:value-type="float">
            <text:p>330.074</text:p>
          </table:table-cell>
          <table:table-cell office:value-type="float" office:value="335.571" calcext:value-type="float">
            <text:p>335.571</text:p>
          </table:table-cell>
          <table:table-cell office:value-type="float" office:value="0.0744856" calcext:value-type="float">
            <text:p>0.0744856</text:p>
          </table:table-cell>
          <table:table-cell office:value-type="float" office:value="5.57078" calcext:value-type="float">
            <text:p>5.57078</text:p>
          </table:table-cell>
          <table:table-cell office:value-type="float" office:value="0.41363" calcext:value-type="float">
            <text:p>0.41363</text:p>
          </table:table-cell>
          <table:table-cell office:value-type="float" office:value="0.325699" calcext:value-type="float">
            <text:p>0.325699</text:p>
          </table:table-cell>
          <table:table-cell office:value-type="float" office:value="0.138827" calcext:value-type="float">
            <text:p>1.39E-01</text:p>
          </table:table-cell>
          <table:table-cell table:number-columns-repeated="2" office:value-type="float" office:value="0.997987" calcext:value-type="float">
            <text:p>0.997987</text:p>
          </table:table-cell>
          <table:table-cell table:style-name="ce1" office:value-type="float" office:value="0.349077" calcext:value-type="float">
            <text:p>3.49E-01</text:p>
          </table:table-cell>
          <table:table-cell office:value-type="float" office:value="-0.91183" calcext:value-type="float">
            <text:p>-0.91183</text:p>
          </table:table-cell>
          <table:table-cell office:value-type="float" office:value="-6.17028" calcext:value-type="float">
            <text:p>-6.17028</text:p>
          </table:table-cell>
          <table:table-cell table:number-columns-repeated="22"/>
          <table:table-cell table:formula="of:=[.AT113]+1" office:value-type="date" office:date-value="2020-06-15" calcext:value-type="date">
            <text:p>15/06/20</text:p>
          </table:table-cell>
          <table:table-cell table:formula="of:=AVERAGE([.S111:.S117])" office:value-type="float" office:value="1.00400985714286" calcext:value-type="float">
            <text:p>1.00400985714286</text:p>
          </table:table-cell>
          <table:table-cell table:formula="of:=[.P114]" office:value-type="float" office:value="0.41363" calcext:value-type="float">
            <text:p>0.41363</text:p>
          </table:table-cell>
          <table:table-cell table:formula="of:=AVERAGE([.R111:.R117])" office:value-type="float" office:value="0.133665414285714" calcext:value-type="float">
            <text:p>0.13</text:p>
          </table:table-cell>
        </table:table-row>
        <table:table-row table:style-name="ro1">
          <table:table-cell office:value-type="float" office:value="10147" calcext:value-type="float">
            <text:p>10147</text:p>
          </table:table-cell>
          <table:table-cell office:value-type="float" office:value="10186.8" calcext:value-type="float">
            <text:p>10186.8</text:p>
          </table:table-cell>
          <table:table-cell office:value-type="float" office:value="10210.4" calcext:value-type="float">
            <text:p>10210.4</text:p>
          </table:table-cell>
          <table:table-cell office:value-type="float" office:value="0.926318" calcext:value-type="float">
            <text:p>0.926318</text:p>
          </table:table-cell>
          <table:table-cell office:value-type="float" office:value="63.3896" calcext:value-type="float">
            <text:p>63.3896</text:p>
          </table:table-cell>
          <table:table-cell table:number-columns-repeated="5"/>
          <table:table-cell office:value-type="float" office:value="331" calcext:value-type="float">
            <text:p>331</text:p>
          </table:table-cell>
          <table:table-cell office:value-type="float" office:value="331.034" calcext:value-type="float">
            <text:p>331.034</text:p>
          </table:table-cell>
          <table:table-cell office:value-type="float" office:value="335.59" calcext:value-type="float">
            <text:p>335.59</text:p>
          </table:table-cell>
          <table:table-cell office:value-type="float" office:value="0.0341375" calcext:value-type="float">
            <text:p>0.0341375</text:p>
          </table:table-cell>
          <table:table-cell office:value-type="float" office:value="4.59035" calcext:value-type="float">
            <text:p>4.59035</text:p>
          </table:table-cell>
          <table:table-cell office:value-type="float" office:value="0.417535" calcext:value-type="float">
            <text:p>0.417535</text:p>
          </table:table-cell>
          <table:table-cell office:value-type="float" office:value="0.367548" calcext:value-type="float">
            <text:p>0.367548</text:p>
          </table:table-cell>
          <table:table-cell office:value-type="float" office:value="0.158264" calcext:value-type="float">
            <text:p>1.58E-01</text:p>
          </table:table-cell>
          <table:table-cell table:number-columns-repeated="2" office:value-type="float" office:value="0.978012" calcext:value-type="float">
            <text:p>0.978012</text:p>
          </table:table-cell>
          <table:table-cell table:style-name="ce1" office:value-type="float" office:value="0.347489" calcext:value-type="float">
            <text:p>3.47E-01</text:p>
          </table:table-cell>
          <table:table-cell office:value-type="float" office:value="-0.918555" calcext:value-type="float">
            <text:p>-0.918555</text:p>
          </table:table-cell>
          <table:table-cell table:style-name="ce1" office:value-type="float" office:value="-6.74818" calcext:value-type="float">
            <text:p>-6.75E+00</text:p>
          </table:table-cell>
          <table:table-cell table:number-columns-repeated="22"/>
          <table:table-cell table:formula="of:=[.AT114]+1" office:value-type="date" office:date-value="2020-06-16" calcext:value-type="date">
            <text:p>16/06/20</text:p>
          </table:table-cell>
          <table:table-cell table:formula="of:=AVERAGE([.S112:.S118])" office:value-type="float" office:value="1.00323271428571" calcext:value-type="float">
            <text:p>1.00323271428571</text:p>
          </table:table-cell>
          <table:table-cell table:formula="of:=[.P115]" office:value-type="float" office:value="0.417535" calcext:value-type="float">
            <text:p>0.417535</text:p>
          </table:table-cell>
          <table:table-cell table:formula="of:=AVERAGE([.R112:.R118])" office:value-type="float" office:value="0.135733128571429" calcext:value-type="float">
            <text:p>0.14</text:p>
          </table:table-cell>
        </table:table-row>
        <table:table-row table:style-name="ro1">
          <table:table-cell office:value-type="float" office:value="10198" calcext:value-type="float">
            <text:p>10198</text:p>
          </table:table-cell>
          <table:table-cell office:value-type="float" office:value="10246.5" calcext:value-type="float">
            <text:p>10246.5</text:p>
          </table:table-cell>
          <table:table-cell office:value-type="float" office:value="10291.6" calcext:value-type="float">
            <text:p>10291.6</text:p>
          </table:table-cell>
          <table:table-cell office:value-type="float" office:value="1.13564" calcext:value-type="float">
            <text:p>1.13564</text:p>
          </table:table-cell>
          <table:table-cell office:value-type="float" office:value="93.6286" calcext:value-type="float">
            <text:p>93.6286</text:p>
          </table:table-cell>
          <table:table-cell table:number-columns-repeated="5"/>
          <table:table-cell office:value-type="float" office:value="333" calcext:value-type="float">
            <text:p>333</text:p>
          </table:table-cell>
          <table:table-cell office:value-type="float" office:value="332.017" calcext:value-type="float">
            <text:p>332.017</text:p>
          </table:table-cell>
          <table:table-cell office:value-type="float" office:value="337.289" calcext:value-type="float">
            <text:p>337.289</text:p>
          </table:table-cell>
          <table:table-cell office:value-type="float" office:value="-0.982621" calcext:value-type="float">
            <text:p>-0.982621</text:p>
          </table:table-cell>
          <table:table-cell office:value-type="float" office:value="4.28901" calcext:value-type="float">
            <text:p>4.28901</text:p>
          </table:table-cell>
          <table:table-cell office:value-type="float" office:value="0.42144" calcext:value-type="float">
            <text:p>0.42144</text:p>
          </table:table-cell>
          <table:table-cell office:value-type="float" office:value="0.363833" calcext:value-type="float">
            <text:p>0.363833</text:p>
          </table:table-cell>
          <table:table-cell office:value-type="float" office:value="0.158211" calcext:value-type="float">
            <text:p>1.58E-01</text:p>
          </table:table-cell>
          <table:table-cell table:number-columns-repeated="2" office:value-type="float" office:value="0.979719" calcext:value-type="float">
            <text:p>0.979719</text:p>
          </table:table-cell>
          <table:table-cell table:style-name="ce1" office:value-type="float" office:value="0.345799" calcext:value-type="float">
            <text:p>3.46E-01</text:p>
          </table:table-cell>
          <table:table-cell office:value-type="float" office:value="-0.917524" calcext:value-type="float">
            <text:p>-0.917524</text:p>
          </table:table-cell>
          <table:table-cell table:style-name="ce1" office:value-type="float" office:value="-5.76428" calcext:value-type="float">
            <text:p>-5.76E+00</text:p>
          </table:table-cell>
          <table:table-cell table:number-columns-repeated="22"/>
          <table:table-cell table:formula="of:=[.AT115]+1" office:value-type="date" office:date-value="2020-06-17" calcext:value-type="date">
            <text:p>17/06/20</text:p>
          </table:table-cell>
          <table:table-cell table:formula="of:=AVERAGE([.S113:.S119])" office:value-type="float" office:value="1.00263271428571" calcext:value-type="float">
            <text:p>1.00263271428571</text:p>
          </table:table-cell>
          <table:table-cell table:formula="of:=[.P116]" office:value-type="float" office:value="0.42144" calcext:value-type="float">
            <text:p>0.42144</text:p>
          </table:table-cell>
          <table:table-cell table:formula="of:=AVERAGE([.R113:.R119])" office:value-type="float" office:value="0.137546" calcext:value-type="float">
            <text:p>0.14</text:p>
          </table:table-cell>
        </table:table-row>
        <table:table-row table:style-name="ro1">
          <table:table-cell office:value-type="float" office:value="10316" calcext:value-type="float">
            <text:p>10316</text:p>
          </table:table-cell>
          <table:table-cell office:value-type="float" office:value="10302" calcext:value-type="float">
            <text:p>10302</text:p>
          </table:table-cell>
          <table:table-cell office:value-type="float" office:value="10354.2" calcext:value-type="float">
            <text:p>10354.2</text:p>
          </table:table-cell>
          <table:table-cell office:value-type="float" office:value="-0.334093" calcext:value-type="float">
            <text:p>-0.334093</text:p>
          </table:table-cell>
          <table:table-cell office:value-type="float" office:value="38.1796" calcext:value-type="float">
            <text:p>38.1796</text:p>
          </table:table-cell>
          <table:table-cell table:number-columns-repeated="5"/>
          <table:table-cell office:value-type="float" office:value="334" calcext:value-type="float">
            <text:p>334</text:p>
          </table:table-cell>
          <table:table-cell office:value-type="float" office:value="333.881" calcext:value-type="float">
            <text:p>333.881</text:p>
          </table:table-cell>
          <table:table-cell office:value-type="float" office:value="335.655" calcext:value-type="float">
            <text:p>335.655</text:p>
          </table:table-cell>
          <table:table-cell office:value-type="float" office:value="-0.119082" calcext:value-type="float">
            <text:p>-0.119082</text:p>
          </table:table-cell>
          <table:table-cell office:value-type="float" office:value="1.65533" calcext:value-type="float">
            <text:p>1.65533</text:p>
          </table:table-cell>
          <table:table-cell office:value-type="float" office:value="0.425345" calcext:value-type="float">
            <text:p>0.425345</text:p>
          </table:table-cell>
          <table:table-cell office:value-type="float" office:value="0.388318" calcext:value-type="float">
            <text:p>0.388318</text:p>
          </table:table-cell>
          <table:table-cell office:value-type="float" office:value="0.170468" calcext:value-type="float">
            <text:p>1.70E-01</text:p>
          </table:table-cell>
          <table:table-cell table:number-columns-repeated="2" office:value-type="float" office:value="0.967821" calcext:value-type="float">
            <text:p>0.967821</text:p>
          </table:table-cell>
          <table:table-cell table:style-name="ce1" office:value-type="float" office:value="0.344174" calcext:value-type="float">
            <text:p>3.44E-01</text:p>
          </table:table-cell>
          <table:table-cell office:value-type="float" office:value="-0.920938" calcext:value-type="float">
            <text:p>-0.920938</text:p>
          </table:table-cell>
          <table:table-cell table:style-name="ce1" office:value-type="float" office:value="-6.72478" calcext:value-type="float">
            <text:p>-6.72E+00</text:p>
          </table:table-cell>
          <table:table-cell table:number-columns-repeated="22"/>
          <table:table-cell table:formula="of:=[.AT116]+1" office:value-type="date" office:date-value="2020-06-18" calcext:value-type="date">
            <text:p>18/06/20</text:p>
          </table:table-cell>
          <table:table-cell table:formula="of:=AVERAGE([.S114:.S120])" office:value-type="float" office:value="1.00193842857143" calcext:value-type="float">
            <text:p>1.00193842857143</text:p>
          </table:table-cell>
          <table:table-cell table:formula="of:=[.P117]" office:value-type="float" office:value="0.425345" calcext:value-type="float">
            <text:p>0.425345</text:p>
          </table:table-cell>
          <table:table-cell table:formula="of:=AVERAGE([.R114:.R120])" office:value-type="float" office:value="0.139375285714286" calcext:value-type="float">
            <text:p>0.14</text:p>
          </table:table-cell>
        </table:table-row>
        <table:table-row table:style-name="ro1">
          <table:table-cell office:value-type="float" office:value="10442" calcext:value-type="float">
            <text:p>10442</text:p>
          </table:table-cell>
          <table:table-cell office:value-type="float" office:value="10382.2" calcext:value-type="float">
            <text:p>10382.2</text:p>
          </table:table-cell>
          <table:table-cell office:value-type="float" office:value="10435.6" calcext:value-type="float">
            <text:p>10435.6</text:p>
          </table:table-cell>
          <table:table-cell office:value-type="float" office:value="-1.43316" calcext:value-type="float">
            <text:p>-1.43316</text:p>
          </table:table-cell>
          <table:table-cell office:value-type="float" office:value="-6.37998" calcext:value-type="float">
            <text:p>-6.37998</text:p>
          </table:table-cell>
          <table:table-cell table:number-columns-repeated="5"/>
          <table:table-cell office:value-type="float" office:value="335" calcext:value-type="float">
            <text:p>335</text:p>
          </table:table-cell>
          <table:table-cell office:value-type="float" office:value="334.982" calcext:value-type="float">
            <text:p>334.982</text:p>
          </table:table-cell>
          <table:table-cell office:value-type="float" office:value="336.283" calcext:value-type="float">
            <text:p>336.283</text:p>
          </table:table-cell>
          <table:table-cell office:value-type="float" office:value="-0.0183785" calcext:value-type="float">
            <text:p>-0.0183785</text:p>
          </table:table-cell>
          <table:table-cell office:value-type="float" office:value="1.28266" calcext:value-type="float">
            <text:p>1.28266</text:p>
          </table:table-cell>
          <table:table-cell office:value-type="float" office:value="0.427858" calcext:value-type="float">
            <text:p>0.427858</text:p>
          </table:table-cell>
          <table:table-cell office:value-type="float" office:value="0.279264" calcext:value-type="float">
            <text:p>0.279264</text:p>
          </table:table-cell>
          <table:table-cell office:value-type="float" office:value="0.123724" calcext:value-type="float">
            <text:p>1.24E-01</text:p>
          </table:table-cell>
          <table:table-cell table:number-columns-repeated="2" office:value-type="float" office:value="1.02093" calcext:value-type="float">
            <text:p>1.02093</text:p>
          </table:table-cell>
          <table:table-cell table:style-name="ce1" office:value-type="float" office:value="0.342552" calcext:value-type="float">
            <text:p>3.43E-01</text:p>
          </table:table-cell>
          <table:table-cell office:value-type="float" office:value="-0.901384" calcext:value-type="float">
            <text:p>-0.901384</text:p>
          </table:table-cell>
          <table:table-cell table:style-name="ce1" office:value-type="float" office:value="-5.74291" calcext:value-type="float">
            <text:p>-5.74E+00</text:p>
          </table:table-cell>
          <table:table-cell table:number-columns-repeated="22"/>
          <table:table-cell table:formula="of:=[.AT117]+1" office:value-type="date" office:date-value="2020-06-19" calcext:value-type="date">
            <text:p>19/06/20</text:p>
          </table:table-cell>
          <table:table-cell table:formula="of:=AVERAGE([.S115:.S121])" office:value-type="float" office:value="1.00058014285714" calcext:value-type="float">
            <text:p>1.00058014285714</text:p>
          </table:table-cell>
          <table:table-cell table:formula="of:=[.P118]" office:value-type="float" office:value="0.427858" calcext:value-type="float">
            <text:p>0.427858</text:p>
          </table:table-cell>
          <table:table-cell table:formula="of:=AVERAGE([.R115:.R121])" office:value-type="float" office:value="0.141791142857143" calcext:value-type="float">
            <text:p>0.14</text:p>
          </table:table-cell>
        </table:table-row>
        <table:table-row table:style-name="ro1">
          <table:table-cell office:value-type="float" office:value="10484" calcext:value-type="float">
            <text:p>10484</text:p>
          </table:table-cell>
          <table:table-cell office:value-type="float" office:value="10470.2" calcext:value-type="float">
            <text:p>10470.2</text:p>
          </table:table-cell>
          <table:table-cell office:value-type="float" office:value="10504" calcext:value-type="float">
            <text:p>10504</text:p>
          </table:table-cell>
          <table:table-cell office:value-type="float" office:value="-0.333273" calcext:value-type="float">
            <text:p>-0.333273</text:p>
          </table:table-cell>
          <table:table-cell office:value-type="float" office:value="19.9877" calcext:value-type="float">
            <text:p>19.9877</text:p>
          </table:table-cell>
          <table:table-cell table:number-columns-repeated="5"/>
          <table:table-cell office:value-type="float" office:value="336" calcext:value-type="float">
            <text:p>336</text:p>
          </table:table-cell>
          <table:table-cell office:value-type="float" office:value="335.994" calcext:value-type="float">
            <text:p>335.994</text:p>
          </table:table-cell>
          <table:table-cell office:value-type="float" office:value="335.435" calcext:value-type="float">
            <text:p>335.435</text:p>
          </table:table-cell>
          <table:table-cell office:value-type="float" office:value="-0.00562003" calcext:value-type="float">
            <text:p>-0.00562003</text:p>
          </table:table-cell>
          <table:table-cell office:value-type="float" office:value="-0.565314" calcext:value-type="float">
            <text:p>-0.565314</text:p>
          </table:table-cell>
          <table:table-cell office:value-type="float" office:value="0.430324" calcext:value-type="float">
            <text:p>0.430324</text:p>
          </table:table-cell>
          <table:table-cell office:value-type="float" office:value="0.24867" calcext:value-type="float">
            <text:p>0.24867</text:p>
          </table:table-cell>
          <table:table-cell office:value-type="float" office:value="0.111151" calcext:value-type="float">
            <text:p>1.11E-01</text:p>
          </table:table-cell>
          <table:table-cell table:number-columns-repeated="2" office:value-type="float" office:value="1.03619" calcext:value-type="float">
            <text:p>1.03619</text:p>
          </table:table-cell>
          <table:table-cell table:style-name="ce1" office:value-type="float" office:value="0.341128" calcext:value-type="float">
            <text:p>3.41E-01</text:p>
          </table:table-cell>
          <table:table-cell office:value-type="float" office:value="-0.894591" calcext:value-type="float">
            <text:p>-0.894591</text:p>
          </table:table-cell>
          <table:table-cell table:style-name="ce1" office:value-type="float" office:value="-6.1023" calcext:value-type="float">
            <text:p>-6.10E+00</text:p>
          </table:table-cell>
          <table:table-cell table:number-columns-repeated="22"/>
          <table:table-cell table:formula="of:=[.AT118]+1" office:value-type="date" office:date-value="2020-06-20" calcext:value-type="date">
            <text:p>20/06/20</text:p>
          </table:table-cell>
          <table:table-cell table:formula="of:=AVERAGE([.S116:.S122])" office:value-type="float" office:value="0.998880857142857" calcext:value-type="float">
            <text:p>0.998880857142857</text:p>
          </table:table-cell>
          <table:table-cell table:formula="of:=[.P119]" office:value-type="float" office:value="0.430324" calcext:value-type="float">
            <text:p>0.430324</text:p>
          </table:table-cell>
          <table:table-cell table:formula="of:=AVERAGE([.R116:.R122])" office:value-type="float" office:value="0.144466714285714" calcext:value-type="float">
            <text:p>0.14</text:p>
          </table:table-cell>
        </table:table-row>
        <table:table-row table:style-name="ro1">
          <table:table-cell office:value-type="float" office:value="10534" calcext:value-type="float">
            <text:p>10534</text:p>
          </table:table-cell>
          <table:table-cell office:value-type="float" office:value="10540.6" calcext:value-type="float">
            <text:p>10540.6</text:p>
          </table:table-cell>
          <table:table-cell office:value-type="float" office:value="10559.7" calcext:value-type="float">
            <text:p>10559.7</text:p>
          </table:table-cell>
          <table:table-cell office:value-type="float" office:value="0.157397" calcext:value-type="float">
            <text:p>0.157397</text:p>
          </table:table-cell>
          <table:table-cell office:value-type="float" office:value="25.7282" calcext:value-type="float">
            <text:p>25.7282</text:p>
          </table:table-cell>
          <table:table-cell table:number-columns-repeated="5"/>
          <table:table-cell office:value-type="float" office:value="336" calcext:value-type="float">
            <text:p>336</text:p>
          </table:table-cell>
          <table:table-cell office:value-type="float" office:value="336.993" calcext:value-type="float">
            <text:p>336.993</text:p>
          </table:table-cell>
          <table:table-cell office:value-type="float" office:value="336.15" calcext:value-type="float">
            <text:p>336.15</text:p>
          </table:table-cell>
          <table:table-cell office:value-type="float" office:value="0.992853" calcext:value-type="float">
            <text:p>0.992853</text:p>
          </table:table-cell>
          <table:table-cell office:value-type="float" office:value="0.149784" calcext:value-type="float">
            <text:p>0.149784</text:p>
          </table:table-cell>
          <table:table-cell office:value-type="float" office:value="0.432745" calcext:value-type="float">
            <text:p>0.432745</text:p>
          </table:table-cell>
          <table:table-cell office:value-type="float" office:value="0.255049" calcext:value-type="float">
            <text:p>0.255049</text:p>
          </table:table-cell>
          <table:table-cell office:value-type="float" office:value="0.114982" calcext:value-type="float">
            <text:p>1.15E-01</text:p>
          </table:table-cell>
          <table:table-cell table:number-columns-repeated="2" office:value-type="float" office:value="1.03291" calcext:value-type="float">
            <text:p>1.03291</text:p>
          </table:table-cell>
          <table:table-cell table:style-name="ce1" office:value-type="float" office:value="0.340189" calcext:value-type="float">
            <text:p>3.40E-01</text:p>
          </table:table-cell>
          <table:table-cell office:value-type="float" office:value="-0.895655" calcext:value-type="float">
            <text:p>-0.895655</text:p>
          </table:table-cell>
          <table:table-cell table:style-name="ce1" office:value-type="float" office:value="-6.80058" calcext:value-type="float">
            <text:p>-6.80E+00</text:p>
          </table:table-cell>
          <table:table-cell table:number-columns-repeated="22"/>
          <table:table-cell table:formula="of:=[.AT119]+1" office:value-type="date" office:date-value="2020-06-21" calcext:value-type="date">
            <text:p>21/06/20</text:p>
          </table:table-cell>
          <table:table-cell table:formula="of:=AVERAGE([.S117:.S123])" office:value-type="float" office:value="0.997176428571428" calcext:value-type="float">
            <text:p>0.997176428571428</text:p>
          </table:table-cell>
          <table:table-cell table:formula="of:=[.P120]" office:value-type="float" office:value="0.432745" calcext:value-type="float">
            <text:p>0.432745</text:p>
          </table:table-cell>
          <table:table-cell table:formula="of:=AVERAGE([.R117:.R123])" office:value-type="float" office:value="0.147064142857143" calcext:value-type="float">
            <text:p>0.15</text:p>
          </table:table-cell>
        </table:table-row>
        <table:table-row table:style-name="ro1">
          <table:table-cell office:value-type="float" office:value="10559" calcext:value-type="float">
            <text:p>10559</text:p>
          </table:table-cell>
          <table:table-cell office:value-type="float" office:value="10606.2" calcext:value-type="float">
            <text:p>10606.2</text:p>
          </table:table-cell>
          <table:table-cell office:value-type="float" office:value="10612.9" calcext:value-type="float">
            <text:p>10612.9</text:p>
          </table:table-cell>
          <table:table-cell office:value-type="float" office:value="1.08482" calcext:value-type="float">
            <text:p>1.08482</text:p>
          </table:table-cell>
          <table:table-cell office:value-type="float" office:value="53.8866" calcext:value-type="float">
            <text:p>53.8866</text:p>
          </table:table-cell>
          <table:table-cell table:number-columns-repeated="5"/>
          <table:table-cell office:value-type="float" office:value="336" calcext:value-type="float">
            <text:p>336</text:p>
          </table:table-cell>
          <table:table-cell office:value-type="float" office:value="337.113" calcext:value-type="float">
            <text:p>337.113</text:p>
          </table:table-cell>
          <table:table-cell office:value-type="float" office:value="337.058" calcext:value-type="float">
            <text:p>337.058</text:p>
          </table:table-cell>
          <table:table-cell office:value-type="float" office:value="1.11279" calcext:value-type="float">
            <text:p>1.11279</text:p>
          </table:table-cell>
          <table:table-cell office:value-type="float" office:value="1.05765" calcext:value-type="float">
            <text:p>1.05765</text:p>
          </table:table-cell>
          <table:table-cell office:value-type="float" office:value="0.435117" calcext:value-type="float">
            <text:p>0.435117</text:p>
          </table:table-cell>
          <table:table-cell office:value-type="float" office:value="0.342609" calcext:value-type="float">
            <text:p>0.342609</text:p>
          </table:table-cell>
          <table:table-cell office:value-type="float" office:value="0.155738" calcext:value-type="float">
            <text:p>1.56E-01</text:p>
          </table:table-cell>
          <table:table-cell table:number-columns-repeated="2" office:value-type="float" office:value="0.988479" calcext:value-type="float">
            <text:p>0.988479</text:p>
          </table:table-cell>
          <table:table-cell table:style-name="ce1" office:value-type="float" office:value="0.339971" calcext:value-type="float">
            <text:p>3.40E-01</text:p>
          </table:table-cell>
          <table:table-cell office:value-type="float" office:value="-0.912014" calcext:value-type="float">
            <text:p>-0.912014</text:p>
          </table:table-cell>
          <table:table-cell table:style-name="ce1" office:value-type="float" office:value="-7.1794" calcext:value-type="float">
            <text:p>-7.18E+00</text:p>
          </table:table-cell>
          <table:table-cell table:number-columns-repeated="22"/>
          <table:table-cell table:formula="of:=[.AT120]+1" office:value-type="date" office:date-value="2020-06-22" calcext:value-type="date">
            <text:p>22/06/20</text:p>
          </table:table-cell>
          <table:table-cell table:formula="of:=AVERAGE([.S118:.S124])" office:value-type="float" office:value="0.995268" calcext:value-type="float">
            <text:p>0.995268</text:p>
          </table:table-cell>
          <table:table-cell table:formula="of:=[.P121]" office:value-type="float" office:value="0.435117" calcext:value-type="float">
            <text:p>0.435117</text:p>
          </table:table-cell>
          <table:table-cell table:formula="of:=AVERAGE([.R118:.R124])" office:value-type="float" office:value="0.149781" calcext:value-type="float">
            <text:p>0.15</text:p>
          </table:table-cell>
        </table:table-row>
        <table:table-row table:style-name="ro1">
          <table:table-cell office:value-type="float" office:value="10686" calcext:value-type="float">
            <text:p>10686</text:p>
          </table:table-cell>
          <table:table-cell table:number-columns-repeated="2" office:value-type="float" office:value="10672.1" calcext:value-type="float">
            <text:p>10672.1</text:p>
          </table:table-cell>
          <table:table-cell table:style-name="ce1" office:value-type="float" office:value="-0.312307" calcext:value-type="float">
            <text:p>-3.12E-01</text:p>
          </table:table-cell>
          <table:table-cell office:value-type="float" office:value="-13.8698" calcext:value-type="float">
            <text:p>-13.8698</text:p>
          </table:table-cell>
          <table:table-cell table:number-columns-repeated="5"/>
          <table:table-cell office:value-type="float" office:value="339" calcext:value-type="float">
            <text:p>339</text:p>
          </table:table-cell>
          <table:table-cell office:value-type="float" office:value="337.124" calcext:value-type="float">
            <text:p>337.124</text:p>
          </table:table-cell>
          <table:table-cell office:value-type="float" office:value="337.986" calcext:value-type="float">
            <text:p>337.986</text:p>
          </table:table-cell>
          <table:table-cell office:value-type="float" office:value="-1.87637" calcext:value-type="float">
            <text:p>-1.87637</text:p>
          </table:table-cell>
          <table:table-cell office:value-type="float" office:value="-1.01427" calcext:value-type="float">
            <text:p>-1.01427</text:p>
          </table:table-cell>
          <table:table-cell office:value-type="float" office:value="0.437443" calcext:value-type="float">
            <text:p>0.437443</text:p>
          </table:table-cell>
          <table:table-cell office:value-type="float" office:value="0.386277" calcext:value-type="float">
            <text:p>0.386277</text:p>
          </table:table-cell>
          <table:table-cell office:value-type="float" office:value="0.176993" calcext:value-type="float">
            <text:p>1.77E-01</text:p>
          </table:table-cell>
          <table:table-cell table:number-columns-repeated="2" office:value-type="float" office:value="0.966117" calcext:value-type="float">
            <text:p>0.966117</text:p>
          </table:table-cell>
          <table:table-cell table:style-name="ce1" office:value-type="float" office:value="0.339169" calcext:value-type="float">
            <text:p>3.39E-01</text:p>
          </table:table-cell>
          <table:table-cell office:value-type="float" office:value="-0.918619" calcext:value-type="float">
            <text:p>-0.918619</text:p>
          </table:table-cell>
          <table:table-cell table:style-name="ce1" office:value-type="float" office:value="-10.4369" calcext:value-type="float">
            <text:p>-1.04E+01</text:p>
          </table:table-cell>
          <table:table-cell table:number-columns-repeated="22"/>
          <table:table-cell table:formula="of:=[.AT121]+1" office:value-type="date" office:date-value="2020-06-23" calcext:value-type="date">
            <text:p>23/06/20</text:p>
          </table:table-cell>
          <table:table-cell table:formula="of:=AVERAGE([.S119:.S125])" office:value-type="float" office:value="0.994015142857143" calcext:value-type="float">
            <text:p>0.994015142857143</text:p>
          </table:table-cell>
          <table:table-cell table:formula="of:=[.P122]" office:value-type="float" office:value="0.437443" calcext:value-type="float">
            <text:p>0.437443</text:p>
          </table:table-cell>
          <table:table-cell table:formula="of:=AVERAGE([.R119:.R125])" office:value-type="float" office:value="0.151694428571429" calcext:value-type="float">
            <text:p>0.15</text:p>
          </table:table-cell>
        </table:table-row>
        <table:table-row table:style-name="ro1">
          <table:table-cell office:value-type="float" office:value="10813" calcext:value-type="float">
            <text:p>10813</text:p>
          </table:table-cell>
          <table:table-cell office:value-type="float" office:value="10763.7" calcext:value-type="float">
            <text:p>10763.7</text:p>
          </table:table-cell>
          <table:table-cell office:value-type="float" office:value="10729.4" calcext:value-type="float">
            <text:p>10729.4</text:p>
          </table:table-cell>
          <table:table-cell office:value-type="float" office:value="-1.10035" calcext:value-type="float">
            <text:p>-1.10035</text:p>
          </table:table-cell>
          <table:table-cell office:value-type="float" office:value="-83.6373" calcext:value-type="float">
            <text:p>-83.6373</text:p>
          </table:table-cell>
          <table:table-cell table:number-columns-repeated="5"/>
          <table:table-cell office:value-type="float" office:value="343" calcext:value-type="float">
            <text:p>343</text:p>
          </table:table-cell>
          <table:table-cell office:value-type="float" office:value="339.761" calcext:value-type="float">
            <text:p>339.761</text:p>
          </table:table-cell>
          <table:table-cell office:value-type="float" office:value="339.787" calcext:value-type="float">
            <text:p>339.787</text:p>
          </table:table-cell>
          <table:table-cell office:value-type="float" office:value="-3.23908" calcext:value-type="float">
            <text:p>-3.23908</text:p>
          </table:table-cell>
          <table:table-cell office:value-type="float" office:value="-3.2133" calcext:value-type="float">
            <text:p>-3.2133</text:p>
          </table:table-cell>
          <table:table-cell office:value-type="float" office:value="0.43972" calcext:value-type="float">
            <text:p>0.43972</text:p>
          </table:table-cell>
          <table:table-cell office:value-type="float" office:value="0.382015" calcext:value-type="float">
            <text:p>0.382015</text:p>
          </table:table-cell>
          <table:table-cell office:value-type="float" office:value="0.176393" calcext:value-type="float">
            <text:p>1.76E-01</text:p>
          </table:table-cell>
          <table:table-cell table:number-columns-repeated="2" office:value-type="float" office:value="0.967788" calcext:value-type="float">
            <text:p>0.967788</text:p>
          </table:table-cell>
          <table:table-cell table:style-name="ce1" office:value-type="float" office:value="0.338238" calcext:value-type="float">
            <text:p>3.38E-01</text:p>
          </table:table-cell>
          <table:table-cell office:value-type="float" office:value="-0.917601" calcext:value-type="float">
            <text:p>-0.917601</text:p>
          </table:table-cell>
          <table:table-cell table:style-name="ce1" office:value-type="float" office:value="-6.84558" calcext:value-type="float">
            <text:p>-6.85E+00</text:p>
          </table:table-cell>
          <table:table-cell table:number-columns-repeated="22"/>
          <table:table-cell table:formula="of:=[.AT122]+1" office:value-type="date" office:date-value="2020-06-24" calcext:value-type="date">
            <text:p>24/06/20</text:p>
          </table:table-cell>
          <table:table-cell table:formula="of:=AVERAGE([.S120:.S126])" office:value-type="float" office:value="0.992863714285714" calcext:value-type="float">
            <text:p>0.992863714285714</text:p>
          </table:table-cell>
          <table:table-cell table:formula="of:=[.P123]" office:value-type="float" office:value="0.43972" calcext:value-type="float">
            <text:p>0.43972</text:p>
          </table:table-cell>
          <table:table-cell table:formula="of:=AVERAGE([.R120:.R126])" office:value-type="float" office:value="0.153361571428571" calcext:value-type="float">
            <text:p>0.15</text:p>
          </table:table-cell>
        </table:table-row>
        <table:table-row table:style-name="ro1">
          <table:table-cell office:value-type="float" office:value="10906" calcext:value-type="float">
            <text:p>10906</text:p>
          </table:table-cell>
          <table:table-cell office:value-type="float" office:value="10869.8" calcext:value-type="float">
            <text:p>10869.8</text:p>
          </table:table-cell>
          <table:table-cell office:value-type="float" office:value="10823.4" calcext:value-type="float">
            <text:p>10823.4</text:p>
          </table:table-cell>
          <table:table-cell office:value-type="float" office:value="-0.812968" calcext:value-type="float">
            <text:p>-0.812968</text:p>
          </table:table-cell>
          <table:table-cell office:value-type="float" office:value="-82.6123" calcext:value-type="float">
            <text:p>-82.6123</text:p>
          </table:table-cell>
          <table:table-cell table:number-columns-repeated="5"/>
          <table:table-cell office:value-type="float" office:value="345" calcext:value-type="float">
            <text:p>345</text:p>
          </table:table-cell>
          <table:table-cell office:value-type="float" office:value="343.601" calcext:value-type="float">
            <text:p>343.601</text:p>
          </table:table-cell>
          <table:table-cell office:value-type="float" office:value="340.886" calcext:value-type="float">
            <text:p>340.886</text:p>
          </table:table-cell>
          <table:table-cell office:value-type="float" office:value="-1.3995" calcext:value-type="float">
            <text:p>-1.3995</text:p>
          </table:table-cell>
          <table:table-cell office:value-type="float" office:value="-4.11365" calcext:value-type="float">
            <text:p>-4.11365</text:p>
          </table:table-cell>
          <table:table-cell office:value-type="float" office:value="0.441948" calcext:value-type="float">
            <text:p>0.441948</text:p>
          </table:table-cell>
          <table:table-cell office:value-type="float" office:value="0.407336" calcext:value-type="float">
            <text:p>0.407336</text:p>
          </table:table-cell>
          <table:table-cell office:value-type="float" office:value="0.189486" calcext:value-type="float">
            <text:p>1.89E-01</text:p>
          </table:table-cell>
          <table:table-cell table:number-columns-repeated="2" office:value-type="float" office:value="0.954462" calcext:value-type="float">
            <text:p>0.954462</text:p>
          </table:table-cell>
          <table:table-cell table:style-name="ce1" office:value-type="float" office:value="0.337392" calcext:value-type="float">
            <text:p>3.37E-01</text:p>
          </table:table-cell>
          <table:table-cell office:value-type="float" office:value="-0.920968" calcext:value-type="float">
            <text:p>-0.920968</text:p>
          </table:table-cell>
          <table:table-cell table:style-name="ce1" office:value-type="float" office:value="-11.9101" calcext:value-type="float">
            <text:p>-1.19E+01</text:p>
          </table:table-cell>
          <table:table-cell table:number-columns-repeated="22"/>
          <table:table-cell table:formula="of:=[.AT123]+1" office:value-type="date" office:date-value="2020-06-25" calcext:value-type="date">
            <text:p>25/06/20</text:p>
          </table:table-cell>
          <table:table-cell table:formula="of:=AVERAGE([.S121:.S127])" office:value-type="float" office:value="0.991566571428571" calcext:value-type="float">
            <text:p>0.991566571428571</text:p>
          </table:table-cell>
          <table:table-cell table:formula="of:=[.P124]" office:value-type="float" office:value="0.441948" calcext:value-type="float">
            <text:p>0.441948</text:p>
          </table:table-cell>
          <table:table-cell table:formula="of:=AVERAGE([.R121:.R127])" office:value-type="float" office:value="0.155033714285714" calcext:value-type="float">
            <text:p>0.16</text:p>
          </table:table-cell>
        </table:table-row>
        <table:table-row table:style-name="ro1">
          <table:table-cell office:value-type="float" office:value="11074" calcext:value-type="float">
            <text:p>11074</text:p>
          </table:table-cell>
          <table:table-cell office:value-type="float" office:value="10978.1" calcext:value-type="float">
            <text:p>10978.1</text:p>
          </table:table-cell>
          <table:table-cell office:value-type="float" office:value="10953.6" calcext:value-type="float">
            <text:p>10953.6</text:p>
          </table:table-cell>
          <table:table-cell office:value-type="float" office:value="-2.15622" calcext:value-type="float">
            <text:p>-2.15622</text:p>
          </table:table-cell>
          <table:table-cell office:value-type="float" office:value="-120.436" calcext:value-type="float">
            <text:p>-120.436</text:p>
          </table:table-cell>
          <table:table-cell table:number-columns-repeated="5"/>
          <table:table-cell office:value-type="float" office:value="349" calcext:value-type="float">
            <text:p>349</text:p>
          </table:table-cell>
          <table:table-cell office:value-type="float" office:value="345.833" calcext:value-type="float">
            <text:p>345.833</text:p>
          </table:table-cell>
          <table:table-cell office:value-type="float" office:value="341.953" calcext:value-type="float">
            <text:p>341.953</text:p>
          </table:table-cell>
          <table:table-cell office:value-type="float" office:value="-3.16741" calcext:value-type="float">
            <text:p>-3.16741</text:p>
          </table:table-cell>
          <table:table-cell office:value-type="float" office:value="-7.04659" calcext:value-type="float">
            <text:p>-7.04659</text:p>
          </table:table-cell>
          <table:table-cell office:value-type="float" office:value="0.441461" calcext:value-type="float">
            <text:p>0.441461</text:p>
          </table:table-cell>
          <table:table-cell office:value-type="float" office:value="0.292657" calcext:value-type="float">
            <text:p>0.292657</text:p>
          </table:table-cell>
          <table:table-cell office:value-type="float" office:value="0.137118" calcext:value-type="float">
            <text:p>1.37E-01</text:p>
          </table:table-cell>
          <table:table-cell table:number-columns-repeated="2" office:value-type="float" office:value="1.01216" calcext:value-type="float">
            <text:p>1.01216</text:p>
          </table:table-cell>
          <table:table-cell table:style-name="ce1" office:value-type="float" office:value="0.336978" calcext:value-type="float">
            <text:p>3.37E-01</text:p>
          </table:table-cell>
          <table:table-cell office:value-type="float" office:value="-0.901637" calcext:value-type="float">
            <text:p>-0.901637</text:p>
          </table:table-cell>
          <table:table-cell table:style-name="ce1" office:value-type="float" office:value="-20.3756" calcext:value-type="float">
            <text:p>-2.04E+01</text:p>
          </table:table-cell>
          <table:table-cell table:number-columns-repeated="22"/>
          <table:table-cell table:formula="of:=[.AT124]+1" office:value-type="date" office:date-value="2020-06-26" calcext:value-type="date">
            <text:p>26/06/20</text:p>
          </table:table-cell>
          <table:table-cell table:formula="of:=AVERAGE([.S122:.S128])" office:value-type="float" office:value="0.989608" calcext:value-type="float">
            <text:p>0.989608</text:p>
          </table:table-cell>
          <table:table-cell table:formula="of:=[.P125]" office:value-type="float" office:value="0.441461" calcext:value-type="float">
            <text:p>0.441461</text:p>
          </table:table-cell>
          <table:table-cell table:formula="of:=AVERAGE([.R122:.R128])" office:value-type="float" office:value="0.157228714285714" calcext:value-type="float">
            <text:p>0.16</text:p>
          </table:table-cell>
        </table:table-row>
        <table:table-row table:style-name="ro1">
          <table:table-cell office:value-type="float" office:value="11334" calcext:value-type="float">
            <text:p>11334</text:p>
          </table:table-cell>
          <table:table-cell office:value-type="float" office:value="11097.9" calcext:value-type="float">
            <text:p>11097.9</text:p>
          </table:table-cell>
          <table:table-cell office:value-type="float" office:value="11041.9" calcext:value-type="float">
            <text:p>11041.9</text:p>
          </table:table-cell>
          <table:table-cell office:value-type="float" office:value="-5.37558" calcext:value-type="float">
            <text:p>-5.37558</text:p>
          </table:table-cell>
          <table:table-cell office:value-type="float" office:value="-292.091" calcext:value-type="float">
            <text:p>-292.091</text:p>
          </table:table-cell>
          <table:table-cell table:number-columns-repeated="5"/>
          <table:table-cell office:value-type="float" office:value="349" calcext:value-type="float">
            <text:p>349</text:p>
          </table:table-cell>
          <table:table-cell office:value-type="float" office:value="349.631" calcext:value-type="float">
            <text:p>349.631</text:p>
          </table:table-cell>
          <table:table-cell office:value-type="float" office:value="342.978" calcext:value-type="float">
            <text:p>342.978</text:p>
          </table:table-cell>
          <table:table-cell office:value-type="float" office:value="0.631128" calcext:value-type="float">
            <text:p>0.631128</text:p>
          </table:table-cell>
          <table:table-cell office:value-type="float" office:value="-6.02238" calcext:value-type="float">
            <text:p>-6.02238</text:p>
          </table:table-cell>
          <table:table-cell office:value-type="float" office:value="0.440974" calcext:value-type="float">
            <text:p>0.440974</text:p>
          </table:table-cell>
          <table:table-cell office:value-type="float" office:value="0.26034" calcext:value-type="float">
            <text:p>0.26034</text:p>
          </table:table-cell>
          <table:table-cell office:value-type="float" office:value="0.122821" calcext:value-type="float">
            <text:p>1.23E-01</text:p>
          </table:table-cell>
          <table:table-cell table:number-columns-repeated="2" office:value-type="float" office:value="1.02813" calcext:value-type="float">
            <text:p>1.02813</text:p>
          </table:table-cell>
          <table:table-cell table:style-name="ce1" office:value-type="float" office:value="0.336777" calcext:value-type="float">
            <text:p>3.37E-01</text:p>
          </table:table-cell>
          <table:table-cell office:value-type="float" office:value="-0.894862" calcext:value-type="float">
            <text:p>-0.894862</text:p>
          </table:table-cell>
          <table:table-cell table:style-name="ce1" office:value-type="float" office:value="-39.7651" calcext:value-type="float">
            <text:p>-3.98E+01</text:p>
          </table:table-cell>
          <table:table-cell table:number-columns-repeated="22"/>
          <table:table-cell table:formula="of:=[.AT125]+1" office:value-type="date" office:date-value="2020-06-27" calcext:value-type="date">
            <text:p>27/06/20</text:p>
          </table:table-cell>
          <table:table-cell table:formula="of:=AVERAGE([.S123:.S129])" office:value-type="float" office:value="0.987291428571429" calcext:value-type="float">
            <text:p>0.987291428571429</text:p>
          </table:table-cell>
          <table:table-cell table:formula="of:=[.P126]" office:value-type="float" office:value="0.440974" calcext:value-type="float">
            <text:p>0.440974</text:p>
          </table:table-cell>
          <table:table-cell table:formula="of:=AVERAGE([.R123:.R129])" office:value-type="float" office:value="0.159645571428571" calcext:value-type="float">
            <text:p>0.16</text:p>
          </table:table-cell>
        </table:table-row>
        <table:table-row table:style-name="ro1">
          <table:table-cell office:value-type="float" office:value="11639" calcext:value-type="float">
            <text:p>11639</text:p>
          </table:table-cell>
          <table:table-cell office:value-type="float" office:value="11268.1" calcext:value-type="float">
            <text:p>11268.1</text:p>
          </table:table-cell>
          <table:table-cell office:value-type="float" office:value="11114.2" calcext:value-type="float">
            <text:p>11114.2</text:p>
          </table:table-cell>
          <table:table-cell office:value-type="float" office:value="-8.02361" calcext:value-type="float">
            <text:p>-8.02361</text:p>
          </table:table-cell>
          <table:table-cell office:value-type="float" office:value="-524.833" calcext:value-type="float">
            <text:p>-524.833</text:p>
          </table:table-cell>
          <table:table-cell table:number-columns-repeated="5"/>
          <table:table-cell office:value-type="float" office:value="348" calcext:value-type="float">
            <text:p>348</text:p>
          </table:table-cell>
          <table:table-cell office:value-type="float" office:value="350.127" calcext:value-type="float">
            <text:p>350.127</text:p>
          </table:table-cell>
          <table:table-cell office:value-type="float" office:value="343.116" calcext:value-type="float">
            <text:p>343.116</text:p>
          </table:table-cell>
          <table:table-cell office:value-type="float" office:value="2.12725" calcext:value-type="float">
            <text:p>2.12725</text:p>
          </table:table-cell>
          <table:table-cell office:value-type="float" office:value="-4.88376" calcext:value-type="float">
            <text:p>-4.88376</text:p>
          </table:table-cell>
          <table:table-cell office:value-type="float" office:value="0.440488" calcext:value-type="float">
            <text:p>0.440488</text:p>
          </table:table-cell>
          <table:table-cell office:value-type="float" office:value="0.266754" calcext:value-type="float">
            <text:p>0.266754</text:p>
          </table:table-cell>
          <table:table-cell office:value-type="float" office:value="0.126687" calcext:value-type="float">
            <text:p>1.27E-01</text:p>
          </table:table-cell>
          <table:table-cell table:number-columns-repeated="2" office:value-type="float" office:value="1.02383" calcext:value-type="float">
            <text:p>1.02383</text:p>
          </table:table-cell>
          <table:table-cell table:style-name="ce1" office:value-type="float" office:value="0.337036" calcext:value-type="float">
            <text:p>3.37E-01</text:p>
          </table:table-cell>
          <table:table-cell office:value-type="float" office:value="-0.895843" calcext:value-type="float">
            <text:p>-0.895843</text:p>
          </table:table-cell>
          <table:table-cell table:style-name="ce1" office:value-type="float" office:value="-32.9661" calcext:value-type="float">
            <text:p>-3.30E+01</text:p>
          </table:table-cell>
          <table:table-cell table:number-columns-repeated="22"/>
          <table:table-cell table:formula="of:=[.AT126]+1" office:value-type="date" office:date-value="2020-06-28" calcext:value-type="date">
            <text:p>28/06/20</text:p>
          </table:table-cell>
          <table:table-cell table:formula="of:=AVERAGE([.S124:.S130])" office:value-type="float" office:value="0.984925428571428" calcext:value-type="float">
            <text:p>0.984925428571428</text:p>
          </table:table-cell>
          <table:table-cell table:formula="of:=[.P127]" office:value-type="float" office:value="0.440488" calcext:value-type="float">
            <text:p>0.440488</text:p>
          </table:table-cell>
          <table:table-cell table:formula="of:=AVERAGE([.R124:.R130])" office:value-type="float" office:value="0.161978142857143" calcext:value-type="float">
            <text:p>0.16</text:p>
          </table:table-cell>
        </table:table-row>
        <table:table-row table:style-name="ro1">
          <table:table-cell office:value-type="float" office:value="11841" calcext:value-type="float">
            <text:p>11841</text:p>
          </table:table-cell>
          <table:table-cell office:value-type="float" office:value="11479.2" calcext:value-type="float">
            <text:p>11479.2</text:p>
          </table:table-cell>
          <table:table-cell office:value-type="float" office:value="11165.1" calcext:value-type="float">
            <text:p>11165.1</text:p>
          </table:table-cell>
          <table:table-cell office:value-type="float" office:value="-7.25995" calcext:value-type="float">
            <text:p>-7.25995</text:p>
          </table:table-cell>
          <table:table-cell office:value-type="float" office:value="-675.928" calcext:value-type="float">
            <text:p>-675.928</text:p>
          </table:table-cell>
          <table:table-cell table:number-columns-repeated="5"/>
          <table:table-cell office:value-type="float" office:value="348" calcext:value-type="float">
            <text:p>348</text:p>
          </table:table-cell>
          <table:table-cell office:value-type="float" office:value="349.354" calcext:value-type="float">
            <text:p>349.354</text:p>
          </table:table-cell>
          <table:table-cell office:value-type="float" office:value="343.121" calcext:value-type="float">
            <text:p>343.121</text:p>
          </table:table-cell>
          <table:table-cell office:value-type="float" office:value="1.35375" calcext:value-type="float">
            <text:p>1.35375</text:p>
          </table:table-cell>
          <table:table-cell office:value-type="float" office:value="-4.87906" calcext:value-type="float">
            <text:p>-4.87906</text:p>
          </table:table-cell>
          <table:table-cell office:value-type="float" office:value="0.440001" calcext:value-type="float">
            <text:p>0.440001</text:p>
          </table:table-cell>
          <table:table-cell office:value-type="float" office:value="0.357975" calcext:value-type="float">
            <text:p>0.357975</text:p>
          </table:table-cell>
          <table:table-cell office:value-type="float" office:value="0.171103" calcext:value-type="float">
            <text:p>1.71E-01</text:p>
          </table:table-cell>
          <table:table-cell table:number-columns-repeated="2" office:value-type="float" office:value="0.974769" calcext:value-type="float">
            <text:p>0.974769</text:p>
          </table:table-cell>
          <table:table-cell table:style-name="ce1" office:value-type="float" office:value="0.337995" calcext:value-type="float">
            <text:p>3.38E-01</text:p>
          </table:table-cell>
          <table:table-cell office:value-type="float" office:value="-0.912059" calcext:value-type="float">
            <text:p>-0.912059</text:p>
          </table:table-cell>
          <table:table-cell table:style-name="ce1" office:value-type="float" office:value="-20.2462" calcext:value-type="float">
            <text:p>-2.02E+01</text:p>
          </table:table-cell>
          <table:table-cell table:number-columns-repeated="22"/>
          <table:table-cell table:formula="of:=[.AT127]+1" office:value-type="date" office:date-value="2020-06-29" calcext:value-type="date">
            <text:p>29/06/20</text:p>
          </table:table-cell>
          <table:table-cell table:formula="of:=AVERAGE([.S125:.S131])" office:value-type="float" office:value="0.985342571428571" calcext:value-type="float">
            <text:p>0.985342571428571</text:p>
          </table:table-cell>
          <table:table-cell table:formula="of:=[.P128]" office:value-type="float" office:value="0.440001" calcext:value-type="float">
            <text:p>0.440001</text:p>
          </table:table-cell>
          <table:table-cell table:formula="of:=AVERAGE([.R125:.R131])" office:value-type="float" office:value="0.161823142857143" calcext:value-type="float">
            <text:p>0.16</text:p>
          </table:table-cell>
        </table:table-row>
        <table:table-row table:style-name="ro1">
          <table:table-cell office:value-type="float" office:value="11990" calcext:value-type="float">
            <text:p>11990</text:p>
          </table:table-cell>
          <table:table-cell office:value-type="float" office:value="11705.3" calcext:value-type="float">
            <text:p>11705.3</text:p>
          </table:table-cell>
          <table:table-cell office:value-type="float" office:value="11262" calcext:value-type="float">
            <text:p>11262</text:p>
          </table:table-cell>
          <table:table-cell table:style-name="ce1" office:value-type="float" office:value="-5.32951" calcext:value-type="float">
            <text:p>-5.33E+00</text:p>
          </table:table-cell>
          <table:table-cell office:value-type="float" office:value="-727.986" calcext:value-type="float">
            <text:p>-727.986</text:p>
          </table:table-cell>
          <table:table-cell table:number-columns-repeated="5"/>
          <table:table-cell office:value-type="float" office:value="349" calcext:value-type="float">
            <text:p>349</text:p>
          </table:table-cell>
          <table:table-cell office:value-type="float" office:value="349.303" calcext:value-type="float">
            <text:p>349.303</text:p>
          </table:table-cell>
          <table:table-cell office:value-type="float" office:value="345.801" calcext:value-type="float">
            <text:p>345.801</text:p>
          </table:table-cell>
          <table:table-cell office:value-type="float" office:value="0.302944" calcext:value-type="float">
            <text:p>0.302944</text:p>
          </table:table-cell>
          <table:table-cell office:value-type="float" office:value="-3.19936" calcext:value-type="float">
            <text:p>-3.19936</text:p>
          </table:table-cell>
          <table:table-cell office:value-type="float" office:value="0.439514" calcext:value-type="float">
            <text:p>0.439514</text:p>
          </table:table-cell>
          <table:table-cell office:value-type="float" office:value="0.403195" calcext:value-type="float">
            <text:p>0.403195</text:p>
          </table:table-cell>
          <table:table-cell office:value-type="float" office:value="0.193911" calcext:value-type="float">
            <text:p>1.94E-01</text:p>
          </table:table-cell>
          <table:table-cell table:number-columns-repeated="2" office:value-type="float" office:value="0.949901" calcext:value-type="float">
            <text:p>0.949901</text:p>
          </table:table-cell>
          <table:table-cell table:style-name="ce1" office:value-type="float" office:value="0.338336" calcext:value-type="float">
            <text:p>3.38E-01</text:p>
          </table:table-cell>
          <table:table-cell office:value-type="float" office:value="-0.918627" calcext:value-type="float">
            <text:p>-0.918627</text:p>
          </table:table-cell>
          <table:table-cell table:style-name="ce1" office:value-type="float" office:value="-10.3766" calcext:value-type="float">
            <text:p>-1.04E+01</text:p>
          </table:table-cell>
          <table:table-cell table:number-columns-repeated="22"/>
          <table:table-cell table:formula="of:=[.AT128]+1" office:value-type="date" office:date-value="2020-06-30" calcext:value-type="date">
            <text:p>30/06/20</text:p>
          </table:table-cell>
          <table:table-cell table:formula="of:=AVERAGE([.S126:.S132])" office:value-type="float" office:value="0.988939714285714" calcext:value-type="float">
            <text:p>0.988939714285714</text:p>
          </table:table-cell>
          <table:table-cell table:formula="of:=[.P129]" office:value-type="float" office:value="0.439514" calcext:value-type="float">
            <text:p>0.439514</text:p>
          </table:table-cell>
          <table:table-cell table:formula="of:=AVERAGE([.R126:.R132])" office:value-type="float" office:value="0.160158428571429" calcext:value-type="float">
            <text:p>0.16</text:p>
          </table:table-cell>
        </table:table-row>
        <table:table-row table:style-name="ro1">
          <table:table-cell office:value-type="float" office:value="12082" calcext:value-type="float">
            <text:p>12082</text:p>
          </table:table-cell>
          <table:table-cell office:value-type="float" office:value="11930.6" calcext:value-type="float">
            <text:p>11930.6</text:p>
          </table:table-cell>
          <table:table-cell office:value-type="float" office:value="11389.4" calcext:value-type="float">
            <text:p>11389.4</text:p>
          </table:table-cell>
          <table:table-cell office:value-type="float" office:value="-2.76535" calcext:value-type="float">
            <text:p>-2.76535</text:p>
          </table:table-cell>
          <table:table-cell office:value-type="float" office:value="-692.629" calcext:value-type="float">
            <text:p>-692.629</text:p>
          </table:table-cell>
          <table:table-cell table:number-columns-repeated="5"/>
          <table:table-cell office:value-type="float" office:value="349" calcext:value-type="float">
            <text:p>349</text:p>
          </table:table-cell>
          <table:table-cell office:value-type="float" office:value="350.218" calcext:value-type="float">
            <text:p>350.218</text:p>
          </table:table-cell>
          <table:table-cell office:value-type="float" office:value="349.722" calcext:value-type="float">
            <text:p>349.722</text:p>
          </table:table-cell>
          <table:table-cell office:value-type="float" office:value="1.21844" calcext:value-type="float">
            <text:p>1.21844</text:p>
          </table:table-cell>
          <table:table-cell office:value-type="float" office:value="0.721775" calcext:value-type="float">
            <text:p>0.721775</text:p>
          </table:table-cell>
          <table:table-cell office:value-type="float" office:value="0.439027" calcext:value-type="float">
            <text:p>0.439027</text:p>
          </table:table-cell>
          <table:table-cell office:value-type="float" office:value="0.398344" calcext:value-type="float">
            <text:p>0.398344</text:p>
          </table:table-cell>
          <table:table-cell office:value-type="float" office:value="0.192721" calcext:value-type="float">
            <text:p>1.93E-01</text:p>
          </table:table-cell>
          <table:table-cell table:number-columns-repeated="2" office:value-type="float" office:value="0.951226" calcext:value-type="float">
            <text:p>0.951226</text:p>
          </table:table-cell>
          <table:table-cell table:style-name="ce1" office:value-type="float" office:value="0.338516" calcext:value-type="float">
            <text:p>3.39E-01</text:p>
          </table:table-cell>
          <table:table-cell office:value-type="float" office:value="-0.917598" calcext:value-type="float">
            <text:p>-0.917598</text:p>
          </table:table-cell>
          <table:table-cell table:style-name="ce1" office:value-type="float" office:value="-9.41433" calcext:value-type="float">
            <text:p>-9.41E+00</text:p>
          </table:table-cell>
          <table:table-cell table:number-columns-repeated="22"/>
          <table:table-cell table:formula="of:=[.AT129]+1" office:value-type="date" office:date-value="2020-07-01" calcext:value-type="date">
            <text:p>01/07/20</text:p>
          </table:table-cell>
          <table:table-cell table:formula="of:=AVERAGE([.S127:.S133])" office:value-type="float" office:value="0.994388285714286" calcext:value-type="float">
            <text:p>0.994388285714286</text:p>
          </table:table-cell>
          <table:table-cell table:formula="of:=[.P130]" office:value-type="float" office:value="0.439027" calcext:value-type="float">
            <text:p>0.439027</text:p>
          </table:table-cell>
          <table:table-cell table:formula="of:=AVERAGE([.R127:.R133])" office:value-type="float" office:value="0.158087571428571" calcext:value-type="float">
            <text:p>0.16</text:p>
          </table:table-cell>
        </table:table-row>
        <table:table-row table:style-name="ro1">
          <table:table-cell office:value-type="float" office:value="12214" calcext:value-type="float">
            <text:p>12214</text:p>
          </table:table-cell>
          <table:table-cell office:value-type="float" office:value="12130" calcext:value-type="float">
            <text:p>12130</text:p>
          </table:table-cell>
          <table:table-cell office:value-type="float" office:value="11511.2" calcext:value-type="float">
            <text:p>11511.2</text:p>
          </table:table-cell>
          <table:table-cell office:value-type="float" office:value="-1.53747" calcext:value-type="float">
            <text:p>-1.53747</text:p>
          </table:table-cell>
          <table:table-cell office:value-type="float" office:value="-702.828" calcext:value-type="float">
            <text:p>-702.828</text:p>
          </table:table-cell>
          <table:table-cell table:number-columns-repeated="5"/>
          <table:table-cell office:value-type="float" office:value="353" calcext:value-type="float">
            <text:p>353</text:p>
          </table:table-cell>
          <table:table-cell office:value-type="float" office:value="350.374" calcext:value-type="float">
            <text:p>350.374</text:p>
          </table:table-cell>
          <table:table-cell office:value-type="float" office:value="352.04" calcext:value-type="float">
            <text:p>352.04</text:p>
          </table:table-cell>
          <table:table-cell office:value-type="float" office:value="-2.62567" calcext:value-type="float">
            <text:p>-2.62567</text:p>
          </table:table-cell>
          <table:table-cell office:value-type="float" office:value="-0.959743" calcext:value-type="float">
            <text:p>-0.959743</text:p>
          </table:table-cell>
          <table:table-cell office:value-type="float" office:value="0.43854" calcext:value-type="float">
            <text:p>0.43854</text:p>
          </table:table-cell>
          <table:table-cell office:value-type="float" office:value="0.370705" calcext:value-type="float">
            <text:p>0.370705</text:p>
          </table:table-cell>
          <table:table-cell office:value-type="float" office:value="0.188401" calcext:value-type="float">
            <text:p>1.88E-01</text:p>
          </table:table-cell>
          <table:table-cell table:number-columns-repeated="2" office:value-type="float" office:value="0.957382" calcext:value-type="float">
            <text:p>0.957382</text:p>
          </table:table-cell>
          <table:table-cell table:style-name="ce1" office:value-type="float" office:value="0.338538" calcext:value-type="float">
            <text:p>3.39E-01</text:p>
          </table:table-cell>
          <table:table-cell office:value-type="float" office:value="-0.910616" calcext:value-type="float">
            <text:p>-0.910616</text:p>
          </table:table-cell>
          <table:table-cell table:style-name="ce1" office:value-type="float" office:value="-6.65832" calcext:value-type="float">
            <text:p>-6.66E+00</text:p>
          </table:table-cell>
          <table:table-cell table:number-columns-repeated="22"/>
          <table:table-cell table:formula="of:=[.AT130]+1" office:value-type="date" office:date-value="2020-07-02" calcext:value-type="date">
            <text:p>02/07/20</text:p>
          </table:table-cell>
          <table:table-cell table:formula="of:=AVERAGE([.S128:.S134])" office:value-type="float" office:value="1.00086257142857" calcext:value-type="float">
            <text:p>1.00086257142857</text:p>
          </table:table-cell>
          <table:table-cell table:formula="of:=[.P131]" office:value-type="float" office:value="0.43854" calcext:value-type="float">
            <text:p>0.43854</text:p>
          </table:table-cell>
          <table:table-cell table:formula="of:=AVERAGE([.R128:.R134])" office:value-type="float" office:value="0.156272428571429" calcext:value-type="float">
            <text:p>0.16</text:p>
          </table:table-cell>
        </table:table-row>
        <table:table-row table:style-name="ro1">
          <table:table-cell office:value-type="float" office:value="12355" calcext:value-type="float">
            <text:p>12355</text:p>
          </table:table-cell>
          <table:table-cell office:value-type="float" office:value="12312.8" calcext:value-type="float">
            <text:p>12312.8</text:p>
          </table:table-cell>
          <table:table-cell office:value-type="float" office:value="11673.2" calcext:value-type="float">
            <text:p>11673.2</text:p>
          </table:table-cell>
          <table:table-cell office:value-type="float" office:value="-0.775743" calcext:value-type="float">
            <text:p>-0.775743</text:p>
          </table:table-cell>
          <table:table-cell office:value-type="float" office:value="-681.792" calcext:value-type="float">
            <text:p>-681.792</text:p>
          </table:table-cell>
          <table:table-cell table:number-columns-repeated="5"/>
          <table:table-cell office:value-type="float" office:value="353" calcext:value-type="float">
            <text:p>353</text:p>
          </table:table-cell>
          <table:table-cell office:value-type="float" office:value="353.946" calcext:value-type="float">
            <text:p>353.946</text:p>
          </table:table-cell>
          <table:table-cell office:value-type="float" office:value="355.99" calcext:value-type="float">
            <text:p>355.99</text:p>
          </table:table-cell>
          <table:table-cell office:value-type="float" office:value="0.946243" calcext:value-type="float">
            <text:p>0.946243</text:p>
          </table:table-cell>
          <table:table-cell office:value-type="float" office:value="2.98954" calcext:value-type="float">
            <text:p>2.98954</text:p>
          </table:table-cell>
          <table:table-cell office:value-type="float" office:value="0.468025" calcext:value-type="float">
            <text:p>0.468025</text:p>
          </table:table-cell>
          <table:table-cell office:value-type="float" office:value="0.236604" calcext:value-type="float">
            <text:p>0.236604</text:p>
          </table:table-cell>
          <table:table-cell office:value-type="float" office:value="0.125465" calcext:value-type="float">
            <text:p>1.25E-01</text:p>
          </table:table-cell>
          <table:table-cell table:style-name="ce1" office:value-type="float" office:value="1.03734" calcext:value-type="float">
            <text:p>1.04E+00</text:p>
          </table:table-cell>
          <table:table-cell office:value-type="float" office:value="1.03734" calcext:value-type="float">
            <text:p>1.03734</text:p>
          </table:table-cell>
          <table:table-cell table:style-name="ce1" office:value-type="float" office:value="0.3256" calcext:value-type="float">
            <text:p>3.26E-01</text:p>
          </table:table-cell>
          <table:table-cell office:value-type="float" office:value="-0.884797" calcext:value-type="float">
            <text:p>-0.884797</text:p>
          </table:table-cell>
          <table:table-cell table:style-name="ce1" office:value-type="float" office:value="-9.6196" calcext:value-type="float">
            <text:p>-9.62E+00</text:p>
          </table:table-cell>
          <table:table-cell table:number-columns-repeated="22"/>
          <table:table-cell table:formula="of:=[.AT131]+1" office:value-type="date" office:date-value="2020-07-03" calcext:value-type="date">
            <text:p>03/07/20</text:p>
          </table:table-cell>
          <table:table-cell table:formula="of:=AVERAGE([.S129:.S135])" office:value-type="float" office:value="1.007777" calcext:value-type="float">
            <text:p>1.007777</text:p>
          </table:table-cell>
          <table:table-cell table:formula="of:=[.P132]" office:value-type="float" office:value="0.468025" calcext:value-type="float">
            <text:p>0.468025</text:p>
          </table:table-cell>
          <table:table-cell table:formula="of:=AVERAGE([.R129:.R135])" office:value-type="float" office:value="0.155198857142857" calcext:value-type="float">
            <text:p>0.16</text:p>
          </table:table-cell>
        </table:table-row>
        <table:table-row table:style-name="ro1">
          <table:table-cell office:value-type="float" office:value="12476" calcext:value-type="float">
            <text:p>12476</text:p>
          </table:table-cell>
          <table:table-cell office:value-type="float" office:value="12457.3" calcext:value-type="float">
            <text:p>12457.3</text:p>
          </table:table-cell>
          <table:table-cell office:value-type="float" office:value="11908.5" calcext:value-type="float">
            <text:p>11908.5</text:p>
          </table:table-cell>
          <table:table-cell office:value-type="float" office:value="-0.347764" calcext:value-type="float">
            <text:p>-0.347764</text:p>
          </table:table-cell>
          <table:table-cell office:value-type="float" office:value="-567.463" calcext:value-type="float">
            <text:p>-567.463</text:p>
          </table:table-cell>
          <table:table-cell table:number-columns-repeated="5"/>
          <table:table-cell office:value-type="float" office:value="351" calcext:value-type="float">
            <text:p>351</text:p>
          </table:table-cell>
          <table:table-cell office:value-type="float" office:value="354.431" calcext:value-type="float">
            <text:p>354.431</text:p>
          </table:table-cell>
          <table:table-cell office:value-type="float" office:value="356.782" calcext:value-type="float">
            <text:p>356.782</text:p>
          </table:table-cell>
          <table:table-cell office:value-type="float" office:value="3.43058" calcext:value-type="float">
            <text:p>3.43058</text:p>
          </table:table-cell>
          <table:table-cell office:value-type="float" office:value="5.78196" calcext:value-type="float">
            <text:p>5.78196</text:p>
          </table:table-cell>
          <table:table-cell office:value-type="float" office:value="0.497648" calcext:value-type="float">
            <text:p>0.497648</text:p>
          </table:table-cell>
          <table:table-cell office:value-type="float" office:value="0.200044" calcext:value-type="float">
            <text:p>0.200044</text:p>
          </table:table-cell>
          <table:table-cell office:value-type="float" office:value="0.108325" calcext:value-type="float">
            <text:p>1.08E-01</text:p>
          </table:table-cell>
          <table:table-cell table:number-columns-repeated="2" office:value-type="float" office:value="1.06627" calcext:value-type="float">
            <text:p>1.06627</text:p>
          </table:table-cell>
          <table:table-cell table:style-name="ce1" office:value-type="float" office:value="0.314491" calcext:value-type="float">
            <text:p>3.14E-01</text:p>
          </table:table-cell>
          <table:table-cell office:value-type="float" office:value="-0.877278" calcext:value-type="float">
            <text:p>-0.877278</text:p>
          </table:table-cell>
          <table:table-cell table:style-name="ce1" office:value-type="float" office:value="-12.8155" calcext:value-type="float">
            <text:p>-1.28E+01</text:p>
          </table:table-cell>
          <table:table-cell table:number-columns-repeated="22"/>
          <table:table-cell table:formula="of:=[.AT132]+1" office:value-type="date" office:date-value="2020-07-04" calcext:value-type="date">
            <text:p>04/07/20</text:p>
          </table:table-cell>
          <table:table-cell table:formula="of:=AVERAGE([.S130:.S136])" office:value-type="float" office:value="1.01383471428571" calcext:value-type="float">
            <text:p>1.01383471428571</text:p>
          </table:table-cell>
          <table:table-cell table:formula="of:=[.P133]" office:value-type="float" office:value="0.497648" calcext:value-type="float">
            <text:p>0.497648</text:p>
          </table:table-cell>
          <table:table-cell table:formula="of:=AVERAGE([.R130:.R136])" office:value-type="float" office:value="0.155962142857143" calcext:value-type="float">
            <text:p>0.16</text:p>
          </table:table-cell>
        </table:table-row>
        <table:table-row table:style-name="ro1">
          <table:table-cell office:value-type="float" office:value="12551" calcext:value-type="float">
            <text:p>12551</text:p>
          </table:table-cell>
          <table:table-cell office:value-type="float" office:value="12585.2" calcext:value-type="float">
            <text:p>12585.2</text:p>
          </table:table-cell>
          <table:table-cell office:value-type="float" office:value="12195.4" calcext:value-type="float">
            <text:p>12195.4</text:p>
          </table:table-cell>
          <table:table-cell office:value-type="float" office:value="0.615862" calcext:value-type="float">
            <text:p>0.615862</text:p>
          </table:table-cell>
          <table:table-cell office:value-type="float" office:value="-355.625" calcext:value-type="float">
            <text:p>-355.625</text:p>
          </table:table-cell>
          <table:table-cell table:number-columns-repeated="5"/>
          <table:table-cell office:value-type="float" office:value="348" calcext:value-type="float">
            <text:p>348</text:p>
          </table:table-cell>
          <table:table-cell office:value-type="float" office:value="352.783" calcext:value-type="float">
            <text:p>352.783</text:p>
          </table:table-cell>
          <table:table-cell office:value-type="float" office:value="356.417" calcext:value-type="float">
            <text:p>356.417</text:p>
          </table:table-cell>
          <table:table-cell office:value-type="float" office:value="4.78265" calcext:value-type="float">
            <text:p>4.78265</text:p>
          </table:table-cell>
          <table:table-cell office:value-type="float" office:value="8.41666" calcext:value-type="float">
            <text:p>8.41666</text:p>
          </table:table-cell>
          <table:table-cell office:value-type="float" office:value="0.527402" calcext:value-type="float">
            <text:p>0.527402</text:p>
          </table:table-cell>
          <table:table-cell office:value-type="float" office:value="0.211414" calcext:value-type="float">
            <text:p>0.211414</text:p>
          </table:table-cell>
          <table:table-cell office:value-type="float" office:value="0.113981" calcext:value-type="float">
            <text:p>1.14E-01</text:p>
          </table:table-cell>
          <table:table-cell table:number-columns-repeated="2" office:value-type="float" office:value="1.06915" calcext:value-type="float">
            <text:p>1.06915</text:p>
          </table:table-cell>
          <table:table-cell table:style-name="ce1" office:value-type="float" office:value="0.305276" calcext:value-type="float">
            <text:p>3.05E-01</text:p>
          </table:table-cell>
          <table:table-cell office:value-type="float" office:value="-0.881101" calcext:value-type="float">
            <text:p>-0.881101</text:p>
          </table:table-cell>
          <table:table-cell table:style-name="ce1" office:value-type="float" office:value="-7.59768" calcext:value-type="float">
            <text:p>-7.60E+00</text:p>
          </table:table-cell>
          <table:table-cell table:number-columns-repeated="22"/>
          <table:table-cell table:formula="of:=[.AT133]+1" office:value-type="date" office:date-value="2020-07-05" calcext:value-type="date">
            <text:p>05/07/20</text:p>
          </table:table-cell>
          <table:table-cell table:formula="of:=AVERAGE([.S131:.S137])" office:value-type="float" office:value="1.01968" calcext:value-type="float">
            <text:p>1.01968</text:p>
          </table:table-cell>
          <table:table-cell table:formula="of:=[.P134]" office:value-type="float" office:value="0.527402" calcext:value-type="float">
            <text:p>0.527402</text:p>
          </table:table-cell>
          <table:table-cell table:formula="of:=AVERAGE([.R131:.R137])" office:value-type="float" office:value="0.157978714285714" calcext:value-type="float">
            <text:p>0.16</text:p>
          </table:table-cell>
        </table:table-row>
        <table:table-row table:style-name="ro1">
          <table:table-cell office:value-type="float" office:value="12602" calcext:value-type="float">
            <text:p>12602</text:p>
          </table:table-cell>
          <table:table-cell office:value-type="float" office:value="12698.6" calcext:value-type="float">
            <text:p>12698.6</text:p>
          </table:table-cell>
          <table:table-cell office:value-type="float" office:value="12464.2" calcext:value-type="float">
            <text:p>12464.2</text:p>
          </table:table-cell>
          <table:table-cell office:value-type="float" office:value="1.67794" calcext:value-type="float">
            <text:p>1.67794</text:p>
          </table:table-cell>
          <table:table-cell office:value-type="float" office:value="-137.78" calcext:value-type="float">
            <text:p>-137.78</text:p>
          </table:table-cell>
          <table:table-cell table:number-columns-repeated="5"/>
          <table:table-cell office:value-type="float" office:value="350" calcext:value-type="float">
            <text:p>350</text:p>
          </table:table-cell>
          <table:table-cell office:value-type="float" office:value="349.993" calcext:value-type="float">
            <text:p>349.993</text:p>
          </table:table-cell>
          <table:table-cell office:value-type="float" office:value="356.78" calcext:value-type="float">
            <text:p>356.78</text:p>
          </table:table-cell>
          <table:table-cell office:value-type="float" office:value="-0.00669386" calcext:value-type="float">
            <text:p>-0.00669386</text:p>
          </table:table-cell>
          <table:table-cell office:value-type="float" office:value="6.77997" calcext:value-type="float">
            <text:p>6.77997</text:p>
          </table:table-cell>
          <table:table-cell office:value-type="float" office:value="0.557279" calcext:value-type="float">
            <text:p>0.557279</text:p>
          </table:table-cell>
          <table:table-cell office:value-type="float" office:value="0.310695" calcext:value-type="float">
            <text:p>0.310695</text:p>
          </table:table-cell>
          <table:table-cell office:value-type="float" office:value="0.163588" calcext:value-type="float">
            <text:p>1.64E-01</text:p>
          </table:table-cell>
          <table:table-cell table:number-columns-repeated="2" office:value-type="float" office:value="1.02317" calcext:value-type="float">
            <text:p>1.02317</text:p>
          </table:table-cell>
          <table:table-cell table:style-name="ce1" office:value-type="float" office:value="0.29804" calcext:value-type="float">
            <text:p>2.98E-01</text:p>
          </table:table-cell>
          <table:table-cell office:value-type="float" office:value="-0.901087" calcext:value-type="float">
            <text:p>-0.901087</text:p>
          </table:table-cell>
          <table:table-cell table:style-name="ce1" office:value-type="float" office:value="-7.69122" calcext:value-type="float">
            <text:p>-7.69E+00</text:p>
          </table:table-cell>
          <table:table-cell table:number-columns-repeated="22"/>
          <table:table-cell table:formula="of:=[.AT134]+1" office:value-type="date" office:date-value="2020-07-06" calcext:value-type="date">
            <text:p>06/07/20</text:p>
          </table:table-cell>
          <table:table-cell table:style-name="ce1" table:formula="of:=AVERAGE([.S132:.S138])" office:value-type="float" office:value="1.023681" calcext:value-type="float">
            <text:p>1.02E+00</text:p>
          </table:table-cell>
          <table:table-cell table:formula="of:=[.P135]" office:value-type="float" office:value="0.557279" calcext:value-type="float">
            <text:p>0.557279</text:p>
          </table:table-cell>
          <table:table-cell table:formula="of:=AVERAGE([.R132:.R138])" office:value-type="float" office:value="0.162646142857143" calcext:value-type="float">
            <text:p>0.16</text:p>
          </table:table-cell>
        </table:table-row>
        <table:table-row table:style-name="ro1">
          <table:table-cell office:value-type="float" office:value="12721" calcext:value-type="float">
            <text:p>12721</text:p>
          </table:table-cell>
          <table:table-cell office:value-type="float" office:value="12820.7" calcext:value-type="float">
            <text:p>12820.7</text:p>
          </table:table-cell>
          <table:table-cell office:value-type="float" office:value="12726.3" calcext:value-type="float">
            <text:p>12726.3</text:p>
          </table:table-cell>
          <table:table-cell office:value-type="float" office:value="1.67555" calcext:value-type="float">
            <text:p>1.67555</text:p>
          </table:table-cell>
          <table:table-cell office:value-type="float" office:value="5.33679" calcext:value-type="float">
            <text:p>5.33679</text:p>
          </table:table-cell>
          <table:table-cell table:number-columns-repeated="5"/>
          <table:table-cell office:value-type="float" office:value="351" calcext:value-type="float">
            <text:p>351</text:p>
          </table:table-cell>
          <table:table-cell office:value-type="float" office:value="351.445" calcext:value-type="float">
            <text:p>351.445</text:p>
          </table:table-cell>
          <table:table-cell office:value-type="float" office:value="358.091" calcext:value-type="float">
            <text:p>358.091</text:p>
          </table:table-cell>
          <table:table-cell office:value-type="float" office:value="0.444827" calcext:value-type="float">
            <text:p>0.444827</text:p>
          </table:table-cell>
          <table:table-cell office:value-type="float" office:value="7.09074" calcext:value-type="float">
            <text:p>7.09074</text:p>
          </table:table-cell>
          <table:table-cell office:value-type="float" office:value="0.587274" calcext:value-type="float">
            <text:p>0.587274</text:p>
          </table:table-cell>
          <table:table-cell office:value-type="float" office:value="0.390213" calcext:value-type="float">
            <text:p>0.390213</text:p>
          </table:table-cell>
          <table:table-cell office:value-type="float" office:value="0.199254" calcext:value-type="float">
            <text:p>1.99E-01</text:p>
          </table:table-cell>
          <table:table-cell table:number-columns-repeated="2" office:value-type="float" office:value="0.992305" calcext:value-type="float">
            <text:p>0.992305</text:p>
          </table:table-cell>
          <table:table-cell table:style-name="ce1" office:value-type="float" office:value="0.290669" calcext:value-type="float">
            <text:p>2.91E-01</text:p>
          </table:table-cell>
          <table:table-cell office:value-type="float" office:value="-0.914842" calcext:value-type="float">
            <text:p>-0.914842</text:p>
          </table:table-cell>
          <table:table-cell table:style-name="ce1" office:value-type="float" office:value="-8.56246" calcext:value-type="float">
            <text:p>-8.56E+00</text:p>
          </table:table-cell>
          <table:table-cell table:number-columns-repeated="22"/>
          <table:table-cell table:formula="of:=[.AT135]+1" office:value-type="date" office:date-value="2020-07-07" calcext:value-type="date">
            <text:p>07/07/20</text:p>
          </table:table-cell>
          <table:table-cell table:formula="of:=AVERAGE([.S133:.S139])" office:value-type="float" office:value="1.02587957142857" calcext:value-type="float">
            <text:p>1.02587957142857</text:p>
          </table:table-cell>
          <table:table-cell table:formula="of:=[.P136]" office:value-type="float" office:value="0.587274" calcext:value-type="float">
            <text:p>0.587274</text:p>
          </table:table-cell>
          <table:table-cell table:formula="of:=AVERAGE([.R133:.R139])" office:value-type="float" office:value="0.167463714285714" calcext:value-type="float">
            <text:p>0.17</text:p>
          </table:table-cell>
        </table:table-row>
        <table:table-row table:style-name="ro1">
          <table:table-cell office:value-type="float" office:value="12850" calcext:value-type="float">
            <text:p>12850</text:p>
          </table:table-cell>
          <table:table-cell office:value-type="float" office:value="12960" calcext:value-type="float">
            <text:p>12960</text:p>
          </table:table-cell>
          <table:table-cell office:value-type="float" office:value="12963.7" calcext:value-type="float">
            <text:p>12963.7</text:p>
          </table:table-cell>
          <table:table-cell office:value-type="float" office:value="1.84668" calcext:value-type="float">
            <text:p>1.84668</text:p>
          </table:table-cell>
          <table:table-cell office:value-type="float" office:value="113.669" calcext:value-type="float">
            <text:p>113.669</text:p>
          </table:table-cell>
          <table:table-cell table:number-columns-repeated="5"/>
          <table:table-cell office:value-type="float" office:value="351" calcext:value-type="float">
            <text:p>351</text:p>
          </table:table-cell>
          <table:table-cell office:value-type="float" office:value="352.539" calcext:value-type="float">
            <text:p>352.539</text:p>
          </table:table-cell>
          <table:table-cell office:value-type="float" office:value="358.595" calcext:value-type="float">
            <text:p>358.595</text:p>
          </table:table-cell>
          <table:table-cell office:value-type="float" office:value="1.53879" calcext:value-type="float">
            <text:p>1.53879</text:p>
          </table:table-cell>
          <table:table-cell office:value-type="float" office:value="7.59491" calcext:value-type="float">
            <text:p>7.59491</text:p>
          </table:table-cell>
          <table:table-cell office:value-type="float" office:value="0.617377" calcext:value-type="float">
            <text:p>0.617377</text:p>
          </table:table-cell>
          <table:table-cell office:value-type="float" office:value="0.41246" calcext:value-type="float">
            <text:p>0.41246</text:p>
          </table:table-cell>
          <table:table-cell office:value-type="float" office:value="0.206837" calcext:value-type="float">
            <text:p>2.07E-01</text:p>
          </table:table-cell>
          <table:table-cell table:number-columns-repeated="2" office:value-type="float" office:value="0.992143" calcext:value-type="float">
            <text:p>0.992143</text:p>
          </table:table-cell>
          <table:table-cell table:style-name="ce1" office:value-type="float" office:value="0.28332" calcext:value-type="float">
            <text:p>2.83E-01</text:p>
          </table:table-cell>
          <table:table-cell office:value-type="float" office:value="-0.918974" calcext:value-type="float">
            <text:p>-0.918974</text:p>
          </table:table-cell>
          <table:table-cell table:style-name="ce1" office:value-type="float" office:value="-9.27665" calcext:value-type="float">
            <text:p>-9.28E+00</text:p>
          </table:table-cell>
          <table:table-cell table:number-columns-repeated="22"/>
          <table:table-cell table:formula="of:=[.AT136]+1" office:value-type="date" office:date-value="2020-07-08" calcext:value-type="date">
            <text:p>08/07/20</text:p>
          </table:table-cell>
          <table:table-cell table:formula="of:=AVERAGE([.S134:.S140])" office:value-type="float" office:value="1.02667957142857" calcext:value-type="float">
            <text:p>1.02667957142857</text:p>
          </table:table-cell>
          <table:table-cell table:formula="of:=[.P137]" office:value-type="float" office:value="0.617377" calcext:value-type="float">
            <text:p>0.617377</text:p>
          </table:table-cell>
          <table:table-cell table:formula="of:=AVERAGE([.R134:.R140])" office:value-type="float" office:value="0.172260714285714" calcext:value-type="float">
            <text:p>0.17</text:p>
          </table:table-cell>
        </table:table-row>
        <table:table-row table:style-name="ro1">
          <table:table-cell office:value-type="float" office:value="12955" calcext:value-type="float">
            <text:p>12955</text:p>
          </table:table-cell>
          <table:table-cell office:value-type="float" office:value="13095.4" calcext:value-type="float">
            <text:p>13095.4</text:p>
          </table:table-cell>
          <table:table-cell office:value-type="float" office:value="13186.6" calcext:value-type="float">
            <text:p>13186.6</text:p>
          </table:table-cell>
          <table:table-cell office:value-type="float" office:value="2.41525" calcext:value-type="float">
            <text:p>2.41525</text:p>
          </table:table-cell>
          <table:table-cell office:value-type="float" office:value="231.623" calcext:value-type="float">
            <text:p>231.623</text:p>
          </table:table-cell>
          <table:table-cell table:number-columns-repeated="5"/>
          <table:table-cell office:value-type="float" office:value="352" calcext:value-type="float">
            <text:p>352</text:p>
          </table:table-cell>
          <table:table-cell office:value-type="float" office:value="352.708" calcext:value-type="float">
            <text:p>352.708</text:p>
          </table:table-cell>
          <table:table-cell office:value-type="float" office:value="362.485" calcext:value-type="float">
            <text:p>362.485</text:p>
          </table:table-cell>
          <table:table-cell office:value-type="float" office:value="0.708072" calcext:value-type="float">
            <text:p>0.708072</text:p>
          </table:table-cell>
          <table:table-cell office:value-type="float" office:value="10.4849" calcext:value-type="float">
            <text:p>10.4849</text:p>
          </table:table-cell>
          <table:table-cell office:value-type="float" office:value="0.647582" calcext:value-type="float">
            <text:p>0.647582</text:p>
          </table:table-cell>
          <table:table-cell office:value-type="float" office:value="0.438923" calcext:value-type="float">
            <text:p>0.438923</text:p>
          </table:table-cell>
          <table:table-cell office:value-type="float" office:value="0.221073" calcext:value-type="float">
            <text:p>2.21E-01</text:p>
          </table:table-cell>
          <table:table-cell table:number-columns-repeated="2" office:value-type="float" office:value="0.985389" calcext:value-type="float">
            <text:p>0.985389</text:p>
          </table:table-cell>
          <table:table-cell table:style-name="ce1" office:value-type="float" office:value="0.276441" calcext:value-type="float">
            <text:p>2.76E-01</text:p>
          </table:table-cell>
          <table:table-cell office:value-type="float" office:value="-0.922185" calcext:value-type="float">
            <text:p>-0.922185</text:p>
          </table:table-cell>
          <table:table-cell table:style-name="ce1" office:value-type="float" office:value="-11.9576" calcext:value-type="float">
            <text:p>-1.20E+01</text:p>
          </table:table-cell>
          <table:table-cell table:number-columns-repeated="22"/>
          <table:table-cell table:formula="of:=[.AT137]+1" office:value-type="date" office:date-value="2020-07-09" calcext:value-type="date">
            <text:p>09/07/20</text:p>
          </table:table-cell>
          <table:table-cell table:formula="of:=AVERAGE([.S135:.S141])" office:value-type="float" office:value="1.02650814285714" calcext:value-type="float">
            <text:p>1.02650814285714</text:p>
          </table:table-cell>
          <table:table-cell table:formula="of:=[.P138]" office:value-type="float" office:value="0.647582" calcext:value-type="float">
            <text:p>0.647582</text:p>
          </table:table-cell>
          <table:table-cell table:formula="of:=AVERAGE([.R135:.R141])" office:value-type="float" office:value="0.176789285714286" calcext:value-type="float">
            <text:p>0.18</text:p>
          </table:table-cell>
        </table:table-row>
        <table:table-row table:style-name="ro1">
          <table:table-cell office:value-type="float" office:value="13037" calcext:value-type="float">
            <text:p>13037</text:p>
          </table:table-cell>
          <table:table-cell office:value-type="float" office:value="13217.2" calcext:value-type="float">
            <text:p>13217.2</text:p>
          </table:table-cell>
          <table:table-cell office:value-type="float" office:value="13402.5" calcext:value-type="float">
            <text:p>13402.5</text:p>
          </table:table-cell>
          <table:table-cell office:value-type="float" office:value="3.19115" calcext:value-type="float">
            <text:p>3.19115</text:p>
          </table:table-cell>
          <table:table-cell office:value-type="float" office:value="365.481" calcext:value-type="float">
            <text:p>365.481</text:p>
          </table:table-cell>
          <table:table-cell table:number-columns-repeated="5"/>
          <table:table-cell office:value-type="float" office:value="352" calcext:value-type="float">
            <text:p>352</text:p>
          </table:table-cell>
          <table:table-cell office:value-type="float" office:value="353.635" calcext:value-type="float">
            <text:p>353.635</text:p>
          </table:table-cell>
          <table:table-cell office:value-type="float" office:value="363.272" calcext:value-type="float">
            <text:p>363.272</text:p>
          </table:table-cell>
          <table:table-cell office:value-type="float" office:value="1.63466" calcext:value-type="float">
            <text:p>1.63466</text:p>
          </table:table-cell>
          <table:table-cell office:value-type="float" office:value="11.2723" calcext:value-type="float">
            <text:p>11.2723</text:p>
          </table:table-cell>
          <table:table-cell office:value-type="float" office:value="0.64798" calcext:value-type="float">
            <text:p>0.64798</text:p>
          </table:table-cell>
          <table:table-cell office:value-type="float" office:value="0.314728" calcext:value-type="float">
            <text:p>0.314728</text:p>
          </table:table-cell>
          <table:table-cell office:value-type="float" office:value="0.159188" calcext:value-type="float">
            <text:p>1.59E-01</text:p>
          </table:table-cell>
          <table:table-cell table:number-columns-repeated="2" office:value-type="float" office:value="1.05273" calcext:value-type="float">
            <text:p>1.05273</text:p>
          </table:table-cell>
          <table:table-cell table:style-name="ce1" office:value-type="float" office:value="0.275538" calcext:value-type="float">
            <text:p>2.76E-01</text:p>
          </table:table-cell>
          <table:table-cell office:value-type="float" office:value="-0.905622" calcext:value-type="float">
            <text:p>-0.905622</text:p>
          </table:table-cell>
          <table:table-cell table:style-name="ce1" office:value-type="float" office:value="-10.1979" calcext:value-type="float">
            <text:p>-1.02E+01</text:p>
          </table:table-cell>
          <table:table-cell table:number-columns-repeated="22"/>
          <table:table-cell table:formula="of:=[.AT138]+1" office:value-type="date" office:date-value="2020-07-10" calcext:value-type="date">
            <text:p>10/07/20</text:p>
          </table:table-cell>
          <table:table-cell table:formula="of:=AVERAGE([.S136:.S142])" office:value-type="float" office:value="1.02513814285714" calcext:value-type="float">
            <text:p>1.02513814285714</text:p>
          </table:table-cell>
          <table:table-cell table:formula="of:=[.P139]" office:value-type="float" office:value="0.64798" calcext:value-type="float">
            <text:p>0.64798</text:p>
          </table:table-cell>
          <table:table-cell table:formula="of:=AVERAGE([.R136:.R142])" office:value-type="float" office:value="0.181398285714286" calcext:value-type="float">
            <text:p>0.18</text:p>
          </table:table-cell>
        </table:table-row>
        <table:table-row table:style-name="ro1">
          <table:table-cell office:value-type="float" office:value="13151" calcext:value-type="float">
            <text:p>13151</text:p>
          </table:table-cell>
          <table:table-cell office:value-type="float" office:value="13287.5" calcext:value-type="float">
            <text:p>13287.5</text:p>
          </table:table-cell>
          <table:table-cell office:value-type="float" office:value="13583.7" calcext:value-type="float">
            <text:p>13583.7</text:p>
          </table:table-cell>
          <table:table-cell office:value-type="float" office:value="2.5598" calcext:value-type="float">
            <text:p>2.5598</text:p>
          </table:table-cell>
          <table:table-cell office:value-type="float" office:value="432.714" calcext:value-type="float">
            <text:p>432.714</text:p>
          </table:table-cell>
          <table:table-cell table:number-columns-repeated="5"/>
          <table:table-cell office:value-type="float" office:value="352" calcext:value-type="float">
            <text:p>352</text:p>
          </table:table-cell>
          <table:table-cell office:value-type="float" office:value="353.769" calcext:value-type="float">
            <text:p>353.769</text:p>
          </table:table-cell>
          <table:table-cell office:value-type="float" office:value="361.917" calcext:value-type="float">
            <text:p>361.917</text:p>
          </table:table-cell>
          <table:table-cell office:value-type="float" office:value="1.7692" calcext:value-type="float">
            <text:p>1.7692</text:p>
          </table:table-cell>
          <table:table-cell office:value-type="float" office:value="9.9167" calcext:value-type="float">
            <text:p>9.9167</text:p>
          </table:table-cell>
          <table:table-cell office:value-type="float" office:value="0.648377" calcext:value-type="float">
            <text:p>0.648377</text:p>
          </table:table-cell>
          <table:table-cell office:value-type="float" office:value="0.279423" calcext:value-type="float">
            <text:p>0.279423</text:p>
          </table:table-cell>
          <table:table-cell office:value-type="float" office:value="0.141904" calcext:value-type="float">
            <text:p>1.42E-01</text:p>
          </table:table-cell>
          <table:table-cell table:number-columns-repeated="2" office:value-type="float" office:value="1.07187" calcext:value-type="float">
            <text:p>1.07187</text:p>
          </table:table-cell>
          <table:table-cell table:style-name="ce1" office:value-type="float" office:value="0.275072" calcext:value-type="float">
            <text:p>2.75E-01</text:p>
          </table:table-cell>
          <table:table-cell office:value-type="float" office:value="-0.899958" calcext:value-type="float">
            <text:p>-0.899958</text:p>
          </table:table-cell>
          <table:table-cell table:style-name="ce1" office:value-type="float" office:value="-11.1439" calcext:value-type="float">
            <text:p>-1.11E+01</text:p>
          </table:table-cell>
          <table:table-cell table:number-columns-repeated="22"/>
          <table:table-cell table:formula="of:=[.AT139]+1" office:value-type="date" office:date-value="2020-07-11" calcext:value-type="date">
            <text:p>11/07/20</text:p>
          </table:table-cell>
          <table:table-cell table:formula="of:=AVERAGE([.S137:.S143])" office:value-type="float" office:value="1.024341" calcext:value-type="float">
            <text:p>1.024341</text:p>
          </table:table-cell>
          <table:table-cell table:formula="of:=[.P140]" office:value-type="float" office:value="0.648377" calcext:value-type="float">
            <text:p>0.648377</text:p>
          </table:table-cell>
          <table:table-cell table:formula="of:=AVERAGE([.R137:.R143])" office:value-type="float" office:value="0.184499428571429" calcext:value-type="float">
            <text:p>0.18</text:p>
          </table:table-cell>
        </table:table-row>
        <table:table-row table:style-name="ro1">
          <table:table-cell office:value-type="float" office:value="13210" calcext:value-type="float">
            <text:p>13210</text:p>
          </table:table-cell>
          <table:table-cell office:value-type="float" office:value="13362.6" calcext:value-type="float">
            <text:p>13362.6</text:p>
          </table:table-cell>
          <table:table-cell office:value-type="float" office:value="13734.6" calcext:value-type="float">
            <text:p>13734.6</text:p>
          </table:table-cell>
          <table:table-cell office:value-type="float" office:value="2.90108" calcext:value-type="float">
            <text:p>2.90108</text:p>
          </table:table-cell>
          <table:table-cell office:value-type="float" office:value="524.639" calcext:value-type="float">
            <text:p>524.639</text:p>
          </table:table-cell>
          <table:table-cell table:number-columns-repeated="5"/>
          <table:table-cell office:value-type="float" office:value="352" calcext:value-type="float">
            <text:p>352</text:p>
          </table:table-cell>
          <table:table-cell office:value-type="float" office:value="353.807" calcext:value-type="float">
            <text:p>353.807</text:p>
          </table:table-cell>
          <table:table-cell office:value-type="float" office:value="359.384" calcext:value-type="float">
            <text:p>359.384</text:p>
          </table:table-cell>
          <table:table-cell office:value-type="float" office:value="1.80667" calcext:value-type="float">
            <text:p>1.80667</text:p>
          </table:table-cell>
          <table:table-cell office:value-type="float" office:value="7.38399" calcext:value-type="float">
            <text:p>7.38399</text:p>
          </table:table-cell>
          <table:table-cell office:value-type="float" office:value="0.648775" calcext:value-type="float">
            <text:p>0.648775</text:p>
          </table:table-cell>
          <table:table-cell office:value-type="float" office:value="0.285748" calcext:value-type="float">
            <text:p>0.285748</text:p>
          </table:table-cell>
          <table:table-cell office:value-type="float" office:value="0.145681" calcext:value-type="float">
            <text:p>1.46E-01</text:p>
          </table:table-cell>
          <table:table-cell table:number-columns-repeated="2" office:value-type="float" office:value="1.06795" calcext:value-type="float">
            <text:p>1.06795</text:p>
          </table:table-cell>
          <table:table-cell table:style-name="ce1" office:value-type="float" office:value="0.275041" calcext:value-type="float">
            <text:p>2.75E-01</text:p>
          </table:table-cell>
          <table:table-cell office:value-type="float" office:value="-0.900796" calcext:value-type="float">
            <text:p>-0.900796</text:p>
          </table:table-cell>
          <table:table-cell table:style-name="ce1" office:value-type="float" office:value="-10.8429" calcext:value-type="float">
            <text:p>-1.08E+01</text:p>
          </table:table-cell>
          <table:table-cell table:number-columns-repeated="22"/>
          <table:table-cell table:formula="of:=[.AT140]+1" office:value-type="date" office:date-value="2020-07-12" calcext:value-type="date">
            <text:p>12/07/20</text:p>
          </table:table-cell>
          <table:table-cell table:formula="of:=AVERAGE([.S138:.S144])" office:value-type="float" office:value="1.02395571428571" calcext:value-type="float">
            <text:p>1.02395571428571</text:p>
          </table:table-cell>
          <table:table-cell table:formula="of:=[.P141]" office:value-type="float" office:value="0.648775" calcext:value-type="float">
            <text:p>0.648775</text:p>
          </table:table-cell>
          <table:table-cell table:formula="of:=AVERAGE([.R138:.R144])" office:value-type="float" office:value="0.186186142857143" calcext:value-type="float">
            <text:p>0.19</text:p>
          </table:table-cell>
        </table:table-row>
        <table:table-row table:style-name="ro1">
          <table:table-cell office:value-type="float" office:value="13274" calcext:value-type="float">
            <text:p>13274</text:p>
          </table:table-cell>
          <table:table-cell office:value-type="float" office:value="13432.8" calcext:value-type="float">
            <text:p>13432.8</text:p>
          </table:table-cell>
          <table:table-cell office:value-type="float" office:value="13862.9" calcext:value-type="float">
            <text:p>13862.9</text:p>
          </table:table-cell>
          <table:table-cell office:value-type="float" office:value="3.00472" calcext:value-type="float">
            <text:p>3.00472</text:p>
          </table:table-cell>
          <table:table-cell office:value-type="float" office:value="588.909" calcext:value-type="float">
            <text:p>588.909</text:p>
          </table:table-cell>
          <table:table-cell table:number-columns-repeated="5"/>
          <table:table-cell office:value-type="float" office:value="353" calcext:value-type="float">
            <text:p>353</text:p>
          </table:table-cell>
          <table:table-cell office:value-type="float" office:value="353.827" calcext:value-type="float">
            <text:p>353.827</text:p>
          </table:table-cell>
          <table:table-cell office:value-type="float" office:value="361.039" calcext:value-type="float">
            <text:p>361.039</text:p>
          </table:table-cell>
          <table:table-cell office:value-type="float" office:value="0.827449" calcext:value-type="float">
            <text:p>0.827449</text:p>
          </table:table-cell>
          <table:table-cell office:value-type="float" office:value="8.03874" calcext:value-type="float">
            <text:p>8.03874</text:p>
          </table:table-cell>
          <table:table-cell office:value-type="float" office:value="0.649173" calcext:value-type="float">
            <text:p>0.649173</text:p>
          </table:table-cell>
          <table:table-cell office:value-type="float" office:value="0.382723" calcext:value-type="float">
            <text:p>0.382723</text:p>
          </table:table-cell>
          <table:table-cell office:value-type="float" office:value="0.195851" calcext:value-type="float">
            <text:p>1.96E-01</text:p>
          </table:table-cell>
          <table:table-cell table:number-columns-repeated="2" office:value-type="float" office:value="1.01358" calcext:value-type="float">
            <text:p>1.01358</text:p>
          </table:table-cell>
          <table:table-cell table:style-name="ce1" office:value-type="float" office:value="0.275767" calcext:value-type="float">
            <text:p>2.76E-01</text:p>
          </table:table-cell>
          <table:table-cell office:value-type="float" office:value="-0.914511" calcext:value-type="float">
            <text:p>-0.914511</text:p>
          </table:table-cell>
          <table:table-cell table:style-name="ce1" office:value-type="float" office:value="-9.68186" calcext:value-type="float">
            <text:p>-9.68E+00</text:p>
          </table:table-cell>
          <table:table-cell table:number-columns-repeated="22"/>
          <table:table-cell table:formula="of:=[.AT141]+1" office:value-type="date" office:date-value="2020-07-13" calcext:value-type="date">
            <text:p>13/07/20</text:p>
          </table:table-cell>
          <table:table-cell table:formula="of:=AVERAGE([.S139:.S145])" office:value-type="float" office:value="1.02232771428571" calcext:value-type="float">
            <text:p>1.02232771428571</text:p>
          </table:table-cell>
          <table:table-cell table:formula="of:=[.P142]" office:value-type="float" office:value="0.649173" calcext:value-type="float">
            <text:p>0.649173</text:p>
          </table:table-cell>
          <table:table-cell table:formula="of:=AVERAGE([.R139:.R145])" office:value-type="float" office:value="0.187924" calcext:value-type="float">
            <text:p>0.19</text:p>
          </table:table-cell>
        </table:table-row>
        <table:table-row table:style-name="ro1">
          <table:table-cell office:value-type="float" office:value="13377" calcext:value-type="float">
            <text:p>13377</text:p>
          </table:table-cell>
          <table:table-cell office:value-type="float" office:value="13518.5" calcext:value-type="float">
            <text:p>13518.5</text:p>
          </table:table-cell>
          <table:table-cell office:value-type="float" office:value="14017.2" calcext:value-type="float">
            <text:p>14017.2</text:p>
          </table:table-cell>
          <table:table-cell office:value-type="float" office:value="2.63341" calcext:value-type="float">
            <text:p>2.63341</text:p>
          </table:table-cell>
          <table:table-cell office:value-type="float" office:value="640.186" calcext:value-type="float">
            <text:p>640.186</text:p>
          </table:table-cell>
          <table:table-cell table:number-columns-repeated="5"/>
          <table:table-cell office:value-type="float" office:value="355" calcext:value-type="float">
            <text:p>355</text:p>
          </table:table-cell>
          <table:table-cell office:value-type="float" office:value="354.72" calcext:value-type="float">
            <text:p>354.72</text:p>
          </table:table-cell>
          <table:table-cell office:value-type="float" office:value="362.321" calcext:value-type="float">
            <text:p>362.321</text:p>
          </table:table-cell>
          <table:table-cell office:value-type="float" office:value="-0.279987" calcext:value-type="float">
            <text:p>-0.279987</text:p>
          </table:table-cell>
          <table:table-cell office:value-type="float" office:value="7.32125" calcext:value-type="float">
            <text:p>7.32125</text:p>
          </table:table-cell>
          <table:table-cell office:value-type="float" office:value="0.649571" calcext:value-type="float">
            <text:p>0.649571</text:p>
          </table:table-cell>
          <table:table-cell office:value-type="float" office:value="0.430245" calcext:value-type="float">
            <text:p>0.430245</text:p>
          </table:table-cell>
          <table:table-cell office:value-type="float" office:value="0.220962" calcext:value-type="float">
            <text:p>2.21E-01</text:p>
          </table:table-cell>
          <table:table-cell table:number-columns-repeated="2" office:value-type="float" office:value="0.986725" calcext:value-type="float">
            <text:p>0.986725</text:p>
          </table:table-cell>
          <table:table-cell table:style-name="ce1" office:value-type="float" office:value="0.275925" calcext:value-type="float">
            <text:p>2.76E-01</text:p>
          </table:table-cell>
          <table:table-cell office:value-type="float" office:value="-0.920174" calcext:value-type="float">
            <text:p>-0.920174</text:p>
          </table:table-cell>
          <table:table-cell table:style-name="ce1" office:value-type="float" office:value="-8.65667" calcext:value-type="float">
            <text:p>-8.66E+00</text:p>
          </table:table-cell>
          <table:table-cell table:number-columns-repeated="22"/>
          <table:table-cell table:formula="of:=[.AT142]+1" office:value-type="date" office:date-value="2020-07-14" calcext:value-type="date">
            <text:p>14/07/20</text:p>
          </table:table-cell>
          <table:table-cell table:formula="of:=AVERAGE([.S140:.S146])" office:value-type="float" office:value="1.02118342857143" calcext:value-type="float">
            <text:p>1.02118342857143</text:p>
          </table:table-cell>
          <table:table-cell table:formula="of:=[.P143]" office:value-type="float" office:value="0.649571" calcext:value-type="float">
            <text:p>0.649571</text:p>
          </table:table-cell>
          <table:table-cell table:formula="of:=AVERAGE([.R140:.R146])" office:value-type="float" office:value="0.189129857142857" calcext:value-type="float">
            <text:p>0.19</text:p>
          </table:table-cell>
        </table:table-row>
        <table:table-row table:style-name="ro1">
          <table:table-cell office:value-type="float" office:value="13511" calcext:value-type="float">
            <text:p>13511</text:p>
          </table:table-cell>
          <table:table-cell office:value-type="float" office:value="13614.2" calcext:value-type="float">
            <text:p>13614.2</text:p>
          </table:table-cell>
          <table:table-cell office:value-type="float" office:value="14172.5" calcext:value-type="float">
            <text:p>14172.5</text:p>
          </table:table-cell>
          <table:table-cell office:value-type="float" office:value="1.93824" calcext:value-type="float">
            <text:p>1.93824</text:p>
          </table:table-cell>
          <table:table-cell office:value-type="float" office:value="661.528" calcext:value-type="float">
            <text:p>661.528</text:p>
          </table:table-cell>
          <table:table-cell table:number-columns-repeated="5"/>
          <table:table-cell office:value-type="float" office:value="355" calcext:value-type="float">
            <text:p>355</text:p>
          </table:table-cell>
          <table:table-cell office:value-type="float" office:value="356.595" calcext:value-type="float">
            <text:p>356.595</text:p>
          </table:table-cell>
          <table:table-cell office:value-type="float" office:value="362.652" calcext:value-type="float">
            <text:p>362.652</text:p>
          </table:table-cell>
          <table:table-cell office:value-type="float" office:value="1.59454" calcext:value-type="float">
            <text:p>1.59454</text:p>
          </table:table-cell>
          <table:table-cell office:value-type="float" office:value="7.65214" calcext:value-type="float">
            <text:p>7.65214</text:p>
          </table:table-cell>
          <table:table-cell office:value-type="float" office:value="0.649968" calcext:value-type="float">
            <text:p>0.649968</text:p>
          </table:table-cell>
          <table:table-cell office:value-type="float" office:value="0.424266" calcext:value-type="float">
            <text:p>0.424266</text:p>
          </table:table-cell>
          <table:table-cell office:value-type="float" office:value="0.218644" calcext:value-type="float">
            <text:p>2.19E-01</text:p>
          </table:table-cell>
          <table:table-cell table:number-columns-repeated="2" office:value-type="float" office:value="0.989446" calcext:value-type="float">
            <text:p>0.989446</text:p>
          </table:table-cell>
          <table:table-cell table:style-name="ce1" office:value-type="float" office:value="0.275801" calcext:value-type="float">
            <text:p>2.76E-01</text:p>
          </table:table-cell>
          <table:table-cell office:value-type="float" office:value="-0.919289" calcext:value-type="float">
            <text:p>-0.919289</text:p>
          </table:table-cell>
          <table:table-cell table:style-name="ce1" office:value-type="float" office:value="-7.80859" calcext:value-type="float">
            <text:p>-7.81E+00</text:p>
          </table:table-cell>
          <table:table-cell table:number-columns-repeated="22"/>
          <table:table-cell table:formula="of:=[.AT143]+1" office:value-type="date" office:date-value="2020-07-15" calcext:value-type="date">
            <text:p>15/07/20</text:p>
          </table:table-cell>
          <table:table-cell table:formula="of:=AVERAGE([.S141:.S147])" office:value-type="float" office:value="1.020162" calcext:value-type="float">
            <text:p>1.020162</text:p>
          </table:table-cell>
          <table:table-cell table:formula="of:=[.P144]" office:value-type="float" office:value="0.649968" calcext:value-type="float">
            <text:p>0.649968</text:p>
          </table:table-cell>
          <table:table-cell table:formula="of:=AVERAGE([.R141:.R147])" office:value-type="float" office:value="0.190165571428571" calcext:value-type="float">
            <text:p>0.19</text:p>
          </table:table-cell>
        </table:table-row>
        <table:table-row table:style-name="ro1">
          <table:table-cell office:value-type="float" office:value="13648" calcext:value-type="float">
            <text:p>13648</text:p>
          </table:table-cell>
          <table:table-cell office:value-type="float" office:value="13716.1" calcext:value-type="float">
            <text:p>13716.1</text:p>
          </table:table-cell>
          <table:table-cell office:value-type="float" office:value="14290.6" calcext:value-type="float">
            <text:p>14290.6</text:p>
          </table:table-cell>
          <table:table-cell office:value-type="float" office:value="1.3139" calcext:value-type="float">
            <text:p>1.3139</text:p>
          </table:table-cell>
          <table:table-cell office:value-type="float" office:value="642.599" calcext:value-type="float">
            <text:p>642.599</text:p>
          </table:table-cell>
          <table:table-cell table:number-columns-repeated="5"/>
          <table:table-cell office:value-type="float" office:value="355" calcext:value-type="float">
            <text:p>355</text:p>
          </table:table-cell>
          <table:table-cell office:value-type="float" office:value="356.834" calcext:value-type="float">
            <text:p>356.834</text:p>
          </table:table-cell>
          <table:table-cell office:value-type="float" office:value="363.686" calcext:value-type="float">
            <text:p>363.686</text:p>
          </table:table-cell>
          <table:table-cell office:value-type="float" office:value="1.83368" calcext:value-type="float">
            <text:p>1.83368</text:p>
          </table:table-cell>
          <table:table-cell office:value-type="float" office:value="8.68553" calcext:value-type="float">
            <text:p>8.68553</text:p>
          </table:table-cell>
          <table:table-cell office:value-type="float" office:value="0.650366" calcext:value-type="float">
            <text:p>0.650366</text:p>
          </table:table-cell>
          <table:table-cell office:value-type="float" office:value="0.451088" calcext:value-type="float">
            <text:p>0.451088</text:p>
          </table:table-cell>
          <table:table-cell office:value-type="float" office:value="0.233238" calcext:value-type="float">
            <text:p>2.33E-01</text:p>
          </table:table-cell>
          <table:table-cell table:number-columns-repeated="2" office:value-type="float" office:value="0.973993" calcext:value-type="float">
            <text:p>0.973993</text:p>
          </table:table-cell>
          <table:table-cell table:style-name="ce1" office:value-type="float" office:value="0.275822" calcext:value-type="float">
            <text:p>2.76E-01</text:p>
          </table:table-cell>
          <table:table-cell office:value-type="float" office:value="-0.922208" calcext:value-type="float">
            <text:p>-0.922208</text:p>
          </table:table-cell>
          <table:table-cell table:style-name="ce1" office:value-type="float" office:value="-7.05382" calcext:value-type="float">
            <text:p>-7.05E+00</text:p>
          </table:table-cell>
          <table:table-cell table:number-columns-repeated="22"/>
          <table:table-cell table:formula="of:=[.AT144]+1" office:value-type="date" office:date-value="2020-07-16" calcext:value-type="date">
            <text:p>16/07/20</text:p>
          </table:table-cell>
          <table:table-cell table:formula="of:=AVERAGE([.S142:.S148])" office:value-type="float" office:value="1.01910485714286" calcext:value-type="float">
            <text:p>1.01910485714286</text:p>
          </table:table-cell>
          <table:table-cell table:formula="of:=[.P145]" office:value-type="float" office:value="0.650366" calcext:value-type="float">
            <text:p>0.650366</text:p>
          </table:table-cell>
          <table:table-cell table:formula="of:=AVERAGE([.R142:.R148])" office:value-type="float" office:value="0.191189857142857" calcext:value-type="float">
            <text:p>0.19</text:p>
          </table:table-cell>
        </table:table-row>
        <table:table-row table:style-name="ro1">
          <table:table-cell office:value-type="float" office:value="13778" calcext:value-type="float">
            <text:p>13778</text:p>
          </table:table-cell>
          <table:table-cell office:value-type="float" office:value="13834" calcext:value-type="float">
            <text:p>13834</text:p>
          </table:table-cell>
          <table:table-cell office:value-type="float" office:value="14360.9" calcext:value-type="float">
            <text:p>14360.9</text:p>
          </table:table-cell>
          <table:table-cell office:value-type="float" office:value="1.10274" calcext:value-type="float">
            <text:p>1.10274</text:p>
          </table:table-cell>
          <table:table-cell office:value-type="float" office:value="582.924" calcext:value-type="float">
            <text:p>582.924</text:p>
          </table:table-cell>
          <table:table-cell table:number-columns-repeated="5"/>
          <table:table-cell office:value-type="float" office:value="358" calcext:value-type="float">
            <text:p>358</text:p>
          </table:table-cell>
          <table:table-cell office:value-type="float" office:value="356.873" calcext:value-type="float">
            <text:p>356.873</text:p>
          </table:table-cell>
          <table:table-cell office:value-type="float" office:value="363.858" calcext:value-type="float">
            <text:p>363.858</text:p>
          </table:table-cell>
          <table:table-cell office:value-type="float" office:value="-1.12747" calcext:value-type="float">
            <text:p>-1.12747</text:p>
          </table:table-cell>
          <table:table-cell office:value-type="float" office:value="5.85782" calcext:value-type="float">
            <text:p>5.85782</text:p>
          </table:table-cell>
          <table:table-cell office:value-type="float" office:value="0.649568" calcext:value-type="float">
            <text:p>0.649568</text:p>
          </table:table-cell>
          <table:table-cell office:value-type="float" office:value="0.323169" calcext:value-type="float">
            <text:p>0.323169</text:p>
          </table:table-cell>
          <table:table-cell office:value-type="float" office:value="0.167629" calcext:value-type="float">
            <text:p>1.68E-01</text:p>
          </table:table-cell>
          <table:table-cell table:number-columns-repeated="2" office:value-type="float" office:value="1.04472" calcext:value-type="float">
            <text:p>1.04472</text:p>
          </table:table-cell>
          <table:table-cell table:style-name="ce1" office:value-type="float" office:value="0.275185" calcext:value-type="float">
            <text:p>2.75E-01</text:p>
          </table:table-cell>
          <table:table-cell office:value-type="float" office:value="-0.905652" calcext:value-type="float">
            <text:p>-0.905652</text:p>
          </table:table-cell>
          <table:table-cell table:style-name="ce1" office:value-type="float" office:value="-7.07295" calcext:value-type="float">
            <text:p>-7.07E+00</text:p>
          </table:table-cell>
          <table:table-cell table:number-columns-repeated="22"/>
          <table:table-cell table:formula="of:=[.AT145]+1" office:value-type="date" office:date-value="2020-07-17" calcext:value-type="date">
            <text:p>17/07/20</text:p>
          </table:table-cell>
          <table:table-cell table:formula="of:=AVERAGE([.S143:.S149])" office:value-type="float" office:value="1.01769628571429" calcext:value-type="float">
            <text:p>1.01769628571429</text:p>
          </table:table-cell>
          <table:table-cell table:formula="of:=[.P146]" office:value-type="float" office:value="0.649568" calcext:value-type="float">
            <text:p>0.649568</text:p>
          </table:table-cell>
          <table:table-cell table:formula="of:=AVERAGE([.R143:.R149])" office:value-type="float" office:value="0.192516142857143" calcext:value-type="float">
            <text:p>0.19</text:p>
          </table:table-cell>
        </table:table-row>
        <table:table-row table:style-name="ro1">
          <table:table-cell office:value-type="float" office:value="13891" calcext:value-type="float">
            <text:p>13891</text:p>
          </table:table-cell>
          <table:table-cell office:value-type="float" office:value="13936.5" calcext:value-type="float">
            <text:p>13936.5</text:p>
          </table:table-cell>
          <table:table-cell office:value-type="float" office:value="14423.4" calcext:value-type="float">
            <text:p>14423.4</text:p>
          </table:table-cell>
          <table:table-cell office:value-type="float" office:value="0.9371" calcext:value-type="float">
            <text:p>0.9371</text:p>
          </table:table-cell>
          <table:table-cell office:value-type="float" office:value="532.418" calcext:value-type="float">
            <text:p>532.418</text:p>
          </table:table-cell>
          <table:table-cell table:number-columns-repeated="5"/>
          <table:table-cell office:value-type="float" office:value="358" calcext:value-type="float">
            <text:p>358</text:p>
          </table:table-cell>
          <table:table-cell office:value-type="float" office:value="359.518" calcext:value-type="float">
            <text:p>359.518</text:p>
          </table:table-cell>
          <table:table-cell office:value-type="float" office:value="363.946" calcext:value-type="float">
            <text:p>363.946</text:p>
          </table:table-cell>
          <table:table-cell office:value-type="float" office:value="1.51792" calcext:value-type="float">
            <text:p>1.51792</text:p>
          </table:table-cell>
          <table:table-cell office:value-type="float" office:value="5.94556" calcext:value-type="float">
            <text:p>5.94556</text:p>
          </table:table-cell>
          <table:table-cell office:value-type="float" office:value="0.648756" calcext:value-type="float">
            <text:p>0.648756</text:p>
          </table:table-cell>
          <table:table-cell office:value-type="float" office:value="0.286673" calcext:value-type="float">
            <text:p>0.286673</text:p>
          </table:table-cell>
          <table:table-cell office:value-type="float" office:value="0.149154" calcext:value-type="float">
            <text:p>1.49E-01</text:p>
          </table:table-cell>
          <table:table-cell table:number-columns-repeated="2" office:value-type="float" office:value="1.06472" calcext:value-type="float">
            <text:p>1.06472</text:p>
          </table:table-cell>
          <table:table-cell table:style-name="ce1" office:value-type="float" office:value="0.274988" calcext:value-type="float">
            <text:p>2.75E-01</text:p>
          </table:table-cell>
          <table:table-cell office:value-type="float" office:value="-0.899967" calcext:value-type="float">
            <text:p>-0.899967</text:p>
          </table:table-cell>
          <table:table-cell table:style-name="ce1" office:value-type="float" office:value="-6.95054" calcext:value-type="float">
            <text:p>-6.95E+00</text:p>
          </table:table-cell>
          <table:table-cell table:number-columns-repeated="22"/>
          <table:table-cell table:formula="of:=[.AT146]+1" office:value-type="date" office:date-value="2020-07-18" calcext:value-type="date">
            <text:p>18/07/20</text:p>
          </table:table-cell>
          <table:table-cell table:formula="of:=AVERAGE([.S144:.S150])" office:value-type="float" office:value="1.016124" calcext:value-type="float">
            <text:p>1.016124</text:p>
          </table:table-cell>
          <table:table-cell table:formula="of:=[.P147]" office:value-type="float" office:value="0.648756" calcext:value-type="float">
            <text:p>0.648756</text:p>
          </table:table-cell>
          <table:table-cell table:formula="of:=AVERAGE([.R144:.R150])" office:value-type="float" office:value="0.193956714285714" calcext:value-type="float">
            <text:p>0.19</text:p>
          </table:table-cell>
        </table:table-row>
        <table:table-row table:style-name="ro1">
          <table:table-cell office:value-type="float" office:value="13981" calcext:value-type="float">
            <text:p>13981</text:p>
          </table:table-cell>
          <table:table-cell office:value-type="float" office:value="14037.6" calcext:value-type="float">
            <text:p>14037.6</text:p>
          </table:table-cell>
          <table:table-cell table:style-name="ce1" office:value-type="float" office:value="14462.4" calcext:value-type="float">
            <text:p>1.45E+04</text:p>
          </table:table-cell>
          <table:table-cell office:value-type="float" office:value="1.16928" calcext:value-type="float">
            <text:p>1.16928</text:p>
          </table:table-cell>
          <table:table-cell table:style-name="ce1" office:value-type="float" office:value="481.406" calcext:value-type="float">
            <text:p>4.81E+02</text:p>
          </table:table-cell>
          <table:table-cell table:style-name="ce1" table:number-columns-repeated="5"/>
          <table:table-cell table:style-name="ce1" office:value-type="float" office:value="359" calcext:value-type="float">
            <text:p>3.59E+02</text:p>
          </table:table-cell>
          <table:table-cell table:style-name="ce1" office:value-type="float" office:value="359.85" calcext:value-type="float">
            <text:p>3.60E+02</text:p>
          </table:table-cell>
          <table:table-cell table:style-name="ce1" office:value-type="float" office:value="363.99" calcext:value-type="float">
            <text:p>3.64E+02</text:p>
          </table:table-cell>
          <table:table-cell table:style-name="ce1" office:value-type="float" office:value="0.849789" calcext:value-type="float">
            <text:p>8.50E-01</text:p>
          </table:table-cell>
          <table:table-cell table:style-name="ce1" office:value-type="float" office:value="4.99008" calcext:value-type="float">
            <text:p>4.99E+00</text:p>
          </table:table-cell>
          <table:table-cell office:value-type="float" office:value="0.64793" calcext:value-type="float">
            <text:p>0.64793</text:p>
          </table:table-cell>
          <table:table-cell office:value-type="float" office:value="0.292918" calcext:value-type="float">
            <text:p>0.292918</text:p>
          </table:table-cell>
          <table:table-cell office:value-type="float" office:value="0.152851" calcext:value-type="float">
            <text:p>1.53E-01</text:p>
          </table:table-cell>
          <table:table-cell table:number-columns-repeated="2" office:value-type="float" office:value="1.06055" calcext:value-type="float">
            <text:p>1.06055</text:p>
          </table:table-cell>
          <table:table-cell table:style-name="ce1" office:value-type="float" office:value="0.275229" calcext:value-type="float">
            <text:p>2.75E-01</text:p>
          </table:table-cell>
          <table:table-cell office:value-type="float" office:value="-0.900777" calcext:value-type="float">
            <text:p>-0.900777</text:p>
          </table:table-cell>
          <table:table-cell table:style-name="ce1" office:value-type="float" office:value="-6.85162" calcext:value-type="float">
            <text:p>-6.85E+00</text:p>
          </table:table-cell>
          <table:table-cell table:number-columns-repeated="22"/>
          <table:table-cell table:formula="of:=[.AT147]+1" office:value-type="date" office:date-value="2020-07-19" calcext:value-type="date">
            <text:p>19/07/20</text:p>
          </table:table-cell>
          <table:table-cell table:formula="of:=AVERAGE([.S145:.S151])" office:value-type="float" office:value="1.01457014285714" calcext:value-type="float">
            <text:p>1.01457014285714</text:p>
          </table:table-cell>
          <table:table-cell table:formula="of:=[.P148]" office:value-type="float" office:value="0.64793" calcext:value-type="float">
            <text:p>0.64793</text:p>
          </table:table-cell>
          <table:table-cell table:formula="of:=AVERAGE([.R145:.R151])" office:value-type="float" office:value="0.195329" calcext:value-type="float">
            <text:p>0.20</text:p>
          </table:table-cell>
        </table:table-row>
        <table:table-row table:style-name="ro1">
          <table:table-cell office:value-type="float" office:value="14134" calcext:value-type="float">
            <text:p>14134</text:p>
          </table:table-cell>
          <table:table-cell office:value-type="float" office:value="14136.7" calcext:value-type="float">
            <text:p>14136.7</text:p>
          </table:table-cell>
          <table:table-cell table:style-name="ce1" office:value-type="float" office:value="14492.5" calcext:value-type="float">
            <text:p>1.45E+04</text:p>
          </table:table-cell>
          <table:table-cell office:value-type="float" office:value="0.0555511" calcext:value-type="float">
            <text:p>0.0555511</text:p>
          </table:table-cell>
          <table:table-cell table:style-name="ce1" office:value-type="float" office:value="358.504" calcext:value-type="float">
            <text:p>3.59E+02</text:p>
          </table:table-cell>
          <table:table-cell table:style-name="ce1" table:number-columns-repeated="5"/>
          <table:table-cell table:style-name="ce1" office:value-type="float" office:value="359" calcext:value-type="float">
            <text:p>3.59E+02</text:p>
          </table:table-cell>
          <table:table-cell table:style-name="ce1" office:value-type="float" office:value="360.775" calcext:value-type="float">
            <text:p>3.61E+02</text:p>
          </table:table-cell>
          <table:table-cell table:style-name="ce1" office:value-type="float" office:value="364.883" calcext:value-type="float">
            <text:p>3.65E+02</text:p>
          </table:table-cell>
          <table:table-cell table:style-name="ce1" office:value-type="float" office:value="1.77463" calcext:value-type="float">
            <text:p>1.77E+00</text:p>
          </table:table-cell>
          <table:table-cell table:style-name="ce1" office:value-type="float" office:value="5.88269" calcext:value-type="float">
            <text:p>5.88E+00</text:p>
          </table:table-cell>
          <table:table-cell office:value-type="float" office:value="0.647089" calcext:value-type="float">
            <text:p>0.647089</text:p>
          </table:table-cell>
          <table:table-cell office:value-type="float" office:value="0.392006" calcext:value-type="float">
            <text:p>0.392006</text:p>
          </table:table-cell>
          <table:table-cell office:value-type="float" office:value="0.205135" calcext:value-type="float">
            <text:p>2.05E-01</text:p>
          </table:table-cell>
          <table:table-cell table:number-columns-repeated="2" office:value-type="float" office:value="1.00372" calcext:value-type="float">
            <text:p>1.00372</text:p>
          </table:table-cell>
          <table:table-cell table:style-name="ce1" office:value-type="float" office:value="0.276231" calcext:value-type="float">
            <text:p>2.76E-01</text:p>
          </table:table-cell>
          <table:table-cell office:value-type="float" office:value="-0.914484" calcext:value-type="float">
            <text:p>-0.914484</text:p>
          </table:table-cell>
          <table:table-cell table:style-name="ce1" office:value-type="float" office:value="-7.58229" calcext:value-type="float">
            <text:p>-7.58E+00</text:p>
          </table:table-cell>
          <table:table-cell table:number-columns-repeated="22"/>
          <table:table-cell table:formula="of:=[.AT148]+1" office:value-type="date" office:date-value="2020-07-20" calcext:value-type="date">
            <text:p>20/07/20</text:p>
          </table:table-cell>
          <table:table-cell table:formula="of:=AVERAGE([.S146:.S152])" office:value-type="float" office:value="1.012929" calcext:value-type="float">
            <text:p>1.012929</text:p>
          </table:table-cell>
          <table:table-cell table:formula="of:=[.P149]" office:value-type="float" office:value="0.647089" calcext:value-type="float">
            <text:p>0.647089</text:p>
          </table:table-cell>
          <table:table-cell table:formula="of:=AVERAGE([.R146:.R152])" office:value-type="float" office:value="0.196737857142857" calcext:value-type="float">
            <text:p>0.20</text:p>
          </table:table-cell>
        </table:table-row>
        <table:table-row table:style-name="ro1">
          <table:table-cell office:value-type="float" office:value="14360" calcext:value-type="float">
            <text:p>14360</text:p>
          </table:table-cell>
          <table:table-cell office:value-type="float" office:value="14279.3" calcext:value-type="float">
            <text:p>14279.3</text:p>
          </table:table-cell>
          <table:table-cell table:style-name="ce1" office:value-type="float" office:value="14547.1" calcext:value-type="float">
            <text:p>1.45E+04</text:p>
          </table:table-cell>
          <table:table-cell office:value-type="float" office:value="-1.56362" calcext:value-type="float">
            <text:p>-1.56362</text:p>
          </table:table-cell>
          <table:table-cell table:style-name="ce1" office:value-type="float" office:value="187.097" calcext:value-type="float">
            <text:p>1.87E+02</text:p>
          </table:table-cell>
          <table:table-cell table:style-name="ce1" table:number-columns-repeated="5"/>
          <table:table-cell table:style-name="ce1" office:value-type="float" office:value="360" calcext:value-type="float">
            <text:p>3.60E+02</text:p>
          </table:table-cell>
          <table:table-cell table:style-name="ce1" office:value-type="float" office:value="360.899" calcext:value-type="float">
            <text:p>3.61E+02</text:p>
          </table:table-cell>
          <table:table-cell table:style-name="ce1" office:value-type="float" office:value="366.746" calcext:value-type="float">
            <text:p>3.67E+02</text:p>
          </table:table-cell>
          <table:table-cell table:style-name="ce1" office:value-type="float" office:value="0.898909" calcext:value-type="float">
            <text:p>8.99E-01</text:p>
          </table:table-cell>
          <table:table-cell table:style-name="ce1" office:value-type="float" office:value="6.7464" calcext:value-type="float">
            <text:p>6.75E+00</text:p>
          </table:table-cell>
          <table:table-cell office:value-type="float" office:value="0.646235" calcext:value-type="float">
            <text:p>0.646235</text:p>
          </table:table-cell>
          <table:table-cell office:value-type="float" office:value="0.44033" calcext:value-type="float">
            <text:p>0.44033</text:p>
          </table:table-cell>
          <table:table-cell office:value-type="float" office:value="0.231046" calcext:value-type="float">
            <text:p>2.31E-01</text:p>
          </table:table-cell>
          <table:table-cell table:number-columns-repeated="2" office:value-type="float" office:value="0.975719" calcext:value-type="float">
            <text:p>0.975719</text:p>
          </table:table-cell>
          <table:table-cell table:style-name="ce1" office:value-type="float" office:value="0.276668" calcext:value-type="float">
            <text:p>2.77E-01</text:p>
          </table:table-cell>
          <table:table-cell office:value-type="float" office:value="-0.920143" calcext:value-type="float">
            <text:p>-0.920143</text:p>
          </table:table-cell>
          <table:table-cell table:style-name="ce1" office:value-type="float" office:value="-10.3529" calcext:value-type="float">
            <text:p>-1.04E+01</text:p>
          </table:table-cell>
          <table:table-cell table:number-columns-repeated="22"/>
          <table:table-cell table:formula="of:=[.AT149]+1" office:value-type="date" office:date-value="2020-07-21" calcext:value-type="date">
            <text:p>21/07/20</text:p>
          </table:table-cell>
          <table:table-cell table:formula="of:=AVERAGE([.S147:.S153])" office:value-type="float" office:value="1.01193042857143" calcext:value-type="float">
            <text:p>1.01193042857143</text:p>
          </table:table-cell>
          <table:table-cell table:formula="of:=[.P150]" office:value-type="float" office:value="0.646235" calcext:value-type="float">
            <text:p>0.646235</text:p>
          </table:table-cell>
          <table:table-cell table:formula="of:=AVERAGE([.R147:.R153])" office:value-type="float" office:value="0.197712285714286" calcext:value-type="float">
            <text:p>0.20</text:p>
          </table:table-cell>
        </table:table-row>
        <table:table-row table:style-name="ro1">
          <table:table-cell office:value-type="float" office:value="14606" calcext:value-type="float">
            <text:p>14606</text:p>
          </table:table-cell>
          <table:table-cell office:value-type="float" office:value="14474.3" calcext:value-type="float">
            <text:p>14474.3</text:p>
          </table:table-cell>
          <table:table-cell table:style-name="ce1" office:value-type="float" office:value="14631.6" calcext:value-type="float">
            <text:p>1.46E+04</text:p>
          </table:table-cell>
          <table:table-cell office:value-type="float" office:value="-2.47844" calcext:value-type="float">
            <text:p>-2.47844</text:p>
          </table:table-cell>
          <table:table-cell table:style-name="ce1" office:value-type="float" office:value="25.5517" calcext:value-type="float">
            <text:p>2.56E+01</text:p>
          </table:table-cell>
          <table:table-cell table:style-name="ce1" table:number-columns-repeated="5"/>
          <table:table-cell table:style-name="ce1" office:value-type="float" office:value="364" calcext:value-type="float">
            <text:p>3.64E+02</text:p>
          </table:table-cell>
          <table:table-cell table:style-name="ce1" office:value-type="float" office:value="361.809" calcext:value-type="float">
            <text:p>3.62E+02</text:p>
          </table:table-cell>
          <table:table-cell table:style-name="ce1" office:value-type="float" office:value="366.988" calcext:value-type="float">
            <text:p>3.67E+02</text:p>
          </table:table-cell>
          <table:table-cell table:style-name="ce1" office:value-type="float" office:value="-2.19076" calcext:value-type="float">
            <text:p>-2.19E+00</text:p>
          </table:table-cell>
          <table:table-cell table:style-name="ce1" office:value-type="float" office:value="2.98773" calcext:value-type="float">
            <text:p>2.99E+00</text:p>
          </table:table-cell>
          <table:table-cell office:value-type="float" office:value="0.645367" calcext:value-type="float">
            <text:p>0.645367</text:p>
          </table:table-cell>
          <table:table-cell office:value-type="float" office:value="0.433872" calcext:value-type="float">
            <text:p>0.433872</text:p>
          </table:table-cell>
          <table:table-cell office:value-type="float" office:value="0.22825" calcext:value-type="float">
            <text:p>2.28E-01</text:p>
          </table:table-cell>
          <table:table-cell table:number-columns-repeated="2" office:value-type="float" office:value="0.978569" calcext:value-type="float">
            <text:p>0.978569</text:p>
          </table:table-cell>
          <table:table-cell table:style-name="ce1" office:value-type="float" office:value="0.276828" calcext:value-type="float">
            <text:p>2.77E-01</text:p>
          </table:table-cell>
          <table:table-cell office:value-type="float" office:value="-0.919244" calcext:value-type="float">
            <text:p>-0.919244</text:p>
          </table:table-cell>
          <table:table-cell table:style-name="ce1" office:value-type="float" office:value="-9.13992" calcext:value-type="float">
            <text:p>-9.14E+00</text:p>
          </table:table-cell>
          <table:table-cell table:number-columns-repeated="22"/>
          <table:table-cell table:formula="of:=[.AT150]+1" office:value-type="date" office:date-value="2020-07-22" calcext:value-type="date">
            <text:p>22/07/20</text:p>
          </table:table-cell>
          <table:table-cell table:formula="of:=AVERAGE([.S148:.S154])" office:value-type="float" office:value="1.01308471428571" calcext:value-type="float">
            <text:p>1.01308471428571</text:p>
          </table:table-cell>
          <table:table-cell table:formula="of:=[.P151]" office:value-type="float" office:value="0.645367" calcext:value-type="float">
            <text:p>0.645367</text:p>
          </table:table-cell>
          <table:table-cell table:formula="of:=AVERAGE([.R148:.R154])" office:value-type="float" office:value="0.197026714285714" calcext:value-type="float">
            <text:p>0.20</text:p>
          </table:table-cell>
        </table:table-row>
        <table:table-row table:style-name="ro1">
          <table:table-cell office:value-type="float" office:value="14836" calcext:value-type="float">
            <text:p>14836</text:p>
          </table:table-cell>
          <table:table-cell office:value-type="float" office:value="14706.4" calcext:value-type="float">
            <text:p>14706.4</text:p>
          </table:table-cell>
          <table:table-cell table:style-name="ce1" office:value-type="float" office:value="14743.2" calcext:value-type="float">
            <text:p>1.47E+04</text:p>
          </table:table-cell>
          <table:table-cell office:value-type="float" office:value="-2.39169" calcext:value-type="float">
            <text:p>-2.39169</text:p>
          </table:table-cell>
          <table:table-cell table:style-name="ce1" office:value-type="float" office:value="-92.7532" calcext:value-type="float">
            <text:p>-9.28E+01</text:p>
          </table:table-cell>
          <table:table-cell table:style-name="ce1" table:number-columns-repeated="5"/>
          <table:table-cell table:style-name="ce1" office:value-type="float" office:value="365" calcext:value-type="float">
            <text:p>3.65E+02</text:p>
          </table:table-cell>
          <table:table-cell table:style-name="ce1" office:value-type="float" office:value="365.454" calcext:value-type="float">
            <text:p>3.65E+02</text:p>
          </table:table-cell>
          <table:table-cell table:style-name="ce1" office:value-type="float" office:value="367.051" calcext:value-type="float">
            <text:p>3.67E+02</text:p>
          </table:table-cell>
          <table:table-cell table:style-name="ce1" office:value-type="float" office:value="0.453507" calcext:value-type="float">
            <text:p>4.54E-01</text:p>
          </table:table-cell>
          <table:table-cell table:style-name="ce1" office:value-type="float" office:value="2.0505" calcext:value-type="float">
            <text:p>2.05E+00</text:p>
          </table:table-cell>
          <table:table-cell office:value-type="float" office:value="0.644485" calcext:value-type="float">
            <text:p>0.644485</text:p>
          </table:table-cell>
          <table:table-cell office:value-type="float" office:value="0.46095" calcext:value-type="float">
            <text:p>0.46095</text:p>
          </table:table-cell>
          <table:table-cell office:value-type="float" office:value="0.2431" calcext:value-type="float">
            <text:p>2.43E-01</text:p>
          </table:table-cell>
          <table:table-cell table:number-columns-repeated="2" office:value-type="float" office:value="0.962505" calcext:value-type="float">
            <text:p>0.962505</text:p>
          </table:table-cell>
          <table:table-cell table:style-name="ce1" office:value-type="float" office:value="0.277134" calcext:value-type="float">
            <text:p>2.77E-01</text:p>
          </table:table-cell>
          <table:table-cell office:value-type="float" office:value="-0.922161" calcext:value-type="float">
            <text:p>-0.922161</text:p>
          </table:table-cell>
          <table:table-cell table:style-name="ce1" office:value-type="float" office:value="-11.2692" calcext:value-type="float">
            <text:p>-1.13E+01</text:p>
          </table:table-cell>
          <table:table-cell table:number-columns-repeated="22"/>
          <table:table-cell table:formula="of:=[.AT151]+1" office:value-type="date" office:date-value="2020-07-23" calcext:value-type="date">
            <text:p>23/07/20</text:p>
          </table:table-cell>
          <table:table-cell table:formula="of:=AVERAGE([.S149:.S155])" office:value-type="float" office:value="1.01634471428571" calcext:value-type="float">
            <text:p>1.01634471428571</text:p>
          </table:table-cell>
          <table:table-cell table:formula="of:=[.P152]" office:value-type="float" office:value="0.644485" calcext:value-type="float">
            <text:p>0.644485</text:p>
          </table:table-cell>
          <table:table-cell table:formula="of:=AVERAGE([.R149:.R155])" office:value-type="float" office:value="0.194729285714286" calcext:value-type="float">
            <text:p>0.19</text:p>
          </table:table-cell>
        </table:table-row>
        <table:table-row table:style-name="ro1">
          <table:table-cell office:value-type="float" office:value="15117" calcext:value-type="float">
            <text:p>15117</text:p>
          </table:table-cell>
          <table:table-cell office:value-type="float" office:value="14961" calcext:value-type="float">
            <text:p>14961</text:p>
          </table:table-cell>
          <table:table-cell table:style-name="ce1" office:value-type="float" office:value="14872.3" calcext:value-type="float">
            <text:p>1.49E+04</text:p>
          </table:table-cell>
          <table:table-cell office:value-type="float" office:value="-2.81372" calcext:value-type="float">
            <text:p>-2.81372</text:p>
          </table:table-cell>
          <table:table-cell table:style-name="ce1" office:value-type="float" office:value="-244.72" calcext:value-type="float">
            <text:p>-2.45E+02</text:p>
          </table:table-cell>
          <table:table-cell table:style-name="ce1" table:number-columns-repeated="5"/>
          <table:table-cell table:style-name="ce1" office:value-type="float" office:value="369" calcext:value-type="float">
            <text:p>3.69E+02</text:p>
          </table:table-cell>
          <table:table-cell table:style-name="ce1" office:value-type="float" office:value="366.804" calcext:value-type="float">
            <text:p>3.67E+02</text:p>
          </table:table-cell>
          <table:table-cell table:style-name="ce1" office:value-type="float" office:value="369.723" calcext:value-type="float">
            <text:p>3.70E+02</text:p>
          </table:table-cell>
          <table:table-cell table:style-name="ce1" office:value-type="float" office:value="-2.19587" calcext:value-type="float">
            <text:p>-2.20E+00</text:p>
          </table:table-cell>
          <table:table-cell table:style-name="ce1" office:value-type="float" office:value="0.722735" calcext:value-type="float">
            <text:p>7.23E-01</text:p>
          </table:table-cell>
          <table:table-cell office:value-type="float" office:value="0.648956" calcext:value-type="float">
            <text:p>0.648956</text:p>
          </table:table-cell>
          <table:table-cell office:value-type="float" office:value="0.32999" calcext:value-type="float">
            <text:p>0.32999</text:p>
          </table:table-cell>
          <table:table-cell office:value-type="float" office:value="0.17445" calcext:value-type="float">
            <text:p>1.74E-01</text:p>
          </table:table-cell>
          <table:table-cell table:number-columns-repeated="2" office:value-type="float" office:value="1.03773" calcext:value-type="float">
            <text:p>1.03773</text:p>
          </table:table-cell>
          <table:table-cell table:style-name="ce1" office:value-type="float" office:value="0.275321" calcext:value-type="float">
            <text:p>2.75E-01</text:p>
          </table:table-cell>
          <table:table-cell office:value-type="float" office:value="-0.90564" calcext:value-type="float">
            <text:p>-0.90564</text:p>
          </table:table-cell>
          <table:table-cell table:style-name="ce1" office:value-type="float" office:value="-6.95601" calcext:value-type="float">
            <text:p>-6.96E+00</text:p>
          </table:table-cell>
          <table:table-cell table:number-columns-repeated="22"/>
          <table:table-cell table:formula="of:=[.AT152]+1" office:value-type="date" office:date-value="2020-07-24" calcext:value-type="date">
            <text:p>24/07/20</text:p>
          </table:table-cell>
          <table:table-cell table:formula="of:=AVERAGE([.S150:.S156])" office:value-type="float" office:value="1.02267042857143" calcext:value-type="float">
            <text:p>1.02267042857143</text:p>
          </table:table-cell>
          <table:table-cell table:formula="of:=[.P153]" office:value-type="float" office:value="0.648956" calcext:value-type="float">
            <text:p>0.648956</text:p>
          </table:table-cell>
          <table:table-cell table:formula="of:=AVERAGE([.R150:.R156])" office:value-type="float" office:value="0.189941428571429" calcext:value-type="float">
            <text:p>0.19</text:p>
          </table:table-cell>
        </table:table-row>
        <table:table-row table:style-name="ro1">
          <table:table-cell office:value-type="float" office:value="15248" calcext:value-type="float">
            <text:p>15248</text:p>
          </table:table-cell>
          <table:table-cell office:value-type="float" office:value="15214.2" calcext:value-type="float">
            <text:p>15214.2</text:p>
          </table:table-cell>
          <table:table-cell table:style-name="ce1" office:value-type="float" office:value="14988.2" calcext:value-type="float">
            <text:p>1.50E+04</text:p>
          </table:table-cell>
          <table:table-cell office:value-type="float" office:value="-0.609637" calcext:value-type="float">
            <text:p>-0.609637</text:p>
          </table:table-cell>
          <table:table-cell table:style-name="ce1" office:value-type="float" office:value="-259.814" calcext:value-type="float">
            <text:p>-2.60E+02</text:p>
          </table:table-cell>
          <table:table-cell table:style-name="ce1" table:number-columns-repeated="5"/>
          <table:table-cell table:style-name="ce1" office:value-type="float" office:value="369" calcext:value-type="float">
            <text:p>3.69E+02</text:p>
          </table:table-cell>
          <table:table-cell table:style-name="ce1" office:value-type="float" office:value="370.513" calcext:value-type="float">
            <text:p>3.71E+02</text:p>
          </table:table-cell>
          <table:table-cell table:style-name="ce1" office:value-type="float" office:value="370.096" calcext:value-type="float">
            <text:p>3.70E+02</text:p>
          </table:table-cell>
          <table:table-cell table:style-name="ce1" office:value-type="float" office:value="1.51289" calcext:value-type="float">
            <text:p>1.51E+00</text:p>
          </table:table-cell>
          <table:table-cell table:style-name="ce1" office:value-type="float" office:value="1.09553" calcext:value-type="float">
            <text:p>1.10E+00</text:p>
          </table:table-cell>
          <table:table-cell office:value-type="float" office:value="0.653419" calcext:value-type="float">
            <text:p>0.653419</text:p>
          </table:table-cell>
          <table:table-cell office:value-type="float" office:value="0.26253" calcext:value-type="float">
            <text:p>0.26253</text:p>
          </table:table-cell>
          <table:table-cell office:value-type="float" office:value="0.144355" calcext:value-type="float">
            <text:p>1.44E-01</text:p>
          </table:table-cell>
          <table:table-cell table:number-columns-repeated="2" office:value-type="float" office:value="1.0728" calcext:value-type="float">
            <text:p>1.0728</text:p>
          </table:table-cell>
          <table:table-cell table:style-name="ce1" office:value-type="float" office:value="0.273463" calcext:value-type="float">
            <text:p>2.73E-01</text:p>
          </table:table-cell>
          <table:table-cell office:value-type="float" office:value="-0.893494" calcext:value-type="float">
            <text:p>-0.893494</text:p>
          </table:table-cell>
          <table:table-cell table:style-name="ce1" office:value-type="float" office:value="-6.67095" calcext:value-type="float">
            <text:p>-6.67E+00</text:p>
          </table:table-cell>
          <table:table-cell table:number-columns-repeated="22"/>
          <table:table-cell table:formula="of:=[.AT153]+1" office:value-type="date" office:date-value="2020-07-25" calcext:value-type="date">
            <text:p>25/07/20</text:p>
          </table:table-cell>
          <table:table-cell table:formula="of:=AVERAGE([.S151:.S157])" office:value-type="float" office:value="1.03158771428571" calcext:value-type="float">
            <text:p>1.03158771428571</text:p>
          </table:table-cell>
          <table:table-cell table:formula="of:=[.P154]" office:value-type="float" office:value="0.653419" calcext:value-type="float">
            <text:p>0.653419</text:p>
          </table:table-cell>
          <table:table-cell table:formula="of:=AVERAGE([.R151:.R157])" office:value-type="float" office:value="0.183045142857143" calcext:value-type="float">
            <text:p>0.18</text:p>
          </table:table-cell>
        </table:table-row>
        <table:table-row table:style-name="ro1">
          <table:table-cell office:value-type="float" office:value="15360" calcext:value-type="float">
            <text:p>15360</text:p>
          </table:table-cell>
          <table:table-cell office:value-type="float" office:value="15408.6" calcext:value-type="float">
            <text:p>15408.6</text:p>
          </table:table-cell>
          <table:table-cell table:style-name="ce1" office:value-type="float" office:value="15085.3" calcext:value-type="float">
            <text:p>1.51E+04</text:p>
          </table:table-cell>
          <table:table-cell office:value-type="float" office:value="0.852602" calcext:value-type="float">
            <text:p>0.852602</text:p>
          </table:table-cell>
          <table:table-cell table:style-name="ce1" office:value-type="float" office:value="-274.712" calcext:value-type="float">
            <text:p>-2.75E+02</text:p>
          </table:table-cell>
          <table:table-cell table:style-name="ce1" table:number-columns-repeated="5"/>
          <table:table-cell table:style-name="ce1" office:value-type="float" office:value="371" calcext:value-type="float">
            <text:p>3.71E+02</text:p>
          </table:table-cell>
          <table:table-cell table:style-name="ce1" office:value-type="float" office:value="370.998" calcext:value-type="float">
            <text:p>3.71E+02</text:p>
          </table:table-cell>
          <table:table-cell table:style-name="ce1" office:value-type="float" office:value="371.054" calcext:value-type="float">
            <text:p>3.71E+02</text:p>
          </table:table-cell>
          <table:table-cell table:style-name="ce1" office:value-type="float" office:value="-0.00192857" calcext:value-type="float">
            <text:p>-1.93E-03</text:p>
          </table:table-cell>
          <table:table-cell table:style-name="ce1" office:value-type="float" office:value="0.0536131" calcext:value-type="float">
            <text:p>5.36E-02</text:p>
          </table:table-cell>
          <table:table-cell office:value-type="float" office:value="0.657874" calcext:value-type="float">
            <text:p>0.657874</text:p>
          </table:table-cell>
          <table:table-cell office:value-type="float" office:value="0.238722" calcext:value-type="float">
            <text:p>0.238722</text:p>
          </table:table-cell>
          <table:table-cell office:value-type="float" office:value="0.136769" calcext:value-type="float">
            <text:p>1.37E-01</text:p>
          </table:table-cell>
          <table:table-cell table:number-columns-repeated="2" office:value-type="float" office:value="1.08337" calcext:value-type="float">
            <text:p>1.08337</text:p>
          </table:table-cell>
          <table:table-cell table:style-name="ce1" office:value-type="float" office:value="0.271997" calcext:value-type="float">
            <text:p>2.72E-01</text:p>
          </table:table-cell>
          <table:table-cell office:value-type="float" office:value="-0.887673" calcext:value-type="float">
            <text:p>-0.887673</text:p>
          </table:table-cell>
          <table:table-cell table:style-name="ce1" office:value-type="float" office:value="-6.40676" calcext:value-type="float">
            <text:p>-6.41E+00</text:p>
          </table:table-cell>
          <table:table-cell table:number-columns-repeated="2"/>
          <table:table-cell table:style-name="ce1"/>
          <table:table-cell table:number-columns-repeated="19"/>
          <table:table-cell table:formula="of:=[.AT154]+1" office:value-type="date" office:date-value="2020-07-26" calcext:value-type="date">
            <text:p>26/07/20</text:p>
          </table:table-cell>
          <table:table-cell table:formula="of:=AVERAGE([.S152:.S158])" office:value-type="float" office:value="1.04196214285714" calcext:value-type="float">
            <text:p>1.04196214285714</text:p>
          </table:table-cell>
          <table:table-cell table:formula="of:=[.P155]" office:value-type="float" office:value="0.657874" calcext:value-type="float">
            <text:p>0.657874</text:p>
          </table:table-cell>
          <table:table-cell table:formula="of:=AVERAGE([.R152:.R158])" office:value-type="float" office:value="0.175059571428571" calcext:value-type="float">
            <text:p>0.18</text:p>
          </table:table-cell>
        </table:table-row>
        <table:table-row table:style-name="ro1">
          <table:table-cell office:value-type="float" office:value="15552" calcext:value-type="float">
            <text:p>15552</text:p>
          </table:table-cell>
          <table:table-cell office:value-type="float" office:value="15569.6" calcext:value-type="float">
            <text:p>15569.6</text:p>
          </table:table-cell>
          <table:table-cell table:style-name="ce1" office:value-type="float" office:value="15229" calcext:value-type="float">
            <text:p>1.52E+04</text:p>
          </table:table-cell>
          <table:table-cell office:value-type="float" office:value="0.296988" calcext:value-type="float">
            <text:p>0.296988</text:p>
          </table:table-cell>
          <table:table-cell table:style-name="ce1" office:value-type="float" office:value="-322.958" calcext:value-type="float">
            <text:p>-3.23E+02</text:p>
          </table:table-cell>
          <table:table-cell table:style-name="ce1" table:number-columns-repeated="5"/>
          <table:table-cell table:style-name="ce1" office:value-type="float" office:value="373" calcext:value-type="float">
            <text:p>3.73E+02</text:p>
          </table:table-cell>
          <table:table-cell table:style-name="ce1" office:value-type="float" office:value="372.843" calcext:value-type="float">
            <text:p>3.73E+02</text:p>
          </table:table-cell>
          <table:table-cell table:style-name="ce1" office:value-type="float" office:value="371.266" calcext:value-type="float">
            <text:p>3.71E+02</text:p>
          </table:table-cell>
          <table:table-cell table:style-name="ce1" office:value-type="float" office:value="-0.157064" calcext:value-type="float">
            <text:p>-1.57E-01</text:p>
          </table:table-cell>
          <table:table-cell table:style-name="ce1" office:value-type="float" office:value="-1.73379" calcext:value-type="float">
            <text:p>-1.73E+00</text:p>
          </table:table-cell>
          <table:table-cell office:value-type="float" office:value="0.662322" calcext:value-type="float">
            <text:p>0.662322</text:p>
          </table:table-cell>
          <table:table-cell office:value-type="float" office:value="0.289441" calcext:value-type="float">
            <text:p>0.289441</text:p>
          </table:table-cell>
          <table:table-cell office:value-type="float" office:value="0.17162" calcext:value-type="float">
            <text:p>1.72E-01</text:p>
          </table:table-cell>
          <table:table-cell table:number-columns-repeated="2" office:value-type="float" office:value="1.048" calcext:value-type="float">
            <text:p>1.048</text:p>
          </table:table-cell>
          <table:table-cell table:style-name="ce1" office:value-type="float" office:value="0.271519" calcext:value-type="float">
            <text:p>2.72E-01</text:p>
          </table:table-cell>
          <table:table-cell office:value-type="float" office:value="-0.893619" calcext:value-type="float">
            <text:p>-0.893619</text:p>
          </table:table-cell>
          <table:table-cell table:style-name="ce1" office:value-type="float" office:value="-7.21947" calcext:value-type="float">
            <text:p>-7.22E+00</text:p>
          </table:table-cell>
          <table:table-cell table:number-columns-repeated="2"/>
          <table:table-cell table:style-name="ce1"/>
          <table:table-cell table:number-columns-repeated="19"/>
          <table:table-cell table:formula="of:=[.AT155]+1" office:value-type="date" office:date-value="2020-07-27" calcext:value-type="date">
            <text:p>27/07/20</text:p>
          </table:table-cell>
          <table:table-cell table:formula="of:=AVERAGE([.S153:.S159])" office:value-type="float" office:value="1.05427857142857" calcext:value-type="float">
            <text:p>1.05427857142857</text:p>
          </table:table-cell>
          <table:table-cell table:formula="of:=[.P156]" office:value-type="float" office:value="0.662322" calcext:value-type="float">
            <text:p>0.662322</text:p>
          </table:table-cell>
          <table:table-cell table:formula="of:=AVERAGE([.R153:.R159])" office:value-type="float" office:value="0.165524714285714" calcext:value-type="float">
            <text:p>0.17</text:p>
          </table:table-cell>
        </table:table-row>
        <table:table-row table:style-name="ro1">
          <table:table-cell office:value-type="float" office:value="15835" calcext:value-type="float">
            <text:p>15835</text:p>
          </table:table-cell>
          <table:table-cell office:value-type="float" office:value="15763.8" calcext:value-type="float">
            <text:p>15763.8</text:p>
          </table:table-cell>
          <table:table-cell table:style-name="ce1" office:value-type="float" office:value="15465.7" calcext:value-type="float">
            <text:p>1.55E+04</text:p>
          </table:table-cell>
          <table:table-cell office:value-type="float" office:value="-1.13271" calcext:value-type="float">
            <text:p>-1.13271</text:p>
          </table:table-cell>
          <table:table-cell table:style-name="ce1" office:value-type="float" office:value="-369.348" calcext:value-type="float">
            <text:p>-3.69E+02</text:p>
          </table:table-cell>
          <table:table-cell table:style-name="ce1" table:number-columns-repeated="5"/>
          <table:table-cell table:style-name="ce1" office:value-type="float" office:value="374" calcext:value-type="float">
            <text:p>3.74E+02</text:p>
          </table:table-cell>
          <table:table-cell table:style-name="ce1" office:value-type="float" office:value="374.861" calcext:value-type="float">
            <text:p>3.75E+02</text:p>
          </table:table-cell>
          <table:table-cell table:style-name="ce1" office:value-type="float" office:value="372.353" calcext:value-type="float">
            <text:p>3.72E+02</text:p>
          </table:table-cell>
          <table:table-cell table:style-name="ce1" office:value-type="float" office:value="0.860895" calcext:value-type="float">
            <text:p>8.61E-01</text:p>
          </table:table-cell>
          <table:table-cell table:style-name="ce1" office:value-type="float" office:value="-1.64724" calcext:value-type="float">
            <text:p>-1.65E+00</text:p>
          </table:table-cell>
          <table:table-cell office:value-type="float" office:value="0.666763" calcext:value-type="float">
            <text:p>0.666763</text:p>
          </table:table-cell>
          <table:table-cell office:value-type="float" office:value="0.299705" calcext:value-type="float">
            <text:p>0.299705</text:p>
          </table:table-cell>
          <table:table-cell office:value-type="float" office:value="0.182772" calcext:value-type="float">
            <text:p>1.83E-01</text:p>
          </table:table-cell>
          <table:table-cell table:number-columns-repeated="2" office:value-type="float" office:value="1.03814" calcext:value-type="float">
            <text:p>1.03814</text:p>
          </table:table-cell>
          <table:table-cell table:style-name="ce1" office:value-type="float" office:value="0.270544" calcext:value-type="float">
            <text:p>2.71E-01</text:p>
          </table:table-cell>
          <table:table-cell office:value-type="float" office:value="-0.89343" calcext:value-type="float">
            <text:p>-0.89343</text:p>
          </table:table-cell>
          <table:table-cell table:style-name="ce1" office:value-type="float" office:value="-9.11978" calcext:value-type="float">
            <text:p>-9.12E+00</text:p>
          </table:table-cell>
          <table:table-cell table:number-columns-repeated="2"/>
          <table:table-cell table:style-name="ce1"/>
          <table:table-cell table:number-columns-repeated="19"/>
          <table:table-cell table:formula="of:=[.AT156]+1" office:value-type="date" office:date-value="2020-07-28" calcext:value-type="date">
            <text:p>28/07/20</text:p>
          </table:table-cell>
          <table:table-cell table:formula="of:=AVERAGE([.S154:.S160])" office:value-type="float" office:value="1.06378714285714" calcext:value-type="float">
            <text:p>1.06378714285714</text:p>
          </table:table-cell>
          <table:table-cell table:formula="of:=[.P157]" office:value-type="float" office:value="0.666763" calcext:value-type="float">
            <text:p>0.666763</text:p>
          </table:table-cell>
          <table:table-cell table:formula="of:=AVERAGE([.R154:.R160])" office:value-type="float" office:value="0.158388285714286" calcext:value-type="float">
            <text:p>0.16</text:p>
          </table:table-cell>
        </table:table-row>
        <table:table-row table:style-name="ro1">
          <table:table-cell office:value-type="float" office:value="16129" calcext:value-type="float">
            <text:p>16129</text:p>
          </table:table-cell>
          <table:table-cell office:value-type="float" office:value="16004.1" calcext:value-type="float">
            <text:p>16004.1</text:p>
          </table:table-cell>
          <table:table-cell table:style-name="ce1" office:value-type="float" office:value="15771" calcext:value-type="float">
            <text:p>1.58E+04</text:p>
          </table:table-cell>
          <table:table-cell office:value-type="float" office:value="-1.89819" calcext:value-type="float">
            <text:p>-1.89819</text:p>
          </table:table-cell>
          <table:table-cell table:style-name="ce1" office:value-type="float" office:value="-357.975" calcext:value-type="float">
            <text:p>-3.58E+02</text:p>
          </table:table-cell>
          <table:table-cell table:style-name="ce1" table:number-columns-repeated="5"/>
          <table:table-cell table:style-name="ce1" office:value-type="float" office:value="374" calcext:value-type="float">
            <text:p>3.74E+02</text:p>
          </table:table-cell>
          <table:table-cell table:style-name="ce1" office:value-type="float" office:value="376.032" calcext:value-type="float">
            <text:p>3.76E+02</text:p>
          </table:table-cell>
          <table:table-cell table:style-name="ce1" office:value-type="float" office:value="376.248" calcext:value-type="float">
            <text:p>3.76E+02</text:p>
          </table:table-cell>
          <table:table-cell table:style-name="ce1" office:value-type="float" office:value="2.0317" calcext:value-type="float">
            <text:p>2.03E+00</text:p>
          </table:table-cell>
          <table:table-cell table:style-name="ce1" office:value-type="float" office:value="2.24789" calcext:value-type="float">
            <text:p>2.25E+00</text:p>
          </table:table-cell>
          <table:table-cell office:value-type="float" office:value="0.671195" calcext:value-type="float">
            <text:p>0.671195</text:p>
          </table:table-cell>
          <table:table-cell office:value-type="float" office:value="0.276164" calcext:value-type="float">
            <text:p>0.276164</text:p>
          </table:table-cell>
          <table:table-cell office:value-type="float" office:value="0.172351" calcext:value-type="float">
            <text:p>1.72E-01</text:p>
          </table:table-cell>
          <table:table-cell table:number-columns-repeated="2" office:value-type="float" office:value="1.05119" calcext:value-type="float">
            <text:p>1.05119</text:p>
          </table:table-cell>
          <table:table-cell table:style-name="ce1" office:value-type="float" office:value="0.269214" calcext:value-type="float">
            <text:p>2.69E-01</text:p>
          </table:table-cell>
          <table:table-cell office:value-type="float" office:value="-0.888803" calcext:value-type="float">
            <text:p>-0.888803</text:p>
          </table:table-cell>
          <table:table-cell table:style-name="ce1" office:value-type="float" office:value="-9.92717" calcext:value-type="float">
            <text:p>-9.93E+00</text:p>
          </table:table-cell>
          <table:table-cell table:number-columns-repeated="2"/>
          <table:table-cell table:style-name="ce1"/>
          <table:table-cell table:number-columns-repeated="19"/>
          <table:table-cell table:formula="of:=[.AT157]+1" office:value-type="date" office:date-value="2020-07-29" calcext:value-type="date">
            <text:p>29/07/20</text:p>
          </table:table-cell>
          <table:table-cell table:formula="of:=AVERAGE([.S155:.S161])" office:value-type="float" office:value="1.07066571428571" calcext:value-type="float">
            <text:p>1.07066571428571</text:p>
          </table:table-cell>
          <table:table-cell table:formula="of:=[.P158]" office:value-type="float" office:value="0.671195" calcext:value-type="float">
            <text:p>0.671195</text:p>
          </table:table-cell>
          <table:table-cell table:formula="of:=AVERAGE([.R155:.R161])" office:value-type="float" office:value="0.153350571428571" calcext:value-type="float">
            <text:p>0.15</text:p>
          </table:table-cell>
        </table:table-row>
        <table:table-row table:style-name="ro1">
          <table:table-cell office:value-type="float" office:value="16407" calcext:value-type="float">
            <text:p>16407</text:p>
          </table:table-cell>
          <table:table-cell office:value-type="float" office:value="16273.1" calcext:value-type="float">
            <text:p>16273.1</text:p>
          </table:table-cell>
          <table:table-cell table:style-name="ce1" office:value-type="float" office:value="16088.7" calcext:value-type="float">
            <text:p>1.61E+04</text:p>
          </table:table-cell>
          <table:table-cell office:value-type="float" office:value="-1.9512" calcext:value-type="float">
            <text:p>-1.9512</text:p>
          </table:table-cell>
          <table:table-cell table:style-name="ce1" office:value-type="float" office:value="-318.343" calcext:value-type="float">
            <text:p>-3.18E+02</text:p>
          </table:table-cell>
          <table:table-cell table:style-name="ce1" table:number-columns-repeated="5"/>
          <table:table-cell table:style-name="ce1" office:value-type="float" office:value="379" calcext:value-type="float">
            <text:p>3.79E+02</text:p>
          </table:table-cell>
          <table:table-cell table:style-name="ce1" office:value-type="float" office:value="376.229" calcext:value-type="float">
            <text:p>3.76E+02</text:p>
          </table:table-cell>
          <table:table-cell table:style-name="ce1" office:value-type="float" office:value="377.891" calcext:value-type="float">
            <text:p>3.78E+02</text:p>
          </table:table-cell>
          <table:table-cell table:style-name="ce1" office:value-type="float" office:value="-2.77114" calcext:value-type="float">
            <text:p>-2.77E+00</text:p>
          </table:table-cell>
          <table:table-cell table:style-name="ce1" office:value-type="float" office:value="-1.10881" calcext:value-type="float">
            <text:p>-1.11E+00</text:p>
          </table:table-cell>
          <table:table-cell office:value-type="float" office:value="0.67562" calcext:value-type="float">
            <text:p>0.67562</text:p>
          </table:table-cell>
          <table:table-cell office:value-type="float" office:value="0.27706" calcext:value-type="float">
            <text:p>0.27706</text:p>
          </table:table-cell>
          <table:table-cell office:value-type="float" office:value="0.176356" calcext:value-type="float">
            <text:p>1.76E-01</text:p>
          </table:table-cell>
          <table:table-cell table:number-columns-repeated="2" office:value-type="float" office:value="1.04872" calcext:value-type="float">
            <text:p>1.04872</text:p>
          </table:table-cell>
          <table:table-cell table:style-name="ce1" office:value-type="float" office:value="0.268189" calcext:value-type="float">
            <text:p>2.68E-01</text:p>
          </table:table-cell>
          <table:table-cell office:value-type="float" office:value="-0.887782" calcext:value-type="float">
            <text:p>-0.887782</text:p>
          </table:table-cell>
          <table:table-cell table:style-name="ce1" office:value-type="float" office:value="-7.09393" calcext:value-type="float">
            <text:p>-7.09E+00</text:p>
          </table:table-cell>
          <table:table-cell table:number-columns-repeated="2"/>
          <table:table-cell table:style-name="ce1"/>
          <table:table-cell table:number-columns-repeated="19"/>
          <table:table-cell table:formula="of:=[.AT158]+1" office:value-type="date" office:date-value="2020-07-30" calcext:value-type="date">
            <text:p>30/07/20</text:p>
          </table:table-cell>
          <table:table-cell table:formula="of:=AVERAGE([.S156:.S162])" office:value-type="float" office:value="1.07584285714286" calcext:value-type="float">
            <text:p>1.07584285714286</text:p>
          </table:table-cell>
          <table:table-cell table:formula="of:=[.P159]" office:value-type="float" office:value="0.67562" calcext:value-type="float">
            <text:p>0.67562</text:p>
          </table:table-cell>
          <table:table-cell table:formula="of:=AVERAGE([.R156:.R162])" office:value-type="float" office:value="0.149594" calcext:value-type="float">
            <text:p>0.15</text:p>
          </table:table-cell>
        </table:table-row>
        <table:table-row table:style-name="ro1">
          <table:table-cell office:value-type="float" office:value="16610" calcext:value-type="float">
            <text:p>16610</text:p>
          </table:table-cell>
          <table:table-cell office:value-type="float" office:value="16567.7" calcext:value-type="float">
            <text:p>16567.7</text:p>
          </table:table-cell>
          <table:table-cell table:style-name="ce1" office:value-type="float" office:value="16449.7" calcext:value-type="float">
            <text:p>1.64E+04</text:p>
          </table:table-cell>
          <table:table-cell office:value-type="float" office:value="-0.585594" calcext:value-type="float">
            <text:p>-0.585594</text:p>
          </table:table-cell>
          <table:table-cell table:style-name="ce1" office:value-type="float" office:value="-160.259" calcext:value-type="float">
            <text:p>-1.60E+02</text:p>
          </table:table-cell>
          <table:table-cell table:style-name="ce1" table:number-columns-repeated="5"/>
          <table:table-cell table:style-name="ce1" office:value-type="float" office:value="382" calcext:value-type="float">
            <text:p>3.82E+02</text:p>
          </table:table-cell>
          <table:table-cell table:style-name="ce1" office:value-type="float" office:value="380.698" calcext:value-type="float">
            <text:p>3.81E+02</text:p>
          </table:table-cell>
          <table:table-cell table:style-name="ce1" office:value-type="float" office:value="381.952" calcext:value-type="float">
            <text:p>3.82E+02</text:p>
          </table:table-cell>
          <table:table-cell table:style-name="ce1" office:value-type="float" office:value="-1.30207" calcext:value-type="float">
            <text:p>-1.30E+00</text:p>
          </table:table-cell>
          <table:table-cell table:style-name="ce1" office:value-type="float" office:value="-0.0479987" calcext:value-type="float">
            <text:p>-4.80E-02</text:p>
          </table:table-cell>
          <table:table-cell office:value-type="float" office:value="0.67562" calcext:value-type="float">
            <text:p>0.67562</text:p>
          </table:table-cell>
          <table:table-cell office:value-type="float" office:value="0.19385" calcext:value-type="float">
            <text:p>0.19385</text:p>
          </table:table-cell>
          <table:table-cell office:value-type="float" office:value="0.124495" calcext:value-type="float">
            <text:p>1.24E-01</text:p>
          </table:table-cell>
          <table:table-cell table:number-columns-repeated="2" office:value-type="float" office:value="1.10429" calcext:value-type="float">
            <text:p>1.10429</text:p>
          </table:table-cell>
          <table:table-cell table:style-name="ce1" office:value-type="float" office:value="0.267006" calcext:value-type="float">
            <text:p>2.67E-01</text:p>
          </table:table-cell>
          <table:table-cell office:value-type="float" office:value="-0.87512" calcext:value-type="float">
            <text:p>-0.87512</text:p>
          </table:table-cell>
          <table:table-cell table:style-name="ce1" office:value-type="float" office:value="-7.36487" calcext:value-type="float">
            <text:p>-7.36E+00</text:p>
          </table:table-cell>
          <table:table-cell table:number-columns-repeated="2"/>
          <table:table-cell table:style-name="ce1"/>
          <table:table-cell table:number-columns-repeated="19"/>
          <table:table-cell table:formula="of:=[.AT159]+1" office:value-type="date" office:date-value="2020-07-31" calcext:value-type="date">
            <text:p>31/07/20</text:p>
          </table:table-cell>
          <table:table-cell table:formula="of:=AVERAGE([.S157:.S163])" office:value-type="float" office:value="1.08054714285714" calcext:value-type="float">
            <text:p>1.08054714285714</text:p>
          </table:table-cell>
          <table:table-cell table:formula="of:=[.P160]" office:value-type="float" office:value="0.67562" calcext:value-type="float">
            <text:p>0.67562</text:p>
          </table:table-cell>
          <table:table-cell table:formula="of:=AVERAGE([.R157:.R163])" office:value-type="float" office:value="0.146055857142857" calcext:value-type="float">
            <text:p>0.15</text:p>
          </table:table-cell>
        </table:table-row>
        <table:table-row table:style-name="ro1">
          <table:table-cell office:value-type="float" office:value="16735" calcext:value-type="float">
            <text:p>16735</text:p>
          </table:table-cell>
          <table:table-cell office:value-type="float" office:value="16813.7" calcext:value-type="float">
            <text:p>16813.7</text:p>
          </table:table-cell>
          <table:table-cell office:value-type="float" office:value="16694" calcext:value-type="float">
            <text:p>16694</text:p>
          </table:table-cell>
          <table:table-cell office:value-type="float" office:value="1.05416" calcext:value-type="float">
            <text:p>1.05416</text:p>
          </table:table-cell>
          <table:table-cell office:value-type="float" office:value="-41.0064" calcext:value-type="float">
            <text:p>-41.0064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383.936" calcext:value-type="float">
            <text:p>383.936</text:p>
          </table:table-cell>
          <table:table-cell office:value-type="float" office:value="382.727" calcext:value-type="float">
            <text:p>382.727</text:p>
          </table:table-cell>
          <table:table-cell office:value-type="float" office:value="0.936298" calcext:value-type="float">
            <text:p>0.936298</text:p>
          </table:table-cell>
          <table:table-cell office:value-type="float" office:value="-0.272981" calcext:value-type="float">
            <text:p>-0.272981</text:p>
          </table:table-cell>
          <table:table-cell office:value-type="float" office:value="0.67562" calcext:value-type="float">
            <text:p>0.67562</text:p>
          </table:table-cell>
          <table:table-cell office:value-type="float" office:value="0.168568" calcext:value-type="float">
            <text:p>0.168568</text:p>
          </table:table-cell>
          <table:table-cell office:value-type="float" office:value="0.109091" calcext:value-type="float">
            <text:p>1.09E-01</text:p>
          </table:table-cell>
          <table:table-cell table:number-columns-repeated="2" office:value-type="float" office:value="1.12095" calcext:value-type="float">
            <text:p>1.12095</text:p>
          </table:table-cell>
          <table:table-cell office:value-type="float" office:value="0.26656" calcext:value-type="float">
            <text:p>0.26656</text:p>
          </table:table-cell>
          <table:table-cell office:value-type="float" office:value="-0.870749" calcext:value-type="float">
            <text:p>-0.870749</text:p>
          </table:table-cell>
          <table:table-cell office:value-type="float" office:value="-9.64921" calcext:value-type="float">
            <text:p>-9.64921</text:p>
          </table:table-cell>
          <table:table-cell table:number-columns-repeated="22"/>
          <table:table-cell table:formula="of:=[.AT160]+1" office:value-type="date" office:date-value="2020-08-01" calcext:value-type="date">
            <text:p>01/08/20</text:p>
          </table:table-cell>
          <table:table-cell table:formula="of:=AVERAGE([.S158:.S164])" office:value-type="float" office:value="1.08394142857143" calcext:value-type="float">
            <text:p>1.08394142857143</text:p>
          </table:table-cell>
          <table:table-cell table:formula="of:=[.P161]" office:value-type="float" office:value="0.67562" calcext:value-type="float">
            <text:p>0.67562</text:p>
          </table:table-cell>
          <table:table-cell table:formula="of:=AVERAGE([.R158:.R164])" office:value-type="float" office:value="0.143491" calcext:value-type="float">
            <text:p>0.14</text:p>
          </table:table-cell>
        </table:table-row>
        <table:table-row table:style-name="ro1">
          <table:table-cell office:value-type="float" office:value="16836" calcext:value-type="float">
            <text:p>16836</text:p>
          </table:table-cell>
          <table:table-cell office:value-type="float" office:value="17016.8" calcext:value-type="float">
            <text:p>17016.8</text:p>
          </table:table-cell>
          <table:table-cell office:value-type="float" office:value="16876.2" calcext:value-type="float">
            <text:p>16876.2</text:p>
          </table:table-cell>
          <table:table-cell office:value-type="float" office:value="2.30442" calcext:value-type="float">
            <text:p>2.30442</text:p>
          </table:table-cell>
          <table:table-cell office:value-type="float" office:value="40.1779" calcext:value-type="float">
            <text:p>40.1779</text:p>
          </table:table-cell>
          <table:table-cell table:number-columns-repeated="5"/>
          <table:table-cell office:value-type="float" office:value="384" calcext:value-type="float">
            <text:p>384</text:p>
          </table:table-cell>
          <table:table-cell office:value-type="float" office:value="385.268" calcext:value-type="float">
            <text:p>385.268</text:p>
          </table:table-cell>
          <table:table-cell office:value-type="float" office:value="384.817" calcext:value-type="float">
            <text:p>384.817</text:p>
          </table:table-cell>
          <table:table-cell office:value-type="float" office:value="1.26752" calcext:value-type="float">
            <text:p>1.26752</text:p>
          </table:table-cell>
          <table:table-cell office:value-type="float" office:value="0.816725" calcext:value-type="float">
            <text:p>0.816725</text:p>
          </table:table-cell>
          <table:table-cell office:value-type="float" office:value="0.67562" calcext:value-type="float">
            <text:p>0.67562</text:p>
          </table:table-cell>
          <table:table-cell office:value-type="float" office:value="0.169663" calcext:value-type="float">
            <text:p>0.169663</text:p>
          </table:table-cell>
          <table:table-cell table:style-name="Default" office:value-type="float" office:value="0.110473" calcext:value-type="float">
            <text:p>0.110473</text:p>
          </table:table-cell>
          <table:table-cell table:number-columns-repeated="2" office:value-type="float" office:value="1.11961" calcext:value-type="float">
            <text:p>1.11961</text:p>
          </table:table-cell>
          <table:table-cell office:value-type="float" office:value="0.266546" calcext:value-type="float">
            <text:p>0.266546</text:p>
          </table:table-cell>
          <table:table-cell office:value-type="float" office:value="-0.87062" calcext:value-type="float">
            <text:p>-0.87062</text:p>
          </table:table-cell>
          <table:table-cell office:value-type="float" office:value="-8.53158" calcext:value-type="float">
            <text:p>-8.53158</text:p>
          </table:table-cell>
          <table:table-cell table:number-columns-repeated="22"/>
          <table:table-cell table:formula="of:=[.AT161]+1" office:value-type="date" office:date-value="2020-08-02" calcext:value-type="date">
            <text:p>02/08/20</text:p>
          </table:table-cell>
          <table:table-cell table:formula="of:=AVERAGE([.S159:.S165])" office:value-type="float" office:value="1.08561714285714" calcext:value-type="float">
            <text:p>1.08561714285714</text:p>
          </table:table-cell>
          <table:table-cell table:formula="of:=[.P162]" office:value-type="float" office:value="0.67562" calcext:value-type="float">
            <text:p>0.67562</text:p>
          </table:table-cell>
          <table:table-cell table:formula="of:=AVERAGE([.R159:.R165])" office:value-type="float" office:value="0.142269428571429" calcext:value-type="float">
            <text:p>0.14</text:p>
          </table:table-cell>
        </table:table-row>
        <table:table-row table:style-name="ro1">
          <table:table-cell office:value-type="float" office:value="17044" calcext:value-type="float">
            <text:p>17044</text:p>
          </table:table-cell>
          <table:table-cell office:value-type="float" office:value="17197.8" calcext:value-type="float">
            <text:p>17197.8</text:p>
          </table:table-cell>
          <table:table-cell office:value-type="float" office:value="17090.2" calcext:value-type="float">
            <text:p>17090.2</text:p>
          </table:table-cell>
          <table:table-cell office:value-type="float" office:value="1.8615" calcext:value-type="float">
            <text:p>1.8615</text:p>
          </table:table-cell>
          <table:table-cell office:value-type="float" office:value="46.2185" calcext:value-type="float">
            <text:p>46.2185</text:p>
          </table:table-cell>
          <table:table-cell table:number-columns-repeated="5"/>
          <table:table-cell office:value-type="float" office:value="386" calcext:value-type="float">
            <text:p>386</text:p>
          </table:table-cell>
          <table:table-cell office:value-type="float" office:value="386.363" calcext:value-type="float">
            <text:p>386.363</text:p>
          </table:table-cell>
          <table:table-cell office:value-type="float" office:value="387.12" calcext:value-type="float">
            <text:p>387.12</text:p>
          </table:table-cell>
          <table:table-cell office:value-type="float" office:value="0.362873" calcext:value-type="float">
            <text:p>0.362873</text:p>
          </table:table-cell>
          <table:table-cell office:value-type="float" office:value="1.12006" calcext:value-type="float">
            <text:p>1.12006</text:p>
          </table:table-cell>
          <table:table-cell office:value-type="float" office:value="0.67562" calcext:value-type="float">
            <text:p>0.67562</text:p>
          </table:table-cell>
          <table:table-cell office:value-type="float" office:value="0.224405" calcext:value-type="float">
            <text:p>0.224405</text:p>
          </table:table-cell>
          <table:table-cell table:style-name="Default" office:value-type="float" office:value="0.146853" calcext:value-type="float">
            <text:p>0.146853</text:p>
          </table:table-cell>
          <table:table-cell table:number-columns-repeated="2" office:value-type="float" office:value="1.08093" calcext:value-type="float">
            <text:p>1.08093</text:p>
          </table:table-cell>
          <table:table-cell office:value-type="float" office:value="0.267348" calcext:value-type="float">
            <text:p>0.267348</text:p>
          </table:table-cell>
          <table:table-cell office:value-type="float" office:value="-0.878603" calcext:value-type="float">
            <text:p>-0.878603</text:p>
          </table:table-cell>
          <table:table-cell office:value-type="float" office:value="-12.4493" calcext:value-type="float">
            <text:p>-12.4493</text:p>
          </table:table-cell>
          <table:table-cell table:number-columns-repeated="22"/>
          <table:table-cell table:formula="of:=[.AT162]+1" office:value-type="date" office:date-value="2020-08-03" calcext:value-type="date">
            <text:p>03/08/20</text:p>
          </table:table-cell>
          <table:table-cell table:formula="of:=AVERAGE([.S160:.S166])" office:value-type="float" office:value="1.08551142857143" calcext:value-type="float">
            <text:p>1.08551142857143</text:p>
          </table:table-cell>
          <table:table-cell table:formula="of:=[.P163]" office:value-type="float" office:value="0.67562" calcext:value-type="float">
            <text:p>0.67562</text:p>
          </table:table-cell>
          <table:table-cell table:formula="of:=AVERAGE([.R160:.R166])" office:value-type="float" office:value="0.142455285714286" calcext:value-type="float">
            <text:p>0.14</text:p>
          </table:table-cell>
        </table:table-row>
        <table:table-row table:style-name="ro1">
          <table:table-cell office:value-type="float" office:value="17322" calcext:value-type="float">
            <text:p>17322</text:p>
          </table:table-cell>
          <table:table-cell office:value-type="float" office:value="17433.8" calcext:value-type="float">
            <text:p>17433.8</text:p>
          </table:table-cell>
          <table:table-cell office:value-type="float" office:value="17410.9" calcext:value-type="float">
            <text:p>17410.9</text:p>
          </table:table-cell>
          <table:table-cell office:value-type="float" office:value="1.27232" calcext:value-type="float">
            <text:p>1.27232</text:p>
          </table:table-cell>
          <table:table-cell office:value-type="float" office:value="88.9382" calcext:value-type="float">
            <text:p>88.9382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388.311" calcext:value-type="float">
            <text:p>388.311</text:p>
          </table:table-cell>
          <table:table-cell office:value-type="float" office:value="388.665" calcext:value-type="float">
            <text:p>388.665</text:p>
          </table:table-cell>
          <table:table-cell office:value-type="float" office:value="5.31147" calcext:value-type="float">
            <text:p>5.31147</text:p>
          </table:table-cell>
          <table:table-cell office:value-type="float" office:value="5.66475" calcext:value-type="float">
            <text:p>5.66475</text:p>
          </table:table-cell>
          <table:table-cell office:value-type="float" office:value="0.67562" calcext:value-type="float">
            <text:p>0.67562</text:p>
          </table:table-cell>
          <table:table-cell office:value-type="float" office:value="0.251268" calcext:value-type="float">
            <text:p>0.251268</text:p>
          </table:table-cell>
          <table:table-cell table:style-name="Default" office:value-type="float" office:value="0.164818" calcext:value-type="float">
            <text:p>0.164818</text:p>
          </table:table-cell>
          <table:table-cell table:number-columns-repeated="2" office:value-type="float" office:value="1.0619" calcext:value-type="float">
            <text:p>1.0619</text:p>
          </table:table-cell>
          <table:table-cell office:value-type="float" office:value="0.267693" calcext:value-type="float">
            <text:p>0.267693</text:p>
          </table:table-cell>
          <table:table-cell office:value-type="float" office:value="-0.882243" calcext:value-type="float">
            <text:p>-0.882243</text:p>
          </table:table-cell>
          <table:table-cell office:value-type="float" office:value="-9.02441" calcext:value-type="float">
            <text:p>-9.02441</text:p>
          </table:table-cell>
          <table:table-cell table:number-columns-repeated="22"/>
          <table:table-cell table:formula="of:=[.AT163]+1" office:value-type="date" office:date-value="2020-08-04" calcext:value-type="date">
            <text:p>04/08/20</text:p>
          </table:table-cell>
          <table:table-cell table:formula="of:=AVERAGE([.S161:.S167])" office:value-type="float" office:value="1.08512857142857" calcext:value-type="float">
            <text:p>1.08512857142857</text:p>
          </table:table-cell>
          <table:table-cell table:formula="of:=[.P164]" office:value-type="float" office:value="0.67562" calcext:value-type="float">
            <text:p>0.67562</text:p>
          </table:table-cell>
          <table:table-cell table:formula="of:=AVERAGE([.R161:.R167])" office:value-type="float" office:value="0.142856" calcext:value-type="float">
            <text:p>0.14</text:p>
          </table:table-cell>
        </table:table-row>
        <table:table-row table:style-name="ro1">
          <table:table-cell office:value-type="float" office:value="17565" calcext:value-type="float">
            <text:p>17565</text:p>
          </table:table-cell>
          <table:table-cell office:value-type="float" office:value="17720.8" calcext:value-type="float">
            <text:p>17720.8</text:p>
          </table:table-cell>
          <table:table-cell office:value-type="float" office:value="17821.7" calcext:value-type="float">
            <text:p>17821.7</text:p>
          </table:table-cell>
          <table:table-cell office:value-type="float" office:value="1.68978" calcext:value-type="float">
            <text:p>1.68978</text:p>
          </table:table-cell>
          <table:table-cell office:value-type="float" office:value="256.697" calcext:value-type="float">
            <text:p>256.697</text:p>
          </table:table-cell>
          <table:table-cell table:number-columns-repeated="5"/>
          <table:table-cell office:value-type="float" office:value="388" calcext:value-type="float">
            <text:p>388</text:p>
          </table:table-cell>
          <table:table-cell office:value-type="float" office:value="385.984" calcext:value-type="float">
            <text:p>385.984</text:p>
          </table:table-cell>
          <table:table-cell office:value-type="float" office:value="389.315" calcext:value-type="float">
            <text:p>389.315</text:p>
          </table:table-cell>
          <table:table-cell office:value-type="float" office:value="-2.01598" calcext:value-type="float">
            <text:p>-2.01598</text:p>
          </table:table-cell>
          <table:table-cell office:value-type="float" office:value="1.31518" calcext:value-type="float">
            <text:p>1.31518</text:p>
          </table:table-cell>
          <table:table-cell office:value-type="float" office:value="0.67562" calcext:value-type="float">
            <text:p>0.67562</text:p>
          </table:table-cell>
          <table:table-cell office:value-type="float" office:value="0.250193" calcext:value-type="float">
            <text:p>0.250193</text:p>
          </table:table-cell>
          <table:table-cell table:style-name="Default" office:value-type="float" office:value="0.1638" calcext:value-type="float">
            <text:p>0.1638</text:p>
          </table:table-cell>
          <table:table-cell table:number-columns-repeated="2" office:value-type="float" office:value="1.06292" calcext:value-type="float">
            <text:p>1.06292</text:p>
          </table:table-cell>
          <table:table-cell office:value-type="float" office:value="0.267691" calcext:value-type="float">
            <text:p>0.267691</text:p>
          </table:table-cell>
          <table:table-cell office:value-type="float" office:value="-0.882219" calcext:value-type="float">
            <text:p>-0.882219</text:p>
          </table:table-cell>
          <table:table-cell office:value-type="float" office:value="-10.3722" calcext:value-type="float">
            <text:p>-10.3722</text:p>
          </table:table-cell>
          <table:table-cell table:number-columns-repeated="22"/>
          <table:table-cell table:formula="of:=[.AT164]+1" office:value-type="date" office:date-value="2020-08-05" calcext:value-type="date">
            <text:p>05/08/20</text:p>
          </table:table-cell>
          <table:table-cell table:formula="of:=AVERAGE([.S162:.S168])" office:value-type="float" office:value="1.08466285714286" calcext:value-type="float">
            <text:p>1.08466285714286</text:p>
          </table:table-cell>
          <table:table-cell table:formula="of:=[.P165]" office:value-type="float" office:value="0.67562" calcext:value-type="float">
            <text:p>0.67562</text:p>
          </table:table-cell>
          <table:table-cell table:formula="of:=AVERAGE([.R162:.R168])" office:value-type="float" office:value="0.143318285714286" calcext:value-type="float">
            <text:p>0.14</text:p>
          </table:table-cell>
        </table:table-row>
        <table:table-row table:style-name="ro1">
          <table:table-cell office:value-type="float" office:value="17767" calcext:value-type="float">
            <text:p>17767</text:p>
          </table:table-cell>
          <table:table-cell office:value-type="float" office:value="18016.2" calcext:value-type="float">
            <text:p>18016.2</text:p>
          </table:table-cell>
          <table:table-cell office:value-type="float" office:value="18285.1" calcext:value-type="float">
            <text:p>18285.1</text:p>
          </table:table-cell>
          <table:table-cell office:value-type="float" office:value="2.61033" calcext:value-type="float">
            <text:p>2.61033</text:p>
          </table:table-cell>
          <table:table-cell office:value-type="float" office:value="518.071" calcext:value-type="float">
            <text:p>518.071</text:p>
          </table:table-cell>
          <table:table-cell table:number-columns-repeated="5"/>
          <table:table-cell office:value-type="float" office:value="390" calcext:value-type="float">
            <text:p>390</text:p>
          </table:table-cell>
          <table:table-cell office:value-type="float" office:value="390.148" calcext:value-type="float">
            <text:p>390.148</text:p>
          </table:table-cell>
          <table:table-cell office:value-type="float" office:value="394.286" calcext:value-type="float">
            <text:p>394.286</text:p>
          </table:table-cell>
          <table:table-cell office:value-type="float" office:value="0.14807" calcext:value-type="float">
            <text:p>0.14807</text:p>
          </table:table-cell>
          <table:table-cell office:value-type="float" office:value="4.28577" calcext:value-type="float">
            <text:p>4.28577</text:p>
          </table:table-cell>
          <table:table-cell office:value-type="float" office:value="0.67562" calcext:value-type="float">
            <text:p>0.67562</text:p>
          </table:table-cell>
          <table:table-cell office:value-type="float" office:value="0.273383" calcext:value-type="float">
            <text:p>0.273383</text:p>
          </table:table-cell>
          <table:table-cell table:style-name="Default" office:value-type="float" office:value="0.177657" calcext:value-type="float">
            <text:p>0.177657</text:p>
          </table:table-cell>
          <table:table-cell table:number-columns-repeated="2" office:value-type="float" office:value="1.04798" calcext:value-type="float">
            <text:p>1.04798</text:p>
          </table:table-cell>
          <table:table-cell office:value-type="float" office:value="0.268023" calcext:value-type="float">
            <text:p>0.268023</text:p>
          </table:table-cell>
          <table:table-cell office:value-type="float" office:value="-0.885887" calcext:value-type="float">
            <text:p>-0.885887</text:p>
          </table:table-cell>
          <table:table-cell office:value-type="float" office:value="-11.2473" calcext:value-type="float">
            <text:p>-11.2473</text:p>
          </table:table-cell>
          <table:table-cell table:number-columns-repeated="22"/>
          <table:table-cell table:formula="of:=[.AT165]+1" office:value-type="date" office:date-value="2020-08-06" calcext:value-type="date">
            <text:p>06/08/20</text:p>
          </table:table-cell>
          <table:table-cell table:formula="of:=AVERAGE([.S163:.S169])" office:value-type="float" office:value="1.08417" calcext:value-type="float">
            <text:p>1.08417</text:p>
          </table:table-cell>
          <table:table-cell table:formula="of:=[.P166]" office:value-type="float" office:value="0.67562" calcext:value-type="float">
            <text:p>0.67562</text:p>
          </table:table-cell>
          <table:table-cell table:formula="of:=AVERAGE([.R163:.R169])" office:value-type="float" office:value="0.143802428571429" calcext:value-type="float">
            <text:p>0.14</text:p>
          </table:table-cell>
        </table:table-row>
        <table:table-row table:style-name="ro1">
          <table:table-cell office:value-type="float" office:value="18096" calcext:value-type="float">
            <text:p>18096</text:p>
          </table:table-cell>
          <table:table-cell office:value-type="float" office:value="18310.1" calcext:value-type="float">
            <text:p>18310.1</text:p>
          </table:table-cell>
          <table:table-cell office:value-type="float" office:value="18749.6" calcext:value-type="float">
            <text:p>18749.6</text:p>
          </table:table-cell>
          <table:table-cell office:value-type="float" office:value="2.17677" calcext:value-type="float">
            <text:p>2.17677</text:p>
          </table:table-cell>
          <table:table-cell office:value-type="float" office:value="653.587" calcext:value-type="float">
            <text:p>653.587</text:p>
          </table:table-cell>
          <table:table-cell table:number-columns-repeated="5"/>
          <table:table-cell office:value-type="float" office:value="389" calcext:value-type="float">
            <text:p>389</text:p>
          </table:table-cell>
          <table:table-cell office:value-type="float" office:value="392.472" calcext:value-type="float">
            <text:p>392.472</text:p>
          </table:table-cell>
          <table:table-cell office:value-type="float" office:value="398.007" calcext:value-type="float">
            <text:p>398.007</text:p>
          </table:table-cell>
          <table:table-cell office:value-type="float" office:value="3.47186" calcext:value-type="float">
            <text:p>3.47186</text:p>
          </table:table-cell>
          <table:table-cell office:value-type="float" office:value="9.00746" calcext:value-type="float">
            <text:p>9.00746</text:p>
          </table:table-cell>
          <table:table-cell office:value-type="float" office:value="0.67562" calcext:value-type="float">
            <text:p>0.67562</text:p>
          </table:table-cell>
          <table:table-cell office:value-type="float" office:value="0.195639" calcext:value-type="float">
            <text:p>0.195639</text:p>
          </table:table-cell>
          <table:table-cell table:style-name="Default" office:value-type="float" office:value="0.1273" calcext:value-type="float">
            <text:p>0.1273</text:p>
          </table:table-cell>
          <table:table-cell table:number-columns-repeated="2" office:value-type="float" office:value="1.10161" calcext:value-type="float">
            <text:p>1.10161</text:p>
          </table:table-cell>
          <table:table-cell office:value-type="float" office:value="0.266962" calcext:value-type="float">
            <text:p>0.266962</text:p>
          </table:table-cell>
          <table:table-cell office:value-type="float" office:value="-0.874679" calcext:value-type="float">
            <text:p>-0.874679</text:p>
          </table:table-cell>
          <table:table-cell office:value-type="float" office:value="-12.9061" calcext:value-type="float">
            <text:p>-12.9061</text:p>
          </table:table-cell>
          <table:table-cell table:number-columns-repeated="22"/>
          <table:table-cell table:formula="of:=[.AT166]+1" office:value-type="date" office:date-value="2020-08-07" calcext:value-type="date">
            <text:p>07/08/20</text:p>
          </table:table-cell>
          <table:table-cell table:formula="of:=AVERAGE([.S164:.S170])" office:value-type="float" office:value="1.08334428571429" calcext:value-type="float">
            <text:p>1.08334428571429</text:p>
          </table:table-cell>
          <table:table-cell table:formula="of:=[.P167]" office:value-type="float" office:value="0.67562" calcext:value-type="float">
            <text:p>0.67562</text:p>
          </table:table-cell>
          <table:table-cell table:formula="of:=AVERAGE([.R164:.R170])" office:value-type="float" office:value="0.144593428571429" calcext:value-type="float">
            <text:p>0.14</text:p>
          </table:table-cell>
        </table:table-row>
        <table:table-row table:style-name="ro1">
          <table:table-cell office:value-type="float" office:value="18271" calcext:value-type="float">
            <text:p>18271</text:p>
          </table:table-cell>
          <table:table-cell office:value-type="float" office:value="18570.5" calcext:value-type="float">
            <text:p>18570.5</text:p>
          </table:table-cell>
          <table:table-cell office:value-type="float" office:value="19099.9" calcext:value-type="float">
            <text:p>19099.9</text:p>
          </table:table-cell>
          <table:table-cell office:value-type="float" office:value="3.02703" calcext:value-type="float">
            <text:p>3.02703</text:p>
          </table:table-cell>
          <table:table-cell office:value-type="float" office:value="828.925" calcext:value-type="float">
            <text:p>828.925</text:p>
          </table:table-cell>
          <table:table-cell table:number-columns-repeated="5"/>
          <table:table-cell office:value-type="float" office:value="389" calcext:value-type="float">
            <text:p>389</text:p>
          </table:table-cell>
          <table:table-cell office:value-type="float" office:value="391.943" calcext:value-type="float">
            <text:p>391.943</text:p>
          </table:table-cell>
          <table:table-cell office:value-type="float" office:value="399.773" calcext:value-type="float">
            <text:p>399.773</text:p>
          </table:table-cell>
          <table:table-cell office:value-type="float" office:value="2.94342" calcext:value-type="float">
            <text:p>2.94342</text:p>
          </table:table-cell>
          <table:table-cell office:value-type="float" office:value="10.7725" calcext:value-type="float">
            <text:p>10.7725</text:p>
          </table:table-cell>
          <table:table-cell office:value-type="float" office:value="0.67562" calcext:value-type="float">
            <text:p>0.67562</text:p>
          </table:table-cell>
          <table:table-cell office:value-type="float" office:value="0.171994" calcext:value-type="float">
            <text:p>0.171994</text:p>
          </table:table-cell>
          <table:table-cell office:value-type="float" office:value="0.112327" calcext:value-type="float">
            <text:p>1.12E-01</text:p>
          </table:table-cell>
          <table:table-cell table:number-columns-repeated="2" office:value-type="float" office:value="1.11769" calcext:value-type="float">
            <text:p>1.11769</text:p>
          </table:table-cell>
          <table:table-cell office:value-type="float" office:value="0.266569" calcext:value-type="float">
            <text:p>0.266569</text:p>
          </table:table-cell>
          <table:table-cell office:value-type="float" office:value="-0.870835" calcext:value-type="float">
            <text:p>-0.870835</text:p>
          </table:table-cell>
          <table:table-cell office:value-type="float" office:value="-15.3336" calcext:value-type="float">
            <text:p>-15.3336</text:p>
          </table:table-cell>
          <table:table-cell table:number-columns-repeated="22"/>
          <table:table-cell table:formula="of:=[.AT167]+1" office:value-type="date" office:date-value="2020-08-08" calcext:value-type="date">
            <text:p>08/08/20</text:p>
          </table:table-cell>
          <table:table-cell table:formula="of:=AVERAGE([.S165:.S171])" office:value-type="float" office:value="1.08243285714286" calcext:value-type="float">
            <text:p>1.08243285714286</text:p>
          </table:table-cell>
          <table:table-cell table:formula="of:=[.P168]" office:value-type="float" office:value="0.67562" calcext:value-type="float">
            <text:p>0.67562</text:p>
          </table:table-cell>
          <table:table-cell table:formula="of:=AVERAGE([.R165:.R171])" office:value-type="float" office:value="0.145465571428571" calcext:value-type="float">
            <text:p>0.15</text:p>
          </table:table-cell>
        </table:table-row>
        <table:table-row table:style-name="ro1">
          <table:table-cell office:value-type="float" office:value="18389" calcext:value-type="float">
            <text:p>18389</text:p>
          </table:table-cell>
          <table:table-cell office:value-type="float" office:value="18786.3" calcext:value-type="float">
            <text:p>18786.3</text:p>
          </table:table-cell>
          <table:table-cell office:value-type="float" office:value="19381.2" calcext:value-type="float">
            <text:p>19381.2</text:p>
          </table:table-cell>
          <table:table-cell office:value-type="float" office:value="3.93412" calcext:value-type="float">
            <text:p>3.93412</text:p>
          </table:table-cell>
          <table:table-cell office:value-type="float" office:value="992.213" calcext:value-type="float">
            <text:p>992.213</text:p>
          </table:table-cell>
          <table:table-cell table:number-columns-repeated="5"/>
          <table:table-cell office:value-type="float" office:value="390" calcext:value-type="float">
            <text:p>390</text:p>
          </table:table-cell>
          <table:table-cell office:value-type="float" office:value="391.937" calcext:value-type="float">
            <text:p>391.937</text:p>
          </table:table-cell>
          <table:table-cell office:value-type="float" office:value="401.256" calcext:value-type="float">
            <text:p>401.256</text:p>
          </table:table-cell>
          <table:table-cell office:value-type="float" office:value="1.93678" calcext:value-type="float">
            <text:p>1.93678</text:p>
          </table:table-cell>
          <table:table-cell office:value-type="float" office:value="11.256" calcext:value-type="float">
            <text:p>11.256</text:p>
          </table:table-cell>
          <table:table-cell office:value-type="float" office:value="0.67562" calcext:value-type="float">
            <text:p>0.67562</text:p>
          </table:table-cell>
          <table:table-cell office:value-type="float" office:value="0.173503" calcext:value-type="float">
            <text:p>0.173503</text:p>
          </table:table-cell>
          <table:table-cell table:style-name="Default" office:value-type="float" office:value="0.113862" calcext:value-type="float">
            <text:p>0.113862</text:p>
          </table:table-cell>
          <table:table-cell table:number-columns-repeated="2" office:value-type="float" office:value="1.11616" calcext:value-type="float">
            <text:p>1.11616</text:p>
          </table:table-cell>
          <table:table-cell office:value-type="float" office:value="0.266567" calcext:value-type="float">
            <text:p>0.266567</text:p>
          </table:table-cell>
          <table:table-cell office:value-type="float" office:value="-0.870824" calcext:value-type="float">
            <text:p>-0.870824</text:p>
          </table:table-cell>
          <table:table-cell office:value-type="float" office:value="-17.5347" calcext:value-type="float">
            <text:p>-17.5347</text:p>
          </table:table-cell>
          <table:table-cell table:number-columns-repeated="22"/>
          <table:table-cell table:formula="of:=[.AT168]+1" office:value-type="date" office:date-value="2020-08-09" calcext:value-type="date">
            <text:p>09/08/20</text:p>
          </table:table-cell>
          <table:table-cell table:formula="of:=AVERAGE([.S166:.S172])" office:value-type="float" office:value="1.08206285714286" calcext:value-type="float">
            <text:p>1.08206285714286</text:p>
          </table:table-cell>
          <table:table-cell table:formula="of:=[.P169]" office:value-type="float" office:value="0.67562" calcext:value-type="float">
            <text:p>0.67562</text:p>
          </table:table-cell>
          <table:table-cell table:formula="of:=AVERAGE([.R166:.R172])" office:value-type="float" office:value="0.145860142857143" calcext:value-type="float">
            <text:p>0.15</text:p>
          </table:table-cell>
        </table:table-row>
        <table:table-row table:style-name="ro1">
          <table:table-cell office:value-type="float" office:value="18530" calcext:value-type="float">
            <text:p>18530</text:p>
          </table:table-cell>
          <table:table-cell office:value-type="float" office:value="18976.3" calcext:value-type="float">
            <text:p>18976.3</text:p>
          </table:table-cell>
          <table:table-cell office:value-type="float" office:value="19698.8" calcext:value-type="float">
            <text:p>19698.8</text:p>
          </table:table-cell>
          <table:table-cell office:value-type="float" office:value="4.30697" calcext:value-type="float">
            <text:p>4.30697</text:p>
          </table:table-cell>
          <table:table-cell office:value-type="float" office:value="1168.78" calcext:value-type="float">
            <text:p>1168.78</text:p>
          </table:table-cell>
          <table:table-cell table:number-columns-repeated="5"/>
          <table:table-cell office:value-type="float" office:value="390" calcext:value-type="float">
            <text:p>390</text:p>
          </table:table-cell>
          <table:table-cell office:value-type="float" office:value="392.866" calcext:value-type="float">
            <text:p>392.866</text:p>
          </table:table-cell>
          <table:table-cell office:value-type="float" office:value="403.634" calcext:value-type="float">
            <text:p>403.634</text:p>
          </table:table-cell>
          <table:table-cell office:value-type="float" office:value="2.8658" calcext:value-type="float">
            <text:p>2.8658</text:p>
          </table:table-cell>
          <table:table-cell office:value-type="float" office:value="13.634" calcext:value-type="float">
            <text:p>13.634</text:p>
          </table:table-cell>
          <table:table-cell office:value-type="float" office:value="0.67562" calcext:value-type="float">
            <text:p>0.67562</text:p>
          </table:table-cell>
          <table:table-cell office:value-type="float" office:value="0.231944" calcext:value-type="float">
            <text:p>0.231944</text:p>
          </table:table-cell>
          <table:table-cell table:style-name="Default" office:value-type="float" office:value="0.15239" calcext:value-type="float">
            <text:p>0.15239</text:p>
          </table:table-cell>
          <table:table-cell table:number-columns-repeated="2" office:value-type="float" office:value="1.07515" calcext:value-type="float">
            <text:p>1.07515</text:p>
          </table:table-cell>
          <table:table-cell office:value-type="float" office:value="0.267428" calcext:value-type="float">
            <text:p>0.267428</text:p>
          </table:table-cell>
          <table:table-cell office:value-type="float" office:value="-0.879434" calcext:value-type="float">
            <text:p>-0.879434</text:p>
          </table:table-cell>
          <table:table-cell office:value-type="float" office:value="-14.2415" calcext:value-type="float">
            <text:p>-14.2415</text:p>
          </table:table-cell>
          <table:table-cell table:number-columns-repeated="22"/>
          <table:table-cell table:formula="of:=[.AT169]+1" office:value-type="date" office:date-value="2020-08-10" calcext:value-type="date">
            <text:p>10/08/20</text:p>
          </table:table-cell>
          <table:table-cell table:formula="of:=AVERAGE([.S167:.S173])" office:value-type="float" office:value="1.08309857142857" calcext:value-type="float">
            <text:p>1.08309857142857</text:p>
          </table:table-cell>
          <table:table-cell table:formula="of:=[.P170]" office:value-type="float" office:value="0.67562" calcext:value-type="float">
            <text:p>0.67562</text:p>
          </table:table-cell>
          <table:table-cell table:formula="of:=AVERAGE([.R167:.R173])" office:value-type="float" office:value="0.145020571428571" calcext:value-type="float">
            <text:p>0.15</text:p>
          </table:table-cell>
        </table:table-row>
        <table:table-row table:style-name="ro1">
          <table:table-cell office:value-type="float" office:value="18819" calcext:value-type="float">
            <text:p>18819</text:p>
          </table:table-cell>
          <table:table-cell office:value-type="float" office:value="19206.8" calcext:value-type="float">
            <text:p>19206.8</text:p>
          </table:table-cell>
          <table:table-cell office:value-type="float" office:value="20131.6" calcext:value-type="float">
            <text:p>20131.6</text:p>
          </table:table-cell>
          <table:table-cell office:value-type="float" office:value="3.61532" calcext:value-type="float">
            <text:p>3.61532</text:p>
          </table:table-cell>
          <table:table-cell office:value-type="float" office:value="1312.6" calcext:value-type="float">
            <text:p>1312.6</text:p>
          </table:table-cell>
          <table:table-cell table:number-columns-repeated="5"/>
          <table:table-cell office:value-type="float" office:value="391" calcext:value-type="float">
            <text:p>391</text:p>
          </table:table-cell>
          <table:table-cell office:value-type="float" office:value="393.03" calcext:value-type="float">
            <text:p>393.03</text:p>
          </table:table-cell>
          <table:table-cell office:value-type="float" office:value="401.801" calcext:value-type="float">
            <text:p>401.801</text:p>
          </table:table-cell>
          <table:table-cell office:value-type="float" office:value="2.02951" calcext:value-type="float">
            <text:p>2.02951</text:p>
          </table:table-cell>
          <table:table-cell office:value-type="float" office:value="10.8014" calcext:value-type="float">
            <text:p>10.8014</text:p>
          </table:table-cell>
          <table:table-cell office:value-type="float" office:value="0.67562" calcext:value-type="float">
            <text:p>0.67562</text:p>
          </table:table-cell>
          <table:table-cell office:value-type="float" office:value="0.259685" calcext:value-type="float">
            <text:p>0.259685</text:p>
          </table:table-cell>
          <table:table-cell table:style-name="Default" office:value-type="float" office:value="0.170923" calcext:value-type="float">
            <text:p>0.170923</text:p>
          </table:table-cell>
          <table:table-cell table:number-columns-repeated="2" office:value-type="float" office:value="1.05552" calcext:value-type="float">
            <text:p>1.05552</text:p>
          </table:table-cell>
          <table:table-cell office:value-type="float" office:value="0.267778" calcext:value-type="float">
            <text:p>0.267778</text:p>
          </table:table-cell>
          <table:table-cell office:value-type="float" office:value="-0.883165" calcext:value-type="float">
            <text:p>-0.883165</text:p>
          </table:table-cell>
          <table:table-cell office:value-type="float" office:value="-14.3252" calcext:value-type="float">
            <text:p>-14.3252</text:p>
          </table:table-cell>
          <table:table-cell table:number-columns-repeated="22"/>
          <table:table-cell table:formula="of:=[.AT170]+1" office:value-type="date" office:date-value="2020-08-11" calcext:value-type="date">
            <text:p>11/08/20</text:p>
          </table:table-cell>
          <table:table-cell table:formula="of:=AVERAGE([.S168:.S174])" office:value-type="float" office:value="1.08434714285714" calcext:value-type="float">
            <text:p>1.08434714285714</text:p>
          </table:table-cell>
          <table:table-cell table:formula="of:=[.P171]" office:value-type="float" office:value="0.67562" calcext:value-type="float">
            <text:p>0.67562</text:p>
          </table:table-cell>
          <table:table-cell table:formula="of:=AVERAGE([.R168:.R174])" office:value-type="float" office:value="0.144157857142857" calcext:value-type="float">
            <text:p>0.14</text:p>
          </table:table-cell>
        </table:table-row>
        <table:table-row table:style-name="ro1">
          <table:table-cell office:value-type="float" office:value="19111" calcext:value-type="float">
            <text:p>19111</text:p>
          </table:table-cell>
          <table:table-cell office:value-type="float" office:value="19488.7" calcext:value-type="float">
            <text:p>19488.7</text:p>
          </table:table-cell>
          <table:table-cell office:value-type="float" office:value="20602.5" calcext:value-type="float">
            <text:p>20602.5</text:p>
          </table:table-cell>
          <table:table-cell office:value-type="float" office:value="3.44588" calcext:value-type="float">
            <text:p>3.44588</text:p>
          </table:table-cell>
          <table:table-cell office:value-type="float" office:value="1491.5" calcext:value-type="float">
            <text:p>1491.5</text:p>
          </table:table-cell>
          <table:table-cell table:number-columns-repeated="5"/>
          <table:table-cell office:value-type="float" office:value="391" calcext:value-type="float">
            <text:p>391</text:p>
          </table:table-cell>
          <table:table-cell office:value-type="float" office:value="393.981" calcext:value-type="float">
            <text:p>393.981</text:p>
          </table:table-cell>
          <table:table-cell office:value-type="float" office:value="406.445" calcext:value-type="float">
            <text:p>406.445</text:p>
          </table:table-cell>
          <table:table-cell office:value-type="float" office:value="2.98084" calcext:value-type="float">
            <text:p>2.98084</text:p>
          </table:table-cell>
          <table:table-cell office:value-type="float" office:value="15.4449" calcext:value-type="float">
            <text:p>15.4449</text:p>
          </table:table-cell>
          <table:table-cell office:value-type="float" office:value="0.67562" calcext:value-type="float">
            <text:p>0.67562</text:p>
          </table:table-cell>
          <table:table-cell office:value-type="float" office:value="0.251534" calcext:value-type="float">
            <text:p>0.251534</text:p>
          </table:table-cell>
          <table:table-cell table:style-name="Default" office:value-type="float" office:value="0.166562" calcext:value-type="float">
            <text:p>0.166562</text:p>
          </table:table-cell>
          <table:table-cell table:number-columns-repeated="2" office:value-type="float" office:value="1.06033" calcext:value-type="float">
            <text:p>1.06033</text:p>
          </table:table-cell>
          <table:table-cell office:value-type="float" office:value="0.267637" calcext:value-type="float">
            <text:p>0.267637</text:p>
          </table:table-cell>
          <table:table-cell office:value-type="float" office:value="-0.881647" calcext:value-type="float">
            <text:p>-0.881647</text:p>
          </table:table-cell>
          <table:table-cell office:value-type="float" office:value="-13.0353" calcext:value-type="float">
            <text:p>-13.0353</text:p>
          </table:table-cell>
          <table:table-cell table:number-columns-repeated="22"/>
          <table:table-cell table:formula="of:=[.AT171]+1" office:value-type="date" office:date-value="2020-08-12" calcext:value-type="date">
            <text:p>12/08/20</text:p>
          </table:table-cell>
          <table:table-cell table:formula="of:=AVERAGE([.S169:.S175])" office:value-type="float" office:value="1.08578714285714" calcext:value-type="float">
            <text:p>1.08578714285714</text:p>
          </table:table-cell>
          <table:table-cell table:formula="of:=[.P172]" office:value-type="float" office:value="0.67562" calcext:value-type="float">
            <text:p>0.67562</text:p>
          </table:table-cell>
          <table:table-cell table:formula="of:=AVERAGE([.R169:.R175])" office:value-type="float" office:value="0.143292428571429" calcext:value-type="float">
            <text:p>0.14</text:p>
          </table:table-cell>
        </table:table-row>
        <table:table-row table:style-name="ro1">
          <table:table-cell office:value-type="float" office:value="19437" calcext:value-type="float">
            <text:p>19437</text:p>
          </table:table-cell>
          <table:table-cell office:value-type="float" office:value="19768.1" calcext:value-type="float">
            <text:p>19768.1</text:p>
          </table:table-cell>
          <table:table-cell office:value-type="float" office:value="21012.9" calcext:value-type="float">
            <text:p>21012.9</text:p>
          </table:table-cell>
          <table:table-cell office:value-type="float" office:value="3.00341" calcext:value-type="float">
            <text:p>3.00341</text:p>
          </table:table-cell>
          <table:table-cell office:value-type="float" office:value="1575.87" calcext:value-type="float">
            <text:p>1575.87</text:p>
          </table:table-cell>
          <table:table-cell table:number-columns-repeated="5"/>
          <table:table-cell office:value-type="float" office:value="391" calcext:value-type="float">
            <text:p>391</text:p>
          </table:table-cell>
          <table:table-cell office:value-type="float" office:value="394.15" calcext:value-type="float">
            <text:p>394.15</text:p>
          </table:table-cell>
          <table:table-cell office:value-type="float" office:value="409.189" calcext:value-type="float">
            <text:p>409.189</text:p>
          </table:table-cell>
          <table:table-cell office:value-type="float" office:value="3.14976" calcext:value-type="float">
            <text:p>3.14976</text:p>
          </table:table-cell>
          <table:table-cell office:value-type="float" office:value="18.1892" calcext:value-type="float">
            <text:p>18.1892</text:p>
          </table:table-cell>
          <table:table-cell office:value-type="float" office:value="0.67562" calcext:value-type="float">
            <text:p>0.67562</text:p>
          </table:table-cell>
          <table:table-cell office:value-type="float" office:value="0.255747" calcext:value-type="float">
            <text:p>0.255747</text:p>
          </table:table-cell>
          <table:table-cell table:style-name="Default" office:value-type="float" office:value="0.17178" calcext:value-type="float">
            <text:p>0.17178</text:p>
          </table:table-cell>
          <table:table-cell table:number-columns-repeated="2" office:value-type="float" office:value="1.05523" calcext:value-type="float">
            <text:p>1.05523</text:p>
          </table:table-cell>
          <table:table-cell office:value-type="float" office:value="0.267599" calcext:value-type="float">
            <text:p>0.267599</text:p>
          </table:table-cell>
          <table:table-cell office:value-type="float" office:value="-0.881241" calcext:value-type="float">
            <text:p>-0.881241</text:p>
          </table:table-cell>
          <table:table-cell office:value-type="float" office:value="-11.9899" calcext:value-type="float">
            <text:p>-11.9899</text:p>
          </table:table-cell>
          <table:table-cell table:number-columns-repeated="22"/>
          <table:table-cell table:formula="of:=[.AT172]+1" office:value-type="date" office:date-value="2020-08-13" calcext:value-type="date">
            <text:p>13/08/20</text:p>
          </table:table-cell>
          <table:table-cell table:formula="of:=AVERAGE([.S170:.S176])" office:value-type="float" office:value="1.08748142857143" calcext:value-type="float">
            <text:p>1.08748142857143</text:p>
          </table:table-cell>
          <table:table-cell table:formula="of:=[.P173]" office:value-type="float" office:value="0.67562" calcext:value-type="float">
            <text:p>0.67562</text:p>
          </table:table-cell>
          <table:table-cell table:formula="of:=AVERAGE([.R170:.R176])" office:value-type="float" office:value="0.142372714285714" calcext:value-type="float">
            <text:p>0.14</text:p>
          </table:table-cell>
        </table:table-row>
        <table:table-row table:style-name="ro1">
          <table:table-cell office:value-type="float" office:value="19729" calcext:value-type="float">
            <text:p>19729</text:p>
          </table:table-cell>
          <table:table-cell office:value-type="float" office:value="20072.4" calcext:value-type="float">
            <text:p>20072.4</text:p>
          </table:table-cell>
          <table:table-cell office:value-type="float" office:value="21474.5" calcext:value-type="float">
            <text:p>21474.5</text:p>
          </table:table-cell>
          <table:table-cell office:value-type="float" office:value="3.09383" calcext:value-type="float">
            <text:p>3.09383</text:p>
          </table:table-cell>
          <table:table-cell office:value-type="float" office:value="1745.46" calcext:value-type="float">
            <text:p>1745.46</text:p>
          </table:table-cell>
          <table:table-cell table:number-columns-repeated="5"/>
          <table:table-cell office:value-type="float" office:value="394" calcext:value-type="float">
            <text:p>394</text:p>
          </table:table-cell>
          <table:table-cell office:value-type="float" office:value="394.226" calcext:value-type="float">
            <text:p>394.226</text:p>
          </table:table-cell>
          <table:table-cell office:value-type="float" office:value="409.13" calcext:value-type="float">
            <text:p>409.13</text:p>
          </table:table-cell>
          <table:table-cell office:value-type="float" office:value="0.225941" calcext:value-type="float">
            <text:p>0.225941</text:p>
          </table:table-cell>
          <table:table-cell office:value-type="float" office:value="15.1305" calcext:value-type="float">
            <text:p>15.1305</text:p>
          </table:table-cell>
          <table:table-cell office:value-type="float" office:value="0.680789" calcext:value-type="float">
            <text:p>0.680789</text:p>
          </table:table-cell>
          <table:table-cell office:value-type="float" office:value="0.179242" calcext:value-type="float">
            <text:p>0.179242</text:p>
          </table:table-cell>
          <table:table-cell office:value-type="float" office:value="0.121261" calcext:value-type="float">
            <text:p>1.21E-01</text:p>
          </table:table-cell>
          <table:table-cell table:number-columns-repeated="2" office:value-type="float" office:value="1.11035" calcext:value-type="float">
            <text:p>1.11035</text:p>
          </table:table-cell>
          <table:table-cell office:value-type="float" office:value="0.265431" calcext:value-type="float">
            <text:p>0.265431</text:p>
          </table:table-cell>
          <table:table-cell office:value-type="float" office:value="-0.870317" calcext:value-type="float">
            <text:p>-0.870317</text:p>
          </table:table-cell>
          <table:table-cell office:value-type="float" office:value="-13.8141" calcext:value-type="float">
            <text:p>-13.8141</text:p>
          </table:table-cell>
          <table:table-cell table:number-columns-repeated="22"/>
          <table:table-cell table:formula="of:=[.AT173]+1" office:value-type="date" office:date-value="2020-08-14" calcext:value-type="date">
            <text:p>14/08/20</text:p>
          </table:table-cell>
          <table:table-cell table:formula="of:=AVERAGE([.S171:.S177])" office:value-type="float" office:value="1.09021142857143" calcext:value-type="float">
            <text:p>1.09021142857143</text:p>
          </table:table-cell>
          <table:table-cell table:formula="of:=[.P174]" office:value-type="float" office:value="0.680789" calcext:value-type="float">
            <text:p>0.680789</text:p>
          </table:table-cell>
          <table:table-cell table:formula="of:=AVERAGE([.R171:.R177])" office:value-type="float" office:value="0.140716" calcext:value-type="float">
            <text:p>0.14</text:p>
          </table:table-cell>
        </table:table-row>
        <table:table-row table:style-name="ro1">
          <table:table-cell office:value-type="float" office:value="19927" calcext:value-type="float">
            <text:p>19927</text:p>
          </table:table-cell>
          <table:table-cell office:value-type="float" office:value="20310.8" calcext:value-type="float">
            <text:p>20310.8</text:p>
          </table:table-cell>
          <table:table-cell office:value-type="float" office:value="21779.1" calcext:value-type="float">
            <text:p>21779.1</text:p>
          </table:table-cell>
          <table:table-cell office:value-type="float" office:value="3.50679" calcext:value-type="float">
            <text:p>3.50679</text:p>
          </table:table-cell>
          <table:table-cell office:value-type="float" office:value="1852.08" calcext:value-type="float">
            <text:p>1852.08</text:p>
          </table:table-cell>
          <table:table-cell table:number-columns-repeated="5"/>
          <table:table-cell office:value-type="float" office:value="395" calcext:value-type="float">
            <text:p>395</text:p>
          </table:table-cell>
          <table:table-cell office:value-type="float" office:value="396.922" calcext:value-type="float">
            <text:p>396.922</text:p>
          </table:table-cell>
          <table:table-cell office:value-type="float" office:value="409.532" calcext:value-type="float">
            <text:p>409.532</text:p>
          </table:table-cell>
          <table:table-cell office:value-type="float" office:value="1.92168" calcext:value-type="float">
            <text:p>1.92168</text:p>
          </table:table-cell>
          <table:table-cell office:value-type="float" office:value="14.5323" calcext:value-type="float">
            <text:p>14.5323</text:p>
          </table:table-cell>
          <table:table-cell office:value-type="float" office:value="0.685958" calcext:value-type="float">
            <text:p>0.685958</text:p>
          </table:table-cell>
          <table:table-cell office:value-type="float" office:value="0.156149" calcext:value-type="float">
            <text:p>0.156149</text:p>
          </table:table-cell>
          <table:table-cell office:value-type="float" office:value="0.106269" calcext:value-type="float">
            <text:p>1.06E-01</text:p>
          </table:table-cell>
          <table:table-cell table:number-columns-repeated="2" office:value-type="float" office:value="1.12777" calcext:value-type="float">
            <text:p>1.12777</text:p>
          </table:table-cell>
          <table:table-cell office:value-type="float" office:value="0.263992" calcext:value-type="float">
            <text:p>0.263992</text:p>
          </table:table-cell>
          <table:table-cell office:value-type="float" office:value="-0.866839" calcext:value-type="float">
            <text:p>-0.866839</text:p>
          </table:table-cell>
          <table:table-cell office:value-type="float" office:value="-16.3073" calcext:value-type="float">
            <text:p>-16.3073</text:p>
          </table:table-cell>
          <table:table-cell table:number-columns-repeated="22"/>
          <table:table-cell table:formula="of:=[.AT174]+1" office:value-type="date" office:date-value="2020-08-15" calcext:value-type="date">
            <text:p>15/08/20</text:p>
          </table:table-cell>
          <table:table-cell table:formula="of:=AVERAGE([.S172:.S178])" office:value-type="float" office:value="1.09380142857143" calcext:value-type="float">
            <text:p>1.09380142857143</text:p>
          </table:table-cell>
          <table:table-cell table:formula="of:=[.P175]" office:value-type="float" office:value="0.685958" calcext:value-type="float">
            <text:p>0.685958</text:p>
          </table:table-cell>
          <table:table-cell table:formula="of:=AVERAGE([.R172:.R178])" office:value-type="float" office:value="0.138469714285714" calcext:value-type="float">
            <text:p>0.14</text:p>
          </table:table-cell>
        </table:table-row>
        <table:table-row table:style-name="ro1">
          <table:table-cell office:value-type="float" office:value="20048" calcext:value-type="float">
            <text:p>20048</text:p>
          </table:table-cell>
          <table:table-cell office:value-type="float" office:value="20513.3" calcext:value-type="float">
            <text:p>20513.3</text:p>
          </table:table-cell>
          <table:table-cell office:value-type="float" office:value="21980.5" calcext:value-type="float">
            <text:p>21980.5</text:p>
          </table:table-cell>
          <table:table-cell office:value-type="float" office:value="4.22614" calcext:value-type="float">
            <text:p>4.22614</text:p>
          </table:table-cell>
          <table:table-cell office:value-type="float" office:value="1932.5" calcext:value-type="float">
            <text:p>1932.5</text:p>
          </table:table-cell>
          <table:table-cell table:number-columns-repeated="5"/>
          <table:table-cell office:value-type="float" office:value="397" calcext:value-type="float">
            <text:p>397</text:p>
          </table:table-cell>
          <table:table-cell office:value-type="float" office:value="398.181" calcext:value-type="float">
            <text:p>398.181</text:p>
          </table:table-cell>
          <table:table-cell office:value-type="float" office:value="410.798" calcext:value-type="float">
            <text:p>410.798</text:p>
          </table:table-cell>
          <table:table-cell office:value-type="float" office:value="1.18128" calcext:value-type="float">
            <text:p>1.18128</text:p>
          </table:table-cell>
          <table:table-cell office:value-type="float" office:value="13.798" calcext:value-type="float">
            <text:p>13.798</text:p>
          </table:table-cell>
          <table:table-cell office:value-type="float" office:value="0.691127" calcext:value-type="float">
            <text:p>0.691127</text:p>
          </table:table-cell>
          <table:table-cell office:value-type="float" office:value="0.157014" calcext:value-type="float">
            <text:p>0.157014</text:p>
          </table:table-cell>
          <table:table-cell table:style-name="Default" office:value-type="float" office:value="0.107424" calcext:value-type="float">
            <text:p>0.107424</text:p>
          </table:table-cell>
          <table:table-cell table:number-columns-repeated="2" office:value-type="float" office:value="1.12802" calcext:value-type="float">
            <text:p>1.12802</text:p>
          </table:table-cell>
          <table:table-cell office:value-type="float" office:value="0.262947" calcext:value-type="float">
            <text:p>0.262947</text:p>
          </table:table-cell>
          <table:table-cell office:value-type="float" office:value="-0.866963" calcext:value-type="float">
            <text:p>-0.866963</text:p>
          </table:table-cell>
          <table:table-cell office:value-type="float" office:value="-15.651" calcext:value-type="float">
            <text:p>-15.651</text:p>
          </table:table-cell>
          <table:table-cell table:number-columns-repeated="22"/>
          <table:table-cell table:formula="of:=[.AT175]+1" office:value-type="date" office:date-value="2020-08-16" calcext:value-type="date">
            <text:p>16/08/20</text:p>
          </table:table-cell>
          <table:table-cell table:formula="of:=AVERAGE([.S173:.S179])" office:value-type="float" office:value="1.09764" calcext:value-type="float">
            <text:p>1.09764</text:p>
          </table:table-cell>
          <table:table-cell table:formula="of:=[.P176]" office:value-type="float" office:value="0.691127" calcext:value-type="float">
            <text:p>0.691127</text:p>
          </table:table-cell>
          <table:table-cell table:formula="of:=AVERAGE([.R173:.R179])" office:value-type="float" office:value="0.136168571428571" calcext:value-type="float">
            <text:p>0.14</text:p>
          </table:table-cell>
        </table:table-row>
        <table:table-row table:style-name="ro1">
          <table:table-cell office:value-type="float" office:value="20238" calcext:value-type="float">
            <text:p>20238</text:p>
          </table:table-cell>
          <table:table-cell office:value-type="float" office:value="20692.9" calcext:value-type="float">
            <text:p>20692.9</text:p>
          </table:table-cell>
          <table:table-cell office:value-type="float" office:value="22146.3" calcext:value-type="float">
            <text:p>22146.3</text:p>
          </table:table-cell>
          <table:table-cell office:value-type="float" office:value="4.06556" calcext:value-type="float">
            <text:p>4.06556</text:p>
          </table:table-cell>
          <table:table-cell office:value-type="float" office:value="1908.32" calcext:value-type="float">
            <text:p>1908.32</text:p>
          </table:table-cell>
          <table:table-cell table:number-columns-repeated="5"/>
          <table:table-cell office:value-type="float" office:value="399" calcext:value-type="float">
            <text:p>399</text:p>
          </table:table-cell>
          <table:table-cell office:value-type="float" office:value="400.137" calcext:value-type="float">
            <text:p>400.137</text:p>
          </table:table-cell>
          <table:table-cell office:value-type="float" office:value="411.259" calcext:value-type="float">
            <text:p>411.259</text:p>
          </table:table-cell>
          <table:table-cell office:value-type="float" office:value="1.13706" calcext:value-type="float">
            <text:p>1.13706</text:p>
          </table:table-cell>
          <table:table-cell office:value-type="float" office:value="12.2587" calcext:value-type="float">
            <text:p>12.2587</text:p>
          </table:table-cell>
          <table:table-cell office:value-type="float" office:value="0.696296" calcext:value-type="float">
            <text:p>0.696296</text:p>
          </table:table-cell>
          <table:table-cell office:value-type="float" office:value="0.203818" calcext:value-type="float">
            <text:p>0.203818</text:p>
          </table:table-cell>
          <table:table-cell table:style-name="Default" office:value-type="float" office:value="0.140793" calcext:value-type="float">
            <text:p>0.140793</text:p>
          </table:table-cell>
          <table:table-cell table:number-columns-repeated="2" office:value-type="float" office:value="1.09426" calcext:value-type="float">
            <text:p>1.09426</text:p>
          </table:table-cell>
          <table:table-cell office:value-type="float" office:value="0.262561" calcext:value-type="float">
            <text:p>0.262561</text:p>
          </table:table-cell>
          <table:table-cell office:value-type="float" office:value="-0.873274" calcext:value-type="float">
            <text:p>-0.873274</text:p>
          </table:table-cell>
          <table:table-cell office:value-type="float" office:value="-13.8731" calcext:value-type="float">
            <text:p>-13.8731</text:p>
          </table:table-cell>
          <table:table-cell table:number-columns-repeated="22"/>
          <table:table-cell table:formula="of:=[.AT176]+1" office:value-type="date" office:date-value="2020-08-17" calcext:value-type="date">
            <text:p>17/08/20</text:p>
          </table:table-cell>
          <table:table-cell table:formula="of:=AVERAGE([.S174:.S180])" office:value-type="float" office:value="1.10096" calcext:value-type="float">
            <text:p>1.10096</text:p>
          </table:table-cell>
          <table:table-cell table:formula="of:=[.P177]" office:value-type="float" office:value="0.696296" calcext:value-type="float">
            <text:p>0.696296</text:p>
          </table:table-cell>
          <table:table-cell table:formula="of:=AVERAGE([.R174:.R180])" office:value-type="float" office:value="0.134489428571429" calcext:value-type="float">
            <text:p>0.13</text:p>
          </table:table-cell>
        </table:table-row>
        <table:table-row table:style-name="ro1">
          <table:table-cell office:value-type="float" office:value="20519" calcext:value-type="float">
            <text:p>20519</text:p>
          </table:table-cell>
          <table:table-cell office:value-type="float" office:value="20933.1" calcext:value-type="float">
            <text:p>20933.1</text:p>
          </table:table-cell>
          <table:table-cell office:value-type="float" office:value="22430" calcext:value-type="float">
            <text:p>22430</text:p>
          </table:table-cell>
          <table:table-cell office:value-type="float" office:value="3.58788" calcext:value-type="float">
            <text:p>3.58788</text:p>
          </table:table-cell>
          <table:table-cell office:value-type="float" office:value="1910.98" calcext:value-type="float">
            <text:p>1910.98</text:p>
          </table:table-cell>
          <table:table-cell table:number-columns-repeated="5"/>
          <table:table-cell office:value-type="float" office:value="401" calcext:value-type="float">
            <text:p>401</text:p>
          </table:table-cell>
          <table:table-cell office:value-type="float" office:value="402.18" calcext:value-type="float">
            <text:p>402.18</text:p>
          </table:table-cell>
          <table:table-cell office:value-type="float" office:value="412.549" calcext:value-type="float">
            <text:p>412.549</text:p>
          </table:table-cell>
          <table:table-cell office:value-type="float" office:value="1.18041" calcext:value-type="float">
            <text:p>1.18041</text:p>
          </table:table-cell>
          <table:table-cell office:value-type="float" office:value="11.5485" calcext:value-type="float">
            <text:p>11.5485</text:p>
          </table:table-cell>
          <table:table-cell office:value-type="float" office:value="0.701465" calcext:value-type="float">
            <text:p>0.701465</text:p>
          </table:table-cell>
          <table:table-cell office:value-type="float" office:value="0.222743" calcext:value-type="float">
            <text:p>0.222743</text:p>
          </table:table-cell>
          <table:table-cell table:style-name="Default" office:value-type="float" office:value="0.155199" calcext:value-type="float">
            <text:p>0.155199</text:p>
          </table:table-cell>
          <table:table-cell table:number-columns-repeated="2" office:value-type="float" office:value="1.08065" calcext:value-type="float">
            <text:p>1.08065</text:p>
          </table:table-cell>
          <table:table-cell office:value-type="float" office:value="0.261745" calcext:value-type="float">
            <text:p>0.261745</text:p>
          </table:table-cell>
          <table:table-cell office:value-type="float" office:value="-0.87545" calcext:value-type="float">
            <text:p>-0.87545</text:p>
          </table:table-cell>
          <table:table-cell office:value-type="float" office:value="-12.6557" calcext:value-type="float">
            <text:p>-12.6557</text:p>
          </table:table-cell>
          <table:table-cell table:number-columns-repeated="22"/>
          <table:table-cell table:formula="of:=[.AT177]+1" office:value-type="date" office:date-value="2020-08-18" calcext:value-type="date">
            <text:p>18/08/20</text:p>
          </table:table-cell>
          <table:table-cell table:formula="of:=AVERAGE([.S175:.S181])" office:value-type="float" office:value="1.10362428571429" calcext:value-type="float">
            <text:p>1.10362428571429</text:p>
          </table:table-cell>
          <table:table-cell table:formula="of:=[.P178]" office:value-type="float" office:value="0.701465" calcext:value-type="float">
            <text:p>0.701465</text:p>
          </table:table-cell>
          <table:table-cell table:formula="of:=AVERAGE([.R175:.R181])" office:value-type="float" office:value="0.133207428571429" calcext:value-type="float">
            <text:p>0.13</text:p>
          </table:table-cell>
        </table:table-row>
        <table:table-row table:style-name="ro1">
          <table:table-cell office:value-type="float" office:value="20834" calcext:value-type="float">
            <text:p>20834</text:p>
          </table:table-cell>
          <table:table-cell office:value-type="float" office:value="21220.3" calcext:value-type="float">
            <text:p>21220.3</text:p>
          </table:table-cell>
          <table:table-cell office:value-type="float" office:value="22751.9" calcext:value-type="float">
            <text:p>22751.9</text:p>
          </table:table-cell>
          <table:table-cell office:value-type="float" office:value="3.26997" calcext:value-type="float">
            <text:p>3.26997</text:p>
          </table:table-cell>
          <table:table-cell office:value-type="float" office:value="1917.94" calcext:value-type="float">
            <text:p>1917.94</text:p>
          </table:table-cell>
          <table:table-cell table:number-columns-repeated="5"/>
          <table:table-cell office:value-type="float" office:value="404" calcext:value-type="float">
            <text:p>404</text:p>
          </table:table-cell>
          <table:table-cell office:value-type="float" office:value="404.238" calcext:value-type="float">
            <text:p>404.238</text:p>
          </table:table-cell>
          <table:table-cell office:value-type="float" office:value="413.047" calcext:value-type="float">
            <text:p>413.047</text:p>
          </table:table-cell>
          <table:table-cell office:value-type="float" office:value="0.237501" calcext:value-type="float">
            <text:p>0.237501</text:p>
          </table:table-cell>
          <table:table-cell office:value-type="float" office:value="9.04682" calcext:value-type="float">
            <text:p>9.04682</text:p>
          </table:table-cell>
          <table:table-cell office:value-type="float" office:value="0.706634" calcext:value-type="float">
            <text:p>0.706634</text:p>
          </table:table-cell>
          <table:table-cell office:value-type="float" office:value="0.214327" calcext:value-type="float">
            <text:p>0.214327</text:p>
          </table:table-cell>
          <table:table-cell table:style-name="Default" office:value-type="float" office:value="0.150454" calcext:value-type="float">
            <text:p>0.150454</text:p>
          </table:table-cell>
          <table:table-cell table:number-columns-repeated="2" office:value-type="float" office:value="1.0872" calcext:value-type="float">
            <text:p>1.0872</text:p>
          </table:table-cell>
          <table:table-cell office:value-type="float" office:value="0.260587" calcext:value-type="float">
            <text:p>0.260587</text:p>
          </table:table-cell>
          <table:table-cell office:value-type="float" office:value="-0.874098" calcext:value-type="float">
            <text:p>-0.874098</text:p>
          </table:table-cell>
          <table:table-cell office:value-type="float" office:value="-14.1614" calcext:value-type="float">
            <text:p>-14.1614</text:p>
          </table:table-cell>
          <table:table-cell table:number-columns-repeated="22"/>
          <table:table-cell table:formula="of:=[.AT178]+1" office:value-type="date" office:date-value="2020-08-19" calcext:value-type="date">
            <text:p>19/08/20</text:p>
          </table:table-cell>
          <table:table-cell table:formula="of:=AVERAGE([.S176:.S182])" office:value-type="float" office:value="1.10606142857143" calcext:value-type="float">
            <text:p>1.10606142857143</text:p>
          </table:table-cell>
          <table:table-cell table:formula="of:=[.P179]" office:value-type="float" office:value="0.706634" calcext:value-type="float">
            <text:p>0.706634</text:p>
          </table:table-cell>
          <table:table-cell table:formula="of:=AVERAGE([.R176:.R182])" office:value-type="float" office:value="0.131947671428571" calcext:value-type="float">
            <text:p>0.13</text:p>
          </table:table-cell>
        </table:table-row>
        <table:table-row table:style-name="ro1">
          <table:table-cell office:value-type="float" office:value="21081" calcext:value-type="float">
            <text:p>21081</text:p>
          </table:table-cell>
          <table:table-cell office:value-type="float" office:value="21518.8" calcext:value-type="float">
            <text:p>21518.8</text:p>
          </table:table-cell>
          <table:table-cell office:value-type="float" office:value="23114.9" calcext:value-type="float">
            <text:p>23114.9</text:p>
          </table:table-cell>
          <table:table-cell office:value-type="float" office:value="3.65494" calcext:value-type="float">
            <text:p>3.65494</text:p>
          </table:table-cell>
          <table:table-cell office:value-type="float" office:value="2033.91" calcext:value-type="float">
            <text:p>2033.91</text:p>
          </table:table-cell>
          <table:table-cell table:number-columns-repeated="5"/>
          <table:table-cell office:value-type="float" office:value="406" calcext:value-type="float">
            <text:p>406</text:p>
          </table:table-cell>
          <table:table-cell office:value-type="float" office:value="407.175" calcext:value-type="float">
            <text:p>407.175</text:p>
          </table:table-cell>
          <table:table-cell office:value-type="float" office:value="413.493" calcext:value-type="float">
            <text:p>413.493</text:p>
          </table:table-cell>
          <table:table-cell office:value-type="float" office:value="1.17461" calcext:value-type="float">
            <text:p>1.17461</text:p>
          </table:table-cell>
          <table:table-cell office:value-type="float" office:value="7.49308" calcext:value-type="float">
            <text:p>7.49308</text:p>
          </table:table-cell>
          <table:table-cell office:value-type="float" office:value="0.711803" calcext:value-type="float">
            <text:p>0.711803</text:p>
          </table:table-cell>
          <table:table-cell office:value-type="float" office:value="0.227954" calcext:value-type="float">
            <text:p>0.227954</text:p>
          </table:table-cell>
          <table:table-cell table:style-name="Default" office:value-type="float" office:value="0.160026" calcext:value-type="float">
            <text:p>0.160026</text:p>
          </table:table-cell>
          <table:table-cell table:number-columns-repeated="2" office:value-type="float" office:value="1.07847" calcext:value-type="float">
            <text:p>1.07847</text:p>
          </table:table-cell>
          <table:table-cell office:value-type="float" office:value="0.25977" calcext:value-type="float">
            <text:p>0.25977</text:p>
          </table:table-cell>
          <table:table-cell office:value-type="float" office:value="-0.876049" calcext:value-type="float">
            <text:p>-0.876049</text:p>
          </table:table-cell>
          <table:table-cell office:value-type="float" office:value="-9.46952" calcext:value-type="float">
            <text:p>-9.46952</text:p>
          </table:table-cell>
          <table:table-cell table:number-columns-repeated="22"/>
          <table:table-cell table:formula="of:=[.AT179]+1" office:value-type="date" office:date-value="2020-08-20" calcext:value-type="date">
            <text:p>20/08/20</text:p>
          </table:table-cell>
          <table:table-cell table:formula="of:=AVERAGE([.S177:.S183])" office:value-type="float" office:value="1.10849714285714" calcext:value-type="float">
            <text:p>1.10849714285714</text:p>
          </table:table-cell>
          <table:table-cell table:formula="of:=[.P180]" office:value-type="float" office:value="0.711803" calcext:value-type="float">
            <text:p>0.711803</text:p>
          </table:table-cell>
          <table:table-cell table:formula="of:=AVERAGE([.R177:.R183])" office:value-type="float" office:value="0.1305145" calcext:value-type="float">
            <text:p>0.13</text:p>
          </table:table-cell>
        </table:table-row>
        <table:table-row table:style-name="ro1">
          <table:table-cell office:value-type="float" office:value="21587" calcext:value-type="float">
            <text:p>21587</text:p>
          </table:table-cell>
          <table:table-cell office:value-type="float" office:value="21815.8" calcext:value-type="float">
            <text:p>21815.8</text:p>
          </table:table-cell>
          <table:table-cell office:value-type="float" office:value="23508.6" calcext:value-type="float">
            <text:p>23508.6</text:p>
          </table:table-cell>
          <table:table-cell office:value-type="float" office:value="1.8857" calcext:value-type="float">
            <text:p>1.8857</text:p>
          </table:table-cell>
          <table:table-cell office:value-type="float" office:value="1921.55" calcext:value-type="float">
            <text:p>1921.55</text:p>
          </table:table-cell>
          <table:table-cell table:number-columns-repeated="5"/>
          <table:table-cell office:value-type="float" office:value="411" calcext:value-type="float">
            <text:p>411</text:p>
          </table:table-cell>
          <table:table-cell office:value-type="float" office:value="409.336" calcext:value-type="float">
            <text:p>409.336</text:p>
          </table:table-cell>
          <table:table-cell office:value-type="float" office:value="416.551" calcext:value-type="float">
            <text:p>416.551</text:p>
          </table:table-cell>
          <table:table-cell office:value-type="float" office:value="-1.66395" calcext:value-type="float">
            <text:p>-1.66395</text:p>
          </table:table-cell>
          <table:table-cell office:value-type="float" office:value="5.55136" calcext:value-type="float">
            <text:p>5.55136</text:p>
          </table:table-cell>
          <table:table-cell office:value-type="float" office:value="0.711803" calcext:value-type="float">
            <text:p>0.711803</text:p>
          </table:table-cell>
          <table:table-cell office:value-type="float" office:value="0.158524" calcext:value-type="float">
            <text:p>0.158524</text:p>
          </table:table-cell>
          <table:table-cell office:value-type="float" office:value="0.112287" calcext:value-type="float">
            <text:p>1.12E-01</text:p>
          </table:table-cell>
          <table:table-cell table:number-columns-repeated="2" office:value-type="float" office:value="1.129" calcext:value-type="float">
            <text:p>1.129</text:p>
          </table:table-cell>
          <table:table-cell office:value-type="float" office:value="0.258777" calcext:value-type="float">
            <text:p>0.258777</text:p>
          </table:table-cell>
          <table:table-cell office:value-type="float" office:value="-0.866439" calcext:value-type="float">
            <text:p>-0.866439</text:p>
          </table:table-cell>
          <table:table-cell office:value-type="float" office:value="-11.8068" calcext:value-type="float">
            <text:p>-11.8068</text:p>
          </table:table-cell>
          <table:table-cell table:number-columns-repeated="22"/>
          <table:table-cell table:formula="of:=[.AT180]+1" office:value-type="date" office:date-value="2020-08-21" calcext:value-type="date">
            <text:p>21/08/20</text:p>
          </table:table-cell>
          <table:table-cell table:formula="of:=AVERAGE([.S178:.S184])" office:value-type="float" office:value="1.11128571428571" calcext:value-type="float">
            <text:p>1.11128571428571</text:p>
          </table:table-cell>
          <table:table-cell table:formula="of:=[.P181]" office:value-type="float" office:value="0.711803" calcext:value-type="float">
            <text:p>0.711803</text:p>
          </table:table-cell>
          <table:table-cell table:formula="of:=AVERAGE([.R178:.R184])" office:value-type="float" office:value="0.128594071428571" calcext:value-type="float">
            <text:p>0.13</text:p>
          </table:table-cell>
        </table:table-row>
        <table:table-row table:style-name="ro1">
          <table:table-cell office:value-type="float" office:value="21826" calcext:value-type="float">
            <text:p>21826</text:p>
          </table:table-cell>
          <table:table-cell office:value-type="float" office:value="22141.5" calcext:value-type="float">
            <text:p>22141.5</text:p>
          </table:table-cell>
          <table:table-cell office:value-type="float" office:value="23772.1" calcext:value-type="float">
            <text:p>23772.1</text:p>
          </table:table-cell>
          <table:table-cell office:value-type="float" office:value="2.59491" calcext:value-type="float">
            <text:p>2.59491</text:p>
          </table:table-cell>
          <table:table-cell office:value-type="float" office:value="1946.13" calcext:value-type="float">
            <text:p>1946.13</text:p>
          </table:table-cell>
          <table:table-cell table:number-columns-repeated="5"/>
          <table:table-cell office:value-type="float" office:value="411" calcext:value-type="float">
            <text:p>411</text:p>
          </table:table-cell>
          <table:table-cell office:value-type="float" office:value="414.057" calcext:value-type="float">
            <text:p>414.057</text:p>
          </table:table-cell>
          <table:table-cell office:value-type="float" office:value="418.148" calcext:value-type="float">
            <text:p>418.148</text:p>
          </table:table-cell>
          <table:table-cell office:value-type="float" office:value="3.0575" calcext:value-type="float">
            <text:p>3.0575</text:p>
          </table:table-cell>
          <table:table-cell office:value-type="float" office:value="7.14773" calcext:value-type="float">
            <text:p>7.14773</text:p>
          </table:table-cell>
          <table:table-cell office:value-type="float" office:value="0.711803" calcext:value-type="float">
            <text:p>0.711803</text:p>
          </table:table-cell>
          <table:table-cell office:value-type="float" office:value="0.136304" calcext:value-type="float">
            <text:p>0.136304</text:p>
          </table:table-cell>
          <table:table-cell office:value-type="float" office:value="0.0974507" calcext:value-type="float">
            <text:p>9.75E-02</text:p>
          </table:table-cell>
          <table:table-cell table:number-columns-repeated="2" office:value-type="float" office:value="1.14483" calcext:value-type="float">
            <text:p>1.14483</text:p>
          </table:table-cell>
          <table:table-cell office:value-type="float" office:value="0.258396" calcext:value-type="float">
            <text:p>0.258396</text:p>
          </table:table-cell>
          <table:table-cell office:value-type="float" office:value="-0.862952" calcext:value-type="float">
            <text:p>-0.862952</text:p>
          </table:table-cell>
          <table:table-cell office:value-type="float" office:value="-15.1485" calcext:value-type="float">
            <text:p>-15.1485</text:p>
          </table:table-cell>
          <table:table-cell table:number-columns-repeated="22"/>
          <table:table-cell table:formula="of:=[.AT181]+1" office:value-type="date" office:date-value="2020-08-22" calcext:value-type="date">
            <text:p>22/08/20</text:p>
          </table:table-cell>
          <table:table-cell table:formula="of:=AVERAGE([.S179:.S185])" office:value-type="float" office:value="1.11434" calcext:value-type="float">
            <text:p>1.11434</text:p>
          </table:table-cell>
          <table:table-cell table:formula="of:=[.P182]" office:value-type="float" office:value="0.711803" calcext:value-type="float">
            <text:p>0.711803</text:p>
          </table:table-cell>
          <table:table-cell table:formula="of:=AVERAGE([.R179:.R185])" office:value-type="float" office:value="0.126256214285714" calcext:value-type="float">
            <text:p>0.13</text:p>
          </table:table-cell>
        </table:table-row>
        <table:table-row table:style-name="ro1">
          <table:table-cell office:value-type="float" office:value="21959" calcext:value-type="float">
            <text:p>21959</text:p>
          </table:table-cell>
          <table:table-cell office:value-type="float" office:value="22421.4" calcext:value-type="float">
            <text:p>22421.4</text:p>
          </table:table-cell>
          <table:table-cell office:value-type="float" office:value="23944.3" calcext:value-type="float">
            <text:p>23944.3</text:p>
          </table:table-cell>
          <table:table-cell office:value-type="float" office:value="3.72674" calcext:value-type="float">
            <text:p>3.72674</text:p>
          </table:table-cell>
          <table:table-cell office:value-type="float" office:value="1985.26" calcext:value-type="float">
            <text:p>1985.26</text:p>
          </table:table-cell>
          <table:table-cell table:number-columns-repeated="5"/>
          <table:table-cell office:value-type="float" office:value="412" calcext:value-type="float">
            <text:p>412</text:p>
          </table:table-cell>
          <table:table-cell office:value-type="float" office:value="414.7" calcext:value-type="float">
            <text:p>414.7</text:p>
          </table:table-cell>
          <table:table-cell office:value-type="float" office:value="420.379" calcext:value-type="float">
            <text:p>420.379</text:p>
          </table:table-cell>
          <table:table-cell office:value-type="float" office:value="2.69996" calcext:value-type="float">
            <text:p>2.69996</text:p>
          </table:table-cell>
          <table:table-cell office:value-type="float" office:value="8.37911" calcext:value-type="float">
            <text:p>8.37911</text:p>
          </table:table-cell>
          <table:table-cell office:value-type="float" office:value="0.711803" calcext:value-type="float">
            <text:p>0.711803</text:p>
          </table:table-cell>
          <table:table-cell office:value-type="float" office:value="0.134958" calcext:value-type="float">
            <text:p>0.134958</text:p>
          </table:table-cell>
          <table:table-cell table:style-name="Default" office:value-type="float" office:value="0.0973918" calcext:value-type="float">
            <text:p>0.0973918</text:p>
          </table:table-cell>
          <table:table-cell table:number-columns-repeated="2" office:value-type="float" office:value="1.14507" calcext:value-type="float">
            <text:p>1.14507</text:p>
          </table:table-cell>
          <table:table-cell office:value-type="float" office:value="0.258327" calcext:value-type="float">
            <text:p>0.258327</text:p>
          </table:table-cell>
          <table:table-cell office:value-type="float" office:value="-0.862332" calcext:value-type="float">
            <text:p>-0.862332</text:p>
          </table:table-cell>
          <table:table-cell office:value-type="float" office:value="-13.5468" calcext:value-type="float">
            <text:p>-13.5468</text:p>
          </table:table-cell>
          <table:table-cell table:number-columns-repeated="22"/>
          <table:table-cell table:formula="of:=[.AT182]+1" office:value-type="date" office:date-value="2020-08-23" calcext:value-type="date">
            <text:p>23/08/20</text:p>
          </table:table-cell>
          <table:table-cell table:formula="of:=AVERAGE([.S180:.S186])" office:value-type="float" office:value="1.11749142857143" calcext:value-type="float">
            <text:p>1.11749142857143</text:p>
          </table:table-cell>
          <table:table-cell table:formula="of:=[.P183]" office:value-type="float" office:value="0.711803" calcext:value-type="float">
            <text:p>0.711803</text:p>
          </table:table-cell>
          <table:table-cell table:formula="of:=AVERAGE([.R180:.R186])" office:value-type="float" office:value="0.123653928571429" calcext:value-type="float">
            <text:p>0.12</text:p>
          </table:table-cell>
        </table:table-row>
        <table:table-row table:style-name="ro1">
          <table:table-cell office:value-type="float" office:value="22217" calcext:value-type="float">
            <text:p>22217</text:p>
          </table:table-cell>
          <table:table-cell office:value-type="float" office:value="22661.7" calcext:value-type="float">
            <text:p>22661.7</text:p>
          </table:table-cell>
          <table:table-cell office:value-type="float" office:value="24138.8" calcext:value-type="float">
            <text:p>24138.8</text:p>
          </table:table-cell>
          <table:table-cell office:value-type="float" office:value="3.48416" calcext:value-type="float">
            <text:p>3.48416</text:p>
          </table:table-cell>
          <table:table-cell office:value-type="float" office:value="1921.85" calcext:value-type="float">
            <text:p>1921.85</text:p>
          </table:table-cell>
          <table:table-cell table:number-columns-repeated="5"/>
          <table:table-cell office:value-type="float" office:value="415" calcext:value-type="float">
            <text:p>415</text:p>
          </table:table-cell>
          <table:table-cell office:value-type="float" office:value="415.713" calcext:value-type="float">
            <text:p>415.713</text:p>
          </table:table-cell>
          <table:table-cell office:value-type="float" office:value="422.72" calcext:value-type="float">
            <text:p>422.72</text:p>
          </table:table-cell>
          <table:table-cell office:value-type="float" office:value="0.712856" calcext:value-type="float">
            <text:p>0.712856</text:p>
          </table:table-cell>
          <table:table-cell office:value-type="float" office:value="7.72001" calcext:value-type="float">
            <text:p>7.72001</text:p>
          </table:table-cell>
          <table:table-cell office:value-type="float" office:value="0.711803" calcext:value-type="float">
            <text:p>0.711803</text:p>
          </table:table-cell>
          <table:table-cell office:value-type="float" office:value="0.174779" calcext:value-type="float">
            <text:p>0.174779</text:p>
          </table:table-cell>
          <table:table-cell table:style-name="Default" office:value-type="float" office:value="0.12735" calcext:value-type="float">
            <text:p>0.12735</text:p>
          </table:table-cell>
          <table:table-cell table:number-columns-repeated="2" office:value-type="float" office:value="1.11378" calcext:value-type="float">
            <text:p>1.11378</text:p>
          </table:table-cell>
          <table:table-cell office:value-type="float" office:value="0.258836" calcext:value-type="float">
            <text:p>0.258836</text:p>
          </table:table-cell>
          <table:table-cell office:value-type="float" office:value="-0.866992" calcext:value-type="float">
            <text:p>-0.866992</text:p>
          </table:table-cell>
          <table:table-cell office:value-type="float" office:value="-12.703" calcext:value-type="float">
            <text:p>-12.703</text:p>
          </table:table-cell>
          <table:table-cell table:number-columns-repeated="22"/>
          <table:table-cell table:formula="of:=[.AT183]+1" office:value-type="date" office:date-value="2020-08-24" calcext:value-type="date">
            <text:p>24/08/20</text:p>
          </table:table-cell>
          <table:table-cell table:formula="of:=AVERAGE([.S181:.S187])" office:value-type="float" office:value="1.12145714285714" calcext:value-type="float">
            <text:p>1.12145714285714</text:p>
          </table:table-cell>
          <table:table-cell table:formula="of:=[.P184]" office:value-type="float" office:value="0.711803" calcext:value-type="float">
            <text:p>0.711803</text:p>
          </table:table-cell>
          <table:table-cell table:formula="of:=AVERAGE([.R181:.R187])" office:value-type="float" office:value="0.120145357142857" calcext:value-type="float">
            <text:p>0.12</text:p>
          </table:table-cell>
        </table:table-row>
        <table:table-row table:style-name="ro1">
          <table:table-cell office:value-type="float" office:value="22584" calcext:value-type="float">
            <text:p>22584</text:p>
          </table:table-cell>
          <table:table-cell office:value-type="float" office:value="22985.6" calcext:value-type="float">
            <text:p>22985.6</text:p>
          </table:table-cell>
          <table:table-cell office:value-type="float" office:value="24460.6" calcext:value-type="float">
            <text:p>24460.6</text:p>
          </table:table-cell>
          <table:table-cell office:value-type="float" office:value="3.00947" calcext:value-type="float">
            <text:p>3.00947</text:p>
          </table:table-cell>
          <table:table-cell office:value-type="float" office:value="1876.63" calcext:value-type="float">
            <text:p>1876.63</text:p>
          </table:table-cell>
          <table:table-cell table:number-columns-repeated="5"/>
          <table:table-cell office:value-type="float" office:value="416" calcext:value-type="float">
            <text:p>416</text:p>
          </table:table-cell>
          <table:table-cell office:value-type="float" office:value="418.534" calcext:value-type="float">
            <text:p>418.534</text:p>
          </table:table-cell>
          <table:table-cell office:value-type="float" office:value="425.116" calcext:value-type="float">
            <text:p>425.116</text:p>
          </table:table-cell>
          <table:table-cell office:value-type="float" office:value="2.5335" calcext:value-type="float">
            <text:p>2.5335</text:p>
          </table:table-cell>
          <table:table-cell office:value-type="float" office:value="9.11604" calcext:value-type="float">
            <text:p>9.11604</text:p>
          </table:table-cell>
          <table:table-cell office:value-type="float" office:value="0.711803" calcext:value-type="float">
            <text:p>0.711803</text:p>
          </table:table-cell>
          <table:table-cell office:value-type="float" office:value="0.188229" calcext:value-type="float">
            <text:p>0.188229</text:p>
          </table:table-cell>
          <table:table-cell table:style-name="Default" office:value-type="float" office:value="0.138834" calcext:value-type="float">
            <text:p>0.138834</text:p>
          </table:table-cell>
          <table:table-cell table:number-columns-repeated="2" office:value-type="float" office:value="1.10203" calcext:value-type="float">
            <text:p>1.10203</text:p>
          </table:table-cell>
          <table:table-cell office:value-type="float" office:value="0.258933" calcext:value-type="float">
            <text:p>0.258933</text:p>
          </table:table-cell>
          <table:table-cell office:value-type="float" office:value="-0.867896" calcext:value-type="float">
            <text:p>-0.867896</text:p>
          </table:table-cell>
          <table:table-cell office:value-type="float" office:value="-11.8331" calcext:value-type="float">
            <text:p>-11.8331</text:p>
          </table:table-cell>
          <table:table-cell table:number-columns-repeated="22"/>
          <table:table-cell table:formula="of:=[.AT184]+1" office:value-type="date" office:date-value="2020-08-25" calcext:value-type="date">
            <text:p>25/08/20</text:p>
          </table:table-cell>
          <table:table-cell table:formula="of:=AVERAGE([.S182:.S188])" office:value-type="float" office:value="1.12436285714286" calcext:value-type="float">
            <text:p>1.12436285714286</text:p>
          </table:table-cell>
          <table:table-cell table:formula="of:=[.P185]" office:value-type="float" office:value="0.711803" calcext:value-type="float">
            <text:p>0.711803</text:p>
          </table:table-cell>
          <table:table-cell table:formula="of:=AVERAGE([.R182:.R188])" office:value-type="float" office:value="0.117583642857143" calcext:value-type="float">
            <text:p>0.12</text:p>
          </table:table-cell>
        </table:table-row>
        <table:table-row table:style-name="ro1">
          <table:table-cell office:value-type="float" office:value="22987" calcext:value-type="float">
            <text:p>22987</text:p>
          </table:table-cell>
          <table:table-cell office:value-type="float" office:value="23377.1" calcext:value-type="float">
            <text:p>23377.1</text:p>
          </table:table-cell>
          <table:table-cell office:value-type="float" office:value="24857.2" calcext:value-type="float">
            <text:p>24857.2</text:p>
          </table:table-cell>
          <table:table-cell office:value-type="float" office:value="2.81193" calcext:value-type="float">
            <text:p>2.81193</text:p>
          </table:table-cell>
          <table:table-cell office:value-type="float" office:value="1870.18" calcext:value-type="float">
            <text:p>1870.18</text:p>
          </table:table-cell>
          <table:table-cell table:number-columns-repeated="5"/>
          <table:table-cell office:value-type="float" office:value="418" calcext:value-type="float">
            <text:p>418</text:p>
          </table:table-cell>
          <table:table-cell office:value-type="float" office:value="419.829" calcext:value-type="float">
            <text:p>419.829</text:p>
          </table:table-cell>
          <table:table-cell office:value-type="float" office:value="428.416" calcext:value-type="float">
            <text:p>428.416</text:p>
          </table:table-cell>
          <table:table-cell office:value-type="float" office:value="1.82907" calcext:value-type="float">
            <text:p>1.82907</text:p>
          </table:table-cell>
          <table:table-cell office:value-type="float" office:value="10.4157" calcext:value-type="float">
            <text:p>10.4157</text:p>
          </table:table-cell>
          <table:table-cell office:value-type="float" office:value="0.711803" calcext:value-type="float">
            <text:p>0.711803</text:p>
          </table:table-cell>
          <table:table-cell office:value-type="float" office:value="0.176868" calcext:value-type="float">
            <text:p>0.176868</text:p>
          </table:table-cell>
          <table:table-cell table:style-name="Default" office:value-type="float" office:value="0.132238" calcext:value-type="float">
            <text:p>0.132238</text:p>
          </table:table-cell>
          <table:table-cell table:number-columns-repeated="2" office:value-type="float" office:value="1.10926" calcext:value-type="float">
            <text:p>1.10926</text:p>
          </table:table-cell>
          <table:table-cell office:value-type="float" office:value="0.258696" calcext:value-type="float">
            <text:p>0.258696</text:p>
          </table:table-cell>
          <table:table-cell office:value-type="float" office:value="-0.86569" calcext:value-type="float">
            <text:p>-0.86569</text:p>
          </table:table-cell>
          <table:table-cell office:value-type="float" office:value="-17.4281" calcext:value-type="float">
            <text:p>-17.4281</text:p>
          </table:table-cell>
          <table:table-cell table:number-columns-repeated="22"/>
          <table:table-cell table:formula="of:=[.AT185]+1" office:value-type="date" office:date-value="2020-08-26" calcext:value-type="date">
            <text:p>26/08/20</text:p>
          </table:table-cell>
          <table:table-cell table:formula="of:=AVERAGE([.S183:.S189])" office:value-type="float" office:value="1.12698857142857" calcext:value-type="float">
            <text:p>1.12698857142857</text:p>
          </table:table-cell>
          <table:table-cell table:formula="of:=[.P186]" office:value-type="float" office:value="0.711803" calcext:value-type="float">
            <text:p>0.711803</text:p>
          </table:table-cell>
          <table:table-cell table:formula="of:=AVERAGE([.R183:.R189])" office:value-type="float" office:value="0.115266257142857" calcext:value-type="float">
            <text:p>0.12</text:p>
          </table:table-cell>
        </table:table-row>
        <table:table-row table:style-name="ro1">
          <table:table-cell office:value-type="float" office:value="23205" calcext:value-type="float">
            <text:p>23205</text:p>
          </table:table-cell>
          <table:table-cell office:value-type="float" office:value="23789.5" calcext:value-type="float">
            <text:p>23789.5</text:p>
          </table:table-cell>
          <table:table-cell office:value-type="float" office:value="25199.6" calcext:value-type="float">
            <text:p>25199.6</text:p>
          </table:table-cell>
          <table:table-cell office:value-type="float" office:value="4.08496" calcext:value-type="float">
            <text:p>4.08496</text:p>
          </table:table-cell>
          <table:table-cell office:value-type="float" office:value="1994.56" calcext:value-type="float">
            <text:p>1994.56</text:p>
          </table:table-cell>
          <table:table-cell table:number-columns-repeated="5"/>
          <table:table-cell office:value-type="float" office:value="418" calcext:value-type="float">
            <text:p>418</text:p>
          </table:table-cell>
          <table:table-cell office:value-type="float" office:value="421.82" calcext:value-type="float">
            <text:p>421.82</text:p>
          </table:table-cell>
          <table:table-cell office:value-type="float" office:value="430.881" calcext:value-type="float">
            <text:p>430.881</text:p>
          </table:table-cell>
          <table:table-cell office:value-type="float" office:value="3.82044" calcext:value-type="float">
            <text:p>3.82044</text:p>
          </table:table-cell>
          <table:table-cell office:value-type="float" office:value="12.8809" calcext:value-type="float">
            <text:p>12.8809</text:p>
          </table:table-cell>
          <table:table-cell office:value-type="float" office:value="0.711803" calcext:value-type="float">
            <text:p>0.711803</text:p>
          </table:table-cell>
          <table:table-cell office:value-type="float" office:value="0.178613" calcext:value-type="float">
            <text:p>0.178613</text:p>
          </table:table-cell>
          <table:table-cell table:style-name="Default" office:value-type="float" office:value="0.135466" calcext:value-type="float">
            <text:p>0.135466</text:p>
          </table:table-cell>
          <table:table-cell table:number-columns-repeated="2" office:value-type="float" office:value="1.10623" calcext:value-type="float">
            <text:p>1.10623</text:p>
          </table:table-cell>
          <table:table-cell office:value-type="float" office:value="0.25862" calcext:value-type="float">
            <text:p>0.25862</text:p>
          </table:table-cell>
          <table:table-cell office:value-type="float" office:value="-0.864993" calcext:value-type="float">
            <text:p>-0.864993</text:p>
          </table:table-cell>
          <table:table-cell office:value-type="float" office:value="-11.3247" calcext:value-type="float">
            <text:p>-11.3247</text:p>
          </table:table-cell>
          <table:table-cell table:number-columns-repeated="22"/>
          <table:table-cell table:formula="of:=[.AT186]+1" office:value-type="date" office:date-value="2020-08-27" calcext:value-type="date">
            <text:p>27/08/20</text:p>
          </table:table-cell>
          <table:table-cell table:formula="of:=AVERAGE([.S184:.S190])" office:value-type="float" office:value="1.1298" calcext:value-type="float">
            <text:p>1.1298</text:p>
          </table:table-cell>
          <table:table-cell table:formula="of:=[.P187]" office:value-type="float" office:value="0.711803" calcext:value-type="float">
            <text:p>0.711803</text:p>
          </table:table-cell>
          <table:table-cell table:formula="of:=AVERAGE([.R184:.R190])" office:value-type="float" office:value="0.112773114285714" calcext:value-type="float">
            <text:p>0.11</text:p>
          </table:table-cell>
        </table:table-row>
        <table:table-row table:style-name="ro1">
          <table:table-cell office:value-type="float" office:value="23813" calcext:value-type="float">
            <text:p>23813</text:p>
          </table:table-cell>
          <table:table-cell office:value-type="float" office:value="24154.5" calcext:value-type="float">
            <text:p>24154.5</text:p>
          </table:table-cell>
          <table:table-cell office:value-type="float" office:value="25805.4" calcext:value-type="float">
            <text:p>25805.4</text:p>
          </table:table-cell>
          <table:table-cell office:value-type="float" office:value="2.33043" calcext:value-type="float">
            <text:p>2.33043</text:p>
          </table:table-cell>
          <table:table-cell office:value-type="float" office:value="1992.4" calcext:value-type="float">
            <text:p>1992.4</text:p>
          </table:table-cell>
          <table:table-cell table:number-columns-repeated="5"/>
          <table:table-cell office:value-type="float" office:value="419" calcext:value-type="float">
            <text:p>419</text:p>
          </table:table-cell>
          <table:table-cell office:value-type="float" office:value="422.128" calcext:value-type="float">
            <text:p>422.128</text:p>
          </table:table-cell>
          <table:table-cell office:value-type="float" office:value="436.173" calcext:value-type="float">
            <text:p>436.173</text:p>
          </table:table-cell>
          <table:table-cell office:value-type="float" office:value="3.12755" calcext:value-type="float">
            <text:p>3.12755</text:p>
          </table:table-cell>
          <table:table-cell office:value-type="float" office:value="17.1729" calcext:value-type="float">
            <text:p>17.1729</text:p>
          </table:table-cell>
          <table:table-cell office:value-type="float" office:value="0.711803" calcext:value-type="float">
            <text:p>0.711803</text:p>
          </table:table-cell>
          <table:table-cell office:value-type="float" office:value="0.123092" calcext:value-type="float">
            <text:p>0.123092</text:p>
          </table:table-cell>
          <table:table-cell table:style-name="Default" office:value-type="float" office:value="0.094355" calcext:value-type="float">
            <text:p>0.094355</text:p>
          </table:table-cell>
          <table:table-cell table:number-columns-repeated="2" office:value-type="float" office:value="1.14934" calcext:value-type="float">
            <text:p>1.14934</text:p>
          </table:table-cell>
          <table:table-cell office:value-type="float" office:value="0.257836" calcext:value-type="float">
            <text:p>0.257836</text:p>
          </table:table-cell>
          <table:table-cell office:value-type="float" office:value="-0.857984" calcext:value-type="float">
            <text:p>-0.857984</text:p>
          </table:table-cell>
          <table:table-cell office:value-type="float" office:value="-11.971" calcext:value-type="float">
            <text:p>-11.971</text:p>
          </table:table-cell>
          <table:table-cell table:number-columns-repeated="22"/>
          <table:table-cell table:formula="of:=[.AT187]+1" office:value-type="date" office:date-value="2020-08-28" calcext:value-type="date">
            <text:p>28/08/20</text:p>
          </table:table-cell>
          <table:table-cell table:formula="of:=AVERAGE([.S185:.S191])" office:value-type="float" office:value="1.13359" calcext:value-type="float">
            <text:p>1.13359</text:p>
          </table:table-cell>
          <table:table-cell table:formula="of:=[.P188]" office:value-type="float" office:value="0.711803" calcext:value-type="float">
            <text:p>0.711803</text:p>
          </table:table-cell>
          <table:table-cell table:formula="of:=AVERAGE([.R185:.R191])" office:value-type="float" office:value="0.109389114285714" calcext:value-type="float">
            <text:p>0.11</text:p>
          </table:table-cell>
        </table:table-row>
        <table:table-row table:style-name="ro1">
          <table:table-cell office:value-type="float" office:value="24130" calcext:value-type="float">
            <text:p>24130</text:p>
          </table:table-cell>
          <table:table-cell office:value-type="float" office:value="24545.7" calcext:value-type="float">
            <text:p>24545.7</text:p>
          </table:table-cell>
          <table:table-cell office:value-type="float" office:value="26244.2" calcext:value-type="float">
            <text:p>26244.2</text:p>
          </table:table-cell>
          <table:table-cell office:value-type="float" office:value="2.78852" calcext:value-type="float">
            <text:p>2.78852</text:p>
          </table:table-cell>
          <table:table-cell office:value-type="float" office:value="2114.17" calcext:value-type="float">
            <text:p>2114.17</text:p>
          </table:table-cell>
          <table:table-cell table:number-columns-repeated="5"/>
          <table:table-cell office:value-type="float" office:value="421" calcext:value-type="float">
            <text:p>421</text:p>
          </table:table-cell>
          <table:table-cell office:value-type="float" office:value="423.137" calcext:value-type="float">
            <text:p>423.137</text:p>
          </table:table-cell>
          <table:table-cell office:value-type="float" office:value="437.357" calcext:value-type="float">
            <text:p>437.357</text:p>
          </table:table-cell>
          <table:table-cell office:value-type="float" office:value="2.13718" calcext:value-type="float">
            <text:p>2.13718</text:p>
          </table:table-cell>
          <table:table-cell office:value-type="float" office:value="16.3573" calcext:value-type="float">
            <text:p>16.3573</text:p>
          </table:table-cell>
          <table:table-cell office:value-type="float" office:value="0.711803" calcext:value-type="float">
            <text:p>0.711803</text:p>
          </table:table-cell>
          <table:table-cell office:value-type="float" office:value="0.104794" calcext:value-type="float">
            <text:p>0.104794</text:p>
          </table:table-cell>
          <table:table-cell office:value-type="float" office:value="0.081229" calcext:value-type="float">
            <text:p>8.12E-02</text:p>
          </table:table-cell>
          <table:table-cell table:number-columns-repeated="2" office:value-type="float" office:value="1.16321" calcext:value-type="float">
            <text:p>1.16321</text:p>
          </table:table-cell>
          <table:table-cell office:value-type="float" office:value="0.257532" calcext:value-type="float">
            <text:p>0.257532</text:p>
          </table:table-cell>
          <table:table-cell office:value-type="float" office:value="-0.855357" calcext:value-type="float">
            <text:p>-0.855357</text:p>
          </table:table-cell>
          <table:table-cell office:value-type="float" office:value="-13.3258" calcext:value-type="float">
            <text:p>-13.3258</text:p>
          </table:table-cell>
          <table:table-cell table:number-columns-repeated="22"/>
          <table:table-cell table:formula="of:=[.AT188]+1" office:value-type="date" office:date-value="2020-08-29" calcext:value-type="date">
            <text:p>29/08/20</text:p>
          </table:table-cell>
          <table:table-cell table:formula="of:=AVERAGE([.S186:.S192])" office:value-type="float" office:value="1.13776714285714" calcext:value-type="float">
            <text:p>1.13776714285714</text:p>
          </table:table-cell>
          <table:table-cell table:formula="of:=[.P189]" office:value-type="float" office:value="0.711803" calcext:value-type="float">
            <text:p>0.711803</text:p>
          </table:table-cell>
          <table:table-cell table:formula="of:=AVERAGE([.R186:.R192])" office:value-type="float" office:value="0.105642971428571" calcext:value-type="float">
            <text:p>0.11</text:p>
          </table:table-cell>
        </table:table-row>
        <table:table-row table:style-name="ro1">
          <table:table-cell office:value-type="float" office:value="24403" calcext:value-type="float">
            <text:p>24403</text:p>
          </table:table-cell>
          <table:table-cell office:value-type="float" office:value="24900.5" calcext:value-type="float">
            <text:p>24900.5</text:p>
          </table:table-cell>
          <table:table-cell office:value-type="float" office:value="26534.3" calcext:value-type="float">
            <text:p>26534.3</text:p>
          </table:table-cell>
          <table:table-cell office:value-type="float" office:value="3.23216" calcext:value-type="float">
            <text:p>3.23216</text:p>
          </table:table-cell>
          <table:table-cell office:value-type="float" office:value="2131.31" calcext:value-type="float">
            <text:p>2131.31</text:p>
          </table:table-cell>
          <table:table-cell table:number-columns-repeated="5"/>
          <table:table-cell office:value-type="float" office:value="423" calcext:value-type="float">
            <text:p>423</text:p>
          </table:table-cell>
          <table:table-cell office:value-type="float" office:value="425.111" calcext:value-type="float">
            <text:p>425.111</text:p>
          </table:table-cell>
          <table:table-cell office:value-type="float" office:value="438.818" calcext:value-type="float">
            <text:p>438.818</text:p>
          </table:table-cell>
          <table:table-cell office:value-type="float" office:value="2.11071" calcext:value-type="float">
            <text:p>2.11071</text:p>
          </table:table-cell>
          <table:table-cell office:value-type="float" office:value="15.8183" calcext:value-type="float">
            <text:p>15.8183</text:p>
          </table:table-cell>
          <table:table-cell office:value-type="float" office:value="0.711803" calcext:value-type="float">
            <text:p>0.711803</text:p>
          </table:table-cell>
          <table:table-cell office:value-type="float" office:value="0.101724" calcext:value-type="float">
            <text:p>0.101724</text:p>
          </table:table-cell>
          <table:table-cell table:style-name="Default" office:value-type="float" office:value="0.0799398" calcext:value-type="float">
            <text:p>0.0799398</text:p>
          </table:table-cell>
          <table:table-cell table:number-columns-repeated="2" office:value-type="float" office:value="1.16475" calcext:value-type="float">
            <text:p>1.16475</text:p>
          </table:table-cell>
          <table:table-cell office:value-type="float" office:value="0.257424" calcext:value-type="float">
            <text:p>0.257424</text:p>
          </table:table-cell>
          <table:table-cell office:value-type="float" office:value="-0.854438" calcext:value-type="float">
            <text:p>-0.854438</text:p>
          </table:table-cell>
          <table:table-cell office:value-type="float" office:value="-15.6064" calcext:value-type="float">
            <text:p>-15.6064</text:p>
          </table:table-cell>
          <table:table-cell table:number-columns-repeated="22"/>
          <table:table-cell table:formula="of:=[.AT189]+1" office:value-type="date" office:date-value="2020-08-30" calcext:value-type="date">
            <text:p>30/08/20</text:p>
          </table:table-cell>
          <table:table-cell table:formula="of:=AVERAGE([.S187:.S193])" office:value-type="float" office:value="1.14187285714286" calcext:value-type="float">
            <text:p>1.14187285714286</text:p>
          </table:table-cell>
          <table:table-cell table:formula="of:=[.P190]" office:value-type="float" office:value="0.711803" calcext:value-type="float">
            <text:p>0.711803</text:p>
          </table:table-cell>
          <table:table-cell table:formula="of:=AVERAGE([.R187:.R193])" office:value-type="float" office:value="0.101947828571429" calcext:value-type="float">
            <text:p>0.10</text:p>
          </table:table-cell>
        </table:table-row>
        <table:table-row table:style-name="ro1">
          <table:table-cell office:value-type="float" office:value="24654" calcext:value-type="float">
            <text:p>24654</text:p>
          </table:table-cell>
          <table:table-cell office:value-type="float" office:value="25250.5" calcext:value-type="float">
            <text:p>25250.5</text:p>
          </table:table-cell>
          <table:table-cell office:value-type="float" office:value="26867.3" calcext:value-type="float">
            <text:p>26867.3</text:p>
          </table:table-cell>
          <table:table-cell office:value-type="float" office:value="3.71692" calcext:value-type="float">
            <text:p>3.71692</text:p>
          </table:table-cell>
          <table:table-cell office:value-type="float" office:value="2213.3" calcext:value-type="float">
            <text:p>2213.3</text:p>
          </table:table-cell>
          <table:table-cell table:number-columns-repeated="5"/>
          <table:table-cell office:value-type="float" office:value="424" calcext:value-type="float">
            <text:p>424</text:p>
          </table:table-cell>
          <table:table-cell office:value-type="float" office:value="427.207" calcext:value-type="float">
            <text:p>427.207</text:p>
          </table:table-cell>
          <table:table-cell office:value-type="float" office:value="442.158" calcext:value-type="float">
            <text:p>442.158</text:p>
          </table:table-cell>
          <table:table-cell office:value-type="float" office:value="3.20742" calcext:value-type="float">
            <text:p>3.20742</text:p>
          </table:table-cell>
          <table:table-cell office:value-type="float" office:value="18.1583" calcext:value-type="float">
            <text:p>18.1583</text:p>
          </table:table-cell>
          <table:table-cell office:value-type="float" office:value="0.711803" calcext:value-type="float">
            <text:p>0.711803</text:p>
          </table:table-cell>
          <table:table-cell office:value-type="float" office:value="0.130428" calcext:value-type="float">
            <text:p>0.130428</text:p>
          </table:table-cell>
          <table:table-cell table:style-name="Default" office:value-type="float" office:value="0.103662" calcext:value-type="float">
            <text:p>0.103662</text:p>
          </table:table-cell>
          <table:table-cell table:number-columns-repeated="2" office:value-type="float" office:value="1.14031" calcext:value-type="float">
            <text:p>1.14031</text:p>
          </table:table-cell>
          <table:table-cell office:value-type="float" office:value="0.257721" calcext:value-type="float">
            <text:p>0.257721</text:p>
          </table:table-cell>
          <table:table-cell office:value-type="float" office:value="-0.85699" calcext:value-type="float">
            <text:p>-0.85699</text:p>
          </table:table-cell>
          <table:table-cell office:value-type="float" office:value="-13.6226" calcext:value-type="float">
            <text:p>-13.6226</text:p>
          </table:table-cell>
          <table:table-cell table:number-columns-repeated="22"/>
          <table:table-cell table:formula="of:=[.AT190]+1" office:value-type="date" office:date-value="2020-08-31" calcext:value-type="date">
            <text:p>31/08/20</text:p>
          </table:table-cell>
          <table:table-cell table:formula="of:=AVERAGE([.S188:.S194])" office:value-type="float" office:value="1.14659" calcext:value-type="float">
            <text:p>1.14659</text:p>
          </table:table-cell>
          <table:table-cell table:formula="of:=[.P191]" office:value-type="float" office:value="0.711803" calcext:value-type="float">
            <text:p>0.711803</text:p>
          </table:table-cell>
          <table:table-cell table:formula="of:=AVERAGE([.R188:.R194])" office:value-type="float" office:value="0.0976776857142857" calcext:value-type="float">
            <text:p>0.10</text:p>
          </table:table-cell>
        </table:table-row>
        <table:table-row table:style-name="ro1">
          <table:table-cell office:value-type="float" office:value="25153" calcext:value-type="float">
            <text:p>25153</text:p>
          </table:table-cell>
          <table:table-cell office:value-type="float" office:value="25673.3" calcext:value-type="float">
            <text:p>25673.3</text:p>
          </table:table-cell>
          <table:table-cell office:value-type="float" office:value="27371" calcext:value-type="float">
            <text:p>27371</text:p>
          </table:table-cell>
          <table:table-cell office:value-type="float" office:value="3.07584" calcext:value-type="float">
            <text:p>3.07584</text:p>
          </table:table-cell>
          <table:table-cell office:value-type="float" office:value="2217.95" calcext:value-type="float">
            <text:p>2217.95</text:p>
          </table:table-cell>
          <table:table-cell table:number-columns-repeated="5"/>
          <table:table-cell office:value-type="float" office:value="425" calcext:value-type="float">
            <text:p>425</text:p>
          </table:table-cell>
          <table:table-cell office:value-type="float" office:value="428.445" calcext:value-type="float">
            <text:p>428.445</text:p>
          </table:table-cell>
          <table:table-cell office:value-type="float" office:value="444.071" calcext:value-type="float">
            <text:p>444.071</text:p>
          </table:table-cell>
          <table:table-cell office:value-type="float" office:value="3.44532" calcext:value-type="float">
            <text:p>3.44532</text:p>
          </table:table-cell>
          <table:table-cell office:value-type="float" office:value="19.071" calcext:value-type="float">
            <text:p>19.071</text:p>
          </table:table-cell>
          <table:table-cell office:value-type="float" office:value="0.711803" calcext:value-type="float">
            <text:p>0.711803</text:p>
          </table:table-cell>
          <table:table-cell office:value-type="float" office:value="0.140026" calcext:value-type="float">
            <text:p>0.140026</text:p>
          </table:table-cell>
          <table:table-cell table:style-name="Default" office:value-type="float" office:value="0.112611" calcext:value-type="float">
            <text:p>0.112611</text:p>
          </table:table-cell>
          <table:table-cell table:number-columns-repeated="2" office:value-type="float" office:value="1.13127" calcext:value-type="float">
            <text:p>1.13127</text:p>
          </table:table-cell>
          <table:table-cell office:value-type="float" office:value="0.257759" calcext:value-type="float">
            <text:p>0.257759</text:p>
          </table:table-cell>
          <table:table-cell office:value-type="float" office:value="-0.857319" calcext:value-type="float">
            <text:p>-0.857319</text:p>
          </table:table-cell>
          <table:table-cell office:value-type="float" office:value="-12.2125" calcext:value-type="float">
            <text:p>-12.2125</text:p>
          </table:table-cell>
          <table:table-cell table:number-columns-repeated="22"/>
          <table:table-cell table:formula="of:=[.AT191]+1" office:value-type="date" office:date-value="2020-09-01" calcext:value-type="date">
            <text:p>01/09/20</text:p>
          </table:table-cell>
          <table:table-cell table:formula="of:=AVERAGE([.S189:.S195])" office:value-type="float" office:value="1.15033" calcext:value-type="float">
            <text:p>1.15033</text:p>
          </table:table-cell>
          <table:table-cell table:formula="of:=[.P192]" office:value-type="float" office:value="0.711803" calcext:value-type="float">
            <text:p>0.711803</text:p>
          </table:table-cell>
          <table:table-cell table:formula="of:=AVERAGE([.R189:.R195])" office:value-type="float" office:value="0.0942843142857143" calcext:value-type="float">
            <text:p>0.09</text:p>
          </table:table-cell>
        </table:table-row>
        <table:table-row table:style-name="ro1">
          <table:table-cell office:value-type="float" office:value="25809" calcext:value-type="float">
            <text:p>25809</text:p>
          </table:table-cell>
          <table:table-cell office:value-type="float" office:value="26201.5" calcext:value-type="float">
            <text:p>26201.5</text:p>
          </table:table-cell>
          <table:table-cell office:value-type="float" office:value="27985.1" calcext:value-type="float">
            <text:p>27985.1</text:p>
          </table:table-cell>
          <table:table-cell office:value-type="float" office:value="2.20506" calcext:value-type="float">
            <text:p>2.20506</text:p>
          </table:table-cell>
          <table:table-cell office:value-type="float" office:value="2176.12" calcext:value-type="float">
            <text:p>2176.12</text:p>
          </table:table-cell>
          <table:table-cell table:number-columns-repeated="5"/>
          <table:table-cell office:value-type="float" office:value="425" calcext:value-type="float">
            <text:p>425</text:p>
          </table:table-cell>
          <table:table-cell office:value-type="float" office:value="429.597" calcext:value-type="float">
            <text:p>429.597</text:p>
          </table:table-cell>
          <table:table-cell office:value-type="float" office:value="446.746" calcext:value-type="float">
            <text:p>446.746</text:p>
          </table:table-cell>
          <table:table-cell office:value-type="float" office:value="4.5974" calcext:value-type="float">
            <text:p>4.5974</text:p>
          </table:table-cell>
          <table:table-cell office:value-type="float" office:value="21.746" calcext:value-type="float">
            <text:p>21.746</text:p>
          </table:table-cell>
          <table:table-cell office:value-type="float" office:value="0.711803" calcext:value-type="float">
            <text:p>0.711803</text:p>
          </table:table-cell>
          <table:table-cell office:value-type="float" office:value="0.130355" calcext:value-type="float">
            <text:p>0.130355</text:p>
          </table:table-cell>
          <table:table-cell table:style-name="Default" office:value-type="float" office:value="0.106372" calcext:value-type="float">
            <text:p>0.106372</text:p>
          </table:table-cell>
          <table:table-cell table:number-columns-repeated="2" office:value-type="float" office:value="1.138" calcext:value-type="float">
            <text:p>1.138</text:p>
          </table:table-cell>
          <table:table-cell office:value-type="float" office:value="0.257557" calcext:value-type="float">
            <text:p>0.257557</text:p>
          </table:table-cell>
          <table:table-cell office:value-type="float" office:value="-0.855572" calcext:value-type="float">
            <text:p>-0.855572</text:p>
          </table:table-cell>
          <table:table-cell office:value-type="float" office:value="-10.7734" calcext:value-type="float">
            <text:p>-10.7734</text:p>
          </table:table-cell>
          <table:table-cell table:number-columns-repeated="22"/>
          <table:table-cell table:formula="of:=[.AT192]+1" office:value-type="date" office:date-value="2020-09-02" calcext:value-type="date">
            <text:p>02/09/20</text:p>
          </table:table-cell>
          <table:table-cell table:formula="of:=AVERAGE([.S190:.S196])" office:value-type="float" office:value="1.15391" calcext:value-type="float">
            <text:p>1.15391</text:p>
          </table:table-cell>
          <table:table-cell table:formula="of:=[.P193]" office:value-type="float" office:value="0.711803" calcext:value-type="float">
            <text:p>0.711803</text:p>
          </table:table-cell>
          <table:table-cell table:formula="of:=AVERAGE([.R190:.R196])" office:value-type="float" office:value="0.0910209" calcext:value-type="float">
            <text:p>0.09</text:p>
          </table:table-cell>
        </table:table-row>
        <table:table-row table:style-name="ro1">
          <table:table-cell office:value-type="float" office:value="26488" calcext:value-type="float">
            <text:p>26488</text:p>
          </table:table-cell>
          <table:table-cell office:value-type="float" office:value="26813.8" calcext:value-type="float">
            <text:p>26813.8</text:p>
          </table:table-cell>
          <table:table-cell office:value-type="float" office:value="28440.9" calcext:value-type="float">
            <text:p>28440.9</text:p>
          </table:table-cell>
          <table:table-cell office:value-type="float" office:value="1.74266" calcext:value-type="float">
            <text:p>1.74266</text:p>
          </table:table-cell>
          <table:table-cell office:value-type="float" office:value="1952.9" calcext:value-type="float">
            <text:p>1952.9</text:p>
          </table:table-cell>
          <table:table-cell table:number-columns-repeated="5"/>
          <table:table-cell office:value-type="float" office:value="426" calcext:value-type="float">
            <text:p>426</text:p>
          </table:table-cell>
          <table:table-cell office:value-type="float" office:value="429.887" calcext:value-type="float">
            <text:p>429.887</text:p>
          </table:table-cell>
          <table:table-cell office:value-type="float" office:value="447.562" calcext:value-type="float">
            <text:p>447.562</text:p>
          </table:table-cell>
          <table:table-cell office:value-type="float" office:value="3.88731" calcext:value-type="float">
            <text:p>3.88731</text:p>
          </table:table-cell>
          <table:table-cell office:value-type="float" office:value="21.5615" calcext:value-type="float">
            <text:p>21.5615</text:p>
          </table:table-cell>
          <table:table-cell office:value-type="float" office:value="0.711803" calcext:value-type="float">
            <text:p>0.711803</text:p>
          </table:table-cell>
          <table:table-cell office:value-type="float" office:value="0.126471" calcext:value-type="float">
            <text:p>0.126471</text:p>
          </table:table-cell>
          <table:table-cell table:style-name="Default" office:value-type="float" office:value="0.105575" calcext:value-type="float">
            <text:p>0.105575</text:p>
          </table:table-cell>
          <table:table-cell table:number-columns-repeated="2" office:value-type="float" office:value="1.13925" calcext:value-type="float">
            <text:p>1.13925</text:p>
          </table:table-cell>
          <table:table-cell office:value-type="float" office:value="0.25737" calcext:value-type="float">
            <text:p>0.25737</text:p>
          </table:table-cell>
          <table:table-cell office:value-type="float" office:value="-0.853978" calcext:value-type="float">
            <text:p>-0.853978</text:p>
          </table:table-cell>
          <table:table-cell office:value-type="float" office:value="-9.06528" calcext:value-type="float">
            <text:p>-9.06528</text:p>
          </table:table-cell>
          <table:table-cell table:number-columns-repeated="22"/>
          <table:table-cell table:formula="of:=[.AT193]+1" office:value-type="date" office:date-value="2020-09-03" calcext:value-type="date">
            <text:p>03/09/20</text:p>
          </table:table-cell>
          <table:table-cell table:formula="of:=AVERAGE([.S191:.S197])" office:value-type="float" office:value="1.15766285714286" calcext:value-type="float">
            <text:p>1.15766285714286</text:p>
          </table:table-cell>
          <table:table-cell table:formula="of:=[.P194]" office:value-type="float" office:value="0.711803" calcext:value-type="float">
            <text:p>0.711803</text:p>
          </table:table-cell>
          <table:table-cell table:formula="of:=AVERAGE([.R191:.R197])" office:value-type="float" office:value="0.087584" calcext:value-type="float">
            <text:p>0.09</text:p>
          </table:table-cell>
        </table:table-row>
        <table:table-row table:style-name="ro1">
          <table:table-cell office:value-type="float" office:value="27280" calcext:value-type="float">
            <text:p>27280</text:p>
          </table:table-cell>
          <table:table-cell office:value-type="float" office:value="27519.4" calcext:value-type="float">
            <text:p>27519.4</text:p>
          </table:table-cell>
          <table:table-cell office:value-type="float" office:value="29189.7" calcext:value-type="float">
            <text:p>29189.7</text:p>
          </table:table-cell>
          <table:table-cell office:value-type="float" office:value="1.21388" calcext:value-type="float">
            <text:p>1.21388</text:p>
          </table:table-cell>
          <table:table-cell office:value-type="float" office:value="1909.69" calcext:value-type="float">
            <text:p>1909.69</text:p>
          </table:table-cell>
          <table:table-cell table:number-columns-repeated="5"/>
          <table:table-cell office:value-type="float" office:value="429" calcext:value-type="float">
            <text:p>429</text:p>
          </table:table-cell>
          <table:table-cell office:value-type="float" office:value="430.974" calcext:value-type="float">
            <text:p>430.974</text:p>
          </table:table-cell>
          <table:table-cell office:value-type="float" office:value="449.422" calcext:value-type="float">
            <text:p>449.422</text:p>
          </table:table-cell>
          <table:table-cell office:value-type="float" office:value="1.97369" calcext:value-type="float">
            <text:p>1.97369</text:p>
          </table:table-cell>
          <table:table-cell office:value-type="float" office:value="20.422" calcext:value-type="float">
            <text:p>20.422</text:p>
          </table:table-cell>
          <table:table-cell office:value-type="float" office:value="0.711803" calcext:value-type="float">
            <text:p>0.711803</text:p>
          </table:table-cell>
          <table:table-cell office:value-type="float" office:value="0.0827511" calcext:value-type="float">
            <text:p>0.0827511</text:p>
          </table:table-cell>
          <table:table-cell table:style-name="Default" office:value-type="float" office:value="0.0706014" calcext:value-type="float">
            <text:p>0.0706014</text:p>
          </table:table-cell>
          <table:table-cell table:number-columns-repeated="2" office:value-type="float" office:value="1.17552" calcext:value-type="float">
            <text:p>1.17552</text:p>
          </table:table-cell>
          <table:table-cell office:value-type="float" office:value="0.256814" calcext:value-type="float">
            <text:p>0.256814</text:p>
          </table:table-cell>
          <table:table-cell office:value-type="float" office:value="-0.84934" calcext:value-type="float">
            <text:p>-0.84934</text:p>
          </table:table-cell>
          <table:table-cell office:value-type="float" office:value="-10.6585" calcext:value-type="float">
            <text:p>-10.6585</text:p>
          </table:table-cell>
          <table:table-cell table:number-columns-repeated="22"/>
          <table:table-cell table:formula="of:=[.AT194]+1" office:value-type="date" office:date-value="2020-09-04" calcext:value-type="date">
            <text:p>04/09/20</text:p>
          </table:table-cell>
          <table:table-cell table:formula="of:=AVERAGE([.S192:.S198])" office:value-type="float" office:value="1.16297571428571" calcext:value-type="float">
            <text:p>1.16297571428571</text:p>
          </table:table-cell>
          <table:table-cell table:formula="of:=[.P195]" office:value-type="float" office:value="0.711803" calcext:value-type="float">
            <text:p>0.711803</text:p>
          </table:table-cell>
          <table:table-cell table:formula="of:=AVERAGE([.R192:.R198])" office:value-type="float" office:value="0.0826868142857143" calcext:value-type="float">
            <text:p>0.08</text:p>
          </table:table-cell>
        </table:table-row>
        <table:table-row table:style-name="ro1">
          <table:table-cell office:value-type="float" office:value="27788" calcext:value-type="float">
            <text:p>27788</text:p>
          </table:table-cell>
          <table:table-cell office:value-type="float" office:value="28189.8" calcext:value-type="float">
            <text:p>28189.8</text:p>
          </table:table-cell>
          <table:table-cell office:value-type="float" office:value="29770" calcext:value-type="float">
            <text:p>29770</text:p>
          </table:table-cell>
          <table:table-cell office:value-type="float" office:value="1.9472" calcext:value-type="float">
            <text:p>1.9472</text:p>
          </table:table-cell>
          <table:table-cell office:value-type="float" office:value="1982.03" calcext:value-type="float">
            <text:p>1982.03</text:p>
          </table:table-cell>
          <table:table-cell table:number-columns-repeated="5"/>
          <table:table-cell office:value-type="float" office:value="431" calcext:value-type="float">
            <text:p>431</text:p>
          </table:table-cell>
          <table:table-cell office:value-type="float" office:value="433.946" calcext:value-type="float">
            <text:p>433.946</text:p>
          </table:table-cell>
          <table:table-cell office:value-type="float" office:value="452.28" calcext:value-type="float">
            <text:p>452.28</text:p>
          </table:table-cell>
          <table:table-cell office:value-type="float" office:value="2.94612" calcext:value-type="float">
            <text:p>2.94612</text:p>
          </table:table-cell>
          <table:table-cell office:value-type="float" office:value="21.2801" calcext:value-type="float">
            <text:p>21.2801</text:p>
          </table:table-cell>
          <table:table-cell office:value-type="float" office:value="0.711803" calcext:value-type="float">
            <text:p>0.711803</text:p>
          </table:table-cell>
          <table:table-cell office:value-type="float" office:value="0.066993" calcext:value-type="float">
            <text:p>0.066993</text:p>
          </table:table-cell>
          <table:table-cell table:style-name="Default" office:value-type="float" office:value="0.0583851" calcext:value-type="float">
            <text:p>0.0583851</text:p>
          </table:table-cell>
          <table:table-cell table:number-columns-repeated="2" office:value-type="float" office:value="1.18827" calcext:value-type="float">
            <text:p>1.18827</text:p>
          </table:table-cell>
          <table:table-cell office:value-type="float" office:value="0.256579" calcext:value-type="float">
            <text:p>0.256579</text:p>
          </table:table-cell>
          <table:table-cell office:value-type="float" office:value="-0.84741" calcext:value-type="float">
            <text:p>-0.84741</text:p>
          </table:table-cell>
          <table:table-cell office:value-type="float" office:value="-12.0572" calcext:value-type="float">
            <text:p>-12.0572</text:p>
          </table:table-cell>
          <table:table-cell table:number-columns-repeated="22"/>
          <table:table-cell table:formula="of:=[.AT195]+1" office:value-type="date" office:date-value="2020-09-05" calcext:value-type="date">
            <text:p>05/09/20</text:p>
          </table:table-cell>
          <table:table-cell table:formula="of:=AVERAGE([.S193:.S199])" office:value-type="float" office:value="1.16936" calcext:value-type="float">
            <text:p>1.16936</text:p>
          </table:table-cell>
          <table:table-cell table:formula="of:=[.P196]" office:value-type="float" office:value="0.711803" calcext:value-type="float">
            <text:p>0.711803</text:p>
          </table:table-cell>
          <table:table-cell table:formula="of:=AVERAGE([.R193:.R199])" office:value-type="float" office:value="0.0767677714285714" calcext:value-type="float">
            <text:p>0.08</text:p>
          </table:table-cell>
        </table:table-row>
        <table:table-row table:style-name="ro1">
          <table:table-cell office:value-type="float" office:value="28192" calcext:value-type="float">
            <text:p>28192</text:p>
          </table:table-cell>
          <table:table-cell office:value-type="float" office:value="28801.3" calcext:value-type="float">
            <text:p>28801.3</text:p>
          </table:table-cell>
          <table:table-cell office:value-type="float" office:value="30266.9" calcext:value-type="float">
            <text:p>30266.9</text:p>
          </table:table-cell>
          <table:table-cell office:value-type="float" office:value="2.79471" calcext:value-type="float">
            <text:p>2.79471</text:p>
          </table:table-cell>
          <table:table-cell office:value-type="float" office:value="2074.93" calcext:value-type="float">
            <text:p>2074.93</text:p>
          </table:table-cell>
          <table:table-cell table:number-columns-repeated="5"/>
          <table:table-cell office:value-type="float" office:value="436" calcext:value-type="float">
            <text:p>436</text:p>
          </table:table-cell>
          <table:table-cell office:value-type="float" office:value="436.287" calcext:value-type="float">
            <text:p>436.287</text:p>
          </table:table-cell>
          <table:table-cell office:value-type="float" office:value="455.307" calcext:value-type="float">
            <text:p>455.307</text:p>
          </table:table-cell>
          <table:table-cell office:value-type="float" office:value="0.286891" calcext:value-type="float">
            <text:p>0.286891</text:p>
          </table:table-cell>
          <table:table-cell office:value-type="float" office:value="19.3065" calcext:value-type="float">
            <text:p>19.3065</text:p>
          </table:table-cell>
          <table:table-cell office:value-type="float" office:value="0.711803" calcext:value-type="float">
            <text:p>0.711803</text:p>
          </table:table-cell>
          <table:table-cell office:value-type="float" office:value="0.0629161" calcext:value-type="float">
            <text:p>0.0629161</text:p>
          </table:table-cell>
          <table:table-cell table:style-name="Default" office:value-type="float" office:value="0.0558815" calcext:value-type="float">
            <text:p>0.0558815</text:p>
          </table:table-cell>
          <table:table-cell table:number-columns-repeated="2" office:value-type="float" office:value="1.19102" calcext:value-type="float">
            <text:p>1.19102</text:p>
          </table:table-cell>
          <table:table-cell office:value-type="float" office:value="0.256472" calcext:value-type="float">
            <text:p>0.256472</text:p>
          </table:table-cell>
          <table:table-cell office:value-type="float" office:value="-0.846543" calcext:value-type="float">
            <text:p>-0.846543</text:p>
          </table:table-cell>
          <table:table-cell office:value-type="float" office:value="-13.321" calcext:value-type="float">
            <text:p>-13.321</text:p>
          </table:table-cell>
          <table:table-cell table:number-columns-repeated="22"/>
          <table:table-cell table:formula="of:=[.AT196]+1" office:value-type="date" office:date-value="2020-09-06" calcext:value-type="date">
            <text:p>06/09/20</text:p>
          </table:table-cell>
          <table:table-cell table:formula="of:=AVERAGE([.S194:.S200])" office:value-type="float" office:value="1.17586142857143" calcext:value-type="float">
            <text:p>1.17586142857143</text:p>
          </table:table-cell>
          <table:table-cell table:formula="of:=[.P197]" office:value-type="float" office:value="0.711803" calcext:value-type="float">
            <text:p>0.711803</text:p>
          </table:table-cell>
          <table:table-cell table:formula="of:=AVERAGE([.R194:.R200])" office:value-type="float" office:value="0.0707076285714286" calcext:value-type="float">
            <text:p>0.07</text:p>
          </table:table-cell>
        </table:table-row>
        <table:table-row table:style-name="ro1">
          <table:table-cell office:value-type="float" office:value="28752" calcext:value-type="float">
            <text:p>28752</text:p>
          </table:table-cell>
          <table:table-cell office:value-type="float" office:value="29391.5" calcext:value-type="float">
            <text:p>29391.5</text:p>
          </table:table-cell>
          <table:table-cell office:value-type="float" office:value="30718.4" calcext:value-type="float">
            <text:p>30718.4</text:p>
          </table:table-cell>
          <table:table-cell office:value-type="float" office:value="2.76078" calcext:value-type="float">
            <text:p>2.76078</text:p>
          </table:table-cell>
          <table:table-cell office:value-type="float" office:value="1966.38" calcext:value-type="float">
            <text:p>1966.38</text:p>
          </table:table-cell>
          <table:table-cell table:number-columns-repeated="5"/>
          <table:table-cell office:value-type="float" office:value="437" calcext:value-type="float">
            <text:p>437</text:p>
          </table:table-cell>
          <table:table-cell office:value-type="float" office:value="441.198" calcext:value-type="float">
            <text:p>441.198</text:p>
          </table:table-cell>
          <table:table-cell office:value-type="float" office:value="457.499" calcext:value-type="float">
            <text:p>457.499</text:p>
          </table:table-cell>
          <table:table-cell office:value-type="float" office:value="4.19751" calcext:value-type="float">
            <text:p>4.19751</text:p>
          </table:table-cell>
          <table:table-cell office:value-type="float" office:value="20.4989" calcext:value-type="float">
            <text:p>20.4989</text:p>
          </table:table-cell>
          <table:table-cell office:value-type="float" office:value="0.711803" calcext:value-type="float">
            <text:p>0.711803</text:p>
          </table:table-cell>
          <table:table-cell office:value-type="float" office:value="0.0765092" calcext:value-type="float">
            <text:p>0.0765092</text:p>
          </table:table-cell>
          <table:table-cell table:style-name="Default" office:value-type="float" office:value="0.0693817" calcext:value-type="float">
            <text:p>0.0693817</text:p>
          </table:table-cell>
          <table:table-cell table:number-columns-repeated="2" office:value-type="float" office:value="1.1775" calcext:value-type="float">
            <text:p>1.1775</text:p>
          </table:table-cell>
          <table:table-cell office:value-type="float" office:value="0.256478" calcext:value-type="float">
            <text:p>0.256478</text:p>
          </table:table-cell>
          <table:table-cell office:value-type="float" office:value="-0.846595" calcext:value-type="float">
            <text:p>-0.846595</text:p>
          </table:table-cell>
          <table:table-cell office:value-type="float" office:value="-8.96524" calcext:value-type="float">
            <text:p>-8.96524</text:p>
          </table:table-cell>
          <table:table-cell table:number-columns-repeated="22"/>
          <table:table-cell table:formula="of:=[.AT197]+1" office:value-type="date" office:date-value="2020-09-07" calcext:value-type="date">
            <text:p>07/09/20</text:p>
          </table:table-cell>
          <table:table-cell table:formula="of:=AVERAGE([.S195:.S201])" office:value-type="float" office:value="1.18250428571429" calcext:value-type="float">
            <text:p>1.18250428571429</text:p>
          </table:table-cell>
          <table:table-cell table:formula="of:=[.P198]" office:value-type="float" office:value="0.711803" calcext:value-type="float">
            <text:p>0.711803</text:p>
          </table:table-cell>
          <table:table-cell table:formula="of:=AVERAGE([.R195:.R201])" office:value-type="float" office:value="0.0644745285714286" calcext:value-type="float">
            <text:p>0.06</text:p>
          </table:table-cell>
        </table:table-row>
        <table:table-row table:style-name="ro1">
          <table:table-cell office:value-type="float" office:value="29913" calcext:value-type="float">
            <text:p>29913</text:p>
          </table:table-cell>
          <table:table-cell office:value-type="float" office:value="30127.4" calcext:value-type="float">
            <text:p>30127.4</text:p>
          </table:table-cell>
          <table:table-cell office:value-type="float" office:value="31390.7" calcext:value-type="float">
            <text:p>31390.7</text:p>
          </table:table-cell>
          <table:table-cell office:value-type="float" office:value="0.862265" calcext:value-type="float">
            <text:p>0.862265</text:p>
          </table:table-cell>
          <table:table-cell office:value-type="float" office:value="1477.72" calcext:value-type="float">
            <text:p>1477.72</text:p>
          </table:table-cell>
          <table:table-cell table:number-columns-repeated="5"/>
          <table:table-cell office:value-type="float" office:value="441" calcext:value-type="float">
            <text:p>441</text:p>
          </table:table-cell>
          <table:table-cell office:value-type="float" office:value="442.952" calcext:value-type="float">
            <text:p>442.952</text:p>
          </table:table-cell>
          <table:table-cell office:value-type="float" office:value="459.811" calcext:value-type="float">
            <text:p>459.811</text:p>
          </table:table-cell>
          <table:table-cell office:value-type="float" office:value="1.95188" calcext:value-type="float">
            <text:p>1.95188</text:p>
          </table:table-cell>
          <table:table-cell office:value-type="float" office:value="18.8106" calcext:value-type="float">
            <text:p>18.8106</text:p>
          </table:table-cell>
          <table:table-cell office:value-type="float" office:value="0.711803" calcext:value-type="float">
            <text:p>0.711803</text:p>
          </table:table-cell>
          <table:table-cell office:value-type="float" office:value="0.0766469" calcext:value-type="float">
            <text:p>0.0766469</text:p>
          </table:table-cell>
          <table:table-cell table:style-name="Default" office:value-type="float" office:value="0.0711777" calcext:value-type="float">
            <text:p>0.0711777</text:p>
          </table:table-cell>
          <table:table-cell table:number-columns-repeated="2" office:value-type="float" office:value="1.17596" calcext:value-type="float">
            <text:p>1.17596</text:p>
          </table:table-cell>
          <table:table-cell office:value-type="float" office:value="0.256364" calcext:value-type="float">
            <text:p>0.256364</text:p>
          </table:table-cell>
          <table:table-cell office:value-type="float" office:value="-0.845675" calcext:value-type="float">
            <text:p>-0.845675</text:p>
          </table:table-cell>
          <table:table-cell office:value-type="float" office:value="-9.0633" calcext:value-type="float">
            <text:p>-9.0633</text:p>
          </table:table-cell>
          <table:table-cell table:number-columns-repeated="22"/>
          <table:table-cell table:formula="of:=[.AT198]+1" office:value-type="date" office:date-value="2020-09-08" calcext:value-type="date">
            <text:p>08/09/20</text:p>
          </table:table-cell>
          <table:table-cell table:formula="of:=AVERAGE([.S196:.S202])" office:value-type="float" office:value="1.18711" calcext:value-type="float">
            <text:p>1.18711</text:p>
          </table:table-cell>
          <table:table-cell table:formula="of:=[.P199]" office:value-type="float" office:value="0.711803" calcext:value-type="float">
            <text:p>0.711803</text:p>
          </table:table-cell>
          <table:table-cell table:formula="of:=AVERAGE([.R196:.R202])" office:value-type="float" office:value="0.0601278" calcext:value-type="float">
            <text:p>0.06</text:p>
          </table:table-cell>
        </table:table-row>
        <table:table-row table:style-name="ro1">
          <table:table-cell office:value-type="float" office:value="31072" calcext:value-type="float">
            <text:p>31072</text:p>
          </table:table-cell>
          <table:table-cell office:value-type="float" office:value="31113.6" calcext:value-type="float">
            <text:p>31113.6</text:p>
          </table:table-cell>
          <table:table-cell office:value-type="float" office:value="32290.2" calcext:value-type="float">
            <text:p>32290.2</text:p>
          </table:table-cell>
          <table:table-cell office:value-type="float" office:value="0.155054" calcext:value-type="float">
            <text:p>0.155054</text:p>
          </table:table-cell>
          <table:table-cell office:value-type="float" office:value="1218.19" calcext:value-type="float">
            <text:p>1218.19</text:p>
          </table:table-cell>
          <table:table-cell table:number-columns-repeated="5"/>
          <table:table-cell office:value-type="float" office:value="444" calcext:value-type="float">
            <text:p>444</text:p>
          </table:table-cell>
          <table:table-cell office:value-type="float" office:value="447.036" calcext:value-type="float">
            <text:p>447.036</text:p>
          </table:table-cell>
          <table:table-cell office:value-type="float" office:value="461.561" calcext:value-type="float">
            <text:p>461.561</text:p>
          </table:table-cell>
          <table:table-cell office:value-type="float" office:value="3.03572" calcext:value-type="float">
            <text:p>3.03572</text:p>
          </table:table-cell>
          <table:table-cell office:value-type="float" office:value="17.5607" calcext:value-type="float">
            <text:p>17.5607</text:p>
          </table:table-cell>
          <table:table-cell office:value-type="float" office:value="0.711803" calcext:value-type="float">
            <text:p>0.711803</text:p>
          </table:table-cell>
          <table:table-cell office:value-type="float" office:value="0.0673209" calcext:value-type="float">
            <text:p>0.0673209</text:p>
          </table:table-cell>
          <table:table-cell table:style-name="Default" office:value-type="float" office:value="0.063951" calcext:value-type="float">
            <text:p>0.063951</text:p>
          </table:table-cell>
          <table:table-cell table:number-columns-repeated="2" office:value-type="float" office:value="1.18351" calcext:value-type="float">
            <text:p>1.18351</text:p>
          </table:table-cell>
          <table:table-cell office:value-type="float" office:value="0.256218" calcext:value-type="float">
            <text:p>0.256218</text:p>
          </table:table-cell>
          <table:table-cell office:value-type="float" office:value="-0.8445" calcext:value-type="float">
            <text:p>-0.8445</text:p>
          </table:table-cell>
          <table:table-cell office:value-type="float" office:value="-9.23362" calcext:value-type="float">
            <text:p>-9.23362</text:p>
          </table:table-cell>
          <table:table-cell table:number-columns-repeated="22"/>
          <table:table-cell table:formula="of:=[.AT199]+1" office:value-type="date" office:date-value="2020-09-09" calcext:value-type="date">
            <text:p>09/09/20</text:p>
          </table:table-cell>
          <table:table-cell table:formula="of:=AVERAGE([.S197:.S203])" office:value-type="float" office:value="1.19110428571429" calcext:value-type="float">
            <text:p>1.19110428571429</text:p>
          </table:table-cell>
          <table:table-cell/>
          <table:table-cell table:style-name="Default"/>
        </table:table-row>
        <table:table-row table:style-name="ro1">
          <table:table-cell office:value-type="float" office:value="32449" calcext:value-type="float">
            <text:p>32449</text:p>
          </table:table-cell>
          <table:table-cell office:value-type="float" office:value="32241.7" calcext:value-type="float">
            <text:p>32241.7</text:p>
          </table:table-cell>
          <table:table-cell office:value-type="float" office:value="33324.8" calcext:value-type="float">
            <text:p>33324.8</text:p>
          </table:table-cell>
          <table:table-cell office:value-type="float" office:value="-0.71334" calcext:value-type="float">
            <text:p>-0.71334</text:p>
          </table:table-cell>
          <table:table-cell office:value-type="float" office:value="875.763" calcext:value-type="float">
            <text:p>875.763</text:p>
          </table:table-cell>
          <table:table-cell table:number-columns-repeated="5"/>
          <table:table-cell office:value-type="float" office:value="448" calcext:value-type="float">
            <text:p>448</text:p>
          </table:table-cell>
          <table:table-cell office:value-type="float" office:value="450.6" calcext:value-type="float">
            <text:p>450.6</text:p>
          </table:table-cell>
          <table:table-cell office:value-type="float" office:value="464.406" calcext:value-type="float">
            <text:p>464.406</text:p>
          </table:table-cell>
          <table:table-cell office:value-type="float" office:value="2.59953" calcext:value-type="float">
            <text:p>2.59953</text:p>
          </table:table-cell>
          <table:table-cell office:value-type="float" office:value="16.4062" calcext:value-type="float">
            <text:p>16.4062</text:p>
          </table:table-cell>
          <table:table-cell office:value-type="float" office:value="0.711803" calcext:value-type="float">
            <text:p>0.711803</text:p>
          </table:table-cell>
          <table:table-cell office:value-type="float" office:value="0.0638362" calcext:value-type="float">
            <text:p>0.0638362</text:p>
          </table:table-cell>
          <table:table-cell table:style-name="Default" office:value-type="float" office:value="0.0619433" calcext:value-type="float">
            <text:p>0.0619433</text:p>
          </table:table-cell>
          <table:table-cell table:number-columns-repeated="2" office:value-type="float" office:value="1.18575" calcext:value-type="float">
            <text:p>1.18575</text:p>
          </table:table-cell>
          <table:table-cell office:value-type="float" office:value="0.256113" calcext:value-type="float">
            <text:p>0.256113</text:p>
          </table:table-cell>
          <table:table-cell office:value-type="float" office:value="-0.843667" calcext:value-type="float">
            <text:p>-0.843667</text:p>
          </table:table-cell>
          <table:table-cell office:value-type="float" office:value="-10.6468" calcext:value-type="float">
            <text:p>-10.6468</text:p>
          </table:table-cell>
          <table:table-cell table:number-columns-repeated="22"/>
          <table:table-cell table:formula="of:=[.AT200]+1" office:value-type="date" office:date-value="2020-09-10" calcext:value-type="date">
            <text:p>10/09/2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3896" calcext:value-type="float">
            <text:p>33896</text:p>
          </table:table-cell>
          <table:table-cell office:value-type="float" office:value="33589.1" calcext:value-type="float">
            <text:p>33589.1</text:p>
          </table:table-cell>
          <table:table-cell office:value-type="float" office:value="34577.3" calcext:value-type="float">
            <text:p>34577.3</text:p>
          </table:table-cell>
          <table:table-cell office:value-type="float" office:value="-0.969643" calcext:value-type="float">
            <text:p>-0.969643</text:p>
          </table:table-cell>
          <table:table-cell office:value-type="float" office:value="681.342" calcext:value-type="float">
            <text:p>681.342</text:p>
          </table:table-cell>
          <table:table-cell table:number-columns-repeated="5"/>
          <table:table-cell office:value-type="float" office:value="450" calcext:value-type="float">
            <text:p>450</text:p>
          </table:table-cell>
          <table:table-cell office:value-type="float" office:value="455.073" calcext:value-type="float">
            <text:p>455.073</text:p>
          </table:table-cell>
          <table:table-cell office:value-type="float" office:value="469.528" calcext:value-type="float">
            <text:p>469.528</text:p>
          </table:table-cell>
          <table:table-cell office:value-type="float" office:value="5.07319" calcext:value-type="float">
            <text:p>5.07319</text:p>
          </table:table-cell>
          <table:table-cell office:value-type="float" office:value="19.5284" calcext:value-type="float">
            <text:p>19.5284</text:p>
          </table:table-cell>
          <table:table-cell office:value-type="float" office:value="0.711803" calcext:value-type="float">
            <text:p>0.711803</text:p>
          </table:table-cell>
          <table:table-cell office:value-type="float" office:value="0.0405351" calcext:value-type="float">
            <text:p>0.0405351</text:p>
          </table:table-cell>
          <table:table-cell table:style-name="Default" office:value-type="float" office:value="0.0401743" calcext:value-type="float">
            <text:p>0.0401743</text:p>
          </table:table-cell>
          <table:table-cell table:number-columns-repeated="2" office:value-type="float" office:value="1.20776" calcext:value-type="float">
            <text:p>1.20776</text:p>
          </table:table-cell>
          <table:table-cell office:value-type="float" office:value="0.256004" calcext:value-type="float">
            <text:p>0.256004</text:p>
          </table:table-cell>
          <table:table-cell office:value-type="float" office:value="-0.842797" calcext:value-type="float">
            <text:p>-0.842797</text:p>
          </table:table-cell>
          <table:table-cell office:value-type="float" office:value="-11.4088" calcext:value-type="float">
            <text:p>-11.4088</text:p>
          </table:table-cell>
          <table:table-cell table:number-columns-repeated="22"/>
          <table:table-cell table:formula="of:=[.AT201]+1" office:value-type="date" office:date-value="2020-09-11" calcext:value-type="date">
            <text:p>11/09/2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5437" calcext:value-type="float">
            <text:p>35437</text:p>
          </table:table-cell>
          <table:table-cell office:value-type="float" office:value="34892.9" calcext:value-type="float">
            <text:p>34892.9</text:p>
          </table:table-cell>
          <table:table-cell office:value-type="float" office:value="35608.8" calcext:value-type="float">
            <text:p>35608.8</text:p>
          </table:table-cell>
          <table:table-cell office:value-type="float" office:value="-1.58555" calcext:value-type="float">
            <text:p>-1.58555</text:p>
          </table:table-cell>
          <table:table-cell office:value-type="float" office:value="171.8" calcext:value-type="float">
            <text:p>171.8</text:p>
          </table:table-cell>
          <table:table-cell table:number-columns-repeated="5"/>
          <table:table-cell office:value-type="float" office:value="453" calcext:value-type="float">
            <text:p>453</text:p>
          </table:table-cell>
          <table:table-cell office:value-type="float" office:value="458.005" calcext:value-type="float">
            <text:p>458.005</text:p>
          </table:table-cell>
          <table:table-cell office:value-type="float" office:value="474.176" calcext:value-type="float">
            <text:p>474.176</text:p>
          </table:table-cell>
          <table:table-cell office:value-type="float" office:value="5.00452" calcext:value-type="float">
            <text:p>5.00452</text:p>
          </table:table-cell>
          <table:table-cell office:value-type="float" office:value="21.1764" calcext:value-type="float">
            <text:p>21.1764</text:p>
          </table:table-cell>
          <table:table-cell office:value-type="float" office:value="0.711803" calcext:value-type="float">
            <text:p>0.711803</text:p>
          </table:table-cell>
          <table:table-cell office:value-type="float" office:value="0.0314026" calcext:value-type="float">
            <text:p>0.0314026</text:p>
          </table:table-cell>
          <table:table-cell table:style-name="Default" office:value-type="float" office:value="0.0318229" calcext:value-type="float">
            <text:p>0.0318229</text:p>
          </table:table-cell>
          <table:table-cell table:number-columns-repeated="2" office:value-type="float" office:value="1.21623" calcext:value-type="float">
            <text:p>1.21623</text:p>
          </table:table-cell>
          <table:table-cell office:value-type="float" office:value="0.255948" calcext:value-type="float">
            <text:p>0.255948</text:p>
          </table:table-cell>
          <table:table-cell office:value-type="float" office:value="-0.842352" calcext:value-type="float">
            <text:p>-0.842352</text:p>
          </table:table-cell>
          <table:table-cell office:value-type="float" office:value="-10.5263" calcext:value-type="float">
            <text:p>-10.5263</text:p>
          </table:table-cell>
          <table:table-cell table:number-columns-repeated="22"/>
          <table:table-cell table:formula="of:=[.AT202]+1" office:value-type="date" office:date-value="2020-09-12" calcext:value-type="date">
            <text:p>12/09/2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6224" calcext:value-type="float">
            <text:p>36224</text:p>
          </table:table-cell>
          <table:table-cell office:value-type="float" office:value="36255.4" calcext:value-type="float">
            <text:p>36255.4</text:p>
          </table:table-cell>
          <table:table-cell office:value-type="float" office:value="36490.2" calcext:value-type="float">
            <text:p>36490.2</text:p>
          </table:table-cell>
          <table:table-cell office:value-type="float" office:value="0.0837608" calcext:value-type="float">
            <text:p>0.0837608</text:p>
          </table:table-cell>
          <table:table-cell office:value-type="float" office:value="266.205" calcext:value-type="float">
            <text:p>266.205</text:p>
          </table:table-cell>
          <table:table-cell table:number-columns-repeated="5"/>
          <table:table-cell office:value-type="float" office:value="456" calcext:value-type="float">
            <text:p>456</text:p>
          </table:table-cell>
          <table:table-cell office:value-type="float" office:value="461.758" calcext:value-type="float">
            <text:p>461.758</text:p>
          </table:table-cell>
          <table:table-cell office:value-type="float" office:value="481.546" calcext:value-type="float">
            <text:p>481.546</text:p>
          </table:table-cell>
          <table:table-cell office:value-type="float" office:value="5.75778" calcext:value-type="float">
            <text:p>5.75778</text:p>
          </table:table-cell>
          <table:table-cell office:value-type="float" office:value="25.5458" calcext:value-type="float">
            <text:p>25.5458</text:p>
          </table:table-cell>
          <table:table-cell office:value-type="float" office:value="0.711803" calcext:value-type="float">
            <text:p>0.711803</text:p>
          </table:table-cell>
          <table:table-cell office:value-type="float" office:value="0.0282436" calcext:value-type="float">
            <text:p>0.0282436</text:p>
          </table:table-cell>
          <table:table-cell table:style-name="Default" office:value-type="float" office:value="0.0291852" calcext:value-type="float">
            <text:p>0.0291852</text:p>
          </table:table-cell>
          <table:table-cell table:number-columns-repeated="2" office:value-type="float" office:value="1.21895" calcext:value-type="float">
            <text:p>1.21895</text:p>
          </table:table-cell>
          <table:table-cell office:value-type="float" office:value="0.25591" calcext:value-type="float">
            <text:p>0.25591</text:p>
          </table:table-cell>
          <table:table-cell office:value-type="float" office:value="-0.842053" calcext:value-type="float">
            <text:p>-0.842053</text:p>
          </table:table-cell>
          <table:table-cell office:value-type="float" office:value="-9.36901" calcext:value-type="float">
            <text:p>-9.36901</text:p>
          </table:table-cell>
          <table:table-cell table:number-columns-repeated="22"/>
          <table:table-cell table:formula="of:=[.AT203]+1" office:value-type="date" office:date-value="2020-09-13" calcext:value-type="date">
            <text:p>13/09/2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7258" calcext:value-type="float">
            <text:p>37258</text:p>
          </table:table-cell>
          <table:table-cell office:value-type="float" office:value="37561.4" calcext:value-type="float">
            <text:p>37561.4</text:p>
          </table:table-cell>
          <table:table-cell office:value-type="float" office:value="37406.7" calcext:value-type="float">
            <text:p>37406.7</text:p>
          </table:table-cell>
          <table:table-cell office:value-type="float" office:value="0.739891" calcext:value-type="float">
            <text:p>0.739891</text:p>
          </table:table-cell>
          <table:table-cell office:value-type="float" office:value="148.695" calcext:value-type="float">
            <text:p>148.695</text:p>
          </table:table-cell>
          <table:table-cell table:number-columns-repeated="5"/>
          <table:table-cell office:value-type="float" office:value="465" calcext:value-type="float">
            <text:p>465</text:p>
          </table:table-cell>
          <table:table-cell office:value-type="float" office:value="465.686" calcext:value-type="float">
            <text:p>465.686</text:p>
          </table:table-cell>
          <table:table-cell office:value-type="float" office:value="486.138" calcext:value-type="float">
            <text:p>486.138</text:p>
          </table:table-cell>
          <table:table-cell office:value-type="float" office:value="0.686123" calcext:value-type="float">
            <text:p>0.686123</text:p>
          </table:table-cell>
          <table:table-cell office:value-type="float" office:value="21.1376" calcext:value-type="float">
            <text:p>21.1376</text:p>
          </table:table-cell>
          <table:table-cell office:value-type="float" office:value="0.711803" calcext:value-type="float">
            <text:p>0.711803</text:p>
          </table:table-cell>
          <table:table-cell office:value-type="float" office:value="0.0335799" calcext:value-type="float">
            <text:p>0.0335799</text:p>
          </table:table-cell>
          <table:table-cell table:style-name="Default" office:value-type="float" office:value="0.03529" calcext:value-type="float">
            <text:p>0.03529</text:p>
          </table:table-cell>
          <table:table-cell table:number-columns-repeated="2" office:value-type="float" office:value="1.21297" calcext:value-type="float">
            <text:p>1.21297</text:p>
          </table:table-cell>
          <table:table-cell office:value-type="float" office:value="0.255854" calcext:value-type="float">
            <text:p>0.255854</text:p>
          </table:table-cell>
          <table:table-cell office:value-type="float" office:value="-0.841612" calcext:value-type="float">
            <text:p>-0.841612</text:p>
          </table:table-cell>
          <table:table-cell office:value-type="float" office:value="-9.33065" calcext:value-type="float">
            <text:p>-9.33065</text:p>
          </table:table-cell>
          <table:table-cell table:number-columns-repeated="22"/>
          <table:table-cell table:formula="of:=[.AT204]+1" office:value-type="date" office:date-value="2020-09-14" calcext:value-type="date">
            <text:p>14/09/2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8932" calcext:value-type="float">
            <text:p>38932</text:p>
          </table:table-cell>
          <table:table-cell office:value-type="float" office:value="39102.3" calcext:value-type="float">
            <text:p>39102.3</text:p>
          </table:table-cell>
          <table:table-cell office:value-type="float" office:value="38848.2" calcext:value-type="float">
            <text:p>38848.2</text:p>
          </table:table-cell>
          <table:table-cell office:value-type="float" office:value="0.378459" calcext:value-type="float">
            <text:p>0.378459</text:p>
          </table:table-cell>
          <table:table-cell office:value-type="float" office:value="-83.7738" calcext:value-type="float">
            <text:p>-83.7738</text:p>
          </table:table-cell>
          <table:table-cell table:number-columns-repeated="5"/>
          <table:table-cell office:value-type="float" office:value="476" calcext:value-type="float">
            <text:p>476</text:p>
          </table:table-cell>
          <table:table-cell office:value-type="float" office:value="475.029" calcext:value-type="float">
            <text:p>475.029</text:p>
          </table:table-cell>
          <table:table-cell office:value-type="float" office:value="494.034" calcext:value-type="float">
            <text:p>494.034</text:p>
          </table:table-cell>
          <table:table-cell office:value-type="float" office:value="-0.97145" calcext:value-type="float">
            <text:p>-0.97145</text:p>
          </table:table-cell>
          <table:table-cell office:value-type="float" office:value="18.0338" calcext:value-type="float">
            <text:p>18.0338</text:p>
          </table:table-cell>
          <table:table-cell office:value-type="float" office:value="0.711803" calcext:value-type="float">
            <text:p>0.711803</text:p>
          </table:table-cell>
          <table:table-cell office:value-type="float" office:value="0.0340155" calcext:value-type="float">
            <text:p>0.0340155</text:p>
          </table:table-cell>
          <table:table-cell table:style-name="Default" office:value-type="float" office:value="0.0362452" calcext:value-type="float">
            <text:p>0.0362452</text:p>
          </table:table-cell>
          <table:table-cell table:number-columns-repeated="2" office:value-type="float" office:value="1.2121" calcext:value-type="float">
            <text:p>1.2121</text:p>
          </table:table-cell>
          <table:table-cell office:value-type="float" office:value="0.255816" calcext:value-type="float">
            <text:p>0.255816</text:p>
          </table:table-cell>
          <table:table-cell office:value-type="float" office:value="-0.841313" calcext:value-type="float">
            <text:p>-0.841313</text:p>
          </table:table-cell>
          <table:table-cell office:value-type="float" office:value="-10.2699" calcext:value-type="float">
            <text:p>-10.2699</text:p>
          </table:table-cell>
          <table:table-cell table:number-columns-repeated="22"/>
          <table:table-cell table:formula="of:=[.AT205]+1" office:value-type="date" office:date-value="2020-09-15" calcext:value-type="date">
            <text:p>15/09/2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41068" calcext:value-type="float">
            <text:p>41068</text:p>
          </table:table-cell>
          <table:table-cell office:value-type="float" office:value="40959.7" calcext:value-type="float">
            <text:p>40959.7</text:p>
          </table:table-cell>
          <table:table-cell office:value-type="float" office:value="40669.6" calcext:value-type="float">
            <text:p>40669.6</text:p>
          </table:table-cell>
          <table:table-cell office:value-type="float" office:value="-0.21911" calcext:value-type="float">
            <text:p>-0.21911</text:p>
          </table:table-cell>
          <table:table-cell office:value-type="float" office:value="-398.399" calcext:value-type="float">
            <text:p>-398.399</text:p>
          </table:table-cell>
          <table:table-cell table:number-columns-repeated="5"/>
          <table:table-cell office:value-type="float" office:value="482" calcext:value-type="float">
            <text:p>482</text:p>
          </table:table-cell>
          <table:table-cell office:value-type="float" office:value="486.987" calcext:value-type="float">
            <text:p>486.987</text:p>
          </table:table-cell>
          <table:table-cell office:value-type="float" office:value="502.284" calcext:value-type="float">
            <text:p>502.284</text:p>
          </table:table-cell>
          <table:table-cell office:value-type="float" office:value="4.98742" calcext:value-type="float">
            <text:p>4.98742</text:p>
          </table:table-cell>
          <table:table-cell office:value-type="float" office:value="20.2843" calcext:value-type="float">
            <text:p>20.2843</text:p>
          </table:table-cell>
          <table:table-cell office:value-type="float" office:value="0.711803" calcext:value-type="float">
            <text:p>0.711803</text:p>
          </table:table-cell>
          <table:table-cell office:value-type="float" office:value="0.0302037" calcext:value-type="float">
            <text:p>0.0302037</text:p>
          </table:table-cell>
          <table:table-cell table:style-name="Default" office:value-type="float" office:value="0.032607" calcext:value-type="float">
            <text:p>0.032607</text:p>
          </table:table-cell>
          <table:table-cell table:number-columns-repeated="2" office:value-type="float" office:value="1.21576" calcext:value-type="float">
            <text:p>1.21576</text:p>
          </table:table-cell>
          <table:table-cell office:value-type="float" office:value="0.255803" calcext:value-type="float">
            <text:p>0.255803</text:p>
          </table:table-cell>
          <table:table-cell office:value-type="float" office:value="-0.841213" calcext:value-type="float">
            <text:p>-0.841213</text:p>
          </table:table-cell>
          <table:table-cell office:value-type="float" office:value="-12.814" calcext:value-type="float">
            <text:p>-12.814</text:p>
          </table:table-cell>
          <table:table-cell table:number-columns-repeated="22"/>
          <table:table-cell table:formula="of:=[.AT206]+1" office:value-type="date" office:date-value="2020-09-16" calcext:value-type="date">
            <text:p>16/09/2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44191" calcext:value-type="float">
            <text:p>44191</text:p>
          </table:table-cell>
          <table:table-cell office:value-type="float" office:value="43083.8" calcext:value-type="float">
            <text:p>43083.8</text:p>
          </table:table-cell>
          <table:table-cell office:value-type="float" office:value="42859.2" calcext:value-type="float">
            <text:p>42859.2</text:p>
          </table:table-cell>
          <table:table-cell office:value-type="float" office:value="-2.03639" calcext:value-type="float">
            <text:p>-2.03639</text:p>
          </table:table-cell>
          <table:table-cell office:value-type="float" office:value="-1331.78" calcext:value-type="float">
            <text:p>-1331.78</text:p>
          </table:table-cell>
          <table:table-cell table:number-columns-repeated="5"/>
          <table:table-cell office:value-type="float" office:value="489" calcext:value-type="float">
            <text:p>489</text:p>
          </table:table-cell>
          <table:table-cell office:value-type="float" office:value="495.127" calcext:value-type="float">
            <text:p>495.127</text:p>
          </table:table-cell>
          <table:table-cell office:value-type="float" office:value="512.596" calcext:value-type="float">
            <text:p>512.596</text:p>
          </table:table-cell>
          <table:table-cell office:value-type="float" office:value="6.12705" calcext:value-type="float">
            <text:p>6.12705</text:p>
          </table:table-cell>
          <table:table-cell office:value-type="float" office:value="23.5957" calcext:value-type="float">
            <text:p>23.5957</text:p>
          </table:table-cell>
          <table:table-cell office:value-type="float" office:value="0.711803" calcext:value-type="float">
            <text:p>0.711803</text:p>
          </table:table-cell>
          <table:table-cell office:value-type="float" office:value="0.0286239" calcext:value-type="float">
            <text:p>0.0286239</text:p>
          </table:table-cell>
          <table:table-cell table:style-name="Default" office:value-type="float" office:value="0.0313181" calcext:value-type="float">
            <text:p>0.0313181</text:p>
          </table:table-cell>
          <table:table-cell table:number-columns-repeated="2" office:value-type="float" office:value="1.2171" calcext:value-type="float">
            <text:p>1.2171</text:p>
          </table:table-cell>
          <table:table-cell office:value-type="float" office:value="0.255782" calcext:value-type="float">
            <text:p>0.255782</text:p>
          </table:table-cell>
          <table:table-cell office:value-type="float" office:value="-0.841045" calcext:value-type="float">
            <text:p>-0.841045</text:p>
          </table:table-cell>
          <table:table-cell table:number-columns-repeated="23"/>
          <table:table-cell table:formula="of:=[.AT207]+1" office:value-type="date" office:date-value="2020-09-17" calcext:value-type="date">
            <text:p>17/09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08]+1" office:value-type="date" office:date-value="2020-09-18" calcext:value-type="date">
            <text:p>18/09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09]+1" office:value-type="date" office:date-value="2020-09-19" calcext:value-type="date">
            <text:p>19/09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10]+1" office:value-type="date" office:date-value="2020-09-20" calcext:value-type="date">
            <text:p>20/09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11]+1" office:value-type="date" office:date-value="2020-09-21" calcext:value-type="date">
            <text:p>21/09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12]+1" office:value-type="date" office:date-value="2020-09-22" calcext:value-type="date">
            <text:p>22/09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13]+1" office:value-type="date" office:date-value="2020-09-23" calcext:value-type="date">
            <text:p>23/09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14]+1" office:value-type="date" office:date-value="2020-09-24" calcext:value-type="date">
            <text:p>24/09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15]+1" office:value-type="date" office:date-value="2020-09-25" calcext:value-type="date">
            <text:p>25/09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16]+1" office:value-type="date" office:date-value="2020-09-26" calcext:value-type="date">
            <text:p>26/09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17]+1" office:value-type="date" office:date-value="2020-09-27" calcext:value-type="date">
            <text:p>27/09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18]+1" office:value-type="date" office:date-value="2020-09-28" calcext:value-type="date">
            <text:p>28/09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19]+1" office:value-type="date" office:date-value="2020-09-29" calcext:value-type="date">
            <text:p>29/09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20]+1" office:value-type="date" office:date-value="2020-09-30" calcext:value-type="date">
            <text:p>30/09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21]+1" office:value-type="date" office:date-value="2020-10-01" calcext:value-type="date">
            <text:p>01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22]+1" office:value-type="date" office:date-value="2020-10-02" calcext:value-type="date">
            <text:p>02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23]+1" office:value-type="date" office:date-value="2020-10-03" calcext:value-type="date">
            <text:p>03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24]+1" office:value-type="date" office:date-value="2020-10-04" calcext:value-type="date">
            <text:p>04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25]+1" office:value-type="date" office:date-value="2020-10-05" calcext:value-type="date">
            <text:p>05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26]+1" office:value-type="date" office:date-value="2020-10-06" calcext:value-type="date">
            <text:p>06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27]+1" office:value-type="date" office:date-value="2020-10-07" calcext:value-type="date">
            <text:p>07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28]+1" office:value-type="date" office:date-value="2020-10-08" calcext:value-type="date">
            <text:p>08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29]+1" office:value-type="date" office:date-value="2020-10-09" calcext:value-type="date">
            <text:p>09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30]+1" office:value-type="date" office:date-value="2020-10-10" calcext:value-type="date">
            <text:p>10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31]+1" office:value-type="date" office:date-value="2020-10-11" calcext:value-type="date">
            <text:p>11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32]+1" office:value-type="date" office:date-value="2020-10-12" calcext:value-type="date">
            <text:p>12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33]+1" office:value-type="date" office:date-value="2020-10-13" calcext:value-type="date">
            <text:p>13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34]+1" office:value-type="date" office:date-value="2020-10-14" calcext:value-type="date">
            <text:p>14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35]+1" office:value-type="date" office:date-value="2020-10-15" calcext:value-type="date">
            <text:p>15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36]+1" office:value-type="date" office:date-value="2020-10-16" calcext:value-type="date">
            <text:p>16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37]+1" office:value-type="date" office:date-value="2020-10-17" calcext:value-type="date">
            <text:p>17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38]+1" office:value-type="date" office:date-value="2020-10-18" calcext:value-type="date">
            <text:p>18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39]+1" office:value-type="date" office:date-value="2020-10-19" calcext:value-type="date">
            <text:p>19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40]+1" office:value-type="date" office:date-value="2020-10-20" calcext:value-type="date">
            <text:p>20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41]+1" office:value-type="date" office:date-value="2020-10-21" calcext:value-type="date">
            <text:p>21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42]+1" office:value-type="date" office:date-value="2020-10-22" calcext:value-type="date">
            <text:p>22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43]+1" office:value-type="date" office:date-value="2020-10-23" calcext:value-type="date">
            <text:p>23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44]+1" office:value-type="date" office:date-value="2020-10-24" calcext:value-type="date">
            <text:p>24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45]+1" office:value-type="date" office:date-value="2020-10-25" calcext:value-type="date">
            <text:p>25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46]+1" office:value-type="date" office:date-value="2020-10-26" calcext:value-type="date">
            <text:p>26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47]+1" office:value-type="date" office:date-value="2020-10-27" calcext:value-type="date">
            <text:p>27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48]+1" office:value-type="date" office:date-value="2020-10-28" calcext:value-type="date">
            <text:p>28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49]+1" office:value-type="date" office:date-value="2020-10-29" calcext:value-type="date">
            <text:p>29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50]+1" office:value-type="date" office:date-value="2020-10-30" calcext:value-type="date">
            <text:p>30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51]+1" office:value-type="date" office:date-value="2020-10-31" calcext:value-type="date">
            <text:p>31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52]+1" office:value-type="date" office:date-value="2020-11-01" calcext:value-type="date">
            <text:p>01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53]+1" office:value-type="date" office:date-value="2020-11-02" calcext:value-type="date">
            <text:p>02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54]+1" office:value-type="date" office:date-value="2020-11-03" calcext:value-type="date">
            <text:p>03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55]+1" office:value-type="date" office:date-value="2020-11-04" calcext:value-type="date">
            <text:p>04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56]+1" office:value-type="date" office:date-value="2020-11-05" calcext:value-type="date">
            <text:p>05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57]+1" office:value-type="date" office:date-value="2020-11-06" calcext:value-type="date">
            <text:p>06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58]+1" office:value-type="date" office:date-value="2020-11-07" calcext:value-type="date">
            <text:p>07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59]+1" office:value-type="date" office:date-value="2020-11-08" calcext:value-type="date">
            <text:p>08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60]+1" office:value-type="date" office:date-value="2020-11-09" calcext:value-type="date">
            <text:p>09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61]+1" office:value-type="date" office:date-value="2020-11-10" calcext:value-type="date">
            <text:p>10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62]+1" office:value-type="date" office:date-value="2020-11-11" calcext:value-type="date">
            <text:p>11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63]+1" office:value-type="date" office:date-value="2020-11-12" calcext:value-type="date">
            <text:p>12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64]+1" office:value-type="date" office:date-value="2020-11-13" calcext:value-type="date">
            <text:p>13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65]+1" office:value-type="date" office:date-value="2020-11-14" calcext:value-type="date">
            <text:p>14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66]+1" office:value-type="date" office:date-value="2020-11-15" calcext:value-type="date">
            <text:p>15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67]+1" office:value-type="date" office:date-value="2020-11-16" calcext:value-type="date">
            <text:p>16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68]+1" office:value-type="date" office:date-value="2020-11-17" calcext:value-type="date">
            <text:p>17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69]+1" office:value-type="date" office:date-value="2020-11-18" calcext:value-type="date">
            <text:p>18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70]+1" office:value-type="date" office:date-value="2020-11-19" calcext:value-type="date">
            <text:p>19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71]+1" office:value-type="date" office:date-value="2020-11-20" calcext:value-type="date">
            <text:p>20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72]+1" office:value-type="date" office:date-value="2020-11-21" calcext:value-type="date">
            <text:p>21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73]+1" office:value-type="date" office:date-value="2020-11-22" calcext:value-type="date">
            <text:p>22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74]+1" office:value-type="date" office:date-value="2020-11-23" calcext:value-type="date">
            <text:p>23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75]+1" office:value-type="date" office:date-value="2020-11-24" calcext:value-type="date">
            <text:p>24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76]+1" office:value-type="date" office:date-value="2020-11-25" calcext:value-type="date">
            <text:p>25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77]+1" office:value-type="date" office:date-value="2020-11-26" calcext:value-type="date">
            <text:p>26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78]+1" office:value-type="date" office:date-value="2020-11-27" calcext:value-type="date">
            <text:p>27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79]+1" office:value-type="date" office:date-value="2020-11-28" calcext:value-type="date">
            <text:p>28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80]+1" office:value-type="date" office:date-value="2020-11-29" calcext:value-type="date">
            <text:p>29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81]+1" office:value-type="date" office:date-value="2020-11-30" calcext:value-type="date">
            <text:p>30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82]+1" office:value-type="date" office:date-value="2020-12-01" calcext:value-type="date">
            <text:p>01/12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83]+1" office:value-type="date" office:date-value="2020-12-02" calcext:value-type="date">
            <text:p>02/12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84]+1" office:value-type="date" office:date-value="2020-12-03" calcext:value-type="date">
            <text:p>03/12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85]+1" office:value-type="date" office:date-value="2020-12-04" calcext:value-type="date">
            <text:p>04/12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86]+1" office:value-type="date" office:date-value="2020-12-05" calcext:value-type="date">
            <text:p>05/12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87]+1" office:value-type="date" office:date-value="2020-12-06" calcext:value-type="date">
            <text:p>06/12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88]+1" office:value-type="date" office:date-value="2020-12-07" calcext:value-type="date">
            <text:p>07/12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89]+1" office:value-type="date" office:date-value="2020-12-08" calcext:value-type="date">
            <text:p>08/12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90]+1" office:value-type="date" office:date-value="2020-12-09" calcext:value-type="date">
            <text:p>09/12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91]+1" office:value-type="date" office:date-value="2020-12-10" calcext:value-type="date">
            <text:p>10/12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92]+1" office:value-type="date" office:date-value="2020-12-11" calcext:value-type="date">
            <text:p>11/12/20</text:p>
          </table:table-cell>
          <table:table-cell table:number-columns-repeated="2"/>
          <table:table-cell table:style-name="Default"/>
        </table:table-row>
      </table:table>
      <table:table table:name="matrix" table:style-name="ta1">
        <table:shapes>
          <draw:frame draw:z-index="0" draw:style-name="gr1" draw:text-style-name="P1" svg:width="6.2988in" svg:height="3.5429in" svg:x="3.1087in" svg:y="5.0413in">
            <draw:object draw:notify-on-update-of-ranges="matrix.B4:matrix.B21 matrix.C3:matrix.C3 matrix.C4:matrix.C2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6.2988in" svg:height="3.5429in" svg:x="12.3898in" svg:y="1.2024in">
            <draw:object draw:notify-on-update-of-ranges="matrix.J3:matrix.J23 matrix.K2:matrix.K2 matrix.K3:matrix.K23 matrix.J3:matrix.J23 matrix.L2:matrix.L2 matrix.L3:matrix.L2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6.2988in" svg:height="3.5429in" svg:x="9.8075in" svg:y="1.1059in">
            <draw:object draw:notify-on-update-of-ranges="matrix.J16:matrix.J23 matrix.M16:matrix.M23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9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beta</text:p>
          </table:table-cell>
          <table:table-cell office:value-type="float" office:value="1.56753" calcext:value-type="float">
            <text:p>1.56753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145" calcext:value-type="float">
            <text:p>0.145</text:p>
          </table:table-cell>
          <table:table-cell table:number-columns-repeated="6"/>
          <table:table-cell table:style-name="Default" office:value-type="string" calcext:value-type="string">
            <text:p>theta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kappa for 0.9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pi</text:p>
          </table:table-cell>
          <table:table-cell table:number-columns-repeated="6"/>
          <table:table-cell office:value-type="float" office:value="0.0994682" calcext:value-type="float">
            <text:p>0.10</text:p>
          </table:table-cell>
          <table:table-cell office:value-type="float" office:value="1.12073" calcext:value-type="float">
            <text:p>1.12073</text:p>
          </table:table-cell>
          <table:table-cell office:value-type="float" office:value="0.144871" calcext:value-type="float">
            <text:p>0.144871</text:p>
          </table:table-cell>
          <table:table-cell office:value-type="float" office:value="-435.085" calcext:value-type="float">
            <text:p>-435.085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19" calcext:value-type="float">
            <text:p>0.19</text:p>
          </table:table-cell>
          <table:table-cell table:formula="of:=1-[.$C$2]/[.$C$1]/[.B4]" office:value-type="float" office:value="0.513146227034352" calcext:value-type="float">
            <text:p>0.513146227034352</text:p>
          </table:table-cell>
          <table:table-cell/>
          <table:table-cell table:formula="of:=0.145/(1-0.51)/[.C1]/1" office:value-type="float" office:value="0.188780034415251" calcext:value-type="float">
            <text:p>0.188780034415251</text:p>
          </table:table-cell>
          <table:table-cell office:value-type="float" office:value="0.6" calcext:value-type="float">
            <text:p>0.6</text:p>
          </table:table-cell>
          <table:table-cell table:formula="of:=[.F4]*[.E4]" office:value-type="float" office:value="0.113268020649151" calcext:value-type="float">
            <text:p>0.113268020649151</text:p>
          </table:table-cell>
          <table:table-cell table:number-columns-repeated="2"/>
          <table:table-cell office:value-type="float" office:value="0.109468" calcext:value-type="float">
            <text:p>0.11</text:p>
          </table:table-cell>
          <table:table-cell office:value-type="float" office:value="1.11073" calcext:value-type="float">
            <text:p>1.11073</text:p>
          </table:table-cell>
          <table:table-cell office:value-type="float" office:value="0.173871" calcext:value-type="float">
            <text:p>0.173871</text:p>
          </table:table-cell>
          <table:table-cell office:value-type="float" office:value="-467.598" calcext:value-type="float">
            <text:p>-467.598</text:p>
          </table:table-cell>
        </table:table-row>
        <table:table-row table:style-name="ro1">
          <table:table-cell/>
          <table:table-cell table:formula="of:=[.B4]+0.05" office:value-type="float" office:value="0.24" calcext:value-type="float">
            <text:p>0.24</text:p>
          </table:table-cell>
          <table:table-cell table:formula="of:=1-[.$C$2]/[.$C$1]/[.B5]" office:value-type="float" office:value="0.614574096402195" calcext:value-type="float">
            <text:p>0.614574096402195</text:p>
          </table:table-cell>
          <table:table-cell table:number-columns-repeated="2"/>
          <table:table-cell table:formula="of:=[.C2]/0.59" office:value-type="float" office:value="0.245762711864407" calcext:value-type="float">
            <text:p>0.245762711864407</text:p>
          </table:table-cell>
          <table:table-cell table:number-columns-repeated="3"/>
          <table:table-cell office:value-type="float" office:value="0.119468" calcext:value-type="float">
            <text:p>0.12</text:p>
          </table:table-cell>
          <table:table-cell office:value-type="float" office:value="1.10073" calcext:value-type="float">
            <text:p>1.10073</text:p>
          </table:table-cell>
          <table:table-cell office:value-type="float" office:value="0.202871" calcext:value-type="float">
            <text:p>0.202871</text:p>
          </table:table-cell>
          <table:table-cell office:value-type="float" office:value="-507.223" calcext:value-type="float">
            <text:p>-507.223</text:p>
          </table:table-cell>
        </table:table-row>
        <table:table-row table:style-name="ro1">
          <table:table-cell/>
          <table:table-cell table:formula="of:=[.B5]+0.05" office:value-type="float" office:value="0.29" calcext:value-type="float">
            <text:p>0.29</text:p>
          </table:table-cell>
          <table:table-cell table:formula="of:=1-[.$C$2]/[.$C$1]/[.B6]" office:value-type="float" office:value="0.681026838401817" calcext:value-type="float">
            <text:p>0.681026838401817</text:p>
          </table:table-cell>
          <table:table-cell table:number-columns-repeated="6"/>
          <table:table-cell office:value-type="float" office:value="0.129468" calcext:value-type="float">
            <text:p>0.13</text:p>
          </table:table-cell>
          <table:table-cell office:value-type="float" office:value="1.09073" calcext:value-type="float">
            <text:p>1.09073</text:p>
          </table:table-cell>
          <table:table-cell office:value-type="float" office:value="0.232871" calcext:value-type="float">
            <text:p>0.232871</text:p>
          </table:table-cell>
          <table:table-cell office:value-type="float" office:value="-556.211" calcext:value-type="float">
            <text:p>-556.211</text:p>
          </table:table-cell>
        </table:table-row>
        <table:table-row table:style-name="ro1">
          <table:table-cell/>
          <table:table-cell table:formula="of:=[.B6]+0.05" office:value-type="float" office:value="0.34" calcext:value-type="float">
            <text:p>0.34</text:p>
          </table:table-cell>
          <table:table-cell table:formula="of:=1-[.$C$2]/[.$C$1]/[.B7]" office:value-type="float" office:value="0.727934656283903" calcext:value-type="float">
            <text:p>0.727934656283903</text:p>
          </table:table-cell>
          <table:table-cell table:number-columns-repeated="6"/>
          <table:table-cell office:value-type="float" office:value="0.139468" calcext:value-type="float">
            <text:p>0.14</text:p>
          </table:table-cell>
          <table:table-cell office:value-type="float" office:value="1.08073" calcext:value-type="float">
            <text:p>1.08073</text:p>
          </table:table-cell>
          <table:table-cell office:value-type="float" office:value="0.264871" calcext:value-type="float">
            <text:p>0.264871</text:p>
          </table:table-cell>
          <table:table-cell office:value-type="float" office:value="-617.946" calcext:value-type="float">
            <text:p>-617.946</text:p>
          </table:table-cell>
        </table:table-row>
        <table:table-row table:style-name="ro1">
          <table:table-cell/>
          <table:table-cell table:formula="of:=[.B7]+0.05" office:value-type="float" office:value="0.39" calcext:value-type="float">
            <text:p>0.39</text:p>
          </table:table-cell>
          <table:table-cell table:formula="of:=1-[.$C$2]/[.$C$1]/[.B8]" office:value-type="float" office:value="0.762814828555197" calcext:value-type="float">
            <text:p>0.762814828555197</text:p>
          </table:table-cell>
          <table:table-cell table:number-columns-repeated="6"/>
          <table:table-cell office:value-type="float" office:value="0.149468" calcext:value-type="float">
            <text:p>0.15</text:p>
          </table:table-cell>
          <table:table-cell office:value-type="float" office:value="1.07073" calcext:value-type="float">
            <text:p>1.07073</text:p>
          </table:table-cell>
          <table:table-cell office:value-type="float" office:value="0.296871" calcext:value-type="float">
            <text:p>0.296871</text:p>
          </table:table-cell>
          <table:table-cell office:value-type="float" office:value="-697.748" calcext:value-type="float">
            <text:p>-697.748</text:p>
          </table:table-cell>
        </table:table-row>
        <table:table-row table:style-name="ro1">
          <table:table-cell/>
          <table:table-cell table:formula="of:=[.B8]+0.05" office:value-type="float" office:value="0.44" calcext:value-type="float">
            <text:p>0.44</text:p>
          </table:table-cell>
          <table:table-cell table:formula="of:=1-[.$C$2]/[.$C$1]/[.B9]" office:value-type="float" office:value="0.789767688946652" calcext:value-type="float">
            <text:p>0.789767688946652</text:p>
          </table:table-cell>
          <table:table-cell table:number-columns-repeated="6"/>
          <table:table-cell office:value-type="float" office:value="0.159468" calcext:value-type="float">
            <text:p>0.16</text:p>
          </table:table-cell>
          <table:table-cell office:value-type="float" office:value="1.06073" calcext:value-type="float">
            <text:p>1.06073</text:p>
          </table:table-cell>
          <table:table-cell office:value-type="float" office:value="0.330871" calcext:value-type="float">
            <text:p>0.330871</text:p>
          </table:table-cell>
          <table:table-cell office:value-type="float" office:value="-804.453" calcext:value-type="float">
            <text:p>-804.453</text:p>
          </table:table-cell>
        </table:table-row>
        <table:table-row table:style-name="ro1">
          <table:table-cell/>
          <table:table-cell table:formula="of:=[.B9]+0.05" office:value-type="float" office:value="0.49" calcext:value-type="float">
            <text:p>0.49</text:p>
          </table:table-cell>
          <table:table-cell table:formula="of:=1-[.$C$2]/[.$C$1]/[.B10]" office:value-type="float" office:value="0.811219965584749" calcext:value-type="float">
            <text:p>0.811219965584749</text:p>
          </table:table-cell>
          <table:table-cell table:number-columns-repeated="6"/>
          <table:table-cell office:value-type="float" office:value="0.169468" calcext:value-type="float">
            <text:p>0.17</text:p>
          </table:table-cell>
          <table:table-cell office:value-type="float" office:value="1.05073" calcext:value-type="float">
            <text:p>1.05073</text:p>
          </table:table-cell>
          <table:table-cell office:value-type="float" office:value="0.365871" calcext:value-type="float">
            <text:p>0.365871</text:p>
          </table:table-cell>
          <table:table-cell office:value-type="float" office:value="-953.885" calcext:value-type="float">
            <text:p>-953.885</text:p>
          </table:table-cell>
        </table:table-row>
        <table:table-row table:style-name="ro1">
          <table:table-cell/>
          <table:table-cell table:formula="of:=[.B10]+0.05" office:value-type="float" office:value="0.54" calcext:value-type="float">
            <text:p>0.54</text:p>
          </table:table-cell>
          <table:table-cell table:formula="of:=1-[.$C$2]/[.$C$1]/[.B11]" office:value-type="float" office:value="0.828699598400976" calcext:value-type="float">
            <text:p>0.828699598400976</text:p>
          </table:table-cell>
          <table:table-cell table:number-columns-repeated="6"/>
          <table:table-cell office:value-type="float" office:value="0.179468" calcext:value-type="float">
            <text:p>0.18</text:p>
          </table:table-cell>
          <table:table-cell office:value-type="float" office:value="1.04073" calcext:value-type="float">
            <text:p>1.04073</text:p>
          </table:table-cell>
          <table:table-cell office:value-type="float" office:value="0.401871" calcext:value-type="float">
            <text:p>0.401871</text:p>
          </table:table-cell>
          <table:table-cell office:value-type="float" office:value="-1177.42" calcext:value-type="float">
            <text:p>-1177.42</text:p>
          </table:table-cell>
        </table:table-row>
        <table:table-row table:style-name="ro1">
          <table:table-cell/>
          <table:table-cell table:formula="of:=[.B11]+0.05" office:value-type="float" office:value="0.59" calcext:value-type="float">
            <text:p>0.59</text:p>
          </table:table-cell>
          <table:table-cell table:formula="of:=1-[.$C$2]/[.$C$1]/[.B12]" office:value-type="float" office:value="0.843216581587334" calcext:value-type="float">
            <text:p>0.843216581587334</text:p>
          </table:table-cell>
          <table:table-cell table:number-columns-repeated="6"/>
          <table:table-cell office:value-type="float" office:value="0.189468" calcext:value-type="float">
            <text:p>0.19</text:p>
          </table:table-cell>
          <table:table-cell office:value-type="float" office:value="1.03073" calcext:value-type="float">
            <text:p>1.03073</text:p>
          </table:table-cell>
          <table:table-cell office:value-type="float" office:value="0.438871" calcext:value-type="float">
            <text:p>0.438871</text:p>
          </table:table-cell>
          <table:table-cell office:value-type="float" office:value="-1547.29" calcext:value-type="float">
            <text:p>-1547.29</text:p>
          </table:table-cell>
        </table:table-row>
        <table:table-row table:style-name="ro1">
          <table:table-cell/>
          <table:table-cell table:formula="of:=[.B12]+0.05" office:value-type="float" office:value="0.64" calcext:value-type="float">
            <text:p>0.64</text:p>
          </table:table-cell>
          <table:table-cell table:formula="of:=1-[.$C$2]/[.$C$1]/[.B13]" office:value-type="float" office:value="0.855465286150823" calcext:value-type="float">
            <text:p>0.855465286150823</text:p>
          </table:table-cell>
          <table:table-cell table:number-columns-repeated="6"/>
          <table:table-cell office:value-type="float" office:value="0.199468" calcext:value-type="float">
            <text:p>0.20</text:p>
          </table:table-cell>
          <table:table-cell office:value-type="float" office:value="1.02073" calcext:value-type="float">
            <text:p>1.02073</text:p>
          </table:table-cell>
          <table:table-cell office:value-type="float" office:value="0.477871" calcext:value-type="float">
            <text:p>0.477871</text:p>
          </table:table-cell>
          <table:table-cell office:value-type="float" office:value="-2275.09" calcext:value-type="float">
            <text:p>-2275.09</text:p>
          </table:table-cell>
        </table:table-row>
        <table:table-row table:style-name="ro1">
          <table:table-cell/>
          <table:table-cell table:formula="of:=[.B13]+0.05" office:value-type="float" office:value="0.69" calcext:value-type="float">
            <text:p>0.69</text:p>
          </table:table-cell>
          <table:table-cell table:formula="of:=1-[.$C$2]/[.$C$1]/[.B14]" office:value-type="float" office:value="0.865938816139894" calcext:value-type="float">
            <text:p>0.865938816139894</text:p>
          </table:table-cell>
          <table:table-cell table:number-columns-repeated="6"/>
          <table:table-cell office:value-type="float" office:value="0.209468" calcext:value-type="float">
            <text:p>0.21</text:p>
          </table:table-cell>
          <table:table-cell office:value-type="float" office:value="1.01073" calcext:value-type="float">
            <text:p>1.01073</text:p>
          </table:table-cell>
          <table:table-cell office:value-type="float" office:value="0.516871" calcext:value-type="float">
            <text:p>0.516871</text:p>
          </table:table-cell>
          <table:table-cell office:value-type="float" office:value="-4361.03" calcext:value-type="float">
            <text:p>-4361.03</text:p>
          </table:table-cell>
        </table:table-row>
        <table:table-row table:style-name="ro1">
          <table:table-cell/>
          <table:table-cell table:formula="of:=[.B14]+0.05" office:value-type="float" office:value="0.74" calcext:value-type="float">
            <text:p>0.74</text:p>
          </table:table-cell>
          <table:table-cell table:formula="of:=1-[.$C$2]/[.$C$1]/[.B15]" office:value-type="float" office:value="0.87499700423855" calcext:value-type="float">
            <text:p>0.87499700423855</text:p>
          </table:table-cell>
          <table:table-cell table:number-columns-repeated="6"/>
          <table:table-cell office:value-type="float" office:value="0.219468" calcext:value-type="float">
            <text:p>0.22</text:p>
          </table:table-cell>
          <table:table-cell office:value-type="float" office:value="1.00073" calcext:value-type="float">
            <text:p>1.00073</text:p>
          </table:table-cell>
          <table:table-cell office:value-type="float" office:value="0.557871" calcext:value-type="float">
            <text:p>0.557871</text:p>
          </table:table-cell>
          <table:table-cell office:value-type="float" office:value="-63347.7" calcext:value-type="float">
            <text:p>-63347.7</text:p>
          </table:table-cell>
        </table:table-row>
        <table:table-row table:style-name="ro1">
          <table:table-cell/>
          <table:table-cell table:formula="of:=[.B15]+0.05" office:value-type="float" office:value="0.79" calcext:value-type="float">
            <text:p>0.79</text:p>
          </table:table-cell>
          <table:table-cell table:formula="of:=1-[.$C$2]/[.$C$1]/[.B16]" office:value-type="float" office:value="0.882908586248768" calcext:value-type="float">
            <text:p>0.882908586248768</text:p>
          </table:table-cell>
          <table:table-cell table:number-columns-repeated="6"/>
          <table:table-cell office:value-type="float" office:value="0.229468" calcext:value-type="float">
            <text:p>0.23</text:p>
          </table:table-cell>
          <table:table-cell office:value-type="float" office:value="0.990734" calcext:value-type="float">
            <text:p>0.990734</text:p>
          </table:table-cell>
          <table:table-cell office:value-type="float" office:value="0.600871" calcext:value-type="float">
            <text:p>0.600871</text:p>
          </table:table-cell>
          <table:table-cell office:value-type="float" office:value="4979.59" calcext:value-type="float">
            <text:p>4979.59</text:p>
          </table:table-cell>
        </table:table-row>
        <table:table-row table:style-name="ro1">
          <table:table-cell/>
          <table:table-cell table:formula="of:=[.B16]+0.05" office:value-type="float" office:value="0.84" calcext:value-type="float">
            <text:p>0.84</text:p>
          </table:table-cell>
          <table:table-cell table:formula="of:=1-[.$C$2]/[.$C$1]/[.B17]" office:value-type="float" office:value="0.88987831325777" calcext:value-type="float">
            <text:p>0.88987831325777</text:p>
          </table:table-cell>
          <table:table-cell table:number-columns-repeated="6"/>
          <table:table-cell office:value-type="float" office:value="0.239468" calcext:value-type="float">
            <text:p>0.24</text:p>
          </table:table-cell>
          <table:table-cell office:value-type="float" office:value="0.980734" calcext:value-type="float">
            <text:p>0.980734</text:p>
          </table:table-cell>
          <table:table-cell office:value-type="float" office:value="0.643871" calcext:value-type="float">
            <text:p>0.643871</text:p>
          </table:table-cell>
          <table:table-cell office:value-type="float" office:value="2379.02" calcext:value-type="float">
            <text:p>2379.02</text:p>
          </table:table-cell>
        </table:table-row>
        <table:table-row table:style-name="ro1">
          <table:table-cell/>
          <table:table-cell table:formula="of:=[.B17]+0.05" office:value-type="float" office:value="0.89" calcext:value-type="float">
            <text:p>0.89</text:p>
          </table:table-cell>
          <table:table-cell table:formula="of:=1-[.$C$2]/[.$C$1]/[.B18]" office:value-type="float" office:value="0.896064924872502" calcext:value-type="float">
            <text:p>0.896064924872502</text:p>
          </table:table-cell>
          <table:table-cell table:number-columns-repeated="6"/>
          <table:table-cell office:value-type="float" office:value="0.249468" calcext:value-type="float">
            <text:p>0.25</text:p>
          </table:table-cell>
          <table:table-cell office:value-type="float" office:value="0.970734" calcext:value-type="float">
            <text:p>0.970734</text:p>
          </table:table-cell>
          <table:table-cell/>
          <table:table-cell office:value-type="float" office:value="1556.12" calcext:value-type="float">
            <text:p>1556.12</text:p>
          </table:table-cell>
        </table:table-row>
        <table:table-row table:style-name="ro1">
          <table:table-cell/>
          <table:table-cell table:formula="of:=[.B18]+0.05" office:value-type="float" office:value="0.94" calcext:value-type="float">
            <text:p>0.94</text:p>
          </table:table-cell>
          <table:table-cell table:formula="of:=1-[.$C$2]/[.$C$1]/[.B19]" office:value-type="float" office:value="0.901593386315454" calcext:value-type="float">
            <text:p>0.901593386315454</text:p>
          </table:table-cell>
          <table:table-cell table:number-columns-repeated="6"/>
          <table:table-cell office:value-type="float" office:value="0.259468" calcext:value-type="float">
            <text:p>0.26</text:p>
          </table:table-cell>
          <table:table-cell office:value-type="float" office:value="0.960734" calcext:value-type="float">
            <text:p>0.960734</text:p>
          </table:table-cell>
          <table:table-cell/>
          <table:table-cell office:value-type="float" office:value="1152.7" calcext:value-type="float">
            <text:p>1152.7</text:p>
          </table:table-cell>
        </table:table-row>
        <table:table-row table:style-name="ro1">
          <table:table-cell/>
          <table:table-cell table:formula="of:=[.B19]+0.05" office:value-type="float" office:value="0.99" calcext:value-type="float">
            <text:p>0.99</text:p>
          </table:table-cell>
          <table:table-cell table:formula="of:=1-[.$C$2]/[.$C$1]/[.B20]" office:value-type="float" office:value="0.906563417309623" calcext:value-type="float">
            <text:p>0.906563417309623</text:p>
          </table:table-cell>
          <table:table-cell table:number-columns-repeated="6"/>
          <table:table-cell office:value-type="float" office:value="0.269468" calcext:value-type="float">
            <text:p>0.27</text:p>
          </table:table-cell>
          <table:table-cell office:value-type="float" office:value="0.950734" calcext:value-type="float">
            <text:p>0.950734</text:p>
          </table:table-cell>
          <table:table-cell/>
          <table:table-cell office:value-type="float" office:value="913.307" calcext:value-type="float">
            <text:p>913.30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1-[.$C$2]/[.$C$1]/[.B21]" office:value-type="float" office:value="0.907497783136527" calcext:value-type="float">
            <text:p>0.907497783136527</text:p>
          </table:table-cell>
          <table:table-cell table:number-columns-repeated="6"/>
          <table:table-cell office:value-type="float" office:value="0.279468" calcext:value-type="float">
            <text:p>0.28</text:p>
          </table:table-cell>
          <table:table-cell office:value-type="float" office:value="0.940734" calcext:value-type="float">
            <text:p>0.940734</text:p>
          </table:table-cell>
          <table:table-cell/>
          <table:table-cell office:value-type="float" office:value="754.893" calcext:value-type="float">
            <text:p>754.893</text:p>
          </table:table-cell>
        </table:table-row>
        <table:table-row table:style-name="ro1">
          <table:table-cell table:number-columns-repeated="9"/>
          <table:table-cell office:value-type="float" office:value="0.289468" calcext:value-type="float">
            <text:p>0.29</text:p>
          </table:table-cell>
          <table:table-cell office:value-type="float" office:value="0.930734" calcext:value-type="float">
            <text:p>0.930734</text:p>
          </table:table-cell>
          <table:table-cell/>
          <table:table-cell office:value-type="float" office:value="642.375" calcext:value-type="float">
            <text:p>642.375</text:p>
          </table:table-cell>
        </table:table-row>
        <table:table-row table:style-name="ro1">
          <table:table-cell table:number-columns-repeated="9"/>
          <table:table-cell office:value-type="float" office:value="0.299468" calcext:value-type="float">
            <text:p>0.30</text:p>
          </table:table-cell>
          <table:table-cell office:value-type="float" office:value="0.920734" calcext:value-type="float">
            <text:p>0.920734</text:p>
          </table:table-cell>
          <table:table-cell/>
          <table:table-cell office:value-type="float" office:value="558.371" calcext:value-type="float">
            <text:p>558.3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12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12P0"/>
    </number:currency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14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14P0"/>
    </number:currency-style>
    <number:currency-style style:name="N115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1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15P0"/>
    </number:currency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16P0"/>
    </number:currency-style>
    <number:currency-style style:name="N118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18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18P0"/>
    </number:currency-style>
    <number:number-style style:name="N119">
      <number:number number:decimal-places="7" loext:min-decimal-places="7" number:min-integer-digits="1"/>
    </number:number-style>
    <number:number-style style:name="N120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1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22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3">
      <number:number number:decimal-places="6" loext:min-decimal-places="6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9">00/00/0000</text:date>, <text:time style:data-style-name="N2" text:time-value="10:28:57.9561327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0T10:29:32.455045333</meta:creation-date>
    <dc:date>2020-09-19T10:29:34.397148368</dc:date>
    <meta:editing-duration>P1DT18H39M2S</meta:editing-duration>
    <meta:editing-cycles>57</meta:editing-cycles>
    <meta:generator>LibreOffice/6.4.5.2$Linux_X86_64 LibreOffice_project/40$Build-2</meta:generator>
    <meta:document-statistic meta:table-count="2" meta:cell-count="4751" meta:object-count="20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'single 9.9'.Q1:'single 9.9'.Q210" chart:data-source-has-labels="row" svg:x="0.32cm" svg:y="0.18cm" svg:width="15.36cm" svg:height="8.64cm">
          <chartooo:coordinate-region svg:x="1.232cm" svg:y="0.301cm" svg:width="14.377cm" svg:height="7.51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single 9.9'.Q2:'single 9.9'.Q210" chart:label-cell-address="'single 9.9'.Q1:'single 9.9'.Q1" chart:class="chart:line">
            <chart:data-point chart:repeated="209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eta</text:p>
                <draw:g>
                  <svg:desc>'single 9.9'.Q1:'single 9.9'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89403">
                <text:p>0.189403</text:p>
                <draw:g>
                  <svg:desc>'single 9.9'.Q2:'single 9.9'.Q2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12244">
                <text:p>0.2122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8659">
                <text:p>0.2086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21208">
                <text:p>0.2212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58043">
                <text:p>0.1580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3983">
                <text:p>0.139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42523">
                <text:p>0.1425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90293">
                <text:p>0.1902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13283">
                <text:p>0.2132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09724">
                <text:p>0.2097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22385">
                <text:p>0.2223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5892">
                <text:p>0.158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40638">
                <text:p>0.1406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3382">
                <text:p>0.1433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91488">
                <text:p>0.1914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14679">
                <text:p>0.2146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11154">
                <text:p>0.2111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23966">
                <text:p>0.2239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60096">
                <text:p>0.1600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41723">
                <text:p>0.1417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44534">
                <text:p>0.1445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9309">
                <text:p>0.193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16549">
                <text:p>0.2165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13069">
                <text:p>0.2130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26081">
                <text:p>0.2260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6167">
                <text:p>0.161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43173">
                <text:p>0.1431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46073">
                <text:p>0.1460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95228">
                <text:p>0.1952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19043">
                <text:p>0.2190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09122">
                <text:p>0.2091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00261">
                <text:p>0.2002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28218">
                <text:p>0.1282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01782">
                <text:p>0.1017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940639">
                <text:p>0.09406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14897">
                <text:p>0.1148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17658">
                <text:p>0.1176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08887">
                <text:p>0.1088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08686">
                <text:p>0.1086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753757">
                <text:p>0.07537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6563">
                <text:p>0.065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665457">
                <text:p>0.06654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885103">
                <text:p>0.08851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00927">
                <text:p>0.1009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997213">
                <text:p>0.09972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07783">
                <text:p>0.1077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782028">
                <text:p>0.07820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722232">
                <text:p>0.07222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761758">
                <text:p>0.07617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07611">
                <text:p>0.1076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28466">
                <text:p>0.1284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39533">
                <text:p>0.1395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6414">
                <text:p>0.164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31278">
                <text:p>0.1312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26999">
                <text:p>0.1269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44375">
                <text:p>0.1443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07651">
                <text:p>0.2076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39651">
                <text:p>0.2396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36629">
                <text:p>0.2366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51981">
                <text:p>0.25198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80854">
                <text:p>0.1808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60764">
                <text:p>0.1607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6465">
                <text:p>0.164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20919">
                <text:p>0.2209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48858">
                <text:p>0.2488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45967">
                <text:p>0.2459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6219">
                <text:p>0.262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88372">
                <text:p>0.1883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67616">
                <text:p>0.1676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71842">
                <text:p>0.1718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30801">
                <text:p>0.2308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60249">
                <text:p>0.26024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57482">
                <text:p>0.2574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74734">
                <text:p>0.27473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97576">
                <text:p>0.1975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75974">
                <text:p>0.1759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80579">
                <text:p>0.18057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42759">
                <text:p>0.2427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73979">
                <text:p>0.2739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71301">
                <text:p>0.2713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89725">
                <text:p>0.2897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08526">
                <text:p>0.2085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85873">
                <text:p>0.1858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9088">
                <text:p>0.1908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56791">
                <text:p>0.25679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90011">
                <text:p>0.2900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8736">
                <text:p>0.287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07056">
                <text:p>0.3070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21122">
                <text:p>0.2211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97199">
                <text:p>0.1971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02604">
                <text:p>0.20260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72673">
                <text:p>0.2726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08058">
                <text:p>0.3080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05334">
                <text:p>0.30533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26343">
                <text:p>0.32634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35057">
                <text:p>0.23505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09657">
                <text:p>0.20965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15422">
                <text:p>0.21542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89932">
                <text:p>0.2899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27549">
                <text:p>0.32754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24626">
                <text:p>0.32462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46916">
                <text:p>0.3469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49828">
                <text:p>0.2498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22777">
                <text:p>0.22277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28835">
                <text:p>0.22883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07878">
                <text:p>0.30787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47683">
                <text:p>0.34768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44426">
                <text:p>0.34442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67893">
                <text:p>0.36789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6479">
                <text:p>0.2647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3598">
                <text:p>0.2359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242244">
                <text:p>0.24224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25699">
                <text:p>0.3256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67548">
                <text:p>0.3675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63833">
                <text:p>0.3638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388318">
                <text:p>0.38831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79264">
                <text:p>0.2792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24867">
                <text:p>0.248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255049">
                <text:p>0.25504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42609">
                <text:p>0.34260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86277">
                <text:p>0.38627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82015">
                <text:p>0.3820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407336">
                <text:p>0.40733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92657">
                <text:p>0.2926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6034">
                <text:p>0.260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66754">
                <text:p>0.26675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57975">
                <text:p>0.3579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403195">
                <text:p>0.40319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398344">
                <text:p>0.39834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70705">
                <text:p>0.37070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36604">
                <text:p>0.23660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00044">
                <text:p>0.20004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211414">
                <text:p>0.21141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10695">
                <text:p>0.31069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90213">
                <text:p>0.3902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41246">
                <text:p>0.4124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438923">
                <text:p>0.43892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14728">
                <text:p>0.3147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279423">
                <text:p>0.27942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85748">
                <text:p>0.28574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82723">
                <text:p>0.38272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30245">
                <text:p>0.43024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24266">
                <text:p>0.42426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51088">
                <text:p>0.45108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23169">
                <text:p>0.32316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286673">
                <text:p>0.28667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92918">
                <text:p>0.29291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392006">
                <text:p>0.39200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4033">
                <text:p>0.440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33872">
                <text:p>0.43387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46095">
                <text:p>0.4609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2999">
                <text:p>0.3299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6253">
                <text:p>0.2625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38722">
                <text:p>0.23872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89441">
                <text:p>0.28944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99705">
                <text:p>0.29970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76164">
                <text:p>0.27616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7706">
                <text:p>0.2770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9385">
                <text:p>0.1938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68568">
                <text:p>0.16856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69663">
                <text:p>0.16966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24405">
                <text:p>0.22440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251268">
                <text:p>0.25126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250193">
                <text:p>0.25019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273383">
                <text:p>0.27338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95639">
                <text:p>0.19563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71994">
                <text:p>0.17199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73503">
                <text:p>0.17350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231944">
                <text:p>0.23194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259685">
                <text:p>0.25968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251534">
                <text:p>0.25153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255747">
                <text:p>0.25574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79242">
                <text:p>0.17924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56149">
                <text:p>0.15614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57014">
                <text:p>0.15701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203818">
                <text:p>0.20381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222743">
                <text:p>0.22274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214327">
                <text:p>0.21432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227954">
                <text:p>0.22795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58524">
                <text:p>0.15852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36304">
                <text:p>0.13630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34958">
                <text:p>0.13495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74779">
                <text:p>0.17477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88229">
                <text:p>0.18822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76868">
                <text:p>0.17686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78613">
                <text:p>0.17861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23092">
                <text:p>0.12309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04794">
                <text:p>0.10479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01724">
                <text:p>0.10172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30428">
                <text:p>0.13042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40026">
                <text:p>0.14002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30355">
                <text:p>0.13035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26471">
                <text:p>0.12647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827511">
                <text:p>0.082751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66993">
                <text:p>0.06699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629161">
                <text:p>0.062916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765092">
                <text:p>0.076509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766469">
                <text:p>0.076646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673209">
                <text:p>0.067320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638362">
                <text:p>0.063836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405351">
                <text:p>0.040535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314026">
                <text:p>0.031402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282436">
                <text:p>0.028243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335799">
                <text:p>0.033579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340155">
                <text:p>0.034015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302037">
                <text:p>0.030203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286239">
                <text:p>0.028623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single 9.9'.R2:'single 9.9'.R200" svg:x="0.32cm" svg:y="0.176cm" svg:width="15.359cm" svg:height="8.64cm">
          <chartooo:coordinate-region svg:x="2.053cm" svg:y="0.376cm" svg:width="13.346cm" svg:height="7.793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single 9.9'.R2:'single 9.9'.R200" chart:class="chart:scatter">
            <chart:data-point chart:repeated="1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53165">
                <text:p>0.00253165</text:p>
                <draw:g>
                  <svg:desc>'single 9.9'.R2:'single 9.9'.R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96006">
                <text:p>0.002960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303622">
                <text:p>0.003036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3582">
                <text:p>0.00335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50304">
                <text:p>0.002503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231024">
                <text:p>0.002310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45632">
                <text:p>0.002456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342088">
                <text:p>0.003420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39991">
                <text:p>0.00399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410127">
                <text:p>0.004101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453538">
                <text:p>0.004535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337981">
                <text:p>0.003379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311886">
                <text:p>0.003118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331538">
                <text:p>0.003315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461629">
                <text:p>0.004616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539535">
                <text:p>0.005395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55319">
                <text:p>0.00553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611593">
                <text:p>0.006115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45565">
                <text:p>0.00455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420358">
                <text:p>0.004203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446722">
                <text:p>0.004467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621828">
                <text:p>0.006218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726552">
                <text:p>0.007265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744706">
                <text:p>0.007447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82306">
                <text:p>0.00823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612988">
                <text:p>0.006129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565308">
                <text:p>0.005653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600541">
                <text:p>0.006005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83562">
                <text:p>0.00835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975956">
                <text:p>0.009759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971082">
                <text:p>0.009710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972084">
                <text:p>0.009720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650664">
                <text:p>0.006506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539836">
                <text:p>0.005398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521125">
                <text:p>0.005211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664586">
                <text:p>0.006645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710465">
                <text:p>0.007104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68566">
                <text:p>0.00685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713634">
                <text:p>0.007136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515523">
                <text:p>0.005155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467307">
                <text:p>0.004673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493057">
                <text:p>0.004930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682284">
                <text:p>0.006822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808692">
                <text:p>0.008086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83075">
                <text:p>0.00830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932853">
                <text:p>0.009328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703124">
                <text:p>0.007031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673596">
                <text:p>0.006735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736986">
                <text:p>0.007369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107836">
                <text:p>0.01078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33217">
                <text:p>0.01332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149293">
                <text:p>0.01492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180938">
                <text:p>0.01809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14879">
                <text:p>0.0148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148071">
                <text:p>0.01480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172603">
                <text:p>0.01726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25507">
                <text:p>0.0255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303678">
                <text:p>0.03036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310064">
                <text:p>0.03100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341315">
                <text:p>0.03413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253143">
                <text:p>0.02531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232447">
                <text:p>0.02324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24583">
                <text:p>0.0245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340474">
                <text:p>0.03404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395744">
                <text:p>0.03957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403446">
                <text:p>0.04034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443404">
                <text:p>0.04434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328322">
                <text:p>0.032832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30097">
                <text:p>0.03009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317745">
                <text:p>0.03177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439288">
                <text:p>0.043928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509659">
                <text:p>0.05096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518591">
                <text:p>0.05185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568841">
                <text:p>0.05688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420358">
                <text:p>0.04203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384545">
                <text:p>0.03845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40512">
                <text:p>0.0405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558869">
                <text:p>0.05588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646952">
                <text:p>0.06469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656788">
                <text:p>0.06567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718746">
                <text:p>0.07187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529864">
                <text:p>0.05298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483536">
                <text:p>0.04835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508134">
                <text:p>0.05081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699189">
                <text:p>0.06991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807278">
                <text:p>0.08072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817375">
                <text:p>0.08173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892059">
                <text:p>0.089205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655818">
                <text:p>0.06558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596799">
                <text:p>0.05967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62537">
                <text:p>0.0625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858012">
                <text:p>0.08580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987741">
                <text:p>0.09877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997113">
                <text:p>0.09971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08493">
                <text:p>0.1084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795174">
                <text:p>0.079517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721374">
                <text:p>0.07213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753545">
                <text:p>0.07535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03061">
                <text:p>0.1030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18265">
                <text:p>0.11826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19004">
                <text:p>0.11900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29067">
                <text:p>0.1290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942884">
                <text:p>0.094288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85258">
                <text:p>0.08525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887679">
                <text:p>0.088767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21006">
                <text:p>0.12100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384">
                <text:p>0.138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38804">
                <text:p>0.13880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50043">
                <text:p>0.15004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0925">
                <text:p>0.109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984609">
                <text:p>0.098460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02177">
                <text:p>0.10217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38827">
                <text:p>0.13882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58264">
                <text:p>0.1582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58211">
                <text:p>0.15821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70468">
                <text:p>0.17046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23724">
                <text:p>0.1237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11151">
                <text:p>0.11115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14982">
                <text:p>0.11498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55738">
                <text:p>0.15573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76993">
                <text:p>0.17699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76393">
                <text:p>0.17639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89486">
                <text:p>0.18948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37118">
                <text:p>0.1371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22821">
                <text:p>0.12282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26687">
                <text:p>0.12668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71103">
                <text:p>0.17110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93911">
                <text:p>0.19391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92721">
                <text:p>0.19272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88401">
                <text:p>0.18840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25465">
                <text:p>0.12546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08325">
                <text:p>0.1083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13981">
                <text:p>0.11398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63588">
                <text:p>0.16358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99254">
                <text:p>0.19925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06837">
                <text:p>0.20683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21073">
                <text:p>0.22107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59188">
                <text:p>0.15918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41904">
                <text:p>0.14190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45681">
                <text:p>0.14568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95851">
                <text:p>0.19585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20962">
                <text:p>0.22096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18644">
                <text:p>0.21864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33238">
                <text:p>0.23323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67629">
                <text:p>0.16762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49154">
                <text:p>0.14915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52851">
                <text:p>0.15285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05135">
                <text:p>0.20513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31046">
                <text:p>0.23104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2825">
                <text:p>0.228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431">
                <text:p>0.243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7445">
                <text:p>0.1744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44355">
                <text:p>0.14435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36769">
                <text:p>0.13676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7162">
                <text:p>0.1716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82772">
                <text:p>0.18277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72351">
                <text:p>0.17235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76356">
                <text:p>0.17635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24495">
                <text:p>0.12449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09091">
                <text:p>0.10909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10473">
                <text:p>0.11047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46853">
                <text:p>0.14685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64818">
                <text:p>0.16481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638">
                <text:p>0.163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77657">
                <text:p>0.17765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273">
                <text:p>0.127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12327">
                <text:p>0.11232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13862">
                <text:p>0.11386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5239">
                <text:p>0.1523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70923">
                <text:p>0.17092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66562">
                <text:p>0.16656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7178">
                <text:p>0.1717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21261">
                <text:p>0.12126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06269">
                <text:p>0.10626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07424">
                <text:p>0.10742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40793">
                <text:p>0.14079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55199">
                <text:p>0.15519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50454">
                <text:p>0.15045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60026">
                <text:p>0.16002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12287">
                <text:p>0.11228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974507">
                <text:p>0.097450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973918">
                <text:p>0.097391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2735">
                <text:p>0.1273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38834">
                <text:p>0.13883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32238">
                <text:p>0.13223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35466">
                <text:p>0.13546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94355">
                <text:p>0.09435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81229">
                <text:p>0.08122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799398">
                <text:p>0.079939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03662">
                <text:p>0.10366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12611">
                <text:p>0.11261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06372">
                <text:p>0.10637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05575">
                <text:p>0.10557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706014">
                <text:p>0.070601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583851">
                <text:p>0.058385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558815">
                <text:p>0.055881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693817">
                <text:p>0.069381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711777">
                <text:p>0.071177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63951">
                <text:p>0.06395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'single 9.9'.N1:'single 9.9'.N212" chart:data-source-has-labels="row" svg:x="0.32cm" svg:y="0.18cm" svg:width="15.36cm" svg:height="8.64cm">
          <chartooo:coordinate-region svg:x="1.047cm" svg:y="0.379cm" svg:width="14.633cm" svg:height="8.242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single 9.9'.N2:'single 9.9'.N212" chart:label-cell-address="'single 9.9'.N1:'single 9.9'.N1" chart:class="chart:line">
            <chart:data-point chart:repeated="21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res</text:p>
                <draw:g>
                  <svg:desc>'single 9.9'.N1:'single 9.9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ingle 9.9'.N2:'single 9.9'.N2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129041">
                <text:p>0.00001290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705108">
                <text:p>0.00007051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214247">
                <text:p>0.0002142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506372">
                <text:p>0.0005063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04594">
                <text:p>0.001045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98632">
                <text:p>0.001986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355268">
                <text:p>0.003552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602088">
                <text:p>0.006020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986246">
                <text:p>0.009862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56503">
                <text:p>0.01565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42621">
                <text:p>0.02426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70397">
                <text:p>0.03703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555943">
                <text:p>0.05559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82266">
                <text:p>0.0822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21187">
                <text:p>0.1211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76784">
                <text:p>0.1767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55701">
                <text:p>0.2557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64591">
                <text:p>0.3645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04969">
                <text:p>0.5049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72601">
                <text:p>0.6726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62581">
                <text:p>0.8625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6938">
                <text:p>1.069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8389">
                <text:p>0.2783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36428">
                <text:p>1.364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295401">
                <text:p>-0.2954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27921">
                <text:p>-1.279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17934">
                <text:p>-1.179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06997">
                <text:p>2.069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05626">
                <text:p>0.7056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.23307">
                <text:p>-2.233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4.386">
                <text:p>-4.3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5.4341">
                <text:p>-5.43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5.34902">
                <text:p>-5.349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2.13871">
                <text:p>-2.138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5.56351">
                <text:p>-5.563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.82082">
                <text:p>-2.820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4.34669">
                <text:p>-4.346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7.42161">
                <text:p>-7.421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6.69446">
                <text:p>-6.694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7.51671">
                <text:p>-7.516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9.53983">
                <text:p>-9.539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3.72028">
                <text:p>-3.720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.96102">
                <text:p>-5.961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.20498">
                <text:p>-5.204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.099">
                <text:p>-1.0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3.6004">
                <text:p>-13.60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.1379">
                <text:p>-2.13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24602">
                <text:p>1.246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30753">
                <text:p>0.6307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3.48051">
                <text:p>-3.480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.02973">
                <text:p>-1.029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3.7857">
                <text:p>-3.78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3.17558">
                <text:p>-3.175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3.16109">
                <text:p>-3.161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7713">
                <text:p>1.77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95551">
                <text:p>0.29555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308813">
                <text:p>0.03088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9135">
                <text:p>1.91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05657">
                <text:p>1.056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137205">
                <text:p>-0.1372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62402">
                <text:p>3.624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5.01453">
                <text:p>-5.014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.16404">
                <text:p>-1.164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.79681">
                <text:p>-1.7968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204209">
                <text:p>0.020420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860591">
                <text:p>-0.8605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.06762">
                <text:p>-2.067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.31112">
                <text:p>-2.311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5.43739">
                <text:p>-5.437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916297">
                <text:p>-0.9162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464872">
                <text:p>-0.4648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.50954">
                <text:p>-1.509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6926">
                <text:p>0.269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39876">
                <text:p>1.398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4.54982">
                <text:p>-4.549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.35998">
                <text:p>-1.359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50167">
                <text:p>-0.0501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03245">
                <text:p>1.032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926031">
                <text:p>0.092603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90784">
                <text:p>2.907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2.80383">
                <text:p>-2.8038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553884">
                <text:p>-0.5538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329925">
                <text:p>-0.3299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4.35518">
                <text:p>-4.355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894829">
                <text:p>-0.8948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85254">
                <text:p>0.4852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384309">
                <text:p>-0.3843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47286">
                <text:p>1.4728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66324">
                <text:p>1.663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350904">
                <text:p>-0.3509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3681">
                <text:p>1.368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54395">
                <text:p>1.543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31862">
                <text:p>0.53186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77012">
                <text:p>0.3770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672379">
                <text:p>-0.6723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827877">
                <text:p>-0.82787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28602">
                <text:p>0.12860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2135">
                <text:p>0.2213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20695">
                <text:p>1.2069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30297">
                <text:p>1.3029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94975">
                <text:p>0.2949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15561">
                <text:p>1.1556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7556">
                <text:p>-0.755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99712">
                <text:p>2.9971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38892">
                <text:p>0.43889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11448">
                <text:p>2.1144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07686">
                <text:p>0.30768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744856">
                <text:p>0.074485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341375">
                <text:p>0.03413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982621">
                <text:p>-0.98262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119082">
                <text:p>-0.11908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183785">
                <text:p>-0.018378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0562003">
                <text:p>-0.0056200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92853">
                <text:p>0.99285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11279">
                <text:p>1.1127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.87637">
                <text:p>-1.8763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3.23908">
                <text:p>-3.2390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.3995">
                <text:p>-1.399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3.16741">
                <text:p>-3.1674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631128">
                <text:p>0.6311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12725">
                <text:p>2.127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35375">
                <text:p>1.353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302944">
                <text:p>0.3029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21844">
                <text:p>1.2184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2.62567">
                <text:p>-2.6256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946243">
                <text:p>0.94624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43058">
                <text:p>3.4305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78265">
                <text:p>4.7826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00669386">
                <text:p>-0.0066938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444827">
                <text:p>0.44482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53879">
                <text:p>1.5387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708072">
                <text:p>0.70807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63466">
                <text:p>1.6346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7692">
                <text:p>1.769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80667">
                <text:p>1.8066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827449">
                <text:p>0.82744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279987">
                <text:p>-0.27998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59454">
                <text:p>1.5945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83368">
                <text:p>1.8336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.12747">
                <text:p>-1.1274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51792">
                <text:p>1.5179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849789">
                <text:p>0.84978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77463">
                <text:p>1.7746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898909">
                <text:p>0.89890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2.19076">
                <text:p>-2.1907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453507">
                <text:p>0.45350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2.19587">
                <text:p>-2.1958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1289">
                <text:p>1.5128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00192857">
                <text:p>-0.0019285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157064">
                <text:p>-0.15706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860895">
                <text:p>0.86089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0317">
                <text:p>2.031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2.77114">
                <text:p>-2.7711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.30207">
                <text:p>-1.3020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36298">
                <text:p>0.93629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26752">
                <text:p>1.2675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362873">
                <text:p>0.36287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.31147">
                <text:p>5.3114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2.01598">
                <text:p>-2.0159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4807">
                <text:p>0.1480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47186">
                <text:p>3.4718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94342">
                <text:p>2.9434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93678">
                <text:p>1.9367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8658">
                <text:p>2.865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02951">
                <text:p>2.0295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98084">
                <text:p>2.9808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14976">
                <text:p>3.1497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225941">
                <text:p>0.22594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92168">
                <text:p>1.9216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18128">
                <text:p>1.1812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13706">
                <text:p>1.1370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18041">
                <text:p>1.1804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237501">
                <text:p>0.23750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17461">
                <text:p>1.1746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.66395">
                <text:p>-1.6639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0575">
                <text:p>3.05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69996">
                <text:p>2.6999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712856">
                <text:p>0.71285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.5335">
                <text:p>2.533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82907">
                <text:p>1.8290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82044">
                <text:p>3.8204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12755">
                <text:p>3.1275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13718">
                <text:p>2.1371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.11071">
                <text:p>2.1107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20742">
                <text:p>3.2074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44532">
                <text:p>3.4453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.5974">
                <text:p>4.597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88731">
                <text:p>3.8873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97369">
                <text:p>1.9736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.94612">
                <text:p>2.9461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286891">
                <text:p>0.28689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.19751">
                <text:p>4.1975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95188">
                <text:p>1.9518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03572">
                <text:p>3.0357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59953">
                <text:p>2.5995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.07319">
                <text:p>5.0731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.00452">
                <text:p>5.0045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.75778">
                <text:p>5.7577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686123">
                <text:p>0.68612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97145">
                <text:p>-0.9714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.98742">
                <text:p>4.9874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.12705">
                <text:p>6.1270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567cm" svg:height="8.194cm" xlink:href="." xlink:type="simple" chart:class="chart:line" chart:style-name="ch1">
        <chart:plot-area chart:style-name="ch2" chart:data-source-has-labels="both" svg:x="0.291cm" svg:y="0.163cm" svg:width="13.985cm" svg:height="7.868cm">
          <chartooo:coordinate-region svg:x="1.468cm" svg:y="0.284cm" svg:width="12.808cm" svg:height="6.744cm"/>
          <chart:axis chart:dimension="x" chart:name="primary-x" chart:style-name="ch3" chartooo:axis-type="text">
            <chart:categories table:cell-range-address="local-table.$A$2:.$A$159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B$2:.$B$159" chart:label-cell-address="local-table.$B$1" chart:class="chart:line">
            <chart:data-point chart:repeated="158"/>
          </chart:series>
          <chart:series chart:style-name="ch6" chart:values-cell-range-address="local-table.$C$2:.$C$159" chart:label-cell-address="local-table.$C$1" chart:class="chart:line">
            <chart:data-point chart:repeated="15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</text:p>
              </table:table-cell>
              <table:table-cell office:value-type="string">
                <text:p>pred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0229835">
                <text:p>0.02298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.0376392">
                <text:p>0.03763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.147999">
                <text:p>0.1479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458523">
                <text:p>0.4585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0.937292">
                <text:p>0.9372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.68155">
                <text:p>1.681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2.8769">
                <text:p>2.87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">
                <text:p>27</text:p>
              </table:table-cell>
              <table:table-cell office:value-type="float" office:value="4.87713">
                <text:p>4.877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8.22086">
                <text:p>8.220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">
                <text:p>41</text:p>
              </table:table-cell>
              <table:table-cell office:value-type="float" office:value="12.4821">
                <text:p>12.48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1">
                <text:p>51</text:p>
              </table:table-cell>
              <table:table-cell office:value-type="float" office:value="18.0876">
                <text:p>18.08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8">
                <text:p>68</text:p>
              </table:table-cell>
              <table:table-cell office:value-type="float" office:value="25.858">
                <text:p>25.8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9">
                <text:p>99</text:p>
              </table:table-cell>
              <table:table-cell office:value-type="float" office:value="38.8319">
                <text:p>38.83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6">
                <text:p>126</text:p>
              </table:table-cell>
              <table:table-cell office:value-type="float" office:value="59.921">
                <text:p>59.9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4">
                <text:p>164</text:p>
              </table:table-cell>
              <table:table-cell office:value-type="float" office:value="91.2764">
                <text:p>91.27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3">
                <text:p>243</text:p>
              </table:table-cell>
              <table:table-cell office:value-type="float" office:value="138.779">
                <text:p>138.7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6">
                <text:p>326</text:p>
              </table:table-cell>
              <table:table-cell office:value-type="float" office:value="199.086">
                <text:p>199.0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6">
                <text:p>446</text:p>
              </table:table-cell>
              <table:table-cell office:value-type="float" office:value="276.27">
                <text:p>276.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89">
                <text:p>589</text:p>
              </table:table-cell>
              <table:table-cell office:value-type="float" office:value="379.585">
                <text:p>379.5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26">
                <text:p>726</text:p>
              </table:table-cell>
              <table:table-cell office:value-type="float" office:value="533.518">
                <text:p>533.5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55">
                <text:p>855</text:p>
              </table:table-cell>
              <table:table-cell office:value-type="float" office:value="736.056">
                <text:p>736.0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8">
                <text:p>1008</text:p>
              </table:table-cell>
              <table:table-cell office:value-type="float" office:value="958.155">
                <text:p>958.1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06">
                <text:p>1206</text:p>
              </table:table-cell>
              <table:table-cell office:value-type="float" office:value="1197.21">
                <text:p>1197.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6">
                <text:p>1306</text:p>
              </table:table-cell>
              <table:table-cell office:value-type="float" office:value="1390.11">
                <text:p>1390.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11">
                <text:p>1411</text:p>
              </table:table-cell>
              <table:table-cell office:value-type="float" office:value="1552.37">
                <text:p>1552.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80">
                <text:p>1680</text:p>
              </table:table-cell>
              <table:table-cell office:value-type="float" office:value="1716.04">
                <text:p>1716.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1">
                <text:p>2001</text:p>
              </table:table-cell>
              <table:table-cell office:value-type="float" office:value="1909.76">
                <text:p>1909.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89">
                <text:p>2289</text:p>
              </table:table-cell>
              <table:table-cell office:value-type="float" office:value="2161.37">
                <text:p>2161.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49">
                <text:p>2649</text:p>
              </table:table-cell>
              <table:table-cell office:value-type="float" office:value="2425.96">
                <text:p>2425.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69">
                <text:p>2969</text:p>
              </table:table-cell>
              <table:table-cell office:value-type="float" office:value="2709.7">
                <text:p>2709.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98">
                <text:p>3198</text:p>
              </table:table-cell>
              <table:table-cell office:value-type="float" office:value="2902.22">
                <text:p>2902.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46">
                <text:p>3346</text:p>
              </table:table-cell>
              <table:table-cell office:value-type="float" office:value="3097.86">
                <text:p>3097.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45">
                <text:p>3645</text:p>
              </table:table-cell>
              <table:table-cell office:value-type="float" office:value="3312">
                <text:p>33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78">
                <text:p>3978</text:p>
              </table:table-cell>
              <table:table-cell office:value-type="float" office:value="3588.56">
                <text:p>3588.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45">
                <text:p>4245</text:p>
              </table:table-cell>
              <table:table-cell office:value-type="float" office:value="3892.4">
                <text:p>3892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67">
                <text:p>4467</text:p>
              </table:table-cell>
              <table:table-cell office:value-type="float" office:value="4179.94">
                <text:p>4179.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685">
                <text:p>4685</text:p>
              </table:table-cell>
              <table:table-cell office:value-type="float" office:value="4440.6">
                <text:p>4440.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810">
                <text:p>4810</text:p>
              </table:table-cell>
              <table:table-cell office:value-type="float" office:value="4659.09">
                <text:p>4659.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911">
                <text:p>4911</text:p>
              </table:table-cell>
              <table:table-cell office:value-type="float" office:value="4828.45">
                <text:p>4828.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128">
                <text:p>5128</text:p>
              </table:table-cell>
              <table:table-cell office:value-type="float" office:value="4994.6">
                <text:p>4994.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329">
                <text:p>5329</text:p>
              </table:table-cell>
              <table:table-cell office:value-type="float" office:value="5211.76">
                <text:p>5211.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549">
                <text:p>5549</text:p>
              </table:table-cell>
              <table:table-cell office:value-type="float" office:value="5431.28">
                <text:p>5431.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763">
                <text:p>5763</text:p>
              </table:table-cell>
              <table:table-cell office:value-type="float" office:value="5641.05">
                <text:p>5641.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883">
                <text:p>5883</text:p>
              </table:table-cell>
              <table:table-cell office:value-type="float" office:value="5857.38">
                <text:p>5857.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967">
                <text:p>5967</text:p>
              </table:table-cell>
              <table:table-cell office:value-type="float" office:value="5990.06">
                <text:p>5990.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036">
                <text:p>6036</text:p>
              </table:table-cell>
              <table:table-cell office:value-type="float" office:value="6108.18">
                <text:p>6108.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78">
                <text:p>6078</text:p>
              </table:table-cell>
              <table:table-cell office:value-type="float" office:value="6214.34">
                <text:p>6214.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236">
                <text:p>6236</text:p>
              </table:table-cell>
              <table:table-cell office:value-type="float" office:value="6324.08">
                <text:p>6324.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380">
                <text:p>6380</text:p>
              </table:table-cell>
              <table:table-cell office:value-type="float" office:value="6477.67">
                <text:p>6477.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475">
                <text:p>6475</text:p>
              </table:table-cell>
              <table:table-cell office:value-type="float" office:value="6589.24">
                <text:p>6589.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603">
                <text:p>6603</text:p>
              </table:table-cell>
              <table:table-cell office:value-type="float" office:value="6691">
                <text:p>66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659">
                <text:p>6659</text:p>
              </table:table-cell>
              <table:table-cell office:value-type="float" office:value="6762.73">
                <text:p>6762.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716">
                <text:p>6716</text:p>
              </table:table-cell>
              <table:table-cell office:value-type="float" office:value="6830.04">
                <text:p>6830.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837">
                <text:p>6837</text:p>
              </table:table-cell>
              <table:table-cell office:value-type="float" office:value="6889.42">
                <text:p>6889.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957">
                <text:p>6957</text:p>
              </table:table-cell>
              <table:table-cell office:value-type="float" office:value="6975.91">
                <text:p>6975.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072">
                <text:p>7072</text:p>
              </table:table-cell>
              <table:table-cell office:value-type="float" office:value="7068.89">
                <text:p>7068.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153">
                <text:p>7153</text:p>
              </table:table-cell>
              <table:table-cell office:value-type="float" office:value="7158.18">
                <text:p>7158.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238">
                <text:p>7238</text:p>
              </table:table-cell>
              <table:table-cell office:value-type="float" office:value="7239.39">
                <text:p>7239.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296">
                <text:p>7296</text:p>
              </table:table-cell>
              <table:table-cell office:value-type="float" office:value="7299.86">
                <text:p>7299.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326">
                <text:p>7326</text:p>
              </table:table-cell>
              <table:table-cell office:value-type="float" office:value="7352.83">
                <text:p>7352.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391">
                <text:p>7391</text:p>
              </table:table-cell>
              <table:table-cell office:value-type="float" office:value="7400.21">
                <text:p>7400.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434">
                <text:p>7434</text:p>
              </table:table-cell>
              <table:table-cell office:value-type="float" office:value="7462.28">
                <text:p>7462.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495">
                <text:p>7495</text:p>
              </table:table-cell>
              <table:table-cell office:value-type="float" office:value="7527.92">
                <text:p>7527.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548">
                <text:p>7548</text:p>
              </table:table-cell>
              <table:table-cell office:value-type="float" office:value="7584.94">
                <text:p>7584.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572">
                <text:p>7572</text:p>
              </table:table-cell>
              <table:table-cell office:value-type="float" office:value="7651.95">
                <text:p>7651.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595">
                <text:p>7595</text:p>
              </table:table-cell>
              <table:table-cell office:value-type="float" office:value="7693.21">
                <text:p>7693.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619">
                <text:p>7619</text:p>
              </table:table-cell>
              <table:table-cell office:value-type="float" office:value="7728.07">
                <text:p>7728.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708">
                <text:p>7708</text:p>
              </table:table-cell>
              <table:table-cell office:value-type="float" office:value="7759.65">
                <text:p>7759.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785">
                <text:p>7785</text:p>
              </table:table-cell>
              <table:table-cell office:value-type="float" office:value="7806.15">
                <text:p>7806.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863">
                <text:p>7863</text:p>
              </table:table-cell>
              <table:table-cell office:value-type="float" office:value="7864.19">
                <text:p>7864.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920">
                <text:p>7920</text:p>
              </table:table-cell>
              <table:table-cell office:value-type="float" office:value="7925.15">
                <text:p>7925.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966">
                <text:p>7966</text:p>
              </table:table-cell>
              <table:table-cell office:value-type="float" office:value="7993.24">
                <text:p>7993.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984">
                <text:p>7984</text:p>
              </table:table-cell>
              <table:table-cell office:value-type="float" office:value="8040.3">
                <text:p>8040.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012">
                <text:p>8012</text:p>
              </table:table-cell>
              <table:table-cell office:value-type="float" office:value="8080.88">
                <text:p>8080.8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065">
                <text:p>8065</text:p>
              </table:table-cell>
              <table:table-cell office:value-type="float" office:value="8122.77">
                <text:p>8122.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110">
                <text:p>8110</text:p>
              </table:table-cell>
              <table:table-cell office:value-type="float" office:value="8177.44">
                <text:p>8177.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158">
                <text:p>8158</text:p>
              </table:table-cell>
              <table:table-cell office:value-type="float" office:value="8235.88">
                <text:p>8235.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240">
                <text:p>8240</text:p>
              </table:table-cell>
              <table:table-cell office:value-type="float" office:value="8295.69">
                <text:p>8295.6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95">
                <text:p>8295</text:p>
              </table:table-cell>
              <table:table-cell office:value-type="float" office:value="8356.04">
                <text:p>8356.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44">
                <text:p>8344</text:p>
              </table:table-cell>
              <table:table-cell office:value-type="float" office:value="8397.63">
                <text:p>8397.6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64">
                <text:p>8364</text:p>
              </table:table-cell>
              <table:table-cell office:value-type="float" office:value="8434.47">
                <text:p>8434.4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75">
                <text:p>8475</text:p>
              </table:table-cell>
              <table:table-cell office:value-type="float" office:value="8470.92">
                <text:p>8470.9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36">
                <text:p>8536</text:p>
              </table:table-cell>
              <table:table-cell office:value-type="float" office:value="8524.35">
                <text:p>8524.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10">
                <text:p>8610</text:p>
              </table:table-cell>
              <table:table-cell office:value-type="float" office:value="8586.73">
                <text:p>8586.7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643">
                <text:p>8643</text:p>
              </table:table-cell>
              <table:table-cell office:value-type="float" office:value="8645.32">
                <text:p>8645.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702">
                <text:p>8702</text:p>
              </table:table-cell>
              <table:table-cell office:value-type="float" office:value="8701.31">
                <text:p>8701.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779">
                <text:p>8779</text:p>
              </table:table-cell>
              <table:table-cell office:value-type="float" office:value="8745.81">
                <text:p>8745.8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844">
                <text:p>8844</text:p>
              </table:table-cell>
              <table:table-cell office:value-type="float" office:value="8788.13">
                <text:p>8788.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891">
                <text:p>8891</text:p>
              </table:table-cell>
              <table:table-cell office:value-type="float" office:value="8832.59">
                <text:p>8832.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939">
                <text:p>8939</text:p>
              </table:table-cell>
              <table:table-cell office:value-type="float" office:value="8886.66">
                <text:p>8886.6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975">
                <text:p>8975</text:p>
              </table:table-cell>
              <table:table-cell office:value-type="float" office:value="8941.29">
                <text:p>8941.2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029">
                <text:p>9029</text:p>
              </table:table-cell>
              <table:table-cell office:value-type="float" office:value="8991.24">
                <text:p>8991.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085">
                <text:p>9085</text:p>
              </table:table-cell>
              <table:table-cell office:value-type="float" office:value="9044.44">
                <text:p>9044.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119">
                <text:p>9119</text:p>
              </table:table-cell>
              <table:table-cell office:value-type="float" office:value="9086.46">
                <text:p>9086.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157">
                <text:p>9157</text:p>
              </table:table-cell>
              <table:table-cell office:value-type="float" office:value="9125.39">
                <text:p>9125.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191">
                <text:p>9191</text:p>
              </table:table-cell>
              <table:table-cell office:value-type="float" office:value="9165.94">
                <text:p>9165.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253">
                <text:p>9253</text:p>
              </table:table-cell>
              <table:table-cell office:value-type="float" office:value="9215.1">
                <text:p>9215.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327">
                <text:p>9327</text:p>
              </table:table-cell>
              <table:table-cell office:value-type="float" office:value="9270.59">
                <text:p>9270.5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383">
                <text:p>9383</text:p>
              </table:table-cell>
              <table:table-cell office:value-type="float" office:value="9328.12">
                <text:p>9328.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418">
                <text:p>9418</text:p>
              </table:table-cell>
              <table:table-cell office:value-type="float" office:value="9388.17">
                <text:p>9388.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456">
                <text:p>9456</text:p>
              </table:table-cell>
              <table:table-cell office:value-type="float" office:value="9434.29">
                <text:p>9434.2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517">
                <text:p>9517</text:p>
              </table:table-cell>
              <table:table-cell office:value-type="float" office:value="9476.95">
                <text:p>9476.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586">
                <text:p>9586</text:p>
              </table:table-cell>
              <table:table-cell office:value-type="float" office:value="9523.79">
                <text:p>9523.7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640">
                <text:p>9640</text:p>
              </table:table-cell>
              <table:table-cell office:value-type="float" office:value="9584.88">
                <text:p>9584.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713">
                <text:p>9713</text:p>
              </table:table-cell>
              <table:table-cell office:value-type="float" office:value="9650.78">
                <text:p>9650.7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744">
                <text:p>9744</text:p>
              </table:table-cell>
              <table:table-cell office:value-type="float" office:value="9722.14">
                <text:p>9722.1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827">
                <text:p>9827</text:p>
              </table:table-cell>
              <table:table-cell office:value-type="float" office:value="9793.38">
                <text:p>9793.3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880">
                <text:p>9880</text:p>
              </table:table-cell>
              <table:table-cell office:value-type="float" office:value="9860.24">
                <text:p>9860.2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913">
                <text:p>9913</text:p>
              </table:table-cell>
              <table:table-cell office:value-type="float" office:value="9925.62">
                <text:p>9925.6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953">
                <text:p>9953</text:p>
              </table:table-cell>
              <table:table-cell office:value-type="float" office:value="9992.99">
                <text:p>9992.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000">
                <text:p>10000</text:p>
              </table:table-cell>
              <table:table-cell office:value-type="float" office:value="10077.1">
                <text:p>10077.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051">
                <text:p>10051</text:p>
              </table:table-cell>
              <table:table-cell office:value-type="float" office:value="10168.7">
                <text:p>10168.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169">
                <text:p>10169</text:p>
              </table:table-cell>
              <table:table-cell office:value-type="float" office:value="10255.1">
                <text:p>10255.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295">
                <text:p>10295</text:p>
              </table:table-cell>
              <table:table-cell office:value-type="float" office:value="10353.3">
                <text:p>10353.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337">
                <text:p>10337</text:p>
              </table:table-cell>
              <table:table-cell office:value-type="float" office:value="10441.5">
                <text:p>10441.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387">
                <text:p>10387</text:p>
              </table:table-cell>
              <table:table-cell office:value-type="float" office:value="10512.9">
                <text:p>10512.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412">
                <text:p>10412</text:p>
              </table:table-cell>
              <table:table-cell office:value-type="float" office:value="10580.3">
                <text:p>10580.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539">
                <text:p>10539</text:p>
              </table:table-cell>
              <table:table-cell office:value-type="float" office:value="10652.6">
                <text:p>10652.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666">
                <text:p>10666</text:p>
              </table:table-cell>
              <table:table-cell office:value-type="float" office:value="10745.8">
                <text:p>10745.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759">
                <text:p>10759</text:p>
              </table:table-cell>
              <table:table-cell office:value-type="float" office:value="10845.4">
                <text:p>10845.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927">
                <text:p>10927</text:p>
              </table:table-cell>
              <table:table-cell office:value-type="float" office:value="10942">
                <text:p>1094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187">
                <text:p>11187</text:p>
              </table:table-cell>
              <table:table-cell office:value-type="float" office:value="11043.9">
                <text:p>11043.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492">
                <text:p>11492</text:p>
              </table:table-cell>
              <table:table-cell office:value-type="float" office:value="11188.6">
                <text:p>11188.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694">
                <text:p>11694</text:p>
              </table:table-cell>
              <table:table-cell office:value-type="float" office:value="11378.2">
                <text:p>11378.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843">
                <text:p>11843</text:p>
              </table:table-cell>
              <table:table-cell office:value-type="float" office:value="11583.3">
                <text:p>11583.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935">
                <text:p>11935</text:p>
              </table:table-cell>
              <table:table-cell office:value-type="float" office:value="11785.8">
                <text:p>11785.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067">
                <text:p>12067</text:p>
              </table:table-cell>
              <table:table-cell office:value-type="float" office:value="11964.8">
                <text:p>11964.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208">
                <text:p>12208</text:p>
              </table:table-cell>
              <table:table-cell office:value-type="float" office:value="12137.2">
                <text:p>12137.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329">
                <text:p>12329</text:p>
              </table:table-cell>
              <table:table-cell office:value-type="float" office:value="12283.4">
                <text:p>12283.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404">
                <text:p>12404</text:p>
              </table:table-cell>
              <table:table-cell office:value-type="float" office:value="12413">
                <text:p>1241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455">
                <text:p>12455</text:p>
              </table:table-cell>
              <table:table-cell office:value-type="float" office:value="12523.4">
                <text:p>12523.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574">
                <text:p>12574</text:p>
              </table:table-cell>
              <table:table-cell office:value-type="float" office:value="12628">
                <text:p>1262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703">
                <text:p>12703</text:p>
              </table:table-cell>
              <table:table-cell office:value-type="float" office:value="12742">
                <text:p>127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808">
                <text:p>12808</text:p>
              </table:table-cell>
              <table:table-cell office:value-type="float" office:value="12861.9">
                <text:p>12861.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890">
                <text:p>12890</text:p>
              </table:table-cell>
              <table:table-cell office:value-type="float" office:value="12983.1">
                <text:p>12983.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004">
                <text:p>13004</text:p>
              </table:table-cell>
              <table:table-cell office:value-type="float" office:value="13082">
                <text:p>1308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063">
                <text:p>13063</text:p>
              </table:table-cell>
              <table:table-cell office:value-type="float" office:value="13181.4">
                <text:p>13181.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127">
                <text:p>13127</text:p>
              </table:table-cell>
              <table:table-cell office:value-type="float" office:value="13267.4">
                <text:p>13267.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230">
                <text:p>13230</text:p>
              </table:table-cell>
              <table:table-cell office:value-type="float" office:value="13356.3">
                <text:p>13356.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364">
                <text:p>13364</text:p>
              </table:table-cell>
              <table:table-cell office:value-type="float" office:value="13457.1">
                <text:p>13457.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501">
                <text:p>13501</text:p>
              </table:table-cell>
              <table:table-cell office:value-type="float" office:value="13567.1">
                <text:p>13567.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631">
                <text:p>13631</text:p>
              </table:table-cell>
              <table:table-cell office:value-type="float" office:value="13686.8">
                <text:p>13686.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744">
                <text:p>13744</text:p>
              </table:table-cell>
              <table:table-cell office:value-type="float" office:value="13798.3">
                <text:p>13798.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834">
                <text:p>13834</text:p>
              </table:table-cell>
              <table:table-cell office:value-type="float" office:value="13901.7">
                <text:p>13901.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3987">
                <text:p>13987</text:p>
              </table:table-cell>
              <table:table-cell office:value-type="float" office:value="13996.5">
                <text:p>13996.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213">
                <text:p>14213</text:p>
              </table:table-cell>
              <table:table-cell office:value-type="float" office:value="14125.7">
                <text:p>14125.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459">
                <text:p>14459</text:p>
              </table:table-cell>
              <table:table-cell office:value-type="float" office:value="14311">
                <text:p>143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689">
                <text:p>14689</text:p>
              </table:table-cell>
              <table:table-cell office:value-type="float" office:value="14536.8">
                <text:p>14536.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970">
                <text:p>14970</text:p>
              </table:table-cell>
              <table:table-cell office:value-type="float" office:value="14782.4">
                <text:p>14782.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101">
                <text:p>15101</text:p>
              </table:table-cell>
              <table:table-cell office:value-type="float" office:value="15040.9">
                <text:p>15040.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213">
                <text:p>15213</text:p>
              </table:table-cell>
              <table:table-cell office:value-type="float" office:value="15249.2">
                <text:p>15249.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5">
                <text:p>15405</text:p>
              </table:table-cell>
              <table:table-cell office:value-type="float" office:value="15420.7">
                <text:p>15420.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88">
                <text:p>15688</text:p>
              </table:table-cell>
              <table:table-cell office:value-type="float" office:value="15616.2">
                <text:p>15616.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982">
                <text:p>15982</text:p>
              </table:table-cell>
              <table:table-cell office:value-type="float" office:value="15860.7">
                <text:p>15860.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260">
                <text:p>16260</text:p>
              </table:table-cell>
              <table:table-cell office:value-type="float" office:value="16139">
                <text:p>16139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41cm" svg:height="8.489cm" xlink:href="." xlink:type="simple" chart:class="chart:line" chart:style-name="ch1">
        <chart:title svg:x="6.944cm" svg:y="0.305cm" chart:style-name="ch2">
          <text:p>Reziduum 7</text:p>
        </chart:title>
        <chart:plot-area chart:style-name="ch3" chart:data-source-has-labels="both" svg:x="0.407cm" svg:y="1.252cm" svg:width="15.446cm" svg:height="7.065cm">
          <chartooo:coordinate-region svg:x="1.319cm" svg:y="1.451cm" svg:width="14.534cm" svg:height="6.667cm"/>
          <chart:axis chart:dimension="x" chart:name="primary-x" chart:style-name="ch4" chartooo:axis-type="text">
            <chart:categories table:cell-range-address="local-table.$A$2:.$A$2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00" chart:label-cell-address="local-table.$B$1" chart:class="chart:line">
            <chart:data-point chart:repeated="1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6.079">
                <text:p>-66.0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74.4378">
                <text:p>-74.43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09.122">
                <text:p>-109.1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38.25">
                <text:p>-138.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91.473">
                <text:p>-191.4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48.111">
                <text:p>-248.1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58.686">
                <text:p>-258.6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12.108">
                <text:p>-212.1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62.971">
                <text:p>-162.9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23.155">
                <text:p>-123.1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.58664">
                <text:p>-7.586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4.546">
                <text:p>104.5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4.1086">
                <text:p>64.10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39349">
                <text:p>7.393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5.2438">
                <text:p>-15.24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36.789">
                <text:p>-136.7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28.843">
                <text:p>-228.8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319.274">
                <text:p>-319.2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342.432">
                <text:p>-342.4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527.037">
                <text:p>-527.0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5.894">
                <text:p>-645.8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60.372">
                <text:p>-660.3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4.624">
                <text:p>-624.6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30.803">
                <text:p>-630.8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567.323">
                <text:p>-567.3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470.705">
                <text:p>-470.7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460.158">
                <text:p>-460.1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91.158">
                <text:p>-391.1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344.12">
                <text:p>-344.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343.306">
                <text:p>-343.3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229.463">
                <text:p>-229.4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64.888">
                <text:p>-164.8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02.733">
                <text:p>-102.7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39703">
                <text:p>4.397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.95573">
                <text:p>7.955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3.0976">
                <text:p>33.09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5.119">
                <text:p>105.1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5.958">
                <text:p>105.9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6.911">
                <text:p>146.9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6.099">
                <text:p>166.0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8.9262">
                <text:p>98.92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0.8834">
                <text:p>90.88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7.1436">
                <text:p>57.14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2.297">
                <text:p>42.2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8.77">
                <text:p>28.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5.9138">
                <text:p>25.91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7.0447">
                <text:p>37.04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4.3861">
                <text:p>24.386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7.6506">
                <text:p>47.65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8.8551">
                <text:p>58.85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5.4036">
                <text:p>65.40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4.7">
                <text:p>104.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7.713">
                <text:p>127.7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9.418">
                <text:p>139.4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8.5678">
                <text:p>88.567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8.7492">
                <text:p>58.74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0.9182">
                <text:p>30.91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5.3641">
                <text:p>35.36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6.605">
                <text:p>46.6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9.9824">
                <text:p>69.98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.9612">
                <text:p>76.96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6.6206">
                <text:p>66.62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1.6217">
                <text:p>81.62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1.212">
                <text:p>101.2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7.3119">
                <text:p>87.31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5.6029">
                <text:p>95.60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9.8414">
                <text:p>89.84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8.538">
                <text:p>108.53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6.1508">
                <text:p>36.15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3.1518">
                <text:p>23.15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.0353">
                <text:p>5.03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.0494">
                <text:p>23.049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.233">
                <text:p>13.2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29.9666">
                <text:p>-29.96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66.307">
                <text:p>-66.30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78.2241">
                <text:p>-78.224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76.4565">
                <text:p>-76.45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60.8444">
                <text:p>-60.84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9.2847">
                <text:p>-69.28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75.0714">
                <text:p>-75.07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67.5343">
                <text:p>-67.534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63.7765">
                <text:p>-63.776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53.6928">
                <text:p>-53.69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64.3758">
                <text:p>-64.375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85.3362">
                <text:p>-85.33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86.6234">
                <text:p>-86.62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64.946">
                <text:p>-64.94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57.7446">
                <text:p>-57.744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75.1155">
                <text:p>-75.11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00.127">
                <text:p>-100.12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96.9788">
                <text:p>-96.97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03.145">
                <text:p>-103.1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65.0351">
                <text:p>-65.035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75.9279">
                <text:p>-75.927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66.7548">
                <text:p>-66.754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32.4094">
                <text:p>-32.409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.60936">
                <text:p>6.6093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8.4559">
                <text:p>58.455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7.257">
                <text:p>127.25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4.785">
                <text:p>124.78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3.248">
                <text:p>133.24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7.354">
                <text:p>207.35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62.573">
                <text:p>262.57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38.577">
                <text:p>338.57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20.654">
                <text:p>320.65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95.814">
                <text:p>295.81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09.601">
                <text:p>309.60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60.229">
                <text:p>260.22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5.9285">
                <text:p>75.928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71.394">
                <text:p>-171.39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337.071">
                <text:p>-337.07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416.886">
                <text:p>-416.88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424.254">
                <text:p>-424.25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484.299">
                <text:p>-484.29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520.431">
                <text:p>-520.43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471.708">
                <text:p>-471.70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314.807">
                <text:p>-314.80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41.908">
                <text:p>-141.90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52.0513">
                <text:p>-52.05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.80417">
                <text:p>-1.8041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5.8063">
                <text:p>65.806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3.76">
                <text:p>153.7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94.663">
                <text:p>194.66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68.442">
                <text:p>268.44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18.842">
                <text:p>318.84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54.076">
                <text:p>354.07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82.98">
                <text:p>382.9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06.706">
                <text:p>406.7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13.739">
                <text:p>413.73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27.004">
                <text:p>427.00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18.564">
                <text:p>418.56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18.921">
                <text:p>318.92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7.435">
                <text:p>157.43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.2774">
                <text:p>4.277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12.997">
                <text:p>-112.99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272.747">
                <text:p>-272.74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298.904">
                <text:p>-298.90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327.167">
                <text:p>-327.16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384.98">
                <text:p>-384.9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431.741">
                <text:p>-431.74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414.88">
                <text:p>-414.8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362.548">
                <text:p>-362.54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87.403">
                <text:p>-187.40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50.9075">
                <text:p>-50.90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6.5783">
                <text:p>26.578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.3655">
                <text:p>10.365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.56328">
                <text:p>8.5632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5.82">
                <text:p>105.8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66.425">
                <text:p>266.4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39.547">
                <text:p>239.54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41.225">
                <text:p>241.2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18.642">
                <text:p>218.64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17.558">
                <text:p>217.55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1.655">
                <text:p>161.65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30.36">
                <text:p>130.3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9.2001">
                <text:p>29.200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4.832">
                <text:p>64.83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4.0093">
                <text:p>94.009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9.849">
                <text:p>109.84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0.2642">
                <text:p>30.264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29.4081">
                <text:p>-29.408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47.1107">
                <text:p>-47.110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7.2409">
                <text:p>87.240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31.0249">
                <text:p>-31.024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.8551">
                <text:p>11.855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6.6364">
                <text:p>46.636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43.6278">
                <text:p>-43.627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59.947">
                <text:p>-159.94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225.598">
                <text:p>-225.59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119.653">
                <text:p>-119.65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135.058">
                <text:p>-135.05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.23248">
                <text:p>5.2324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8.2594">
                <text:p>38.259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9.471">
                <text:p>119.47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6.5045">
                <text:p>86.504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7.2895">
                <text:p>27.289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154.663">
                <text:p>-154.66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'single 9.9'.P1:'single 9.9'.P201" chart:data-source-has-labels="row" svg:x="0.32cm" svg:y="0.18cm" svg:width="15.36cm" svg:height="8.64cm">
          <chartooo:coordinate-region svg:x="1.047cm" svg:y="0.301cm" svg:width="14.633cm" svg:height="7.51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single 9.9'.P2:'single 9.9'.P201" chart:label-cell-address="'single 9.9'.P1:'single 9.9'.P1" chart:class="chart:line">
            <chart:data-point chart:repeated="20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ota</text:p>
                <draw:g>
                  <svg:desc>'single 9.9'.P1:'single 9.9'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45004">
                <text:p>1.45004</text:p>
                <draw:g>
                  <svg:desc>'single 9.9'.P2:'single 9.9'.P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5004">
                <text:p>1.450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5004">
                <text:p>1.450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5004">
                <text:p>1.450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5004">
                <text:p>1.450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45004">
                <text:p>1.450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5004">
                <text:p>1.450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5004">
                <text:p>1.450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5004">
                <text:p>1.450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45004">
                <text:p>1.450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45004">
                <text:p>1.450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8988">
                <text:p>1.389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2973">
                <text:p>1.329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26957">
                <text:p>1.269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20941">
                <text:p>1.209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4925">
                <text:p>1.149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891">
                <text:p>1.08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97451">
                <text:p>0.7974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41647">
                <text:p>0.5416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4588">
                <text:p>0.345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02373">
                <text:p>0.2023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0335">
                <text:p>0.103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889322">
                <text:p>0.08893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745149">
                <text:p>0.07451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600976">
                <text:p>0.06009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582855">
                <text:p>0.05828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564733">
                <text:p>0.05647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546611">
                <text:p>0.05466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528489">
                <text:p>0.05284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510367">
                <text:p>0.05103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492245">
                <text:p>0.04922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474124">
                <text:p>0.04741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505355">
                <text:p>0.05053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535808">
                <text:p>0.05358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565463">
                <text:p>0.05654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594303">
                <text:p>0.05943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622311">
                <text:p>0.06223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649469">
                <text:p>0.06494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675761">
                <text:p>0.06757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678888">
                <text:p>0.06788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682014">
                <text:p>0.06820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685141">
                <text:p>0.06851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688268">
                <text:p>0.06882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691395">
                <text:p>0.06913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694522">
                <text:p>0.06945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697648">
                <text:p>0.06976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740939">
                <text:p>0.07409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785215">
                <text:p>0.07852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830481">
                <text:p>0.08304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876742">
                <text:p>0.08767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924003">
                <text:p>0.09240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97227">
                <text:p>0.0972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02155">
                <text:p>0.1021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02707">
                <text:p>0.1027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0326">
                <text:p>0.103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03813">
                <text:p>0.1038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04366">
                <text:p>0.1043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04919">
                <text:p>0.1049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05472">
                <text:p>0.1054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06025">
                <text:p>0.1060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10052">
                <text:p>0.1100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14144">
                <text:p>0.1141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18302">
                <text:p>0.1183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22526">
                <text:p>0.1225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26814">
                <text:p>0.1268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31168">
                <text:p>0.1311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35588">
                <text:p>0.1355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37197">
                <text:p>0.1371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38807">
                <text:p>0.1388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40417">
                <text:p>0.1404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42027">
                <text:p>0.1420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43637">
                <text:p>0.1436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45246">
                <text:p>0.14524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46856">
                <text:p>0.1468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52002">
                <text:p>0.1520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57235">
                <text:p>0.1572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62556">
                <text:p>0.1625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67966">
                <text:p>0.1679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73464">
                <text:p>0.1734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79051">
                <text:p>0.1790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84728">
                <text:p>0.1847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87478">
                <text:p>0.18747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90227">
                <text:p>0.1902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92977">
                <text:p>0.1929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95727">
                <text:p>0.1957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98476">
                <text:p>0.1984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01226">
                <text:p>0.2012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03975">
                <text:p>0.2039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12728">
                <text:p>0.2127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21693">
                <text:p>0.22169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30872">
                <text:p>0.23087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40267">
                <text:p>0.2402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4988">
                <text:p>0.249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59715">
                <text:p>0.2597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69772">
                <text:p>0.2697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72448">
                <text:p>0.2724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75123">
                <text:p>0.27512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77799">
                <text:p>0.2777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80474">
                <text:p>0.2804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8315">
                <text:p>0.283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85826">
                <text:p>0.28582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88501">
                <text:p>0.2885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02785">
                <text:p>0.30278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17511">
                <text:p>0.31751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32687">
                <text:p>0.33268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48319">
                <text:p>0.34831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64412">
                <text:p>0.3644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80974">
                <text:p>0.38097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98011">
                <text:p>0.3980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01915">
                <text:p>0.4019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0582">
                <text:p>0.4058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09725">
                <text:p>0.4097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41363">
                <text:p>0.4136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17535">
                <text:p>0.41753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2144">
                <text:p>0.4214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25345">
                <text:p>0.42534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27858">
                <text:p>0.42785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30324">
                <text:p>0.4303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32745">
                <text:p>0.43274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35117">
                <text:p>0.43511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437443">
                <text:p>0.43744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43972">
                <text:p>0.4397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441948">
                <text:p>0.44194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441461">
                <text:p>0.44146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440974">
                <text:p>0.44097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440488">
                <text:p>0.44048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440001">
                <text:p>0.44000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439514">
                <text:p>0.43951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439027">
                <text:p>0.43902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43854">
                <text:p>0.4385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468025">
                <text:p>0.4680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497648">
                <text:p>0.49764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27402">
                <text:p>0.52740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57279">
                <text:p>0.55727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87274">
                <text:p>0.58727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617377">
                <text:p>0.61737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647582">
                <text:p>0.64758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64798">
                <text:p>0.6479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648377">
                <text:p>0.64837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648775">
                <text:p>0.6487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649173">
                <text:p>0.64917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649571">
                <text:p>0.64957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649968">
                <text:p>0.64996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650366">
                <text:p>0.65036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649568">
                <text:p>0.64956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648756">
                <text:p>0.64875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64793">
                <text:p>0.6479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647089">
                <text:p>0.64708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46235">
                <text:p>0.64623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645367">
                <text:p>0.6453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644485">
                <text:p>0.64448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648956">
                <text:p>0.64895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653419">
                <text:p>0.65341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657874">
                <text:p>0.65787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662322">
                <text:p>0.66232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66763">
                <text:p>0.66676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671195">
                <text:p>0.67119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67562">
                <text:p>0.6756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7562">
                <text:p>0.6756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7562">
                <text:p>0.6756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7562">
                <text:p>0.6756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7562">
                <text:p>0.6756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7562">
                <text:p>0.6756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7562">
                <text:p>0.6756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7562">
                <text:p>0.6756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7562">
                <text:p>0.6756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7562">
                <text:p>0.6756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7562">
                <text:p>0.6756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7562">
                <text:p>0.6756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7562">
                <text:p>0.6756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67562">
                <text:p>0.6756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67562">
                <text:p>0.6756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680789">
                <text:p>0.68078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685958">
                <text:p>0.68595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691127">
                <text:p>0.69112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696296">
                <text:p>0.69629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01465">
                <text:p>0.70146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06634">
                <text:p>0.70663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11803">
                <text:p>0.71180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11803">
                <text:p>0.71180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711803">
                <text:p>0.71180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711803">
                <text:p>0.71180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711803">
                <text:p>0.71180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711803">
                <text:p>0.71180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711803">
                <text:p>0.71180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11803">
                <text:p>0.71180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711803">
                <text:p>0.71180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711803">
                <text:p>0.71180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711803">
                <text:p>0.71180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711803">
                <text:p>0.7118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711803">
                <text:p>0.71180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711803">
                <text:p>0.71180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711803">
                <text:p>0.71180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711803">
                <text:p>0.71180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711803">
                <text:p>0.71180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711803">
                <text:p>0.71180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711803">
                <text:p>0.71180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711803">
                <text:p>0.71180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711803">
                <text:p>0.71180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711803">
                <text:p>0.7118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legend chart:legend-position="end" svg:x="12.989cm" svg:y="3.952cm" style:legend-expansion="high" chart:style-name="ch2"/>
        <chart:plot-area chart:style-name="ch3" chart:data-source-has-labels="both" svg:x="0.32cm" svg:y="0.18cm" svg:width="12.349cm" svg:height="8.64cm">
          <chartooo:coordinate-region svg:x="1.497cm" svg:y="0.301cm" svg:width="11.172cm" svg:height="7.517cm"/>
          <chart:axis chart:dimension="x" chart:name="primary-x" chart:style-name="ch4" chartooo:axis-type="text">
            <chart:categories table:cell-range-address="local-table.$A$2:.$A$16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60" chart:label-cell-address="local-table.$B$1" chart:class="chart:line">
            <chart:data-point chart:repeated="159"/>
          </chart:series>
          <chart:series chart:style-name="ch7" chart:values-cell-range-address="local-table.$C$2:.$C$160" chart:label-cell-address="local-table.$C$1" chart:class="chart:line">
            <chart:data-point chart:repeated="15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</text:p>
              </table:table-cell>
              <table:table-cell office:value-type="string">
                <text:p>predPtren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6">
                <text:p>126</text:p>
              </table:table-cell>
              <table:table-cell office:value-type="float" office:value="59.921">
                <text:p>59.9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4">
                <text:p>164</text:p>
              </table:table-cell>
              <table:table-cell office:value-type="float" office:value="89.5622">
                <text:p>89.56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3">
                <text:p>243</text:p>
              </table:table-cell>
              <table:table-cell office:value-type="float" office:value="133.878">
                <text:p>133.8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6">
                <text:p>326</text:p>
              </table:table-cell>
              <table:table-cell office:value-type="float" office:value="187.75">
                <text:p>187.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6">
                <text:p>446</text:p>
              </table:table-cell>
              <table:table-cell office:value-type="float" office:value="254.527">
                <text:p>254.5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89">
                <text:p>589</text:p>
              </table:table-cell>
              <table:table-cell office:value-type="float" office:value="340.889">
                <text:p>340.8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26">
                <text:p>726</text:p>
              </table:table-cell>
              <table:table-cell office:value-type="float" office:value="467.314">
                <text:p>467.3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55">
                <text:p>855</text:p>
              </table:table-cell>
              <table:table-cell office:value-type="float" office:value="642.892">
                <text:p>642.8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8">
                <text:p>1008</text:p>
              </table:table-cell>
              <table:table-cell office:value-type="float" office:value="845.029">
                <text:p>845.0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06">
                <text:p>1206</text:p>
              </table:table-cell>
              <table:table-cell office:value-type="float" office:value="1082.85">
                <text:p>1082.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6">
                <text:p>1306</text:p>
              </table:table-cell>
              <table:table-cell office:value-type="float" office:value="1298.41">
                <text:p>1298.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11">
                <text:p>1411</text:p>
              </table:table-cell>
              <table:table-cell office:value-type="float" office:value="1515.55">
                <text:p>1515.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80">
                <text:p>1680</text:p>
              </table:table-cell>
              <table:table-cell office:value-type="float" office:value="1744.11">
                <text:p>1744.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1">
                <text:p>2001</text:p>
              </table:table-cell>
              <table:table-cell office:value-type="float" office:value="2008.39">
                <text:p>2008.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89">
                <text:p>2289</text:p>
              </table:table-cell>
              <table:table-cell office:value-type="float" office:value="2273.76">
                <text:p>2273.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49">
                <text:p>2649</text:p>
              </table:table-cell>
              <table:table-cell office:value-type="float" office:value="2512.21">
                <text:p>2512.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69">
                <text:p>2969</text:p>
              </table:table-cell>
              <table:table-cell office:value-type="float" office:value="2740.16">
                <text:p>2740.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98">
                <text:p>3198</text:p>
              </table:table-cell>
              <table:table-cell office:value-type="float" office:value="2878.73">
                <text:p>2878.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46">
                <text:p>3346</text:p>
              </table:table-cell>
              <table:table-cell office:value-type="float" office:value="3003.57">
                <text:p>3003.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45">
                <text:p>3645</text:p>
              </table:table-cell>
              <table:table-cell office:value-type="float" office:value="3117.96">
                <text:p>3117.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78">
                <text:p>3978</text:p>
              </table:table-cell>
              <table:table-cell office:value-type="float" office:value="3332.11">
                <text:p>3332.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45">
                <text:p>4245</text:p>
              </table:table-cell>
              <table:table-cell office:value-type="float" office:value="3584.63">
                <text:p>3584.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67">
                <text:p>4467</text:p>
              </table:table-cell>
              <table:table-cell office:value-type="float" office:value="3842.38">
                <text:p>3842.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685">
                <text:p>4685</text:p>
              </table:table-cell>
              <table:table-cell office:value-type="float" office:value="4054.2">
                <text:p>4054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810">
                <text:p>4810</text:p>
              </table:table-cell>
              <table:table-cell office:value-type="float" office:value="4242.68">
                <text:p>4242.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911">
                <text:p>4911</text:p>
              </table:table-cell>
              <table:table-cell office:value-type="float" office:value="4440.3">
                <text:p>4440.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128">
                <text:p>5128</text:p>
              </table:table-cell>
              <table:table-cell office:value-type="float" office:value="4667.84">
                <text:p>4667.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329">
                <text:p>5329</text:p>
              </table:table-cell>
              <table:table-cell office:value-type="float" office:value="4937.84">
                <text:p>4937.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549">
                <text:p>5549</text:p>
              </table:table-cell>
              <table:table-cell office:value-type="float" office:value="5204.88">
                <text:p>5204.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763">
                <text:p>5763</text:p>
              </table:table-cell>
              <table:table-cell office:value-type="float" office:value="5419.69">
                <text:p>5419.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883">
                <text:p>5883</text:p>
              </table:table-cell>
              <table:table-cell office:value-type="float" office:value="5653.54">
                <text:p>5653.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967">
                <text:p>5967</text:p>
              </table:table-cell>
              <table:table-cell office:value-type="float" office:value="5802.11">
                <text:p>5802.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036">
                <text:p>6036</text:p>
              </table:table-cell>
              <table:table-cell office:value-type="float" office:value="5933.27">
                <text:p>5933.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78">
                <text:p>6078</text:p>
              </table:table-cell>
              <table:table-cell office:value-type="float" office:value="6082.4">
                <text:p>6082.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236">
                <text:p>6236</text:p>
              </table:table-cell>
              <table:table-cell office:value-type="float" office:value="6243.96">
                <text:p>6243.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380">
                <text:p>6380</text:p>
              </table:table-cell>
              <table:table-cell office:value-type="float" office:value="6413.1">
                <text:p>6413.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475">
                <text:p>6475</text:p>
              </table:table-cell>
              <table:table-cell office:value-type="float" office:value="6580.12">
                <text:p>6580.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603">
                <text:p>6603</text:p>
              </table:table-cell>
              <table:table-cell office:value-type="float" office:value="6708.96">
                <text:p>6708.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659">
                <text:p>6659</text:p>
              </table:table-cell>
              <table:table-cell office:value-type="float" office:value="6805.91">
                <text:p>6805.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716">
                <text:p>6716</text:p>
              </table:table-cell>
              <table:table-cell office:value-type="float" office:value="6882.1">
                <text:p>6882.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837">
                <text:p>6837</text:p>
              </table:table-cell>
              <table:table-cell office:value-type="float" office:value="6935.93">
                <text:p>6935.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957">
                <text:p>6957</text:p>
              </table:table-cell>
              <table:table-cell office:value-type="float" office:value="7047.88">
                <text:p>7047.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072">
                <text:p>7072</text:p>
              </table:table-cell>
              <table:table-cell office:value-type="float" office:value="7129.14">
                <text:p>7129.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153">
                <text:p>7153</text:p>
              </table:table-cell>
              <table:table-cell office:value-type="float" office:value="7195.3">
                <text:p>7195.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238">
                <text:p>7238</text:p>
              </table:table-cell>
              <table:table-cell office:value-type="float" office:value="7266.77">
                <text:p>7266.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296">
                <text:p>7296</text:p>
              </table:table-cell>
              <table:table-cell office:value-type="float" office:value="7321.91">
                <text:p>7321.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326">
                <text:p>7326</text:p>
              </table:table-cell>
              <table:table-cell office:value-type="float" office:value="7363.04">
                <text:p>7363.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391">
                <text:p>7391</text:p>
              </table:table-cell>
              <table:table-cell office:value-type="float" office:value="7415.39">
                <text:p>7415.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434">
                <text:p>7434</text:p>
              </table:table-cell>
              <table:table-cell office:value-type="float" office:value="7481.65">
                <text:p>7481.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495">
                <text:p>7495</text:p>
              </table:table-cell>
              <table:table-cell office:value-type="float" office:value="7553.86">
                <text:p>7553.8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548">
                <text:p>7548</text:p>
              </table:table-cell>
              <table:table-cell office:value-type="float" office:value="7613.4">
                <text:p>7613.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572">
                <text:p>7572</text:p>
              </table:table-cell>
              <table:table-cell office:value-type="float" office:value="7676.7">
                <text:p>7676.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595">
                <text:p>7595</text:p>
              </table:table-cell>
              <table:table-cell office:value-type="float" office:value="7722.71">
                <text:p>7722.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619">
                <text:p>7619</text:p>
              </table:table-cell>
              <table:table-cell office:value-type="float" office:value="7758.42">
                <text:p>7758.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708">
                <text:p>7708</text:p>
              </table:table-cell>
              <table:table-cell office:value-type="float" office:value="7796.57">
                <text:p>7796.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785">
                <text:p>7785</text:p>
              </table:table-cell>
              <table:table-cell office:value-type="float" office:value="7843.75">
                <text:p>7843.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863">
                <text:p>7863</text:p>
              </table:table-cell>
              <table:table-cell office:value-type="float" office:value="7893.92">
                <text:p>7893.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920">
                <text:p>7920</text:p>
              </table:table-cell>
              <table:table-cell office:value-type="float" office:value="7955.36">
                <text:p>7955.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966">
                <text:p>7966</text:p>
              </table:table-cell>
              <table:table-cell office:value-type="float" office:value="8012.61">
                <text:p>8012.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984">
                <text:p>7984</text:p>
              </table:table-cell>
              <table:table-cell office:value-type="float" office:value="8053.98">
                <text:p>8053.9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012">
                <text:p>8012</text:p>
              </table:table-cell>
              <table:table-cell office:value-type="float" office:value="8088.96">
                <text:p>8088.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065">
                <text:p>8065</text:p>
              </table:table-cell>
              <table:table-cell office:value-type="float" office:value="8131.62">
                <text:p>8131.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110">
                <text:p>8110</text:p>
              </table:table-cell>
              <table:table-cell office:value-type="float" office:value="8191.62">
                <text:p>8191.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158">
                <text:p>8158</text:p>
              </table:table-cell>
              <table:table-cell office:value-type="float" office:value="8259.21">
                <text:p>8259.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240">
                <text:p>8240</text:p>
              </table:table-cell>
              <table:table-cell office:value-type="float" office:value="8327.31">
                <text:p>8327.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95">
                <text:p>8295</text:p>
              </table:table-cell>
              <table:table-cell office:value-type="float" office:value="8390.6">
                <text:p>8390.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44">
                <text:p>8344</text:p>
              </table:table-cell>
              <table:table-cell office:value-type="float" office:value="8433.84">
                <text:p>8433.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64">
                <text:p>8364</text:p>
              </table:table-cell>
              <table:table-cell office:value-type="float" office:value="8472.54">
                <text:p>8472.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75">
                <text:p>8475</text:p>
              </table:table-cell>
              <table:table-cell office:value-type="float" office:value="8511.15">
                <text:p>8511.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36">
                <text:p>8536</text:p>
              </table:table-cell>
              <table:table-cell office:value-type="float" office:value="8559.15">
                <text:p>8559.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10">
                <text:p>8610</text:p>
              </table:table-cell>
              <table:table-cell office:value-type="float" office:value="8615.04">
                <text:p>8615.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643">
                <text:p>8643</text:p>
              </table:table-cell>
              <table:table-cell office:value-type="float" office:value="8666.05">
                <text:p>8666.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702">
                <text:p>8702</text:p>
              </table:table-cell>
              <table:table-cell office:value-type="float" office:value="8715.23">
                <text:p>8715.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779">
                <text:p>8779</text:p>
              </table:table-cell>
              <table:table-cell office:value-type="float" office:value="8749.03">
                <text:p>8749.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844">
                <text:p>8844</text:p>
              </table:table-cell>
              <table:table-cell office:value-type="float" office:value="8777.69">
                <text:p>8777.6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891">
                <text:p>8891</text:p>
              </table:table-cell>
              <table:table-cell office:value-type="float" office:value="8812.78">
                <text:p>8812.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939">
                <text:p>8939</text:p>
              </table:table-cell>
              <table:table-cell office:value-type="float" office:value="8862.54">
                <text:p>8862.5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975">
                <text:p>8975</text:p>
              </table:table-cell>
              <table:table-cell office:value-type="float" office:value="8914.16">
                <text:p>8914.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029">
                <text:p>9029</text:p>
              </table:table-cell>
              <table:table-cell office:value-type="float" office:value="8959.72">
                <text:p>8959.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085">
                <text:p>9085</text:p>
              </table:table-cell>
              <table:table-cell office:value-type="float" office:value="9009.93">
                <text:p>9009.9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119">
                <text:p>9119</text:p>
              </table:table-cell>
              <table:table-cell office:value-type="float" office:value="9051.47">
                <text:p>9051.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157">
                <text:p>9157</text:p>
              </table:table-cell>
              <table:table-cell office:value-type="float" office:value="9093.22">
                <text:p>9093.2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191">
                <text:p>9191</text:p>
              </table:table-cell>
              <table:table-cell office:value-type="float" office:value="9137.31">
                <text:p>9137.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253">
                <text:p>9253</text:p>
              </table:table-cell>
              <table:table-cell office:value-type="float" office:value="9188.62">
                <text:p>9188.6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327">
                <text:p>9327</text:p>
              </table:table-cell>
              <table:table-cell office:value-type="float" office:value="9241.66">
                <text:p>9241.6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383">
                <text:p>9383</text:p>
              </table:table-cell>
              <table:table-cell office:value-type="float" office:value="9296.38">
                <text:p>9296.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418">
                <text:p>9418</text:p>
              </table:table-cell>
              <table:table-cell office:value-type="float" office:value="9353.05">
                <text:p>9353.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456">
                <text:p>9456</text:p>
              </table:table-cell>
              <table:table-cell office:value-type="float" office:value="9398.26">
                <text:p>9398.2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517">
                <text:p>9517</text:p>
              </table:table-cell>
              <table:table-cell office:value-type="float" office:value="9441.88">
                <text:p>9441.8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586">
                <text:p>9586</text:p>
              </table:table-cell>
              <table:table-cell office:value-type="float" office:value="9485.87">
                <text:p>9485.8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640">
                <text:p>9640</text:p>
              </table:table-cell>
              <table:table-cell office:value-type="float" office:value="9543.02">
                <text:p>9543.0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713">
                <text:p>9713</text:p>
              </table:table-cell>
              <table:table-cell office:value-type="float" office:value="9609.85">
                <text:p>9609.8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744">
                <text:p>9744</text:p>
              </table:table-cell>
              <table:table-cell office:value-type="float" office:value="9678.96">
                <text:p>9678.9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827">
                <text:p>9827</text:p>
              </table:table-cell>
              <table:table-cell office:value-type="float" office:value="9751.07">
                <text:p>9751.0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880">
                <text:p>9880</text:p>
              </table:table-cell>
              <table:table-cell office:value-type="float" office:value="9813.25">
                <text:p>9813.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913">
                <text:p>9913</text:p>
              </table:table-cell>
              <table:table-cell office:value-type="float" office:value="9880.59">
                <text:p>9880.5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953">
                <text:p>9953</text:p>
              </table:table-cell>
              <table:table-cell office:value-type="float" office:value="9959.61">
                <text:p>9959.6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000">
                <text:p>10000</text:p>
              </table:table-cell>
              <table:table-cell office:value-type="float" office:value="10058.5">
                <text:p>10058.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051">
                <text:p>10051</text:p>
              </table:table-cell>
              <table:table-cell office:value-type="float" office:value="10178.3">
                <text:p>10178.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169">
                <text:p>10169</text:p>
              </table:table-cell>
              <table:table-cell office:value-type="float" office:value="10293.8">
                <text:p>10293.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295">
                <text:p>10295</text:p>
              </table:table-cell>
              <table:table-cell office:value-type="float" office:value="10428.2">
                <text:p>10428.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337">
                <text:p>10337</text:p>
              </table:table-cell>
              <table:table-cell office:value-type="float" office:value="10544.4">
                <text:p>10544.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387">
                <text:p>10387</text:p>
              </table:table-cell>
              <table:table-cell office:value-type="float" office:value="10649.6">
                <text:p>10649.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412">
                <text:p>10412</text:p>
              </table:table-cell>
              <table:table-cell office:value-type="float" office:value="10750.6">
                <text:p>10750.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539">
                <text:p>10539</text:p>
              </table:table-cell>
              <table:table-cell office:value-type="float" office:value="10859.7">
                <text:p>10859.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666">
                <text:p>10666</text:p>
              </table:table-cell>
              <table:table-cell office:value-type="float" office:value="10961.8">
                <text:p>10961.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759">
                <text:p>10759</text:p>
              </table:table-cell>
              <table:table-cell office:value-type="float" office:value="11068.6">
                <text:p>11068.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927">
                <text:p>10927</text:p>
              </table:table-cell>
              <table:table-cell office:value-type="float" office:value="11187.2">
                <text:p>11187.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187">
                <text:p>11187</text:p>
              </table:table-cell>
              <table:table-cell office:value-type="float" office:value="11262.9">
                <text:p>11262.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492">
                <text:p>11492</text:p>
              </table:table-cell>
              <table:table-cell office:value-type="float" office:value="11320.6">
                <text:p>11320.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694">
                <text:p>11694</text:p>
              </table:table-cell>
              <table:table-cell office:value-type="float" office:value="11356.9">
                <text:p>11356.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843">
                <text:p>11843</text:p>
              </table:table-cell>
              <table:table-cell office:value-type="float" office:value="11426.1">
                <text:p>11426.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935">
                <text:p>11935</text:p>
              </table:table-cell>
              <table:table-cell office:value-type="float" office:value="11510.7">
                <text:p>11510.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067">
                <text:p>12067</text:p>
              </table:table-cell>
              <table:table-cell office:value-type="float" office:value="11582.7">
                <text:p>11582.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208">
                <text:p>12208</text:p>
              </table:table-cell>
              <table:table-cell office:value-type="float" office:value="11687.6">
                <text:p>11687.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329">
                <text:p>12329</text:p>
              </table:table-cell>
              <table:table-cell office:value-type="float" office:value="11857.3">
                <text:p>11857.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404">
                <text:p>12404</text:p>
              </table:table-cell>
              <table:table-cell office:value-type="float" office:value="12089.2">
                <text:p>12089.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455">
                <text:p>12455</text:p>
              </table:table-cell>
              <table:table-cell office:value-type="float" office:value="12313.1">
                <text:p>12313.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574">
                <text:p>12574</text:p>
              </table:table-cell>
              <table:table-cell office:value-type="float" office:value="12521.9">
                <text:p>12521.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703">
                <text:p>12703</text:p>
              </table:table-cell>
              <table:table-cell office:value-type="float" office:value="12701.2">
                <text:p>12701.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808">
                <text:p>12808</text:p>
              </table:table-cell>
              <table:table-cell office:value-type="float" office:value="12873.8">
                <text:p>12873.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890">
                <text:p>12890</text:p>
              </table:table-cell>
              <table:table-cell office:value-type="float" office:value="13043.8">
                <text:p>13043.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004">
                <text:p>13004</text:p>
              </table:table-cell>
              <table:table-cell office:value-type="float" office:value="13198.7">
                <text:p>13198.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063">
                <text:p>13063</text:p>
              </table:table-cell>
              <table:table-cell office:value-type="float" office:value="13331.4">
                <text:p>13331.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127">
                <text:p>13127</text:p>
              </table:table-cell>
              <table:table-cell office:value-type="float" office:value="13445.8">
                <text:p>13445.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230">
                <text:p>13230</text:p>
              </table:table-cell>
              <table:table-cell office:value-type="float" office:value="13584.1">
                <text:p>13584.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364">
                <text:p>13364</text:p>
              </table:table-cell>
              <table:table-cell office:value-type="float" office:value="13747">
                <text:p>1374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501">
                <text:p>13501</text:p>
              </table:table-cell>
              <table:table-cell office:value-type="float" office:value="13907.7">
                <text:p>13907.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631">
                <text:p>13631</text:p>
              </table:table-cell>
              <table:table-cell office:value-type="float" office:value="14044.7">
                <text:p>14044.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744">
                <text:p>13744</text:p>
              </table:table-cell>
              <table:table-cell office:value-type="float" office:value="14171">
                <text:p>1417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834">
                <text:p>13834</text:p>
              </table:table-cell>
              <table:table-cell office:value-type="float" office:value="14252.6">
                <text:p>14252.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3987">
                <text:p>13987</text:p>
              </table:table-cell>
              <table:table-cell office:value-type="float" office:value="14305.9">
                <text:p>14305.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213">
                <text:p>14213</text:p>
              </table:table-cell>
              <table:table-cell office:value-type="float" office:value="14370.4">
                <text:p>14370.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459">
                <text:p>14459</text:p>
              </table:table-cell>
              <table:table-cell office:value-type="float" office:value="14463.3">
                <text:p>14463.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689">
                <text:p>14689</text:p>
              </table:table-cell>
              <table:table-cell office:value-type="float" office:value="14576">
                <text:p>1457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970">
                <text:p>14970</text:p>
              </table:table-cell>
              <table:table-cell office:value-type="float" office:value="14697.3">
                <text:p>14697.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101">
                <text:p>15101</text:p>
              </table:table-cell>
              <table:table-cell office:value-type="float" office:value="14802.1">
                <text:p>14802.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213">
                <text:p>15213</text:p>
              </table:table-cell>
              <table:table-cell office:value-type="float" office:value="14885.8">
                <text:p>14885.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5">
                <text:p>15405</text:p>
              </table:table-cell>
              <table:table-cell office:value-type="float" office:value="15020">
                <text:p>1502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88">
                <text:p>15688</text:p>
              </table:table-cell>
              <table:table-cell office:value-type="float" office:value="15256.3">
                <text:p>15256.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982">
                <text:p>15982</text:p>
              </table:table-cell>
              <table:table-cell office:value-type="float" office:value="15567.1">
                <text:p>15567.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260">
                <text:p>16260</text:p>
              </table:table-cell>
              <table:table-cell office:value-type="float" office:value="15897.5">
                <text:p>15897.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463">
                <text:p>16463</text:p>
              </table:table-cell>
              <table:table-cell office:value-type="float" office:value="16275.6">
                <text:p>16275.6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2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1cm" svg:height="8.487cm" xlink:href="." xlink:type="simple" chart:class="chart:line" chart:style-name="ch1">
        <chart:title svg:x="6.536cm" svg:y="0.305cm" chart:style-name="ch2">
          <text:p>Rezid smrtí 7</text:p>
        </chart:title>
        <chart:plot-area chart:style-name="ch3" chart:data-source-has-labels="both" svg:x="0.318cm" svg:y="1.253cm" svg:width="15.274cm" svg:height="7.065cm">
          <chartooo:coordinate-region svg:x="1.045cm" svg:y="1.253cm" svg:width="14.547cm" svg:height="6.667cm"/>
          <chart:axis chart:dimension="x" chart:name="primary-x" chart:style-name="ch4" chartooo:axis-type="text">
            <chart:categories table:cell-range-address="local-table.$A$2:.$A$2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00" chart:label-cell-address="local-table.$B$1" chart:class="chart:line">
            <chart:data-point chart:repeated="1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restren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11665">
                <text:p>0.02116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519442">
                <text:p>0.05194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986968">
                <text:p>0.09869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68933">
                <text:p>0.1689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73526">
                <text:p>0.2735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8213">
                <text:p>0.4282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54867">
                <text:p>0.6548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78051">
                <text:p>0.9780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44183">
                <text:p>1.441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09982">
                <text:p>2.099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99245">
                <text:p>2.992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16478">
                <text:p>3.164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63901">
                <text:p>4.639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37683">
                <text:p>4.376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28962">
                <text:p>3.289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3027">
                <text:p>2.30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36227">
                <text:p>4.362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3247">
                <text:p>4.32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23178">
                <text:p>2.231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.78181">
                <text:p>-2.781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.66756">
                <text:p>-6.667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9.37192">
                <text:p>-9.371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8.95542">
                <text:p>-8.955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5.7064">
                <text:p>-15.70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7.7461">
                <text:p>-17.74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8.8266">
                <text:p>-18.82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0.7197">
                <text:p>-20.71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20.5697">
                <text:p>-20.56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1.5752">
                <text:p>-21.57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27.7879">
                <text:p>-27.78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24.5936">
                <text:p>-24.59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27.3097">
                <text:p>-27.30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27.5813">
                <text:p>-27.58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20.992">
                <text:p>-20.9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28.327">
                <text:p>-28.3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1.9583">
                <text:p>-21.95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1.8029">
                <text:p>-11.80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8.40105">
                <text:p>-8.401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6.81026">
                <text:p>-6.810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3.13749">
                <text:p>-3.137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6.43307">
                <text:p>-6.433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04556">
                <text:p>3.045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25297">
                <text:p>1.252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60698">
                <text:p>1.606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27879">
                <text:p>0.6278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3644">
                <text:p>3.36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.58129">
                <text:p>5.581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.38612">
                <text:p>9.386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.47">
                <text:p>11.4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.4902">
                <text:p>17.49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.8684">
                <text:p>9.86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.7176">
                <text:p>8.71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68689">
                <text:p>6.686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81531">
                <text:p>4.815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73503">
                <text:p>2.735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644962">
                <text:p>0.6449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5.03982">
                <text:p>-5.039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5.70464">
                <text:p>-5.704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5.3243">
                <text:p>-5.32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4.3295">
                <text:p>-4.32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6.10874">
                <text:p>-6.108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5.06882">
                <text:p>-5.068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.01109">
                <text:p>-2.011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4.84339">
                <text:p>-4.843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883227">
                <text:p>-0.8832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28574">
                <text:p>-0.285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70539">
                <text:p>0.9705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13992">
                <text:p>2.139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56865">
                <text:p>4.568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460995">
                <text:p>-0.04609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79782">
                <text:p>3.797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43102">
                <text:p>4.431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100033">
                <text:p>-0.1000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.62338">
                <text:p>-1.623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.29284">
                <text:p>-1.292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4.60498">
                <text:p>-4.604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588343">
                <text:p>-0.58834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12291">
                <text:p>1.122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52734">
                <text:p>0.6527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.86887">
                <text:p>5.8688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.73539">
                <text:p>7.735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.43389">
                <text:p>7.433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.97246">
                <text:p>7.972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.7513">
                <text:p>5.75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39497">
                <text:p>3.394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88767">
                <text:p>3.887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70889">
                <text:p>2.7088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40572">
                <text:p>2.4057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02662">
                <text:p>3.0266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7341">
                <text:p>2.734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.39056">
                <text:p>4.390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15049">
                <text:p>4.1504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.01535">
                <text:p>7.0153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.8089">
                <text:p>6.808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.68871">
                <text:p>7.6887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.51893">
                <text:p>6.5189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.28988">
                <text:p>6.2898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22955">
                <text:p>5.2295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96493">
                <text:p>4.9649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16462">
                <text:p>2.1646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86278">
                <text:p>1.8627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630274">
                <text:p>-0.063027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717366">
                <text:p>0.71736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64338">
                <text:p>1.6433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419816">
                <text:p>-0.4198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2.57437">
                <text:p>-2.5743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3.54193">
                <text:p>-3.5419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6.5437">
                <text:p>-6.543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5.57115">
                <text:p>-5.571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4.51815">
                <text:p>-4.518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4.55863">
                <text:p>-4.5586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2.80463">
                <text:p>-2.8046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12117">
                <text:p>1.1211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698226">
                <text:p>-0.69822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23937">
                <text:p>3.239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.78316">
                <text:p>5.7831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.25473">
                <text:p>8.2547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56379">
                <text:p>6.5637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83909">
                <text:p>6.8390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.23086">
                <text:p>7.2308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.208">
                <text:p>10.20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.7969">
                <text:p>10.796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.2596">
                <text:p>9.259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.59122">
                <text:p>6.591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.36912">
                <text:p>7.3691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.59242">
                <text:p>6.5924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.85011">
                <text:p>6.8501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.92355">
                <text:p>7.9235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.10735">
                <text:p>5.1073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.21835">
                <text:p>5.2183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2822">
                <text:p>4.282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.23142">
                <text:p>5.2314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.16483">
                <text:p>6.1648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35468">
                <text:p>2.3546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41129">
                <text:p>1.4112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07897">
                <text:p>0.20789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474635">
                <text:p>0.47463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562274">
                <text:p>-0.56227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2.41225">
                <text:p>-2.412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2.3286">
                <text:p>-2.328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64613">
                <text:p>1.6461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1.86128">
                <text:p>-1.8612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757935">
                <text:p>-0.75793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.16363">
                <text:p>-1.1636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0623825">
                <text:p>-0.06238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93119">
                <text:p>0.19311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.61846">
                <text:p>4.6184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16622">
                <text:p>0.11662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15197">
                <text:p>3.1519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.68301">
                <text:p>7.6830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.18448">
                <text:p>9.1844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.4614">
                <text:p>9.461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.6719">
                <text:p>11.671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.43175">
                <text:p>8.431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3.1635">
                <text:p>13.163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5.6815">
                <text:p>15.681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.3461">
                <text:p>12.346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.6308">
                <text:p>11.630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.8142">
                <text:p>10.814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.1227">
                <text:p>9.122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.33431">
                <text:p>8.3343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.73889">
                <text:p>5.7388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.13617">
                <text:p>4.1361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28135">
                <text:p>2.2813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76519">
                <text:p>3.7651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.95035">
                <text:p>4.950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.1878">
                <text:p>4.187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.46175">
                <text:p>5.4617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.69577">
                <text:p>6.6957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.06825">
                <text:p>9.0682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3.3129">
                <text:p>13.312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.142">
                <text:p>12.14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.441">
                <text:p>11.44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3.6413">
                <text:p>13.641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4.2326">
                <text:p>14.232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6.6829">
                <text:p>16.682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6.2924">
                <text:p>16.292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2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7.692cm" svg:y="0.316cm" chart:style-name="ch2">
          <text:p>lls</text:p>
        </chart:title>
        <chart:plot-area chart:style-name="ch3" chart:data-source-has-labels="both" svg:x="0.32cm" svg:y="1.275cm" svg:width="15.36cm" svg:height="7.545cm">
          <chartooo:coordinate-region svg:x="0.941cm" svg:y="1.396cm" svg:width="14.739cm" svg:height="6.421cm"/>
          <chart:axis chart:dimension="x" chart:name="primary-x" chart:style-name="ch4" chartooo:axis-type="text">
            <chart:categories table:cell-range-address="local-table.$A$2:.$A$16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60" chart:label-cell-address="local-table.$B$1" chart:class="chart:line">
            <chart:data-point chart:repeated="15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2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945cm" svg:height="10.325cm" xlink:href=".." xlink:type="simple" chart:class="chart:line" chart:style-name="ch1">
        <chart:title svg:x="7.053cm" svg:y="0.342cm" chart:style-name="ch2">
          <text:p>smidsnumber</text:p>
        </chart:title>
        <chart:plot-area chart:style-name="ch3" table:cell-range-address="'single 9.9'.S1:'single 9.9'.S200" chart:data-source-has-labels="row" svg:x="0.338cm" svg:y="1.327cm" svg:width="16.269cm" svg:height="8.792cm">
          <chartooo:coordinate-region svg:x="1.065cm" svg:y="1.448cm" svg:width="15.542cm" svg:height="7.6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ingle 9.9'.S2:'single 9.9'.S200" chart:label-cell-address="'single 9.9'.S1:'single 9.9'.S1" chart:class="chart:line">
            <chart:data-point chart:repeated="1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</text:p>
                <draw:g>
                  <svg:desc>'single 9.9'.S1:'single 9.9'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38227">
                <text:p>1.38227</text:p>
                <draw:g>
                  <svg:desc>'single 9.9'.S2:'single 9.9'.S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8018">
                <text:p>1.380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8037">
                <text:p>1.380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7916">
                <text:p>1.379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8478">
                <text:p>1.384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8649">
                <text:p>1.386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38612">
                <text:p>1.386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38138">
                <text:p>1.381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7914">
                <text:p>1.379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3793">
                <text:p>1.37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37799">
                <text:p>1.377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729">
                <text:p>1.37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6344">
                <text:p>1.363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5151">
                <text:p>1.351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345">
                <text:p>1.33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31985">
                <text:p>1.319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30749">
                <text:p>1.307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23953">
                <text:p>1.239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17668">
                <text:p>1.176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1267">
                <text:p>1.112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4958">
                <text:p>1.049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8555">
                <text:p>0.985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72876">
                <text:p>0.9728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62302">
                <text:p>0.9623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49856">
                <text:p>0.9498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53853">
                <text:p>0.9538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54095">
                <text:p>0.9540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52009">
                <text:p>0.9520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45396">
                <text:p>0.9453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41593">
                <text:p>0.9415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40594">
                <text:p>0.9405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39492">
                <text:p>0.9394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49331">
                <text:p>0.9493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55555">
                <text:p>0.9555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5929">
                <text:p>0.959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58252">
                <text:p>0.9582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59977">
                <text:p>0.9599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63472">
                <text:p>0.9634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65476">
                <text:p>0.9654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71907">
                <text:p>0.9719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74139">
                <text:p>0.9741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74041">
                <text:p>0.9740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69368">
                <text:p>0.9693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66893">
                <text:p>0.9668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67117">
                <text:p>0.9671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65484">
                <text:p>0.9654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75116">
                <text:p>0.9751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79936">
                <text:p>0.9799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82375">
                <text:p>0.9823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78509">
                <text:p>0.9785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77284">
                <text:p>0.9772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78144">
                <text:p>0.9781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76295">
                <text:p>0.9762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83022">
                <text:p>0.9830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83979">
                <text:p>0.98397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80215">
                <text:p>0.9802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67316">
                <text:p>0.9673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60895">
                <text:p>0.9608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60874">
                <text:p>0.9608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57321">
                <text:p>0.9573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73615">
                <text:p>0.9736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80191">
                <text:p>0.9801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81345">
                <text:p>0.9813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70406">
                <text:p>0.9704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65913">
                <text:p>0.9659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6811">
                <text:p>0.968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65947">
                <text:p>0.9659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83526">
                <text:p>0.9835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8907">
                <text:p>0.989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88101">
                <text:p>0.9881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72567">
                <text:p>0.9725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64751">
                <text:p>0.9647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65079">
                <text:p>0.96507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60109">
                <text:p>0.9601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8315">
                <text:p>0.983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91607">
                <text:p>0.9916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92303">
                <text:p>0.9923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755">
                <text:p>0.97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67899">
                <text:p>0.9678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70203">
                <text:p>0.97020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66081">
                <text:p>0.96608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91784">
                <text:p>0.9917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99735">
                <text:p>0.9997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98428">
                <text:p>0.9984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76223">
                <text:p>0.9762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64977">
                <text:p>0.96497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65647">
                <text:p>0.96564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58613">
                <text:p>0.9586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92017">
                <text:p>0.9920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00418">
                <text:p>1.004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00542">
                <text:p>1.005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81988">
                <text:p>0.98198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71533">
                <text:p>0.9715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75299">
                <text:p>0.9752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69962">
                <text:p>0.96996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00562">
                <text:p>1.005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01605">
                <text:p>1.016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01371">
                <text:p>1.013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2578">
                <text:p>0.98257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66619">
                <text:p>0.96661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67312">
                <text:p>0.96731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57398">
                <text:p>0.95739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0364">
                <text:p>1.0036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2052">
                <text:p>1.0205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2274">
                <text:p>1.022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991987">
                <text:p>0.99198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978763">
                <text:p>0.97876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984764">
                <text:p>0.98476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978676">
                <text:p>0.97867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2637">
                <text:p>1.0263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04039">
                <text:p>1.0403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03777">
                <text:p>1.0377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997987">
                <text:p>0.99798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978012">
                <text:p>0.9780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79719">
                <text:p>0.9797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67821">
                <text:p>0.96782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02093">
                <text:p>1.0209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03619">
                <text:p>1.0361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03291">
                <text:p>1.032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88479">
                <text:p>0.98847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66117">
                <text:p>0.96611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67788">
                <text:p>0.96778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954462">
                <text:p>0.95446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01216">
                <text:p>1.0121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02813">
                <text:p>1.0281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02383">
                <text:p>1.0238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74769">
                <text:p>0.97476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949901">
                <text:p>0.9499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51226">
                <text:p>0.95122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57382">
                <text:p>0.95738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03734">
                <text:p>1.0373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06627">
                <text:p>1.0662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06915">
                <text:p>1.069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02317">
                <text:p>1.0231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992305">
                <text:p>0.99230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992143">
                <text:p>0.99214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985389">
                <text:p>0.98538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05273">
                <text:p>1.0527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07187">
                <text:p>1.0718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06795">
                <text:p>1.0679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01358">
                <text:p>1.0135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86725">
                <text:p>0.9867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989446">
                <text:p>0.98944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73993">
                <text:p>0.97399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04472">
                <text:p>1.0447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06472">
                <text:p>1.0647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06055">
                <text:p>1.0605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00372">
                <text:p>1.0037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975719">
                <text:p>0.97571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978569">
                <text:p>0.97856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62505">
                <text:p>0.96250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03773">
                <text:p>1.0377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0728">
                <text:p>1.072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08337">
                <text:p>1.0833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048">
                <text:p>1.04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03814">
                <text:p>1.0381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05119">
                <text:p>1.0511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04872">
                <text:p>1.0487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10429">
                <text:p>1.1042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12095">
                <text:p>1.1209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11961">
                <text:p>1.1196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08093">
                <text:p>1.0809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0619">
                <text:p>1.061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06292">
                <text:p>1.0629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04798">
                <text:p>1.0479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10161">
                <text:p>1.1016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11769">
                <text:p>1.1176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11616">
                <text:p>1.1161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07515">
                <text:p>1.0751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05552">
                <text:p>1.0555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06033">
                <text:p>1.060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05523">
                <text:p>1.0552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11035">
                <text:p>1.1103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12777">
                <text:p>1.1277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12802">
                <text:p>1.1280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09426">
                <text:p>1.0942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08065">
                <text:p>1.0806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0872">
                <text:p>1.087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07847">
                <text:p>1.0784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129">
                <text:p>1.12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14483">
                <text:p>1.1448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14507">
                <text:p>1.1450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11378">
                <text:p>1.1137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10203">
                <text:p>1.1020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10926">
                <text:p>1.1092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10623">
                <text:p>1.1062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14934">
                <text:p>1.1493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16321">
                <text:p>1.1632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16475">
                <text:p>1.164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14031">
                <text:p>1.1403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13127">
                <text:p>1.1312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138">
                <text:p>1.13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13925">
                <text:p>1.139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17552">
                <text:p>1.1755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18827">
                <text:p>1.1882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19102">
                <text:p>1.1910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1775">
                <text:p>1.177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17596">
                <text:p>1.1759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18351">
                <text:p>1.18351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2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237cm" svg:y="0.316cm" chart:style-name="ch2">
          <text:p>Spektrální radius</text:p>
        </chart:title>
        <chart:plot-area chart:style-name="ch3" table:cell-range-address="'single 9.9'.AT2:'single 9.9'.AU200 'single 9.9'.AU1:'single 9.9'.AU1" chart:data-source-has-labels="both" svg:x="0.32cm" svg:y="1.275cm" svg:width="15.36cm" svg:height="7.545cm">
          <chartooo:coordinate-region svg:x="1.047cm" svg:y="1.474cm" svg:width="14.633cm" svg:height="6.699cm"/>
          <chart:axis chart:dimension="x" chart:name="primary-x" chart:style-name="ch4" chartooo:axis-type="auto">
            <chartooo:date-scale/>
            <chart:categories table:cell-range-address="'single 9.9'.AT2:'single 9.9'.AT2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ingle 9.9'.AU2:'single 9.9'.AU200" chart:label-cell-address="'single 9.9'.AU1:'single 9.9'.AU1" chart:class="chart:line">
            <chart:data-point chart:repeated="1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ktrální radius</text:p>
                <draw:g>
                  <svg:desc>'single 9.9'.AU1:'single 9.9'.AU1</svg:desc>
                </draw:g>
              </table:table-cell>
            </table:table-row>
          </table:table-header-rows>
          <table:table-rows>
            <table:table-row>
              <table:table-cell office:value-type="float" office:value="43885">
                <text:p>43885</text:p>
                <draw:g>
                  <svg:desc>'single 9.9'.AT2:'single 9.9'.AT200</svg:desc>
                </draw:g>
              </table:table-cell>
              <table:table-cell office:value-type="float" office:value="NaN">
                <text:p>NaN</text:p>
                <draw:g>
                  <svg:desc>'single 9.9'.AU2:'single 9.9'.AU200</svg:desc>
                </draw:g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.38276714285714">
                <text:p>1.38276714285714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.38264">
                <text:p>1.38264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.38249142857143">
                <text:p>1.38249142857143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1.38233857142857">
                <text:p>1.38233857142857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1.38217142857143">
                <text:p>1.38217142857143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1.38047428571429">
                <text:p>1.38047428571429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1.37718142857143">
                <text:p>1.37718142857143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1.37223714285714">
                <text:p>1.37223714285714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1.36554">
                <text:p>1.36554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.35707">
                <text:p>1.35707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.34681142857143">
                <text:p>1.34681142857143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.32703142857143">
                <text:p>1.32703142857143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.299">
                <text:p>1.299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.26317571428571">
                <text:p>1.26317571428571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.22004285714286">
                <text:p>1.22004285714286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.17019285714286">
                <text:p>1.17019285714286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.12062514285714">
                <text:p>1.1206251428571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.07131257142857">
                <text:p>1.07131257142857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1.02993057142857">
                <text:p>1.029930571428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998098142857143">
                <text:p>0.998098142857143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975444571428571">
                <text:p>0.97544457142857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961505857142857">
                <text:p>0.96150585714285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955769571428571">
                <text:p>0.95576957142857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951300571428572">
                <text:p>0.95130057142857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948199428571428">
                <text:p>0.94819942857142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946718857142857">
                <text:p>0.946718857142857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946072857142857">
                <text:p>0.946072857142857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946281428571429">
                <text:p>0.946281428571429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947321571428571">
                <text:p>0.947321571428571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949158142857143">
                <text:p>0.949158142857143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951784428571429">
                <text:p>0.951784428571429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955052714285714">
                <text:p>0.955052714285714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958764714285714">
                <text:p>0.958764714285714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961989857142857">
                <text:p>0.96198985714285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964644714285714">
                <text:p>0.964644714285714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966752">
                <text:p>0.966752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96834">
                <text:p>0.96834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969328">
                <text:p>0.969328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969848714285714">
                <text:p>0.969848714285714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969849857142857">
                <text:p>0.969849857142857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970308285714286">
                <text:p>0.970308285714286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971136428571429">
                <text:p>0.971136428571429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972327">
                <text:p>0.97232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973632857142857">
                <text:p>0.973632857142857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975117285714286">
                <text:p>0.975117285714286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976692571428571">
                <text:p>0.976692571428571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978237">
                <text:p>0.978237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979366428571429">
                <text:p>0.979366428571429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979944">
                <text:p>0.97994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979635428571429">
                <text:p>0.97963542857142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978036428571429">
                <text:p>0.978036428571429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975695142857143">
                <text:p>0.975695142857143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973228">
                <text:p>0.973228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970517428571429">
                <text:p>0.970517428571429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969173571428571">
                <text:p>0.96917357142857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968632428571429">
                <text:p>0.968632428571429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968793857142857">
                <text:p>0.968793857142857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969235285714286">
                <text:p>0.96923528571428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969952142857143">
                <text:p>0.969952142857143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970985857142857">
                <text:p>0.970985857142857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972218142857143">
                <text:p>0.972218142857143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973634">
                <text:p>0.97363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974902428571428">
                <text:p>0.974902428571428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975867571428571">
                <text:p>0.975867571428571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976176285714286">
                <text:p>0.976176285714286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976010285714286">
                <text:p>0.976010285714286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0.975577285714286">
                <text:p>0.975577285714286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974743285714286">
                <text:p>0.974743285714286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0.974689571428571">
                <text:p>0.974689571428571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0.975052">
                <text:p>0.975052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0.975652285714286">
                <text:p>0.975652285714286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0.976071285714286">
                <text:p>0.97607128571428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976521">
                <text:p>0.976521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0.977253">
                <text:p>0.97725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0.978106142857143">
                <text:p>0.978106142857143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0.979339571428571">
                <text:p>0.979339571428571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0.980500714285714">
                <text:p>0.980500714285714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0.981375714285714">
                <text:p>0.981375714285714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0.981479">
                <text:p>0.981479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0.981061571428571">
                <text:p>0.981061571428571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0.980410714285714">
                <text:p>0.980410714285714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0.979343857142857">
                <text:p>0.9793438571428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979377142857143">
                <text:p>0.979377142857143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0.980012142857143">
                <text:p>0.980012142857143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0.981011">
                <text:p>0.981011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0.981834571428571">
                <text:p>0.981834571428571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0.982771142857143">
                <text:p>0.982771142857143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0.98415">
                <text:p>0.98415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0.985771285714286">
                <text:p>0.985771285714286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0.987714571428571">
                <text:p>0.98771457142857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0.989410285714285">
                <text:p>0.989410285714285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0.990594571428571">
                <text:p>0.990594571428571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990678857142857">
                <text:p>0.990678857142857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0.989976857142857">
                <text:p>0.989976857142857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0.988835857142857">
                <text:p>0.988835857142857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0.987041">
                <text:p>0.987041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0.986758142857143">
                <text:p>0.986758142857143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0.987396714285714">
                <text:p>0.987396714285714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0.988686714285714">
                <text:p>0.988686714285714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0.990030857142857">
                <text:p>0.990030857142857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0.991765714285714">
                <text:p>0.991765714285714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0.994258857142857">
                <text:p>0.994258857142857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997298571428571">
                <text:p>0.997298571428571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1.00054571428571">
                <text:p>1.00054571428571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1.00338428571429">
                <text:p>1.00338428571429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1.00553142857143">
                <text:p>1.00553142857143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1.00638857142857">
                <text:p>1.00638857142857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1.00628128571429">
                <text:p>1.00628128571429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1.00556057142857">
                <text:p>1.00556057142857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1.00400985714286">
                <text:p>1.00400985714286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1.00323271428571">
                <text:p>1.00323271428571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1.00263271428571">
                <text:p>1.0026327142857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.00193842857143">
                <text:p>1.00193842857143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1.00058014285714">
                <text:p>1.00058014285714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0.998880857142857">
                <text:p>0.998880857142857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0.997176428571428">
                <text:p>0.997176428571428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0.995268">
                <text:p>0.995268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0.994015142857143">
                <text:p>0.994015142857143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0.992863714285714">
                <text:p>0.992863714285714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0.991566571428571">
                <text:p>0.991566571428571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0.989608">
                <text:p>0.989608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0.987291428571429">
                <text:p>0.987291428571429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984925428571428">
                <text:p>0.984925428571428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0.985342571428571">
                <text:p>0.985342571428571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0.988939714285714">
                <text:p>0.988939714285714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0.994388285714286">
                <text:p>0.994388285714286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1.00086257142857">
                <text:p>1.00086257142857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1.007777">
                <text:p>1.007777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1.01383471428571">
                <text:p>1.01383471428571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1.01968">
                <text:p>1.01968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1.023681">
                <text:p>1.023681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1.02587957142857">
                <text:p>1.02587957142857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2667957142857">
                <text:p>1.02667957142857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1.02650814285714">
                <text:p>1.02650814285714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1.02513814285714">
                <text:p>1.02513814285714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1.024341">
                <text:p>1.024341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1.02395571428571">
                <text:p>1.02395571428571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1.02232771428571">
                <text:p>1.02232771428571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1.02118342857143">
                <text:p>1.02118342857143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1.020162">
                <text:p>1.020162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1.01910485714286">
                <text:p>1.01910485714286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1.01769628571429">
                <text:p>1.0176962857142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1.016124">
                <text:p>1.016124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1.01457014285714">
                <text:p>1.01457014285714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1.012929">
                <text:p>1.012929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1.01193042857143">
                <text:p>1.01193042857143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1.01308471428571">
                <text:p>1.01308471428571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1.01634471428571">
                <text:p>1.01634471428571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1.02267042857143">
                <text:p>1.02267042857143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1.03158771428571">
                <text:p>1.03158771428571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1.04196214285714">
                <text:p>1.04196214285714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1.05427857142857">
                <text:p>1.05427857142857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06378714285714">
                <text:p>1.06378714285714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1.07066571428571">
                <text:p>1.07066571428571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1.07584285714286">
                <text:p>1.07584285714286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1.08054714285714">
                <text:p>1.08054714285714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1.08394142857143">
                <text:p>1.08394142857143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1.08561714285714">
                <text:p>1.08561714285714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1.08551142857143">
                <text:p>1.08551142857143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1.08512857142857">
                <text:p>1.08512857142857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1.08466285714286">
                <text:p>1.08466285714286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1.08417">
                <text:p>1.08417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08334428571429">
                <text:p>1.08334428571429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1.08243285714286">
                <text:p>1.08243285714286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1.08206285714286">
                <text:p>1.08206285714286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1.08309857142857">
                <text:p>1.08309857142857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1.08434714285714">
                <text:p>1.08434714285714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1.08578714285714">
                <text:p>1.08578714285714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1.08748142857143">
                <text:p>1.08748142857143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1.09021142857143">
                <text:p>1.09021142857143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1.09380142857143">
                <text:p>1.09380142857143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1.09764">
                <text:p>1.0976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10096">
                <text:p>1.10096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1.10362428571429">
                <text:p>1.10362428571429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1.10606142857143">
                <text:p>1.10606142857143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1.10849714285714">
                <text:p>1.10849714285714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1.11128571428571">
                <text:p>1.11128571428571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1.11434">
                <text:p>1.11434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1.11749142857143">
                <text:p>1.11749142857143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1.12145714285714">
                <text:p>1.12145714285714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1.12436285714286">
                <text:p>1.12436285714286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1.12698857142857">
                <text:p>1.12698857142857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1298">
                <text:p>1.1298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1.13359">
                <text:p>1.13359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1.13776714285714">
                <text:p>1.13776714285714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1.14187285714286">
                <text:p>1.14187285714286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1.14659">
                <text:p>1.14659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1.15033">
                <text:p>1.15033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1.15391">
                <text:p>1.15391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1.15766285714286">
                <text:p>1.15766285714286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1.16297571428571">
                <text:p>1.16297571428571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1.16936">
                <text:p>1.1693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17586142857143">
                <text:p>1.17586142857143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1.18250428571429">
                <text:p>1.18250428571429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1.18711">
                <text:p>1.18711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1.19110428571429">
                <text:p>1.1911042857142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713cm" svg:y="0.316cm" chart:style-name="ch2">
          <text:p>Reziduum S</text:p>
        </chart:title>
        <chart:plot-area chart:style-name="ch3" table:cell-range-address="'single 9.9'.I1:'single 9.9'.I200" chart:data-source-has-labels="row" svg:x="0.32cm" svg:y="1.275cm" svg:width="15.36cm" svg:height="7.545cm">
          <chartooo:coordinate-region svg:x="0.941cm" svg:y="1.396cm" svg:width="14.739cm" svg:height="6.4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ingle 9.9'.I5:'single 9.9'.I200" chart:label-cell-address="'single 9.9'.I1:'single 9.9'.I4" chart:class="chart:line">
            <chart:data-point chart:repeated="19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single 9.9'.I1:'single 9.9'.I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single 9.9'.I5:'single 9.9'.I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3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41cm" svg:height="8.489cm" xlink:href=".." xlink:type="simple" chart:class="chart:line" chart:style-name="ch1">
        <chart:title svg:x="6.733cm" svg:y="0.305cm" chart:style-name="ch2">
          <text:p>Reziduum 7 S</text:p>
        </chart:title>
        <chart:plot-area chart:style-name="ch3" table:cell-range-address="'single 9.9'.J2:'single 9.9'.J200" svg:x="0.698cm" svg:y="1.252cm" svg:width="15.155cm" svg:height="7.79cm">
          <chartooo:coordinate-region svg:x="1.319cm" svg:y="1.451cm" svg:width="14.534cm" svg:height="6.6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ingle 9.9'.J2:'single 9.9'.J200" chart:class="chart:line">
            <chart:data-point chart:repeated="1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single 9.9'.J2:'single 9.9'.J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3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08cm" svg:y="0.316cm" chart:style-name="ch2">
          <text:p>Res A</text:p>
        </chart:title>
        <chart:plot-area chart:style-name="ch3" table:cell-range-address="'single 9.9'.D1:'single 9.9'.D208" chart:data-source-has-labels="row" svg:x="0.268cm" svg:y="0.038cm" svg:width="15.044cm" svg:height="9.036cm">
          <chartooo:coordinate-region svg:x="0.995cm" svg:y="0.237cm" svg:width="14.317cm" svg:height="8.6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ingle 9.9'.D5:'single 9.9'.D208" chart:label-cell-address="'single 9.9'.D1:'single 9.9'.D4" chart:class="chart:line">
            <chart:data-point chart:repeated="20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 -nan -nan -nan</text:p>
                <text:list>
                  <text:list-item>
                    <text:p>res</text:p>
                  </text:list-item>
                  <text:list-item>
                    <text:p>-nan</text:p>
                  </text:list-item>
                  <text:list-item>
                    <text:p>-nan</text:p>
                  </text:list-item>
                  <text:list-item>
                    <text:p>-nan</text:p>
                  </text:list-item>
                </text:list>
                <draw:g>
                  <svg:desc>'single 9.9'.D1:'single 9.9'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29108">
                <text:p>0.0529108</text:p>
                <draw:g>
                  <svg:desc>'single 9.9'.D5:'single 9.9'.D2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.09921">
                <text:p>-2.099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.97696">
                <text:p>-2.976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37058">
                <text:p>-2.370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.10288">
                <text:p>-2.102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68288">
                <text:p>-1.682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5425">
                <text:p>-1.54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66108">
                <text:p>-1.661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29463">
                <text:p>-1.294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39217">
                <text:p>-1.392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.289">
                <text:p>-1.2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32374">
                <text:p>-1.323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49881">
                <text:p>-1.498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32442">
                <text:p>-1.324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22913">
                <text:p>-1.229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50274">
                <text:p>-1.502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66765">
                <text:p>-1.667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96215">
                <text:p>-1.962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.10155">
                <text:p>-2.101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624">
                <text:p>-1.6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884632">
                <text:p>-0.8846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359652">
                <text:p>-0.3596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391269">
                <text:p>-0.03912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48979">
                <text:p>0.4489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2311">
                <text:p>0.723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571253">
                <text:p>0.05712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404142">
                <text:p>-0.4041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461931">
                <text:p>-0.4619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05268">
                <text:p>-1.052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40944">
                <text:p>-1.409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68088">
                <text:p>-1.680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52203">
                <text:p>-1.522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.36186">
                <text:p>-2.361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3.10629">
                <text:p>-3.106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3.40905">
                <text:p>-3.409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3.50345">
                <text:p>-3.503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3.61225">
                <text:p>-3.612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3.35946">
                <text:p>-3.359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3.05751">
                <text:p>-3.057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3.53393">
                <text:p>-3.533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3.72769">
                <text:p>-3.727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3.99423">
                <text:p>-3.994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4.25202">
                <text:p>-4.252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.82391">
                <text:p>-3.823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3.45026">
                <text:p>-3.450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3.00533">
                <text:p>-3.005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2.41236">
                <text:p>-2.412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2.49361">
                <text:p>-2.493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2.34998">
                <text:p>-2.349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.89005">
                <text:p>-1.890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.58776">
                <text:p>-1.587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.01551">
                <text:p>-1.015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496009">
                <text:p>-0.4960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688244">
                <text:p>-0.6882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343381">
                <text:p>-0.3433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4192">
                <text:p>0.341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02789">
                <text:p>1.027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56981">
                <text:p>1.569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71158">
                <text:p>1.711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92869">
                <text:p>1.928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23041">
                <text:p>2.230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60435">
                <text:p>2.604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91893">
                <text:p>2.918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80241">
                <text:p>2.802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21403">
                <text:p>3.214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5891">
                <text:p>3.589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6041">
                <text:p>3.60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49628">
                <text:p>3.496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2275">
                <text:p>3.22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13053">
                <text:p>3.130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21431">
                <text:p>3.214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38819">
                <text:p>3.388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5472">
                <text:p>3.54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32485">
                <text:p>3.324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81631">
                <text:p>2.8163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73401">
                <text:p>2.734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72856">
                <text:p>2.728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13468">
                <text:p>2.134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00679">
                <text:p>2.006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69561">
                <text:p>1.6956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80898">
                <text:p>1.808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38123">
                <text:p>0.3381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72788">
                <text:p>0.2727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11254">
                <text:p>0.1112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77118">
                <text:p>0.6771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62113">
                <text:p>0.66211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452584">
                <text:p>0.04525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279113">
                <text:p>-0.2791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155308">
                <text:p>-0.1553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32778">
                <text:p>0.1327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71768">
                <text:p>0.67176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707553">
                <text:p>0.7075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725348">
                <text:p>0.7253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28116">
                <text:p>0.9281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892069">
                <text:p>0.89206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77778">
                <text:p>0.97777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667227">
                <text:p>0.6672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84816">
                <text:p>0.2848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55918">
                <text:p>0.3559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14664">
                <text:p>0.9146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88954">
                <text:p>0.98895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83103">
                <text:p>0.38310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207805">
                <text:p>-0.2078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0519425">
                <text:p>-0.05194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268108">
                <text:p>-0.2681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67478">
                <text:p>0.56747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278561">
                <text:p>-0.027856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389438">
                <text:p>0.038943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12983">
                <text:p>0.51298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704461">
                <text:p>0.70446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26318">
                <text:p>0.92631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3564">
                <text:p>1.1356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334093">
                <text:p>-0.33409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.43316">
                <text:p>-1.433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333273">
                <text:p>-0.33327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57397">
                <text:p>0.15739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08482">
                <text:p>1.0848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312307">
                <text:p>-0.31230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.10035">
                <text:p>-1.100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812968">
                <text:p>-0.81296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2.15622">
                <text:p>-2.1562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5.37558">
                <text:p>-5.3755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8.02361">
                <text:p>-8.0236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7.25995">
                <text:p>-7.2599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5.32951">
                <text:p>-5.3295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2.76535">
                <text:p>-2.7653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.53747">
                <text:p>-1.5374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775743">
                <text:p>-0.77574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347764">
                <text:p>-0.34776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615862">
                <text:p>0.61586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67794">
                <text:p>1.6779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67555">
                <text:p>1.6755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84668">
                <text:p>1.8466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41525">
                <text:p>2.415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19115">
                <text:p>3.1911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5598">
                <text:p>2.559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90108">
                <text:p>2.9010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00472">
                <text:p>3.0047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63341">
                <text:p>2.6334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93824">
                <text:p>1.938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3139">
                <text:p>1.313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10274">
                <text:p>1.1027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9371">
                <text:p>0.937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16928">
                <text:p>1.1692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555511">
                <text:p>0.055551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1.56362">
                <text:p>-1.5636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2.47844">
                <text:p>-2.4784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2.39169">
                <text:p>-2.3916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2.81372">
                <text:p>-2.8137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609637">
                <text:p>-0.60963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852602">
                <text:p>0.85260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96988">
                <text:p>0.29698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1.13271">
                <text:p>-1.1327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.89819">
                <text:p>-1.8981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1.9512">
                <text:p>-1.951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585594">
                <text:p>-0.58559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05416">
                <text:p>1.0541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30442">
                <text:p>2.3044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8615">
                <text:p>1.861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27232">
                <text:p>1.2723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68978">
                <text:p>1.6897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61033">
                <text:p>2.6103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17677">
                <text:p>2.1767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02703">
                <text:p>3.0270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93412">
                <text:p>3.9341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.30697">
                <text:p>4.3069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61532">
                <text:p>3.6153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44588">
                <text:p>3.4458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00341">
                <text:p>3.0034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09383">
                <text:p>3.0938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50679">
                <text:p>3.5067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.22614">
                <text:p>4.2261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.06556">
                <text:p>4.0655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58788">
                <text:p>3.5878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26997">
                <text:p>3.2699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65494">
                <text:p>3.6549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8857">
                <text:p>1.885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59491">
                <text:p>2.5949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72674">
                <text:p>3.7267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48416">
                <text:p>3.4841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00947">
                <text:p>3.0094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81193">
                <text:p>2.8119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.08496">
                <text:p>4.0849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.33043">
                <text:p>2.3304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78852">
                <text:p>2.7885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23216">
                <text:p>3.2321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71692">
                <text:p>3.7169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07584">
                <text:p>3.0758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.20506">
                <text:p>2.2050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74266">
                <text:p>1.7426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21388">
                <text:p>1.2138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9472">
                <text:p>1.947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79471">
                <text:p>2.7947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.76078">
                <text:p>2.7607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862265">
                <text:p>0.86226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55054">
                <text:p>0.15505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71334">
                <text:p>-0.7133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969643">
                <text:p>-0.96964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1.58555">
                <text:p>-1.5855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837608">
                <text:p>0.083760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739891">
                <text:p>0.73989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378459">
                <text:p>0.37845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21911">
                <text:p>-0.2191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2.03639">
                <text:p>-2.03639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3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46cm" svg:y="0.316cm" chart:style-name="ch2">
          <text:p>Nakažlivost - kappa</text:p>
        </chart:title>
        <chart:plot-area chart:style-name="ch3" table:cell-range-address="'single 9.9'.AT2:'single 9.9'.AT199 'single 9.9'.AV1:'single 9.9'.AV199" chart:data-source-has-labels="both" svg:x="0.32cm" svg:y="1.275cm" svg:width="15.36cm" svg:height="7.545cm">
          <chartooo:coordinate-region svg:x="1.047cm" svg:y="1.474cm" svg:width="14.633cm" svg:height="6.699cm"/>
          <chart:axis chart:dimension="x" chart:name="primary-x" chart:style-name="ch4" chartooo:axis-type="auto">
            <chartooo:date-scale/>
            <chart:categories table:cell-range-address="'single 9.9'.AT2:'single 9.9'.AT19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ingle 9.9'.AV2:'single 9.9'.AV199" chart:label-cell-address="'single 9.9'.AV1:'single 9.9'.AV1" chart:class="chart:line">
            <chart:data-point chart:repeated="19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appa</text:p>
                <draw:g>
                  <svg:desc>'single 9.9'.AV1:'single 9.9'.AV1</svg:desc>
                </draw:g>
              </table:table-cell>
            </table:table-row>
          </table:table-header-rows>
          <table:table-rows>
            <table:table-row>
              <table:table-cell office:value-type="float" office:value="43885">
                <text:p>43885</text:p>
                <draw:g>
                  <svg:desc>'single 9.9'.AT2:'single 9.9'.AT199</svg:desc>
                </draw:g>
              </table:table-cell>
              <table:table-cell office:value-type="float" office:value="NaN">
                <text:p>NaN</text:p>
                <draw:g>
                  <svg:desc>'single 9.9'.AV2:'single 9.9'.AV199</svg:desc>
                </draw:g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.45004">
                <text:p>1.45004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.45004">
                <text:p>1.45004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.45004">
                <text:p>1.45004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1.45004">
                <text:p>1.45004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1.45004">
                <text:p>1.45004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1.45004">
                <text:p>1.45004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1.45004">
                <text:p>1.45004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1.45004">
                <text:p>1.45004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1.38988">
                <text:p>1.38988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.32973">
                <text:p>1.32973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.26957">
                <text:p>1.26957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.20941">
                <text:p>1.20941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.14925">
                <text:p>1.1492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.0891">
                <text:p>1.0891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.797451">
                <text:p>0.797451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541647">
                <text:p>0.541647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34588">
                <text:p>0.34588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202373">
                <text:p>0.202373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10335">
                <text:p>0.1033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0889322">
                <text:p>0.088932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0745149">
                <text:p>0.074514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0600976">
                <text:p>0.0600976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0582855">
                <text:p>0.0582855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0564733">
                <text:p>0.0564733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0546611">
                <text:p>0.0546611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0528489">
                <text:p>0.0528489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0510367">
                <text:p>0.0510367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0492245">
                <text:p>0.049224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0474124">
                <text:p>0.047412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505355">
                <text:p>0.050535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0535808">
                <text:p>0.0535808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0565463">
                <text:p>0.0565463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594303">
                <text:p>0.0594303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0622311">
                <text:p>0.0622311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0649469">
                <text:p>0.0649469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0675761">
                <text:p>0.067576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0678888">
                <text:p>0.0678888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682014">
                <text:p>0.0682014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0685141">
                <text:p>0.0685141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0688268">
                <text:p>0.068826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691395">
                <text:p>0.0691395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694522">
                <text:p>0.069452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697648">
                <text:p>0.0697648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740939">
                <text:p>0.0740939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785215">
                <text:p>0.078521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830481">
                <text:p>0.0830481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876742">
                <text:p>0.0876742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0924003">
                <text:p>0.0924003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097227">
                <text:p>0.097227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102155">
                <text:p>0.102155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102707">
                <text:p>0.102707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10326">
                <text:p>0.1032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103813">
                <text:p>0.10381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104366">
                <text:p>0.104366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104919">
                <text:p>0.104919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105472">
                <text:p>0.105472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106025">
                <text:p>0.106025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110052">
                <text:p>0.110052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114144">
                <text:p>0.114144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118302">
                <text:p>0.118302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122526">
                <text:p>0.122526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126814">
                <text:p>0.12681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131168">
                <text:p>0.131168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135588">
                <text:p>0.135588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137197">
                <text:p>0.137197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138807">
                <text:p>0.138807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0.140417">
                <text:p>0.14041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142027">
                <text:p>0.142027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0.143637">
                <text:p>0.143637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0.145246">
                <text:p>0.145246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0.146856">
                <text:p>0.146856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0.152002">
                <text:p>0.15200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157235">
                <text:p>0.157235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0.162556">
                <text:p>0.162556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0.167966">
                <text:p>0.167966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0.173464">
                <text:p>0.173464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0.179051">
                <text:p>0.179051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0.184728">
                <text:p>0.184728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0.187478">
                <text:p>0.187478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0.190227">
                <text:p>0.190227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0.192977">
                <text:p>0.192977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0.195727">
                <text:p>0.19572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198476">
                <text:p>0.198476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0.201226">
                <text:p>0.201226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0.203975">
                <text:p>0.203975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0.212728">
                <text:p>0.212728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0.221693">
                <text:p>0.221693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0.230872">
                <text:p>0.230872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0.240267">
                <text:p>0.240267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0.24988">
                <text:p>0.24988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0.259715">
                <text:p>0.259715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0.269772">
                <text:p>0.269772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272448">
                <text:p>0.272448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0.275123">
                <text:p>0.275123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0.277799">
                <text:p>0.277799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0.280474">
                <text:p>0.280474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0.28315">
                <text:p>0.28315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0.285826">
                <text:p>0.285826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0.288501">
                <text:p>0.288501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0.302785">
                <text:p>0.302785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0.317511">
                <text:p>0.317511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0.332687">
                <text:p>0.332687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348319">
                <text:p>0.348319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0.364412">
                <text:p>0.364412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0.380974">
                <text:p>0.380974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0.398011">
                <text:p>0.398011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0.401915">
                <text:p>0.401915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0.40582">
                <text:p>0.40582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0.409725">
                <text:p>0.409725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0.41363">
                <text:p>0.41363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0.417535">
                <text:p>0.417535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0.42144">
                <text:p>0.4214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425345">
                <text:p>0.425345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0.427858">
                <text:p>0.427858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0.430324">
                <text:p>0.430324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0.432745">
                <text:p>0.432745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0.435117">
                <text:p>0.435117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0.437443">
                <text:p>0.437443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0.43972">
                <text:p>0.43972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0.441948">
                <text:p>0.441948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0.441461">
                <text:p>0.441461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0.440974">
                <text:p>0.4409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40488">
                <text:p>0.440488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0.440001">
                <text:p>0.440001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0.439514">
                <text:p>0.439514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0.439027">
                <text:p>0.439027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0.43854">
                <text:p>0.43854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0.468025">
                <text:p>0.468025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0.497648">
                <text:p>0.497648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0.527402">
                <text:p>0.527402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0.557279">
                <text:p>0.557279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0.587274">
                <text:p>0.58727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617377">
                <text:p>0.617377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0.647582">
                <text:p>0.647582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0.64798">
                <text:p>0.64798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0.648377">
                <text:p>0.648377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0.648775">
                <text:p>0.648775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0.649173">
                <text:p>0.649173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0.649571">
                <text:p>0.649571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0.649968">
                <text:p>0.649968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0.650366">
                <text:p>0.650366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0.649568">
                <text:p>0.64956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756">
                <text:p>0.648756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0.64793">
                <text:p>0.64793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0.647089">
                <text:p>0.647089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0.646235">
                <text:p>0.646235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0.645367">
                <text:p>0.645367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0.644485">
                <text:p>0.644485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0.648956">
                <text:p>0.648956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0.653419">
                <text:p>0.653419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0.657874">
                <text:p>0.657874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0.662322">
                <text:p>0.66232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666763">
                <text:p>0.666763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0.671195">
                <text:p>0.671195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0.67562">
                <text:p>0.67562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0.67562">
                <text:p>0.67562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0.67562">
                <text:p>0.67562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0.67562">
                <text:p>0.67562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0.67562">
                <text:p>0.67562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0.67562">
                <text:p>0.67562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0.67562">
                <text:p>0.67562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0.67562">
                <text:p>0.67562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0.67562">
                <text:p>0.67562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0.67562">
                <text:p>0.67562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0.67562">
                <text:p>0.67562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0.67562">
                <text:p>0.67562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0.67562">
                <text:p>0.67562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0.67562">
                <text:p>0.67562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0.67562">
                <text:p>0.67562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0.680789">
                <text:p>0.680789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0.685958">
                <text:p>0.685958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0.691127">
                <text:p>0.691127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0.696296">
                <text:p>0.696296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0.701465">
                <text:p>0.701465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0.706634">
                <text:p>0.706634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0.711803">
                <text:p>0.711803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0.711803">
                <text:p>0.711803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0.711803">
                <text:p>0.711803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0.711803">
                <text:p>0.711803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0.711803">
                <text:p>0.711803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0.711803">
                <text:p>0.711803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0.711803">
                <text:p>0.711803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0.711803">
                <text:p>0.711803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0.711803">
                <text:p>0.711803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0.711803">
                <text:p>0.711803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0.711803">
                <text:p>0.711803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0.711803">
                <text:p>0.711803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0.711803">
                <text:p>0.711803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0.711803">
                <text:p>0.711803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0.711803">
                <text:p>0.711803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0.711803">
                <text:p>0.711803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0.711803">
                <text:p>0.711803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0.711803">
                <text:p>0.711803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0.711803">
                <text:p>0.711803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0.711803">
                <text:p>0.71180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575cm" svg:y="0.316cm" chart:style-name="ch2">
          <text:p>Rachlost izolace - theta</text:p>
        </chart:title>
        <chart:plot-area chart:style-name="ch3" table:cell-range-address="'single 9.9'.AT5:'single 9.9'.AT199 'single 9.9'.AW5:'single 9.9'.AW199" chart:data-source-has-labels="column" svg:x="0.32cm" svg:y="1.275cm" svg:width="15.36cm" svg:height="7.545cm">
          <chartooo:coordinate-region svg:x="1.232cm" svg:y="1.474cm" svg:width="14.448cm" svg:height="6.699cm"/>
          <chart:axis chart:dimension="x" chart:name="primary-x" chart:style-name="ch4" chartooo:axis-type="auto">
            <chartooo:date-scale/>
            <chart:categories table:cell-range-address="'single 9.9'.AT5:'single 9.9'.AT19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ingle 9.9'.AW5:'single 9.9'.AW199" chart:class="chart:line">
            <chart:data-point chart:repeated="19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W</text:p>
              </table:table-cell>
            </table:table-row>
          </table:table-header-rows>
          <table:table-rows>
            <table:table-row>
              <table:table-cell office:value-type="float" office:value="43888">
                <text:p>43888</text:p>
                <draw:g>
                  <svg:desc>'single 9.9'.AT5:'single 9.9'.AT199</svg:desc>
                </draw:g>
              </table:table-cell>
              <table:table-cell office:value-type="float" office:value="0.00273653285714286">
                <text:p>0.00273653285714286</text:p>
                <draw:g>
                  <svg:desc>'single 9.9'.AW5:'single 9.9'.AW199</svg:desc>
                </draw:g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0.00286356571428571">
                <text:p>0.00286356571428571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0.003012">
                <text:p>0.003012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0.00316415">
                <text:p>0.00316415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0.00333231857142857">
                <text:p>0.00333231857142857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0.00345757142857143">
                <text:p>0.00345757142857143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0.00357308857142857">
                <text:p>0.00357308857142857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0.00369581142857143">
                <text:p>0.00369581142857143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0.00386658428571429">
                <text:p>0.00386658428571429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.00406604857142857">
                <text:p>0.00406604857142857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.00427042428571429">
                <text:p>0.00427042428571429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.00449621714285714">
                <text:p>0.00449621714285714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.00466431571428571">
                <text:p>0.00466431571428571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.00481927571428571">
                <text:p>0.00481927571428571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.00498382428571429">
                <text:p>0.00498382428571429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00521268">
                <text:p>0.00521268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00547984714285714">
                <text:p>0.0054798471428571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00575344142857143">
                <text:p>0.00575344142857143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00605553714285714">
                <text:p>0.00605553714285714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00628030571428571">
                <text:p>0.00628030571428571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00648737714285714">
                <text:p>0.00648737714285714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00670711857142857">
                <text:p>0.0067071185714285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00701253571428571">
                <text:p>0.0070125357142857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00736882714285714">
                <text:p>0.00736882714285714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00769222142857143">
                <text:p>0.00769222142857143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00790511285714286">
                <text:p>0.00790511285714286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00795893571428571">
                <text:p>0.0079589357142857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00792254714285714">
                <text:p>0.0079225471428571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00780909571428572">
                <text:p>0.00780909571428572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0756476142857143">
                <text:p>0.00756476142857143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00718548857142857">
                <text:p>0.00718548857142857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00677774285714286">
                <text:p>0.0067777428571428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0640852857142857">
                <text:p>0.0064085285714285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00621547">
                <text:p>0.0062154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00611185714285714">
                <text:p>0.00611185714285714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00607176">
                <text:p>0.00607176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00609704285714286">
                <text:p>0.00609704285714286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0623736714285714">
                <text:p>0.00623736714285714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00644463857142857">
                <text:p>0.0064446385714285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00675780857142857">
                <text:p>0.00675780857142857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0702581">
                <text:p>0.0070258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0732050857142857">
                <text:p>0.0073205085714285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0766897857142857">
                <text:p>0.0076689785714285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0823480142857143">
                <text:p>0.00823480142857143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0898262714285714">
                <text:p>0.0089826271428571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0992859857142857">
                <text:p>0.00992859857142857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1118078">
                <text:p>0.0111807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0123018885714286">
                <text:p>0.0123018885714286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0134549085714286">
                <text:p>0.0134549085714286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0148678285714286">
                <text:p>0.0148678285714286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0169711714285714">
                <text:p>0.0169711714285714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0194063285714286">
                <text:p>0.019406328571428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0217030571428571">
                <text:p>0.0217030571428571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0239941571428571">
                <text:p>0.023994157142857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0254849142857143">
                <text:p>0.025484914285714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0266902857142857">
                <text:p>0.026690285714285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0277363857142857">
                <text:p>0.0277363857142857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0289564428571429">
                <text:p>0.0289564428571429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0302716714285714">
                <text:p>0.0302716714285714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0316057">
                <text:p>0.0316057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0330641142857143">
                <text:p>0.0330641142857143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0341381">
                <text:p>0.0341381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035117">
                <text:p>0.035117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0361443571428571">
                <text:p>0.0361443571428571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0375559857142857">
                <text:p>0.0375559857142857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0391833428571429">
                <text:p>0.0391833428571429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0.0408282714285714">
                <text:p>0.0408282714285714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0426202285714286">
                <text:p>0.0426202285714286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0.0439350285714286">
                <text:p>0.0439350285714286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0.0451289571428571">
                <text:p>0.0451289571428571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0.0463771714285714">
                <text:p>0.0463771714285714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0.0480854714285714">
                <text:p>0.048085471428571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0500468">
                <text:p>0.0500468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0.0520210428571429">
                <text:p>0.0520210428571429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0.0541625428571428">
                <text:p>0.0541625428571428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0.0557269142857143">
                <text:p>0.055726914285714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0.0571410714285714">
                <text:p>0.0571410714285714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0.0586127">
                <text:p>0.0586127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0.0606172714285714">
                <text:p>0.0606172714285714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0.0629076428571429">
                <text:p>0.0629076428571429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0.0652017428571429">
                <text:p>0.0652017428571429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0.0676776428571429">
                <text:p>0.0676776428571429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0694769857142857">
                <text:p>0.0694769857142857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0.0710950285714286">
                <text:p>0.0710950285714286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0.0727698285714286">
                <text:p>0.0727698285714286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0.0750387285714286">
                <text:p>0.0750387285714286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0.0776167714285714">
                <text:p>0.0776167714285714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0.0801844571428572">
                <text:p>0.0801844571428572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0.0829397571428572">
                <text:p>0.0829397571428572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0.0849305571428571">
                <text:p>0.084930557142857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0.0867102">
                <text:p>0.0867102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0.0885412714285714">
                <text:p>0.0885412714285714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0910069571428571">
                <text:p>0.0910069571428571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0.0937913714285714">
                <text:p>0.0937913714285714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0.0965474714285714">
                <text:p>0.0965474714285714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0.0994866142857143">
                <text:p>0.0994866142857143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0.101596757142857">
                <text:p>0.101596757142857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0.103471128571429">
                <text:p>0.103471128571429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0.105387328571429">
                <text:p>0.105387328571429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0.1079509">
                <text:p>0.1079509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0.110827328571429">
                <text:p>0.110827328571429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0.1136559">
                <text:p>0.1136559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116652471428571">
                <text:p>0.116652471428571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0.118789842857143">
                <text:p>0.118789842857143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0.120675971428571">
                <text:p>0.120675971428571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0.122591557142857">
                <text:p>0.122591557142857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0.125137414285714">
                <text:p>0.125137414285714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0.127975128571429">
                <text:p>0.127975128571429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0.130747557142857">
                <text:p>0.130747557142857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0.133665414285714">
                <text:p>0.133665414285714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0.135733128571429">
                <text:p>0.135733128571429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0.137546">
                <text:p>0.13754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139375285714286">
                <text:p>0.139375285714286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0.141791142857143">
                <text:p>0.141791142857143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0.144466714285714">
                <text:p>0.144466714285714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0.147064142857143">
                <text:p>0.147064142857143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0.149781">
                <text:p>0.149781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0.151694428571429">
                <text:p>0.151694428571429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0.153361571428571">
                <text:p>0.153361571428571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0.155033714285714">
                <text:p>0.155033714285714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0.157228714285714">
                <text:p>0.157228714285714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0.159645571428571">
                <text:p>0.159645571428571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161978142857143">
                <text:p>0.161978142857143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0.161823142857143">
                <text:p>0.161823142857143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0.160158428571429">
                <text:p>0.160158428571429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0.158087571428571">
                <text:p>0.158087571428571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0.156272428571429">
                <text:p>0.156272428571429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0.155198857142857">
                <text:p>0.155198857142857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0.155962142857143">
                <text:p>0.155962142857143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0.157978714285714">
                <text:p>0.157978714285714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0.162646142857143">
                <text:p>0.162646142857143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0.167463714285714">
                <text:p>0.16746371428571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172260714285714">
                <text:p>0.172260714285714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0.176789285714286">
                <text:p>0.176789285714286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0.181398285714286">
                <text:p>0.181398285714286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0.184499428571429">
                <text:p>0.184499428571429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0.186186142857143">
                <text:p>0.186186142857143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0.187924">
                <text:p>0.187924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0.189129857142857">
                <text:p>0.189129857142857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0.190165571428571">
                <text:p>0.190165571428571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0.191189857142857">
                <text:p>0.191189857142857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0.192516142857143">
                <text:p>0.192516142857143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193956714285714">
                <text:p>0.193956714285714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0.195329">
                <text:p>0.195329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0.196737857142857">
                <text:p>0.196737857142857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0.197712285714286">
                <text:p>0.197712285714286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0.197026714285714">
                <text:p>0.197026714285714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0.194729285714286">
                <text:p>0.194729285714286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0.189941428571429">
                <text:p>0.189941428571429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0.183045142857143">
                <text:p>0.183045142857143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0.175059571428571">
                <text:p>0.175059571428571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0.165524714285714">
                <text:p>0.16552471428571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158388285714286">
                <text:p>0.158388285714286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0.153350571428571">
                <text:p>0.153350571428571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0.149594">
                <text:p>0.149594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0.146055857142857">
                <text:p>0.146055857142857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0.143491">
                <text:p>0.143491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0.142269428571429">
                <text:p>0.142269428571429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0.142455285714286">
                <text:p>0.142455285714286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0.142856">
                <text:p>0.142856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0.143318285714286">
                <text:p>0.143318285714286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0.143802428571429">
                <text:p>0.143802428571429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0.144593428571429">
                <text:p>0.144593428571429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0.145465571428571">
                <text:p>0.145465571428571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0.145860142857143">
                <text:p>0.145860142857143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0.145020571428571">
                <text:p>0.145020571428571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0.144157857142857">
                <text:p>0.144157857142857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0.143292428571429">
                <text:p>0.143292428571429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0.142372714285714">
                <text:p>0.142372714285714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0.140716">
                <text:p>0.140716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0.138469714285714">
                <text:p>0.138469714285714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0.136168571428571">
                <text:p>0.13616857142857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0.134489428571429">
                <text:p>0.134489428571429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0.133207428571429">
                <text:p>0.133207428571429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0.131947671428571">
                <text:p>0.131947671428571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0.1305145">
                <text:p>0.1305145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0.128594071428571">
                <text:p>0.128594071428571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0.126256214285714">
                <text:p>0.126256214285714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0.123653928571429">
                <text:p>0.123653928571429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0.120145357142857">
                <text:p>0.120145357142857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0.117583642857143">
                <text:p>0.117583642857143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0.115266257142857">
                <text:p>0.115266257142857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0.112773114285714">
                <text:p>0.112773114285714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0.109389114285714">
                <text:p>0.109389114285714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0.105642971428571">
                <text:p>0.105642971428571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0.101947828571429">
                <text:p>0.101947828571429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0.0976776857142857">
                <text:p>0.0976776857142857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0.0942843142857143">
                <text:p>0.0942843142857143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0.0910209">
                <text:p>0.0910209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0.087584">
                <text:p>0.087584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0.0826868142857143">
                <text:p>0.0826868142857143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0.0767677714285714">
                <text:p>0.0767677714285714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0.0707076285714286">
                <text:p>0.0707076285714286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0.0644745285714286">
                <text:p>0.0644745285714286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0.0601278">
                <text:p>0.060127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027cm" svg:y="0.316cm" chart:style-name="ch2">
          <text:p>Kombinace c a pi dávající kappa=0.145</text:p>
        </chart:title>
        <chart:legend chart:legend-position="end" svg:x="14.391cm" svg:y="4.201cm" style:legend-expansion="high" chart:style-name="ch3"/>
        <chart:plot-area chart:style-name="ch4" table:cell-range-address="matrix.B4:matrix.C21 matrix.C3:matrix.C3" chart:data-source-has-labels="row" svg:x="0.32cm" svg:y="1.275cm" svg:width="13.751cm" svg:height="7.545cm">
          <chartooo:coordinate-region svg:x="1.047cm" svg:y="1.474cm" svg:width="12.784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matrix.C4:matrix.C21" chart:label-cell-address="matrix.C3:matrix.C3" chart:class="chart:scatter">
            <chart:domain table:cell-range-address="matrix.B4:matrix.B21"/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i</text:p>
                <draw:g>
                  <svg:desc>matrix.C3:matrix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9">
                <text:p>0.19</text:p>
                <draw:g>
                  <svg:desc>matrix.B4:matrix.B21</svg:desc>
                </draw:g>
              </table:table-cell>
              <table:table-cell office:value-type="float" office:value="0.513146227034352">
                <text:p>0.513146227034352</text:p>
                <draw:g>
                  <svg:desc>matrix.C4:matrix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4">
                <text:p>0.24</text:p>
              </table:table-cell>
              <table:table-cell office:value-type="float" office:value="0.614574096402195">
                <text:p>0.6145740964021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9">
                <text:p>0.29</text:p>
              </table:table-cell>
              <table:table-cell office:value-type="float" office:value="0.681026838401817">
                <text:p>0.6810268384018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">
                <text:p>0.34</text:p>
              </table:table-cell>
              <table:table-cell office:value-type="float" office:value="0.727934656283903">
                <text:p>0.7279346562839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9">
                <text:p>0.39</text:p>
              </table:table-cell>
              <table:table-cell office:value-type="float" office:value="0.762814828555197">
                <text:p>0.7628148285551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4">
                <text:p>0.44</text:p>
              </table:table-cell>
              <table:table-cell office:value-type="float" office:value="0.789767688946652">
                <text:p>0.7897676889466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9">
                <text:p>0.49</text:p>
              </table:table-cell>
              <table:table-cell office:value-type="float" office:value="0.811219965584749">
                <text:p>0.8112199655847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4">
                <text:p>0.54</text:p>
              </table:table-cell>
              <table:table-cell office:value-type="float" office:value="0.828699598400976">
                <text:p>0.8286995984009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9">
                <text:p>0.59</text:p>
              </table:table-cell>
              <table:table-cell office:value-type="float" office:value="0.843216581587334">
                <text:p>0.8432165815873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4">
                <text:p>0.64</text:p>
              </table:table-cell>
              <table:table-cell office:value-type="float" office:value="0.855465286150823">
                <text:p>0.8554652861508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9">
                <text:p>0.69</text:p>
              </table:table-cell>
              <table:table-cell office:value-type="float" office:value="0.865938816139894">
                <text:p>0.865938816139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4">
                <text:p>0.74</text:p>
              </table:table-cell>
              <table:table-cell office:value-type="float" office:value="0.87499700423855">
                <text:p>0.874997004238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9">
                <text:p>0.79</text:p>
              </table:table-cell>
              <table:table-cell office:value-type="float" office:value="0.882908586248768">
                <text:p>0.8829085862487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4">
                <text:p>0.84</text:p>
              </table:table-cell>
              <table:table-cell office:value-type="float" office:value="0.88987831325777">
                <text:p>0.889878313257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9">
                <text:p>0.89</text:p>
              </table:table-cell>
              <table:table-cell office:value-type="float" office:value="0.896064924872502">
                <text:p>0.8960649248725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4">
                <text:p>0.94</text:p>
              </table:table-cell>
              <table:table-cell office:value-type="float" office:value="0.901593386315454">
                <text:p>0.9015933863154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9">
                <text:p>0.99</text:p>
              </table:table-cell>
              <table:table-cell office:value-type="float" office:value="0.906563417309623">
                <text:p>0.9065634173096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0.907497783136527">
                <text:p>0.90749778313652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977cm" svg:y="0.316cm" chart:style-name="ch2">
          <text:p>Radius and kappa necessary for  0.98  in dependce on theta</text:p>
        </chart:title>
        <chart:legend chart:legend-position="end" svg:x="12.46cm" svg:y="3.952cm" style:legend-expansion="high" chart:style-name="ch3"/>
        <chart:plot-area chart:style-name="ch4" table:cell-range-address="matrix.J3:matrix.L23 matrix.K2:matrix.L2" chart:data-source-has-labels="row" svg:x="0.32cm" svg:y="1.275cm" svg:width="11.82cm" svg:height="7.545cm">
          <chartooo:coordinate-region svg:x="1.047cm" svg:y="1.475cm" svg:width="10.76cm" svg:height="6.69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matrix.K3:matrix.K23" chart:label-cell-address="matrix.K2:matrix.K2" chart:class="chart:scatter">
            <chart:domain table:cell-range-address="matrix.J3:matrix.J23"/>
            <chart:data-point chart:repeated="21"/>
          </chart:series>
          <chart:series chart:style-name="ch9" chart:values-cell-range-address="matrix.L3:matrix.L23" chart:label-cell-address="matrix.L2:matrix.L2" chart:class="chart:scatte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radius</text:p>
                <draw:g>
                  <svg:desc>matrix.K2:matrix.K2</svg:desc>
                </draw:g>
              </table:table-cell>
              <table:table-cell office:value-type="string">
                <text:p>kappa for 0.98</text:p>
                <draw:g>
                  <svg:desc>matrix.L2:matrix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994682">
                <text:p>0.0994682</text:p>
                <draw:g>
                  <svg:desc>matrix.J3:matrix.J23</svg:desc>
                </draw:g>
              </table:table-cell>
              <table:table-cell office:value-type="float" office:value="1.12073">
                <text:p>1.12073</text:p>
                <draw:g>
                  <svg:desc>matrix.K3:matrix.K23</svg:desc>
                </draw:g>
              </table:table-cell>
              <table:table-cell office:value-type="float" office:value="0.144871">
                <text:p>0.144871</text:p>
                <draw:g>
                  <svg:desc>matrix.L3:matrix.L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9468">
                <text:p>0.109468</text:p>
              </table:table-cell>
              <table:table-cell office:value-type="float" office:value="1.11073">
                <text:p>1.11073</text:p>
              </table:table-cell>
              <table:table-cell office:value-type="float" office:value="0.173871">
                <text:p>0.1738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9468">
                <text:p>0.119468</text:p>
              </table:table-cell>
              <table:table-cell office:value-type="float" office:value="1.10073">
                <text:p>1.10073</text:p>
              </table:table-cell>
              <table:table-cell office:value-type="float" office:value="0.202871">
                <text:p>0.2028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9468">
                <text:p>0.129468</text:p>
              </table:table-cell>
              <table:table-cell office:value-type="float" office:value="1.09073">
                <text:p>1.09073</text:p>
              </table:table-cell>
              <table:table-cell office:value-type="float" office:value="0.232871">
                <text:p>0.2328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39468">
                <text:p>0.139468</text:p>
              </table:table-cell>
              <table:table-cell office:value-type="float" office:value="1.08073">
                <text:p>1.08073</text:p>
              </table:table-cell>
              <table:table-cell office:value-type="float" office:value="0.264871">
                <text:p>0.2648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49468">
                <text:p>0.149468</text:p>
              </table:table-cell>
              <table:table-cell office:value-type="float" office:value="1.07073">
                <text:p>1.07073</text:p>
              </table:table-cell>
              <table:table-cell office:value-type="float" office:value="0.296871">
                <text:p>0.2968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9468">
                <text:p>0.159468</text:p>
              </table:table-cell>
              <table:table-cell office:value-type="float" office:value="1.06073">
                <text:p>1.06073</text:p>
              </table:table-cell>
              <table:table-cell office:value-type="float" office:value="0.330871">
                <text:p>0.3308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9468">
                <text:p>0.169468</text:p>
              </table:table-cell>
              <table:table-cell office:value-type="float" office:value="1.05073">
                <text:p>1.05073</text:p>
              </table:table-cell>
              <table:table-cell office:value-type="float" office:value="0.365871">
                <text:p>0.3658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79468">
                <text:p>0.179468</text:p>
              </table:table-cell>
              <table:table-cell office:value-type="float" office:value="1.04073">
                <text:p>1.04073</text:p>
              </table:table-cell>
              <table:table-cell office:value-type="float" office:value="0.401871">
                <text:p>0.4018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9468">
                <text:p>0.189468</text:p>
              </table:table-cell>
              <table:table-cell office:value-type="float" office:value="1.03073">
                <text:p>1.03073</text:p>
              </table:table-cell>
              <table:table-cell office:value-type="float" office:value="0.438871">
                <text:p>0.4388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99468">
                <text:p>0.199468</text:p>
              </table:table-cell>
              <table:table-cell office:value-type="float" office:value="1.02073">
                <text:p>1.02073</text:p>
              </table:table-cell>
              <table:table-cell office:value-type="float" office:value="0.477871">
                <text:p>0.4778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09468">
                <text:p>0.209468</text:p>
              </table:table-cell>
              <table:table-cell office:value-type="float" office:value="1.01073">
                <text:p>1.01073</text:p>
              </table:table-cell>
              <table:table-cell office:value-type="float" office:value="0.516871">
                <text:p>0.5168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9468">
                <text:p>0.219468</text:p>
              </table:table-cell>
              <table:table-cell office:value-type="float" office:value="1.00073">
                <text:p>1.00073</text:p>
              </table:table-cell>
              <table:table-cell office:value-type="float" office:value="0.557871">
                <text:p>0.5578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29468">
                <text:p>0.229468</text:p>
              </table:table-cell>
              <table:table-cell office:value-type="float" office:value="0.990734">
                <text:p>0.990734</text:p>
              </table:table-cell>
              <table:table-cell office:value-type="float" office:value="0.600871">
                <text:p>0.6008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39468">
                <text:p>0.239468</text:p>
              </table:table-cell>
              <table:table-cell office:value-type="float" office:value="0.980734">
                <text:p>0.980734</text:p>
              </table:table-cell>
              <table:table-cell office:value-type="float" office:value="0.643871">
                <text:p>0.6438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49468">
                <text:p>0.249468</text:p>
              </table:table-cell>
              <table:table-cell office:value-type="float" office:value="0.970734">
                <text:p>0.970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59468">
                <text:p>0.259468</text:p>
              </table:table-cell>
              <table:table-cell office:value-type="float" office:value="0.960734">
                <text:p>0.960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69468">
                <text:p>0.269468</text:p>
              </table:table-cell>
              <table:table-cell office:value-type="float" office:value="0.950734">
                <text:p>0.950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79468">
                <text:p>0.279468</text:p>
              </table:table-cell>
              <table:table-cell office:value-type="float" office:value="0.940734">
                <text:p>0.940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89468">
                <text:p>0.289468</text:p>
              </table:table-cell>
              <table:table-cell office:value-type="float" office:value="0.930734">
                <text:p>0.930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99468">
                <text:p>0.299468</text:p>
              </table:table-cell>
              <table:table-cell office:value-type="float" office:value="0.920734">
                <text:p>0.92073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421cm" svg:y="0.316cm" chart:style-name="ch2">
          <text:p>Limitní stav nemocných při importu 30 denně v závislosti na theta</text:p>
        </chart:title>
        <chart:plot-area chart:style-name="ch3" table:cell-range-address="matrix.J16:matrix.J23 matrix.M16:matrix.M23" svg:x="0.32cm" svg:y="1.275cm" svg:width="15.36cm" svg:height="7.545cm">
          <chartooo:coordinate-region svg:x="1.312cm" svg:y="1.475cm" svg:width="14.036cm" svg:height="6.6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atrix.M16:matrix.M23" chart:class="chart:scatter">
            <chart:domain table:cell-range-address="matrix.J16:matrix.J23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29468">
                <text:p>0.229468</text:p>
                <draw:g>
                  <svg:desc>matrix.J16:matrix.J23</svg:desc>
                </draw:g>
              </table:table-cell>
              <table:table-cell office:value-type="float" office:value="4979.59">
                <text:p>4979.59</text:p>
                <draw:g>
                  <svg:desc>matrix.M16:matrix.M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39468">
                <text:p>0.239468</text:p>
              </table:table-cell>
              <table:table-cell office:value-type="float" office:value="2379.02">
                <text:p>2379.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9468">
                <text:p>0.249468</text:p>
              </table:table-cell>
              <table:table-cell office:value-type="float" office:value="1556.12">
                <text:p>1556.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9468">
                <text:p>0.259468</text:p>
              </table:table-cell>
              <table:table-cell office:value-type="float" office:value="1152.7">
                <text:p>1152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69468">
                <text:p>0.269468</text:p>
              </table:table-cell>
              <table:table-cell office:value-type="float" office:value="913.307">
                <text:p>913.3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9468">
                <text:p>0.279468</text:p>
              </table:table-cell>
              <table:table-cell office:value-type="float" office:value="754.893">
                <text:p>754.8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89468">
                <text:p>0.289468</text:p>
              </table:table-cell>
              <table:table-cell office:value-type="float" office:value="642.375">
                <text:p>642.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99468">
                <text:p>0.299468</text:p>
              </table:table-cell>
              <table:table-cell office:value-type="float" office:value="558.371">
                <text:p>558.37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4.201cm" style:legend-expansion="high" chart:style-name="ch2"/>
        <chart:plot-area chart:style-name="ch3" table:cell-range-address="'single 9.9'.W2:'single 9.9'.W200" svg:x="0.32cm" svg:y="0.18cm" svg:width="12.428cm" svg:height="8.64cm">
          <chartooo:coordinate-region svg:x="1.047cm" svg:y="0.379cm" svg:width="11.701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ingle 9.9'.W2:'single 9.9'.W200" chart:class="chart:line">
            <chart:data-point chart:repeated="1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ingle 9.9'.W2:'single 9.9'.W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68584">
                <text:p>-1.685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32909">
                <text:p>-1.329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64788">
                <text:p>-1.647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60321">
                <text:p>-1.603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.00735">
                <text:p>-2.007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.75516">
                <text:p>-2.755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.73012">
                <text:p>-2.730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33752">
                <text:p>-3.337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67235">
                <text:p>-3.672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4.16444">
                <text:p>-4.164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.83401">
                <text:p>-4.834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4.98119">
                <text:p>-4.981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5.24004">
                <text:p>-5.240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5.99654">
                <text:p>-5.996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6.63426">
                <text:p>-6.634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7.56892">
                <text:p>-7.568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.2482">
                <text:p>-8.24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.74095">
                <text:p>-7.740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.14859">
                <text:p>-7.148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.11293">
                <text:p>-7.112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.31084">
                <text:p>-7.310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.61831">
                <text:p>-7.618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.46356">
                <text:p>-7.463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.82167">
                <text:p>-7.821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.46622">
                <text:p>-7.466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.88259">
                <text:p>-7.882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8.26426">
                <text:p>-8.264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9.27625">
                <text:p>-9.276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9.01692">
                <text:p>-9.016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9.40497">
                <text:p>-9.404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2.8862">
                <text:p>-12.88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6.0307">
                <text:p>-16.03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6.699">
                <text:p>-16.6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4.2805">
                <text:p>-14.28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7.3486">
                <text:p>-17.34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4.0991">
                <text:p>-14.09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4.1616">
                <text:p>-14.16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9.0374">
                <text:p>-19.03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8.6949">
                <text:p>-18.69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20.6654">
                <text:p>-20.66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4.6284">
                <text:p>-24.62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6.1892">
                <text:p>-16.18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6.639">
                <text:p>-16.6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4.4836">
                <text:p>-14.48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0.726">
                <text:p>-10.7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26.4152">
                <text:p>-26.41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0.8264">
                <text:p>-10.82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9.59964">
                <text:p>-9.599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8.93741">
                <text:p>-8.937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9.1455">
                <text:p>-9.14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7.78845">
                <text:p>-7.788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9.05212">
                <text:p>-9.052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8.49506">
                <text:p>-8.495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8.46191">
                <text:p>-8.461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8.23961">
                <text:p>-8.2396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8.62061">
                <text:p>-8.6206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8.79259">
                <text:p>-8.7925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9.50776">
                <text:p>-9.507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9.88155">
                <text:p>-9.881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0.6727">
                <text:p>-10.67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2.8173">
                <text:p>-12.81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3.9004">
                <text:p>-13.90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2.4628">
                <text:p>-12.462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3.9134">
                <text:p>-13.91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3.531">
                <text:p>-13.5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3.2333">
                <text:p>-13.23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2.7745">
                <text:p>-12.77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2.5771">
                <text:p>-12.57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6.1284">
                <text:p>-16.12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2.6969">
                <text:p>-12.69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3.0837">
                <text:p>-13.083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2.6131">
                <text:p>-12.61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0.653">
                <text:p>-10.6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0.6813">
                <text:p>-10.68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3.8742">
                <text:p>-13.87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9.14861">
                <text:p>-9.1486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8.48409">
                <text:p>-8.4840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8.02473">
                <text:p>-8.024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8.00387">
                <text:p>-8.0038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8.10074">
                <text:p>-8.1007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8.01333">
                <text:p>-8.013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6.37116">
                <text:p>-6.371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6.50916">
                <text:p>-6.509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0.7706">
                <text:p>-10.77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6.34596">
                <text:p>-6.345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6.23986">
                <text:p>-6.2398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6.19007">
                <text:p>-6.1900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6.69767">
                <text:p>-6.697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7.04605">
                <text:p>-7.046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6.35031">
                <text:p>-6.3503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.79251">
                <text:p>-6.7925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7.06091">
                <text:p>-7.060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6.43652">
                <text:p>-6.436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6.47474">
                <text:p>-6.474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6.31716">
                <text:p>-6.317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6.18153">
                <text:p>-6.1815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5.96159">
                <text:p>-5.9615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6.29634">
                <text:p>-6.296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6.7678">
                <text:p>-6.767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6.43203">
                <text:p>-6.4320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5.85055">
                <text:p>-5.850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6.27067">
                <text:p>-6.270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6.02577">
                <text:p>-6.0257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9.08767">
                <text:p>-9.0876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5.80693">
                <text:p>-5.8069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7.32324">
                <text:p>-7.323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5.87192">
                <text:p>-5.8719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5.97141">
                <text:p>-5.971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6.17028">
                <text:p>-6.170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6.74818">
                <text:p>-6.7481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5.76428">
                <text:p>-5.7642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6.72478">
                <text:p>-6.7247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5.74291">
                <text:p>-5.7429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6.1023">
                <text:p>-6.102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6.80058">
                <text:p>-6.8005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7.1794">
                <text:p>-7.179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0.4369">
                <text:p>-10.436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6.84558">
                <text:p>-6.8455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1.9101">
                <text:p>-11.910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20.3756">
                <text:p>-20.375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39.7651">
                <text:p>-39.765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32.9661">
                <text:p>-32.966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20.2462">
                <text:p>-20.246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10.3766">
                <text:p>-10.376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9.41433">
                <text:p>-9.4143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6.65832">
                <text:p>-6.6583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9.6196">
                <text:p>-9.619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12.8155">
                <text:p>-12.815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7.59768">
                <text:p>-7.5976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7.69122">
                <text:p>-7.6912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8.56246">
                <text:p>-8.5624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9.27665">
                <text:p>-9.2766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11.9576">
                <text:p>-11.957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10.1979">
                <text:p>-10.197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11.1439">
                <text:p>-11.143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10.8429">
                <text:p>-10.842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9.68186">
                <text:p>-9.6818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8.65667">
                <text:p>-8.6566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7.80859">
                <text:p>-7.8085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7.05382">
                <text:p>-7.0538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7.07295">
                <text:p>-7.0729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6.95054">
                <text:p>-6.9505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6.85162">
                <text:p>-6.8516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7.58229">
                <text:p>-7.5822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10.3529">
                <text:p>-10.352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9.13992">
                <text:p>-9.1399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1.2692">
                <text:p>-11.269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6.95601">
                <text:p>-6.9560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6.67095">
                <text:p>-6.6709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6.40676">
                <text:p>-6.4067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7.21947">
                <text:p>-7.2194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9.11978">
                <text:p>-9.1197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9.92717">
                <text:p>-9.9271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7.09393">
                <text:p>-7.0939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7.36487">
                <text:p>-7.3648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9.64921">
                <text:p>-9.6492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8.53158">
                <text:p>-8.5315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2.4493">
                <text:p>-12.449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9.02441">
                <text:p>-9.0244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10.3722">
                <text:p>-10.372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1.2473">
                <text:p>-11.247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2.9061">
                <text:p>-12.906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5.3336">
                <text:p>-15.333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17.5347">
                <text:p>-17.534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4.2415">
                <text:p>-14.241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14.3252">
                <text:p>-14.325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3.0353">
                <text:p>-13.035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1.9899">
                <text:p>-11.989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13.8141">
                <text:p>-13.814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16.3073">
                <text:p>-16.307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15.651">
                <text:p>-15.65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13.8731">
                <text:p>-13.873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12.6557">
                <text:p>-12.655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14.1614">
                <text:p>-14.161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9.46952">
                <text:p>-9.4695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1.8068">
                <text:p>-11.806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15.1485">
                <text:p>-15.148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3.5468">
                <text:p>-13.546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12.703">
                <text:p>-12.70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1.8331">
                <text:p>-11.833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7.4281">
                <text:p>-17.428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11.3247">
                <text:p>-11.324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11.971">
                <text:p>-11.97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13.3258">
                <text:p>-13.325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15.6064">
                <text:p>-15.606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13.6226">
                <text:p>-13.622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12.2125">
                <text:p>-12.21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10.7734">
                <text:p>-10.773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9.06528">
                <text:p>-9.0652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10.6585">
                <text:p>-10.658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12.0572">
                <text:p>-12.057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13.321">
                <text:p>-13.32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8.96524">
                <text:p>-8.9652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9.0633">
                <text:p>-9.063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9.23362">
                <text:p>-9.2336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